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Pictures/100002010000030F0000012C16916024182D1E8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25in"/>
    </style:style>
    <style:style style:name="Table1.B" style:family="table-column">
      <style:table-column-properties style:column-width="5.6771in"/>
    </style:style>
    <style:style style:name="Table1.A1" style:family="table-cell">
      <style:table-cell-properties fo:background-color="transparent" fo:padding="0.0382in" fo:border="none" style:writing-mode="page">
        <style:background-image/>
      </style:table-cell-properties>
    </style:style>
    <style:style style:name="P1" style:family="paragraph" style:parent-style-name="Standard">
      <style:text-properties fo:language="ru" fo:country="RU" officeooo:rsid="0019f43d" officeooo:paragraph-rsid="24df0cfd"/>
    </style:style>
    <style:style style:name="P2" style:family="paragraph" style:parent-style-name="Standard">
      <style:text-properties fo:language="ru" fo:country="RU" officeooo:paragraph-rsid="263da6f2"/>
    </style:style>
    <style:style style:name="P3" style:family="paragraph" style:parent-style-name="Standard">
      <style:text-properties fo:language="ru" fo:country="RU" officeooo:rsid="263e5571" officeooo:paragraph-rsid="263e5571"/>
    </style:style>
    <style:style style:name="P4" style:family="paragraph" style:parent-style-name="Standard">
      <style:text-properties fo:language="ru" fo:country="RU" officeooo:rsid="26667677" officeooo:paragraph-rsid="26667677"/>
    </style:style>
    <style:style style:name="P5" style:family="paragraph" style:parent-style-name="Standard">
      <style:text-properties fo:language="ru" fo:country="RU" officeooo:rsid="267460bf" officeooo:paragraph-rsid="268282ef"/>
    </style:style>
    <style:style style:name="P6" style:family="paragraph" style:parent-style-name="Standard">
      <style:text-properties fo:language="ru" fo:country="RU" officeooo:rsid="268b3bd8" officeooo:paragraph-rsid="268b3bd8"/>
    </style:style>
    <style:style style:name="P7" style:family="paragraph" style:parent-style-name="Standard">
      <style:text-properties fo:language="ru" fo:country="RU" fo:font-style="normal" style:text-underline-style="none" fo:font-weight="normal" officeooo:rsid="0019f43d" officeooo:paragraph-rsid="24df0cfd" style:font-style-asian="normal" style:font-weight-asian="normal" style:font-style-complex="normal" style:font-weight-complex="normal"/>
    </style:style>
    <style:style style:name="P8" style:family="paragraph" style:parent-style-name="Standard">
      <style:text-properties fo:language="ru" fo:country="RU" fo:font-style="normal" style:text-underline-style="none" fo:font-weight="normal" officeooo:rsid="0019f43d" officeooo:paragraph-rsid="3674e250" style:font-style-asian="normal" style:font-weight-asian="normal" style:font-style-complex="normal" style:font-weight-complex="normal"/>
    </style:style>
    <style:style style:name="P9" style:family="paragraph" style:parent-style-name="Standard">
      <style:text-properties fo:language="ru" fo:country="RU" fo:font-style="normal" style:text-underline-style="none" fo:font-weight="normal" officeooo:rsid="0019f43d" officeooo:paragraph-rsid="369aae96" style:font-style-asian="normal" style:font-weight-asian="normal" style:font-style-complex="normal" style:font-weight-complex="normal"/>
    </style:style>
    <style:style style:name="P10" style:family="paragraph" style:parent-style-name="Standard">
      <style:text-properties fo:language="ru" fo:country="RU" fo:font-style="normal" style:text-underline-style="none" fo:font-weight="normal" officeooo:rsid="0019f43d" officeooo:paragraph-rsid="36a4edb3" style:font-style-asian="normal" style:font-weight-asian="normal" style:font-style-complex="normal" style:font-weight-complex="normal"/>
    </style:style>
    <style:style style:name="P11" style:family="paragraph" style:parent-style-name="Standard">
      <style:text-properties fo:language="ru" fo:country="RU" fo:font-style="normal" style:text-underline-style="none" fo:font-weight="normal" officeooo:rsid="0019f43d" officeooo:paragraph-rsid="36a580c1" style:font-style-asian="normal" style:font-weight-asian="normal" style:font-style-complex="normal" style:font-weight-complex="normal"/>
    </style:style>
    <style:style style:name="P12" style:family="paragraph" style:parent-style-name="Standard">
      <style:text-properties fo:language="ru" fo:country="RU" fo:font-style="normal" style:text-underline-style="none" fo:font-weight="normal" officeooo:rsid="36a4edb3" officeooo:paragraph-rsid="36a4edb3" style:font-style-asian="normal" style:font-weight-asian="normal" style:font-style-complex="normal" style:font-weight-complex="normal"/>
    </style:style>
    <style:style style:name="P13" style:family="paragraph" style:parent-style-name="Standard">
      <style:text-properties fo:language="ru" fo:country="RU" fo:font-style="normal" style:text-underline-style="none" fo:font-weight="normal" officeooo:rsid="36a71b45" officeooo:paragraph-rsid="36a786d8" style:font-style-asian="normal" style:font-weight-asian="normal" style:font-style-complex="normal" style:font-weight-complex="normal"/>
    </style:style>
    <style:style style:name="P14" style:family="paragraph" style:parent-style-name="Standard">
      <style:text-properties fo:language="ru" fo:country="RU" officeooo:paragraph-rsid="3455956e"/>
    </style:style>
    <style:style style:name="P15" style:family="paragraph" style:parent-style-name="Standard">
      <style:text-properties fo:language="ru" fo:country="RU" officeooo:rsid="3467a953" officeooo:paragraph-rsid="3467a953"/>
    </style:style>
    <style:style style:name="P16" style:family="paragraph" style:parent-style-name="Standard">
      <style:text-properties fo:language="ru" fo:country="RU" officeooo:rsid="347a788f" officeooo:paragraph-rsid="347f95b2"/>
    </style:style>
    <style:style style:name="P17" style:family="paragraph" style:parent-style-name="Standard">
      <style:text-properties fo:language="ru" fo:country="RU" officeooo:paragraph-rsid="367317e5"/>
    </style:style>
    <style:style style:name="P18" style:family="paragraph" style:parent-style-name="Standard">
      <style:text-properties style:text-position="0% 100%" fo:language="ru" fo:country="RU" officeooo:rsid="24df0cfd" officeooo:paragraph-rsid="24df0cfd"/>
    </style:style>
    <style:style style:name="P19" style:family="paragraph" style:parent-style-name="Standard">
      <style:paragraph-properties fo:text-align="center" style:justify-single-word="false"/>
      <style:text-properties style:text-position="0% 100%" fo:language="ru" fo:country="RU" officeooo:rsid="24df0cfd" officeooo:paragraph-rsid="24df0cfd"/>
    </style:style>
    <style:style style:name="P20" style:family="paragraph" style:parent-style-name="Standard">
      <style:text-properties style:text-position="0% 100%" fo:language="ru" fo:country="RU" officeooo:rsid="1327ae62" officeooo:paragraph-rsid="24df0cfd"/>
    </style:style>
    <style:style style:name="P21" style:family="paragraph" style:parent-style-name="Standard">
      <style:text-properties style:text-position="0% 100%" fo:language="ru" fo:country="RU" officeooo:rsid="24f1e53f" officeooo:paragraph-rsid="24fbc760"/>
    </style:style>
    <style:style style:name="P22" style:family="paragraph" style:parent-style-name="Standard">
      <style:text-properties style:text-position="0% 100%" fo:language="ru" fo:country="RU" officeooo:rsid="250284fe" officeooo:paragraph-rsid="250284fe"/>
    </style:style>
    <style:style style:name="P23" style:family="paragraph" style:parent-style-name="Standard">
      <style:text-properties style:text-position="0% 100%" fo:language="ru" fo:country="RU" officeooo:rsid="250423ee" officeooo:paragraph-rsid="2512a2a6"/>
    </style:style>
    <style:style style:name="P24" style:family="paragraph" style:parent-style-name="Standard">
      <style:text-properties style:text-position="0% 100%" fo:language="ru" fo:country="RU" officeooo:rsid="2513c469" officeooo:paragraph-rsid="2513c469"/>
    </style:style>
    <style:style style:name="P25" style:family="paragraph" style:parent-style-name="Standard">
      <style:text-properties style:text-position="0% 100%" fo:language="ru" fo:country="RU" officeooo:rsid="251d0add" officeooo:paragraph-rsid="2526cbb3"/>
    </style:style>
    <style:style style:name="P26" style:family="paragraph" style:parent-style-name="Standard">
      <style:text-properties style:text-position="0% 100%" fo:language="ru" fo:country="RU" officeooo:rsid="2529ba0b" officeooo:paragraph-rsid="2529ba0b"/>
    </style:style>
    <style:style style:name="P27" style:family="paragraph" style:parent-style-name="Standard">
      <style:text-properties style:text-position="0% 100%" fo:language="ru" fo:country="RU" officeooo:rsid="25462db5" officeooo:paragraph-rsid="25462db5"/>
    </style:style>
    <style:style style:name="P28" style:family="paragraph" style:parent-style-name="Standard">
      <style:text-properties style:text-position="0% 100%" fo:language="ru" fo:country="RU" fo:font-style="normal" style:text-underline-style="none" fo:font-weight="normal" officeooo:rsid="0019f43d" officeooo:paragraph-rsid="2558e9c4" style:font-style-asian="normal" style:font-weight-asian="normal" style:font-style-complex="normal" style:font-weight-complex="normal"/>
    </style:style>
    <style:style style:name="P29" style:family="paragraph" style:parent-style-name="Standard">
      <style:text-properties style:text-position="0% 100%" fo:language="ru" fo:country="RU" fo:font-style="normal" style:text-underline-style="none" fo:font-weight="normal" officeooo:rsid="0019f43d" officeooo:paragraph-rsid="255e4489" style:font-style-asian="normal" style:font-weight-asian="normal" style:font-style-complex="normal" style:font-weight-complex="normal"/>
    </style:style>
    <style:style style:name="P30" style:family="paragraph" style:parent-style-name="Standard">
      <style:text-properties style:text-position="0% 100%" fo:language="ru" fo:country="RU" fo:font-style="normal" style:text-underline-style="none" fo:font-weight="normal" officeooo:rsid="0019f43d" officeooo:paragraph-rsid="25754f8c" style:font-style-asian="normal" style:font-weight-asian="normal" style:font-style-complex="normal" style:font-weight-complex="normal"/>
    </style:style>
    <style:style style:name="P31" style:family="paragraph" style:parent-style-name="Standard">
      <style:text-properties style:text-position="0% 100%" fo:language="ru" fo:country="RU" fo:font-style="normal" style:text-underline-style="none" fo:font-weight="normal" officeooo:rsid="0019f43d" officeooo:paragraph-rsid="269f958d" style:font-style-asian="normal" style:font-weight-asian="normal" style:font-style-complex="normal" style:font-weight-complex="normal"/>
    </style:style>
    <style:style style:name="P32" style:family="paragraph" style:parent-style-name="Standard">
      <style:text-properties style:text-position="0% 100%" fo:language="ru" fo:country="RU" fo:font-style="normal" style:text-underline-style="none" fo:font-weight="normal" officeooo:rsid="0019f43d" officeooo:paragraph-rsid="26a0152e" style:font-style-asian="normal" style:font-weight-asian="normal" style:font-style-complex="normal" style:font-weight-complex="normal"/>
    </style:style>
    <style:style style:name="P33" style:family="paragraph" style:parent-style-name="Standard">
      <style:text-properties style:text-position="0% 100%" fo:language="ru" fo:country="RU" fo:font-style="normal" style:text-underline-style="none" fo:font-weight="normal" officeooo:rsid="0019f43d" officeooo:paragraph-rsid="26a3629f" style:font-style-asian="normal" style:font-weight-asian="normal" style:font-style-complex="normal" style:font-weight-complex="normal"/>
    </style:style>
    <style:style style:name="P34" style:family="paragraph" style:parent-style-name="Standard">
      <style:text-properties style:text-position="0% 100%" fo:language="ru" fo:country="RU" fo:font-style="normal" style:text-underline-style="none" fo:font-weight="normal" officeooo:rsid="0019f43d" officeooo:paragraph-rsid="2746c2d5" style:font-style-asian="normal" style:font-weight-asian="normal" style:font-style-complex="normal" style:font-weight-complex="normal"/>
    </style:style>
    <style:style style:name="P35" style:family="paragraph" style:parent-style-name="Standard">
      <style:text-properties style:text-position="0% 100%" fo:language="ru" fo:country="RU" fo:font-style="normal" style:text-underline-style="none" fo:font-weight="normal" officeooo:rsid="0019f43d" officeooo:paragraph-rsid="27480677" style:font-style-asian="normal" style:font-weight-asian="normal" style:font-style-complex="normal" style:font-weight-complex="normal"/>
    </style:style>
    <style:style style:name="P36" style:family="paragraph" style:parent-style-name="Standard">
      <style:text-properties style:text-position="0% 100%" fo:language="ru" fo:country="RU" fo:font-style="normal" style:text-underline-style="none" fo:font-weight="normal" officeooo:rsid="0019f43d" officeooo:paragraph-rsid="2748728f" style:font-style-asian="normal" style:font-weight-asian="normal" style:font-style-complex="normal" style:font-weight-complex="normal"/>
    </style:style>
    <style:style style:name="P37" style:family="paragraph" style:parent-style-name="Standard">
      <style:text-properties style:text-position="0% 100%" fo:language="ru" fo:country="RU" fo:font-style="normal" style:text-underline-style="none" fo:font-weight="normal" officeooo:rsid="0019f43d" officeooo:paragraph-rsid="2753fff0" style:font-style-asian="normal" style:font-weight-asian="normal" style:font-style-complex="normal" style:font-weight-complex="normal"/>
    </style:style>
    <style:style style:name="P38" style:family="paragraph" style:parent-style-name="Standard">
      <style:text-properties style:text-position="0% 100%" fo:language="ru" fo:country="RU" fo:font-style="normal" style:text-underline-style="none" fo:font-weight="normal" officeooo:rsid="0019f43d" officeooo:paragraph-rsid="275ccb03" style:font-style-asian="normal" style:font-weight-asian="normal" style:font-style-complex="normal" style:font-weight-complex="normal"/>
    </style:style>
    <style:style style:name="P39" style:family="paragraph" style:parent-style-name="Standard">
      <style:text-properties style:text-position="0% 100%" fo:language="ru" fo:country="RU" fo:font-style="normal" style:text-underline-style="none" fo:font-weight="normal" officeooo:rsid="0019f43d" officeooo:paragraph-rsid="27912551" style:font-style-asian="normal" style:font-weight-asian="normal" style:font-style-complex="normal" style:font-weight-complex="normal"/>
    </style:style>
    <style:style style:name="P40" style:family="paragraph" style:parent-style-name="Standard">
      <style:text-properties style:text-position="0% 100%" fo:language="ru" fo:country="RU" fo:font-style="normal" style:text-underline-style="none" fo:font-weight="normal" officeooo:rsid="0019f43d" officeooo:paragraph-rsid="27961ba7" style:font-style-asian="normal" style:font-weight-asian="normal" style:font-style-complex="normal" style:font-weight-complex="normal"/>
    </style:style>
    <style:style style:name="P41" style:family="paragraph" style:parent-style-name="Standard">
      <style:text-properties style:text-position="0% 100%" fo:language="ru" fo:country="RU" fo:font-style="normal" style:text-underline-style="none" fo:font-weight="normal" officeooo:rsid="0019f43d" officeooo:paragraph-rsid="27a1e07b" style:font-style-asian="normal" style:font-weight-asian="normal" style:font-style-complex="normal" style:font-weight-complex="normal"/>
    </style:style>
    <style:style style:name="P42" style:family="paragraph" style:parent-style-name="Standard">
      <style:text-properties style:text-position="0% 100%" fo:language="ru" fo:country="RU" fo:font-style="normal" style:text-underline-style="none" fo:font-weight="normal" officeooo:rsid="0019f43d" officeooo:paragraph-rsid="27a53b3a" style:font-style-asian="normal" style:font-weight-asian="normal" style:font-style-complex="normal" style:font-weight-complex="normal"/>
    </style:style>
    <style:style style:name="P43" style:family="paragraph" style:parent-style-name="Standard">
      <style:text-properties style:text-position="0% 100%" fo:language="ru" fo:country="RU" fo:font-style="normal" style:text-underline-style="none" fo:font-weight="normal" officeooo:rsid="0019f43d" officeooo:paragraph-rsid="27a5415d" style:font-style-asian="normal" style:font-weight-asian="normal" style:font-style-complex="normal" style:font-weight-complex="normal"/>
    </style:style>
    <style:style style:name="P44" style:family="paragraph" style:parent-style-name="Standard">
      <style:text-properties style:text-position="0% 100%" fo:language="ru" fo:country="RU" fo:font-style="normal" style:text-underline-style="none" fo:font-weight="normal" officeooo:rsid="0019f43d" officeooo:paragraph-rsid="27a699f1" style:font-style-asian="normal" style:font-weight-asian="normal" style:font-style-complex="normal" style:font-weight-complex="normal"/>
    </style:style>
    <style:style style:name="P45" style:family="paragraph" style:parent-style-name="Standard">
      <style:text-properties style:text-position="0% 100%" fo:language="ru" fo:country="RU" fo:font-style="normal" style:text-underline-style="none" fo:font-weight="normal" officeooo:rsid="0019f43d" officeooo:paragraph-rsid="27a6b879" style:font-style-asian="normal" style:font-weight-asian="normal" style:font-style-complex="normal" style:font-weight-complex="normal"/>
    </style:style>
    <style:style style:name="P46" style:family="paragraph" style:parent-style-name="Standard">
      <style:text-properties style:text-position="0% 100%" fo:language="ru" fo:country="RU" fo:font-style="normal" style:text-underline-style="none" fo:font-weight="normal" officeooo:rsid="0019f43d" officeooo:paragraph-rsid="27aa0fc9" style:font-style-asian="normal" style:font-weight-asian="normal" style:font-style-complex="normal" style:font-weight-complex="normal"/>
    </style:style>
    <style:style style:name="P47" style:family="paragraph" style:parent-style-name="Standard">
      <style:text-properties style:text-position="0% 100%" fo:language="ru" fo:country="RU" fo:font-style="normal" style:text-underline-style="none" fo:font-weight="normal" officeooo:rsid="0019f43d" officeooo:paragraph-rsid="27aa3c06" style:font-style-asian="normal" style:font-weight-asian="normal" style:font-style-complex="normal" style:font-weight-complex="normal"/>
    </style:style>
    <style:style style:name="P48" style:family="paragraph" style:parent-style-name="Standard">
      <style:text-properties style:text-position="0% 100%" fo:language="ru" fo:country="RU" fo:font-style="normal" style:text-underline-style="none" fo:font-weight="normal" officeooo:rsid="0019f43d" officeooo:paragraph-rsid="27c6bd49" style:font-style-asian="normal" style:font-weight-asian="normal" style:font-style-complex="normal" style:font-weight-complex="normal"/>
    </style:style>
    <style:style style:name="P49" style:family="paragraph" style:parent-style-name="Standard">
      <style:text-properties style:text-position="0% 100%" fo:language="ru" fo:country="RU" fo:font-style="normal" style:text-underline-style="none" fo:font-weight="normal" officeooo:rsid="0019f43d" officeooo:paragraph-rsid="27cc2dc3" style:font-style-asian="normal" style:font-weight-asian="normal" style:font-style-complex="normal" style:font-weight-complex="normal"/>
    </style:style>
    <style:style style:name="P50" style:family="paragraph" style:parent-style-name="Standard">
      <style:text-properties style:text-position="0% 100%" fo:language="ru" fo:country="RU" fo:font-style="normal" style:text-underline-style="none" fo:font-weight="normal" officeooo:rsid="0019f43d" officeooo:paragraph-rsid="27ccbc3a" style:font-style-asian="normal" style:font-weight-asian="normal" style:font-style-complex="normal" style:font-weight-complex="normal"/>
    </style:style>
    <style:style style:name="P51" style:family="paragraph" style:parent-style-name="Standard">
      <style:text-properties style:text-position="0% 100%" fo:language="ru" fo:country="RU" fo:font-style="normal" style:text-underline-style="none" fo:font-weight="normal" officeooo:rsid="0019f43d" officeooo:paragraph-rsid="27ce7d96" style:font-style-asian="normal" style:font-weight-asian="normal" style:font-style-complex="normal" style:font-weight-complex="normal"/>
    </style:style>
    <style:style style:name="P52" style:family="paragraph" style:parent-style-name="Standard">
      <style:text-properties style:text-position="0% 100%" fo:language="ru" fo:country="RU" fo:font-style="normal" style:text-underline-style="none" fo:font-weight="normal" officeooo:rsid="0019f43d" officeooo:paragraph-rsid="27cfa002" style:font-style-asian="normal" style:font-weight-asian="normal" style:font-style-complex="normal" style:font-weight-complex="normal"/>
    </style:style>
    <style:style style:name="P53" style:family="paragraph" style:parent-style-name="Standard">
      <style:text-properties style:text-position="0% 100%" fo:language="ru" fo:country="RU" fo:font-style="normal" style:text-underline-style="none" fo:font-weight="normal" officeooo:rsid="0019f43d" officeooo:paragraph-rsid="27d16745" style:font-style-asian="normal" style:font-weight-asian="normal" style:font-style-complex="normal" style:font-weight-complex="normal"/>
    </style:style>
    <style:style style:name="P54" style:family="paragraph" style:parent-style-name="Standard">
      <style:text-properties style:text-position="0% 100%" fo:language="ru" fo:country="RU" fo:font-style="normal" style:text-underline-style="none" fo:font-weight="normal" officeooo:rsid="0019f43d" officeooo:paragraph-rsid="27d17310" style:font-style-asian="normal" style:font-weight-asian="normal" style:font-style-complex="normal" style:font-weight-complex="normal"/>
    </style:style>
    <style:style style:name="P55" style:family="paragraph" style:parent-style-name="Standard">
      <style:text-properties style:text-position="0% 100%" fo:language="ru" fo:country="RU" fo:font-style="normal" style:text-underline-style="none" fo:font-weight="normal" officeooo:rsid="0019f43d" officeooo:paragraph-rsid="27d6de79" style:font-style-asian="normal" style:font-weight-asian="normal" style:font-style-complex="normal" style:font-weight-complex="normal"/>
    </style:style>
    <style:style style:name="P56" style:family="paragraph" style:parent-style-name="Standard">
      <style:text-properties style:text-position="0% 100%" fo:language="ru" fo:country="RU" fo:font-style="normal" style:text-underline-style="none" fo:font-weight="normal" officeooo:rsid="0019f43d" officeooo:paragraph-rsid="27db0858"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28013d9f"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715f9"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bc6dd"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d753d"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fffca"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d18c0a"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e266e3" style:font-style-asian="normal" style:font-weight-asian="normal" style:font-style-complex="normal" style:font-weight-complex="normal"/>
    </style:style>
    <style:style style:name="P64" style:family="paragraph" style:parent-style-name="Standard">
      <style:text-properties style:text-position="0% 100%" fo:language="ru" fo:country="RU" fo:font-style="normal" style:text-underline-style="none" fo:font-weight="normal" officeooo:rsid="0019f43d" officeooo:paragraph-rsid="2823cb19" style:font-style-asian="normal" style:font-weight-asian="normal" style:font-style-complex="normal" style:font-weight-complex="normal"/>
    </style:style>
    <style:style style:name="P65" style:family="paragraph" style:parent-style-name="Standard">
      <style:text-properties style:text-position="0% 100%" fo:language="ru" fo:country="RU" fo:font-style="normal" style:text-underline-style="none" fo:font-weight="normal" officeooo:rsid="0019f43d" officeooo:paragraph-rsid="2845d016" style:font-style-asian="normal" style:font-weight-asian="normal" style:font-style-complex="normal" style:font-weight-complex="normal"/>
    </style:style>
    <style:style style:name="P66" style:family="paragraph" style:parent-style-name="Standard">
      <style:text-properties style:text-position="0% 100%" fo:language="ru" fo:country="RU" fo:font-style="normal" style:text-underline-style="none" fo:font-weight="normal" officeooo:rsid="0019f43d" officeooo:paragraph-rsid="286f8ef3" style:font-style-asian="normal" style:font-weight-asian="normal" style:font-style-complex="normal" style:font-weight-complex="normal"/>
    </style:style>
    <style:style style:name="P67" style:family="paragraph" style:parent-style-name="Standard">
      <style:text-properties style:text-position="0% 100%" fo:language="ru" fo:country="RU" fo:font-style="normal" style:text-underline-style="none" fo:font-weight="normal" officeooo:rsid="0019f43d" officeooo:paragraph-rsid="2889d7f3" style:font-style-asian="normal" style:font-weight-asian="normal" style:font-style-complex="normal" style:font-weight-complex="normal"/>
    </style:style>
    <style:style style:name="P68" style:family="paragraph" style:parent-style-name="Standard">
      <style:text-properties style:text-position="0% 100%" fo:language="ru" fo:country="RU" fo:font-style="normal" style:text-underline-style="none" fo:font-weight="normal" officeooo:rsid="0019f43d" officeooo:paragraph-rsid="28a37b57" style:font-style-asian="normal" style:font-weight-asian="normal" style:font-style-complex="normal" style:font-weight-complex="normal"/>
    </style:style>
    <style:style style:name="P69" style:family="paragraph" style:parent-style-name="Standard">
      <style:text-properties style:text-position="0% 100%" fo:language="ru" fo:country="RU" fo:font-style="normal" style:text-underline-style="none" fo:font-weight="normal" officeooo:rsid="0019f43d" officeooo:paragraph-rsid="28a5eb21" style:font-style-asian="normal" style:font-weight-asian="normal" style:font-style-complex="normal" style:font-weight-complex="normal"/>
    </style:style>
    <style:style style:name="P70" style:family="paragraph" style:parent-style-name="Standard">
      <style:text-properties style:text-position="0% 100%" fo:language="ru" fo:country="RU" fo:font-style="normal" style:text-underline-style="none" fo:font-weight="normal" officeooo:rsid="0019f43d" officeooo:paragraph-rsid="28aa8e0b" style:font-style-asian="normal" style:font-weight-asian="normal" style:font-style-complex="normal" style:font-weight-complex="normal"/>
    </style:style>
    <style:style style:name="P71" style:family="paragraph" style:parent-style-name="Standard">
      <style:text-properties style:text-position="0% 100%" fo:language="ru" fo:country="RU" fo:font-style="normal" style:text-underline-style="none" fo:font-weight="normal" officeooo:rsid="0019f43d" officeooo:paragraph-rsid="28b60f94" style:font-style-asian="normal" style:font-weight-asian="normal" style:font-style-complex="normal" style:font-weight-complex="normal"/>
    </style:style>
    <style:style style:name="P72" style:family="paragraph" style:parent-style-name="Standard">
      <style:text-properties style:text-position="0% 100%" fo:language="ru" fo:country="RU" fo:font-style="normal" style:text-underline-style="none" fo:font-weight="normal" officeooo:rsid="0019f43d" officeooo:paragraph-rsid="28b7b9c2" style:font-style-asian="normal" style:font-weight-asian="normal" style:font-style-complex="normal" style:font-weight-complex="normal"/>
    </style:style>
    <style:style style:name="P73" style:family="paragraph" style:parent-style-name="Standard">
      <style:text-properties style:text-position="0% 100%" fo:language="ru" fo:country="RU" fo:font-style="normal" style:text-underline-style="none" fo:font-weight="normal" officeooo:rsid="0019f43d" officeooo:paragraph-rsid="28b800f0" style:font-style-asian="normal" style:font-weight-asian="normal" style:font-style-complex="normal" style:font-weight-complex="normal"/>
    </style:style>
    <style:style style:name="P74" style:family="paragraph" style:parent-style-name="Standard">
      <style:text-properties style:text-position="0% 100%" fo:language="ru" fo:country="RU" fo:font-style="normal" style:text-underline-style="none" fo:font-weight="normal" officeooo:rsid="0019f43d" officeooo:paragraph-rsid="28b98639" style:font-style-asian="normal" style:font-weight-asian="normal" style:font-style-complex="normal" style:font-weight-complex="normal"/>
    </style:style>
    <style:style style:name="P75" style:family="paragraph" style:parent-style-name="Standard">
      <style:text-properties style:text-position="0% 100%" fo:language="ru" fo:country="RU" fo:font-style="normal" style:text-underline-style="none" fo:font-weight="normal" officeooo:rsid="0019f43d" officeooo:paragraph-rsid="28c73c6b" style:font-style-asian="normal" style:font-weight-asian="normal" style:font-style-complex="normal" style:font-weight-complex="normal"/>
    </style:style>
    <style:style style:name="P76" style:family="paragraph" style:parent-style-name="Standard">
      <style:text-properties style:text-position="0% 100%" fo:language="ru" fo:country="RU" fo:font-style="normal" style:text-underline-style="none" fo:font-weight="normal" officeooo:rsid="0019f43d" officeooo:paragraph-rsid="28c88069" style:font-style-asian="normal" style:font-weight-asian="normal" style:font-style-complex="normal" style:font-weight-complex="normal"/>
    </style:style>
    <style:style style:name="P77" style:family="paragraph" style:parent-style-name="Standard">
      <style:text-properties style:text-position="0% 100%" fo:language="ru" fo:country="RU" fo:font-style="normal" style:text-underline-style="none" fo:font-weight="normal" officeooo:rsid="0019f43d" officeooo:paragraph-rsid="28fde8a3" style:font-style-asian="normal" style:font-weight-asian="normal" style:font-style-complex="normal" style:font-weight-complex="normal"/>
    </style:style>
    <style:style style:name="P78" style:family="paragraph" style:parent-style-name="Standard">
      <style:text-properties style:text-position="0% 100%" fo:language="ru" fo:country="RU" fo:font-style="normal" style:text-underline-style="none" fo:font-weight="normal" officeooo:rsid="0019f43d" officeooo:paragraph-rsid="292eb36b" style:font-style-asian="normal" style:font-weight-asian="normal" style:font-style-complex="normal" style:font-weight-complex="normal"/>
    </style:style>
    <style:style style:name="P79" style:family="paragraph" style:parent-style-name="Standard">
      <style:text-properties style:text-position="0% 100%" fo:language="ru" fo:country="RU" fo:font-style="normal" style:text-underline-style="none" fo:font-weight="normal" officeooo:rsid="0019f43d" officeooo:paragraph-rsid="292fbbca" style:font-style-asian="normal" style:font-weight-asian="normal" style:font-style-complex="normal" style:font-weight-complex="normal"/>
    </style:style>
    <style:style style:name="P80" style:family="paragraph" style:parent-style-name="Standard">
      <style:text-properties style:text-position="0% 100%" fo:language="ru" fo:country="RU" fo:font-style="normal" style:text-underline-style="none" fo:font-weight="normal" officeooo:rsid="0019f43d" officeooo:paragraph-rsid="2967f5a4" style:font-style-asian="normal" style:font-weight-asian="normal" style:font-style-complex="normal" style:font-weight-complex="normal"/>
    </style:style>
    <style:style style:name="P81" style:family="paragraph" style:parent-style-name="Standard">
      <style:text-properties style:text-position="0% 100%" fo:language="ru" fo:country="RU" fo:font-style="normal" style:text-underline-style="none" fo:font-weight="normal" officeooo:rsid="0019f43d" officeooo:paragraph-rsid="296b152b" style:font-style-asian="normal" style:font-weight-asian="normal" style:font-style-complex="normal" style:font-weight-complex="normal"/>
    </style:style>
    <style:style style:name="P82" style:family="paragraph" style:parent-style-name="Standard">
      <style:text-properties style:text-position="0% 100%" fo:language="ru" fo:country="RU" fo:font-style="normal" style:text-underline-style="none" fo:font-weight="normal" officeooo:rsid="0019f43d" officeooo:paragraph-rsid="296f4afc" style:font-style-asian="normal" style:font-weight-asian="normal" style:font-style-complex="normal" style:font-weight-complex="normal"/>
    </style:style>
    <style:style style:name="P83" style:family="paragraph" style:parent-style-name="Standard">
      <style:text-properties style:text-position="0% 100%" fo:language="ru" fo:country="RU" fo:font-style="normal" style:text-underline-style="none" fo:font-weight="normal" officeooo:rsid="0019f43d" officeooo:paragraph-rsid="296fc8d6" style:font-style-asian="normal" style:font-weight-asian="normal" style:font-style-complex="normal" style:font-weight-complex="normal"/>
    </style:style>
    <style:style style:name="P84" style:family="paragraph" style:parent-style-name="Standard">
      <style:text-properties style:text-position="0% 100%" fo:language="ru" fo:country="RU" fo:font-style="normal" style:text-underline-style="none" fo:font-weight="normal" officeooo:rsid="0019f43d" officeooo:paragraph-rsid="299193d0" style:font-style-asian="normal" style:font-weight-asian="normal" style:font-style-complex="normal" style:font-weight-complex="normal"/>
    </style:style>
    <style:style style:name="P85" style:family="paragraph" style:parent-style-name="Standard">
      <style:text-properties style:text-position="0% 100%" fo:language="ru" fo:country="RU" fo:font-style="normal" style:text-underline-style="none" fo:font-weight="normal" officeooo:rsid="0019f43d" officeooo:paragraph-rsid="2996d3f0" style:font-style-asian="normal" style:font-weight-asian="normal" style:font-style-complex="normal" style:font-weight-complex="normal"/>
    </style:style>
    <style:style style:name="P86" style:family="paragraph" style:parent-style-name="Standard">
      <style:text-properties style:text-position="0% 100%" fo:language="ru" fo:country="RU" fo:font-style="normal" style:text-underline-style="none" fo:font-weight="normal" officeooo:rsid="0019f43d" officeooo:paragraph-rsid="299a19c7" style:font-style-asian="normal" style:font-weight-asian="normal" style:font-style-complex="normal" style:font-weight-complex="normal"/>
    </style:style>
    <style:style style:name="P87" style:family="paragraph" style:parent-style-name="Standard">
      <style:text-properties style:text-position="0% 100%" fo:language="ru" fo:country="RU" fo:font-style="normal" style:text-underline-style="none" fo:font-weight="normal" officeooo:rsid="0019f43d" officeooo:paragraph-rsid="29a89f68" style:font-style-asian="normal" style:font-weight-asian="normal" style:font-style-complex="normal" style:font-weight-complex="normal"/>
    </style:style>
    <style:style style:name="P88" style:family="paragraph" style:parent-style-name="Standard">
      <style:text-properties style:text-position="0% 100%" fo:language="ru" fo:country="RU" fo:font-style="normal" style:text-underline-style="none" fo:font-weight="normal" officeooo:rsid="0019f43d" officeooo:paragraph-rsid="29ce3169" style:font-style-asian="normal" style:font-weight-asian="normal" style:font-style-complex="normal" style:font-weight-complex="normal"/>
    </style:style>
    <style:style style:name="P89" style:family="paragraph" style:parent-style-name="Standard">
      <style:text-properties style:text-position="0% 100%" fo:language="ru" fo:country="RU" fo:font-style="normal" style:text-underline-style="none" fo:font-weight="normal" officeooo:rsid="0019f43d" officeooo:paragraph-rsid="2a1dddd4" style:font-style-asian="normal" style:font-weight-asian="normal" style:font-style-complex="normal" style:font-weight-complex="normal"/>
    </style:style>
    <style:style style:name="P90" style:family="paragraph" style:parent-style-name="Standard">
      <style:text-properties style:text-position="0% 100%" fo:language="ru" fo:country="RU" fo:font-style="normal" style:text-underline-style="none" fo:font-weight="normal" officeooo:rsid="0019f43d" officeooo:paragraph-rsid="2a2cad4a" style:font-style-asian="normal" style:font-weight-asian="normal" style:font-style-complex="normal" style:font-weight-complex="normal"/>
    </style:style>
    <style:style style:name="P91" style:family="paragraph" style:parent-style-name="Standard">
      <style:text-properties style:text-position="0% 100%" fo:language="ru" fo:country="RU" fo:font-style="normal" style:text-underline-style="none" fo:font-weight="normal" officeooo:rsid="0019f43d" officeooo:paragraph-rsid="2a32fd95" style:font-style-asian="normal" style:font-weight-asian="normal" style:font-style-complex="normal" style:font-weight-complex="normal"/>
    </style:style>
    <style:style style:name="P92" style:family="paragraph" style:parent-style-name="Standard">
      <style:text-properties style:text-position="0% 100%" fo:language="ru" fo:country="RU" fo:font-style="normal" style:text-underline-style="none" fo:font-weight="normal" officeooo:rsid="0019f43d" officeooo:paragraph-rsid="2a35821b" style:font-style-asian="normal" style:font-weight-asian="normal" style:font-style-complex="normal" style:font-weight-complex="normal"/>
    </style:style>
    <style:style style:name="P93" style:family="paragraph" style:parent-style-name="Standard">
      <style:text-properties style:text-position="0% 100%" fo:language="ru" fo:country="RU" fo:font-style="normal" style:text-underline-style="none" fo:font-weight="normal" officeooo:rsid="0019f43d" officeooo:paragraph-rsid="2a399282" style:font-style-asian="normal" style:font-weight-asian="normal" style:font-style-complex="normal" style:font-weight-complex="normal"/>
    </style:style>
    <style:style style:name="P94" style:family="paragraph" style:parent-style-name="Standard">
      <style:text-properties style:text-position="0% 100%" fo:language="ru" fo:country="RU" fo:font-style="normal" style:text-underline-style="none" fo:font-weight="normal" officeooo:rsid="0019f43d" officeooo:paragraph-rsid="2a41a9ac" style:font-style-asian="normal" style:font-weight-asian="normal" style:font-style-complex="normal" style:font-weight-complex="normal"/>
    </style:style>
    <style:style style:name="P95" style:family="paragraph" style:parent-style-name="Standard">
      <style:text-properties style:text-position="0% 100%" fo:language="ru" fo:country="RU" fo:font-style="normal" style:text-underline-style="none" fo:font-weight="normal" officeooo:rsid="0019f43d" officeooo:paragraph-rsid="2a4237fb" style:font-style-asian="normal" style:font-weight-asian="normal" style:font-style-complex="normal" style:font-weight-complex="normal"/>
    </style:style>
    <style:style style:name="P96" style:family="paragraph" style:parent-style-name="Standard">
      <style:text-properties style:text-position="0% 100%" fo:language="ru" fo:country="RU" fo:font-style="normal" style:text-underline-style="none" fo:font-weight="normal" officeooo:rsid="0019f43d" officeooo:paragraph-rsid="2a4394c2" style:font-style-asian="normal" style:font-weight-asian="normal" style:font-style-complex="normal" style:font-weight-complex="normal"/>
    </style:style>
    <style:style style:name="P97" style:family="paragraph" style:parent-style-name="Standard">
      <style:text-properties style:text-position="0% 100%" fo:language="ru" fo:country="RU" fo:font-style="normal" style:text-underline-style="none" fo:font-weight="normal" officeooo:rsid="0019f43d" officeooo:paragraph-rsid="2a46fed5" style:font-style-asian="normal" style:font-weight-asian="normal" style:font-style-complex="normal" style:font-weight-complex="normal"/>
    </style:style>
    <style:style style:name="P98" style:family="paragraph" style:parent-style-name="Standard">
      <style:text-properties style:text-position="0% 100%" fo:language="ru" fo:country="RU" fo:font-style="normal" style:text-underline-style="none" fo:font-weight="normal" officeooo:rsid="0019f43d" officeooo:paragraph-rsid="2a486041" style:font-style-asian="normal" style:font-weight-asian="normal" style:font-style-complex="normal" style:font-weight-complex="normal"/>
    </style:style>
    <style:style style:name="P99" style:family="paragraph" style:parent-style-name="Standard">
      <style:text-properties style:text-position="0% 100%" fo:language="ru" fo:country="RU" fo:font-style="normal" style:text-underline-style="none" fo:font-weight="normal" officeooo:rsid="0019f43d" officeooo:paragraph-rsid="2a48c84a" style:font-style-asian="normal" style:font-weight-asian="normal" style:font-style-complex="normal" style:font-weight-complex="normal"/>
    </style:style>
    <style:style style:name="P100" style:family="paragraph" style:parent-style-name="Standard">
      <style:text-properties style:text-position="0% 100%" fo:language="ru" fo:country="RU" fo:font-style="normal" style:text-underline-style="none" fo:font-weight="normal" officeooo:rsid="0019f43d" officeooo:paragraph-rsid="2a51db01" style:font-style-asian="normal" style:font-weight-asian="normal" style:font-style-complex="normal" style:font-weight-complex="normal"/>
    </style:style>
    <style:style style:name="P101" style:family="paragraph" style:parent-style-name="Standard">
      <style:text-properties style:text-position="0% 100%" fo:language="ru" fo:country="RU" fo:font-style="normal" style:text-underline-style="none" fo:font-weight="normal" officeooo:rsid="0019f43d" officeooo:paragraph-rsid="2a58775c" style:font-style-asian="normal" style:font-weight-asian="normal" style:font-style-complex="normal" style:font-weight-complex="normal"/>
    </style:style>
    <style:style style:name="P102" style:family="paragraph" style:parent-style-name="Standard">
      <style:text-properties style:text-position="0% 100%" fo:language="ru" fo:country="RU" fo:font-style="normal" style:text-underline-style="none" fo:font-weight="normal" officeooo:rsid="0019f43d" officeooo:paragraph-rsid="2c743c65" style:font-style-asian="normal" style:font-weight-asian="normal" style:font-style-complex="normal" style:font-weight-complex="normal"/>
    </style:style>
    <style:style style:name="P103" style:family="paragraph" style:parent-style-name="Standard">
      <style:text-properties style:text-position="0% 100%" fo:language="ru" fo:country="RU" fo:font-style="normal" style:text-underline-style="none" fo:font-weight="normal" officeooo:rsid="0019f43d" officeooo:paragraph-rsid="2c91d140" style:font-style-asian="normal" style:font-weight-asian="normal" style:font-style-complex="normal" style:font-weight-complex="normal"/>
    </style:style>
    <style:style style:name="P104" style:family="paragraph" style:parent-style-name="Standard">
      <style:text-properties style:text-position="0% 100%" fo:language="ru" fo:country="RU" fo:font-style="normal" style:text-underline-style="none" fo:font-weight="normal" officeooo:rsid="0019f43d" officeooo:paragraph-rsid="2c948ff0" style:font-style-asian="normal" style:font-weight-asian="normal" style:font-style-complex="normal" style:font-weight-complex="normal"/>
    </style:style>
    <style:style style:name="P105" style:family="paragraph" style:parent-style-name="Standard">
      <style:text-properties style:text-position="0% 100%" fo:language="ru" fo:country="RU" fo:font-style="normal" style:text-underline-style="none" fo:font-weight="normal" officeooo:rsid="0019f43d" officeooo:paragraph-rsid="2ca7c416" style:font-style-asian="normal" style:font-weight-asian="normal" style:font-style-complex="normal" style:font-weight-complex="normal"/>
    </style:style>
    <style:style style:name="P106" style:family="paragraph" style:parent-style-name="Standard">
      <style:text-properties style:text-position="0% 100%" fo:language="ru" fo:country="RU" fo:font-style="normal" style:text-underline-style="none" fo:font-weight="normal" officeooo:rsid="0019f43d" officeooo:paragraph-rsid="2ca8db4a" style:font-style-asian="normal" style:font-weight-asian="normal" style:font-style-complex="normal" style:font-weight-complex="normal"/>
    </style:style>
    <style:style style:name="P107" style:family="paragraph" style:parent-style-name="Standard">
      <style:text-properties style:text-position="0% 100%" fo:language="ru" fo:country="RU" fo:font-style="normal" style:text-underline-style="none" fo:font-weight="normal" officeooo:rsid="0019f43d" officeooo:paragraph-rsid="2caf52a6" style:font-style-asian="normal" style:font-weight-asian="normal" style:font-style-complex="normal" style:font-weight-complex="normal"/>
    </style:style>
    <style:style style:name="P108" style:family="paragraph" style:parent-style-name="Standard">
      <style:text-properties style:text-position="0% 100%" fo:language="ru" fo:country="RU" fo:font-style="normal" style:text-underline-style="none" fo:font-weight="normal" officeooo:rsid="0019f43d" officeooo:paragraph-rsid="2cb79137" style:font-style-asian="normal" style:font-weight-asian="normal" style:font-style-complex="normal" style:font-weight-complex="normal"/>
    </style:style>
    <style:style style:name="P109" style:family="paragraph" style:parent-style-name="Standard">
      <style:text-properties style:text-position="0% 100%" fo:language="ru" fo:country="RU" fo:font-style="normal" style:text-underline-style="none" fo:font-weight="normal" officeooo:rsid="0019f43d" officeooo:paragraph-rsid="2cc39fa4" style:font-style-asian="normal" style:font-weight-asian="normal" style:font-style-complex="normal" style:font-weight-complex="normal"/>
    </style:style>
    <style:style style:name="P110" style:family="paragraph" style:parent-style-name="Standard">
      <style:text-properties style:text-position="0% 100%" fo:language="ru" fo:country="RU" fo:font-style="normal" style:text-underline-style="none" fo:font-weight="normal" officeooo:rsid="0019f43d" officeooo:paragraph-rsid="2ce15e72" style:font-style-asian="normal" style:font-weight-asian="normal" style:font-style-complex="normal" style:font-weight-complex="normal"/>
    </style:style>
    <style:style style:name="P111" style:family="paragraph" style:parent-style-name="Standard">
      <style:text-properties style:text-position="0% 100%" fo:language="ru" fo:country="RU" fo:font-style="normal" style:text-underline-style="none" fo:font-weight="normal" officeooo:rsid="0019f43d" officeooo:paragraph-rsid="2ce2adf9" style:font-style-asian="normal" style:font-weight-asian="normal" style:font-style-complex="normal" style:font-weight-complex="normal"/>
    </style:style>
    <style:style style:name="P112" style:family="paragraph" style:parent-style-name="Standard">
      <style:text-properties style:text-position="0% 100%" fo:language="ru" fo:country="RU" fo:font-style="normal" style:text-underline-style="none" fo:font-weight="normal" officeooo:rsid="0019f43d" officeooo:paragraph-rsid="2ce72d1a" style:font-style-asian="normal" style:font-weight-asian="normal" style:font-style-complex="normal" style:font-weight-complex="normal"/>
    </style:style>
    <style:style style:name="P113" style:family="paragraph" style:parent-style-name="Standard">
      <style:text-properties style:text-position="0% 100%" fo:language="ru" fo:country="RU" fo:font-style="normal" style:text-underline-style="none" fo:font-weight="normal" officeooo:rsid="0019f43d" officeooo:paragraph-rsid="2ced8034" style:font-style-asian="normal" style:font-weight-asian="normal" style:font-style-complex="normal" style:font-weight-complex="normal"/>
    </style:style>
    <style:style style:name="P114" style:family="paragraph" style:parent-style-name="Standard">
      <style:text-properties style:text-position="0% 100%" fo:language="ru" fo:country="RU" fo:font-style="normal" style:text-underline-style="none" fo:font-weight="normal" officeooo:rsid="0019f43d" officeooo:paragraph-rsid="2d02c804" style:font-style-asian="normal" style:font-weight-asian="normal" style:font-style-complex="normal" style:font-weight-complex="normal"/>
    </style:style>
    <style:style style:name="P115" style:family="paragraph" style:parent-style-name="Standard">
      <style:text-properties style:text-position="0% 100%" fo:language="ru" fo:country="RU" fo:font-style="normal" style:text-underline-style="none" fo:font-weight="normal" officeooo:rsid="0019f43d" officeooo:paragraph-rsid="2d09ca68" style:font-style-asian="normal" style:font-weight-asian="normal" style:font-style-complex="normal" style:font-weight-complex="normal"/>
    </style:style>
    <style:style style:name="P116" style:family="paragraph" style:parent-style-name="Standard">
      <style:text-properties style:text-position="0% 100%" fo:language="ru" fo:country="RU" fo:font-style="normal" style:text-underline-style="none" fo:font-weight="normal" officeooo:rsid="0019f43d" officeooo:paragraph-rsid="2d11ead9" style:font-style-asian="normal" style:font-weight-asian="normal" style:font-style-complex="normal" style:font-weight-complex="normal"/>
    </style:style>
    <style:style style:name="P117" style:family="paragraph" style:parent-style-name="Standard">
      <style:text-properties style:text-position="0% 100%" fo:language="ru" fo:country="RU" fo:font-style="normal" style:text-underline-style="none" fo:font-weight="normal" officeooo:rsid="0019f43d" officeooo:paragraph-rsid="2d1400fd" style:font-style-asian="normal" style:font-weight-asian="normal" style:font-style-complex="normal" style:font-weight-complex="normal"/>
    </style:style>
    <style:style style:name="P118" style:family="paragraph" style:parent-style-name="Standard">
      <style:text-properties style:text-position="0% 100%" fo:language="ru" fo:country="RU" fo:font-style="normal" style:text-underline-style="none" fo:font-weight="normal" officeooo:rsid="0019f43d" officeooo:paragraph-rsid="2d243607" style:font-style-asian="normal" style:font-weight-asian="normal" style:font-style-complex="normal" style:font-weight-complex="normal"/>
    </style:style>
    <style:style style:name="P119" style:family="paragraph" style:parent-style-name="Standard">
      <style:text-properties style:text-position="0% 100%" fo:language="ru" fo:country="RU" fo:font-style="normal" style:text-underline-style="none" fo:font-weight="normal" officeooo:rsid="0019f43d" officeooo:paragraph-rsid="2d2c0145" style:font-style-asian="normal" style:font-weight-asian="normal" style:font-style-complex="normal" style:font-weight-complex="normal"/>
    </style:style>
    <style:style style:name="P120" style:family="paragraph" style:parent-style-name="Standard">
      <style:text-properties style:text-position="0% 100%" fo:language="ru" fo:country="RU" fo:font-style="normal" style:text-underline-style="none" fo:font-weight="normal" officeooo:rsid="0019f43d" officeooo:paragraph-rsid="2d303626" style:font-style-asian="normal" style:font-weight-asian="normal" style:font-style-complex="normal" style:font-weight-complex="normal"/>
    </style:style>
    <style:style style:name="P121" style:family="paragraph" style:parent-style-name="Standard">
      <style:text-properties style:text-position="0% 100%" fo:language="ru" fo:country="RU" fo:font-style="normal" style:text-underline-style="none" fo:font-weight="normal" officeooo:rsid="0019f43d" officeooo:paragraph-rsid="2d359df8" style:font-style-asian="normal" style:font-weight-asian="normal" style:font-style-complex="normal" style:font-weight-complex="normal"/>
    </style:style>
    <style:style style:name="P122" style:family="paragraph" style:parent-style-name="Standard">
      <style:text-properties style:text-position="0% 100%" fo:language="ru" fo:country="RU" fo:font-style="normal" style:text-underline-style="none" fo:font-weight="normal" officeooo:rsid="0019f43d" officeooo:paragraph-rsid="2d56d9d6" style:font-style-asian="normal" style:font-weight-asian="normal" style:font-style-complex="normal" style:font-weight-complex="normal"/>
    </style:style>
    <style:style style:name="P123" style:family="paragraph" style:parent-style-name="Standard">
      <style:text-properties style:text-position="0% 100%" fo:language="ru" fo:country="RU" fo:font-style="normal" style:text-underline-style="none" fo:font-weight="normal" officeooo:rsid="0019f43d" officeooo:paragraph-rsid="2d57629d" style:font-style-asian="normal" style:font-weight-asian="normal" style:font-style-complex="normal" style:font-weight-complex="normal"/>
    </style:style>
    <style:style style:name="P124" style:family="paragraph" style:parent-style-name="Standard">
      <style:text-properties style:text-position="0% 100%" fo:language="ru" fo:country="RU" fo:font-style="normal" style:text-underline-style="none" fo:font-weight="normal" officeooo:rsid="0019f43d" officeooo:paragraph-rsid="2d5ae08a" style:font-style-asian="normal" style:font-weight-asian="normal" style:font-style-complex="normal" style:font-weight-complex="normal"/>
    </style:style>
    <style:style style:name="P125" style:family="paragraph" style:parent-style-name="Standard">
      <style:text-properties style:text-position="0% 100%" fo:language="ru" fo:country="RU" fo:font-style="normal" style:text-underline-style="none" fo:font-weight="normal" officeooo:rsid="0019f43d" officeooo:paragraph-rsid="2d5d3d7f" style:font-style-asian="normal" style:font-weight-asian="normal" style:font-style-complex="normal" style:font-weight-complex="normal"/>
    </style:style>
    <style:style style:name="P126" style:family="paragraph" style:parent-style-name="Standard">
      <style:text-properties style:text-position="0% 100%" fo:language="ru" fo:country="RU" fo:font-style="normal" style:text-underline-style="none" fo:font-weight="normal" officeooo:rsid="0019f43d" officeooo:paragraph-rsid="2dcf6c16" style:font-style-asian="normal" style:font-weight-asian="normal" style:font-style-complex="normal" style:font-weight-complex="normal"/>
    </style:style>
    <style:style style:name="P127" style:family="paragraph" style:parent-style-name="Standard">
      <style:text-properties style:text-position="0% 100%" fo:language="ru" fo:country="RU" fo:font-style="normal" style:text-underline-style="none" fo:font-weight="normal" officeooo:rsid="0019f43d" officeooo:paragraph-rsid="2dd5767d" style:font-style-asian="normal" style:font-weight-asian="normal" style:font-style-complex="normal" style:font-weight-complex="normal"/>
    </style:style>
    <style:style style:name="P128" style:family="paragraph" style:parent-style-name="Standard">
      <style:text-properties style:text-position="0% 100%" fo:language="ru" fo:country="RU" fo:font-style="normal" style:text-underline-style="none" fo:font-weight="normal" officeooo:rsid="0019f43d" officeooo:paragraph-rsid="2dd7afce" style:font-style-asian="normal" style:font-weight-asian="normal" style:font-style-complex="normal" style:font-weight-complex="normal"/>
    </style:style>
    <style:style style:name="P129" style:family="paragraph" style:parent-style-name="Standard">
      <style:text-properties style:text-position="0% 100%" fo:language="ru" fo:country="RU" fo:font-style="normal" style:text-underline-style="none" fo:font-weight="normal" officeooo:rsid="0019f43d" officeooo:paragraph-rsid="2e1b7cc6" style:font-style-asian="normal" style:font-weight-asian="normal" style:font-style-complex="normal" style:font-weight-complex="normal"/>
    </style:style>
    <style:style style:name="P130" style:family="paragraph" style:parent-style-name="Standard">
      <style:text-properties style:text-position="0% 100%" fo:language="ru" fo:country="RU" fo:font-style="normal" style:text-underline-style="none" fo:font-weight="normal" officeooo:rsid="0019f43d" officeooo:paragraph-rsid="2e20238a" style:font-style-asian="normal" style:font-weight-asian="normal" style:font-style-complex="normal" style:font-weight-complex="normal"/>
    </style:style>
    <style:style style:name="P131" style:family="paragraph" style:parent-style-name="Standard">
      <style:text-properties style:text-position="0% 100%" fo:language="ru" fo:country="RU" fo:font-style="normal" style:text-underline-style="none" fo:font-weight="normal" officeooo:rsid="0019f43d" officeooo:paragraph-rsid="2e20b194" style:font-style-asian="normal" style:font-weight-asian="normal" style:font-style-complex="normal" style:font-weight-complex="normal"/>
    </style:style>
    <style:style style:name="P132" style:family="paragraph" style:parent-style-name="Standard">
      <style:text-properties style:text-position="0% 100%" fo:language="ru" fo:country="RU" fo:font-style="normal" style:text-underline-style="none" fo:font-weight="normal" officeooo:rsid="0019f43d" officeooo:paragraph-rsid="2e2325a9" style:font-style-asian="normal" style:font-weight-asian="normal" style:font-style-complex="normal" style:font-weight-complex="normal"/>
    </style:style>
    <style:style style:name="P133" style:family="paragraph" style:parent-style-name="Standard">
      <style:text-properties style:text-position="0% 100%" fo:language="ru" fo:country="RU" fo:font-style="normal" style:text-underline-style="none" fo:font-weight="normal" officeooo:rsid="0019f43d" officeooo:paragraph-rsid="2e23b2ed" style:font-style-asian="normal" style:font-weight-asian="normal" style:font-style-complex="normal" style:font-weight-complex="normal"/>
    </style:style>
    <style:style style:name="P134" style:family="paragraph" style:parent-style-name="Standard">
      <style:text-properties style:text-position="0% 100%" fo:language="ru" fo:country="RU" fo:font-style="normal" style:text-underline-style="none" fo:font-weight="normal" officeooo:rsid="0019f43d" officeooo:paragraph-rsid="2e246fbe" style:font-style-asian="normal" style:font-weight-asian="normal" style:font-style-complex="normal" style:font-weight-complex="normal"/>
    </style:style>
    <style:style style:name="P135" style:family="paragraph" style:parent-style-name="Standard">
      <style:text-properties style:text-position="0% 100%" fo:language="ru" fo:country="RU" fo:font-style="normal" style:text-underline-style="none" fo:font-weight="normal" officeooo:rsid="0019f43d" officeooo:paragraph-rsid="3020c660" style:font-style-asian="normal" style:font-weight-asian="normal" style:font-style-complex="normal" style:font-weight-complex="normal"/>
    </style:style>
    <style:style style:name="P136" style:family="paragraph" style:parent-style-name="Standard">
      <style:text-properties style:text-position="0% 100%" fo:language="ru" fo:country="RU" fo:font-style="normal" style:text-underline-style="none" fo:font-weight="normal" officeooo:rsid="0019f43d" officeooo:paragraph-rsid="3023f841" style:font-style-asian="normal" style:font-weight-asian="normal" style:font-style-complex="normal" style:font-weight-complex="normal"/>
    </style:style>
    <style:style style:name="P137" style:family="paragraph" style:parent-style-name="Standard">
      <style:text-properties style:text-position="0% 100%" fo:language="ru" fo:country="RU" fo:font-style="normal" style:text-underline-style="none" fo:font-weight="normal" officeooo:rsid="0019f43d" officeooo:paragraph-rsid="30249b76" style:font-style-asian="normal" style:font-weight-asian="normal" style:font-style-complex="normal" style:font-weight-complex="normal"/>
    </style:style>
    <style:style style:name="P138" style:family="paragraph" style:parent-style-name="Standard">
      <style:text-properties style:text-position="0% 100%" fo:language="ru" fo:country="RU" fo:font-style="normal" style:text-underline-style="none" fo:font-weight="normal" officeooo:rsid="0019f43d" officeooo:paragraph-rsid="302f8975" style:font-style-asian="normal" style:font-weight-asian="normal" style:font-style-complex="normal" style:font-weight-complex="normal"/>
    </style:style>
    <style:style style:name="P139" style:family="paragraph" style:parent-style-name="Standard">
      <style:text-properties style:text-position="0% 100%" fo:language="ru" fo:country="RU" fo:font-style="normal" style:text-underline-style="none" fo:font-weight="normal" officeooo:rsid="0019f43d" officeooo:paragraph-rsid="30339105" style:font-style-asian="normal" style:font-weight-asian="normal" style:font-style-complex="normal" style:font-weight-complex="normal"/>
    </style:style>
    <style:style style:name="P140" style:family="paragraph" style:parent-style-name="Standard">
      <style:text-properties style:text-position="0% 100%" fo:language="ru" fo:country="RU" fo:font-style="normal" style:text-underline-style="none" fo:font-weight="normal" officeooo:rsid="0019f43d" officeooo:paragraph-rsid="30b7a7e8" style:font-style-asian="normal" style:font-weight-asian="normal" style:font-style-complex="normal" style:font-weight-complex="normal"/>
    </style:style>
    <style:style style:name="P141" style:family="paragraph" style:parent-style-name="Standard">
      <style:text-properties style:text-position="0% 100%" fo:language="ru" fo:country="RU" fo:font-style="normal" style:text-underline-style="none" fo:font-weight="normal" officeooo:rsid="0019f43d" officeooo:paragraph-rsid="30beb69d" style:font-style-asian="normal" style:font-weight-asian="normal" style:font-style-complex="normal" style:font-weight-complex="normal"/>
    </style:style>
    <style:style style:name="P142" style:family="paragraph" style:parent-style-name="Standard">
      <style:text-properties style:text-position="0% 100%" fo:language="ru" fo:country="RU" fo:font-style="normal" style:text-underline-style="none" fo:font-weight="normal" officeooo:rsid="0019f43d" officeooo:paragraph-rsid="30f9ff2c" style:font-style-asian="normal" style:font-weight-asian="normal" style:font-style-complex="normal" style:font-weight-complex="normal"/>
    </style:style>
    <style:style style:name="P143" style:family="paragraph" style:parent-style-name="Standard">
      <style:text-properties style:text-position="0% 100%" fo:language="ru" fo:country="RU" fo:font-style="normal" style:text-underline-style="none" fo:font-weight="normal" officeooo:rsid="0019f43d" officeooo:paragraph-rsid="30ffe071" style:font-style-asian="normal" style:font-weight-asian="normal" style:font-style-complex="normal" style:font-weight-complex="normal"/>
    </style:style>
    <style:style style:name="P144" style:family="paragraph" style:parent-style-name="Standard">
      <style:text-properties style:text-position="0% 100%" fo:language="ru" fo:country="RU" fo:font-style="normal" style:text-underline-style="none" fo:font-weight="normal" officeooo:rsid="0019f43d" officeooo:paragraph-rsid="31009a99" style:font-style-asian="normal" style:font-weight-asian="normal" style:font-style-complex="normal" style:font-weight-complex="normal"/>
    </style:style>
    <style:style style:name="P145" style:family="paragraph" style:parent-style-name="Standard">
      <style:text-properties style:text-position="0% 100%" fo:language="ru" fo:country="RU" fo:font-style="normal" style:text-underline-style="none" fo:font-weight="normal" officeooo:rsid="0019f43d" officeooo:paragraph-rsid="3102dddf" style:font-style-asian="normal" style:font-weight-asian="normal" style:font-style-complex="normal" style:font-weight-complex="normal"/>
    </style:style>
    <style:style style:name="P146" style:family="paragraph" style:parent-style-name="Standard">
      <style:text-properties style:text-position="0% 100%" fo:language="ru" fo:country="RU" fo:font-style="normal" style:text-underline-style="none" fo:font-weight="normal" officeooo:rsid="0019f43d" officeooo:paragraph-rsid="31046aa4" style:font-style-asian="normal" style:font-weight-asian="normal" style:font-style-complex="normal" style:font-weight-complex="normal"/>
    </style:style>
    <style:style style:name="P147" style:family="paragraph" style:parent-style-name="Standard">
      <style:text-properties style:text-position="0% 100%" fo:language="ru" fo:country="RU" fo:font-style="normal" style:text-underline-style="none" fo:font-weight="normal" officeooo:rsid="0019f43d" officeooo:paragraph-rsid="313b97c7" style:font-style-asian="normal" style:font-weight-asian="normal" style:font-style-complex="normal" style:font-weight-complex="normal"/>
    </style:style>
    <style:style style:name="P148" style:family="paragraph" style:parent-style-name="Standard">
      <style:text-properties style:text-position="0% 100%" fo:language="ru" fo:country="RU" fo:font-style="normal" style:text-underline-style="none" fo:font-weight="normal" officeooo:rsid="0019f43d" officeooo:paragraph-rsid="313d3cce" style:font-style-asian="normal" style:font-weight-asian="normal" style:font-style-complex="normal" style:font-weight-complex="normal"/>
    </style:style>
    <style:style style:name="P149" style:family="paragraph" style:parent-style-name="Standard">
      <style:text-properties style:text-position="0% 100%" fo:language="ru" fo:country="RU" fo:font-style="normal" style:text-underline-style="none" fo:font-weight="normal" officeooo:rsid="0019f43d" officeooo:paragraph-rsid="313d8eb0" style:font-style-asian="normal" style:font-weight-asian="normal" style:font-style-complex="normal" style:font-weight-complex="normal"/>
    </style:style>
    <style:style style:name="P150" style:family="paragraph" style:parent-style-name="Standard">
      <style:text-properties style:text-position="0% 100%" fo:language="ru" fo:country="RU" fo:font-style="normal" style:text-underline-style="none" fo:font-weight="normal" officeooo:rsid="0019f43d" officeooo:paragraph-rsid="318a7cb0" style:font-style-asian="normal" style:font-weight-asian="normal" style:font-style-complex="normal" style:font-weight-complex="normal"/>
    </style:style>
    <style:style style:name="P151" style:family="paragraph" style:parent-style-name="Standard">
      <style:text-properties style:text-position="0% 100%" fo:language="ru" fo:country="RU" fo:font-style="normal" style:text-underline-style="none" fo:font-weight="normal" officeooo:rsid="0019f43d" officeooo:paragraph-rsid="318bfce1" style:font-style-asian="normal" style:font-weight-asian="normal" style:font-style-complex="normal" style:font-weight-complex="normal"/>
    </style:style>
    <style:style style:name="P152" style:family="paragraph" style:parent-style-name="Standard">
      <style:text-properties style:text-position="0% 100%" fo:language="ru" fo:country="RU" fo:font-style="normal" style:text-underline-style="none" fo:font-weight="normal" officeooo:rsid="0019f43d" officeooo:paragraph-rsid="318cffb1" style:font-style-asian="normal" style:font-weight-asian="normal" style:font-style-complex="normal" style:font-weight-complex="normal"/>
    </style:style>
    <style:style style:name="P153" style:family="paragraph" style:parent-style-name="Standard">
      <style:text-properties style:text-position="0% 100%" fo:language="ru" fo:country="RU" fo:font-style="normal" style:text-underline-style="none" fo:font-weight="normal" officeooo:rsid="0019f43d" officeooo:paragraph-rsid="3196c633" style:font-style-asian="normal" style:font-weight-asian="normal" style:font-style-complex="normal" style:font-weight-complex="normal"/>
    </style:style>
    <style:style style:name="P154" style:family="paragraph" style:parent-style-name="Standard">
      <style:text-properties style:text-position="0% 100%" fo:language="ru" fo:country="RU" fo:font-style="normal" style:text-underline-style="none" fo:font-weight="normal" officeooo:rsid="0019f43d" officeooo:paragraph-rsid="33447c10" style:font-style-asian="normal" style:font-weight-asian="normal" style:font-style-complex="normal" style:font-weight-complex="normal"/>
    </style:style>
    <style:style style:name="P155" style:family="paragraph" style:parent-style-name="Standard">
      <style:text-properties style:text-position="0% 100%" fo:language="ru" fo:country="RU" fo:font-style="normal" style:text-underline-style="none" fo:font-weight="normal" officeooo:rsid="0019f43d" officeooo:paragraph-rsid="338968f3" style:font-style-asian="normal" style:font-weight-asian="normal" style:font-style-complex="normal" style:font-weight-complex="normal"/>
    </style:style>
    <style:style style:name="P156" style:family="paragraph" style:parent-style-name="Standard">
      <style:text-properties style:text-position="0% 100%" fo:language="ru" fo:country="RU" fo:font-style="normal" style:text-underline-style="none" fo:font-weight="normal" officeooo:rsid="0019f43d" officeooo:paragraph-rsid="33c26bdb" style:font-style-asian="normal" style:font-weight-asian="normal" style:font-style-complex="normal" style:font-weight-complex="normal"/>
    </style:style>
    <style:style style:name="P157" style:family="paragraph" style:parent-style-name="Standard">
      <style:text-properties style:text-position="0% 100%" fo:language="ru" fo:country="RU" fo:font-style="normal" style:text-underline-style="none" fo:font-weight="normal" officeooo:rsid="0019f43d" officeooo:paragraph-rsid="33c715f9" style:font-style-asian="normal" style:font-weight-asian="normal" style:font-style-complex="normal" style:font-weight-complex="normal"/>
    </style:style>
    <style:style style:name="P158" style:family="paragraph" style:parent-style-name="Standard">
      <style:text-properties style:text-position="0% 100%" fo:language="ru" fo:country="RU" fo:font-style="normal" style:text-underline-style="none" fo:font-weight="normal" officeooo:rsid="0019f43d" officeooo:paragraph-rsid="3439c12f" style:font-style-asian="normal" style:font-weight-asian="normal" style:font-style-complex="normal" style:font-weight-complex="normal"/>
    </style:style>
    <style:style style:name="P159" style:family="paragraph" style:parent-style-name="Standard">
      <style:text-properties style:text-position="0% 100%" fo:language="ru" fo:country="RU" fo:font-style="normal" style:text-underline-style="none" fo:font-weight="normal" officeooo:rsid="0019f43d" officeooo:paragraph-rsid="343c91bf" style:font-style-asian="normal" style:font-weight-asian="normal" style:font-style-complex="normal" style:font-weight-complex="normal"/>
    </style:style>
    <style:style style:name="P160" style:family="paragraph" style:parent-style-name="Standard">
      <style:text-properties style:text-position="0% 100%" fo:language="ru" fo:country="RU" fo:font-style="normal" style:text-underline-style="none" fo:font-weight="normal" officeooo:rsid="0019f43d" officeooo:paragraph-rsid="3443f25f" style:font-style-asian="normal" style:font-weight-asian="normal" style:font-style-complex="normal" style:font-weight-complex="normal"/>
    </style:style>
    <style:style style:name="P161" style:family="paragraph" style:parent-style-name="Standard">
      <style:text-properties style:text-position="0% 100%" fo:language="ru" fo:country="RU" fo:font-style="normal" style:text-underline-style="none" fo:font-weight="normal" officeooo:rsid="0019f43d" officeooo:paragraph-rsid="344b9289" style:font-style-asian="normal" style:font-weight-asian="normal" style:font-style-complex="normal" style:font-weight-complex="normal"/>
    </style:style>
    <style:style style:name="P162" style:family="paragraph" style:parent-style-name="Standard">
      <style:text-properties style:text-position="0% 100%" fo:language="ru" fo:country="RU" fo:font-style="normal" style:text-underline-style="none" fo:font-weight="normal" officeooo:rsid="0019f43d" officeooo:paragraph-rsid="344c2b88" style:font-style-asian="normal" style:font-weight-asian="normal" style:font-style-complex="normal" style:font-weight-complex="normal"/>
    </style:style>
    <style:style style:name="P163" style:family="paragraph" style:parent-style-name="Standard">
      <style:text-properties style:text-position="0% 100%" fo:language="ru" fo:country="RU" fo:font-style="normal" style:text-underline-style="none" fo:font-weight="normal" officeooo:rsid="0019f43d" officeooo:paragraph-rsid="344d0219" style:font-style-asian="normal" style:font-weight-asian="normal" style:font-style-complex="normal" style:font-weight-complex="normal"/>
    </style:style>
    <style:style style:name="P164" style:family="paragraph" style:parent-style-name="Standard">
      <style:text-properties style:text-position="0% 100%" fo:language="ru" fo:country="RU" fo:font-style="normal" style:text-underline-style="none" fo:font-weight="normal" officeooo:rsid="0019f43d" officeooo:paragraph-rsid="344da303" style:font-style-asian="normal" style:font-weight-asian="normal" style:font-style-complex="normal" style:font-weight-complex="normal"/>
    </style:style>
    <style:style style:name="P165" style:family="paragraph" style:parent-style-name="Standard">
      <style:text-properties style:text-position="0% 100%" fo:language="ru" fo:country="RU" fo:font-style="normal" style:text-underline-style="none" fo:font-weight="normal" officeooo:rsid="0019f43d" officeooo:paragraph-rsid="3450df6a" style:font-style-asian="normal" style:font-weight-asian="normal" style:font-style-complex="normal" style:font-weight-complex="normal"/>
    </style:style>
    <style:style style:name="P166" style:family="paragraph" style:parent-style-name="Standard">
      <style:text-properties style:text-position="0% 100%" fo:language="ru" fo:country="RU" fo:font-style="normal" style:text-underline-style="none" fo:font-weight="normal" officeooo:rsid="0019f43d" officeooo:paragraph-rsid="34531fab" style:font-style-asian="normal" style:font-weight-asian="normal" style:font-style-complex="normal" style:font-weight-complex="normal"/>
    </style:style>
    <style:style style:name="P167" style:family="paragraph" style:parent-style-name="Standard">
      <style:text-properties style:text-position="0% 100%" fo:language="ru" fo:country="RU" fo:font-style="normal" style:text-underline-style="none" fo:font-weight="normal" officeooo:rsid="0019f43d" officeooo:paragraph-rsid="3454d2e5" style:font-style-asian="normal" style:font-weight-asian="normal" style:font-style-complex="normal" style:font-weight-complex="normal"/>
    </style:style>
    <style:style style:name="P168" style:family="paragraph" style:parent-style-name="Standard">
      <style:text-properties style:text-position="0% 100%" fo:language="ru" fo:country="RU" fo:font-style="normal" style:text-underline-style="none" fo:font-weight="normal" officeooo:rsid="0019f43d" officeooo:paragraph-rsid="3454f26d" style:font-style-asian="normal" style:font-weight-asian="normal" style:font-style-complex="normal" style:font-weight-complex="normal"/>
    </style:style>
    <style:style style:name="P169" style:family="paragraph" style:parent-style-name="Standard">
      <style:text-properties style:text-position="0% 100%" fo:language="ru" fo:country="RU" fo:font-style="normal" style:text-underline-style="none" fo:font-weight="normal" officeooo:rsid="0019f43d" officeooo:paragraph-rsid="3487c06f" style:font-style-asian="normal" style:font-weight-asian="normal" style:font-style-complex="normal" style:font-weight-complex="normal"/>
    </style:style>
    <style:style style:name="P170" style:family="paragraph" style:parent-style-name="Standard">
      <style:text-properties style:text-position="0% 100%" fo:language="ru" fo:country="RU" fo:font-style="normal" style:text-underline-style="none" fo:font-weight="normal" officeooo:rsid="0019f43d" officeooo:paragraph-rsid="348bea1a" style:font-style-asian="normal" style:font-weight-asian="normal" style:font-style-complex="normal" style:font-weight-complex="normal"/>
    </style:style>
    <style:style style:name="P171" style:family="paragraph" style:parent-style-name="Standard">
      <style:text-properties style:text-position="0% 100%" fo:language="ru" fo:country="RU" fo:font-style="normal" style:text-underline-style="none" fo:font-weight="normal" officeooo:rsid="0019f43d" officeooo:paragraph-rsid="348d576b" style:font-style-asian="normal" style:font-weight-asian="normal" style:font-style-complex="normal" style:font-weight-complex="normal"/>
    </style:style>
    <style:style style:name="P172" style:family="paragraph" style:parent-style-name="Standard">
      <style:text-properties style:text-position="0% 100%" fo:language="ru" fo:country="RU" fo:font-style="normal" style:text-underline-style="none" fo:font-weight="normal" officeooo:rsid="0019f43d" officeooo:paragraph-rsid="34927660" style:font-style-asian="normal" style:font-weight-asian="normal" style:font-style-complex="normal" style:font-weight-complex="normal"/>
    </style:style>
    <style:style style:name="P173" style:family="paragraph" style:parent-style-name="Standard">
      <style:text-properties style:text-position="0% 100%" fo:language="ru" fo:country="RU" fo:font-style="normal" style:text-underline-style="none" fo:font-weight="normal" officeooo:rsid="0019f43d" officeooo:paragraph-rsid="3493ffcc" style:font-style-asian="normal" style:font-weight-asian="normal" style:font-style-complex="normal" style:font-weight-complex="normal"/>
    </style:style>
    <style:style style:name="P174" style:family="paragraph" style:parent-style-name="Standard">
      <style:text-properties style:text-position="0% 100%" fo:language="ru" fo:country="RU" fo:font-style="normal" style:text-underline-style="none" fo:font-weight="normal" officeooo:rsid="0019f43d" officeooo:paragraph-rsid="3498ad76" style:font-style-asian="normal" style:font-weight-asian="normal" style:font-style-complex="normal" style:font-weight-complex="normal"/>
    </style:style>
    <style:style style:name="P175" style:family="paragraph" style:parent-style-name="Standard">
      <style:text-properties style:text-position="0% 100%" fo:language="ru" fo:country="RU" fo:font-style="normal" style:text-underline-style="none" fo:font-weight="normal" officeooo:rsid="0019f43d" officeooo:paragraph-rsid="349aa665" style:font-style-asian="normal" style:font-weight-asian="normal" style:font-style-complex="normal" style:font-weight-complex="normal"/>
    </style:style>
    <style:style style:name="P176" style:family="paragraph" style:parent-style-name="Standard">
      <style:text-properties style:text-position="0% 100%" fo:language="ru" fo:country="RU" fo:font-style="normal" style:text-underline-style="none" fo:font-weight="normal" officeooo:rsid="0019f43d" officeooo:paragraph-rsid="34a3a6c7" style:font-style-asian="normal" style:font-weight-asian="normal" style:font-style-complex="normal" style:font-weight-complex="normal"/>
    </style:style>
    <style:style style:name="P177" style:family="paragraph" style:parent-style-name="Standard">
      <style:text-properties style:text-position="0% 100%" fo:language="ru" fo:country="RU" fo:font-style="normal" style:text-underline-style="none" fo:font-weight="normal" officeooo:rsid="0019f43d" officeooo:paragraph-rsid="34a43284" style:font-style-asian="normal" style:font-weight-asian="normal" style:font-style-complex="normal" style:font-weight-complex="normal"/>
    </style:style>
    <style:style style:name="P178" style:family="paragraph" style:parent-style-name="Standard">
      <style:text-properties style:text-position="0% 100%" fo:language="ru" fo:country="RU" fo:font-style="normal" style:text-underline-style="none" fo:font-weight="normal" officeooo:rsid="0019f43d" officeooo:paragraph-rsid="34b05745" style:font-style-asian="normal" style:font-weight-asian="normal" style:font-style-complex="normal" style:font-weight-complex="normal"/>
    </style:style>
    <style:style style:name="P179" style:family="paragraph" style:parent-style-name="Standard">
      <style:text-properties style:text-position="0% 100%" fo:language="ru" fo:country="RU" fo:font-style="normal" style:text-underline-style="none" fo:font-weight="normal" officeooo:rsid="0019f43d" officeooo:paragraph-rsid="34b2ee59" style:font-style-asian="normal" style:font-weight-asian="normal" style:font-style-complex="normal" style:font-weight-complex="normal"/>
    </style:style>
    <style:style style:name="P180" style:family="paragraph" style:parent-style-name="Standard">
      <style:text-properties style:text-position="0% 100%" fo:language="ru" fo:country="RU" fo:font-style="normal" style:text-underline-style="none" fo:font-weight="normal" officeooo:rsid="0019f43d" officeooo:paragraph-rsid="34b5e044" style:font-style-asian="normal" style:font-weight-asian="normal" style:font-style-complex="normal" style:font-weight-complex="normal"/>
    </style:style>
    <style:style style:name="P181" style:family="paragraph" style:parent-style-name="Standard">
      <style:text-properties style:text-position="0% 100%" fo:language="ru" fo:country="RU" fo:font-style="normal" style:text-underline-style="none" fo:font-weight="normal" officeooo:rsid="0019f43d" officeooo:paragraph-rsid="34c2e031" style:font-style-asian="normal" style:font-weight-asian="normal" style:font-style-complex="normal" style:font-weight-complex="normal"/>
    </style:style>
    <style:style style:name="P182" style:family="paragraph" style:parent-style-name="Standard">
      <style:text-properties style:text-position="0% 100%" fo:language="ru" fo:country="RU" fo:font-style="normal" style:text-underline-style="none" fo:font-weight="normal" officeooo:rsid="0019f43d" officeooo:paragraph-rsid="34ceda48" style:font-style-asian="normal" style:font-weight-asian="normal" style:font-style-complex="normal" style:font-weight-complex="normal"/>
    </style:style>
    <style:style style:name="P183" style:family="paragraph" style:parent-style-name="Standard">
      <style:text-properties style:text-position="0% 100%" fo:language="ru" fo:country="RU" fo:font-style="normal" style:text-underline-style="none" fo:font-weight="normal" officeooo:rsid="0019f43d" officeooo:paragraph-rsid="34d3a6cc" style:font-style-asian="normal" style:font-weight-asian="normal" style:font-style-complex="normal" style:font-weight-complex="normal"/>
    </style:style>
    <style:style style:name="P184" style:family="paragraph" style:parent-style-name="Standard">
      <style:text-properties style:text-position="0% 100%" fo:language="ru" fo:country="RU" fo:font-style="normal" style:text-underline-style="none" fo:font-weight="normal" officeooo:rsid="0019f43d" officeooo:paragraph-rsid="34d49480" style:font-style-asian="normal" style:font-weight-asian="normal" style:font-style-complex="normal" style:font-weight-complex="normal"/>
    </style:style>
    <style:style style:name="P185" style:family="paragraph" style:parent-style-name="Standard">
      <style:text-properties style:text-position="0% 100%" fo:language="ru" fo:country="RU" fo:font-style="normal" style:text-underline-style="none" fo:font-weight="normal" officeooo:rsid="0019f43d" officeooo:paragraph-rsid="34d4cd3e" style:font-style-asian="normal" style:font-weight-asian="normal" style:font-style-complex="normal" style:font-weight-complex="normal"/>
    </style:style>
    <style:style style:name="P186" style:family="paragraph" style:parent-style-name="Standard">
      <style:text-properties style:text-position="0% 100%" fo:language="ru" fo:country="RU" fo:font-style="normal" style:text-underline-style="none" fo:font-weight="normal" officeooo:rsid="0019f43d" officeooo:paragraph-rsid="34d67e4a" style:font-style-asian="normal" style:font-weight-asian="normal" style:font-style-complex="normal" style:font-weight-complex="normal"/>
    </style:style>
    <style:style style:name="P187" style:family="paragraph" style:parent-style-name="Standard">
      <style:text-properties style:text-position="0% 100%" fo:language="ru" fo:country="RU" fo:font-style="normal" style:text-underline-style="none" fo:font-weight="normal" officeooo:rsid="0019f43d" officeooo:paragraph-rsid="34d9ab7b" style:font-style-asian="normal" style:font-weight-asian="normal" style:font-style-complex="normal" style:font-weight-complex="normal"/>
    </style:style>
    <style:style style:name="P188" style:family="paragraph" style:parent-style-name="Standard">
      <style:text-properties style:text-position="0% 100%" fo:language="ru" fo:country="RU" fo:font-style="normal" style:text-underline-style="none" fo:font-weight="normal" officeooo:rsid="0019f43d" officeooo:paragraph-rsid="34db35fe" style:font-style-asian="normal" style:font-weight-asian="normal" style:font-style-complex="normal" style:font-weight-complex="normal"/>
    </style:style>
    <style:style style:name="P189" style:family="paragraph" style:parent-style-name="Standard">
      <style:text-properties style:text-position="0% 100%" fo:language="ru" fo:country="RU" fo:font-style="normal" style:text-underline-style="none" fo:font-weight="normal" officeooo:rsid="0019f43d" officeooo:paragraph-rsid="34e22f9f" style:font-style-asian="normal" style:font-weight-asian="normal" style:font-style-complex="normal" style:font-weight-complex="normal"/>
    </style:style>
    <style:style style:name="P190" style:family="paragraph" style:parent-style-name="Standard">
      <style:text-properties style:text-position="0% 100%" fo:language="ru" fo:country="RU" fo:font-style="normal" style:text-underline-style="none" fo:font-weight="normal" officeooo:rsid="0019f43d" officeooo:paragraph-rsid="36b2cee2" style:font-style-asian="normal" style:font-weight-asian="normal" style:font-style-complex="normal" style:font-weight-complex="normal"/>
    </style:style>
    <style:style style:name="P191" style:family="paragraph" style:parent-style-name="Standard">
      <style:text-properties style:text-position="0% 100%" fo:language="ru" fo:country="RU" fo:font-style="normal" style:text-underline-style="none" fo:font-weight="normal" officeooo:rsid="0019f43d" officeooo:paragraph-rsid="36ba6b2c" style:font-style-asian="normal" style:font-weight-asian="normal" style:font-style-complex="normal" style:font-weight-complex="normal"/>
    </style:style>
    <style:style style:name="P192" style:family="paragraph" style:parent-style-name="Standard">
      <style:text-properties style:text-position="0% 100%" fo:language="ru" fo:country="RU" fo:font-style="normal" style:text-underline-style="none" fo:font-weight="normal" officeooo:rsid="0019f43d" officeooo:paragraph-rsid="36bc3491" style:font-style-asian="normal" style:font-weight-asian="normal" style:font-style-complex="normal" style:font-weight-complex="normal"/>
    </style:style>
    <style:style style:name="P193" style:family="paragraph" style:parent-style-name="Standard">
      <style:text-properties style:text-position="0% 100%" fo:language="ru" fo:country="RU" fo:font-style="normal" style:text-underline-style="none" fo:font-weight="normal" officeooo:rsid="0019f43d" officeooo:paragraph-rsid="36be5211" style:font-style-asian="normal" style:font-weight-asian="normal" style:font-style-complex="normal" style:font-weight-complex="normal"/>
    </style:style>
    <style:style style:name="P194" style:family="paragraph" style:parent-style-name="Standard">
      <style:text-properties style:text-position="0% 100%" fo:language="ru" fo:country="RU" fo:font-style="normal" style:text-underline-style="none" fo:font-weight="normal" officeooo:rsid="0019f43d" officeooo:paragraph-rsid="36c209a3" style:font-style-asian="normal" style:font-weight-asian="normal" style:font-style-complex="normal" style:font-weight-complex="normal"/>
    </style:style>
    <style:style style:name="P195" style:family="paragraph" style:parent-style-name="Standard">
      <style:text-properties style:text-position="0% 100%" fo:language="ru" fo:country="RU" fo:font-style="normal" style:text-underline-style="none" fo:font-weight="normal" officeooo:rsid="0019f43d" officeooo:paragraph-rsid="36c53c1f" style:font-style-asian="normal" style:font-weight-asian="normal" style:font-style-complex="normal" style:font-weight-complex="normal"/>
    </style:style>
    <style:style style:name="P196" style:family="paragraph" style:parent-style-name="Standard">
      <style:text-properties style:text-position="0% 100%" fo:language="ru" fo:country="RU" fo:font-style="normal" style:text-underline-style="none" fo:font-weight="normal" officeooo:rsid="0019f43d" officeooo:paragraph-rsid="36c8b091" style:font-style-asian="normal" style:font-weight-asian="normal" style:font-style-complex="normal" style:font-weight-complex="normal"/>
    </style:style>
    <style:style style:name="P197" style:family="paragraph" style:parent-style-name="Standard">
      <style:text-properties style:text-position="0% 100%" fo:language="ru" fo:country="RU" fo:font-style="normal" style:text-underline-style="none" fo:font-weight="normal" officeooo:rsid="0019f43d" officeooo:paragraph-rsid="36cb5def" style:font-style-asian="normal" style:font-weight-asian="normal" style:font-style-complex="normal" style:font-weight-complex="normal"/>
    </style:style>
    <style:style style:name="P198" style:family="paragraph" style:parent-style-name="Standard">
      <style:text-properties style:text-position="0% 100%" fo:language="ru" fo:country="RU" fo:font-style="normal" style:text-underline-style="none" fo:font-weight="normal" officeooo:rsid="0019f43d" officeooo:paragraph-rsid="36cc01d2" style:font-style-asian="normal" style:font-weight-asian="normal" style:font-style-complex="normal" style:font-weight-complex="normal"/>
    </style:style>
    <style:style style:name="P199" style:family="paragraph" style:parent-style-name="Standard">
      <style:text-properties style:text-position="0% 100%" fo:language="ru" fo:country="RU" fo:font-style="normal" style:text-underline-style="none" fo:font-weight="normal" officeooo:rsid="0019f43d" officeooo:paragraph-rsid="36cf862b" style:font-style-asian="normal" style:font-weight-asian="normal" style:font-style-complex="normal" style:font-weight-complex="normal"/>
    </style:style>
    <style:style style:name="P200" style:family="paragraph" style:parent-style-name="Standard">
      <style:text-properties style:text-position="0% 100%" fo:language="ru" fo:country="RU" fo:font-style="normal" style:text-underline-style="none" fo:font-weight="normal" officeooo:rsid="0019f43d" officeooo:paragraph-rsid="36de23ac" style:font-style-asian="normal" style:font-weight-asian="normal" style:font-style-complex="normal" style:font-weight-complex="normal"/>
    </style:style>
    <style:style style:name="P201" style:family="paragraph" style:parent-style-name="Standard">
      <style:text-properties style:text-position="0% 100%" fo:language="ru" fo:country="RU" fo:font-style="normal" style:text-underline-style="none" fo:font-weight="normal" officeooo:rsid="2572dec6" officeooo:paragraph-rsid="2572dec6" style:font-style-asian="normal" style:font-weight-asian="normal" style:font-style-complex="normal" style:font-weight-complex="normal"/>
    </style:style>
    <style:style style:name="P202" style:family="paragraph" style:parent-style-name="Standard">
      <style:text-properties style:text-position="0% 100%" fo:language="ru" fo:country="RU" fo:font-style="normal" style:text-underline-style="none" fo:font-weight="normal" officeooo:rsid="2575d6fd" officeooo:paragraph-rsid="2575d6fd" style:font-style-asian="normal" style:font-weight-asian="normal" style:font-style-complex="normal" style:font-weight-complex="normal"/>
    </style:style>
    <style:style style:name="P203" style:family="paragraph" style:parent-style-name="Standard">
      <style:text-properties style:text-position="0% 100%" fo:language="ru" fo:country="RU" fo:font-style="normal" style:text-underline-style="none" fo:font-weight="normal" officeooo:rsid="257f4173" officeooo:paragraph-rsid="25822651" style:font-style-asian="normal" style:font-weight-asian="normal" style:font-style-complex="normal" style:font-weight-complex="normal"/>
    </style:style>
    <style:style style:name="P204" style:family="paragraph" style:parent-style-name="Standard">
      <style:text-properties style:text-position="0% 100%" fo:language="ru" fo:country="RU" fo:font-style="normal" style:text-underline-style="none" fo:font-weight="normal" officeooo:rsid="258490ed" officeooo:paragraph-rsid="2591bc33" style:font-style-asian="normal" style:font-weight-asian="normal" style:font-style-complex="normal" style:font-weight-complex="normal"/>
    </style:style>
    <style:style style:name="P205" style:family="paragraph" style:parent-style-name="Standard">
      <style:text-properties style:text-position="0% 100%" fo:language="ru" fo:country="RU" fo:font-style="normal" style:text-underline-style="none" fo:font-weight="normal" officeooo:rsid="25a3eb16" officeooo:paragraph-rsid="25b8ef30" style:font-style-asian="normal" style:font-weight-asian="normal" style:font-style-complex="normal" style:font-weight-complex="normal"/>
    </style:style>
    <style:style style:name="P206" style:family="paragraph" style:parent-style-name="Standard">
      <style:text-properties style:text-position="0% 100%" fo:language="ru" fo:country="RU" fo:font-style="normal" style:text-underline-style="none" fo:font-weight="normal" officeooo:rsid="25ba4d30" officeooo:paragraph-rsid="25c50c7b" style:font-style-asian="normal" style:font-weight-asian="normal" style:font-style-complex="normal" style:font-weight-complex="normal"/>
    </style:style>
    <style:style style:name="P207" style:family="paragraph" style:parent-style-name="Standard">
      <style:text-properties style:text-position="0% 100%" fo:language="ru" fo:country="RU" fo:font-style="normal" style:text-underline-style="none" fo:font-weight="normal" officeooo:rsid="25ce99ba" officeooo:paragraph-rsid="25ce99ba" style:font-style-asian="normal" style:font-weight-asian="normal" style:font-style-complex="normal" style:font-weight-complex="normal"/>
    </style:style>
    <style:style style:name="P208" style:family="paragraph" style:parent-style-name="Standard">
      <style:text-properties style:text-position="0% 100%" fo:language="ru" fo:country="RU" fo:font-style="normal" style:text-underline-style="none" fo:font-weight="normal" officeooo:rsid="25d4f298" officeooo:paragraph-rsid="25dbc857" style:font-style-asian="normal" style:font-weight-asian="normal" style:font-style-complex="normal" style:font-weight-complex="normal"/>
    </style:style>
    <style:style style:name="P209" style:family="paragraph" style:parent-style-name="Standard">
      <style:text-properties style:text-position="0% 100%" fo:language="ru" fo:country="RU" fo:font-style="normal" style:text-underline-style="none" fo:font-weight="normal" officeooo:rsid="25dd94c2" officeooo:paragraph-rsid="25ee573f" style:font-style-asian="normal" style:font-weight-asian="normal" style:font-style-complex="normal" style:font-weight-complex="normal"/>
    </style:style>
    <style:style style:name="P210" style:family="paragraph" style:parent-style-name="Standard">
      <style:paragraph-properties fo:text-align="center" style:justify-single-word="false"/>
      <style:text-properties style:text-position="0% 100%" fo:language="ru" fo:country="RU" fo:font-style="normal" style:text-underline-style="none" fo:font-weight="normal" officeooo:rsid="25ee573f" officeooo:paragraph-rsid="25ee573f" style:font-style-asian="normal" style:font-weight-asian="normal" style:font-style-complex="normal" style:font-weight-complex="normal"/>
    </style:style>
    <style:style style:name="P211" style:family="paragraph" style:parent-style-name="Standard">
      <style:paragraph-properties fo:text-align="start" style:justify-single-word="false"/>
      <style:text-properties style:text-position="0% 100%" fo:language="ru" fo:country="RU" fo:font-style="normal" style:text-underline-style="none" fo:font-weight="normal" officeooo:rsid="25f051ee" officeooo:paragraph-rsid="25f051ee" style:font-style-asian="normal" style:font-weight-asian="normal" style:font-style-complex="normal" style:font-weight-complex="normal"/>
    </style:style>
    <style:style style:name="P212" style:family="paragraph" style:parent-style-name="Standard">
      <style:paragraph-properties fo:text-align="start" style:justify-single-word="false"/>
      <style:text-properties style:text-position="0% 100%" fo:language="ru" fo:country="RU" fo:font-style="normal" style:text-underline-style="none" fo:font-weight="normal" officeooo:rsid="25f46f65" officeooo:paragraph-rsid="25f46f65" style:font-style-asian="normal" style:font-weight-asian="normal" style:font-style-complex="normal" style:font-weight-complex="normal"/>
    </style:style>
    <style:style style:name="P213" style:family="paragraph" style:parent-style-name="Standard">
      <style:paragraph-properties fo:text-align="start" style:justify-single-word="false"/>
      <style:text-properties style:text-position="0% 100%" fo:language="ru" fo:country="RU" fo:font-style="normal" style:text-underline-style="none" fo:font-weight="normal" officeooo:rsid="25fa19f4" officeooo:paragraph-rsid="25fa19f4" style:font-style-asian="normal" style:font-weight-asian="normal" style:font-style-complex="normal" style:font-weight-complex="normal"/>
    </style:style>
    <style:style style:name="P214" style:family="paragraph" style:parent-style-name="Standard">
      <style:text-properties style:text-position="0% 100%" fo:language="ru" fo:country="RU" fo:font-style="normal" style:text-underline-style="none" fo:font-weight="normal" officeooo:rsid="26a0694f" officeooo:paragraph-rsid="26a3629f" style:font-style-asian="normal" style:font-weight-asian="normal" style:font-style-complex="normal" style:font-weight-complex="normal"/>
    </style:style>
    <style:style style:name="P215" style:family="paragraph" style:parent-style-name="Standard">
      <style:text-properties style:text-position="0% 100%" fo:language="ru" fo:country="RU" fo:font-style="normal" style:text-underline-style="none" fo:font-weight="normal" officeooo:rsid="265e7e37" officeooo:paragraph-rsid="263e5571" style:font-style-asian="normal" style:font-weight-asian="normal" style:font-style-complex="normal" style:font-weight-complex="normal"/>
    </style:style>
    <style:style style:name="P216" style:family="paragraph" style:parent-style-name="Standard">
      <style:text-properties style:text-position="0% 100%" fo:language="ru" fo:country="RU" fo:font-style="normal" style:text-underline-style="none" fo:font-weight="normal" officeooo:rsid="2695a274" officeooo:paragraph-rsid="269f958d" style:font-style-asian="normal" style:font-weight-asian="normal" style:font-style-complex="normal" style:font-weight-complex="normal"/>
    </style:style>
    <style:style style:name="P217" style:family="paragraph" style:parent-style-name="Standard">
      <style:text-properties style:text-position="0% 100%" fo:language="ru" fo:country="RU" fo:font-style="normal" style:text-underline-style="none" fo:font-weight="normal" officeooo:rsid="27512b50" officeooo:paragraph-rsid="27512b50" style:font-style-asian="normal" style:font-weight-asian="normal" style:font-style-complex="normal" style:font-weight-complex="normal"/>
    </style:style>
    <style:style style:name="P218" style:family="paragraph" style:parent-style-name="Standard">
      <style:text-properties style:text-position="0% 100%" fo:language="ru" fo:country="RU" fo:font-style="normal" style:text-underline-style="none" fo:font-weight="normal" officeooo:rsid="2761d720" officeooo:paragraph-rsid="276b8745" style:font-style-asian="normal" style:font-weight-asian="normal" style:font-style-complex="normal" style:font-weight-complex="normal"/>
    </style:style>
    <style:style style:name="P219" style:family="paragraph" style:parent-style-name="Standard">
      <style:text-properties style:text-position="0% 100%" fo:language="ru" fo:country="RU" fo:font-style="normal" style:text-underline-style="none" fo:font-weight="normal" officeooo:rsid="276f5625" officeooo:paragraph-rsid="276f5625" style:font-style-asian="normal" style:font-weight-asian="normal" style:font-style-complex="normal" style:font-weight-complex="normal"/>
    </style:style>
    <style:style style:name="P220" style:family="paragraph" style:parent-style-name="Standard">
      <style:text-properties style:text-position="0% 100%" fo:language="ru" fo:country="RU" fo:font-style="normal" style:text-underline-style="none" fo:font-weight="normal" officeooo:rsid="27891b00" officeooo:paragraph-rsid="27891b00" style:font-style-asian="normal" style:font-weight-asian="normal" style:font-style-complex="normal" style:font-weight-complex="normal"/>
    </style:style>
    <style:style style:name="P221" style:family="paragraph" style:parent-style-name="Standard">
      <style:text-properties style:text-position="0% 100%" fo:language="ru" fo:country="RU" fo:font-style="normal" style:text-underline-style="none" fo:font-weight="normal" officeooo:rsid="27987bd3" officeooo:paragraph-rsid="27a10b77" style:font-style-asian="normal" style:font-weight-asian="normal" style:font-style-complex="normal" style:font-weight-complex="normal"/>
    </style:style>
    <style:style style:name="P222" style:family="paragraph" style:parent-style-name="Standard">
      <style:text-properties style:text-position="0% 100%" fo:language="ru" fo:country="RU" fo:font-style="normal" style:text-underline-style="none" fo:font-weight="normal" officeooo:rsid="280ca125" officeooo:paragraph-rsid="2810ddf2" style:font-style-asian="normal" style:font-weight-asian="normal" style:font-style-complex="normal" style:font-weight-complex="normal"/>
    </style:style>
    <style:style style:name="P223" style:family="paragraph" style:parent-style-name="Standard">
      <style:text-properties style:text-position="0% 100%" fo:language="ru" fo:country="RU" fo:font-style="normal" style:text-underline-style="none" fo:font-weight="normal" officeooo:rsid="28145443" officeooo:paragraph-rsid="2819af84" style:font-style-asian="normal" style:font-weight-asian="normal" style:font-style-complex="normal" style:font-weight-complex="normal"/>
    </style:style>
    <style:style style:name="P224" style:family="paragraph" style:parent-style-name="Standard">
      <style:text-properties style:text-position="0% 100%" fo:language="ru" fo:country="RU" fo:font-style="normal" style:text-underline-style="none" fo:font-weight="normal" officeooo:rsid="281cce2c" officeooo:paragraph-rsid="28223b7f" style:font-style-asian="normal" style:font-weight-asian="normal" style:font-style-complex="normal" style:font-weight-complex="normal"/>
    </style:style>
    <style:style style:name="P225" style:family="paragraph" style:parent-style-name="Standard">
      <style:text-properties style:text-position="0% 100%" fo:language="ru" fo:country="RU" fo:font-style="normal" style:text-underline-style="none" fo:font-weight="normal" officeooo:rsid="2825c40e" officeooo:paragraph-rsid="2833391c" style:font-style-asian="normal" style:font-weight-asian="normal" style:font-style-complex="normal" style:font-weight-complex="normal"/>
    </style:style>
    <style:style style:name="P226" style:family="paragraph" style:parent-style-name="Standard">
      <style:text-properties style:text-position="0% 100%" fo:language="ru" fo:country="RU" fo:font-style="normal" style:text-underline-style="none" fo:font-weight="normal" officeooo:rsid="28489051" officeooo:paragraph-rsid="28489051" style:font-style-asian="normal" style:font-weight-asian="normal" style:font-style-complex="normal" style:font-weight-complex="normal"/>
    </style:style>
    <style:style style:name="P227" style:family="paragraph" style:parent-style-name="Standard">
      <style:text-properties style:text-position="0% 100%" fo:language="ru" fo:country="RU" fo:font-style="normal" style:text-underline-style="none" fo:font-weight="normal" officeooo:rsid="2875cfe5" officeooo:paragraph-rsid="287b85ba" style:font-style-asian="normal" style:font-weight-asian="normal" style:font-style-complex="normal" style:font-weight-complex="normal"/>
    </style:style>
    <style:style style:name="P228" style:family="paragraph" style:parent-style-name="Standard">
      <style:text-properties style:text-position="0% 100%" fo:language="ru" fo:country="RU" fo:font-style="normal" style:text-underline-style="none" fo:font-weight="normal" officeooo:rsid="287ce26a" officeooo:paragraph-rsid="2880f557" style:font-style-asian="normal" style:font-weight-asian="normal" style:font-style-complex="normal" style:font-weight-complex="normal"/>
    </style:style>
    <style:style style:name="P229" style:family="paragraph" style:parent-style-name="Standard">
      <style:text-properties style:text-position="0% 100%" fo:language="ru" fo:country="RU" fo:font-style="normal" style:text-underline-style="none" fo:font-weight="normal" officeooo:rsid="28934f5b" officeooo:paragraph-rsid="289cb447" style:font-style-asian="normal" style:font-weight-asian="normal" style:font-style-complex="normal" style:font-weight-complex="normal"/>
    </style:style>
    <style:style style:name="P230" style:family="paragraph" style:parent-style-name="Standard">
      <style:text-properties style:text-position="0% 100%" fo:language="ru" fo:country="RU" fo:font-style="normal" style:text-underline-style="none" fo:font-weight="normal" officeooo:rsid="289ea85c" officeooo:paragraph-rsid="289ea85c" style:font-style-asian="normal" style:font-weight-asian="normal" style:font-style-complex="normal" style:font-weight-complex="normal"/>
    </style:style>
    <style:style style:name="P231" style:family="paragraph" style:parent-style-name="Standard">
      <style:text-properties style:text-position="0% 100%" fo:language="ru" fo:country="RU" fo:font-style="normal" style:text-underline-style="none" fo:font-weight="normal" officeooo:rsid="28b98943" officeooo:paragraph-rsid="28c4220c" style:font-style-asian="normal" style:font-weight-asian="normal" style:font-style-complex="normal" style:font-weight-complex="normal"/>
    </style:style>
    <style:style style:name="P232" style:family="paragraph" style:parent-style-name="Standard">
      <style:text-properties style:text-position="0% 100%" fo:language="ru" fo:country="RU" fo:font-style="normal" style:text-underline-style="none" fo:font-weight="normal" officeooo:rsid="28c880ec" officeooo:paragraph-rsid="28edab4a" style:font-style-asian="normal" style:font-weight-asian="normal" style:font-style-complex="normal" style:font-weight-complex="normal"/>
    </style:style>
    <style:style style:name="P233" style:family="paragraph" style:parent-style-name="Standard">
      <style:text-properties style:text-position="0% 100%" fo:language="ru" fo:country="RU" fo:font-style="normal" style:text-underline-style="none" fo:font-weight="normal" officeooo:rsid="28ef4d60" officeooo:paragraph-rsid="28ef4d60" style:font-style-asian="normal" style:font-weight-asian="normal" style:font-style-complex="normal" style:font-weight-complex="normal"/>
    </style:style>
    <style:style style:name="P234" style:family="paragraph" style:parent-style-name="Standard">
      <style:text-properties style:text-position="0% 100%" fo:language="ru" fo:country="RU" fo:font-style="normal" style:text-underline-style="none" fo:font-weight="normal" officeooo:rsid="28fb164a" officeooo:paragraph-rsid="28fb164a" style:font-style-asian="normal" style:font-weight-asian="normal" style:font-style-complex="normal" style:font-weight-complex="normal"/>
    </style:style>
    <style:style style:name="P235" style:family="paragraph" style:parent-style-name="Standard">
      <style:text-properties style:text-position="0% 100%" fo:language="ru" fo:country="RU" fo:font-style="normal" style:text-underline-style="none" fo:font-weight="normal" officeooo:rsid="28c4220c" officeooo:paragraph-rsid="28c4220c" style:font-style-asian="normal" style:font-weight-asian="normal" style:font-style-complex="normal" style:font-weight-complex="normal"/>
    </style:style>
    <style:style style:name="P236" style:family="paragraph" style:parent-style-name="Standard">
      <style:text-properties style:text-position="0% 100%" fo:language="ru" fo:country="RU" fo:font-style="normal" style:text-underline-style="none" fo:font-weight="normal" officeooo:rsid="28ffdf06" officeooo:paragraph-rsid="28ffdf06" style:font-style-asian="normal" style:font-weight-asian="normal" style:font-style-complex="normal" style:font-weight-complex="normal"/>
    </style:style>
    <style:style style:name="P237" style:family="paragraph" style:parent-style-name="Standard">
      <style:text-properties style:text-position="0% 100%" fo:language="ru" fo:country="RU" fo:font-style="normal" style:text-underline-style="none" fo:font-weight="normal" officeooo:rsid="290c75c4" officeooo:paragraph-rsid="290c75c4" style:font-style-asian="normal" style:font-weight-asian="normal" style:font-style-complex="normal" style:font-weight-complex="normal"/>
    </style:style>
    <style:style style:name="P238" style:family="paragraph" style:parent-style-name="Standard">
      <style:text-properties style:text-position="0% 100%" fo:language="ru" fo:country="RU" fo:font-style="normal" style:text-underline-style="none" fo:font-weight="normal" officeooo:rsid="290c75c4" officeooo:paragraph-rsid="292d1212" style:font-style-asian="normal" style:font-weight-asian="normal" style:font-style-complex="normal" style:font-weight-complex="normal"/>
    </style:style>
    <style:style style:name="P239" style:family="paragraph" style:parent-style-name="Standard">
      <style:text-properties style:text-position="0% 100%" fo:language="ru" fo:country="RU" fo:font-style="normal" style:text-underline-style="none" fo:font-weight="normal" officeooo:rsid="1327ae62" officeooo:paragraph-rsid="292eb36b" style:font-style-asian="normal" style:font-weight-asian="normal" style:font-style-complex="normal" style:font-weight-complex="normal"/>
    </style:style>
    <style:style style:name="P240" style:family="paragraph" style:parent-style-name="Standard">
      <style:text-properties style:text-position="0% 100%" fo:language="ru" fo:country="RU" fo:font-style="normal" style:text-underline-style="none" fo:font-weight="normal" officeooo:rsid="2933f880" officeooo:paragraph-rsid="29534d79" style:font-style-asian="normal" style:font-weight-asian="normal" style:font-style-complex="normal" style:font-weight-complex="normal"/>
    </style:style>
    <style:style style:name="P241" style:family="paragraph" style:parent-style-name="Standard">
      <style:text-properties style:text-position="0% 100%" fo:language="ru" fo:country="RU" fo:font-style="normal" style:text-underline-style="none" fo:font-weight="normal" officeooo:rsid="2961dfd4" officeooo:paragraph-rsid="2967483b" style:font-style-asian="normal" style:font-weight-asian="normal" style:font-style-complex="normal" style:font-weight-complex="normal"/>
    </style:style>
    <style:style style:name="P242" style:family="paragraph" style:parent-style-name="Standard">
      <style:text-properties style:text-position="0% 100%" fo:language="ru" fo:country="RU" fo:font-style="normal" style:text-underline-style="none" fo:font-weight="normal" officeooo:rsid="29735efb" officeooo:paragraph-rsid="297a0054" style:font-style-asian="normal" style:font-weight-asian="normal" style:font-style-complex="normal" style:font-weight-complex="normal"/>
    </style:style>
    <style:style style:name="P243" style:family="paragraph" style:parent-style-name="Standard">
      <style:text-properties style:text-position="0% 100%" fo:language="ru" fo:country="RU" fo:font-style="normal" style:text-underline-style="none" fo:font-weight="normal" officeooo:rsid="298c5869" officeooo:paragraph-rsid="298c5869" style:font-style-asian="normal" style:font-weight-asian="normal" style:font-style-complex="normal" style:font-weight-complex="normal"/>
    </style:style>
    <style:style style:name="P244" style:family="paragraph" style:parent-style-name="Standard">
      <style:text-properties style:text-position="0% 100%" fo:language="ru" fo:country="RU" fo:font-style="normal" style:text-underline-style="none" fo:font-weight="normal" officeooo:rsid="298fda46" officeooo:paragraph-rsid="298fda46" style:font-style-asian="normal" style:font-weight-asian="normal" style:font-style-complex="normal" style:font-weight-complex="normal"/>
    </style:style>
    <style:style style:name="P245" style:family="paragraph" style:parent-style-name="Standard">
      <style:text-properties style:text-position="0% 100%" fo:language="ru" fo:country="RU" fo:font-style="normal" style:text-underline-style="none" fo:font-weight="normal" officeooo:rsid="29b2e03d" officeooo:paragraph-rsid="29b4d3f3" style:font-style-asian="normal" style:font-weight-asian="normal" style:font-style-complex="normal" style:font-weight-complex="normal"/>
    </style:style>
    <style:style style:name="P246" style:family="paragraph" style:parent-style-name="Standard">
      <style:text-properties style:text-position="0% 100%" fo:language="ru" fo:country="RU" fo:font-style="normal" style:text-underline-style="none" fo:font-weight="normal" officeooo:rsid="29b51eb8" officeooo:paragraph-rsid="29e345b0" style:font-style-asian="normal" style:font-weight-asian="normal" style:font-style-complex="normal" style:font-weight-complex="normal"/>
    </style:style>
    <style:style style:name="P247" style:family="paragraph" style:parent-style-name="Standard">
      <style:text-properties style:text-position="0% 100%" fo:language="ru" fo:country="RU" fo:font-style="normal" style:text-underline-style="none" fo:font-weight="normal" officeooo:rsid="29d0468b" officeooo:paragraph-rsid="29d88a1c" style:font-style-asian="normal" style:font-weight-asian="normal" style:font-style-complex="normal" style:font-weight-complex="normal"/>
    </style:style>
    <style:style style:name="P248" style:family="paragraph" style:parent-style-name="Standard">
      <style:text-properties style:text-position="0% 100%" fo:language="ru" fo:country="RU" fo:font-style="normal" style:text-underline-style="none" fo:font-weight="normal" officeooo:rsid="29e694b1" officeooo:paragraph-rsid="29e694b1" style:font-style-asian="normal" style:font-weight-asian="normal" style:font-style-complex="normal" style:font-weight-complex="normal"/>
    </style:style>
    <style:style style:name="P249" style:family="paragraph" style:parent-style-name="Standard">
      <style:text-properties style:text-position="0% 100%" fo:language="ru" fo:country="RU" fo:font-style="normal" style:text-underline-style="none" fo:font-weight="normal" officeooo:rsid="29e119a4" officeooo:paragraph-rsid="29e345b0" style:font-style-asian="normal" style:font-weight-asian="normal" style:font-style-complex="normal" style:font-weight-complex="normal"/>
    </style:style>
    <style:style style:name="P250" style:family="paragraph" style:parent-style-name="Standard">
      <style:text-properties style:text-position="0% 100%" fo:language="ru" fo:country="RU" fo:font-style="normal" style:text-underline-style="none" fo:font-weight="normal" officeooo:rsid="29ebf28d" officeooo:paragraph-rsid="2a1dddd4" style:font-style-asian="normal" style:font-weight-asian="normal" style:font-style-complex="normal" style:font-weight-complex="normal"/>
    </style:style>
    <style:style style:name="P251" style:family="paragraph" style:parent-style-name="Standard">
      <style:text-properties style:text-position="0% 100%" fo:language="ru" fo:country="RU" fo:font-style="normal" style:text-underline-style="none" fo:font-weight="normal" officeooo:rsid="2a1dddd4" officeooo:paragraph-rsid="2a1dddd4" style:font-style-asian="normal" style:font-weight-asian="normal" style:font-style-complex="normal" style:font-weight-complex="normal"/>
    </style:style>
    <style:style style:name="P252" style:family="paragraph" style:parent-style-name="Standard">
      <style:text-properties style:text-position="0% 100%" fo:language="ru" fo:country="RU" fo:font-style="normal" style:text-underline-style="none" fo:font-weight="normal" officeooo:rsid="2a21d258" officeooo:paragraph-rsid="2a21d258" style:font-style-asian="normal" style:font-weight-asian="normal" style:font-style-complex="normal" style:font-weight-complex="normal"/>
    </style:style>
    <style:style style:name="P253" style:family="paragraph" style:parent-style-name="Standard">
      <style:text-properties style:text-position="0% 100%" fo:language="ru" fo:country="RU" fo:font-style="normal" style:text-underline-style="none" fo:font-weight="normal" officeooo:rsid="2a30127a" officeooo:paragraph-rsid="2a328735" style:font-style-asian="normal" style:font-weight-asian="normal" style:font-style-complex="normal" style:font-weight-complex="normal"/>
    </style:style>
    <style:style style:name="P254" style:family="paragraph" style:parent-style-name="Standard">
      <style:text-properties style:text-position="0% 100%" fo:language="ru" fo:country="RU" fo:font-style="normal" style:text-underline-style="none" fo:font-weight="normal" officeooo:rsid="2a7c5452" officeooo:paragraph-rsid="2a73fb83" style:font-style-asian="normal" style:font-weight-asian="normal" style:font-style-complex="normal" style:font-weight-complex="normal"/>
    </style:style>
    <style:style style:name="P255" style:family="paragraph" style:parent-style-name="Standard">
      <style:text-properties style:text-position="0% 100%" fo:language="ru" fo:country="RU" fo:font-style="normal" style:text-underline-style="none" fo:font-weight="normal" officeooo:rsid="2c948ff0" officeooo:paragraph-rsid="2ca46dd5" style:font-style-asian="normal" style:font-weight-asian="normal" style:font-style-complex="normal" style:font-weight-complex="normal"/>
    </style:style>
    <style:style style:name="P256" style:family="paragraph" style:parent-style-name="Standard">
      <style:text-properties style:text-position="0% 100%" fo:language="ru" fo:country="RU" fo:font-style="normal" style:text-underline-style="none" fo:font-weight="normal" officeooo:rsid="2cbfc1c3" officeooo:paragraph-rsid="2cbfc1c3" style:font-style-asian="normal" style:font-weight-asian="normal" style:font-style-complex="normal" style:font-weight-complex="normal"/>
    </style:style>
    <style:style style:name="P257" style:family="paragraph" style:parent-style-name="Standard">
      <style:text-properties style:text-position="0% 100%" fo:language="ru" fo:country="RU" fo:font-style="normal" style:text-underline-style="none" fo:font-weight="normal" officeooo:rsid="2ceea2cd" officeooo:paragraph-rsid="2cef84db" style:font-style-asian="normal" style:font-weight-asian="normal" style:font-style-complex="normal" style:font-weight-complex="normal"/>
    </style:style>
    <style:style style:name="P258" style:family="paragraph" style:parent-style-name="Standard">
      <style:text-properties style:text-position="0% 100%" fo:language="ru" fo:country="RU" fo:font-style="normal" style:text-underline-style="none" fo:font-weight="normal" officeooo:rsid="2d07761c" officeooo:paragraph-rsid="2d07761c" style:font-style-asian="normal" style:font-weight-asian="normal" style:font-style-complex="normal" style:font-weight-complex="normal"/>
    </style:style>
    <style:style style:name="P259" style:family="paragraph" style:parent-style-name="Standard">
      <style:text-properties style:text-position="0% 100%" fo:language="ru" fo:country="RU" fo:font-style="normal" style:text-underline-style="none" fo:font-weight="normal" officeooo:rsid="2d5f7bbf" officeooo:paragraph-rsid="2d5f7bbf" style:font-style-asian="normal" style:font-weight-asian="normal" style:font-style-complex="normal" style:font-weight-complex="normal"/>
    </style:style>
    <style:style style:name="P260" style:family="paragraph" style:parent-style-name="Standard">
      <style:text-properties style:text-position="0% 100%" fo:language="ru" fo:country="RU" fo:font-style="normal" style:text-underline-style="none" fo:font-weight="normal" officeooo:rsid="2d61b263" officeooo:paragraph-rsid="2d61b263" style:font-style-asian="normal" style:font-weight-asian="normal" style:font-style-complex="normal" style:font-weight-complex="normal"/>
    </style:style>
    <style:style style:name="P261" style:family="paragraph" style:parent-style-name="Standard">
      <style:text-properties style:text-position="0% 100%" fo:language="ru" fo:country="RU" fo:font-style="normal" style:text-underline-style="none" fo:font-weight="normal" officeooo:rsid="2d67eedf" officeooo:paragraph-rsid="2d67eedf" style:font-style-asian="normal" style:font-weight-asian="normal" style:font-style-complex="normal" style:font-weight-complex="normal"/>
    </style:style>
    <style:style style:name="P262" style:family="paragraph" style:parent-style-name="Standard">
      <style:text-properties style:text-position="0% 100%" fo:language="ru" fo:country="RU" fo:font-style="normal" style:text-underline-style="none" fo:font-weight="normal" officeooo:rsid="2d6b944b" officeooo:paragraph-rsid="2d6b944b" style:font-style-asian="normal" style:font-weight-asian="normal" style:font-style-complex="normal" style:font-weight-complex="normal"/>
    </style:style>
    <style:style style:name="P263" style:family="paragraph" style:parent-style-name="Standard">
      <style:text-properties style:text-position="0% 100%" fo:language="ru" fo:country="RU" fo:font-style="normal" style:text-underline-style="none" fo:font-weight="normal" officeooo:rsid="2d5118b1" officeooo:paragraph-rsid="2d508e24" style:font-style-asian="normal" style:font-weight-asian="normal" style:font-style-complex="normal" style:font-weight-complex="normal"/>
    </style:style>
    <style:style style:name="P264" style:family="paragraph" style:parent-style-name="Standard">
      <style:text-properties style:text-position="0% 100%" fo:language="ru" fo:country="RU" fo:font-style="normal" style:text-underline-style="none" fo:font-weight="normal" officeooo:rsid="2d6da374" officeooo:paragraph-rsid="2d716ee5" style:font-style-asian="normal" style:font-weight-asian="normal" style:font-style-complex="normal" style:font-weight-complex="normal"/>
    </style:style>
    <style:style style:name="P265" style:family="paragraph" style:parent-style-name="Standard">
      <style:text-properties style:text-position="0% 100%" fo:language="ru" fo:country="RU" fo:font-style="normal" style:text-underline-style="none" fo:font-weight="normal" officeooo:rsid="2d790eec" officeooo:paragraph-rsid="2d790eec" style:font-style-asian="normal" style:font-weight-asian="normal" style:font-style-complex="normal" style:font-weight-complex="normal"/>
    </style:style>
    <style:style style:name="P266" style:family="paragraph" style:parent-style-name="Standard">
      <style:text-properties style:text-position="0% 100%" fo:language="ru" fo:country="RU" fo:font-style="normal" style:text-underline-style="none" fo:font-weight="normal" officeooo:rsid="2d7a0568" officeooo:paragraph-rsid="2db0e0a9" style:font-style-asian="normal" style:font-weight-asian="normal" style:font-style-complex="normal" style:font-weight-complex="normal"/>
    </style:style>
    <style:style style:name="P267" style:family="paragraph" style:parent-style-name="Standard">
      <style:text-properties style:text-position="0% 100%" fo:language="ru" fo:country="RU" fo:font-style="normal" style:text-underline-style="none" fo:font-weight="normal" officeooo:rsid="2db27dc7" officeooo:paragraph-rsid="2dc3dac9" style:font-style-asian="normal" style:font-weight-asian="normal" style:font-style-complex="normal" style:font-weight-complex="normal"/>
    </style:style>
    <style:style style:name="P268" style:family="paragraph" style:parent-style-name="Standard">
      <style:text-properties style:text-position="0% 100%" fo:language="ru" fo:country="RU" fo:font-style="normal" style:text-underline-style="none" fo:font-weight="normal" officeooo:rsid="2dd7e9cf" officeooo:paragraph-rsid="2de939ff" style:font-style-asian="normal" style:font-weight-asian="normal" style:font-style-complex="normal" style:font-weight-complex="normal"/>
    </style:style>
    <style:style style:name="P269" style:family="paragraph" style:parent-style-name="Standard">
      <style:text-properties style:text-position="0% 100%" fo:language="ru" fo:country="RU" fo:font-style="normal" style:text-underline-style="none" fo:font-weight="normal" officeooo:rsid="2ded91e8" officeooo:paragraph-rsid="2ded91e8" style:font-style-asian="normal" style:font-weight-asian="normal" style:font-style-complex="normal" style:font-weight-complex="normal"/>
    </style:style>
    <style:style style:name="P270" style:family="paragraph" style:parent-style-name="Standard">
      <style:text-properties style:text-position="0% 100%" fo:language="ru" fo:country="RU" fo:font-style="normal" style:text-underline-style="none" fo:font-weight="normal" officeooo:rsid="2dfc36f5" officeooo:paragraph-rsid="2e06b22b" style:font-style-asian="normal" style:font-weight-asian="normal" style:font-style-complex="normal" style:font-weight-complex="normal"/>
    </style:style>
    <style:style style:name="P271" style:family="paragraph" style:parent-style-name="Standard">
      <style:text-properties style:text-position="0% 100%" fo:language="ru" fo:country="RU" fo:font-style="normal" style:text-underline-style="none" fo:font-weight="normal" officeooo:rsid="2e11db86" officeooo:paragraph-rsid="2e176295" style:font-style-asian="normal" style:font-weight-asian="normal" style:font-style-complex="normal" style:font-weight-complex="normal"/>
    </style:style>
    <style:style style:name="P272" style:family="paragraph" style:parent-style-name="Standard">
      <style:text-properties style:text-position="0% 100%" fo:language="ru" fo:country="RU" fo:font-style="normal" style:text-underline-style="none" fo:font-weight="normal" officeooo:rsid="2e21b4f8" officeooo:paragraph-rsid="2e22c0f0" style:font-style-asian="normal" style:font-weight-asian="normal" style:font-style-complex="normal" style:font-weight-complex="normal"/>
    </style:style>
    <style:style style:name="P273" style:family="paragraph" style:parent-style-name="Standard">
      <style:text-properties style:text-position="0% 100%" fo:language="ru" fo:country="RU" fo:font-style="normal" style:text-underline-style="none" fo:font-weight="normal" officeooo:rsid="2e26c2f8" officeooo:paragraph-rsid="2e2a4d16" style:font-style-asian="normal" style:font-weight-asian="normal" style:font-style-complex="normal" style:font-weight-complex="normal"/>
    </style:style>
    <style:style style:name="P274" style:family="paragraph" style:parent-style-name="Standard">
      <style:text-properties style:text-position="0% 100%" fo:language="ru" fo:country="RU" fo:font-style="normal" style:text-underline-style="none" fo:font-weight="normal" officeooo:rsid="2e26c2f8" officeooo:paragraph-rsid="2e3df0d1" style:font-style-asian="normal" style:font-weight-asian="normal" style:font-style-complex="normal" style:font-weight-complex="normal"/>
    </style:style>
    <style:style style:name="P275" style:family="paragraph" style:parent-style-name="Standard">
      <style:text-properties style:text-position="0% 100%" fo:language="ru" fo:country="RU" fo:font-style="normal" style:text-underline-style="none" fo:font-weight="normal" officeooo:rsid="2e3e4e13" officeooo:paragraph-rsid="2e3e4e13" style:font-style-asian="normal" style:font-weight-asian="normal" style:font-style-complex="normal" style:font-weight-complex="normal"/>
    </style:style>
    <style:style style:name="P276" style:family="paragraph" style:parent-style-name="Standard">
      <style:text-properties style:text-position="0% 100%" fo:language="ru" fo:country="RU" fo:font-style="normal" style:text-underline-style="none" fo:font-weight="normal" officeooo:rsid="2e4f04e9" officeooo:paragraph-rsid="2e4f04e9" style:font-style-asian="normal" style:font-weight-asian="normal" style:font-style-complex="normal" style:font-weight-complex="normal"/>
    </style:style>
    <style:style style:name="P277" style:family="paragraph" style:parent-style-name="Standard">
      <style:text-properties style:text-position="0% 100%" fo:language="ru" fo:country="RU" fo:font-style="normal" style:text-underline-style="none" fo:font-weight="normal" officeooo:rsid="2e587709" officeooo:paragraph-rsid="2e587709" style:font-style-asian="normal" style:font-weight-asian="normal" style:font-style-complex="normal" style:font-weight-complex="normal"/>
    </style:style>
    <style:style style:name="P278" style:family="paragraph" style:parent-style-name="Standard">
      <style:text-properties style:text-position="0% 100%" fo:language="ru" fo:country="RU" fo:font-style="normal" style:text-underline-style="none" fo:font-weight="normal" officeooo:rsid="2e5e7a04" officeooo:paragraph-rsid="2e5e7a04" style:font-style-asian="normal" style:font-weight-asian="normal" style:font-style-complex="normal" style:font-weight-complex="normal"/>
    </style:style>
    <style:style style:name="P279" style:family="paragraph" style:parent-style-name="Standard">
      <style:text-properties style:text-position="0% 100%" fo:language="ru" fo:country="RU" fo:font-style="normal" style:text-underline-style="none" fo:font-weight="normal" officeooo:rsid="30055c67" officeooo:paragraph-rsid="3017869d" style:font-style-asian="normal" style:font-weight-asian="normal" style:font-style-complex="normal" style:font-weight-complex="normal"/>
    </style:style>
    <style:style style:name="P280" style:family="paragraph" style:parent-style-name="Standard">
      <style:text-properties style:text-position="0% 100%" fo:language="ru" fo:country="RU" fo:font-style="normal" style:text-underline-style="none" fo:font-weight="normal" officeooo:rsid="302408c3" officeooo:paragraph-rsid="302408c3" style:font-style-asian="normal" style:font-weight-asian="normal" style:font-style-complex="normal" style:font-weight-complex="normal"/>
    </style:style>
    <style:style style:name="P281" style:family="paragraph" style:parent-style-name="Standard">
      <style:text-properties style:text-position="0% 100%" fo:language="ru" fo:country="RU" fo:font-style="normal" style:text-underline-style="none" fo:font-weight="normal" officeooo:rsid="303580e6" officeooo:paragraph-rsid="303580e6" style:font-style-asian="normal" style:font-weight-asian="normal" style:font-style-complex="normal" style:font-weight-complex="normal"/>
    </style:style>
    <style:style style:name="P282" style:family="paragraph" style:parent-style-name="Standard">
      <style:text-properties style:text-position="0% 100%" fo:language="ru" fo:country="RU" fo:font-style="normal" style:text-underline-style="none" fo:font-weight="normal" officeooo:rsid="30428b98" officeooo:paragraph-rsid="305b31b5" style:font-style-asian="normal" style:font-weight-asian="normal" style:font-style-complex="normal" style:font-weight-complex="normal"/>
    </style:style>
    <style:style style:name="P283" style:family="paragraph" style:parent-style-name="Standard">
      <style:text-properties style:text-position="0% 100%" fo:language="ru" fo:country="RU" fo:font-style="normal" style:text-underline-style="none" fo:font-weight="normal" officeooo:rsid="30710d1a" officeooo:paragraph-rsid="30745114" style:font-style-asian="normal" style:font-weight-asian="normal" style:font-style-complex="normal" style:font-weight-complex="normal"/>
    </style:style>
    <style:style style:name="P284" style:family="paragraph" style:parent-style-name="Standard">
      <style:text-properties style:text-position="0% 100%" fo:language="ru" fo:country="RU" fo:font-style="normal" style:text-underline-style="none" fo:font-weight="normal" officeooo:rsid="307aab1d" officeooo:paragraph-rsid="308f19f8" style:font-style-asian="normal" style:font-weight-asian="normal" style:font-style-complex="normal" style:font-weight-complex="normal"/>
    </style:style>
    <style:style style:name="P285" style:family="paragraph" style:parent-style-name="Standard">
      <style:text-properties style:text-position="0% 100%" fo:language="ru" fo:country="RU" fo:font-style="normal" style:text-underline-style="none" fo:font-weight="normal" officeooo:rsid="30934f31" officeooo:paragraph-rsid="30934f31" style:font-style-asian="normal" style:font-weight-asian="normal" style:font-style-complex="normal" style:font-weight-complex="normal"/>
    </style:style>
    <style:style style:name="P286" style:family="paragraph" style:parent-style-name="Standard">
      <style:text-properties style:text-position="0% 100%" fo:language="ru" fo:country="RU" fo:font-style="normal" style:text-underline-style="none" fo:font-weight="normal" officeooo:rsid="309d64a3" officeooo:paragraph-rsid="30a67ccb" style:font-style-asian="normal" style:font-weight-asian="normal" style:font-style-complex="normal" style:font-weight-complex="normal"/>
    </style:style>
    <style:style style:name="P287" style:family="paragraph" style:parent-style-name="Standard">
      <style:text-properties style:text-position="0% 100%" fo:language="ru" fo:country="RU" fo:font-style="normal" style:text-underline-style="none" fo:font-weight="normal" officeooo:rsid="30a8304d" officeooo:paragraph-rsid="30b27195" style:font-style-asian="normal" style:font-weight-asian="normal" style:font-style-complex="normal" style:font-weight-complex="normal"/>
    </style:style>
    <style:style style:name="P288" style:family="paragraph" style:parent-style-name="Standard">
      <style:text-properties style:text-position="0% 100%" fo:language="ru" fo:country="RU" fo:font-style="normal" style:text-underline-style="none" fo:font-weight="normal" officeooo:rsid="30c91419" officeooo:paragraph-rsid="30cb3f2b" style:font-style-asian="normal" style:font-weight-asian="normal" style:font-style-complex="normal" style:font-weight-complex="normal"/>
    </style:style>
    <style:style style:name="P289" style:family="paragraph" style:parent-style-name="Standard">
      <style:text-properties style:text-position="0% 100%" fo:language="ru" fo:country="RU" fo:font-style="normal" style:text-underline-style="none" fo:font-weight="normal" officeooo:rsid="30d2824b" officeooo:paragraph-rsid="30eba76d" style:font-style-asian="normal" style:font-weight-asian="normal" style:font-style-complex="normal" style:font-weight-complex="normal"/>
    </style:style>
    <style:style style:name="P290" style:family="paragraph" style:parent-style-name="Standard">
      <style:text-properties style:text-position="0% 100%" fo:language="ru" fo:country="RU" fo:font-style="normal" style:text-underline-style="none" fo:font-weight="normal" officeooo:rsid="30ef760f" officeooo:paragraph-rsid="30ef760f" style:font-style-asian="normal" style:font-weight-asian="normal" style:font-style-complex="normal" style:font-weight-complex="normal"/>
    </style:style>
    <style:style style:name="P291" style:family="paragraph" style:parent-style-name="Standard">
      <style:text-properties style:text-position="0% 100%" fo:language="ru" fo:country="RU" fo:font-style="normal" style:text-underline-style="none" fo:font-weight="normal" officeooo:rsid="30f01da6" officeooo:paragraph-rsid="30f01da6" style:font-style-asian="normal" style:font-weight-asian="normal" style:font-style-complex="normal" style:font-weight-complex="normal"/>
    </style:style>
    <style:style style:name="P292" style:family="paragraph" style:parent-style-name="Standard">
      <style:text-properties style:text-position="0% 100%" fo:language="ru" fo:country="RU" fo:font-style="normal" style:text-underline-style="none" fo:font-weight="normal" officeooo:rsid="30b27195" officeooo:paragraph-rsid="30b27195" style:font-style-asian="normal" style:font-weight-asian="normal" style:font-style-complex="normal" style:font-weight-complex="normal"/>
    </style:style>
    <style:style style:name="P293" style:family="paragraph" style:parent-style-name="Standard">
      <style:text-properties style:text-position="0% 100%" fo:language="ru" fo:country="RU" fo:font-style="normal" style:text-underline-style="none" fo:font-weight="normal" officeooo:rsid="31052f10" officeooo:paragraph-rsid="313916ff" style:font-style-asian="normal" style:font-weight-asian="normal" style:font-style-complex="normal" style:font-weight-complex="normal"/>
    </style:style>
    <style:style style:name="P294" style:family="paragraph" style:parent-style-name="Standard">
      <style:text-properties style:text-position="0% 100%" fo:language="ru" fo:country="RU" fo:font-style="normal" style:text-underline-style="none" fo:font-weight="normal" officeooo:rsid="3143e02f" officeooo:paragraph-rsid="3164db0e" style:font-style-asian="normal" style:font-weight-asian="normal" style:font-style-complex="normal" style:font-weight-complex="normal"/>
    </style:style>
    <style:style style:name="P295" style:family="paragraph" style:parent-style-name="Standard">
      <style:text-properties style:text-position="0% 100%" fo:language="ru" fo:country="RU" fo:font-style="normal" style:text-underline-style="none" fo:font-weight="normal" officeooo:rsid="31664296" officeooo:paragraph-rsid="31664296" style:font-style-asian="normal" style:font-weight-asian="normal" style:font-style-complex="normal" style:font-weight-complex="normal"/>
    </style:style>
    <style:style style:name="P296" style:family="paragraph" style:parent-style-name="Standard">
      <style:text-properties style:text-position="0% 100%" fo:language="ru" fo:country="RU" fo:font-style="normal" style:text-underline-style="none" fo:font-weight="normal" officeooo:rsid="31675a22" officeooo:paragraph-rsid="31675a22" style:font-style-asian="normal" style:font-weight-asian="normal" style:font-style-complex="normal" style:font-weight-complex="normal"/>
    </style:style>
    <style:style style:name="P297" style:family="paragraph" style:parent-style-name="Standard">
      <style:text-properties style:text-position="0% 100%" fo:language="ru" fo:country="RU" fo:font-style="normal" style:text-underline-style="none" fo:font-weight="normal" officeooo:rsid="316d3747" officeooo:paragraph-rsid="317cb34c" style:font-style-asian="normal" style:font-weight-asian="normal" style:font-style-complex="normal" style:font-weight-complex="normal"/>
    </style:style>
    <style:style style:name="P298" style:family="paragraph" style:parent-style-name="Standard">
      <style:text-properties style:text-position="0% 100%" fo:language="ru" fo:country="RU" fo:font-style="normal" style:text-underline-style="none" fo:font-weight="normal" officeooo:rsid="31870f10" officeooo:paragraph-rsid="31870f10" style:font-style-asian="normal" style:font-weight-asian="normal" style:font-style-complex="normal" style:font-weight-complex="normal"/>
    </style:style>
    <style:style style:name="P299" style:family="paragraph" style:parent-style-name="Standard">
      <style:text-properties style:text-position="0% 100%" fo:language="ru" fo:country="RU" fo:font-style="normal" style:text-underline-style="none" fo:font-weight="normal" officeooo:rsid="319d4c53" officeooo:paragraph-rsid="31c0b26a" style:font-style-asian="normal" style:font-weight-asian="normal" style:font-style-complex="normal" style:font-weight-complex="normal"/>
    </style:style>
    <style:style style:name="P300" style:family="paragraph" style:parent-style-name="Standard">
      <style:text-properties style:text-position="0% 100%" fo:language="ru" fo:country="RU" fo:font-style="normal" style:text-underline-style="none" fo:font-weight="normal" officeooo:rsid="31c6238c" officeooo:paragraph-rsid="31df0697" style:font-style-asian="normal" style:font-weight-asian="normal" style:font-style-complex="normal" style:font-weight-complex="normal"/>
    </style:style>
    <style:style style:name="P301" style:family="paragraph" style:parent-style-name="Standard">
      <style:text-properties style:text-position="0% 100%" fo:language="ru" fo:country="RU" fo:font-style="normal" style:text-underline-style="none" fo:font-weight="normal" officeooo:rsid="31e1854d" officeooo:paragraph-rsid="31ef934c" style:font-style-asian="normal" style:font-weight-asian="normal" style:font-style-complex="normal" style:font-weight-complex="normal"/>
    </style:style>
    <style:style style:name="P302" style:family="paragraph" style:parent-style-name="Standard">
      <style:text-properties style:text-position="0% 100%" fo:language="ru" fo:country="RU" fo:font-style="normal" style:text-underline-style="none" fo:font-weight="normal" officeooo:rsid="31f348bb" officeooo:paragraph-rsid="31f633d9" style:font-style-asian="normal" style:font-weight-asian="normal" style:font-style-complex="normal" style:font-weight-complex="normal"/>
    </style:style>
    <style:style style:name="P303" style:family="paragraph" style:parent-style-name="Standard">
      <style:text-properties style:text-position="0% 100%" fo:language="ru" fo:country="RU" fo:font-style="normal" style:text-underline-style="none" fo:font-weight="normal" officeooo:rsid="31f84c25" officeooo:paragraph-rsid="31f84c25" style:font-style-asian="normal" style:font-weight-asian="normal" style:font-style-complex="normal" style:font-weight-complex="normal"/>
    </style:style>
    <style:style style:name="P304" style:family="paragraph" style:parent-style-name="Standard">
      <style:text-properties style:text-position="0% 100%" fo:language="ru" fo:country="RU" fo:font-style="normal" style:text-underline-style="none" fo:font-weight="normal" officeooo:rsid="32000c42" officeooo:paragraph-rsid="3208805c" style:font-style-asian="normal" style:font-weight-asian="normal" style:font-style-complex="normal" style:font-weight-complex="normal"/>
    </style:style>
    <style:style style:name="P305" style:family="paragraph" style:parent-style-name="Standard">
      <style:text-properties style:text-position="0% 100%" fo:language="ru" fo:country="RU" fo:font-style="normal" style:text-underline-style="none" fo:font-weight="normal" officeooo:rsid="32115fec" officeooo:paragraph-rsid="3216abb3" style:font-style-asian="normal" style:font-weight-asian="normal" style:font-style-complex="normal" style:font-weight-complex="normal"/>
    </style:style>
    <style:style style:name="P306" style:family="paragraph" style:parent-style-name="Standard">
      <style:text-properties style:text-position="0% 100%" fo:language="ru" fo:country="RU" fo:font-style="normal" style:text-underline-style="none" fo:font-weight="normal" officeooo:rsid="3216abb3" officeooo:paragraph-rsid="32228374" style:font-style-asian="normal" style:font-weight-asian="normal" style:font-style-complex="normal" style:font-weight-complex="normal"/>
    </style:style>
    <style:style style:name="P307" style:family="paragraph" style:parent-style-name="Standard">
      <style:text-properties style:text-position="0% 100%" fo:language="ru" fo:country="RU" fo:font-style="normal" style:text-underline-style="none" fo:font-weight="normal" officeooo:rsid="3216abb3" officeooo:paragraph-rsid="3226e270" style:font-style-asian="normal" style:font-weight-asian="normal" style:font-style-complex="normal" style:font-weight-complex="normal"/>
    </style:style>
    <style:style style:name="P308" style:family="paragraph" style:parent-style-name="Standard">
      <style:text-properties style:text-position="0% 100%" fo:language="ru" fo:country="RU" fo:font-style="normal" style:text-underline-style="none" fo:font-weight="normal" officeooo:rsid="3229c776" officeooo:paragraph-rsid="322b7bdf" style:font-style-asian="normal" style:font-weight-asian="normal" style:font-style-complex="normal" style:font-weight-complex="normal"/>
    </style:style>
    <style:style style:name="P309" style:family="paragraph" style:parent-style-name="Standard">
      <style:paragraph-properties fo:text-align="start" style:justify-single-word="false"/>
      <style:text-properties style:text-position="0% 100%" fo:language="ru" fo:country="RU" fo:font-style="normal" style:text-underline-style="none" fo:font-weight="normal" officeooo:rsid="3237dd8f" officeooo:paragraph-rsid="3237dd8f" style:font-style-asian="normal" style:font-weight-asian="normal" style:font-style-complex="normal" style:font-weight-complex="normal"/>
    </style:style>
    <style:style style:name="P310" style:family="paragraph" style:parent-style-name="Standard">
      <style:paragraph-properties fo:text-align="start" style:justify-single-word="false"/>
      <style:text-properties style:text-position="0% 100%" fo:language="ru" fo:country="RU" fo:font-style="normal" style:text-underline-style="none" fo:font-weight="normal" officeooo:rsid="323dc75b" officeooo:paragraph-rsid="324eee08" style:font-style-asian="normal" style:font-weight-asian="normal" style:font-style-complex="normal" style:font-weight-complex="normal"/>
    </style:style>
    <style:style style:name="P311" style:family="paragraph" style:parent-style-name="Standard">
      <style:paragraph-properties fo:text-align="start" style:justify-single-word="false"/>
      <style:text-properties style:text-position="0% 100%" fo:language="ru" fo:country="RU" fo:font-style="normal" style:text-underline-style="none" fo:font-weight="normal" officeooo:rsid="3252408d" officeooo:paragraph-rsid="32660968" style:font-style-asian="normal" style:font-weight-asian="normal" style:font-style-complex="normal" style:font-weight-complex="normal"/>
    </style:style>
    <style:style style:name="P312" style:family="paragraph" style:parent-style-name="Standard">
      <style:paragraph-properties fo:text-align="start" style:justify-single-word="false"/>
      <style:text-properties style:text-position="0% 100%" fo:language="ru" fo:country="RU" fo:font-style="normal" style:text-underline-style="none" fo:font-weight="normal" officeooo:rsid="326bd5aa" officeooo:paragraph-rsid="32768d7e" style:font-style-asian="normal" style:font-weight-asian="normal" style:font-style-complex="normal" style:font-weight-complex="normal"/>
    </style:style>
    <style:style style:name="P313" style:family="paragraph" style:parent-style-name="Standard">
      <style:paragraph-properties fo:text-align="start" style:justify-single-word="false"/>
      <style:text-properties style:text-position="0% 100%" fo:language="ru" fo:country="RU" fo:font-style="normal" style:text-underline-style="none" fo:font-weight="normal" officeooo:rsid="32867499" officeooo:paragraph-rsid="328f686c" style:font-style-asian="normal" style:font-weight-asian="normal" style:font-style-complex="normal" style:font-weight-complex="normal"/>
    </style:style>
    <style:style style:name="P314" style:family="paragraph" style:parent-style-name="Standard">
      <style:paragraph-properties fo:text-align="start" style:justify-single-word="false"/>
      <style:text-properties style:text-position="0% 100%" fo:language="ru" fo:country="RU" fo:font-style="normal" style:text-underline-style="none" fo:font-weight="normal" officeooo:rsid="32ad2fe2" officeooo:paragraph-rsid="32ad2fe2" style:font-style-asian="normal" style:font-weight-asian="normal" style:font-style-complex="normal" style:font-weight-complex="normal"/>
    </style:style>
    <style:style style:name="P315" style:family="paragraph" style:parent-style-name="Standard">
      <style:paragraph-properties fo:text-align="start" style:justify-single-word="false"/>
      <style:text-properties style:text-position="0% 100%" fo:language="ru" fo:country="RU" fo:font-style="normal" style:text-underline-style="none" fo:font-weight="normal" officeooo:rsid="32af5fac" officeooo:paragraph-rsid="32af5fac" style:font-style-asian="normal" style:font-weight-asian="normal" style:font-style-complex="normal" style:font-weight-complex="normal"/>
    </style:style>
    <style:style style:name="P316" style:family="paragraph" style:parent-style-name="Standard">
      <style:paragraph-properties fo:text-align="start" style:justify-single-word="false"/>
      <style:text-properties style:text-position="0% 100%" fo:language="ru" fo:country="RU" fo:font-style="normal" style:text-underline-style="none" fo:font-weight="normal" officeooo:rsid="32ba410a" officeooo:paragraph-rsid="32c7a2d8" style:font-style-asian="normal" style:font-weight-asian="normal" style:font-style-complex="normal" style:font-weight-complex="normal"/>
    </style:style>
    <style:style style:name="P317" style:family="paragraph" style:parent-style-name="Standard">
      <style:paragraph-properties fo:text-align="start" style:justify-single-word="false"/>
      <style:text-properties style:text-position="0% 100%" fo:language="ru" fo:country="RU" fo:font-style="normal" style:text-underline-style="none" fo:font-weight="normal" officeooo:rsid="32d22b71" officeooo:paragraph-rsid="32d22b71" style:font-style-asian="normal" style:font-weight-asian="normal" style:font-style-complex="normal" style:font-weight-complex="normal"/>
    </style:style>
    <style:style style:name="P318" style:family="paragraph" style:parent-style-name="Standard">
      <style:paragraph-properties fo:text-align="start" style:justify-single-word="false"/>
      <style:text-properties style:text-position="0% 100%" fo:language="ru" fo:country="RU" fo:font-style="normal" style:text-underline-style="none" fo:font-weight="normal" officeooo:rsid="32d916f6" officeooo:paragraph-rsid="32d916f6" style:font-style-asian="normal" style:font-weight-asian="normal" style:font-style-complex="normal" style:font-weight-complex="normal"/>
    </style:style>
    <style:style style:name="P319" style:family="paragraph" style:parent-style-name="Standard">
      <style:paragraph-properties fo:text-align="center" style:justify-single-word="false"/>
      <style:text-properties style:text-position="0% 100%" fo:language="ru" fo:country="RU" fo:font-style="normal" style:text-underline-style="none" fo:font-weight="normal" officeooo:rsid="32ddcb89" officeooo:paragraph-rsid="32ddcb89" style:font-style-asian="normal" style:font-weight-asian="normal" style:font-style-complex="normal" style:font-weight-complex="normal"/>
    </style:style>
    <style:style style:name="P320" style:family="paragraph" style:parent-style-name="Standard">
      <style:text-properties style:text-position="0% 100%" fo:language="ru" fo:country="RU" fo:font-style="normal" style:text-underline-style="none" fo:font-weight="normal" officeooo:rsid="32de9047" officeooo:paragraph-rsid="32e5b6e1" style:font-style-asian="normal" style:font-weight-asian="normal" style:font-style-complex="normal" style:font-weight-complex="normal"/>
    </style:style>
    <style:style style:name="P321" style:family="paragraph" style:parent-style-name="Standard">
      <style:text-properties style:text-position="0% 100%" fo:language="ru" fo:country="RU" fo:font-style="normal" style:text-underline-style="none" fo:font-weight="normal" officeooo:rsid="32e74e12" officeooo:paragraph-rsid="32e74e12" style:font-style-asian="normal" style:font-weight-asian="normal" style:font-style-complex="normal" style:font-weight-complex="normal"/>
    </style:style>
    <style:style style:name="P322" style:family="paragraph" style:parent-style-name="Standard">
      <style:text-properties style:text-position="0% 100%" fo:language="ru" fo:country="RU" fo:font-style="normal" style:text-underline-style="none" fo:font-weight="normal" officeooo:rsid="32f14bc5" officeooo:paragraph-rsid="32f33149" style:font-style-asian="normal" style:font-weight-asian="normal" style:font-style-complex="normal" style:font-weight-complex="normal"/>
    </style:style>
    <style:style style:name="P323" style:family="paragraph" style:parent-style-name="Standard">
      <style:text-properties style:text-position="0% 100%" fo:language="ru" fo:country="RU" fo:font-style="normal" style:text-underline-style="none" fo:font-weight="normal" officeooo:rsid="32f8977c" officeooo:paragraph-rsid="32f8977c" style:font-style-asian="normal" style:font-weight-asian="normal" style:font-style-complex="normal" style:font-weight-complex="normal"/>
    </style:style>
    <style:style style:name="P324" style:family="paragraph" style:parent-style-name="Standard">
      <style:text-properties style:text-position="0% 100%" fo:language="ru" fo:country="RU" fo:font-style="normal" style:text-underline-style="none" fo:font-weight="normal" officeooo:rsid="33059dd2" officeooo:paragraph-rsid="33059dd2" style:font-style-asian="normal" style:font-weight-asian="normal" style:font-style-complex="normal" style:font-weight-complex="normal"/>
    </style:style>
    <style:style style:name="P325" style:family="paragraph" style:parent-style-name="Standard">
      <style:text-properties style:text-position="0% 100%" fo:language="ru" fo:country="RU" fo:font-style="normal" style:text-underline-style="none" fo:font-weight="normal" officeooo:rsid="3305e7a2" officeooo:paragraph-rsid="330a8065" style:font-style-asian="normal" style:font-weight-asian="normal" style:font-style-complex="normal" style:font-weight-complex="normal"/>
    </style:style>
    <style:style style:name="P326" style:family="paragraph" style:parent-style-name="Standard">
      <style:text-properties style:text-position="0% 100%" fo:language="ru" fo:country="RU" fo:font-style="normal" style:text-underline-style="none" fo:font-weight="normal" officeooo:rsid="330c4d5c" officeooo:paragraph-rsid="3310a7c6" style:font-style-asian="normal" style:font-weight-asian="normal" style:font-style-complex="normal" style:font-weight-complex="normal"/>
    </style:style>
    <style:style style:name="P327" style:family="paragraph" style:parent-style-name="Standard">
      <style:text-properties style:text-position="0% 100%" fo:language="ru" fo:country="RU" fo:font-style="normal" style:text-underline-style="none" fo:font-weight="normal" officeooo:rsid="3312502d" officeooo:paragraph-rsid="3312502d" style:font-style-asian="normal" style:font-weight-asian="normal" style:font-style-complex="normal" style:font-weight-complex="normal"/>
    </style:style>
    <style:style style:name="P328" style:family="paragraph" style:parent-style-name="Standard">
      <style:text-properties style:text-position="0% 100%" fo:language="ru" fo:country="RU" fo:font-style="normal" style:text-underline-style="none" fo:font-weight="normal" officeooo:rsid="3319b5a8" officeooo:paragraph-rsid="33298cf2" style:font-style-asian="normal" style:font-weight-asian="normal" style:font-style-complex="normal" style:font-weight-complex="normal"/>
    </style:style>
    <style:style style:name="P329" style:family="paragraph" style:parent-style-name="Standard">
      <style:text-properties style:text-position="0% 100%" fo:language="ru" fo:country="RU" fo:font-style="normal" style:text-underline-style="none" fo:font-weight="normal" officeooo:rsid="332b6d1a" officeooo:paragraph-rsid="332ef08b" style:font-style-asian="normal" style:font-weight-asian="normal" style:font-style-complex="normal" style:font-weight-complex="normal"/>
    </style:style>
    <style:style style:name="P330" style:family="paragraph" style:parent-style-name="Standard">
      <style:text-properties style:text-position="0% 100%" fo:language="ru" fo:country="RU" fo:font-style="normal" style:text-underline-style="none" fo:font-weight="normal" officeooo:rsid="333f199c" officeooo:paragraph-rsid="333f199c" style:font-style-asian="normal" style:font-weight-asian="normal" style:font-style-complex="normal" style:font-weight-complex="normal"/>
    </style:style>
    <style:style style:name="P331" style:family="paragraph" style:parent-style-name="Standard">
      <style:text-properties style:text-position="0% 100%" fo:language="ru" fo:country="RU" fo:font-style="normal" style:text-underline-style="none" fo:font-weight="normal" officeooo:rsid="334aa543" officeooo:paragraph-rsid="3356171c" style:font-style-asian="normal" style:font-weight-asian="normal" style:font-style-complex="normal" style:font-weight-complex="normal"/>
    </style:style>
    <style:style style:name="P332" style:family="paragraph" style:parent-style-name="Standard">
      <style:text-properties style:text-position="0% 100%" fo:language="ru" fo:country="RU" fo:font-style="normal" style:text-underline-style="none" fo:font-weight="normal" officeooo:rsid="335b92b8" officeooo:paragraph-rsid="335b92b8" style:font-style-asian="normal" style:font-weight-asian="normal" style:font-style-complex="normal" style:font-weight-complex="normal"/>
    </style:style>
    <style:style style:name="P333" style:family="paragraph" style:parent-style-name="Standard">
      <style:text-properties style:text-position="0% 100%" fo:language="ru" fo:country="RU" fo:font-style="normal" style:text-underline-style="none" fo:font-weight="normal" officeooo:rsid="335d16ba" officeooo:paragraph-rsid="335e2370" style:font-style-asian="normal" style:font-weight-asian="normal" style:font-style-complex="normal" style:font-weight-complex="normal"/>
    </style:style>
    <style:style style:name="P334" style:family="paragraph" style:parent-style-name="Standard">
      <style:text-properties style:text-position="0% 100%" fo:language="ru" fo:country="RU" fo:font-style="normal" style:text-underline-style="none" fo:font-weight="normal" officeooo:rsid="3368269b" officeooo:paragraph-rsid="3368269b" style:font-style-asian="normal" style:font-weight-asian="normal" style:font-style-complex="normal" style:font-weight-complex="normal"/>
    </style:style>
    <style:style style:name="P335" style:family="paragraph" style:parent-style-name="Standard">
      <style:text-properties style:text-position="0% 100%" fo:language="ru" fo:country="RU" fo:font-style="normal" style:text-underline-style="none" fo:font-weight="normal" officeooo:rsid="336edf81" officeooo:paragraph-rsid="33712fd8" style:font-style-asian="normal" style:font-weight-asian="normal" style:font-style-complex="normal" style:font-weight-complex="normal"/>
    </style:style>
    <style:style style:name="P336" style:family="paragraph" style:parent-style-name="Standard">
      <style:text-properties style:text-position="0% 100%" fo:language="ru" fo:country="RU" fo:font-style="normal" style:text-underline-style="none" fo:font-weight="normal" officeooo:rsid="3375a985" officeooo:paragraph-rsid="337bd995" style:font-style-asian="normal" style:font-weight-asian="normal" style:font-style-complex="normal" style:font-weight-complex="normal"/>
    </style:style>
    <style:style style:name="P337" style:family="paragraph" style:parent-style-name="Standard">
      <style:text-properties style:text-position="0% 100%" fo:language="ru" fo:country="RU" fo:font-style="normal" style:text-underline-style="none" fo:font-weight="normal" officeooo:rsid="338cb741" officeooo:paragraph-rsid="338cb741" style:font-style-asian="normal" style:font-weight-asian="normal" style:font-style-complex="normal" style:font-weight-complex="normal"/>
    </style:style>
    <style:style style:name="P338" style:family="paragraph" style:parent-style-name="Standard">
      <style:text-properties style:text-position="0% 100%" fo:language="ru" fo:country="RU" fo:font-style="normal" style:text-underline-style="none" fo:font-weight="normal" officeooo:rsid="339426ca" officeooo:paragraph-rsid="339426ca" style:font-style-asian="normal" style:font-weight-asian="normal" style:font-style-complex="normal" style:font-weight-complex="normal"/>
    </style:style>
    <style:style style:name="P339" style:family="paragraph" style:parent-style-name="Standard">
      <style:text-properties style:text-position="0% 100%" fo:language="ru" fo:country="RU" fo:font-style="normal" style:text-underline-style="none" fo:font-weight="normal" officeooo:rsid="339768bd" officeooo:paragraph-rsid="33bdb917" style:font-style-asian="normal" style:font-weight-asian="normal" style:font-style-complex="normal" style:font-weight-complex="normal"/>
    </style:style>
    <style:style style:name="P340" style:family="paragraph" style:parent-style-name="Standard">
      <style:text-properties style:text-position="0% 100%" fo:language="ru" fo:country="RU" fo:font-style="normal" style:text-underline-style="none" fo:font-weight="normal" officeooo:rsid="3427e955" officeooo:paragraph-rsid="342b51a4" style:font-style-asian="normal" style:font-weight-asian="normal" style:font-style-complex="normal" style:font-weight-complex="normal"/>
    </style:style>
    <style:style style:name="P341" style:family="paragraph" style:parent-style-name="Standard">
      <style:text-properties style:text-position="0% 100%" fo:language="ru" fo:country="RU" fo:font-style="normal" style:text-underline-style="none" fo:font-weight="normal" officeooo:rsid="342bb023" officeooo:paragraph-rsid="342e151d" style:font-style-asian="normal" style:font-weight-asian="normal" style:font-style-complex="normal" style:font-weight-complex="normal"/>
    </style:style>
    <style:style style:name="P342" style:family="paragraph" style:parent-style-name="Standard">
      <style:text-properties style:text-position="0% 100%" fo:language="ru" fo:country="RU" fo:font-style="normal" style:text-underline-style="none" fo:font-weight="normal" officeooo:rsid="3435baf9" officeooo:paragraph-rsid="3435baf9" style:font-style-asian="normal" style:font-weight-asian="normal" style:font-style-complex="normal" style:font-weight-complex="normal"/>
    </style:style>
    <style:style style:name="P343" style:family="paragraph" style:parent-style-name="Standard">
      <style:text-properties style:text-position="0% 100%" fo:language="ru" fo:country="RU" fo:font-style="normal" style:text-underline-style="none" fo:font-weight="normal" officeooo:rsid="3437aec8" officeooo:paragraph-rsid="3437aec8" style:font-style-asian="normal" style:font-weight-asian="normal" style:font-style-complex="normal" style:font-weight-complex="normal"/>
    </style:style>
    <style:style style:name="P344" style:family="paragraph" style:parent-style-name="Standard">
      <style:text-properties style:text-position="0% 100%" fo:language="ru" fo:country="RU" fo:font-style="normal" style:text-underline-style="none" fo:font-weight="normal" officeooo:rsid="3454f26d" officeooo:paragraph-rsid="3454f26d" style:font-style-asian="normal" style:font-weight-asian="normal" style:font-style-complex="normal" style:font-weight-complex="normal"/>
    </style:style>
    <style:style style:name="P345" style:family="paragraph" style:parent-style-name="Standard">
      <style:text-properties style:text-position="0% 100%" fo:language="ru" fo:country="RU" fo:font-style="normal" style:text-underline-style="none" fo:font-weight="normal" officeooo:rsid="3484f708" officeooo:paragraph-rsid="3484f708" style:font-style-asian="normal" style:font-weight-asian="normal" style:font-style-complex="normal" style:font-weight-complex="normal"/>
    </style:style>
    <style:style style:name="P346" style:family="paragraph" style:parent-style-name="Standard">
      <style:text-properties style:text-position="0% 100%" fo:language="ru" fo:country="RU" fo:font-style="normal" style:text-underline-style="none" fo:font-weight="normal" officeooo:rsid="349078d1" officeooo:paragraph-rsid="349078d1" style:font-style-asian="normal" style:font-weight-asian="normal" style:font-style-complex="normal" style:font-weight-complex="normal"/>
    </style:style>
    <style:style style:name="P347" style:family="paragraph" style:parent-style-name="Standard">
      <style:text-properties style:text-position="0% 100%" fo:language="ru" fo:country="RU" fo:font-style="normal" style:text-underline-style="none" fo:font-weight="normal" officeooo:rsid="349c58de" officeooo:paragraph-rsid="349c58de" style:font-style-asian="normal" style:font-weight-asian="normal" style:font-style-complex="normal" style:font-weight-complex="normal"/>
    </style:style>
    <style:style style:name="P348" style:family="paragraph" style:parent-style-name="Standard">
      <style:text-properties style:text-position="0% 100%" fo:language="ru" fo:country="RU" fo:font-style="normal" style:text-underline-style="none" fo:font-weight="normal" officeooo:rsid="34a5e0c9" officeooo:paragraph-rsid="34a86ed9" style:font-style-asian="normal" style:font-weight-asian="normal" style:font-style-complex="normal" style:font-weight-complex="normal"/>
    </style:style>
    <style:style style:name="P349" style:family="paragraph" style:parent-style-name="Standard">
      <style:text-properties style:text-position="0% 100%" fo:language="ru" fo:country="RU" fo:font-style="normal" style:text-underline-style="none" fo:font-weight="normal" officeooo:rsid="34b722d7" officeooo:paragraph-rsid="34b722d7" style:font-style-asian="normal" style:font-weight-asian="normal" style:font-style-complex="normal" style:font-weight-complex="normal"/>
    </style:style>
    <style:style style:name="P350" style:family="paragraph" style:parent-style-name="Standard">
      <style:text-properties style:text-position="0% 100%" fo:language="ru" fo:country="RU" fo:font-style="normal" style:text-underline-style="none" fo:font-weight="normal" officeooo:rsid="34b735fa" officeooo:paragraph-rsid="34b735fa" style:font-style-asian="normal" style:font-weight-asian="normal" style:font-style-complex="normal" style:font-weight-complex="normal"/>
    </style:style>
    <style:style style:name="P351" style:family="paragraph" style:parent-style-name="Standard">
      <style:text-properties style:text-position="0% 100%" fo:language="ru" fo:country="RU" fo:font-style="normal" style:text-underline-style="none" fo:font-weight="normal" officeooo:rsid="34b5e044" officeooo:paragraph-rsid="34b5e044" style:font-style-asian="normal" style:font-weight-asian="normal" style:font-style-complex="normal" style:font-weight-complex="normal"/>
    </style:style>
    <style:style style:name="P352" style:family="paragraph" style:parent-style-name="Standard">
      <style:text-properties style:text-position="0% 100%" fo:language="ru" fo:country="RU" fo:font-style="normal" style:text-underline-style="none" fo:font-weight="normal" officeooo:rsid="34c40298" officeooo:paragraph-rsid="34c40298" style:font-style-asian="normal" style:font-weight-asian="normal" style:font-style-complex="normal" style:font-weight-complex="normal"/>
    </style:style>
    <style:style style:name="P353" style:family="paragraph" style:parent-style-name="Standard">
      <style:text-properties style:text-position="0% 100%" fo:language="ru" fo:country="RU" fo:font-style="normal" style:text-underline-style="none" fo:font-weight="normal" officeooo:rsid="34c7cc90" officeooo:paragraph-rsid="34c7cc90" style:font-style-asian="normal" style:font-weight-asian="normal" style:font-style-complex="normal" style:font-weight-complex="normal"/>
    </style:style>
    <style:style style:name="P354" style:family="paragraph" style:parent-style-name="Standard">
      <style:text-properties style:text-position="0% 100%" fo:language="ru" fo:country="RU" fo:font-style="normal" style:text-underline-style="none" fo:font-weight="normal" officeooo:rsid="34c8c7ec" officeooo:paragraph-rsid="34cdebc5" style:font-style-asian="normal" style:font-weight-asian="normal" style:font-style-complex="normal" style:font-weight-complex="normal"/>
    </style:style>
    <style:style style:name="P355" style:family="paragraph" style:parent-style-name="Standard">
      <style:text-properties style:text-position="0% 100%" fo:language="ru" fo:country="RU" fo:font-style="normal" style:text-underline-style="none" fo:font-weight="normal" officeooo:rsid="34cf70cf" officeooo:paragraph-rsid="34cf70cf" style:font-style-asian="normal" style:font-weight-asian="normal" style:font-style-complex="normal" style:font-weight-complex="normal"/>
    </style:style>
    <style:style style:name="P356" style:family="paragraph" style:parent-style-name="Standard">
      <style:text-properties style:text-position="0% 100%" fo:language="ru" fo:country="RU" fo:font-style="normal" style:text-underline-style="none" fo:font-weight="normal" officeooo:rsid="34d7e713" officeooo:paragraph-rsid="34d7e713" style:font-style-asian="normal" style:font-weight-asian="normal" style:font-style-complex="normal" style:font-weight-complex="normal"/>
    </style:style>
    <style:style style:name="P357" style:family="paragraph" style:parent-style-name="Standard">
      <style:text-properties style:text-position="0% 100%" fo:language="ru" fo:country="RU" fo:font-style="normal" style:text-underline-style="none" fo:font-weight="normal" officeooo:rsid="34dce881" officeooo:paragraph-rsid="34dce881" style:font-style-asian="normal" style:font-weight-asian="normal" style:font-style-complex="normal" style:font-weight-complex="normal"/>
    </style:style>
    <style:style style:name="P358" style:family="paragraph" style:parent-style-name="Standard">
      <style:text-properties style:text-position="0% 100%" fo:language="ru" fo:country="RU" fo:font-style="normal" style:text-underline-style="none" fo:font-weight="normal" officeooo:rsid="34e421d8" officeooo:paragraph-rsid="34e421d8" style:font-style-asian="normal" style:font-weight-asian="normal" style:font-style-complex="normal" style:font-weight-complex="normal"/>
    </style:style>
    <style:style style:name="P359" style:family="paragraph" style:parent-style-name="Standard">
      <style:text-properties style:text-position="0% 100%" fo:language="ru" fo:country="RU" fo:font-style="normal" style:text-underline-style="none" fo:font-weight="normal" officeooo:rsid="34ef8bbf" officeooo:paragraph-rsid="34ef8bbf" style:font-style-asian="normal" style:font-weight-asian="normal" style:font-style-complex="normal" style:font-weight-complex="normal"/>
    </style:style>
    <style:style style:name="P360" style:family="paragraph" style:parent-style-name="Standard">
      <style:text-properties style:text-position="0% 100%" fo:language="ru" fo:country="RU" fo:font-style="normal" style:text-underline-style="none" fo:font-weight="normal" officeooo:rsid="34f73d0f" officeooo:paragraph-rsid="34f9fc8d" style:font-style-asian="normal" style:font-weight-asian="normal" style:font-style-complex="normal" style:font-weight-complex="normal"/>
    </style:style>
    <style:style style:name="P361" style:family="paragraph" style:parent-style-name="Standard">
      <style:text-properties style:text-position="0% 100%" fo:language="ru" fo:country="RU" fo:font-style="normal" style:text-underline-style="none" fo:font-weight="normal" officeooo:rsid="34fcbc0e" officeooo:paragraph-rsid="34fcbc0e" style:font-style-asian="normal" style:font-weight-asian="normal" style:font-style-complex="normal" style:font-weight-complex="normal"/>
    </style:style>
    <style:style style:name="P362" style:family="paragraph" style:parent-style-name="Standard">
      <style:text-properties style:text-position="0% 100%" fo:language="ru" fo:country="RU" fo:font-style="normal" style:text-underline-style="none" fo:font-weight="normal" officeooo:rsid="34fe5043" officeooo:paragraph-rsid="34fe5043" style:font-style-asian="normal" style:font-weight-asian="normal" style:font-style-complex="normal" style:font-weight-complex="normal"/>
    </style:style>
    <style:style style:name="P363" style:family="paragraph" style:parent-style-name="Standard">
      <style:text-properties style:text-position="0% 100%" fo:language="ru" fo:country="RU" fo:font-style="normal" style:text-underline-style="none" fo:font-weight="normal" officeooo:rsid="34ffb697" officeooo:paragraph-rsid="34ffb697" style:font-style-asian="normal" style:font-weight-asian="normal" style:font-style-complex="normal" style:font-weight-complex="normal"/>
    </style:style>
    <style:style style:name="P364" style:family="paragraph" style:parent-style-name="Standard">
      <style:text-properties style:text-position="0% 100%" fo:language="ru" fo:country="RU" fo:font-style="normal" style:text-underline-style="none" fo:font-weight="normal" officeooo:rsid="350a68ec" officeooo:paragraph-rsid="3512730b" style:font-style-asian="normal" style:font-weight-asian="normal" style:font-style-complex="normal" style:font-weight-complex="normal"/>
    </style:style>
    <style:style style:name="P365" style:family="paragraph" style:parent-style-name="Standard">
      <style:text-properties style:text-position="0% 100%" fo:language="ru" fo:country="RU" fo:font-style="normal" style:text-underline-style="none" fo:font-weight="normal" officeooo:rsid="3516ee9d" officeooo:paragraph-rsid="3524f8b1" style:font-style-asian="normal" style:font-weight-asian="normal" style:font-style-complex="normal" style:font-weight-complex="normal"/>
    </style:style>
    <style:style style:name="P366" style:family="paragraph" style:parent-style-name="Standard">
      <style:text-properties style:text-position="0% 100%" fo:language="ru" fo:country="RU" fo:font-style="normal" style:text-underline-style="none" fo:font-weight="normal" officeooo:rsid="3516ee9d" officeooo:paragraph-rsid="35272913" style:font-style-asian="normal" style:font-weight-asian="normal" style:font-style-complex="normal" style:font-weight-complex="normal"/>
    </style:style>
    <style:style style:name="P367" style:family="paragraph" style:parent-style-name="Standard">
      <style:text-properties style:text-position="0% 100%" fo:language="ru" fo:country="RU" fo:font-style="normal" style:text-underline-style="none" fo:font-weight="normal" officeooo:rsid="352a816c" officeooo:paragraph-rsid="352a816c" style:font-style-asian="normal" style:font-weight-asian="normal" style:font-style-complex="normal" style:font-weight-complex="normal"/>
    </style:style>
    <style:style style:name="P368" style:family="paragraph" style:parent-style-name="Standard">
      <style:text-properties style:text-position="0% 100%" fo:language="ru" fo:country="RU" fo:font-style="normal" style:text-underline-style="none" fo:font-weight="normal" officeooo:rsid="3532e9ff" officeooo:paragraph-rsid="3532e9ff" style:font-style-asian="normal" style:font-weight-asian="normal" style:font-style-complex="normal" style:font-weight-complex="normal"/>
    </style:style>
    <style:style style:name="P369" style:family="paragraph" style:parent-style-name="Standard">
      <style:text-properties style:text-position="0% 100%" fo:language="ru" fo:country="RU" fo:font-style="normal" style:text-underline-style="none" fo:font-weight="normal" officeooo:rsid="353c5053" officeooo:paragraph-rsid="35454348" style:font-style-asian="normal" style:font-weight-asian="normal" style:font-style-complex="normal" style:font-weight-complex="normal"/>
    </style:style>
    <style:style style:name="P370" style:family="paragraph" style:parent-style-name="Standard">
      <style:text-properties style:text-position="0% 100%" fo:language="ru" fo:country="RU" fo:font-style="normal" style:text-underline-style="none" fo:font-weight="normal" officeooo:rsid="36d06dea" officeooo:paragraph-rsid="36d06dea" style:font-style-asian="normal" style:font-weight-asian="normal" style:font-style-complex="normal" style:font-weight-complex="normal"/>
    </style:style>
    <style:style style:name="P371" style:family="paragraph" style:parent-style-name="Standard">
      <style:text-properties style:text-position="0% 100%" fo:language="ru" fo:country="RU" fo:font-style="normal" style:text-underline-style="none" fo:font-weight="normal" officeooo:rsid="36d4f8f2" officeooo:paragraph-rsid="36d4f8f2" style:font-style-asian="normal" style:font-weight-asian="normal" style:font-style-complex="normal" style:font-weight-complex="normal"/>
    </style:style>
    <style:style style:name="P372" style:family="paragraph" style:parent-style-name="Standard">
      <style:text-properties style:text-position="0% 100%" fo:language="ru" fo:country="RU" fo:font-style="normal" style:text-underline-style="none" fo:font-weight="normal" officeooo:rsid="36dd24aa" officeooo:paragraph-rsid="36dd24aa" style:font-style-asian="normal" style:font-weight-asian="normal" style:font-style-complex="normal" style:font-weight-complex="normal"/>
    </style:style>
    <style:style style:name="P373" style:family="paragraph" style:parent-style-name="Standard">
      <style:text-properties style:text-position="0% 100%" fo:language="ru" fo:country="RU" fo:font-style="normal" officeooo:rsid="0019f43d" officeooo:paragraph-rsid="26053a9b" style:font-style-asian="normal" style:font-style-complex="normal"/>
    </style:style>
    <style:style style:name="P374" style:family="paragraph" style:parent-style-name="Standard">
      <style:text-properties style:text-position="0% 100%" fo:language="ru" fo:country="RU" fo:font-style="normal" officeooo:rsid="0019f43d" officeooo:paragraph-rsid="2bfec51d" style:font-style-asian="normal" style:font-style-complex="normal"/>
    </style:style>
    <style:style style:name="P375" style:family="paragraph" style:parent-style-name="Standard">
      <style:text-properties style:text-position="0% 100%" fo:language="ru" fo:country="RU" fo:font-style="normal" officeooo:rsid="26ca0be5" officeooo:paragraph-rsid="26db5b0b" style:font-style-asian="normal" style:font-style-complex="normal"/>
    </style:style>
    <style:style style:name="P376" style:family="paragraph" style:parent-style-name="Standard">
      <style:text-properties style:text-position="0% 100%" fo:language="ru" fo:country="RU" fo:font-style="normal" officeooo:rsid="26ca0be5" officeooo:paragraph-rsid="26e1d411" style:font-style-asian="normal" style:font-style-complex="normal"/>
    </style:style>
    <style:style style:name="P377" style:family="paragraph" style:parent-style-name="Standard">
      <style:text-properties style:text-position="0% 100%" fo:language="ru" fo:country="RU" fo:font-style="normal" officeooo:rsid="26ec41cb" officeooo:paragraph-rsid="26ff3f46" style:font-style-asian="normal" style:font-style-complex="normal"/>
    </style:style>
    <style:style style:name="P378" style:family="paragraph" style:parent-style-name="Standard">
      <style:text-properties style:text-position="0% 100%" fo:language="ru" fo:country="RU" fo:font-style="normal" officeooo:rsid="2708dc67" officeooo:paragraph-rsid="2708dc67" style:font-style-asian="normal" style:font-style-complex="normal"/>
    </style:style>
    <style:style style:name="P379" style:family="paragraph" style:parent-style-name="Standard">
      <style:text-properties style:text-position="0% 100%" fo:language="ru" fo:country="RU" fo:font-style="normal" officeooo:rsid="271da470" officeooo:paragraph-rsid="2723cfb4" style:font-style-asian="normal" style:font-style-complex="normal"/>
    </style:style>
    <style:style style:name="P380" style:family="paragraph" style:parent-style-name="Standard">
      <style:text-properties style:text-position="0% 100%" fo:language="ru" fo:country="RU" fo:font-style="normal" officeooo:rsid="271da470" officeooo:paragraph-rsid="272c026e" style:font-style-asian="normal" style:font-style-complex="normal"/>
    </style:style>
    <style:style style:name="P381" style:family="paragraph" style:parent-style-name="Standard">
      <style:text-properties style:text-position="0% 100%" fo:language="ru" fo:country="RU" fo:font-style="normal" officeooo:rsid="27309784" officeooo:paragraph-rsid="27438709" style:font-style-asian="normal" style:font-style-complex="normal"/>
    </style:style>
    <style:style style:name="P382" style:family="paragraph" style:parent-style-name="Standard">
      <style:text-properties style:text-position="0% 100%" fo:language="ru" fo:country="RU" fo:font-style="normal" officeooo:rsid="278e1184" officeooo:paragraph-rsid="278e1184" style:font-style-asian="normal" style:font-style-complex="normal"/>
    </style:style>
    <style:style style:name="P383" style:family="paragraph" style:parent-style-name="Standard">
      <style:text-properties style:text-position="0% 100%" fo:language="ru" fo:country="RU" fo:font-style="normal" officeooo:rsid="27912551" officeooo:paragraph-rsid="279188a8" style:font-style-asian="normal" style:font-style-complex="normal"/>
    </style:style>
    <style:style style:name="P384" style:family="paragraph" style:parent-style-name="Standard">
      <style:text-properties style:text-position="0% 100%" fo:language="ru" fo:country="RU" fo:font-style="normal" officeooo:rsid="27912551" officeooo:paragraph-rsid="27a699f1" style:font-style-asian="normal" style:font-style-complex="normal"/>
    </style:style>
    <style:style style:name="P385" style:family="paragraph" style:parent-style-name="Standard">
      <style:text-properties style:text-position="0% 100%" fo:language="ru" fo:country="RU" fo:font-style="normal" officeooo:rsid="2bff657d" officeooo:paragraph-rsid="2bff657d" style:font-style-asian="normal" style:font-style-complex="normal"/>
    </style:style>
    <style:style style:name="P386" style:family="paragraph" style:parent-style-name="Standard">
      <style:text-properties style:text-position="0% 100%" fo:language="ru" fo:country="RU" fo:font-style="normal" officeooo:rsid="2c38de59" officeooo:paragraph-rsid="2c31de08" style:font-style-asian="normal" style:font-style-complex="normal"/>
    </style:style>
    <style:style style:name="P387" style:family="paragraph" style:parent-style-name="Standard">
      <style:text-properties style:text-position="0% 100%" fo:language="ru" fo:country="RU" officeooo:rsid="0019f43d" officeooo:paragraph-rsid="254e72b6"/>
    </style:style>
    <style:style style:name="P388" style:family="paragraph" style:parent-style-name="Standard">
      <style:text-properties style:text-position="0% 100%" fo:language="ru" fo:country="RU" officeooo:rsid="0019f43d" officeooo:paragraph-rsid="2d508e24"/>
    </style:style>
    <style:style style:name="P389" style:family="paragraph" style:parent-style-name="Standard">
      <style:text-properties style:text-position="0% 100%" fo:language="ru" fo:country="RU" officeooo:rsid="255245d5" officeooo:paragraph-rsid="255245d5"/>
    </style:style>
    <style:style style:name="P390" style:family="paragraph" style:parent-style-name="Standard">
      <style:text-properties style:text-position="0% 100%" fo:language="ru" fo:country="RU" officeooo:rsid="26022890" officeooo:paragraph-rsid="260ac82e"/>
    </style:style>
    <style:style style:name="P391" style:family="paragraph" style:parent-style-name="Standard">
      <style:text-properties style:text-position="0% 100%" fo:language="ru" fo:country="RU" officeooo:rsid="268f12e2" officeooo:paragraph-rsid="268f12e2"/>
    </style:style>
    <style:style style:name="P392" style:family="paragraph" style:parent-style-name="Standard">
      <style:text-properties style:text-position="0% 100%" fo:language="ru" fo:country="RU" officeooo:rsid="26932593" officeooo:paragraph-rsid="26978181"/>
    </style:style>
    <style:style style:name="P393" style:family="paragraph" style:parent-style-name="Standard">
      <style:text-properties style:text-position="0% 100%" fo:language="ru" fo:country="RU" officeooo:rsid="26a497d9" officeooo:paragraph-rsid="26a497d9"/>
    </style:style>
    <style:style style:name="P394" style:family="paragraph" style:parent-style-name="Standard">
      <style:text-properties style:text-position="0% 100%" fo:language="ru" fo:country="RU" officeooo:rsid="26b90de3" officeooo:paragraph-rsid="26b90de3"/>
    </style:style>
    <style:style style:name="P395" style:family="paragraph" style:parent-style-name="Standard">
      <style:text-properties style:text-position="0% 100%" fo:language="ru" fo:country="RU" officeooo:rsid="2aa971cb" officeooo:paragraph-rsid="2aa971cb"/>
    </style:style>
    <style:style style:name="P396" style:family="paragraph" style:parent-style-name="Standard">
      <style:text-properties style:text-position="0% 100%" fo:language="ru" fo:country="RU" officeooo:rsid="2ab681f1" officeooo:paragraph-rsid="2ac4f76b"/>
    </style:style>
    <style:style style:name="P397" style:family="paragraph" style:parent-style-name="Standard">
      <style:text-properties style:text-position="0% 100%" fo:language="ru" fo:country="RU" officeooo:rsid="2ad21e51" officeooo:paragraph-rsid="2ad21e51"/>
    </style:style>
    <style:style style:name="P398" style:family="paragraph" style:parent-style-name="Standard">
      <style:text-properties style:text-position="0% 100%" fo:language="ru" fo:country="RU" officeooo:rsid="2ae285f6" officeooo:paragraph-rsid="2ae285f6"/>
    </style:style>
    <style:style style:name="P399" style:family="paragraph" style:parent-style-name="Standard">
      <style:text-properties style:text-position="0% 100%" fo:language="ru" fo:country="RU" officeooo:rsid="2aefc7ba" officeooo:paragraph-rsid="2af4b90d"/>
    </style:style>
    <style:style style:name="P400" style:family="paragraph" style:parent-style-name="Standard">
      <style:text-properties style:text-position="0% 100%" fo:language="ru" fo:country="RU" officeooo:rsid="2b018467" officeooo:paragraph-rsid="2b018467"/>
    </style:style>
    <style:style style:name="P401" style:family="paragraph" style:parent-style-name="Standard">
      <style:text-properties style:text-position="0% 100%" fo:language="ru" fo:country="RU" officeooo:rsid="2b02968f" officeooo:paragraph-rsid="2b0a38da"/>
    </style:style>
    <style:style style:name="P402" style:family="paragraph" style:parent-style-name="Standard">
      <style:text-properties style:text-position="0% 100%" fo:language="ru" fo:country="RU" officeooo:rsid="2b0efac3" officeooo:paragraph-rsid="2b0efac3"/>
    </style:style>
    <style:style style:name="P403" style:family="paragraph" style:parent-style-name="Standard">
      <style:text-properties style:text-position="0% 100%" fo:language="ru" fo:country="RU" officeooo:rsid="2b149ac6" officeooo:paragraph-rsid="2b149ac6"/>
    </style:style>
    <style:style style:name="P404" style:family="paragraph" style:parent-style-name="Standard">
      <style:text-properties style:text-position="0% 100%" fo:language="ru" fo:country="RU" officeooo:rsid="2b2e57af" officeooo:paragraph-rsid="2b2e57af"/>
    </style:style>
    <style:style style:name="P405" style:family="paragraph" style:parent-style-name="Standard">
      <style:text-properties style:text-position="0% 100%" fo:language="ru" fo:country="RU" officeooo:rsid="2b35ec82" officeooo:paragraph-rsid="2b35ec82"/>
    </style:style>
    <style:style style:name="P406" style:family="paragraph" style:parent-style-name="Standard">
      <style:text-properties style:text-position="0% 100%" fo:language="ru" fo:country="RU" officeooo:rsid="2b380a4c" officeooo:paragraph-rsid="2b46d9c6"/>
    </style:style>
    <style:style style:name="P407" style:family="paragraph" style:parent-style-name="Standard">
      <style:text-properties style:text-position="0% 100%" fo:language="ru" fo:country="RU" officeooo:rsid="2b4d9aa3" officeooo:paragraph-rsid="2b5fbf0a"/>
    </style:style>
    <style:style style:name="P408" style:family="paragraph" style:parent-style-name="Standard">
      <style:text-properties style:text-position="0% 100%" fo:language="ru" fo:country="RU" officeooo:rsid="2b6be6a0" officeooo:paragraph-rsid="2b7700cd"/>
    </style:style>
    <style:style style:name="P409" style:family="paragraph" style:parent-style-name="Standard">
      <style:text-properties style:text-position="0% 100%" fo:language="ru" fo:country="RU" officeooo:rsid="2b8f3f46" officeooo:paragraph-rsid="2b97d1ca"/>
    </style:style>
    <style:style style:name="P410" style:family="paragraph" style:parent-style-name="Standard">
      <style:text-properties style:text-position="0% 100%" fo:language="ru" fo:country="RU" officeooo:rsid="2b8f3f46" officeooo:paragraph-rsid="2ba3cc8f"/>
    </style:style>
    <style:style style:name="P411" style:family="paragraph" style:parent-style-name="Standard">
      <style:text-properties style:text-position="0% 100%" fo:language="ru" fo:country="RU" officeooo:rsid="2baaf488" officeooo:paragraph-rsid="2bc61b78"/>
    </style:style>
    <style:style style:name="P412" style:family="paragraph" style:parent-style-name="Standard">
      <style:text-properties style:text-position="0% 100%" fo:language="ru" fo:country="RU" officeooo:rsid="2bc72e83" officeooo:paragraph-rsid="2bdc017d"/>
    </style:style>
    <style:style style:name="P413" style:family="paragraph" style:parent-style-name="Standard">
      <style:text-properties style:text-position="0% 100%" fo:language="ru" fo:country="RU" officeooo:rsid="2bdc2de3" officeooo:paragraph-rsid="2be37119"/>
    </style:style>
    <style:style style:name="P414" style:family="paragraph" style:parent-style-name="Standard">
      <style:text-properties style:text-position="0% 100%" fo:language="ru" fo:country="RU" officeooo:rsid="2bf2e087" officeooo:paragraph-rsid="2bfec51d"/>
    </style:style>
    <style:style style:name="P415" style:family="paragraph" style:parent-style-name="Standard">
      <style:text-properties style:text-position="0% 100%" fo:language="ru" fo:country="RU" officeooo:rsid="2c1681f1" officeooo:paragraph-rsid="2c1681f1"/>
    </style:style>
    <style:style style:name="P416" style:family="paragraph" style:parent-style-name="Standard">
      <style:text-properties style:text-position="0% 100%" fo:language="ru" fo:country="RU" officeooo:rsid="2c222cfc" officeooo:paragraph-rsid="2c31de08"/>
    </style:style>
    <style:style style:name="P417" style:family="paragraph" style:parent-style-name="Standard">
      <style:text-properties style:text-position="0% 100%" fo:language="ru" fo:country="RU" officeooo:rsid="2c3a4275" officeooo:paragraph-rsid="2c3a4275"/>
    </style:style>
    <style:style style:name="P418" style:family="paragraph" style:parent-style-name="Standard">
      <style:text-properties style:text-position="0% 100%" fo:language="ru" fo:country="RU" officeooo:rsid="2c3f8532" officeooo:paragraph-rsid="2c3f8532"/>
    </style:style>
    <style:style style:name="P419" style:family="paragraph" style:parent-style-name="Standard">
      <style:text-properties style:text-position="0% 100%" fo:language="ru" fo:country="RU" officeooo:rsid="2c3feeaf" officeooo:paragraph-rsid="2c3feeaf"/>
    </style:style>
    <style:style style:name="P420" style:family="paragraph" style:parent-style-name="Standard">
      <style:text-properties style:text-position="0% 100%" fo:language="ru" fo:country="RU" officeooo:rsid="2c48fc14" officeooo:paragraph-rsid="2c69355c"/>
    </style:style>
    <style:style style:name="P421" style:family="paragraph" style:parent-style-name="Standard">
      <style:text-properties style:text-position="0% 100%" fo:language="ru" fo:country="RU" officeooo:rsid="2c6b28bd" officeooo:paragraph-rsid="2c6b28bd"/>
    </style:style>
    <style:style style:name="P422" style:family="paragraph" style:parent-style-name="Standard">
      <style:text-properties style:text-position="0% 100%" fo:language="ru" fo:country="RU" officeooo:rsid="2c773d20" officeooo:paragraph-rsid="2c8433c8"/>
    </style:style>
    <style:style style:name="P423" style:family="paragraph" style:parent-style-name="Standard">
      <style:text-properties style:text-position="0% 100%" fo:language="ru" fo:country="RU" officeooo:rsid="2c849232" officeooo:paragraph-rsid="2c86db0f"/>
    </style:style>
    <style:style style:name="P424" style:family="paragraph" style:parent-style-name="Standard">
      <style:text-properties style:text-position="0% 100%" fo:language="ru" fo:country="RU" officeooo:rsid="2cd150c1" officeooo:paragraph-rsid="2cd150c1"/>
    </style:style>
    <style:style style:name="P425" style:family="paragraph" style:parent-style-name="Standard">
      <style:text-properties style:text-position="0% 100%" fo:language="ru" fo:country="RU" officeooo:rsid="2cd9e781" officeooo:paragraph-rsid="2cd9e781"/>
    </style:style>
    <style:style style:name="P426" style:family="paragraph" style:parent-style-name="Standard">
      <style:text-properties style:text-position="0% 100%" fo:language="ru" fo:country="RU" officeooo:rsid="2d2539b8" officeooo:paragraph-rsid="2d2539b8"/>
    </style:style>
    <style:style style:name="P427" style:family="paragraph" style:parent-style-name="Standard">
      <style:text-properties style:text-position="0% 100%" fo:language="ru" fo:country="RU" officeooo:rsid="2c77faf1" officeooo:paragraph-rsid="2c8433c8"/>
    </style:style>
    <style:style style:name="P428" style:family="paragraph" style:parent-style-name="Standard">
      <style:text-properties style:text-position="0% 100%" style:font-name="Liberation Serif" fo:language="ru" fo:country="RU" fo:font-style="normal" style:text-underline-style="none" fo:font-weight="normal" officeooo:rsid="2dd5767d" officeooo:paragraph-rsid="2dd5767d" style:font-name-asian="DejaVu Sans" style:font-style-asian="normal" style:font-weight-asian="normal" style:font-name-complex="FreeSans" style:font-style-complex="normal" style:font-weight-complex="normal"/>
    </style:style>
    <style:style style:name="P429" style:family="paragraph" style:parent-style-name="Standard">
      <style:text-properties style:text-position="0% 100%" style:font-name="Liberation Serif" fo:language="ru" fo:country="RU" fo:font-style="normal" style:text-underline-style="none" fo:font-weight="normal" officeooo:rsid="0019f43d" officeooo:paragraph-rsid="2e664b93" style:font-name-asian="DejaVu Sans" style:font-style-asian="normal" style:font-weight-asian="normal" style:font-name-complex="FreeSans" style:font-style-complex="normal" style:font-weight-complex="normal"/>
    </style:style>
    <style:style style:name="P430" style:family="paragraph" style:parent-style-name="Standard">
      <style:text-properties style:text-position="0% 100%" style:font-name="Liberation Serif" fo:language="ru" fo:country="RU" fo:font-style="normal" style:text-underline-style="none" fo:font-weight="normal" officeooo:rsid="0019f43d" officeooo:paragraph-rsid="2e67bf59" style:font-name-asian="DejaVu Sans" style:font-style-asian="normal" style:font-weight-asian="normal" style:font-name-complex="FreeSans" style:font-style-complex="normal" style:font-weight-complex="normal"/>
    </style:style>
    <style:style style:name="P431" style:family="paragraph" style:parent-style-name="Standard">
      <style:text-properties style:text-position="0% 100%" style:font-name="Liberation Serif" fo:language="ru" fo:country="RU" fo:font-style="normal" style:text-underline-style="none" fo:font-weight="normal" officeooo:rsid="0019f43d" officeooo:paragraph-rsid="2e6c0b88" style:font-name-asian="DejaVu Sans" style:font-style-asian="normal" style:font-weight-asian="normal" style:font-name-complex="FreeSans" style:font-style-complex="normal" style:font-weight-complex="normal"/>
    </style:style>
    <style:style style:name="P432" style:family="paragraph" style:parent-style-name="Standard">
      <style:text-properties style:text-position="0% 100%" style:font-name="Liberation Serif" fo:language="ru" fo:country="RU" fo:font-style="normal" style:text-underline-style="none" fo:font-weight="normal" officeooo:rsid="2e691b8d" officeooo:paragraph-rsid="2e691b8d" style:font-name-asian="DejaVu Sans" style:font-style-asian="normal" style:font-weight-asian="normal" style:font-name-complex="FreeSans" style:font-style-complex="normal" style:font-weight-complex="normal"/>
    </style:style>
    <style:style style:name="P433" style:family="paragraph" style:parent-style-name="Standard">
      <style:text-properties style:text-position="0% 100%" style:font-name="Liberation Serif" fo:language="ru" fo:country="RU" fo:font-style="normal" style:text-underline-style="none" fo:font-weight="normal" officeooo:rsid="2e69a7ce" officeooo:paragraph-rsid="2e69a7ce" style:font-name-asian="DejaVu Sans" style:font-style-asian="normal" style:font-weight-asian="normal" style:font-name-complex="FreeSans" style:font-style-complex="normal" style:font-weight-complex="normal"/>
    </style:style>
    <style:style style:name="P434" style:family="paragraph" style:parent-style-name="Standard">
      <style:text-properties style:text-position="0% 100%" style:font-name="Liberation Serif" fo:language="ru" fo:country="RU" fo:font-style="normal" style:text-underline-style="none" fo:font-weight="normal" officeooo:rsid="2e6c0b88" officeooo:paragraph-rsid="2e6c0b88" style:font-name-asian="DejaVu Sans" style:font-style-asian="normal" style:font-weight-asian="normal" style:font-name-complex="FreeSans" style:font-style-complex="normal" style:font-weight-complex="normal"/>
    </style:style>
    <style:style style:name="P435" style:family="paragraph" style:parent-style-name="Standard">
      <style:text-properties style:text-position="0% 100%" style:font-name="Liberation Serif" fo:language="ru" fo:country="RU" fo:font-style="normal" style:text-underline-style="none" fo:font-weight="normal" officeooo:rsid="2e23b2ed" officeooo:paragraph-rsid="2e23b2ed" style:font-name-asian="DejaVu Sans" style:font-style-asian="normal" style:font-weight-asian="normal" style:font-name-complex="FreeSans" style:font-style-complex="normal" style:font-weight-complex="normal"/>
    </style:style>
    <style:style style:name="P436" style:family="paragraph" style:parent-style-name="Standard">
      <style:text-properties style:text-position="0% 100%" style:font-name="Liberation Serif" fo:language="ru" fo:country="RU" fo:font-style="normal" style:text-underline-style="none" fo:font-weight="normal" officeooo:rsid="2e246fbe" officeooo:paragraph-rsid="2e246fbe" style:font-name-asian="DejaVu Sans" style:font-style-asian="normal" style:font-weight-asian="normal" style:font-name-complex="FreeSans" style:font-style-complex="normal" style:font-weight-complex="normal"/>
    </style:style>
    <style:style style:name="P437" style:family="paragraph" style:parent-style-name="Standard">
      <style:text-properties style:text-position="0% 100%" style:font-name="Liberation Serif" fo:language="ru" fo:country="RU" fo:font-style="normal" style:text-underline-style="none" fo:font-weight="normal" officeooo:rsid="2e637e16" officeooo:paragraph-rsid="2e5e7a04" style:font-name-asian="DejaVu Sans" style:font-style-asian="normal" style:font-weight-asian="normal" style:font-name-complex="FreeSans" style:font-style-complex="normal" style:font-weight-complex="normal"/>
    </style:style>
    <style:style style:name="P438" style:family="paragraph" style:parent-style-name="Standard">
      <style:text-properties style:text-position="0% 100%" style:font-name="Liberation Serif" fo:language="ru" fo:country="RU" fo:font-style="normal" style:text-underline-style="none" fo:font-weight="normal" officeooo:rsid="2e6ce698" officeooo:paragraph-rsid="2e91917f" style:font-name-asian="DejaVu Sans" style:font-style-asian="normal" style:font-weight-asian="normal" style:font-name-complex="FreeSans" style:font-style-complex="normal" style:font-weight-complex="normal"/>
    </style:style>
    <style:style style:name="P439" style:family="paragraph" style:parent-style-name="Standard">
      <style:text-properties style:text-position="0% 100%" style:font-name="Liberation Serif" fo:language="ru" fo:country="RU" fo:font-style="normal" style:text-underline-style="none" fo:font-weight="normal" officeooo:rsid="2e6ce698" officeooo:paragraph-rsid="2e6d93c1" style:font-name-asian="DejaVu Sans" style:font-style-asian="normal" style:font-weight-asian="normal" style:font-name-complex="FreeSans" style:font-style-complex="normal" style:font-weight-complex="normal"/>
    </style:style>
    <style:style style:name="P440" style:family="paragraph" style:parent-style-name="Standard">
      <style:text-properties style:text-position="0% 100%" style:font-name="Liberation Serif" fo:language="ru" fo:country="RU" fo:font-style="normal" style:text-underline-style="none" fo:font-weight="normal" officeooo:rsid="2e969a90" officeooo:paragraph-rsid="2ecce9d3" style:font-name-asian="DejaVu Sans" style:font-style-asian="normal" style:font-weight-asian="normal" style:font-name-complex="FreeSans" style:font-style-complex="normal" style:font-weight-complex="normal"/>
    </style:style>
    <style:style style:name="P441" style:family="paragraph" style:parent-style-name="Standard">
      <style:text-properties style:text-position="0% 100%" style:font-name="Liberation Serif" fo:language="ru" fo:country="RU" fo:font-style="normal" style:text-underline-style="none" fo:font-weight="normal" officeooo:rsid="2ecdde16" officeooo:paragraph-rsid="2ed292b3" style:font-name-asian="DejaVu Sans" style:font-style-asian="normal" style:font-weight-asian="normal" style:font-name-complex="FreeSans" style:font-style-complex="normal" style:font-weight-complex="normal"/>
    </style:style>
    <style:style style:name="P442" style:family="paragraph" style:parent-style-name="Standard">
      <style:text-properties style:text-position="0% 100%" style:font-name="Liberation Serif" fo:language="ru" fo:country="RU" fo:font-style="normal" style:text-underline-style="none" fo:font-weight="normal" officeooo:rsid="2ee3134c" officeooo:paragraph-rsid="2ee3134c" style:font-name-asian="DejaVu Sans" style:font-style-asian="normal" style:font-weight-asian="normal" style:font-name-complex="FreeSans" style:font-style-complex="normal" style:font-weight-complex="normal"/>
    </style:style>
    <style:style style:name="P443" style:family="paragraph" style:parent-style-name="Standard">
      <style:text-properties style:text-position="0% 100%" style:font-name="Liberation Serif" fo:language="ru" fo:country="RU" fo:font-style="normal" style:text-underline-style="none" fo:font-weight="normal" officeooo:rsid="2ee5e1cd" officeooo:paragraph-rsid="2ef23178" style:font-name-asian="DejaVu Sans" style:font-style-asian="normal" style:font-weight-asian="normal" style:font-name-complex="FreeSans" style:font-style-complex="normal" style:font-weight-complex="normal"/>
    </style:style>
    <style:style style:name="P444" style:family="paragraph" style:parent-style-name="Standard">
      <style:text-properties style:text-position="0% 100%" style:font-name="Liberation Serif" fo:language="ru" fo:country="RU" fo:font-style="normal" style:text-underline-style="none" fo:font-weight="normal" officeooo:rsid="2ef31e5f" officeooo:paragraph-rsid="2efad35a" style:font-name-asian="DejaVu Sans" style:font-style-asian="normal" style:font-weight-asian="normal" style:font-name-complex="FreeSans" style:font-style-complex="normal" style:font-weight-complex="normal"/>
    </style:style>
    <style:style style:name="P445" style:family="paragraph" style:parent-style-name="Standard">
      <style:text-properties style:text-position="0% 100%" style:font-name="Liberation Serif" fo:language="ru" fo:country="RU" fo:font-style="normal" style:text-underline-style="none" fo:font-weight="normal" officeooo:rsid="2efb60df" officeooo:paragraph-rsid="2efb60df" style:font-name-asian="DejaVu Sans" style:font-style-asian="normal" style:font-weight-asian="normal" style:font-name-complex="FreeSans" style:font-style-complex="normal" style:font-weight-complex="normal"/>
    </style:style>
    <style:style style:name="P446" style:family="paragraph" style:parent-style-name="Standard">
      <style:text-properties style:text-position="0% 100%" style:font-name="Liberation Serif" fo:language="ru" fo:country="RU" fo:font-style="normal" style:text-underline-style="none" fo:font-weight="normal" officeooo:rsid="2efd2c4a" officeooo:paragraph-rsid="2efd2c4a" style:font-name-asian="DejaVu Sans" style:font-style-asian="normal" style:font-weight-asian="normal" style:font-name-complex="FreeSans" style:font-style-complex="normal" style:font-weight-complex="normal"/>
    </style:style>
    <style:style style:name="P447" style:family="paragraph" style:parent-style-name="Standard">
      <style:text-properties style:text-position="0% 100%" style:font-name="Liberation Serif" fo:language="ru" fo:country="RU" fo:font-style="normal" style:text-underline-style="none" fo:font-weight="normal" officeooo:rsid="2efd5f30" officeooo:paragraph-rsid="2f1587be" style:font-name-asian="DejaVu Sans" style:font-style-asian="normal" style:font-weight-asian="normal" style:font-name-complex="FreeSans" style:font-style-complex="normal" style:font-weight-complex="normal"/>
    </style:style>
    <style:style style:name="P448" style:family="paragraph" style:parent-style-name="Standard">
      <style:text-properties style:text-position="0% 100%" style:font-name="Liberation Serif" fo:language="ru" fo:country="RU" fo:font-style="normal" style:text-underline-style="none" fo:font-weight="normal" officeooo:rsid="2f16aa17" officeooo:paragraph-rsid="2f1d93e0" style:font-name-asian="DejaVu Sans" style:font-style-asian="normal" style:font-weight-asian="normal" style:font-name-complex="FreeSans" style:font-style-complex="normal" style:font-weight-complex="normal"/>
    </style:style>
    <style:style style:name="P449" style:family="paragraph" style:parent-style-name="Standard">
      <style:text-properties style:text-position="0% 100%" style:font-name="Liberation Serif" fo:language="ru" fo:country="RU" fo:font-style="normal" style:text-underline-style="none" fo:font-weight="normal" officeooo:rsid="2f1f528b" officeooo:paragraph-rsid="2f29d4e2" style:font-name-asian="DejaVu Sans" style:font-style-asian="normal" style:font-weight-asian="normal" style:font-name-complex="FreeSans" style:font-style-complex="normal" style:font-weight-complex="normal"/>
    </style:style>
    <style:style style:name="P450" style:family="paragraph" style:parent-style-name="Standard">
      <style:text-properties style:text-position="0% 100%" style:font-name="Liberation Serif" fo:language="ru" fo:country="RU" fo:font-style="normal" style:text-underline-style="none" fo:font-weight="normal" officeooo:rsid="2f1f528b" officeooo:paragraph-rsid="2f3af9fd" style:font-name-asian="DejaVu Sans" style:font-style-asian="normal" style:font-weight-asian="normal" style:font-name-complex="FreeSans" style:font-style-complex="normal" style:font-weight-complex="normal"/>
    </style:style>
    <style:style style:name="P451" style:family="paragraph" style:parent-style-name="Standard">
      <style:text-properties style:text-position="0% 100%" style:font-name="Liberation Serif" fo:language="ru" fo:country="RU" fo:font-style="normal" style:text-underline-style="none" fo:font-weight="normal" officeooo:rsid="2f1f528b" officeooo:paragraph-rsid="2f4b44a4" style:font-name-asian="DejaVu Sans" style:font-style-asian="normal" style:font-weight-asian="normal" style:font-name-complex="FreeSans" style:font-style-complex="normal" style:font-weight-complex="normal"/>
    </style:style>
    <style:style style:name="P452" style:family="paragraph" style:parent-style-name="Standard">
      <style:text-properties style:text-position="0% 100%" style:font-name="Liberation Serif" fo:language="ru" fo:country="RU" fo:font-style="normal" style:text-underline-style="none" fo:font-weight="normal" officeooo:rsid="2f3b617d" officeooo:paragraph-rsid="2f4b44a4" style:font-name-asian="DejaVu Sans" style:font-style-asian="normal" style:font-weight-asian="normal" style:font-name-complex="FreeSans" style:font-style-complex="normal" style:font-weight-complex="normal"/>
    </style:style>
    <style:style style:name="P453" style:family="paragraph" style:parent-style-name="Standard">
      <style:text-properties style:text-position="0% 100%" style:font-name="Liberation Serif" fo:language="ru" fo:country="RU" fo:font-style="normal" style:text-underline-style="none" fo:font-weight="normal" officeooo:rsid="2f4c37e0" officeooo:paragraph-rsid="2f522cdd" style:font-name-asian="DejaVu Sans" style:font-style-asian="normal" style:font-weight-asian="normal" style:font-name-complex="FreeSans" style:font-style-complex="normal" style:font-weight-complex="normal"/>
    </style:style>
    <style:style style:name="P454" style:family="paragraph" style:parent-style-name="Standard">
      <style:text-properties style:text-position="0% 100%" style:font-name="Liberation Serif" fo:language="ru" fo:country="RU" fo:font-style="normal" style:text-underline-style="none" fo:font-weight="normal" officeooo:rsid="2f55a5be" officeooo:paragraph-rsid="2f55a5be" style:font-name-asian="DejaVu Sans" style:font-style-asian="normal" style:font-weight-asian="normal" style:font-name-complex="FreeSans" style:font-style-complex="normal" style:font-weight-complex="normal"/>
    </style:style>
    <style:style style:name="P455" style:family="paragraph" style:parent-style-name="Standard">
      <style:text-properties style:text-position="0% 100%" style:font-name="Liberation Serif" fo:language="ru" fo:country="RU" fo:font-style="normal" style:text-underline-style="none" fo:font-weight="normal" officeooo:rsid="2f5f7db4" officeooo:paragraph-rsid="2f625611" style:font-name-asian="DejaVu Sans" style:font-style-asian="normal" style:font-weight-asian="normal" style:font-name-complex="FreeSans" style:font-style-complex="normal" style:font-weight-complex="normal"/>
    </style:style>
    <style:style style:name="P456" style:family="paragraph" style:parent-style-name="Standard">
      <style:text-properties style:text-position="0% 100%" style:font-name="Liberation Serif" fo:language="ru" fo:country="RU" fo:font-style="normal" style:text-underline-style="none" fo:font-weight="normal" officeooo:rsid="2f6530c6" officeooo:paragraph-rsid="2f6530c6" style:font-name-asian="DejaVu Sans" style:font-style-asian="normal" style:font-weight-asian="normal" style:font-name-complex="FreeSans" style:font-style-complex="normal" style:font-weight-complex="normal"/>
    </style:style>
    <style:style style:name="P457" style:family="paragraph" style:parent-style-name="Standard">
      <style:text-properties style:text-position="0% 100%" style:font-name="Liberation Serif" fo:language="ru" fo:country="RU" fo:font-style="normal" style:text-underline-style="none" fo:font-weight="normal" officeooo:rsid="2f736c4f" officeooo:paragraph-rsid="2f785388" style:font-name-asian="DejaVu Sans" style:font-style-asian="normal" style:font-weight-asian="normal" style:font-name-complex="FreeSans" style:font-style-complex="normal" style:font-weight-complex="normal"/>
    </style:style>
    <style:style style:name="P458" style:family="paragraph" style:parent-style-name="Standard">
      <style:text-properties style:text-position="0% 100%" style:font-name="Liberation Serif" fo:language="ru" fo:country="RU" fo:font-style="normal" style:text-underline-style="none" fo:font-weight="normal" officeooo:rsid="2f7b315e" officeooo:paragraph-rsid="2faa380c" style:font-name-asian="DejaVu Sans" style:font-style-asian="normal" style:font-weight-asian="normal" style:font-name-complex="FreeSans" style:font-style-complex="normal" style:font-weight-complex="normal"/>
    </style:style>
    <style:style style:name="P459" style:family="paragraph" style:parent-style-name="Standard">
      <style:text-properties style:text-position="0% 100%" style:font-name="Liberation Serif" fo:language="ru" fo:country="RU" fo:font-style="normal" style:text-underline-style="none" fo:font-weight="normal" officeooo:rsid="2faa493a" officeooo:paragraph-rsid="2fc2c268" style:font-name-asian="DejaVu Sans" style:font-style-asian="normal" style:font-weight-asian="normal" style:font-name-complex="FreeSans" style:font-style-complex="normal" style:font-weight-complex="normal"/>
    </style:style>
    <style:style style:name="P460" style:family="paragraph" style:parent-style-name="Standard">
      <style:text-properties style:text-position="0% 100%" style:font-name="Liberation Serif" fo:language="ru" fo:country="RU" fo:font-style="normal" style:text-underline-style="none" fo:font-weight="normal" officeooo:rsid="2fc3a072" officeooo:paragraph-rsid="2fc3a072" style:font-name-asian="DejaVu Sans" style:font-style-asian="normal" style:font-weight-asian="normal" style:font-name-complex="FreeSans" style:font-style-complex="normal" style:font-weight-complex="normal"/>
    </style:style>
    <style:style style:name="P461" style:family="paragraph" style:parent-style-name="Standard">
      <style:text-properties style:text-position="0% 100%" style:font-name="Liberation Serif" fo:language="ru" fo:country="RU" fo:font-style="normal" style:text-underline-style="none" fo:font-weight="normal" officeooo:rsid="2fc8224f" officeooo:paragraph-rsid="2fc8224f" style:font-name-asian="DejaVu Sans" style:font-style-asian="normal" style:font-weight-asian="normal" style:font-name-complex="FreeSans" style:font-style-complex="normal" style:font-weight-complex="normal"/>
    </style:style>
    <style:style style:name="P462" style:family="paragraph" style:parent-style-name="Standard">
      <style:text-properties style:text-position="0% 100%" style:font-name="Liberation Serif" fo:language="ru" fo:country="RU" fo:font-style="normal" style:text-underline-style="none" fo:font-weight="normal" officeooo:rsid="2fc8224f" officeooo:paragraph-rsid="2fca0d91" style:font-name-asian="DejaVu Sans" style:font-style-asian="normal" style:font-weight-asian="normal" style:font-name-complex="FreeSans" style:font-style-complex="normal" style:font-weight-complex="normal"/>
    </style:style>
    <style:style style:name="P463" style:family="paragraph" style:parent-style-name="Standard">
      <style:text-properties style:text-position="0% 100%" style:font-name="Liberation Serif" fo:language="ru" fo:country="RU" fo:font-style="normal" style:text-underline-style="none" fo:font-weight="normal" officeooo:rsid="2fccda7e" officeooo:paragraph-rsid="2fccda7e" style:font-name-asian="DejaVu Sans" style:font-style-asian="normal" style:font-weight-asian="normal" style:font-name-complex="FreeSans" style:font-style-complex="normal" style:font-weight-complex="normal"/>
    </style:style>
    <style:style style:name="P464" style:family="paragraph" style:parent-style-name="Standard">
      <style:text-properties style:text-position="0% 100%" style:font-name="Liberation Serif" fo:language="ru" fo:country="RU" fo:font-style="normal" style:text-underline-style="none" fo:font-weight="normal" officeooo:rsid="2fd01b5b" officeooo:paragraph-rsid="2fd01b5b" style:font-name-asian="DejaVu Sans" style:font-style-asian="normal" style:font-weight-asian="normal" style:font-name-complex="FreeSans" style:font-style-complex="normal" style:font-weight-complex="normal"/>
    </style:style>
    <style:style style:name="P465" style:family="paragraph" style:parent-style-name="Standard">
      <style:text-properties style:text-position="0% 100%" style:font-name="Liberation Serif" fo:language="ru" fo:country="RU" fo:font-style="normal" style:text-underline-style="none" fo:font-weight="normal" officeooo:rsid="2fd18092" officeooo:paragraph-rsid="2fde6b21" style:font-name-asian="DejaVu Sans" style:font-style-asian="normal" style:font-weight-asian="normal" style:font-name-complex="FreeSans" style:font-style-complex="normal" style:font-weight-complex="normal"/>
    </style:style>
    <style:style style:name="P466" style:family="paragraph" style:parent-style-name="Standard">
      <style:text-properties style:text-position="0% 100%" style:font-name="Liberation Serif" fo:language="ru" fo:country="RU" fo:font-style="normal" style:text-underline-style="none" fo:font-weight="normal" officeooo:rsid="2fe93aac" officeooo:paragraph-rsid="2fecc891" style:font-name-asian="DejaVu Sans" style:font-style-asian="normal" style:font-weight-asian="normal" style:font-name-complex="FreeSans" style:font-style-complex="normal" style:font-weight-complex="normal"/>
    </style:style>
    <style:style style:name="P467" style:family="paragraph" style:parent-style-name="Standard">
      <style:text-properties style:text-position="0% 100%" style:font-name="Liberation Serif" fo:language="ru" fo:country="RU" fo:font-style="normal" style:text-underline-style="none" fo:font-weight="normal" officeooo:rsid="2fe93aac" officeooo:paragraph-rsid="30045bb7" style:font-name-asian="DejaVu Sans" style:font-style-asian="normal" style:font-weight-asian="normal" style:font-name-complex="FreeSans" style:font-style-complex="normal" style:font-weight-complex="normal"/>
    </style:style>
    <style:style style:name="P468" style:family="paragraph" style:parent-style-name="Standard">
      <style:text-properties style:text-position="0% 100%" style:font-name="Liberation Serif" fo:language="ru" fo:country="RU" fo:font-style="normal" style:text-underline-style="none" fo:font-weight="normal" officeooo:rsid="32f76572" officeooo:paragraph-rsid="32f33149" style:font-style-asian="normal" style:font-weight-asian="normal" style:font-style-complex="normal" style:font-weight-complex="normal"/>
    </style:style>
    <style:style style:name="P469" style:family="paragraph" style:parent-style-name="Standard">
      <style:text-properties style:text-position="0% 100%" fo:font-size="10.5pt" fo:language="ru" fo:country="RU" fo:font-style="normal" style:text-underline-style="none" fo:font-weight="normal" officeooo:rsid="34ef8bbf" officeooo:paragraph-rsid="34ef8bbf" style:font-size-asian="10.5pt" style:font-style-asian="normal" style:font-weight-asian="normal" style:font-size-complex="10.5pt" style:font-style-complex="normal" style:font-weight-complex="normal"/>
    </style:style>
    <style:style style:name="P470" style:family="paragraph" style:parent-style-name="Standard">
      <style:text-properties style:text-position="0% 100%" fo:font-size="10.5pt" fo:language="ru" fo:country="RU" fo:font-style="normal" style:text-underline-style="none" fo:font-weight="normal" officeooo:rsid="34f61a1b" officeooo:paragraph-rsid="34f61a1b" style:font-size-asian="10.5pt" style:font-style-asian="normal" style:font-weight-asian="normal" style:font-size-complex="10.5pt" style:font-style-complex="normal" style:font-weight-complex="normal"/>
    </style:style>
    <style:style style:name="P471" style:family="paragraph" style:parent-style-name="Standard">
      <style:text-properties style:text-position="0% 100%" style:font-name="Liberation Serif1" fo:language="ru" fo:country="RU" fo:font-style="normal" style:text-underline-style="none" fo:font-weight="normal" officeooo:rsid="0019f43d" officeooo:paragraph-rsid="35545717" style:font-style-asian="normal" style:font-weight-asian="normal" style:font-style-complex="normal" style:font-weight-complex="normal"/>
    </style:style>
    <style:style style:name="P472" style:family="paragraph" style:parent-style-name="Standard">
      <style:text-properties style:text-position="0% 100%" style:font-name="Liberation Serif1" fo:language="ru" fo:country="RU" fo:font-style="normal" style:text-underline-style="none" fo:font-weight="normal" officeooo:rsid="0019f43d" officeooo:paragraph-rsid="3555f10e" style:font-style-asian="normal" style:font-weight-asian="normal" style:font-style-complex="normal" style:font-weight-complex="normal"/>
    </style:style>
    <style:style style:name="P473" style:family="paragraph" style:parent-style-name="Standard">
      <style:text-properties style:text-position="0% 100%" style:font-name="Liberation Serif1" fo:language="ru" fo:country="RU" fo:font-style="normal" style:text-underline-style="none" fo:font-weight="normal" officeooo:rsid="0019f43d" officeooo:paragraph-rsid="355755bd" style:font-style-asian="normal" style:font-weight-asian="normal" style:font-style-complex="normal" style:font-weight-complex="normal"/>
    </style:style>
    <style:style style:name="P474" style:family="paragraph" style:parent-style-name="Standard">
      <style:text-properties style:text-position="0% 100%" style:font-name="Liberation Serif1" fo:language="ru" fo:country="RU" fo:font-style="normal" style:text-underline-style="none" fo:font-weight="normal" officeooo:rsid="0019f43d" officeooo:paragraph-rsid="35807ce6" style:font-style-asian="normal" style:font-weight-asian="normal" style:font-style-complex="normal" style:font-weight-complex="normal"/>
    </style:style>
    <style:style style:name="P475" style:family="paragraph" style:parent-style-name="Standard">
      <style:text-properties style:text-position="0% 100%" style:font-name="Liberation Serif1" fo:language="ru" fo:country="RU" fo:font-style="normal" style:text-underline-style="none" fo:font-weight="normal" officeooo:rsid="0019f43d" officeooo:paragraph-rsid="358dfb00" style:font-style-asian="normal" style:font-weight-asian="normal" style:font-style-complex="normal" style:font-weight-complex="normal"/>
    </style:style>
    <style:style style:name="P476" style:family="paragraph" style:parent-style-name="Standard">
      <style:text-properties style:text-position="0% 100%" style:font-name="Liberation Serif1" fo:language="ru" fo:country="RU" fo:font-style="normal" style:text-underline-style="none" fo:font-weight="normal" officeooo:rsid="0019f43d" officeooo:paragraph-rsid="358e1e91" style:font-style-asian="normal" style:font-weight-asian="normal" style:font-style-complex="normal" style:font-weight-complex="normal"/>
    </style:style>
    <style:style style:name="P477" style:family="paragraph" style:parent-style-name="Standard">
      <style:text-properties style:text-position="0% 100%" style:font-name="Liberation Serif1" fo:language="ru" fo:country="RU" fo:font-style="normal" style:text-underline-style="none" fo:font-weight="normal" officeooo:rsid="0019f43d" officeooo:paragraph-rsid="3590f9dc" style:font-style-asian="normal" style:font-weight-asian="normal" style:font-style-complex="normal" style:font-weight-complex="normal"/>
    </style:style>
    <style:style style:name="P478" style:family="paragraph" style:parent-style-name="Standard">
      <style:text-properties style:text-position="0% 100%" style:font-name="Liberation Serif1" fo:language="ru" fo:country="RU" fo:font-style="normal" style:text-underline-style="none" fo:font-weight="normal" officeooo:rsid="0019f43d" officeooo:paragraph-rsid="35925c65" style:font-style-asian="normal" style:font-weight-asian="normal" style:font-style-complex="normal" style:font-weight-complex="normal"/>
    </style:style>
    <style:style style:name="P479" style:family="paragraph" style:parent-style-name="Standard">
      <style:text-properties style:text-position="0% 100%" style:font-name="Liberation Serif1" fo:language="ru" fo:country="RU" fo:font-style="normal" style:text-underline-style="none" fo:font-weight="normal" officeooo:rsid="0019f43d" officeooo:paragraph-rsid="3594f2a4" style:font-style-asian="normal" style:font-weight-asian="normal" style:font-style-complex="normal" style:font-weight-complex="normal"/>
    </style:style>
    <style:style style:name="P480" style:family="paragraph" style:parent-style-name="Standard">
      <style:text-properties style:text-position="0% 100%" style:font-name="Liberation Serif1" fo:language="ru" fo:country="RU" fo:font-style="normal" style:text-underline-style="none" fo:font-weight="normal" officeooo:rsid="0019f43d" officeooo:paragraph-rsid="359abb53" style:font-style-asian="normal" style:font-weight-asian="normal" style:font-style-complex="normal" style:font-weight-complex="normal"/>
    </style:style>
    <style:style style:name="P481" style:family="paragraph" style:parent-style-name="Standard">
      <style:text-properties style:text-position="0% 100%" style:font-name="Liberation Serif1" fo:language="ru" fo:country="RU" fo:font-style="normal" style:text-underline-style="none" fo:font-weight="normal" officeooo:rsid="0019f43d" officeooo:paragraph-rsid="359ca215" style:font-style-asian="normal" style:font-weight-asian="normal" style:font-style-complex="normal" style:font-weight-complex="normal"/>
    </style:style>
    <style:style style:name="P482" style:family="paragraph" style:parent-style-name="Standard">
      <style:text-properties style:text-position="0% 100%" style:font-name="Liberation Serif1" fo:language="ru" fo:country="RU" fo:font-style="normal" style:text-underline-style="none" fo:font-weight="normal" officeooo:rsid="0019f43d" officeooo:paragraph-rsid="35a254d9" style:font-style-asian="normal" style:font-weight-asian="normal" style:font-style-complex="normal" style:font-weight-complex="normal"/>
    </style:style>
    <style:style style:name="P483" style:family="paragraph" style:parent-style-name="Standard">
      <style:text-properties style:text-position="0% 100%" style:font-name="Liberation Serif1" fo:language="ru" fo:country="RU" fo:font-style="normal" style:text-underline-style="none" fo:font-weight="normal" officeooo:rsid="0019f43d" officeooo:paragraph-rsid="35bd3a8f" style:font-style-asian="normal" style:font-weight-asian="normal" style:font-style-complex="normal" style:font-weight-complex="normal"/>
    </style:style>
    <style:style style:name="P484" style:family="paragraph" style:parent-style-name="Standard">
      <style:text-properties style:text-position="0% 100%" style:font-name="Liberation Serif1" fo:language="ru" fo:country="RU" fo:font-style="normal" style:text-underline-style="none" fo:font-weight="normal" officeooo:rsid="0019f43d" officeooo:paragraph-rsid="35beb1de" style:font-style-asian="normal" style:font-weight-asian="normal" style:font-style-complex="normal" style:font-weight-complex="normal"/>
    </style:style>
    <style:style style:name="P485" style:family="paragraph" style:parent-style-name="Standard">
      <style:text-properties style:text-position="0% 100%" style:font-name="Liberation Serif1" fo:language="ru" fo:country="RU" fo:font-style="normal" style:text-underline-style="none" fo:font-weight="normal" officeooo:rsid="0019f43d" officeooo:paragraph-rsid="35c06f26" style:font-style-asian="normal" style:font-weight-asian="normal" style:font-style-complex="normal" style:font-weight-complex="normal"/>
    </style:style>
    <style:style style:name="P486" style:family="paragraph" style:parent-style-name="Standard">
      <style:text-properties style:text-position="0% 100%" style:font-name="Liberation Serif1" fo:language="ru" fo:country="RU" fo:font-style="normal" style:text-underline-style="none" fo:font-weight="normal" officeooo:rsid="0019f43d" officeooo:paragraph-rsid="35c3f734" style:font-style-asian="normal" style:font-weight-asian="normal" style:font-style-complex="normal" style:font-weight-complex="normal"/>
    </style:style>
    <style:style style:name="P487" style:family="paragraph" style:parent-style-name="Standard">
      <style:text-properties style:text-position="0% 100%" style:font-name="Liberation Serif1" fo:language="ru" fo:country="RU" fo:font-style="normal" style:text-underline-style="none" fo:font-weight="normal" officeooo:rsid="0019f43d" officeooo:paragraph-rsid="35c900a2" style:font-style-asian="normal" style:font-weight-asian="normal" style:font-style-complex="normal" style:font-weight-complex="normal"/>
    </style:style>
    <style:style style:name="P488" style:family="paragraph" style:parent-style-name="Standard">
      <style:text-properties style:text-position="0% 100%" style:font-name="Liberation Serif1" fo:language="ru" fo:country="RU" fo:font-style="normal" style:text-underline-style="none" fo:font-weight="normal" officeooo:rsid="0019f43d" officeooo:paragraph-rsid="35d48bc3" style:font-style-asian="normal" style:font-weight-asian="normal" style:font-style-complex="normal" style:font-weight-complex="normal"/>
    </style:style>
    <style:style style:name="P489" style:family="paragraph" style:parent-style-name="Standard">
      <style:text-properties style:text-position="0% 100%" style:font-name="Liberation Serif1" fo:language="ru" fo:country="RU" fo:font-style="normal" style:text-underline-style="none" fo:font-weight="normal" officeooo:rsid="0019f43d" officeooo:paragraph-rsid="35de1e07" style:font-style-asian="normal" style:font-weight-asian="normal" style:font-style-complex="normal" style:font-weight-complex="normal"/>
    </style:style>
    <style:style style:name="P490" style:family="paragraph" style:parent-style-name="Standard">
      <style:text-properties style:text-position="0% 100%" style:font-name="Liberation Serif1" fo:language="ru" fo:country="RU" fo:font-style="normal" style:text-underline-style="none" fo:font-weight="normal" officeooo:rsid="0019f43d" officeooo:paragraph-rsid="36e6300b" style:font-style-asian="normal" style:font-weight-asian="normal" style:font-style-complex="normal" style:font-weight-complex="normal"/>
    </style:style>
    <style:style style:name="P491" style:family="paragraph" style:parent-style-name="Standard">
      <style:text-properties style:text-position="0% 100%" style:font-name="Liberation Serif1" fo:language="ru" fo:country="RU" fo:font-style="normal" style:text-underline-style="none" fo:font-weight="normal" officeooo:rsid="0019f43d" officeooo:paragraph-rsid="36ecb54e" style:font-style-asian="normal" style:font-weight-asian="normal" style:font-style-complex="normal" style:font-weight-complex="normal"/>
    </style:style>
    <style:style style:name="P492" style:family="paragraph" style:parent-style-name="Standard">
      <style:text-properties style:text-position="0% 100%" style:font-name="Liberation Serif1" fo:language="ru" fo:country="RU" fo:font-style="normal" style:text-underline-style="none" fo:font-weight="normal" officeooo:rsid="0019f43d" officeooo:paragraph-rsid="36ef5e4f" style:font-style-asian="normal" style:font-weight-asian="normal" style:font-style-complex="normal" style:font-weight-complex="normal"/>
    </style:style>
    <style:style style:name="P493" style:family="paragraph" style:parent-style-name="Standard">
      <style:text-properties style:text-position="0% 100%" style:font-name="Liberation Serif1" fo:language="ru" fo:country="RU" fo:font-style="normal" style:text-underline-style="none" fo:font-weight="normal" officeooo:rsid="0019f43d" officeooo:paragraph-rsid="36efa288" style:font-style-asian="normal" style:font-weight-asian="normal" style:font-style-complex="normal" style:font-weight-complex="normal"/>
    </style:style>
    <style:style style:name="P494" style:family="paragraph" style:parent-style-name="Standard">
      <style:text-properties style:text-position="0% 100%" style:font-name="Liberation Serif1" fo:language="ru" fo:country="RU" fo:font-style="normal" style:text-underline-style="none" fo:font-weight="normal" officeooo:rsid="0019f43d" officeooo:paragraph-rsid="36f17604" style:font-style-asian="normal" style:font-weight-asian="normal" style:font-style-complex="normal" style:font-weight-complex="normal"/>
    </style:style>
    <style:style style:name="P495" style:family="paragraph" style:parent-style-name="Standard">
      <style:text-properties style:text-position="0% 100%" style:font-name="Liberation Serif1" fo:language="ru" fo:country="RU" fo:font-style="normal" style:text-underline-style="none" fo:font-weight="normal" officeooo:rsid="0019f43d" officeooo:paragraph-rsid="370a5d96" style:font-style-asian="normal" style:font-weight-asian="normal" style:font-style-complex="normal" style:font-weight-complex="normal"/>
    </style:style>
    <style:style style:name="P496" style:family="paragraph" style:parent-style-name="Standard">
      <style:text-properties style:text-position="0% 100%" style:font-name="Liberation Serif1" fo:language="ru" fo:country="RU" fo:font-style="normal" style:text-underline-style="none" fo:font-weight="normal" officeooo:rsid="0019f43d" officeooo:paragraph-rsid="370ead04" style:font-style-asian="normal" style:font-weight-asian="normal" style:font-style-complex="normal" style:font-weight-complex="normal"/>
    </style:style>
    <style:style style:name="P497" style:family="paragraph" style:parent-style-name="Standard">
      <style:text-properties style:text-position="0% 100%" style:font-name="Liberation Serif1" fo:language="ru" fo:country="RU" fo:font-style="normal" style:text-underline-style="none" fo:font-weight="normal" officeooo:rsid="0019f43d" officeooo:paragraph-rsid="370fd4c2" style:font-style-asian="normal" style:font-weight-asian="normal" style:font-style-complex="normal" style:font-weight-complex="normal"/>
    </style:style>
    <style:style style:name="P498" style:family="paragraph" style:parent-style-name="Standard">
      <style:text-properties style:text-position="0% 100%" style:font-name="Liberation Serif1" fo:language="ru" fo:country="RU" fo:font-style="normal" style:text-underline-style="none" fo:font-weight="normal" officeooo:rsid="0019f43d" officeooo:paragraph-rsid="370fd569" style:font-style-asian="normal" style:font-weight-asian="normal" style:font-style-complex="normal" style:font-weight-complex="normal"/>
    </style:style>
    <style:style style:name="P499" style:family="paragraph" style:parent-style-name="Standard">
      <style:text-properties style:text-position="0% 100%" style:font-name="Liberation Serif1" fo:language="ru" fo:country="RU" fo:font-style="normal" style:text-underline-style="none" fo:font-weight="normal" officeooo:rsid="0019f43d" officeooo:paragraph-rsid="376fc7ea" style:font-style-asian="normal" style:font-weight-asian="normal" style:font-style-complex="normal" style:font-weight-complex="normal"/>
    </style:style>
    <style:style style:name="P500" style:family="paragraph" style:parent-style-name="Standard">
      <style:text-properties style:text-position="0% 100%" style:font-name="Liberation Serif1" fo:language="ru" fo:country="RU" fo:font-style="normal" style:text-underline-style="none" fo:font-weight="normal" officeooo:rsid="0019f43d" officeooo:paragraph-rsid="3776c908" style:font-style-asian="normal" style:font-weight-asian="normal" style:font-style-complex="normal" style:font-weight-complex="normal"/>
    </style:style>
    <style:style style:name="P501" style:family="paragraph" style:parent-style-name="Standard">
      <style:text-properties style:text-position="0% 100%" style:font-name="Liberation Serif1" fo:language="ru" fo:country="RU" fo:font-style="normal" style:text-underline-style="none" fo:font-weight="normal" officeooo:rsid="0019f43d" officeooo:paragraph-rsid="3776d9da" style:font-style-asian="normal" style:font-weight-asian="normal" style:font-style-complex="normal" style:font-weight-complex="normal"/>
    </style:style>
    <style:style style:name="P502" style:family="paragraph" style:parent-style-name="Standard">
      <style:text-properties style:text-position="0% 100%" style:font-name="Liberation Serif1" fo:language="ru" fo:country="RU" fo:font-style="normal" style:text-underline-style="none" fo:font-weight="normal" officeooo:rsid="0019f43d" officeooo:paragraph-rsid="38776be4" style:font-style-asian="normal" style:font-weight-asian="normal" style:font-style-complex="normal" style:font-weight-complex="normal"/>
    </style:style>
    <style:style style:name="P503" style:family="paragraph" style:parent-style-name="Standard">
      <style:text-properties style:text-position="0% 100%" style:font-name="Liberation Serif1" fo:language="ru" fo:country="RU" fo:font-style="normal" style:text-underline-style="none" fo:font-weight="normal" officeooo:rsid="0019f43d" officeooo:paragraph-rsid="387e4148" style:font-style-asian="normal" style:font-weight-asian="normal" style:font-style-complex="normal" style:font-weight-complex="normal"/>
    </style:style>
    <style:style style:name="P504" style:family="paragraph" style:parent-style-name="Standard">
      <style:text-properties style:text-position="0% 100%" style:font-name="Liberation Serif1" fo:language="ru" fo:country="RU" fo:font-style="normal" style:text-underline-style="none" fo:font-weight="normal" officeooo:rsid="35593006" officeooo:paragraph-rsid="35593006" style:font-style-asian="normal" style:font-weight-asian="normal" style:font-style-complex="normal" style:font-weight-complex="normal"/>
    </style:style>
    <style:style style:name="P505" style:family="paragraph" style:parent-style-name="Standard">
      <style:text-properties style:text-position="0% 100%" style:font-name="Liberation Serif1" fo:language="ru" fo:country="RU" fo:font-style="normal" style:text-underline-style="none" fo:font-weight="normal" officeooo:rsid="35607997" officeooo:paragraph-rsid="356ef829" style:font-style-asian="normal" style:font-weight-asian="normal" style:font-style-complex="normal" style:font-weight-complex="normal"/>
    </style:style>
    <style:style style:name="P506" style:family="paragraph" style:parent-style-name="Standard">
      <style:text-properties style:text-position="0% 100%" style:font-name="Liberation Serif1" fo:language="ru" fo:country="RU" fo:font-style="normal" style:text-underline-style="none" fo:font-weight="normal" officeooo:rsid="3574fd9d" officeooo:paragraph-rsid="3574fd9d" style:font-style-asian="normal" style:font-weight-asian="normal" style:font-style-complex="normal" style:font-weight-complex="normal"/>
    </style:style>
    <style:style style:name="P507" style:family="paragraph" style:parent-style-name="Standard">
      <style:text-properties style:text-position="0% 100%" style:font-name="Liberation Serif1" fo:language="ru" fo:country="RU" fo:font-style="normal" style:text-underline-style="none" fo:font-weight="normal" officeooo:rsid="357867bc" officeooo:paragraph-rsid="357867bc" style:font-style-asian="normal" style:font-weight-asian="normal" style:font-style-complex="normal" style:font-weight-complex="normal"/>
    </style:style>
    <style:style style:name="P508" style:family="paragraph" style:parent-style-name="Standard">
      <style:text-properties style:text-position="0% 100%" style:font-name="Liberation Serif1" fo:language="ru" fo:country="RU" fo:font-style="normal" style:text-underline-style="none" fo:font-weight="normal" officeooo:rsid="35807ce6" officeooo:paragraph-rsid="35821345" style:font-style-asian="normal" style:font-weight-asian="normal" style:font-style-complex="normal" style:font-weight-complex="normal"/>
    </style:style>
    <style:style style:name="P509" style:family="paragraph" style:parent-style-name="Standard">
      <style:text-properties style:text-position="0% 100%" style:font-name="Liberation Serif1" fo:language="ru" fo:country="RU" fo:font-style="normal" style:text-underline-style="none" fo:font-weight="normal" officeooo:rsid="359da5cf" officeooo:paragraph-rsid="35a0e843" style:font-style-asian="normal" style:font-weight-asian="normal" style:font-style-complex="normal" style:font-weight-complex="normal"/>
    </style:style>
    <style:style style:name="P510" style:family="paragraph" style:parent-style-name="Standard">
      <style:text-properties style:text-position="0% 100%" style:font-name="Liberation Serif1" fo:language="ru" fo:country="RU" fo:font-style="normal" style:text-underline-style="none" fo:font-weight="normal" officeooo:rsid="35a79ad9" officeooo:paragraph-rsid="35c54715" style:font-style-asian="normal" style:font-weight-asian="normal" style:font-style-complex="normal" style:font-weight-complex="normal"/>
    </style:style>
    <style:style style:name="P511" style:family="paragraph" style:parent-style-name="Standard">
      <style:text-properties style:text-position="0% 100%" style:font-name="Liberation Serif1" fo:language="ru" fo:country="RU" fo:font-style="normal" style:text-underline-style="none" fo:font-weight="normal" officeooo:rsid="356ef829" officeooo:paragraph-rsid="356ef829" style:font-style-asian="normal" style:font-weight-asian="normal" style:font-style-complex="normal" style:font-weight-complex="normal"/>
    </style:style>
    <style:style style:name="P512" style:family="paragraph" style:parent-style-name="Standard">
      <style:text-properties style:text-position="0% 100%" style:font-name="Liberation Serif1" fo:language="ru" fo:country="RU" fo:font-style="normal" style:text-underline-style="none" fo:font-weight="normal" officeooo:rsid="3570f4c6" officeooo:paragraph-rsid="3570f4c6" style:font-style-asian="normal" style:font-weight-asian="normal" style:font-style-complex="normal" style:font-weight-complex="normal"/>
    </style:style>
    <style:style style:name="P513" style:family="paragraph" style:parent-style-name="Standard">
      <style:text-properties style:text-position="0% 100%" style:font-name="Liberation Serif1" fo:language="ru" fo:country="RU" fo:font-style="normal" style:text-underline-style="none" fo:font-weight="normal" officeooo:rsid="357256d6" officeooo:paragraph-rsid="35737d7a" style:font-style-asian="normal" style:font-weight-asian="normal" style:font-style-complex="normal" style:font-weight-complex="normal"/>
    </style:style>
    <style:style style:name="P514" style:family="paragraph" style:parent-style-name="Standard">
      <style:text-properties style:text-position="0% 100%" style:font-name="Liberation Serif1" fo:language="ru" fo:country="RU" fo:font-style="normal" style:text-underline-style="none" fo:font-weight="normal" officeooo:rsid="35e0bf1e" officeooo:paragraph-rsid="3630841e" style:font-style-asian="normal" style:font-weight-asian="normal" style:font-style-complex="normal" style:font-weight-complex="normal"/>
    </style:style>
    <style:style style:name="P515" style:family="paragraph" style:parent-style-name="Standard">
      <style:text-properties style:text-position="0% 100%" style:font-name="Liberation Serif1" fo:language="ru" fo:country="RU" fo:font-style="normal" style:text-underline-style="none" fo:font-weight="normal" officeooo:rsid="3630841e" officeooo:paragraph-rsid="364126cc" style:font-style-asian="normal" style:font-weight-asian="normal" style:font-style-complex="normal" style:font-weight-complex="normal"/>
    </style:style>
    <style:style style:name="P516" style:family="paragraph" style:parent-style-name="Standard">
      <style:text-properties style:text-position="0% 100%" style:font-name="Liberation Serif1" fo:language="ru" fo:country="RU" fo:font-style="normal" style:text-underline-style="none" fo:font-weight="normal" officeooo:rsid="364126cc" officeooo:paragraph-rsid="364126cc" style:font-style-asian="normal" style:font-weight-asian="normal" style:font-style-complex="normal" style:font-weight-complex="normal"/>
    </style:style>
    <style:style style:name="P517" style:family="paragraph" style:parent-style-name="Standard">
      <style:text-properties style:text-position="0% 100%" style:font-name="Liberation Serif1" fo:language="ru" fo:country="RU" fo:font-style="normal" style:text-underline-style="none" fo:font-weight="normal" officeooo:rsid="3644e29c" officeooo:paragraph-rsid="3644e29c" style:font-style-asian="normal" style:font-weight-asian="normal" style:font-style-complex="normal" style:font-weight-complex="normal"/>
    </style:style>
    <style:style style:name="P518" style:family="paragraph" style:parent-style-name="Standard">
      <style:text-properties style:text-position="0% 100%" style:font-name="Liberation Serif1" fo:language="ru" fo:country="RU" fo:font-style="normal" style:text-underline-style="none" fo:font-weight="normal" officeooo:rsid="364a6eb4" officeooo:paragraph-rsid="364a6eb4" style:font-style-asian="normal" style:font-weight-asian="normal" style:font-style-complex="normal" style:font-weight-complex="normal"/>
    </style:style>
    <style:style style:name="P519" style:family="paragraph" style:parent-style-name="Standard">
      <style:text-properties style:text-position="0% 100%" style:font-name="Liberation Serif1" fo:language="ru" fo:country="RU" fo:font-style="normal" style:text-underline-style="none" fo:font-weight="normal" officeooo:rsid="365e2c88" officeooo:paragraph-rsid="3668f8ee" style:font-style-asian="normal" style:font-weight-asian="normal" style:font-style-complex="normal" style:font-weight-complex="normal"/>
    </style:style>
    <style:style style:name="P520" style:family="paragraph" style:parent-style-name="Standard">
      <style:text-properties style:text-position="0% 100%" style:font-name="Liberation Serif1" fo:language="ru" fo:country="RU" fo:font-style="normal" style:text-underline-style="none" fo:font-weight="normal" officeooo:rsid="36dfc070" officeooo:paragraph-rsid="36e11dae" style:font-style-asian="normal" style:font-weight-asian="normal" style:font-style-complex="normal" style:font-weight-complex="normal"/>
    </style:style>
    <style:style style:name="P521" style:family="paragraph" style:parent-style-name="Standard">
      <style:text-properties style:text-position="0% 100%" style:font-name="Liberation Serif1" fo:language="ru" fo:country="RU" fo:font-style="normal" style:text-underline-style="none" fo:font-weight="normal" officeooo:rsid="36f3a3b1" officeooo:paragraph-rsid="36fa8d6f" style:font-style-asian="normal" style:font-weight-asian="normal" style:font-style-complex="normal" style:font-weight-complex="normal"/>
    </style:style>
    <style:style style:name="P522" style:family="paragraph" style:parent-style-name="Standard">
      <style:text-properties style:text-position="0% 100%" style:font-name="Liberation Serif1" fo:language="ru" fo:country="RU" fo:font-style="normal" style:text-underline-style="none" fo:font-weight="normal" officeooo:rsid="37074a62" officeooo:paragraph-rsid="37074a62" style:font-style-asian="normal" style:font-weight-asian="normal" style:font-style-complex="normal" style:font-weight-complex="normal"/>
    </style:style>
    <style:style style:name="P523" style:family="paragraph" style:parent-style-name="Standard">
      <style:text-properties style:text-position="0% 100%" style:font-name="Liberation Serif1" fo:language="ru" fo:country="RU" fo:font-style="normal" style:text-underline-style="none" fo:font-weight="normal" officeooo:rsid="37117806" officeooo:paragraph-rsid="3713def4" style:font-style-asian="normal" style:font-weight-asian="normal" style:font-style-complex="normal" style:font-weight-complex="normal"/>
    </style:style>
    <style:style style:name="P524" style:family="paragraph" style:parent-style-name="Standard">
      <style:text-properties style:text-position="0% 100%" style:font-name="Liberation Serif1" fo:language="ru" fo:country="RU" fo:font-style="normal" style:text-underline-style="none" fo:font-weight="normal" officeooo:rsid="3716e837" officeooo:paragraph-rsid="3722d43a" style:font-style-asian="normal" style:font-weight-asian="normal" style:font-style-complex="normal" style:font-weight-complex="normal"/>
    </style:style>
    <style:style style:name="P525" style:family="paragraph" style:parent-style-name="Standard">
      <style:text-properties style:text-position="0% 100%" style:font-name="Liberation Serif1" fo:language="ru" fo:country="RU" fo:font-style="normal" style:text-underline-style="none" fo:font-weight="normal" officeooo:rsid="372448bf" officeooo:paragraph-rsid="372999b8" style:font-style-asian="normal" style:font-weight-asian="normal" style:font-style-complex="normal" style:font-weight-complex="normal"/>
    </style:style>
    <style:style style:name="P526" style:family="paragraph" style:parent-style-name="Standard">
      <style:text-properties style:text-position="0% 100%" style:font-name="Liberation Serif1" fo:language="ru" fo:country="RU" fo:font-style="normal" style:text-underline-style="none" fo:font-weight="normal" officeooo:rsid="372f4e2d" officeooo:paragraph-rsid="372f4e2d" style:font-style-asian="normal" style:font-weight-asian="normal" style:font-style-complex="normal" style:font-weight-complex="normal"/>
    </style:style>
    <style:style style:name="P527" style:family="paragraph" style:parent-style-name="Standard">
      <style:text-properties style:text-position="0% 100%" style:font-name="Liberation Serif1" fo:language="ru" fo:country="RU" fo:font-style="normal" style:text-underline-style="none" fo:font-weight="normal" officeooo:rsid="37357e0d" officeooo:paragraph-rsid="373822c3" style:font-style-asian="normal" style:font-weight-asian="normal" style:font-style-complex="normal" style:font-weight-complex="normal"/>
    </style:style>
    <style:style style:name="P528" style:family="paragraph" style:parent-style-name="Standard">
      <style:text-properties style:text-position="0% 100%" style:font-name="Liberation Serif1" fo:language="ru" fo:country="RU" fo:font-style="normal" style:text-underline-style="none" fo:font-weight="normal" officeooo:rsid="37435231" officeooo:paragraph-rsid="37577f62" style:font-style-asian="normal" style:font-weight-asian="normal" style:font-style-complex="normal" style:font-weight-complex="normal"/>
    </style:style>
    <style:style style:name="P529" style:family="paragraph" style:parent-style-name="Standard">
      <style:text-properties style:text-position="0% 100%" style:font-name="Liberation Serif1" fo:language="ru" fo:country="RU" fo:font-style="normal" style:text-underline-style="none" fo:font-weight="normal" officeooo:rsid="37435231" officeooo:paragraph-rsid="3764fff8" style:font-style-asian="normal" style:font-weight-asian="normal" style:font-style-complex="normal" style:font-weight-complex="normal"/>
    </style:style>
    <style:style style:name="P530" style:family="paragraph" style:parent-style-name="Standard">
      <style:text-properties style:text-position="0% 100%" style:font-name="Liberation Serif1" fo:language="ru" fo:country="RU" fo:font-style="normal" style:text-underline-style="none" fo:font-weight="normal" officeooo:rsid="36fa9047" officeooo:paragraph-rsid="36fa8d6f" style:font-style-asian="normal" style:font-weight-asian="normal" style:font-style-complex="normal" style:font-weight-complex="normal"/>
    </style:style>
    <style:style style:name="P531" style:family="paragraph" style:parent-style-name="Standard">
      <style:text-properties style:text-position="0% 100%" style:font-name="Liberation Serif1" fo:language="ru" fo:country="RU" fo:font-style="normal" style:text-underline-style="none" fo:font-weight="normal" officeooo:rsid="3726030b" officeooo:paragraph-rsid="372a965f" style:font-style-asian="normal" style:font-weight-asian="normal" style:font-style-complex="normal" style:font-weight-complex="normal"/>
    </style:style>
    <style:style style:name="P532" style:family="paragraph" style:parent-style-name="Standard">
      <style:text-properties style:text-position="0% 100%" style:font-name="Liberation Serif1" fo:language="ru" fo:country="RU" fo:font-style="normal" style:text-underline-style="none" fo:font-weight="normal" officeooo:rsid="3726030b" officeooo:paragraph-rsid="372c75b3" style:font-style-asian="normal" style:font-weight-asian="normal" style:font-style-complex="normal" style:font-weight-complex="normal"/>
    </style:style>
    <style:style style:name="P533" style:family="paragraph" style:parent-style-name="Standard">
      <style:text-properties style:text-position="0% 100%" style:font-name="Liberation Serif1" fo:language="ru" fo:country="RU" fo:font-style="normal" style:text-underline-style="none" fo:font-weight="normal" officeooo:rsid="3726030b" officeooo:paragraph-rsid="372d1354" style:font-style-asian="normal" style:font-weight-asian="normal" style:font-style-complex="normal" style:font-weight-complex="normal"/>
    </style:style>
    <style:style style:name="P534" style:family="paragraph" style:parent-style-name="Standard">
      <style:text-properties style:text-position="0% 100%" style:font-name="Liberation Serif1" fo:language="ru" fo:country="RU" fo:font-style="normal" style:text-underline-style="none" fo:font-weight="normal" officeooo:rsid="37684b75" officeooo:paragraph-rsid="37684b75" style:font-style-asian="normal" style:font-weight-asian="normal" style:font-style-complex="normal" style:font-weight-complex="normal"/>
    </style:style>
    <style:style style:name="P535" style:family="paragraph" style:parent-style-name="Standard">
      <style:text-properties style:text-position="0% 100%" style:font-name="Liberation Serif1" fo:language="ru" fo:country="RU" fo:font-style="normal" style:text-underline-style="none" fo:font-weight="normal" officeooo:rsid="3777af8e" officeooo:paragraph-rsid="3796d546" style:font-style-asian="normal" style:font-weight-asian="normal" style:font-style-complex="normal" style:font-weight-complex="normal"/>
    </style:style>
    <style:style style:name="P536" style:family="paragraph" style:parent-style-name="Standard">
      <style:text-properties style:text-position="0% 100%" style:font-name="Liberation Serif1" fo:language="ru" fo:country="RU" fo:font-style="normal" style:text-underline-style="none" fo:font-weight="normal" officeooo:rsid="37a93e3b" officeooo:paragraph-rsid="37a93e3b" style:font-style-asian="normal" style:font-weight-asian="normal" style:font-style-complex="normal" style:font-weight-complex="normal"/>
    </style:style>
    <style:style style:name="P537" style:family="paragraph" style:parent-style-name="Standard">
      <style:text-properties style:text-position="0% 100%" style:font-name="Liberation Serif1" fo:language="ru" fo:country="RU" fo:font-style="normal" style:text-underline-style="none" fo:font-weight="normal" officeooo:rsid="37b30581" officeooo:paragraph-rsid="37b52e87" style:font-style-asian="normal" style:font-weight-asian="normal" style:font-style-complex="normal" style:font-weight-complex="normal"/>
    </style:style>
    <style:style style:name="P538" style:family="paragraph" style:parent-style-name="Standard">
      <style:text-properties style:text-position="0% 100%" style:font-name="Liberation Serif1" fo:language="ru" fo:country="RU" fo:font-style="normal" style:text-underline-style="none" fo:font-weight="normal" officeooo:rsid="37b93152" officeooo:paragraph-rsid="37bcc54c" style:font-style-asian="normal" style:font-weight-asian="normal" style:font-style-complex="normal" style:font-weight-complex="normal"/>
    </style:style>
    <style:style style:name="P539" style:family="paragraph" style:parent-style-name="Standard">
      <style:text-properties style:text-position="0% 100%" style:font-name="Liberation Serif1" fo:language="ru" fo:country="RU" fo:font-style="normal" style:text-underline-style="none" fo:font-weight="normal" officeooo:rsid="37bcc54c" officeooo:paragraph-rsid="37c73c69" style:font-style-asian="normal" style:font-weight-asian="normal" style:font-style-complex="normal" style:font-weight-complex="normal"/>
    </style:style>
    <style:style style:name="P540" style:family="paragraph" style:parent-style-name="Standard">
      <style:text-properties style:text-position="0% 100%" style:font-name="Liberation Serif1" fo:language="ru" fo:country="RU" fo:font-style="normal" style:text-underline-style="none" fo:font-weight="normal" officeooo:rsid="37d3b1dd" officeooo:paragraph-rsid="37d3b1dd" style:font-style-asian="normal" style:font-weight-asian="normal" style:font-style-complex="normal" style:font-weight-complex="normal"/>
    </style:style>
    <style:style style:name="P541" style:family="paragraph" style:parent-style-name="Standard">
      <style:text-properties style:text-position="0% 100%" style:font-name="Liberation Serif1" fo:language="ru" fo:country="RU" fo:font-style="normal" style:text-underline-style="none" fo:font-weight="normal" officeooo:rsid="37d930be" officeooo:paragraph-rsid="37dec9ae" style:font-style-asian="normal" style:font-weight-asian="normal" style:font-style-complex="normal" style:font-weight-complex="normal"/>
    </style:style>
    <style:style style:name="P542" style:family="paragraph" style:parent-style-name="Standard">
      <style:text-properties style:text-position="0% 100%" style:font-name="Liberation Serif1" fo:language="ru" fo:country="RU" fo:font-style="normal" style:text-underline-style="none" fo:font-weight="normal" officeooo:rsid="37e64209" officeooo:paragraph-rsid="37e64209" style:font-style-asian="normal" style:font-weight-asian="normal" style:font-style-complex="normal" style:font-weight-complex="normal"/>
    </style:style>
    <style:style style:name="P543" style:family="paragraph" style:parent-style-name="Standard">
      <style:text-properties style:text-position="0% 100%" style:font-name="Liberation Serif1" fo:language="ru" fo:country="RU" fo:font-style="normal" style:text-underline-style="none" fo:font-weight="normal" officeooo:rsid="38140d49" officeooo:paragraph-rsid="38140d49" style:font-style-asian="normal" style:font-weight-asian="normal" style:font-style-complex="normal" style:font-weight-complex="normal"/>
    </style:style>
    <style:style style:name="P544" style:family="paragraph" style:parent-style-name="Standard">
      <style:text-properties style:text-position="0% 100%" style:font-name="Liberation Serif1" fo:language="ru" fo:country="RU" fo:font-style="normal" style:text-underline-style="none" fo:font-weight="normal" officeooo:rsid="38154d5d" officeooo:paragraph-rsid="38199390" style:font-style-asian="normal" style:font-weight-asian="normal" style:font-style-complex="normal" style:font-weight-complex="normal"/>
    </style:style>
    <style:style style:name="P545" style:family="paragraph" style:parent-style-name="Standard">
      <style:text-properties style:text-position="0% 100%" style:font-name="Liberation Serif1" fo:language="ru" fo:country="RU" fo:font-style="normal" style:text-underline-style="none" fo:font-weight="normal" officeooo:rsid="38199390" officeooo:paragraph-rsid="381ca0c5" style:font-style-asian="normal" style:font-weight-asian="normal" style:font-style-complex="normal" style:font-weight-complex="normal"/>
    </style:style>
    <style:style style:name="P546" style:family="paragraph" style:parent-style-name="Standard">
      <style:text-properties style:text-position="0% 100%" style:font-name="Liberation Serif1" fo:language="ru" fo:country="RU" fo:font-style="normal" style:text-underline-style="none" fo:font-weight="normal" officeooo:rsid="3821de6d" officeooo:paragraph-rsid="3821de6d" style:font-style-asian="normal" style:font-weight-asian="normal" style:font-style-complex="normal" style:font-weight-complex="normal"/>
    </style:style>
    <style:style style:name="P547" style:family="paragraph" style:parent-style-name="Standard">
      <style:text-properties style:text-position="0% 100%" style:font-name="Liberation Serif1" fo:language="ru" fo:country="RU" fo:font-style="normal" style:text-underline-style="none" fo:font-weight="normal" officeooo:rsid="38388ebe" officeooo:paragraph-rsid="38411ee5" style:font-style-asian="normal" style:font-weight-asian="normal" style:font-style-complex="normal" style:font-weight-complex="normal"/>
    </style:style>
    <style:style style:name="P548" style:family="paragraph" style:parent-style-name="Standard">
      <style:text-properties style:text-position="0% 100%" style:font-name="Liberation Serif1" fo:language="ru" fo:country="RU" fo:font-style="normal" style:text-underline-style="none" fo:font-weight="normal" officeooo:rsid="3850692a" officeooo:paragraph-rsid="385ad91a" style:font-style-asian="normal" style:font-weight-asian="normal" style:font-style-complex="normal" style:font-weight-complex="normal"/>
    </style:style>
    <style:style style:name="P549" style:family="paragraph" style:parent-style-name="Standard">
      <style:text-properties style:text-position="0% 100%" style:font-name="Liberation Serif1" fo:language="ru" fo:country="RU" fo:font-style="normal" style:text-underline-style="none" fo:font-weight="normal" officeooo:rsid="386021e8" officeooo:paragraph-rsid="3871f766" style:font-style-asian="normal" style:font-weight-asian="normal" style:font-style-complex="normal" style:font-weight-complex="normal"/>
    </style:style>
    <style:style style:name="P550" style:family="paragraph" style:parent-style-name="Standard">
      <style:text-properties style:text-position="0% 100%" style:font-name="Liberation Serif1" fo:language="ru" fo:country="RU" fo:font-style="normal" style:text-underline-style="none" fo:font-weight="normal" officeooo:rsid="388449ab" officeooo:paragraph-rsid="388449ab" style:font-style-asian="normal" style:font-weight-asian="normal" style:font-style-complex="normal" style:font-weight-complex="normal"/>
    </style:style>
    <style:style style:name="P551" style:family="paragraph" style:parent-style-name="Standard">
      <style:text-properties style:text-position="0% 100%" style:font-name="Liberation Serif1" fo:language="ru" fo:country="RU" fo:font-style="normal" style:text-underline-style="none" fo:font-weight="normal" officeooo:rsid="38931997" officeooo:paragraph-rsid="38931997" style:font-style-asian="normal" style:font-weight-asian="normal" style:font-style-complex="normal" style:font-weight-complex="normal"/>
    </style:style>
    <style:style style:name="P552" style:family="paragraph" style:parent-style-name="Standard">
      <style:text-properties style:text-position="0% 100%" style:font-name="Liberation Serif1" fo:language="ru" fo:country="RU" fo:font-style="normal" style:text-underline-style="none" fo:font-weight="normal" officeooo:rsid="38a1f329" officeooo:paragraph-rsid="38a43a9c" style:font-style-asian="normal" style:font-weight-asian="normal" style:font-style-complex="normal" style:font-weight-complex="normal"/>
    </style:style>
    <style:style style:name="P553" style:family="paragraph" style:parent-style-name="Standard">
      <style:text-properties style:text-position="0% 100%" style:font-name="Liberation Serif1" fo:language="ru" fo:country="RU" fo:font-style="normal" style:text-underline-style="none" fo:font-weight="normal" officeooo:rsid="38a55b17" officeooo:paragraph-rsid="38a55b17" style:font-style-asian="normal" style:font-weight-asian="normal" style:font-style-complex="normal" style:font-weight-complex="normal"/>
    </style:style>
    <style:style style:name="P554" style:family="paragraph" style:parent-style-name="Standard">
      <style:text-properties style:text-position="0% 100%" style:font-name="Liberation Serif1" fo:language="ru" fo:country="RU" fo:font-style="normal" style:text-underline-style="none" fo:font-weight="normal" officeooo:rsid="38a92101" officeooo:paragraph-rsid="38bb81a7" style:font-style-asian="normal" style:font-weight-asian="normal" style:font-style-complex="normal" style:font-weight-complex="normal"/>
    </style:style>
    <style:style style:name="P555" style:family="paragraph" style:parent-style-name="Standard">
      <style:text-properties style:text-position="0% 100%" style:font-name="Liberation Serif1" fo:language="ru" fo:country="RU" fo:font-style="normal" style:text-underline-style="none" fo:font-weight="normal" officeooo:rsid="38a92101" officeooo:paragraph-rsid="38d2994c" style:font-style-asian="normal" style:font-weight-asian="normal" style:font-style-complex="normal" style:font-weight-complex="normal"/>
    </style:style>
    <style:style style:name="P556" style:family="paragraph" style:parent-style-name="Standard">
      <style:text-properties style:text-position="0% 100%" style:font-name="Liberation Serif1" fo:language="ru" fo:country="RU" fo:font-style="normal" style:text-underline-style="none" fo:font-weight="normal" officeooo:rsid="38d8f066" officeooo:paragraph-rsid="3903a883" style:font-style-asian="normal" style:font-weight-asian="normal" style:font-style-complex="normal" style:font-weight-complex="normal"/>
    </style:style>
    <style:style style:name="P557" style:family="paragraph" style:parent-style-name="Standard">
      <style:text-properties style:text-position="0% 100%" style:font-name="Liberation Serif1" fo:language="ru" fo:country="RU" fo:font-style="normal" style:text-underline-style="none" fo:font-weight="normal" officeooo:rsid="390be74e" officeooo:paragraph-rsid="390be74e" style:font-style-asian="normal" style:font-weight-asian="normal" style:font-style-complex="normal" style:font-weight-complex="normal"/>
    </style:style>
    <style:style style:name="P558" style:family="paragraph" style:parent-style-name="Standard">
      <style:text-properties style:text-position="0% 100%" style:font-name="Liberation Serif1" fo:language="ru" fo:country="RU" fo:font-style="normal" style:text-underline-style="none" fo:font-weight="normal" officeooo:rsid="390be74e" officeooo:paragraph-rsid="39299575" style:font-style-asian="normal" style:font-weight-asian="normal" style:font-style-complex="normal" style:font-weight-complex="normal"/>
    </style:style>
    <style:style style:name="P559" style:family="paragraph" style:parent-style-name="Standard">
      <style:text-properties style:text-position="0% 100%" style:font-name="Liberation Serif1" fo:language="ru" fo:country="RU" fo:font-style="normal" style:text-underline-style="none" fo:font-weight="normal" officeooo:rsid="393469e5" officeooo:paragraph-rsid="395034df" style:font-style-asian="normal" style:font-weight-asian="normal" style:font-style-complex="normal" style:font-weight-complex="normal"/>
    </style:style>
    <style:style style:name="P560" style:family="paragraph" style:parent-style-name="Standard">
      <style:text-properties style:text-position="0% 100%" style:font-name="Liberation Serif1" fo:language="ru" fo:country="RU" fo:font-style="normal" style:text-underline-style="none" fo:font-weight="normal" officeooo:rsid="395edc66" officeooo:paragraph-rsid="395edc66" style:font-style-asian="normal" style:font-weight-asian="normal" style:font-style-complex="normal" style:font-weight-complex="normal"/>
    </style:style>
    <style:style style:name="P561" style:family="paragraph" style:parent-style-name="Standard">
      <style:text-properties style:text-position="0% 100%" style:font-name="Liberation Serif1" fo:language="ru" fo:country="RU" fo:font-style="normal" style:text-underline-style="none" fo:font-weight="bold" officeooo:rsid="36dfc070" officeooo:paragraph-rsid="36dfc070" style:font-style-asian="normal" style:font-weight-asian="bold" style:font-style-complex="normal" style:font-weight-complex="bold"/>
    </style:style>
    <style:style style:name="P562" style:family="paragraph" style:parent-style-name="Standard">
      <style:text-properties fo:font-variant="small-caps" style:text-position="0% 100%" fo:language="ru" fo:country="RU" officeooo:rsid="24df0cfd" officeooo:paragraph-rsid="24ecae05"/>
    </style:style>
    <style:style style:name="P563" style:family="paragraph" style:parent-style-name="Standard">
      <style:text-properties fo:font-variant="small-caps" style:text-position="0% 100%" fo:language="ru" fo:country="RU" officeooo:rsid="24ecae18" officeooo:paragraph-rsid="24ecae18"/>
    </style:style>
    <style:style style:name="P564"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2a7c5452" officeooo:paragraph-rsid="2a7c5452" style:font-style-asian="normal" style:font-weight-asian="normal" style:font-style-complex="normal" style:font-weight-complex="normal"/>
    </style:style>
    <style:style style:name="P565"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09d64a3" officeooo:paragraph-rsid="309d64a3" style:font-style-asian="normal" style:font-weight-asian="normal" style:font-style-complex="normal" style:font-weight-complex="normal"/>
    </style:style>
    <style:style style:name="P566"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0c6ce49" officeooo:paragraph-rsid="30c6ce49" style:font-style-asian="normal" style:font-weight-asian="normal" style:font-style-complex="normal" style:font-weight-complex="normal"/>
    </style:style>
    <style:style style:name="P567"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0f4b763" officeooo:paragraph-rsid="30f4b763" style:font-style-asian="normal" style:font-weight-asian="normal" style:font-style-complex="normal" style:font-weight-complex="normal"/>
    </style:style>
    <style:style style:name="P568"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165e882" officeooo:paragraph-rsid="3165e882" style:font-style-asian="normal" style:font-weight-asian="normal" style:font-style-complex="normal" style:font-weight-complex="normal"/>
    </style:style>
    <style:style style:name="P569"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2d5118b1" officeooo:paragraph-rsid="2d508e24" style:font-style-asian="normal" style:font-weight-asian="normal" style:font-style-complex="normal" style:font-weight-complex="normal"/>
    </style:style>
    <style:style style:name="P570"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1e07f89" officeooo:paragraph-rsid="31e07f89" style:font-style-asian="normal" style:font-weight-asian="normal" style:font-style-complex="normal" style:font-weight-complex="normal"/>
    </style:style>
    <style:style style:name="P571"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236dcc2" officeooo:paragraph-rsid="3236dcc2" style:font-style-asian="normal" style:font-weight-asian="normal" style:font-style-complex="normal" style:font-weight-complex="normal"/>
    </style:style>
    <style:style style:name="P572"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282fe60" officeooo:paragraph-rsid="3282fe60" style:font-style-asian="normal" style:font-weight-asian="normal" style:font-style-complex="normal" style:font-weight-complex="normal"/>
    </style:style>
    <style:style style:name="P573"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2f7c13b" officeooo:paragraph-rsid="32f7c13b" style:font-style-asian="normal" style:font-weight-asian="normal" style:font-style-complex="normal" style:font-weight-complex="normal"/>
    </style:style>
    <style:style style:name="P574"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38b13f5" officeooo:paragraph-rsid="338b13f5" style:font-style-asian="normal" style:font-weight-asian="normal" style:font-style-complex="normal" style:font-weight-complex="normal"/>
    </style:style>
    <style:style style:name="P575"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3c048ba" officeooo:paragraph-rsid="33c048ba" style:font-style-asian="normal" style:font-weight-asian="normal" style:font-style-complex="normal" style:font-weight-complex="normal"/>
    </style:style>
    <style:style style:name="P576"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0019f43d" officeooo:paragraph-rsid="33fec435" style:font-style-asian="normal" style:font-weight-asian="normal" style:font-style-complex="normal" style:font-weight-complex="normal"/>
    </style:style>
    <style:style style:name="P577"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0019f43d" officeooo:paragraph-rsid="3401e8c5" style:font-style-asian="normal" style:font-weight-asian="normal" style:font-style-complex="normal" style:font-weight-complex="normal"/>
    </style:style>
    <style:style style:name="P578"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0019f43d" officeooo:paragraph-rsid="3412c5ed" style:font-style-asian="normal" style:font-weight-asian="normal" style:font-style-complex="normal" style:font-weight-complex="normal"/>
    </style:style>
    <style:style style:name="P579"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3412c5ed" officeooo:paragraph-rsid="3412c5ed" style:font-style-asian="normal" style:font-weight-asian="normal" style:font-style-complex="normal" style:font-weight-complex="normal"/>
    </style:style>
    <style:style style:name="P580"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3e46654" officeooo:paragraph-rsid="33e266e3" style:font-style-asian="normal" style:font-weight-asian="normal" style:font-style-complex="normal" style:font-weight-complex="normal"/>
    </style:style>
    <style:style style:name="P581" style:family="paragraph" style:parent-style-name="Standard">
      <style:paragraph-properties fo:text-align="start" style:justify-single-word="false"/>
      <style:text-properties fo:font-variant="small-caps" fo:font-weight="normal" officeooo:rsid="2a7c5452" officeooo:paragraph-rsid="2a92038e"/>
    </style:style>
    <style:style style:name="P582" style:family="paragraph" style:parent-style-name="Standard">
      <style:paragraph-properties fo:text-align="center" style:justify-single-word="false"/>
      <style:text-properties fo:font-variant="small-caps" fo:language="ru" fo:country="RU" officeooo:rsid="3484f708" officeooo:paragraph-rsid="3484f708"/>
    </style:style>
    <style:style style:name="P583" style:family="paragraph" style:parent-style-name="Standard">
      <style:text-properties fo:font-weight="normal" officeooo:paragraph-rsid="2a73fb83"/>
    </style:style>
    <style:style style:name="P584"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2a7c5452" officeooo:paragraph-rsid="2a7c5452" style:font-style-asian="normal" style:font-weight-asian="normal" style:font-style-complex="normal" style:font-weight-complex="normal"/>
    </style:style>
    <style:style style:name="P585"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2a8dee66" officeooo:paragraph-rsid="2a9a9fd2" style:font-style-asian="normal" style:font-weight-asian="normal" style:font-style-complex="normal" style:font-weight-complex="normal"/>
    </style:style>
    <style:style style:name="P586"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34191876" officeooo:paragraph-rsid="341e14be" style:font-style-asian="normal" style:font-weight-asian="normal" style:font-style-complex="normal" style:font-weight-complex="normal"/>
    </style:style>
    <style:style style:name="P587"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3425131e" officeooo:paragraph-rsid="3425131e" style:font-style-asian="normal" style:font-weight-asian="normal" style:font-style-complex="normal" style:font-weight-complex="normal"/>
    </style:style>
    <style:style style:name="P588"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3418f1f8" officeooo:paragraph-rsid="3412c5ed" style:font-style-asian="normal" style:font-weight-asian="normal" style:font-style-complex="normal" style:font-weight-complex="normal"/>
    </style:style>
    <style:style style:name="P589" style:family="paragraph" style:parent-style-name="Standard">
      <style:text-properties style:text-line-through-style="none" style:text-line-through-type="none" style:text-position="0% 100%" fo:language="ru" fo:country="RU" fo:font-style="normal" style:text-underline-style="none" fo:font-weight="normal" officeooo:rsid="316533d2" officeooo:paragraph-rsid="3164db0e" style:font-style-asian="normal" style:font-weight-asian="normal" style:font-style-complex="normal" style:font-weight-complex="normal"/>
    </style:style>
    <style:style style:name="P59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6d58b4" officeooo:paragraph-rsid="399ac063" style:font-style-asian="normal" style:font-weight-asian="normal" style:font-style-complex="normal" style:font-weight-complex="normal"/>
    </style:style>
    <style:style style:name="P59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9c9004" officeooo:paragraph-rsid="399d948e" style:font-style-asian="normal" style:font-weight-asian="normal" style:font-style-complex="normal" style:font-weight-complex="normal"/>
    </style:style>
    <style:style style:name="P59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a2f8fa" style:font-style-asian="normal" style:font-weight-asian="normal" style:font-style-complex="normal" style:font-weight-complex="normal"/>
    </style:style>
    <style:style style:name="P59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b6acf9" style:font-style-asian="normal" style:font-weight-asian="normal" style:font-style-complex="normal" style:font-weight-complex="normal"/>
    </style:style>
    <style:style style:name="P59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be2e29" style:font-style-asian="normal" style:font-weight-asian="normal" style:font-style-complex="normal" style:font-weight-complex="normal"/>
    </style:style>
    <style:style style:name="P59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9d5663a" style:font-style-asian="normal" style:font-weight-asian="normal" style:font-style-complex="normal" style:font-weight-complex="normal"/>
    </style:style>
    <style:style style:name="P59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0f0553" style:font-style-asian="normal" style:font-weight-asian="normal" style:font-style-complex="normal" style:font-weight-complex="normal"/>
    </style:style>
    <style:style style:name="P59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17698e" style:font-style-asian="normal" style:font-weight-asian="normal" style:font-style-complex="normal" style:font-weight-complex="normal"/>
    </style:style>
    <style:style style:name="P59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1b53a9" style:font-style-asian="normal" style:font-weight-asian="normal" style:font-style-complex="normal" style:font-weight-complex="normal"/>
    </style:style>
    <style:style style:name="P59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32a0f" style:font-style-asian="normal" style:font-weight-asian="normal" style:font-style-complex="normal" style:font-weight-complex="normal"/>
    </style:style>
    <style:style style:name="P60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4780a" style:font-style-asian="normal" style:font-weight-asian="normal" style:font-style-complex="normal" style:font-weight-complex="normal"/>
    </style:style>
    <style:style style:name="P60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62f77" style:font-style-asian="normal" style:font-weight-asian="normal" style:font-style-complex="normal" style:font-weight-complex="normal"/>
    </style:style>
    <style:style style:name="P60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79f3c" style:font-style-asian="normal" style:font-weight-asian="normal" style:font-style-complex="normal" style:font-weight-complex="normal"/>
    </style:style>
    <style:style style:name="P60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a2e1d" style:font-style-asian="normal" style:font-weight-asian="normal" style:font-style-complex="normal" style:font-weight-complex="normal"/>
    </style:style>
    <style:style style:name="P60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2a8cfa" style:font-style-asian="normal" style:font-weight-asian="normal" style:font-style-complex="normal" style:font-weight-complex="normal"/>
    </style:style>
    <style:style style:name="P60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34b21d" style:font-style-asian="normal" style:font-weight-asian="normal" style:font-style-complex="normal" style:font-weight-complex="normal"/>
    </style:style>
    <style:style style:name="P60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373912" style:font-style-asian="normal" style:font-weight-asian="normal" style:font-style-complex="normal" style:font-weight-complex="normal"/>
    </style:style>
    <style:style style:name="P60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bf27ee" officeooo:paragraph-rsid="39d4254d" style:font-style-asian="normal" style:font-weight-asian="normal" style:font-style-complex="normal" style:font-weight-complex="normal"/>
    </style:style>
    <style:style style:name="P60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d6bfeb" officeooo:paragraph-rsid="39db4b46" style:font-style-asian="normal" style:font-weight-asian="normal" style:font-style-complex="normal" style:font-weight-complex="normal"/>
    </style:style>
    <style:style style:name="P60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ddd3f6" officeooo:paragraph-rsid="39df5455" style:font-style-asian="normal" style:font-weight-asian="normal" style:font-style-complex="normal" style:font-weight-complex="normal"/>
    </style:style>
    <style:style style:name="P61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a43ea8" officeooo:paragraph-rsid="39a92b5c" style:font-style-asian="normal" style:font-weight-asian="normal" style:font-style-complex="normal" style:font-weight-complex="normal"/>
    </style:style>
    <style:style style:name="P61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e11e88" officeooo:paragraph-rsid="39e11e88" style:font-style-asian="normal" style:font-weight-asian="normal" style:font-style-complex="normal" style:font-weight-complex="normal"/>
    </style:style>
    <style:style style:name="P61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f1a350" officeooo:paragraph-rsid="3a036fa3" style:font-style-asian="normal" style:font-weight-asian="normal" style:font-style-complex="normal" style:font-weight-complex="normal"/>
    </style:style>
    <style:style style:name="P61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9f1a350" officeooo:paragraph-rsid="3a0db93c" style:font-style-asian="normal" style:font-weight-asian="normal" style:font-style-complex="normal" style:font-weight-complex="normal"/>
    </style:style>
    <style:style style:name="P61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27a11d" officeooo:paragraph-rsid="3a27a11d" style:font-style-asian="normal" style:font-weight-asian="normal" style:font-style-complex="normal" style:font-weight-complex="normal"/>
    </style:style>
    <style:style style:name="P615" style:family="paragraph" style:parent-style-name="Standard">
      <style:paragraph-properties fo:margin-left="1.9693in" fo:margin-right="0in" fo:text-align="center" style:justify-single-word="false" fo:text-indent="0in" style:auto-text-indent="false"/>
      <style:text-properties style:text-position="0% 100%" fo:language="ru" fo:country="RU" officeooo:rsid="0019f43d" officeooo:paragraph-rsid="24df0cfd"/>
    </style:style>
    <style:style style:name="P616" style:family="paragraph" style:parent-style-name="Standard">
      <style:paragraph-properties fo:margin-left="0.9846in" fo:margin-right="0in" fo:text-indent="0in" style:auto-text-indent="false"/>
      <style:text-properties style:text-position="0% 100%" fo:language="ru" fo:country="RU" officeooo:rsid="24ffc6d9" officeooo:paragraph-rsid="24ffc6d9"/>
    </style:style>
    <style:style style:name="P617" style:family="paragraph" style:parent-style-name="Standard">
      <style:paragraph-properties fo:margin-left="0.9846in" fo:margin-right="0in" fo:text-indent="0in" style:auto-text-indent="false"/>
      <style:text-properties style:text-position="0% 100%" fo:language="ru" fo:country="RU" officeooo:rsid="250162ae" officeooo:paragraph-rsid="250162ae"/>
    </style:style>
    <style:style style:name="P618" style:family="paragraph" style:parent-style-name="Standard">
      <style:paragraph-properties fo:margin-left="0.9846in" fo:margin-right="0in" fo:text-indent="0in" style:auto-text-indent="false"/>
      <style:text-properties style:text-position="0% 100%" fo:language="ru" fo:country="RU" officeooo:rsid="25021b19" officeooo:paragraph-rsid="25021b19"/>
    </style:style>
    <style:style style:name="P61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57b3364" officeooo:paragraph-rsid="257b3364" style:font-style-asian="normal" style:font-weight-asian="normal" style:font-style-complex="normal" style:font-weight-complex="normal"/>
    </style:style>
    <style:style style:name="P62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57c3116" officeooo:paragraph-rsid="257c3116" style:font-style-asian="normal" style:font-weight-asian="normal" style:font-style-complex="normal" style:font-weight-complex="normal"/>
    </style:style>
    <style:style style:name="P62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57df1fe" officeooo:paragraph-rsid="257df1fe" style:font-style-asian="normal" style:font-weight-asian="normal" style:font-style-complex="normal" style:font-weight-complex="normal"/>
    </style:style>
    <style:style style:name="P622"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13d9f" officeooo:paragraph-rsid="28013d9f" style:font-style-asian="normal" style:font-weight-asian="normal" style:font-style-complex="normal" style:font-weight-complex="normal"/>
    </style:style>
    <style:style style:name="P623"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3e7a1" officeooo:paragraph-rsid="2803e7a1" style:font-style-asian="normal" style:font-weight-asian="normal" style:font-style-complex="normal" style:font-weight-complex="normal"/>
    </style:style>
    <style:style style:name="P624"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58ac6" officeooo:paragraph-rsid="28058ac6" style:font-style-asian="normal" style:font-weight-asian="normal" style:font-style-complex="normal" style:font-weight-complex="normal"/>
    </style:style>
    <style:style style:name="P625"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612a3" officeooo:paragraph-rsid="280612a3" style:font-style-asian="normal" style:font-weight-asian="normal" style:font-style-complex="normal" style:font-weight-complex="normal"/>
    </style:style>
    <style:style style:name="P626"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6442a" officeooo:paragraph-rsid="2806ebd2" style:font-style-asian="normal" style:font-weight-asian="normal" style:font-style-complex="normal" style:font-weight-complex="normal"/>
    </style:style>
    <style:style style:name="P627"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8a9db" officeooo:paragraph-rsid="2808a9db" style:font-style-asian="normal" style:font-weight-asian="normal" style:font-style-complex="normal" style:font-weight-complex="normal"/>
    </style:style>
    <style:style style:name="P628"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a0c3b" officeooo:paragraph-rsid="280bf103" style:font-style-asian="normal" style:font-weight-asian="normal" style:font-style-complex="normal" style:font-weight-complex="normal"/>
    </style:style>
    <style:style style:name="P62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0bf103" officeooo:paragraph-rsid="280bf103" style:font-style-asian="normal" style:font-weight-asian="normal" style:font-style-complex="normal" style:font-weight-complex="normal"/>
    </style:style>
    <style:style style:name="P63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0c12af" officeooo:paragraph-rsid="280c12af" style:font-style-asian="normal" style:font-weight-asian="normal" style:font-style-complex="normal" style:font-weight-complex="normal"/>
    </style:style>
    <style:style style:name="P63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3d626" officeooo:paragraph-rsid="28f3d626" style:font-style-asian="normal" style:font-weight-asian="normal" style:font-style-complex="normal" style:font-weight-complex="normal"/>
    </style:style>
    <style:style style:name="P63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4c123" officeooo:paragraph-rsid="28f4c123" style:font-style-asian="normal" style:font-weight-asian="normal" style:font-style-complex="normal" style:font-weight-complex="normal"/>
    </style:style>
    <style:style style:name="P63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6b435" officeooo:paragraph-rsid="28f6b435" style:font-style-asian="normal" style:font-weight-asian="normal" style:font-style-complex="normal" style:font-weight-complex="normal"/>
    </style:style>
    <style:style style:name="P63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82165" officeooo:paragraph-rsid="28f82165" style:font-style-asian="normal" style:font-weight-asian="normal" style:font-style-complex="normal" style:font-weight-complex="normal"/>
    </style:style>
    <style:style style:name="P63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8fc77" officeooo:paragraph-rsid="28f8fc77" style:font-style-asian="normal" style:font-weight-asian="normal" style:font-style-complex="normal" style:font-weight-complex="normal"/>
    </style:style>
    <style:style style:name="P63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a9773" officeooo:paragraph-rsid="28fa9773" style:font-style-asian="normal" style:font-weight-asian="normal" style:font-style-complex="normal" style:font-weight-complex="normal"/>
    </style:style>
    <style:style style:name="P63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b164a" officeooo:paragraph-rsid="28fb164a" style:font-style-asian="normal" style:font-weight-asian="normal" style:font-style-complex="normal" style:font-weight-complex="normal"/>
    </style:style>
    <style:style style:name="P63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b164a" officeooo:paragraph-rsid="28ff492e" style:font-style-asian="normal" style:font-weight-asian="normal" style:font-style-complex="normal" style:font-weight-complex="normal"/>
    </style:style>
    <style:style style:name="P63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0019f43d" officeooo:paragraph-rsid="28fde8a3" style:font-style-asian="normal" style:font-weight-asian="normal" style:font-style-complex="normal" style:font-weight-complex="normal"/>
    </style:style>
    <style:style style:name="P64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e6c8a" officeooo:paragraph-rsid="28fe6c8a" style:font-style-asian="normal" style:font-weight-asian="normal" style:font-style-complex="normal" style:font-weight-complex="normal"/>
    </style:style>
    <style:style style:name="P64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f492e" officeooo:paragraph-rsid="28ff492e" style:font-style-asian="normal" style:font-weight-asian="normal" style:font-style-complex="normal" style:font-weight-complex="normal"/>
    </style:style>
    <style:style style:name="P64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3aeb1" officeooo:paragraph-rsid="2aa3aeb1" style:font-style-asian="normal" style:font-weight-asian="normal" style:font-style-complex="normal" style:font-weight-complex="normal"/>
    </style:style>
    <style:style style:name="P64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40927" officeooo:paragraph-rsid="2aa40927" style:font-style-asian="normal" style:font-weight-asian="normal" style:font-style-complex="normal" style:font-weight-complex="normal"/>
    </style:style>
    <style:style style:name="P64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5b583" officeooo:paragraph-rsid="2aa5b583" style:font-style-asian="normal" style:font-weight-asian="normal" style:font-style-complex="normal" style:font-weight-complex="normal"/>
    </style:style>
    <style:style style:name="P64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78677" officeooo:paragraph-rsid="2aa78677" style:font-style-asian="normal" style:font-weight-asian="normal" style:font-style-complex="normal" style:font-weight-complex="normal"/>
    </style:style>
    <style:style style:name="P64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886de" officeooo:paragraph-rsid="2aa886de" style:font-style-asian="normal" style:font-weight-asian="normal" style:font-style-complex="normal" style:font-weight-complex="normal"/>
    </style:style>
    <style:style style:name="P64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8d50c" officeooo:paragraph-rsid="2aa8d50c" style:font-style-asian="normal" style:font-weight-asian="normal" style:font-style-complex="normal" style:font-weight-complex="normal"/>
    </style:style>
    <style:style style:name="P64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e637e16" officeooo:paragraph-rsid="2e637e16" style:font-style-asian="normal" style:font-weight-asian="normal" style:font-style-complex="normal" style:font-weight-complex="normal"/>
    </style:style>
    <style:style style:name="P64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675a22" officeooo:paragraph-rsid="31675a22" style:font-style-asian="normal" style:font-weight-asian="normal" style:font-style-complex="normal" style:font-weight-complex="normal"/>
    </style:style>
    <style:style style:name="P65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2bd7e" officeooo:paragraph-rsid="31f2bd7e" style:font-style-asian="normal" style:font-weight-asian="normal" style:font-style-complex="normal" style:font-weight-complex="normal"/>
    </style:style>
    <style:style style:name="P65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2fbf5" officeooo:paragraph-rsid="31f2fbf5" style:font-style-asian="normal" style:font-weight-asian="normal" style:font-style-complex="normal" style:font-weight-complex="normal"/>
    </style:style>
    <style:style style:name="P65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348bb" officeooo:paragraph-rsid="31f348bb" style:font-style-asian="normal" style:font-weight-asian="normal" style:font-style-complex="normal" style:font-weight-complex="normal"/>
    </style:style>
    <style:style style:name="P65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348bb" officeooo:paragraph-rsid="31f633d9" style:font-style-asian="normal" style:font-weight-asian="normal" style:font-style-complex="normal" style:font-weight-complex="normal"/>
    </style:style>
    <style:style style:name="P654" style:family="paragraph" style:parent-style-name="Standard">
      <style:paragraph-properties fo:margin-left="0.9846in" fo:margin-right="0in" fo:text-align="start" style:justify-single-word="false" fo:text-indent="0in" style:auto-text-indent="false"/>
      <style:text-properties style:text-position="0% 100%" fo:language="ru" fo:country="RU" fo:font-style="normal" style:text-underline-style="none" fo:font-weight="normal" officeooo:rsid="326a7772" officeooo:paragraph-rsid="326a7772" style:font-style-asian="normal" style:font-weight-asian="normal" style:font-style-complex="normal" style:font-weight-complex="normal"/>
    </style:style>
    <style:style style:name="P65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48f8c" officeooo:paragraph-rsid="31f4f540" style:font-style-asian="normal" style:font-weight-asian="normal" style:font-style-complex="normal" style:font-weight-complex="normal"/>
    </style:style>
    <style:style style:name="P65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4f540" officeooo:paragraph-rsid="31f4f540" style:font-style-asian="normal" style:font-weight-asian="normal" style:font-style-complex="normal" style:font-weight-complex="normal"/>
    </style:style>
    <style:style style:name="P65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52641" officeooo:paragraph-rsid="31f52641" style:font-style-asian="normal" style:font-weight-asian="normal" style:font-style-complex="normal" style:font-weight-complex="normal"/>
    </style:style>
    <style:style style:name="P65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52641" officeooo:paragraph-rsid="31f633d9" style:font-style-asian="normal" style:font-weight-asian="normal" style:font-style-complex="normal" style:font-weight-complex="normal"/>
    </style:style>
    <style:style style:name="P65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633d9" officeooo:paragraph-rsid="31f633d9" style:font-style-asian="normal" style:font-weight-asian="normal" style:font-style-complex="normal" style:font-weight-complex="normal"/>
    </style:style>
    <style:style style:name="P66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30c4d5c" officeooo:paragraph-rsid="33673612" style:font-style-asian="normal" style:font-weight-asian="normal" style:font-style-complex="normal" style:font-weight-complex="normal"/>
    </style:style>
    <style:style style:name="P66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30c4d5c" officeooo:paragraph-rsid="3310a7c6" style:font-style-asian="normal" style:font-weight-asian="normal" style:font-style-complex="normal" style:font-weight-complex="normal"/>
    </style:style>
    <style:style style:name="P66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369fa7a" officeooo:paragraph-rsid="3369fa7a" style:font-style-asian="normal" style:font-weight-asian="normal" style:font-style-complex="normal" style:font-weight-complex="normal"/>
    </style:style>
    <style:style style:name="P663" style:family="paragraph" style:parent-style-name="Standard">
      <style:paragraph-properties fo:margin-left="0.9846in" fo:margin-right="0in" fo:text-indent="0in" style:auto-text-indent="false"/>
      <style:text-properties style:text-position="0% 100%" fo:language="ru" fo:country="RU" fo:font-style="normal" officeooo:rsid="26624b37" officeooo:paragraph-rsid="26624b37" style:font-style-asian="normal" style:font-style-complex="normal"/>
    </style:style>
    <style:style style:name="P664" style:family="paragraph" style:parent-style-name="Standard">
      <style:paragraph-properties fo:margin-left="0.9846in" fo:margin-right="0in" fo:text-indent="0in" style:auto-text-indent="false"/>
      <style:text-properties style:text-position="0% 100%" fo:language="ru" fo:country="RU" fo:font-style="normal" officeooo:rsid="2664394a" officeooo:paragraph-rsid="2664394a" style:font-style-asian="normal" style:font-style-complex="normal"/>
    </style:style>
    <style:style style:name="P665" style:family="paragraph" style:parent-style-name="Standard">
      <style:paragraph-properties fo:margin-left="0.9846in" fo:margin-right="0in" fo:text-indent="0in" style:auto-text-indent="false"/>
      <style:text-properties style:text-position="0% 100%" fo:language="ru" fo:country="RU" fo:font-style="normal" officeooo:rsid="26651d9d" officeooo:paragraph-rsid="26651d9d" style:font-style-asian="normal" style:font-style-complex="normal"/>
    </style:style>
    <style:style style:name="P666" style:family="paragraph" style:parent-style-name="Standard">
      <style:paragraph-properties fo:margin-left="0.9846in" fo:margin-right="0in" fo:text-indent="0in" style:auto-text-indent="false"/>
      <style:text-properties style:text-position="0% 100%" fo:language="ru" fo:country="RU" fo:font-style="normal" officeooo:rsid="2c3d686a" officeooo:paragraph-rsid="2c3a4275" style:font-style-asian="normal" style:font-style-complex="normal"/>
    </style:style>
    <style:style style:name="P667" style:family="paragraph" style:parent-style-name="Standard">
      <style:paragraph-properties fo:margin-left="0.9846in" fo:margin-right="0in" fo:text-indent="0in" style:auto-text-indent="false"/>
      <style:text-properties style:text-position="0% 100%" fo:language="ru" fo:country="RU" officeooo:rsid="2c3e12bd" officeooo:paragraph-rsid="2c3e12bd"/>
    </style:style>
    <style:style style:name="P668" style:family="paragraph" style:parent-style-name="Standard">
      <style:paragraph-properties fo:margin-left="0.9846in" fo:margin-right="0in" fo:text-indent="0in" style:auto-text-indent="false"/>
      <style:text-properties style:text-position="0% 100%" fo:language="ru" fo:country="RU" officeooo:rsid="2c3e12bd" officeooo:paragraph-rsid="2c428f9f"/>
    </style:style>
    <style:style style:name="P669" style:family="paragraph" style:parent-style-name="Standard">
      <style:paragraph-properties fo:margin-left="0.9846in" fo:margin-right="0in" fo:text-indent="0in" style:auto-text-indent="false"/>
      <style:text-properties style:text-position="0% 100%" fo:language="ru" fo:country="RU" officeooo:rsid="2c3e12bd" officeooo:paragraph-rsid="2c42f276"/>
    </style:style>
    <style:style style:name="P670" style:family="paragraph" style:parent-style-name="Standard">
      <style:paragraph-properties fo:margin-left="0.9846in" fo:margin-right="0in" fo:text-indent="0in" style:auto-text-indent="false"/>
      <style:text-properties style:text-position="0% 100%" fo:language="ru" fo:country="RU" officeooo:rsid="2c3e12bd" officeooo:paragraph-rsid="2c449a48"/>
    </style:style>
    <style:style style:name="P671" style:family="paragraph" style:parent-style-name="Standard">
      <style:paragraph-properties fo:margin-left="0.9846in" fo:margin-right="0in" fo:text-indent="0in" style:auto-text-indent="false"/>
      <style:text-properties style:text-position="0% 100%" fo:language="ru" fo:country="RU" officeooo:rsid="2c3f8532" officeooo:paragraph-rsid="2c3f8532"/>
    </style:style>
    <style:style style:name="P672"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637e16" officeooo:paragraph-rsid="2e637e16" style:font-name-asian="DejaVu Sans" style:font-style-asian="normal" style:font-weight-asian="normal" style:font-name-complex="FreeSans" style:font-style-complex="normal" style:font-weight-complex="normal"/>
    </style:style>
    <style:style style:name="P673"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9bc90" officeooo:paragraph-rsid="2ed9bc90" style:font-name-asian="DejaVu Sans" style:font-style-asian="normal" style:font-weight-asian="normal" style:font-name-complex="FreeSans" style:font-style-complex="normal" style:font-weight-complex="normal"/>
    </style:style>
    <style:style style:name="P674"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b7ca3" officeooo:paragraph-rsid="2edb93da" style:font-name-asian="DejaVu Sans" style:font-style-asian="normal" style:font-weight-asian="normal" style:font-name-complex="FreeSans" style:font-style-complex="normal" style:font-weight-complex="normal"/>
    </style:style>
    <style:style style:name="P675"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b93da" officeooo:paragraph-rsid="2edb93da" style:font-name-asian="DejaVu Sans" style:font-style-asian="normal" style:font-weight-asian="normal" style:font-name-complex="FreeSans" style:font-style-complex="normal" style:font-weight-complex="normal"/>
    </style:style>
    <style:style style:name="P676"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ca70d" officeooo:paragraph-rsid="2edca70d" style:font-name-asian="DejaVu Sans" style:font-style-asian="normal" style:font-weight-asian="normal" style:font-name-complex="FreeSans" style:font-style-complex="normal" style:font-weight-complex="normal"/>
    </style:style>
    <style:style style:name="P677"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cab31" officeooo:paragraph-rsid="2edcab31" style:font-name-asian="DejaVu Sans" style:font-style-asian="normal" style:font-weight-asian="normal" style:font-name-complex="FreeSans" style:font-style-complex="normal" style:font-weight-complex="normal"/>
    </style:style>
    <style:style style:name="P678"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f7d1c" officeooo:paragraph-rsid="2edf7d1c" style:font-name-asian="DejaVu Sans" style:font-style-asian="normal" style:font-weight-asian="normal" style:font-name-complex="FreeSans" style:font-style-complex="normal" style:font-weight-complex="normal"/>
    </style:style>
    <style:style style:name="P679"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e20fd4" officeooo:paragraph-rsid="2ee20fd4" style:font-name-asian="DejaVu Sans" style:font-style-asian="normal" style:font-weight-asian="normal" style:font-name-complex="FreeSans" style:font-style-complex="normal" style:font-weight-complex="normal"/>
    </style:style>
    <style:style style:name="P680"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e3134c" officeooo:paragraph-rsid="2ee3134c" style:font-name-asian="DejaVu Sans" style:font-style-asian="normal" style:font-weight-asian="normal" style:font-name-complex="FreeSans" style:font-style-complex="normal" style:font-weight-complex="normal"/>
    </style:style>
    <style:style style:name="P681"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fe77da3" officeooo:paragraph-rsid="2fe77da3" style:font-name-asian="DejaVu Sans" style:font-style-asian="normal" style:font-weight-asian="normal" style:font-name-complex="FreeSans" style:font-style-complex="normal" style:font-weight-complex="normal"/>
    </style:style>
    <style:style style:name="P682"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fe84fa2" officeooo:paragraph-rsid="2fe84fa2" style:font-name-asian="DejaVu Sans" style:font-style-asian="normal" style:font-weight-asian="normal" style:font-name-complex="FreeSans" style:font-style-complex="normal" style:font-weight-complex="normal"/>
    </style:style>
    <style:style style:name="P683"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30045bb7" officeooo:paragraph-rsid="30045bb7" style:font-name-asian="DejaVu Sans" style:font-style-asian="normal" style:font-weight-asian="normal" style:font-name-complex="FreeSans" style:font-style-complex="normal" style:font-weight-complex="normal"/>
    </style:style>
    <style:style style:name="P684" style:family="paragraph" style:parent-style-name="Standard">
      <style:paragraph-properties fo:margin-left="0.9846in" fo:margin-right="0in" fo:text-indent="0in" style:auto-text-indent="false"/>
      <style:text-properties style:text-position="0% 100%" style:font-name="Liberation Serif1" fo:language="ru" fo:country="RU" fo:font-style="normal" style:text-underline-style="none" fo:font-weight="normal" officeooo:rsid="37074a62" officeooo:paragraph-rsid="37074a62" style:font-style-asian="normal" style:font-weight-asian="normal" style:font-style-complex="normal" style:font-weight-complex="normal"/>
    </style:style>
    <style:style style:name="P685" style:family="paragraph" style:parent-style-name="Standard">
      <style:paragraph-properties fo:margin-left="0.9846in" fo:margin-right="0in" fo:text-align="start" style:justify-single-word="false" fo:text-indent="0in" style:auto-text-indent="false"/>
      <style:text-properties fo:font-variant="normal" fo:text-transform="none" style:text-position="0% 100%" fo:language="ru" fo:country="RU" fo:font-style="normal" style:text-underline-style="none" fo:font-weight="normal" officeooo:rsid="2aa3aeb1" officeooo:paragraph-rsid="2aa3aeb1" style:font-style-asian="normal" style:font-weight-asian="normal" style:font-style-complex="normal" style:font-weight-complex="normal"/>
    </style:style>
    <style:style style:name="P686" style:family="paragraph" style:parent-style-name="Standard">
      <style:paragraph-properties fo:margin-left="0.4925in" fo:margin-right="0in" fo:text-indent="0in" style:auto-text-indent="false"/>
      <style:text-properties style:text-position="0% 100%" fo:language="ru" fo:country="RU" fo:font-style="normal" style:text-underline-style="none" fo:font-weight="normal" officeooo:rsid="2d3c7077" officeooo:paragraph-rsid="2d4f9efb" style:font-style-asian="normal" style:font-weight-asian="normal" style:font-style-complex="normal" style:font-weight-complex="normal"/>
    </style:style>
    <style:style style:name="P6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75a22" officeooo:paragraph-rsid="31675a22" style:font-size-asian="12pt" style:font-style-asian="normal" style:font-weight-asian="normal" style:font-size-complex="12pt" style:font-style-complex="normal" style:font-weight-complex="normal" style:text-overline-style="none" style:text-overline-color="font-color"/>
    </style:style>
    <style:style style:name="P688"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75a22" officeooo:paragraph-rsid="31675a22" style:font-size-asian="12pt" style:font-style-asian="normal" style:font-weight-asian="normal" style:font-size-complex="12pt" style:font-style-complex="normal" style:font-weight-complex="normal" style:text-overline-style="none" style:text-overline-color="font-color"/>
    </style:style>
    <style:style style:name="P6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a846f" officeooo:paragraph-rsid="316a846f" style:font-size-asian="12pt" style:font-style-asian="normal" style:font-weight-asian="normal" style:font-size-complex="12pt" style:font-style-complex="normal" style:font-weight-complex="normal" style:text-overline-style="none" style:text-overline-color="font-color"/>
    </style:style>
    <style:style style:name="P6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bc208" officeooo:paragraph-rsid="316bc208" style:font-size-asian="12pt" style:font-style-asian="normal" style:font-weight-asian="normal" style:font-size-complex="12pt" style:font-style-complex="normal" style:font-weight-complex="normal" style:text-overline-style="none" style:text-overline-color="font-color"/>
    </style:style>
    <style:style style:name="P6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be8e5" officeooo:paragraph-rsid="316be8e5" style:font-size-asian="12pt" style:font-style-asian="normal" style:font-weight-asian="normal" style:font-size-complex="12pt" style:font-style-complex="normal" style:font-weight-complex="normal" style:text-overline-style="none" style:text-overline-color="font-color"/>
    </style:style>
    <style:style style:name="P6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5pt" fo:font-style="normal" fo:text-shadow="none" style:text-underline-style="none" fo:font-weight="normal" officeooo:rsid="31675a22" officeooo:paragraph-rsid="31675a22" style:font-size-asian="10.5pt" style:font-style-asian="normal" style:font-weight-asian="normal" style:font-size-complex="10.5pt" style:font-style-complex="normal" style:font-weight-complex="normal" style:text-overline-style="none" style:text-overline-color="font-color"/>
    </style:style>
    <style:style style:name="P6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5pt" fo:font-style="normal" fo:text-shadow="none" style:text-underline-style="none" fo:font-weight="normal" officeooo:rsid="316a846f" officeooo:paragraph-rsid="316a846f" style:font-size-asian="10.5pt" style:font-style-asian="normal" style:font-weight-asian="normal" style:font-size-complex="10.5pt" style:font-style-complex="normal" style:font-weight-complex="normal" style:text-overline-style="none" style:text-overline-color="font-color"/>
    </style:style>
    <style:style style:name="P6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316a846f" officeooo:paragraph-rsid="316a846f" style:font-size-asian="10pt" style:font-style-asian="normal" style:font-weight-asian="normal" style:font-size-complex="10pt" style:font-style-complex="normal" style:font-weight-complex="normal" style:text-overline-style="none" style:text-overline-color="font-color"/>
    </style:style>
    <style:style style:name="P695"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31675a22" officeooo:paragraph-rsid="31684f58" style:font-size-asian="10pt" style:font-style-asian="italic" style:font-weight-asian="normal" style:font-size-complex="10pt" style:font-style-complex="italic" style:font-weight-complex="normal" style:text-overline-style="none" style:text-overline-color="font-color"/>
    </style:style>
    <style:style style:name="P696" style:family="paragraph" style:parent-style-name="Standard">
      <style:paragraph-properties fo:margin-left="1.4772in" fo:margin-right="0in" fo:text-indent="0in" style:auto-text-indent="false"/>
      <style:text-properties style:text-position="0% 100%" fo:font-size="10.5pt" fo:language="ru" fo:country="RU" fo:font-style="normal" style:text-underline-style="none" fo:font-weight="normal" officeooo:rsid="34f73d0f" officeooo:paragraph-rsid="34f73d0f" style:font-size-asian="10.5pt" style:font-style-asian="normal" style:font-weight-asian="normal" style:font-size-complex="10.5pt" style:font-style-complex="normal" style:font-weight-complex="normal"/>
    </style:style>
    <style:style style:name="P69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394eb6" officeooo:paragraph-rsid="3a42a144" style:font-style-asian="normal" style:font-weight-asian="normal" style:font-style-complex="normal" style:font-weight-complex="normal"/>
    </style:style>
    <style:style style:name="P69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6678d" style:font-style-asian="normal" style:font-weight-asian="normal" style:font-style-complex="normal" style:font-weight-complex="normal"/>
    </style:style>
    <style:style style:name="P69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6857f" style:font-style-asian="normal" style:font-weight-asian="normal" style:font-style-complex="normal" style:font-weight-complex="normal"/>
    </style:style>
    <style:style style:name="P70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7e741" style:font-style-asian="normal" style:font-weight-asian="normal" style:font-style-complex="normal" style:font-weight-complex="normal"/>
    </style:style>
    <style:style style:name="P70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4911a5" style:font-style-asian="normal" style:font-weight-asian="normal" style:font-style-complex="normal" style:font-weight-complex="normal"/>
    </style:style>
    <style:style style:name="P70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6e82ee" style:font-style-asian="normal" style:font-weight-asian="normal" style:font-style-complex="normal" style:font-weight-complex="normal"/>
    </style:style>
    <style:style style:name="P703"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6f8e5a" style:font-style-asian="normal" style:font-weight-asian="normal" style:font-style-complex="normal" style:font-weight-complex="normal"/>
    </style:style>
    <style:style style:name="P704"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712e02" style:font-style-asian="normal" style:font-weight-asian="normal" style:font-style-complex="normal" style:font-weight-complex="normal"/>
    </style:style>
    <style:style style:name="P705"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73298b" style:font-style-asian="normal" style:font-weight-asian="normal" style:font-style-complex="normal" style:font-weight-complex="normal"/>
    </style:style>
    <style:style style:name="P706"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0019f43d" officeooo:paragraph-rsid="3a7d32ee" style:font-style-asian="normal" style:font-weight-asian="normal" style:font-style-complex="normal" style:font-weight-complex="normal"/>
    </style:style>
    <style:style style:name="P707"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4ae4b3" officeooo:paragraph-rsid="3a56e5c4" style:font-style-asian="normal" style:font-weight-asian="normal" style:font-style-complex="normal" style:font-weight-complex="normal"/>
    </style:style>
    <style:style style:name="P708"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613480" officeooo:paragraph-rsid="3a68264b" style:font-style-asian="normal" style:font-weight-asian="normal" style:font-style-complex="normal" style:font-weight-complex="normal"/>
    </style:style>
    <style:style style:name="P709"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68de4c" officeooo:paragraph-rsid="3a68de4c" style:font-style-asian="normal" style:font-weight-asian="normal" style:font-style-complex="normal" style:font-weight-complex="normal"/>
    </style:style>
    <style:style style:name="P710"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7fa938" officeooo:paragraph-rsid="3a9081c1" style:font-style-asian="normal" style:font-weight-asian="normal" style:font-style-complex="normal" style:font-weight-complex="normal"/>
    </style:style>
    <style:style style:name="P711"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970cb1" officeooo:paragraph-rsid="3a970cb1" style:font-style-asian="normal" style:font-weight-asian="normal" style:font-style-complex="normal" style:font-weight-complex="normal"/>
    </style:style>
    <style:style style:name="P712" style:family="paragraph" style:parent-style-name="Standard">
      <style:text-properties style:text-line-through-style="none" style:text-line-through-type="none" style:text-position="0% 100%" style:font-name="Liberation Serif1" fo:language="ru" fo:country="RU" fo:font-style="normal" style:text-underline-style="none" fo:font-weight="normal" officeooo:rsid="3a9fdaac" officeooo:paragraph-rsid="3a9fdaac" style:font-style-asian="normal" style:font-weight-asian="normal" style:font-style-complex="normal" style:font-weight-complex="normal"/>
    </style:style>
    <style:style style:name="P713" style:family="paragraph" style:parent-style-name="Heading_20_3">
      <style:paragraph-properties fo:text-align="center" style:justify-single-word="false"/>
    </style:style>
    <style:style style:name="T1" style:family="text">
      <style:text-properties fo:font-variant="normal" fo:text-transform="none"/>
    </style:style>
    <style:style style:name="T2" style:family="text">
      <style:text-properties fo:font-variant="normal" fo:text-transform="none" officeooo:rsid="24e0df18"/>
    </style:style>
    <style:style style:name="T3" style:family="text">
      <style:text-properties fo:font-variant="normal" fo:text-transform="none" officeooo:rsid="24e2c2b8"/>
    </style:style>
    <style:style style:name="T4" style:family="text">
      <style:text-properties fo:font-variant="normal" fo:text-transform="none" officeooo:rsid="24e3ae3a"/>
    </style:style>
    <style:style style:name="T5" style:family="text">
      <style:text-properties fo:font-variant="normal" fo:text-transform="none" fo:font-style="italic" officeooo:rsid="24e3ae3a" style:font-style-asian="italic" style:font-style-complex="italic"/>
    </style:style>
    <style:style style:name="T6" style:family="text">
      <style:text-properties fo:font-variant="normal" fo:text-transform="none" fo:font-style="italic" officeooo:rsid="33e57250" style:font-style-asian="italic" style:font-style-complex="italic"/>
    </style:style>
    <style:style style:name="T7" style:family="text">
      <style:text-properties fo:font-variant="normal" fo:text-transform="none" fo:font-style="italic" officeooo:rsid="33fc2b1d" style:font-style-asian="italic" style:font-style-complex="italic"/>
    </style:style>
    <style:style style:name="T8" style:family="text">
      <style:text-properties fo:font-variant="normal" fo:text-transform="none" fo:font-style="italic" officeooo:rsid="340d1652" style:font-style-asian="italic" style:font-style-complex="italic"/>
    </style:style>
    <style:style style:name="T9" style:family="text">
      <style:text-properties fo:font-variant="normal" fo:text-transform="none" fo:font-style="italic" officeooo:rsid="3412c5ed" style:font-style-asian="italic" style:font-style-complex="italic"/>
    </style:style>
    <style:style style:name="T10" style:family="text">
      <style:text-properties fo:font-variant="normal" fo:text-transform="none" fo:font-style="italic" officeooo:rsid="3417a2df" style:font-style-asian="italic" style:font-style-complex="italic"/>
    </style:style>
    <style:style style:name="T11" style:family="text">
      <style:text-properties fo:font-variant="normal" fo:text-transform="none" fo:font-style="italic" officeooo:rsid="3418f1f8" style:font-style-asian="italic" style:font-style-complex="italic"/>
    </style:style>
    <style:style style:name="T12" style:family="text">
      <style:text-properties fo:font-variant="normal" fo:text-transform="none" fo:font-style="italic" style:text-underline-style="none" fo:font-weight="normal" style:font-style-asian="italic" style:font-weight-asian="normal" style:font-style-complex="italic" style:font-weight-complex="normal"/>
    </style:style>
    <style:style style:name="T13" style:family="text">
      <style:text-properties fo:font-variant="normal" fo:text-transform="none" fo:font-style="italic" style:text-underline-style="none" fo:font-weight="normal" officeooo:rsid="24e906c0" style:font-style-asian="italic" style:font-weight-asian="normal" style:font-style-complex="italic" style:font-weight-complex="normal"/>
    </style:style>
    <style:style style:name="T14" style:family="text">
      <style:text-properties fo:font-variant="normal" fo:text-transform="none" fo:font-style="italic" style:text-underline-style="none" fo:font-weight="normal" officeooo:rsid="24fe4cc1" style:font-style-asian="italic" style:font-weight-asian="normal" style:font-style-complex="italic" style:font-weight-complex="normal"/>
    </style:style>
    <style:style style:name="T15" style:family="text">
      <style:text-properties fo:font-variant="normal" fo:text-transform="none" fo:font-style="normal" officeooo:rsid="24e3ae3a" style:font-style-asian="normal" style:font-style-complex="normal"/>
    </style:style>
    <style:style style:name="T16" style:family="text">
      <style:text-properties fo:font-variant="normal" fo:text-transform="none" fo:font-style="normal" officeooo:rsid="24e4e075" style:font-style-asian="normal" style:font-style-complex="normal"/>
    </style:style>
    <style:style style:name="T17" style:family="text">
      <style:text-properties fo:font-variant="normal" fo:text-transform="none" fo:font-style="normal" officeooo:rsid="24e5d164" style:font-style-asian="normal" style:font-style-complex="normal"/>
    </style:style>
    <style:style style:name="T18" style:family="text">
      <style:text-properties fo:font-variant="normal" fo:text-transform="none" fo:font-style="normal" officeooo:rsid="24e7b981" style:font-style-asian="normal" style:font-style-complex="normal"/>
    </style:style>
    <style:style style:name="T19" style:family="text">
      <style:text-properties fo:font-variant="normal" fo:text-transform="none" fo:font-style="normal" officeooo:rsid="24e906c0" style:font-style-asian="normal" style:font-style-complex="normal"/>
    </style:style>
    <style:style style:name="T20" style:family="text">
      <style:text-properties fo:font-variant="normal" fo:text-transform="none" fo:font-style="normal" style:text-underline-style="none" fo:font-weight="normal" style:font-style-asian="normal" style:font-weight-asian="normal" style:font-style-complex="normal" style:font-weight-complex="normal"/>
    </style:style>
    <style:style style:name="T21" style:family="text">
      <style:text-properties fo:font-variant="normal" fo:text-transform="none" fo:font-style="normal" style:text-underline-style="none" fo:font-weight="normal" officeooo:rsid="0019f43d" style:font-style-asian="normal" style:font-weight-asian="normal" style:font-style-complex="normal" style:font-weight-complex="normal"/>
    </style:style>
    <style:style style:name="T22" style:family="text">
      <style:text-properties fo:font-variant="normal" fo:text-transform="none" fo:font-style="normal" style:text-underline-style="none" fo:font-weight="normal" officeooo:rsid="24e906c0" style:font-style-asian="normal" style:font-weight-asian="normal" style:font-style-complex="normal" style:font-weight-complex="normal"/>
    </style:style>
    <style:style style:name="T23" style:family="text">
      <style:text-properties fo:font-variant="normal" fo:text-transform="none" fo:font-style="normal" style:text-underline-style="none" fo:font-weight="normal" officeooo:rsid="24eb2081" style:font-style-asian="normal" style:font-weight-asian="normal" style:font-style-complex="normal" style:font-weight-complex="normal"/>
    </style:style>
    <style:style style:name="T24" style:family="text">
      <style:text-properties fo:font-variant="normal" fo:text-transform="none" fo:font-style="normal" style:text-underline-style="none" fo:font-weight="normal" officeooo:rsid="24eb2b21" style:font-style-asian="normal" style:font-weight-asian="normal" style:font-style-complex="normal" style:font-weight-complex="normal"/>
    </style:style>
    <style:style style:name="T25" style:family="text">
      <style:text-properties fo:font-variant="normal" fo:text-transform="none" fo:font-style="normal" style:text-underline-style="none" fo:font-weight="normal" officeooo:rsid="24ecae05" style:font-style-asian="normal" style:font-weight-asian="normal" style:font-style-complex="normal" style:font-weight-complex="normal"/>
    </style:style>
    <style:style style:name="T26" style:family="text">
      <style:text-properties fo:font-variant="normal" fo:text-transform="none" fo:font-style="normal" style:text-underline-style="none" fo:font-weight="normal" officeooo:rsid="24ee32b4" style:font-style-asian="normal" style:font-weight-asian="normal" style:font-style-complex="normal" style:font-weight-complex="normal"/>
    </style:style>
    <style:style style:name="T27" style:family="text">
      <style:text-properties fo:font-variant="normal" fo:text-transform="none" fo:font-style="normal" style:text-underline-style="none" fo:font-weight="normal" officeooo:rsid="24ee7346" style:font-style-asian="normal" style:font-weight-asian="normal" style:font-style-complex="normal" style:font-weight-complex="normal"/>
    </style:style>
    <style:style style:name="T28" style:family="text">
      <style:text-properties fo:font-variant="normal" fo:text-transform="none" fo:font-style="normal" style:text-underline-style="none" fo:font-weight="normal" officeooo:rsid="24eff453" style:font-style-asian="normal" style:font-weight-asian="normal" style:font-style-complex="normal" style:font-weight-complex="normal"/>
    </style:style>
    <style:style style:name="T29" style:family="text">
      <style:text-properties fo:font-variant="normal" fo:text-transform="none" fo:font-style="normal" style:text-underline-style="none" fo:font-weight="normal" officeooo:rsid="24f15d2d" style:font-style-asian="normal" style:font-weight-asian="normal" style:font-style-complex="normal" style:font-weight-complex="normal"/>
    </style:style>
    <style:style style:name="T30" style:family="text">
      <style:text-properties fo:font-variant="normal" fo:text-transform="none" fo:font-style="normal" style:text-underline-style="none" fo:font-weight="normal" officeooo:rsid="24f1e16e" style:font-style-asian="normal" style:font-weight-asian="normal" style:font-style-complex="normal" style:font-weight-complex="normal"/>
    </style:style>
    <style:style style:name="T31" style:family="text">
      <style:text-properties fo:font-variant="normal" fo:text-transform="none" fo:font-style="normal" style:text-underline-style="none" fo:font-weight="normal" officeooo:rsid="24f284da" style:font-style-asian="normal" style:font-weight-asian="normal" style:font-style-complex="normal" style:font-weight-complex="normal"/>
    </style:style>
    <style:style style:name="T32" style:family="text">
      <style:text-properties fo:font-variant="normal" fo:text-transform="none" fo:font-style="normal" style:text-underline-style="none" fo:font-weight="normal" officeooo:rsid="24f9073f" style:font-style-asian="normal" style:font-weight-asian="normal" style:font-style-complex="normal" style:font-weight-complex="normal"/>
    </style:style>
    <style:style style:name="T33" style:family="text">
      <style:text-properties fo:font-variant="normal" fo:text-transform="none" fo:font-style="normal" style:text-underline-style="none" fo:font-weight="normal" officeooo:rsid="24fab0bf" style:font-style-asian="normal" style:font-weight-asian="normal" style:font-style-complex="normal" style:font-weight-complex="normal"/>
    </style:style>
    <style:style style:name="T34" style:family="text">
      <style:text-properties fo:font-variant="normal" fo:text-transform="none" fo:font-style="normal" style:text-underline-style="none" fo:font-weight="normal" officeooo:rsid="24fbc760" style:font-style-asian="normal" style:font-weight-asian="normal" style:font-style-complex="normal" style:font-weight-complex="normal"/>
    </style:style>
    <style:style style:name="T35" style:family="text">
      <style:text-properties fo:font-variant="normal" fo:text-transform="none" fo:font-style="normal" style:text-underline-style="none" fo:font-weight="normal" officeooo:rsid="24fd45c7" style:font-style-asian="normal" style:font-weight-asian="normal" style:font-style-complex="normal" style:font-weight-complex="normal"/>
    </style:style>
    <style:style style:name="T36" style:family="text">
      <style:text-properties fo:font-variant="normal" fo:text-transform="none" fo:font-style="normal" style:text-underline-style="none" fo:font-weight="normal" officeooo:rsid="24fe4cc1" style:font-style-asian="normal" style:font-weight-asian="normal" style:font-style-complex="normal" style:font-weight-complex="normal"/>
    </style:style>
    <style:style style:name="T37" style:family="text">
      <style:text-properties fo:font-variant="normal" fo:text-transform="none" fo:font-style="normal" style:text-underline-style="none" fo:font-weight="normal" officeooo:rsid="24ffc6d9" style:font-style-asian="normal" style:font-weight-asian="normal" style:font-style-complex="normal" style:font-weight-complex="normal"/>
    </style:style>
    <style:style style:name="T38" style:family="text">
      <style:text-properties fo:font-variant="normal" fo:text-transform="none" fo:font-style="normal" style:text-underline-style="none" fo:font-weight="normal" officeooo:rsid="25451978" style:font-style-asian="normal" style:font-weight-asian="normal" style:font-style-complex="normal" style:font-weight-complex="normal"/>
    </style:style>
    <style:style style:name="T39" style:family="text">
      <style:text-properties fo:font-variant="normal" fo:text-transform="none" fo:color="#000000" style:font-name="FreeSerif" fo:font-size="12pt" fo:font-style="normal" fo:font-weight="normal" officeooo:rsid="260ac82e" fo:background-color="#ffffff" loext:char-shading-value="0" style:font-size-asian="12pt" style:font-style-asian="normal" style:font-size-complex="12pt" style:font-style-complex="normal"/>
    </style:style>
    <style:style style:name="T40" style:family="text">
      <style:text-properties fo:font-variant="normal" fo:text-transform="none" fo:color="#000000" style:font-name="FreeSerif" fo:font-size="12pt" officeooo:rsid="2d6efdab" fo:background-color="#ffffff" loext:char-shading-value="0" style:font-size-asian="12pt" style:font-size-complex="12pt"/>
    </style:style>
    <style:style style:name="T41" style:family="text">
      <style:text-properties fo:font-variant="normal" fo:text-transform="none" fo:color="#000000" style:font-name="FreeSerif" fo:font-size="12pt" officeooo:rsid="30249b76" fo:background-color="#ffffff" loext:char-shading-value="0" style:font-size-asian="12pt" style:font-size-complex="12pt"/>
    </style:style>
    <style:style style:name="T42" style:family="text">
      <style:text-properties fo:font-variant="normal" fo:text-transform="none" fo:color="#000000" style:font-name="FreeSerif" fo:font-size="12pt" officeooo:rsid="30439ac6" fo:background-color="#ffffff" loext:char-shading-value="0" style:font-size-asian="12pt" style:font-size-complex="12pt"/>
    </style:style>
    <style:style style:name="T43" style:family="text">
      <style:text-properties fo:font-variant="normal" fo:text-transform="none" fo:color="#000000" style:font-name="FreeSerif" fo:font-size="12pt" officeooo:rsid="3382db1d" fo:background-color="#ffffff" loext:char-shading-value="0" style:font-size-asian="12pt" style:font-size-complex="12pt"/>
    </style:style>
    <style:style style:name="T44" style:family="text">
      <style:text-properties fo:font-variant="normal" fo:text-transform="none" fo:color="#000000" style:text-position="0% 100%" style:font-name="FreeSerif" fo:font-size="12pt" fo:font-style="normal" fo:font-weight="normal" officeooo:rsid="2613b1f0" fo:background-color="#ffffff" loext:char-shading-value="0" style:font-size-asian="12pt" style:font-style-asian="normal" style:font-size-complex="12pt" style:font-style-complex="normal"/>
    </style:style>
    <style:style style:name="T45" style:family="text">
      <style:text-properties fo:font-variant="normal" fo:text-transform="none" style:text-position="0% 100%" fo:language="ru" fo:country="RU" fo:font-style="normal" style:text-underline-style="none" style:font-style-asian="normal" style:font-weight-asian="normal" style:font-style-complex="normal" style:font-weight-complex="normal"/>
    </style:style>
    <style:style style:name="T46" style:family="text">
      <style:text-properties fo:font-variant="normal" fo:text-transform="none" style:text-position="0% 100%" fo:language="ru" fo:country="RU" fo:font-style="normal" style:text-underline-style="none" officeooo:rsid="2a7cf1d8" style:font-style-asian="normal" style:font-weight-asian="normal" style:font-style-complex="normal" style:font-weight-complex="normal"/>
    </style:style>
    <style:style style:name="T47" style:family="text">
      <style:text-properties fo:font-variant="normal" fo:text-transform="none" style:text-position="0% 100%" fo:language="ru" fo:country="RU" fo:font-style="normal" style:text-underline-style="none" officeooo:rsid="2a7d1012" style:font-style-asian="normal" style:font-weight-asian="normal" style:font-style-complex="normal" style:font-weight-complex="normal"/>
    </style:style>
    <style:style style:name="T48" style:family="text">
      <style:text-properties fo:font-variant="normal" fo:text-transform="none" style:text-position="0% 100%" fo:language="ru" fo:country="RU" fo:font-style="normal" style:text-underline-style="none" officeooo:rsid="2a7e78c8" style:font-style-asian="normal" style:font-weight-asian="normal" style:font-style-complex="normal" style:font-weight-complex="normal"/>
    </style:style>
    <style:style style:name="T49" style:family="text">
      <style:text-properties fo:font-variant="normal" fo:text-transform="none" style:text-position="0% 100%" fo:language="ru" fo:country="RU" fo:font-style="normal" style:text-underline-style="none" officeooo:rsid="2a8037f5" style:font-style-asian="normal" style:font-weight-asian="normal" style:font-style-complex="normal" style:font-weight-complex="normal"/>
    </style:style>
    <style:style style:name="T50" style:family="text">
      <style:text-properties fo:font-variant="normal" fo:text-transform="none" style:text-position="0% 100%" fo:language="ru" fo:country="RU" fo:font-style="normal" style:text-underline-style="none" officeooo:rsid="2a821836" style:font-style-asian="normal" style:font-weight-asian="normal" style:font-style-complex="normal" style:font-weight-complex="normal"/>
    </style:style>
    <style:style style:name="T51" style:family="text">
      <style:text-properties fo:font-variant="normal" fo:text-transform="none" style:text-position="0% 100%" fo:language="ru" fo:country="RU" fo:font-style="normal" style:text-underline-style="none" officeooo:rsid="2a83cec3" style:font-style-asian="normal" style:font-weight-asian="normal" style:font-style-complex="normal" style:font-weight-complex="normal"/>
    </style:style>
    <style:style style:name="T52" style:family="text">
      <style:text-properties fo:font-variant="normal" fo:text-transform="none" style:text-position="0% 100%" fo:language="ru" fo:country="RU" fo:font-style="normal" style:text-underline-style="none" officeooo:rsid="2a85b28b" style:font-style-asian="normal" style:font-weight-asian="normal" style:font-style-complex="normal" style:font-weight-complex="normal"/>
    </style:style>
    <style:style style:name="T53" style:family="text">
      <style:text-properties fo:font-variant="normal" fo:text-transform="none" style:text-position="0% 100%" fo:language="ru" fo:country="RU" fo:font-style="normal" style:text-underline-style="none" officeooo:rsid="2a8774ce" style:font-style-asian="normal" style:font-weight-asian="normal" style:font-style-complex="normal" style:font-weight-complex="normal"/>
    </style:style>
    <style:style style:name="T54" style:family="text">
      <style:text-properties fo:font-variant="normal" fo:text-transform="none" style:text-position="0% 100%" fo:language="ru" fo:country="RU" fo:font-style="normal" style:text-underline-style="none" officeooo:rsid="2a88dc94" style:font-style-asian="normal" style:font-weight-asian="normal" style:font-style-complex="normal" style:font-weight-complex="normal"/>
    </style:style>
    <style:style style:name="T55" style:family="text">
      <style:text-properties fo:font-variant="normal" fo:text-transform="none" style:text-position="0% 100%" fo:language="ru" fo:country="RU" fo:font-style="normal" style:text-underline-style="none" officeooo:rsid="2a8a6309" style:font-style-asian="normal" style:font-weight-asian="normal" style:font-style-complex="normal" style:font-weight-complex="normal"/>
    </style:style>
    <style:style style:name="T56" style:family="text">
      <style:text-properties fo:font-variant="normal" fo:text-transform="none" style:text-position="0% 100%" fo:language="ru" fo:country="RU" fo:font-style="normal" style:text-underline-style="none" officeooo:rsid="2a8ad97c" style:font-style-asian="normal" style:font-weight-asian="normal" style:font-style-complex="normal" style:font-weight-complex="normal"/>
    </style:style>
    <style:style style:name="T57" style:family="text">
      <style:text-properties fo:font-variant="normal" fo:text-transform="none" style:text-position="0% 100%" fo:language="ru" fo:country="RU" fo:font-style="normal" style:text-underline-style="none" officeooo:rsid="2a8affbc" style:font-style-asian="normal" style:font-weight-asian="normal" style:font-style-complex="normal" style:font-weight-complex="normal"/>
    </style:style>
    <style:style style:name="T58" style:family="text">
      <style:text-properties fo:font-variant="normal" fo:text-transform="none" style:text-position="0% 100%" fo:language="ru" fo:country="RU" fo:font-style="normal" style:text-underline-style="none" officeooo:rsid="2a8b4a32" style:font-style-asian="normal" style:font-weight-asian="normal" style:font-style-complex="normal" style:font-weight-complex="normal"/>
    </style:style>
    <style:style style:name="T59" style:family="text">
      <style:text-properties fo:font-variant="normal" fo:text-transform="none" style:text-position="0% 100%" fo:language="ru" fo:country="RU" fo:font-style="normal" style:text-underline-style="none" officeooo:rsid="2a8b99ba" style:font-style-asian="normal" style:font-weight-asian="normal" style:font-style-complex="normal" style:font-weight-complex="normal"/>
    </style:style>
    <style:style style:name="T60" style:family="text">
      <style:text-properties fo:font-variant="normal" fo:text-transform="none" style:text-position="0% 100%" fo:language="ru" fo:country="RU" fo:font-style="normal" style:text-underline-style="none" officeooo:rsid="2a8ce14d" style:font-style-asian="normal" style:font-weight-asian="normal" style:font-style-complex="normal" style:font-weight-complex="normal"/>
    </style:style>
    <style:style style:name="T61" style:family="text">
      <style:text-properties fo:font-variant="normal" fo:text-transform="none" style:text-position="0% 100%" fo:language="ru" fo:country="RU" fo:font-style="normal" style:text-underline-style="none" officeooo:rsid="0019f43d" style:font-style-asian="normal" style:font-weight-asian="normal" style:font-style-complex="normal" style:font-weight-complex="normal"/>
    </style:style>
    <style:style style:name="T62" style:family="text">
      <style:text-properties fo:font-variant="normal" fo:text-transform="none" style:text-position="0% 100%" fo:language="ru" fo:country="RU" fo:font-style="normal" style:text-underline-style="none" officeooo:rsid="2a8dee66" style:font-style-asian="normal" style:font-weight-asian="normal" style:font-style-complex="normal" style:font-weight-complex="normal"/>
    </style:style>
    <style:style style:name="T63" style:family="text">
      <style:text-properties fo:font-variant="normal" fo:text-transform="none" style:text-position="0% 100%" fo:language="ru" fo:country="RU" fo:font-style="normal" style:text-underline-style="none" officeooo:rsid="2a8ea2e2" style:font-style-asian="normal" style:font-weight-asian="normal" style:font-style-complex="normal" style:font-weight-complex="normal"/>
    </style:style>
    <style:style style:name="T64" style:family="text">
      <style:text-properties fo:font-variant="normal" fo:text-transform="none" style:text-position="0% 100%" fo:language="ru" fo:country="RU" fo:font-style="normal" style:text-underline-style="none" officeooo:rsid="2a8f3470" style:font-style-asian="normal" style:font-weight-asian="normal" style:font-style-complex="normal" style:font-weight-complex="normal"/>
    </style:style>
    <style:style style:name="T65" style:family="text">
      <style:text-properties fo:font-variant="normal" fo:text-transform="none" style:text-position="0% 100%" fo:language="ru" fo:country="RU" fo:font-style="normal" style:text-underline-style="none" officeooo:rsid="2a90d022" style:font-style-asian="normal" style:font-weight-asian="normal" style:font-style-complex="normal" style:font-weight-complex="normal"/>
    </style:style>
    <style:style style:name="T66" style:family="text">
      <style:text-properties fo:font-variant="normal" fo:text-transform="none" style:text-position="0% 100%" fo:language="ru" fo:country="RU" fo:font-style="normal" style:text-underline-style="none" officeooo:rsid="2a92038e" style:font-style-asian="normal" style:font-weight-asian="normal" style:font-style-complex="normal" style:font-weight-complex="normal"/>
    </style:style>
    <style:style style:name="T67" style:family="text">
      <style:text-properties fo:font-variant="normal" fo:text-transform="none" style:text-position="0% 100%" fo:language="ru" fo:country="RU" fo:font-style="italic" style:text-underline-style="none" style:font-style-asian="italic" style:font-weight-asian="normal" style:font-style-complex="italic" style:font-weight-complex="normal"/>
    </style:style>
    <style:style style:name="T68" style:family="text">
      <style:text-properties fo:font-variant="normal" fo:text-transform="none" style:text-position="0% 100%" fo:language="ru" fo:country="RU" fo:font-style="italic" style:text-underline-style="none" officeooo:rsid="2a8774ce" style:font-style-asian="italic" style:font-weight-asian="normal" style:font-style-complex="italic" style:font-weight-complex="normal"/>
    </style:style>
    <style:style style:name="T69" style:family="text">
      <style:text-properties fo:font-variant="normal" fo:text-transform="none" style:text-position="0% 100%" fo:language="ru" fo:country="RU" fo:font-style="italic" style:text-underline-style="none" officeooo:rsid="2a8affbc" style:font-style-asian="italic" style:font-weight-asian="normal" style:font-style-complex="italic" style:font-weight-complex="normal"/>
    </style:style>
    <style:style style:name="T70" style:family="text">
      <style:text-properties fo:font-variant="normal" fo:text-transform="none" officeooo:rsid="33e46654"/>
    </style:style>
    <style:style style:name="T71" style:family="text">
      <style:text-properties fo:font-variant="normal" fo:text-transform="none" officeooo:rsid="33e57250"/>
    </style:style>
    <style:style style:name="T72" style:family="text">
      <style:text-properties fo:font-variant="normal" fo:text-transform="none" officeooo:rsid="33e64be9"/>
    </style:style>
    <style:style style:name="T73" style:family="text">
      <style:text-properties fo:font-variant="normal" fo:text-transform="none" officeooo:rsid="33e66550"/>
    </style:style>
    <style:style style:name="T74" style:family="text">
      <style:text-properties fo:font-variant="normal" fo:text-transform="none" officeooo:rsid="33e6b238"/>
    </style:style>
    <style:style style:name="T75" style:family="text">
      <style:text-properties fo:font-variant="normal" fo:text-transform="none" officeooo:rsid="33e89aa5"/>
    </style:style>
    <style:style style:name="T76" style:family="text">
      <style:text-properties fo:font-variant="normal" fo:text-transform="none" officeooo:rsid="33e8f181"/>
    </style:style>
    <style:style style:name="T77" style:family="text">
      <style:text-properties fo:font-variant="normal" fo:text-transform="none" officeooo:rsid="33e9ee4b"/>
    </style:style>
    <style:style style:name="T78" style:family="text">
      <style:text-properties fo:font-variant="normal" fo:text-transform="none" officeooo:rsid="33ea9f8f"/>
    </style:style>
    <style:style style:name="T79" style:family="text">
      <style:text-properties fo:font-variant="normal" fo:text-transform="none" officeooo:rsid="33eac0bb"/>
    </style:style>
    <style:style style:name="T80" style:family="text">
      <style:text-properties fo:font-variant="normal" fo:text-transform="none" officeooo:rsid="33ec0e45"/>
    </style:style>
    <style:style style:name="T81" style:family="text">
      <style:text-properties fo:font-variant="normal" fo:text-transform="none" officeooo:rsid="33ec92a6"/>
    </style:style>
    <style:style style:name="T82" style:family="text">
      <style:text-properties fo:font-variant="normal" fo:text-transform="none" officeooo:rsid="33ee5300"/>
    </style:style>
    <style:style style:name="T83" style:family="text">
      <style:text-properties fo:font-variant="normal" fo:text-transform="none" officeooo:rsid="33ef7e52"/>
    </style:style>
    <style:style style:name="T84" style:family="text">
      <style:text-properties fo:font-variant="normal" fo:text-transform="none" officeooo:rsid="33f137a5"/>
    </style:style>
    <style:style style:name="T85" style:family="text">
      <style:text-properties fo:font-variant="normal" fo:text-transform="none" officeooo:rsid="33f2ecb5"/>
    </style:style>
    <style:style style:name="T86" style:family="text">
      <style:text-properties fo:font-variant="normal" fo:text-transform="none" officeooo:rsid="33f3d6f2"/>
    </style:style>
    <style:style style:name="T87" style:family="text">
      <style:text-properties fo:font-variant="normal" fo:text-transform="none" officeooo:rsid="33f4fec5"/>
    </style:style>
    <style:style style:name="T88" style:family="text">
      <style:text-properties fo:font-variant="normal" fo:text-transform="none" officeooo:rsid="33f54858"/>
    </style:style>
    <style:style style:name="T89" style:family="text">
      <style:text-properties fo:font-variant="normal" fo:text-transform="none" officeooo:rsid="33f67ba3"/>
    </style:style>
    <style:style style:name="T90" style:family="text">
      <style:text-properties fo:font-variant="normal" fo:text-transform="none" officeooo:rsid="33f7c1cf"/>
    </style:style>
    <style:style style:name="T91" style:family="text">
      <style:text-properties fo:font-variant="normal" fo:text-transform="none" officeooo:rsid="33f979dc"/>
    </style:style>
    <style:style style:name="T92" style:family="text">
      <style:text-properties fo:font-variant="normal" fo:text-transform="none" officeooo:rsid="33faf3b6"/>
    </style:style>
    <style:style style:name="T93" style:family="text">
      <style:text-properties fo:font-variant="normal" fo:text-transform="none" officeooo:rsid="33fbddeb"/>
    </style:style>
    <style:style style:name="T94" style:family="text">
      <style:text-properties fo:font-variant="normal" fo:text-transform="none" officeooo:rsid="33fc2b1d"/>
    </style:style>
    <style:style style:name="T95" style:family="text">
      <style:text-properties fo:font-variant="normal" fo:text-transform="none" officeooo:rsid="33fc983e"/>
    </style:style>
    <style:style style:name="T96" style:family="text">
      <style:text-properties fo:font-variant="normal" fo:text-transform="none" officeooo:rsid="33fcaa5c"/>
    </style:style>
    <style:style style:name="T97" style:family="text">
      <style:text-properties fo:font-variant="normal" fo:text-transform="none" officeooo:rsid="33fcd908"/>
    </style:style>
    <style:style style:name="T98" style:family="text">
      <style:text-properties fo:font-variant="normal" fo:text-transform="none" officeooo:rsid="33fe46d8"/>
    </style:style>
    <style:style style:name="T99" style:family="text">
      <style:text-properties fo:font-variant="normal" fo:text-transform="none" officeooo:rsid="33fec435"/>
    </style:style>
    <style:style style:name="T100" style:family="text">
      <style:text-properties fo:font-variant="normal" fo:text-transform="none" officeooo:rsid="3400340f"/>
    </style:style>
    <style:style style:name="T101" style:family="text">
      <style:text-properties fo:font-variant="normal" fo:text-transform="none" officeooo:rsid="3401e8c5"/>
    </style:style>
    <style:style style:name="T102" style:family="text">
      <style:text-properties fo:font-variant="normal" fo:text-transform="none" officeooo:rsid="340321ce"/>
    </style:style>
    <style:style style:name="T103" style:family="text">
      <style:text-properties fo:font-variant="normal" fo:text-transform="none" officeooo:rsid="3404ae2e"/>
    </style:style>
    <style:style style:name="T104" style:family="text">
      <style:text-properties fo:font-variant="normal" fo:text-transform="none" officeooo:rsid="3404e0b0"/>
    </style:style>
    <style:style style:name="T105" style:family="text">
      <style:text-properties fo:font-variant="normal" fo:text-transform="none" officeooo:rsid="34062889"/>
    </style:style>
    <style:style style:name="T106" style:family="text">
      <style:text-properties fo:font-variant="normal" fo:text-transform="none" style:font-name="Liberation Serif1" officeooo:rsid="34062889"/>
    </style:style>
    <style:style style:name="T107" style:family="text">
      <style:text-properties fo:font-variant="normal" fo:text-transform="none" style:font-name="Liberation Serif" officeooo:rsid="34062889"/>
    </style:style>
    <style:style style:name="T108" style:family="text">
      <style:text-properties fo:font-variant="normal" fo:text-transform="none" style:text-position="super 58%" style:font-name="Liberation Serif" fo:font-weight="bold" officeooo:rsid="34062889" style:font-weight-asian="bold" style:font-weight-complex="bold"/>
    </style:style>
    <style:style style:name="T109" style:family="text">
      <style:text-properties fo:font-variant="normal" fo:text-transform="none" officeooo:rsid="340667e1"/>
    </style:style>
    <style:style style:name="T110" style:family="text">
      <style:text-properties fo:font-variant="normal" fo:text-transform="none" officeooo:rsid="3407cf17"/>
    </style:style>
    <style:style style:name="T111" style:family="text">
      <style:text-properties fo:font-variant="normal" fo:text-transform="none" officeooo:rsid="340944e0"/>
    </style:style>
    <style:style style:name="T112" style:family="text">
      <style:text-properties fo:font-variant="normal" fo:text-transform="none" officeooo:rsid="340ab218"/>
    </style:style>
    <style:style style:name="T113" style:family="text">
      <style:text-properties fo:font-variant="normal" fo:text-transform="none" officeooo:rsid="340b2e78"/>
    </style:style>
    <style:style style:name="T114" style:family="text">
      <style:text-properties fo:font-variant="normal" fo:text-transform="none" officeooo:rsid="1327ae62"/>
    </style:style>
    <style:style style:name="T115" style:family="text">
      <style:text-properties fo:font-variant="normal" fo:text-transform="none" officeooo:rsid="340b2e9d"/>
    </style:style>
    <style:style style:name="T116" style:family="text">
      <style:text-properties fo:font-variant="normal" fo:text-transform="none" officeooo:rsid="340bc983"/>
    </style:style>
    <style:style style:name="T117" style:family="text">
      <style:text-properties fo:font-variant="normal" fo:text-transform="none" officeooo:rsid="340bee58"/>
    </style:style>
    <style:style style:name="T118" style:family="text">
      <style:text-properties fo:font-variant="normal" fo:text-transform="none" officeooo:rsid="340d1652"/>
    </style:style>
    <style:style style:name="T119" style:family="text">
      <style:text-properties fo:font-variant="normal" fo:text-transform="none" officeooo:rsid="340d77d8"/>
    </style:style>
    <style:style style:name="T120" style:family="text">
      <style:text-properties fo:font-variant="normal" fo:text-transform="none" officeooo:rsid="340dd406"/>
    </style:style>
    <style:style style:name="T121" style:family="text">
      <style:text-properties fo:font-variant="normal" fo:text-transform="none" officeooo:rsid="340f6f44"/>
    </style:style>
    <style:style style:name="T122" style:family="text">
      <style:text-properties fo:font-variant="normal" fo:text-transform="none" officeooo:rsid="340fc859"/>
    </style:style>
    <style:style style:name="T123" style:family="text">
      <style:text-properties fo:font-variant="normal" fo:text-transform="none" officeooo:rsid="3410605a"/>
    </style:style>
    <style:style style:name="T124" style:family="text">
      <style:text-properties fo:font-variant="normal" fo:text-transform="none" officeooo:rsid="34121445"/>
    </style:style>
    <style:style style:name="T125" style:family="text">
      <style:text-properties fo:font-variant="normal" fo:text-transform="none" officeooo:rsid="3412c5ed"/>
    </style:style>
    <style:style style:name="T126" style:family="text">
      <style:text-properties fo:font-variant="normal" fo:text-transform="none" officeooo:rsid="3413e20d"/>
    </style:style>
    <style:style style:name="T127" style:family="text">
      <style:text-properties fo:font-variant="normal" fo:text-transform="none" officeooo:rsid="341505a2"/>
    </style:style>
    <style:style style:name="T128" style:family="text">
      <style:text-properties fo:font-variant="normal" fo:text-transform="none" officeooo:rsid="34162bdf"/>
    </style:style>
    <style:style style:name="T129" style:family="text">
      <style:text-properties fo:font-variant="normal" fo:text-transform="none" officeooo:rsid="3416cc5c"/>
    </style:style>
    <style:style style:name="T130" style:family="text">
      <style:text-properties fo:font-variant="normal" fo:text-transform="none" officeooo:rsid="34178201"/>
    </style:style>
    <style:style style:name="T131" style:family="text">
      <style:text-properties fo:font-variant="normal" fo:text-transform="none" officeooo:rsid="34178d88"/>
    </style:style>
    <style:style style:name="T132" style:family="text">
      <style:text-properties fo:font-variant="normal" fo:text-transform="none" officeooo:rsid="3417a2df"/>
    </style:style>
    <style:style style:name="T133" style:family="text">
      <style:text-properties fo:font-variant="normal" fo:text-transform="none" style:text-position="sub 58%" officeooo:rsid="3417a2df"/>
    </style:style>
    <style:style style:name="T134" style:family="text">
      <style:text-properties fo:font-variant="normal" fo:text-transform="none" style:text-position="sub 58%" fo:font-weight="bold" officeooo:rsid="3417a2df" style:font-weight-asian="bold" style:font-weight-complex="bold"/>
    </style:style>
    <style:style style:name="T135" style:family="text">
      <style:text-properties fo:font-variant="normal" fo:text-transform="none" style:text-position="sub 58%" fo:font-weight="bold" officeooo:rsid="3418f1f8" style:font-weight-asian="bold" style:font-weight-complex="bold"/>
    </style:style>
    <style:style style:name="T136" style:family="text">
      <style:text-properties fo:font-variant="normal" fo:text-transform="none" officeooo:rsid="3417de68"/>
    </style:style>
    <style:style style:name="T137" style:family="text">
      <style:text-properties fo:font-variant="normal" fo:text-transform="none" officeooo:rsid="3418f1f8"/>
    </style:style>
    <style:style style:name="T138" style:family="text">
      <style:text-properties officeooo:rsid="24df0cfd"/>
    </style:style>
    <style:style style:name="T139" style:family="text">
      <style:text-properties fo:font-style="italic" style:font-style-asian="italic" style:font-style-complex="italic"/>
    </style:style>
    <style:style style:name="T140" style:family="text">
      <style:text-properties fo:font-style="italic" officeooo:rsid="255e4489" style:font-style-asian="italic" style:font-style-complex="italic"/>
    </style:style>
    <style:style style:name="T141" style:family="text">
      <style:text-properties fo:font-style="italic" officeooo:rsid="25a42156" style:font-style-asian="italic" style:font-style-complex="italic"/>
    </style:style>
    <style:style style:name="T142" style:family="text">
      <style:text-properties fo:font-style="italic" officeooo:rsid="25a6d560" style:font-style-asian="italic" style:font-style-complex="italic"/>
    </style:style>
    <style:style style:name="T143" style:family="text">
      <style:text-properties fo:font-style="italic" officeooo:rsid="25bb9ad8" style:font-style-asian="italic" style:font-style-complex="italic"/>
    </style:style>
    <style:style style:name="T144" style:family="text">
      <style:text-properties fo:font-style="italic" officeooo:rsid="25d02abc" style:font-style-asian="italic" style:font-style-complex="italic"/>
    </style:style>
    <style:style style:name="T145" style:family="text">
      <style:text-properties fo:font-style="italic" officeooo:rsid="25de1857" style:font-style-asian="italic" style:font-style-complex="italic"/>
    </style:style>
    <style:style style:name="T146" style:family="text">
      <style:text-properties fo:font-style="italic" officeooo:rsid="26039648" style:font-style-asian="italic" style:font-style-complex="italic"/>
    </style:style>
    <style:style style:name="T147" style:family="text">
      <style:text-properties fo:font-style="italic" officeooo:rsid="26042137" style:font-style-asian="italic" style:font-style-complex="italic"/>
    </style:style>
    <style:style style:name="T148" style:family="text">
      <style:text-properties fo:font-style="italic" officeooo:rsid="26a0152e" style:font-style-asian="italic" style:font-style-complex="italic"/>
    </style:style>
    <style:style style:name="T149" style:family="text">
      <style:text-properties fo:font-style="italic" officeooo:rsid="26a3629f" style:font-style-asian="italic" style:font-style-complex="italic"/>
    </style:style>
    <style:style style:name="T150" style:family="text">
      <style:text-properties fo:font-style="italic" officeooo:rsid="26b25e94" style:font-style-asian="italic" style:font-style-complex="italic"/>
    </style:style>
    <style:style style:name="T151" style:family="text">
      <style:text-properties fo:font-style="italic" officeooo:rsid="26b3b3fe" style:font-style-asian="italic" style:font-style-complex="italic"/>
    </style:style>
    <style:style style:name="T152" style:family="text">
      <style:text-properties fo:font-style="italic" officeooo:rsid="26dcf35d" style:font-style-asian="italic" style:font-style-complex="italic"/>
    </style:style>
    <style:style style:name="T153" style:family="text">
      <style:text-properties fo:font-style="italic" officeooo:rsid="27480677" style:font-style-asian="italic" style:font-style-complex="italic"/>
    </style:style>
    <style:style style:name="T154" style:family="text">
      <style:text-properties fo:font-style="italic" officeooo:rsid="2753fff0" style:font-style-asian="italic" style:font-style-complex="italic"/>
    </style:style>
    <style:style style:name="T155" style:family="text">
      <style:text-properties fo:font-style="italic" officeooo:rsid="2755efe5" style:font-style-asian="italic" style:font-style-complex="italic"/>
    </style:style>
    <style:style style:name="T156" style:family="text">
      <style:text-properties fo:font-style="italic" officeooo:rsid="2762abb0" style:font-style-asian="italic" style:font-style-complex="italic"/>
    </style:style>
    <style:style style:name="T157" style:family="text">
      <style:text-properties fo:font-style="italic" officeooo:rsid="276b8745" style:font-style-asian="italic" style:font-style-complex="italic"/>
    </style:style>
    <style:style style:name="T158" style:family="text">
      <style:text-properties fo:font-style="italic" officeooo:rsid="2789b869" style:font-style-asian="italic" style:font-style-complex="italic"/>
    </style:style>
    <style:style style:name="T159" style:family="text">
      <style:text-properties fo:font-style="italic" officeooo:rsid="278e22e7" style:font-style-asian="italic" style:font-style-complex="italic"/>
    </style:style>
    <style:style style:name="T160" style:family="text">
      <style:text-properties fo:font-style="italic" officeooo:rsid="2790f8a2" style:font-style-asian="italic" style:font-style-complex="italic"/>
    </style:style>
    <style:style style:name="T161" style:family="text">
      <style:text-properties fo:font-style="italic" officeooo:rsid="27928128" style:font-style-asian="italic" style:font-style-complex="italic"/>
    </style:style>
    <style:style style:name="T162" style:family="text">
      <style:text-properties fo:font-style="italic" officeooo:rsid="27a3d696" style:font-style-asian="italic" style:font-style-complex="italic"/>
    </style:style>
    <style:style style:name="T163" style:family="text">
      <style:text-properties fo:font-style="italic" officeooo:rsid="27a5415d" style:font-style-asian="italic" style:font-style-complex="italic"/>
    </style:style>
    <style:style style:name="T164" style:family="text">
      <style:text-properties fo:font-style="italic" officeooo:rsid="27a699f1" style:font-style-asian="italic" style:font-style-complex="italic"/>
    </style:style>
    <style:style style:name="T165" style:family="text">
      <style:text-properties fo:font-style="italic" officeooo:rsid="27aa0fc9" style:font-style-asian="italic" style:font-style-complex="italic"/>
    </style:style>
    <style:style style:name="T166" style:family="text">
      <style:text-properties fo:font-style="italic" officeooo:rsid="27b0a313" style:font-style-asian="italic" style:font-style-complex="italic"/>
    </style:style>
    <style:style style:name="T167" style:family="text">
      <style:text-properties fo:font-style="italic" officeooo:rsid="27bb8778" style:font-style-asian="italic" style:font-style-complex="italic"/>
    </style:style>
    <style:style style:name="T168" style:family="text">
      <style:text-properties fo:font-style="italic" officeooo:rsid="27cc2dc3" style:font-style-asian="italic" style:font-style-complex="italic"/>
    </style:style>
    <style:style style:name="T169" style:family="text">
      <style:text-properties fo:font-style="italic" officeooo:rsid="27d1bcea" style:font-style-asian="italic" style:font-style-complex="italic"/>
    </style:style>
    <style:style style:name="T170" style:family="text">
      <style:text-properties fo:font-style="italic" officeooo:rsid="27d7053e" style:font-style-asian="italic" style:font-style-complex="italic"/>
    </style:style>
    <style:style style:name="T171" style:family="text">
      <style:text-properties fo:font-style="italic" officeooo:rsid="27e0aed0" style:font-style-asian="italic" style:font-style-complex="italic"/>
    </style:style>
    <style:style style:name="T172" style:family="text">
      <style:text-properties fo:font-style="italic" officeooo:rsid="27f85594" style:font-style-asian="italic" style:font-style-complex="italic"/>
    </style:style>
    <style:style style:name="T173" style:family="text">
      <style:text-properties fo:font-style="italic" officeooo:rsid="280d6a7e" style:font-style-asian="italic" style:font-style-complex="italic"/>
    </style:style>
    <style:style style:name="T174" style:family="text">
      <style:text-properties fo:font-style="italic" officeooo:rsid="28158749" style:font-style-asian="italic" style:font-style-complex="italic"/>
    </style:style>
    <style:style style:name="T175" style:family="text">
      <style:text-properties fo:font-style="italic" officeooo:rsid="281e2632" style:font-style-asian="italic" style:font-style-complex="italic"/>
    </style:style>
    <style:style style:name="T176" style:family="text">
      <style:text-properties fo:font-style="italic" officeooo:rsid="2845d016" style:font-style-asian="italic" style:font-style-complex="italic"/>
    </style:style>
    <style:style style:name="T177" style:family="text">
      <style:text-properties fo:font-style="italic" officeooo:rsid="284a19f1" style:font-style-asian="italic" style:font-style-complex="italic"/>
    </style:style>
    <style:style style:name="T178" style:family="text">
      <style:text-properties fo:font-style="italic" officeooo:rsid="286184a5" style:font-style-asian="italic" style:font-style-complex="italic"/>
    </style:style>
    <style:style style:name="T179" style:family="text">
      <style:text-properties fo:font-style="italic" officeooo:rsid="28647a09" style:font-style-asian="italic" style:font-style-complex="italic"/>
    </style:style>
    <style:style style:name="T180" style:family="text">
      <style:text-properties fo:font-style="italic" officeooo:rsid="2881a4c0" style:font-style-asian="italic" style:font-style-complex="italic"/>
    </style:style>
    <style:style style:name="T181" style:family="text">
      <style:text-properties fo:font-style="italic" officeooo:rsid="2883c0f2" style:font-style-asian="italic" style:font-style-complex="italic"/>
    </style:style>
    <style:style style:name="T182" style:family="text">
      <style:text-properties fo:font-style="italic" officeooo:rsid="2889d7f3" style:font-style-asian="italic" style:font-style-complex="italic"/>
    </style:style>
    <style:style style:name="T183" style:family="text">
      <style:text-properties fo:font-style="italic" officeooo:rsid="28ac2e1b" style:font-style-asian="italic" style:font-style-complex="italic"/>
    </style:style>
    <style:style style:name="T184" style:family="text">
      <style:text-properties fo:font-style="italic" officeooo:rsid="28b9ec49" style:font-style-asian="italic" style:font-style-complex="italic"/>
    </style:style>
    <style:style style:name="T185" style:family="text">
      <style:text-properties fo:font-style="italic" officeooo:rsid="28c88c48" style:font-style-asian="italic" style:font-style-complex="italic"/>
    </style:style>
    <style:style style:name="T186" style:family="text">
      <style:text-properties fo:font-style="italic" officeooo:rsid="28de3227" style:font-style-asian="italic" style:font-style-complex="italic"/>
    </style:style>
    <style:style style:name="T187" style:family="text">
      <style:text-properties fo:font-style="italic" officeooo:rsid="290d9ac8" style:font-style-asian="italic" style:font-style-complex="italic"/>
    </style:style>
    <style:style style:name="T188" style:family="text">
      <style:text-properties fo:font-style="italic" officeooo:rsid="291392c2" style:font-style-asian="italic" style:font-style-complex="italic"/>
    </style:style>
    <style:style style:name="T189" style:family="text">
      <style:text-properties fo:font-style="italic" officeooo:rsid="291757db" style:font-style-asian="italic" style:font-style-complex="italic"/>
    </style:style>
    <style:style style:name="T190" style:family="text">
      <style:text-properties fo:font-style="italic" officeooo:rsid="0019f43d" style:font-style-asian="italic" style:font-style-complex="italic"/>
    </style:style>
    <style:style style:name="T191" style:family="text">
      <style:text-properties fo:font-style="italic" officeooo:rsid="29355571" style:font-style-asian="italic" style:font-style-complex="italic"/>
    </style:style>
    <style:style style:name="T192" style:family="text">
      <style:text-properties fo:font-style="italic" officeooo:rsid="2967f5a4" style:font-style-asian="italic" style:font-style-complex="italic"/>
    </style:style>
    <style:style style:name="T193" style:family="text">
      <style:text-properties fo:font-style="italic" officeooo:rsid="296b152b" style:font-style-asian="italic" style:font-style-complex="italic"/>
    </style:style>
    <style:style style:name="T194" style:family="text">
      <style:text-properties fo:font-style="italic" officeooo:rsid="296dc901" style:font-style-asian="italic" style:font-style-complex="italic"/>
    </style:style>
    <style:style style:name="T195" style:family="text">
      <style:text-properties fo:font-style="italic" officeooo:rsid="2974cb5c" style:font-style-asian="italic" style:font-style-complex="italic"/>
    </style:style>
    <style:style style:name="T196" style:family="text">
      <style:text-properties fo:font-style="italic" officeooo:rsid="29981e71" style:font-style-asian="italic" style:font-style-complex="italic"/>
    </style:style>
    <style:style style:name="T197" style:family="text">
      <style:text-properties fo:font-style="italic" officeooo:rsid="29dc9388" style:font-style-asian="italic" style:font-style-complex="italic"/>
    </style:style>
    <style:style style:name="T198" style:family="text">
      <style:text-properties fo:font-style="italic" officeooo:rsid="29ee71fc" style:font-style-asian="italic" style:font-style-complex="italic"/>
    </style:style>
    <style:style style:name="T199" style:family="text">
      <style:text-properties fo:font-style="italic" officeooo:rsid="2a399282" style:font-style-asian="italic" style:font-style-complex="italic"/>
    </style:style>
    <style:style style:name="T200" style:family="text">
      <style:text-properties fo:font-style="italic" officeooo:rsid="2a41a9ac" style:font-style-asian="italic" style:font-style-complex="italic"/>
    </style:style>
    <style:style style:name="T201" style:family="text">
      <style:text-properties fo:font-style="italic" officeooo:rsid="2a49bb12" style:font-style-asian="italic" style:font-style-complex="italic"/>
    </style:style>
    <style:style style:name="T202" style:family="text">
      <style:text-properties fo:font-style="italic" officeooo:rsid="2a51db01" style:font-style-asian="italic" style:font-style-complex="italic"/>
    </style:style>
    <style:style style:name="T203" style:family="text">
      <style:text-properties fo:font-style="italic" officeooo:rsid="2a9204e8" style:font-style-asian="italic" style:font-style-complex="italic"/>
    </style:style>
    <style:style style:name="T204" style:family="text">
      <style:text-properties fo:font-style="italic" officeooo:rsid="2aab3652" style:font-style-asian="italic" style:font-style-complex="italic"/>
    </style:style>
    <style:style style:name="T205" style:family="text">
      <style:text-properties fo:font-style="italic" officeooo:rsid="2ab811ec" style:font-style-asian="italic" style:font-style-complex="italic"/>
    </style:style>
    <style:style style:name="T206" style:family="text">
      <style:text-properties fo:font-style="italic" officeooo:rsid="2ad2c6c0" style:font-style-asian="italic" style:font-style-complex="italic"/>
    </style:style>
    <style:style style:name="T207" style:family="text">
      <style:text-properties fo:font-style="italic" officeooo:rsid="2af0c880" style:font-style-asian="italic" style:font-style-complex="italic"/>
    </style:style>
    <style:style style:name="T208" style:family="text">
      <style:text-properties fo:font-style="italic" officeooo:rsid="2b06b029" style:font-style-asian="italic" style:font-style-complex="italic"/>
    </style:style>
    <style:style style:name="T209" style:family="text">
      <style:text-properties fo:font-style="italic" officeooo:rsid="2b169918" style:font-style-asian="italic" style:font-style-complex="italic"/>
    </style:style>
    <style:style style:name="T210" style:family="text">
      <style:text-properties fo:font-style="italic" officeooo:rsid="2b1f3003" style:font-style-asian="italic" style:font-style-complex="italic"/>
    </style:style>
    <style:style style:name="T211" style:family="text">
      <style:text-properties fo:font-style="italic" officeooo:rsid="2b1d9757" style:font-style-asian="italic" style:font-style-complex="italic"/>
    </style:style>
    <style:style style:name="T212" style:family="text">
      <style:text-properties fo:font-style="italic" officeooo:rsid="2b20f6dc" style:font-style-asian="italic" style:font-style-complex="italic"/>
    </style:style>
    <style:style style:name="T213" style:family="text">
      <style:text-properties fo:font-style="italic" officeooo:rsid="2b2127cd" style:font-style-asian="italic" style:font-style-complex="italic"/>
    </style:style>
    <style:style style:name="T214" style:family="text">
      <style:text-properties fo:font-style="italic" officeooo:rsid="2b24cb8b" style:font-style-asian="italic" style:font-style-complex="italic"/>
    </style:style>
    <style:style style:name="T215" style:family="text">
      <style:text-properties fo:font-style="italic" officeooo:rsid="2b39844f" style:font-style-asian="italic" style:font-style-complex="italic"/>
    </style:style>
    <style:style style:name="T216" style:family="text">
      <style:text-properties fo:font-style="italic" officeooo:rsid="2b4e3385" style:font-style-asian="italic" style:font-style-complex="italic"/>
    </style:style>
    <style:style style:name="T217" style:family="text">
      <style:text-properties fo:font-style="italic" officeooo:rsid="2b6cc022" style:font-style-asian="italic" style:font-style-complex="italic"/>
    </style:style>
    <style:style style:name="T218" style:family="text">
      <style:text-properties fo:font-style="italic" officeooo:rsid="2b86450d" style:font-style-asian="italic" style:font-style-complex="italic"/>
    </style:style>
    <style:style style:name="T219" style:family="text">
      <style:text-properties fo:font-style="italic" officeooo:rsid="2b8e1afb" style:font-style-asian="italic" style:font-style-complex="italic"/>
    </style:style>
    <style:style style:name="T220" style:family="text">
      <style:text-properties fo:font-style="italic" officeooo:rsid="2bca2794" style:font-style-asian="italic" style:font-style-complex="italic"/>
    </style:style>
    <style:style style:name="T221" style:family="text">
      <style:text-properties fo:font-style="italic" officeooo:rsid="2beb87e6" style:font-style-asian="italic" style:font-style-complex="italic"/>
    </style:style>
    <style:style style:name="T222" style:family="text">
      <style:text-properties fo:font-style="italic" officeooo:rsid="2c222cfc" style:font-style-asian="italic" style:font-style-complex="italic"/>
    </style:style>
    <style:style style:name="T223" style:family="text">
      <style:text-properties fo:font-style="italic" officeooo:rsid="2c341939" style:font-style-asian="italic" style:font-style-complex="italic"/>
    </style:style>
    <style:style style:name="T224" style:family="text">
      <style:text-properties fo:font-style="italic" officeooo:rsid="2c345ad3" style:font-style-asian="italic" style:font-style-complex="italic"/>
    </style:style>
    <style:style style:name="T225" style:family="text">
      <style:text-properties fo:font-style="italic" officeooo:rsid="2c428f9f" style:font-style-asian="italic" style:font-style-complex="italic"/>
    </style:style>
    <style:style style:name="T226" style:family="text">
      <style:text-properties fo:font-style="italic" officeooo:rsid="2c449a48" style:font-style-asian="italic" style:font-style-complex="italic"/>
    </style:style>
    <style:style style:name="T227" style:family="text">
      <style:text-properties fo:font-style="italic" officeooo:rsid="2c533fc3" style:font-style-asian="italic" style:font-style-complex="italic"/>
    </style:style>
    <style:style style:name="T228" style:family="text">
      <style:text-properties fo:font-style="italic" officeooo:rsid="2c4a6aa0" style:font-style-asian="italic" style:font-style-complex="italic"/>
    </style:style>
    <style:style style:name="T229" style:family="text">
      <style:text-properties fo:font-style="italic" officeooo:rsid="2c607256" style:font-style-asian="italic" style:font-style-complex="italic"/>
    </style:style>
    <style:style style:name="T230" style:family="text">
      <style:text-properties fo:font-style="italic" officeooo:rsid="2c743c65" style:font-style-asian="italic" style:font-style-complex="italic"/>
    </style:style>
    <style:style style:name="T231" style:family="text">
      <style:text-properties fo:font-style="italic" officeooo:rsid="2ca6527e" style:font-style-asian="italic" style:font-style-complex="italic"/>
    </style:style>
    <style:style style:name="T232" style:family="text">
      <style:text-properties fo:font-style="italic" officeooo:rsid="2caf52a6" style:font-style-asian="italic" style:font-style-complex="italic"/>
    </style:style>
    <style:style style:name="T233" style:family="text">
      <style:text-properties fo:font-style="italic" officeooo:rsid="2cb79137" style:font-style-asian="italic" style:font-style-complex="italic"/>
    </style:style>
    <style:style style:name="T234" style:family="text">
      <style:text-properties fo:font-style="italic" officeooo:rsid="2cc39fa4" style:font-style-asian="italic" style:font-style-complex="italic"/>
    </style:style>
    <style:style style:name="T235" style:family="text">
      <style:text-properties fo:font-style="italic" officeooo:rsid="2ce15e72" style:font-style-asian="italic" style:font-style-complex="italic"/>
    </style:style>
    <style:style style:name="T236" style:family="text">
      <style:text-properties fo:font-style="italic" officeooo:rsid="2ce72d1a" style:font-style-asian="italic" style:font-style-complex="italic"/>
    </style:style>
    <style:style style:name="T237" style:family="text">
      <style:text-properties fo:font-style="italic" officeooo:rsid="2cf7af48" style:font-style-asian="italic" style:font-style-complex="italic"/>
    </style:style>
    <style:style style:name="T238" style:family="text">
      <style:text-properties fo:font-style="italic" officeooo:rsid="2d0d8029" style:font-style-asian="italic" style:font-style-complex="italic"/>
    </style:style>
    <style:style style:name="T239" style:family="text">
      <style:text-properties fo:font-style="italic" officeooo:rsid="2d243607" style:font-style-asian="italic" style:font-style-complex="italic"/>
    </style:style>
    <style:style style:name="T240" style:family="text">
      <style:text-properties fo:font-style="italic" officeooo:rsid="2d312535" style:font-style-asian="italic" style:font-style-complex="italic"/>
    </style:style>
    <style:style style:name="T241" style:family="text">
      <style:text-properties fo:font-style="italic" officeooo:rsid="2d359df8" style:font-style-asian="italic" style:font-style-complex="italic"/>
    </style:style>
    <style:style style:name="T242" style:family="text">
      <style:text-properties fo:font-style="italic" officeooo:rsid="2d3d5d50" style:font-style-asian="italic" style:font-style-complex="italic"/>
    </style:style>
    <style:style style:name="T243" style:family="text">
      <style:text-properties fo:font-style="italic" officeooo:rsid="2d56d9d6" style:font-style-asian="italic" style:font-style-complex="italic"/>
    </style:style>
    <style:style style:name="T244" style:family="text">
      <style:text-properties fo:font-style="italic" officeooo:rsid="2d623b4b" style:font-style-asian="italic" style:font-style-complex="italic"/>
    </style:style>
    <style:style style:name="T245" style:family="text">
      <style:text-properties fo:font-style="italic" officeooo:rsid="2d6efdab" style:font-style-asian="italic" style:font-style-complex="italic"/>
    </style:style>
    <style:style style:name="T246" style:family="text">
      <style:text-properties fo:font-style="italic" officeooo:rsid="2d7b0b8c" style:font-style-asian="italic" style:font-style-complex="italic"/>
    </style:style>
    <style:style style:name="T247" style:family="text">
      <style:text-properties fo:font-style="italic" officeooo:rsid="2e6d93c1" style:font-style-asian="italic" style:font-style-complex="italic"/>
    </style:style>
    <style:style style:name="T248" style:family="text">
      <style:text-properties fo:font-style="italic" officeooo:rsid="2e97d3fc" style:font-style-asian="italic" style:font-style-complex="italic"/>
    </style:style>
    <style:style style:name="T249" style:family="text">
      <style:text-properties fo:font-style="italic" officeooo:rsid="2ece315b" style:font-style-asian="italic" style:font-style-complex="italic"/>
    </style:style>
    <style:style style:name="T250" style:family="text">
      <style:text-properties fo:font-style="italic" officeooo:rsid="2ee65368" style:font-style-asian="italic" style:font-style-complex="italic"/>
    </style:style>
    <style:style style:name="T251" style:family="text">
      <style:text-properties fo:font-style="italic" officeooo:rsid="2f17286a" style:font-style-asian="italic" style:font-style-complex="italic"/>
    </style:style>
    <style:style style:name="T252" style:family="text">
      <style:text-properties fo:font-style="italic" officeooo:rsid="2f20a7df" style:font-style-asian="italic" style:font-style-complex="italic"/>
    </style:style>
    <style:style style:name="T253" style:family="text">
      <style:text-properties fo:font-style="italic" officeooo:rsid="2f2e9759" style:font-style-asian="italic" style:font-style-complex="italic"/>
    </style:style>
    <style:style style:name="T254" style:family="text">
      <style:text-properties fo:font-style="italic" officeooo:rsid="2f4df12c" style:font-style-asian="italic" style:font-style-complex="italic"/>
    </style:style>
    <style:style style:name="T255" style:family="text">
      <style:text-properties fo:font-style="italic" officeooo:rsid="2f655173" style:font-style-asian="italic" style:font-style-complex="italic"/>
    </style:style>
    <style:style style:name="T256" style:family="text">
      <style:text-properties fo:font-style="italic" officeooo:rsid="2f675bdc" style:font-style-asian="italic" style:font-style-complex="italic"/>
    </style:style>
    <style:style style:name="T257" style:family="text">
      <style:text-properties fo:font-style="italic" officeooo:rsid="2f7d6856" style:font-style-asian="italic" style:font-style-complex="italic"/>
    </style:style>
    <style:style style:name="T258" style:family="text">
      <style:text-properties fo:font-style="italic" officeooo:rsid="2fab119b" style:font-style-asian="italic" style:font-style-complex="italic"/>
    </style:style>
    <style:style style:name="T259" style:family="text">
      <style:text-properties fo:font-style="italic" officeooo:rsid="1327ae62" style:font-style-asian="italic" style:font-style-complex="italic"/>
    </style:style>
    <style:style style:name="T260" style:family="text">
      <style:text-properties fo:font-style="italic" officeooo:rsid="2fd2b4fd" style:font-style-asian="italic" style:font-style-complex="italic"/>
    </style:style>
    <style:style style:name="T261" style:family="text">
      <style:text-properties fo:font-style="italic" officeooo:rsid="30072bf0" style:font-style-asian="italic" style:font-style-complex="italic"/>
    </style:style>
    <style:style style:name="T262" style:family="text">
      <style:text-properties fo:font-style="italic" officeooo:rsid="302f8975" style:font-style-asian="italic" style:font-style-complex="italic"/>
    </style:style>
    <style:style style:name="T263" style:family="text">
      <style:text-properties fo:font-style="italic" officeooo:rsid="3031b22b" style:font-style-asian="italic" style:font-style-complex="italic"/>
    </style:style>
    <style:style style:name="T264" style:family="text">
      <style:text-properties fo:font-style="italic" officeooo:rsid="30439ac6" style:font-style-asian="italic" style:font-style-complex="italic"/>
    </style:style>
    <style:style style:name="T265" style:family="text">
      <style:text-properties fo:font-style="italic" officeooo:rsid="3072b963" style:font-style-asian="italic" style:font-style-complex="italic"/>
    </style:style>
    <style:style style:name="T266" style:family="text">
      <style:text-properties fo:font-style="italic" officeooo:rsid="307c7c8f" style:font-style-asian="italic" style:font-style-complex="italic"/>
    </style:style>
    <style:style style:name="T267" style:family="text">
      <style:text-properties fo:font-style="italic" officeooo:rsid="30cad9d8" style:font-style-asian="italic" style:font-style-complex="italic"/>
    </style:style>
    <style:style style:name="T268" style:family="text">
      <style:text-properties fo:font-style="italic" officeooo:rsid="30d3d43d" style:font-style-asian="italic" style:font-style-complex="italic"/>
    </style:style>
    <style:style style:name="T269" style:family="text">
      <style:text-properties fo:font-style="italic" officeooo:rsid="30f0422a" style:font-style-asian="italic" style:font-style-complex="italic"/>
    </style:style>
    <style:style style:name="T270" style:family="text">
      <style:text-properties fo:font-style="italic" officeooo:rsid="3106b79a" style:font-style-asian="italic" style:font-style-complex="italic"/>
    </style:style>
    <style:style style:name="T271" style:family="text">
      <style:text-properties fo:font-style="italic" officeooo:rsid="311f6413" style:font-style-asian="italic" style:font-style-complex="italic"/>
    </style:style>
    <style:style style:name="T272" style:family="text">
      <style:text-properties fo:font-style="italic" officeooo:rsid="3129ddcc" style:font-style-asian="italic" style:font-style-complex="italic"/>
    </style:style>
    <style:style style:name="T273" style:family="text">
      <style:text-properties fo:font-style="italic" officeooo:rsid="31447959" style:font-style-asian="italic" style:font-style-complex="italic"/>
    </style:style>
    <style:style style:name="T274" style:family="text">
      <style:text-properties fo:font-style="italic" officeooo:rsid="3151a9be" style:font-style-asian="italic" style:font-style-complex="italic"/>
    </style:style>
    <style:style style:name="T275" style:family="text">
      <style:text-properties fo:font-style="italic" officeooo:rsid="318a7cb0" style:font-style-asian="italic" style:font-style-complex="italic"/>
    </style:style>
    <style:style style:name="T276" style:family="text">
      <style:text-properties fo:font-style="italic" officeooo:rsid="318bfce1" style:font-style-asian="italic" style:font-style-complex="italic"/>
    </style:style>
    <style:style style:name="T277" style:family="text">
      <style:text-properties fo:font-style="italic" officeooo:rsid="318f2991" style:font-style-asian="italic" style:font-style-complex="italic"/>
    </style:style>
    <style:style style:name="T278" style:family="text">
      <style:text-properties fo:font-style="italic" officeooo:rsid="319f36fe" style:font-style-asian="italic" style:font-style-complex="italic"/>
    </style:style>
    <style:style style:name="T279" style:family="text">
      <style:text-properties fo:font-style="italic" officeooo:rsid="31af1d90" style:font-style-asian="italic" style:font-style-complex="italic"/>
    </style:style>
    <style:style style:name="T280" style:family="text">
      <style:text-properties fo:font-style="italic" officeooo:rsid="31c62558" style:font-style-asian="italic" style:font-style-complex="italic"/>
    </style:style>
    <style:style style:name="T281" style:family="text">
      <style:text-properties fo:font-style="italic" officeooo:rsid="31f633d9" style:font-style-asian="italic" style:font-style-complex="italic"/>
    </style:style>
    <style:style style:name="T282" style:family="text">
      <style:text-properties fo:font-style="italic" officeooo:rsid="3201acca" style:font-style-asian="italic" style:font-style-complex="italic"/>
    </style:style>
    <style:style style:name="T283" style:family="text">
      <style:text-properties fo:font-style="italic" officeooo:rsid="32392271" style:font-style-asian="italic" style:font-style-complex="italic"/>
    </style:style>
    <style:style style:name="T284" style:family="text">
      <style:text-properties fo:font-style="italic" officeooo:rsid="323f0cb8" style:font-style-asian="italic" style:font-style-complex="italic"/>
    </style:style>
    <style:style style:name="T285" style:family="text">
      <style:text-properties fo:font-style="italic" officeooo:rsid="324012ef" style:font-style-asian="italic" style:font-style-complex="italic"/>
    </style:style>
    <style:style style:name="T286" style:family="text">
      <style:text-properties fo:font-style="italic" officeooo:rsid="326c4d95" style:font-style-asian="italic" style:font-style-complex="italic"/>
    </style:style>
    <style:style style:name="T287" style:family="text">
      <style:text-properties fo:font-style="italic" officeooo:rsid="3290291f" style:font-style-asian="italic" style:font-style-complex="italic"/>
    </style:style>
    <style:style style:name="T288" style:family="text">
      <style:text-properties fo:font-style="italic" officeooo:rsid="330786ce" style:font-style-asian="italic" style:font-style-complex="italic"/>
    </style:style>
    <style:style style:name="T289" style:family="text">
      <style:text-properties fo:font-style="italic" officeooo:rsid="330ce57e" style:font-style-asian="italic" style:font-style-complex="italic"/>
    </style:style>
    <style:style style:name="T290" style:family="text">
      <style:text-properties fo:font-style="italic" officeooo:rsid="33129b45" style:font-style-asian="italic" style:font-style-complex="italic"/>
    </style:style>
    <style:style style:name="T291" style:family="text">
      <style:text-properties fo:font-style="italic" officeooo:rsid="331a6fa5" style:font-style-asian="italic" style:font-style-complex="italic"/>
    </style:style>
    <style:style style:name="T292" style:family="text">
      <style:text-properties fo:font-style="italic" officeooo:rsid="33408d59" style:font-style-asian="italic" style:font-style-complex="italic"/>
    </style:style>
    <style:style style:name="T293" style:family="text">
      <style:text-properties fo:font-style="italic" officeooo:rsid="33447c10" style:font-style-asian="italic" style:font-style-complex="italic"/>
    </style:style>
    <style:style style:name="T294" style:family="text">
      <style:text-properties fo:font-style="italic" officeooo:rsid="334c8210" style:font-style-asian="italic" style:font-style-complex="italic"/>
    </style:style>
    <style:style style:name="T295" style:family="text">
      <style:text-properties fo:font-style="italic" officeooo:rsid="335dd225" style:font-style-asian="italic" style:font-style-complex="italic"/>
    </style:style>
    <style:style style:name="T296" style:family="text">
      <style:text-properties fo:font-style="italic" officeooo:rsid="3377a5ec" style:font-style-asian="italic" style:font-style-complex="italic"/>
    </style:style>
    <style:style style:name="T297" style:family="text">
      <style:text-properties fo:font-style="italic" officeooo:rsid="3382db1d" style:font-style-asian="italic" style:font-style-complex="italic"/>
    </style:style>
    <style:style style:name="T298" style:family="text">
      <style:text-properties fo:font-style="italic" officeooo:rsid="3383b23c" style:font-style-asian="italic" style:font-style-complex="italic"/>
    </style:style>
    <style:style style:name="T299" style:family="text">
      <style:text-properties fo:font-style="italic" officeooo:rsid="338968f3" style:font-style-asian="italic" style:font-style-complex="italic"/>
    </style:style>
    <style:style style:name="T300" style:family="text">
      <style:text-properties fo:font-style="italic" officeooo:rsid="33974b19" style:font-style-asian="italic" style:font-style-complex="italic"/>
    </style:style>
    <style:style style:name="T301" style:family="text">
      <style:text-properties fo:font-style="italic" officeooo:rsid="33c26bdb" style:font-style-asian="italic" style:font-style-complex="italic"/>
    </style:style>
    <style:style style:name="T302" style:family="text">
      <style:text-properties fo:font-style="italic" officeooo:rsid="33c7fec4" style:font-style-asian="italic" style:font-style-complex="italic"/>
    </style:style>
    <style:style style:name="T303" style:family="text">
      <style:text-properties fo:font-style="italic" officeooo:rsid="33d18c0a" style:font-style-asian="italic" style:font-style-complex="italic"/>
    </style:style>
    <style:style style:name="T304" style:family="text">
      <style:text-properties fo:font-style="italic" officeooo:rsid="33d63939" style:font-style-asian="italic" style:font-style-complex="italic"/>
    </style:style>
    <style:style style:name="T305" style:family="text">
      <style:text-properties fo:font-style="italic" officeooo:rsid="341ae5e7" style:font-style-asian="italic" style:font-style-complex="italic"/>
    </style:style>
    <style:style style:name="T306" style:family="text">
      <style:text-properties fo:font-style="italic" officeooo:rsid="343870f3" style:font-style-asian="italic" style:font-style-complex="italic"/>
    </style:style>
    <style:style style:name="T307" style:family="text">
      <style:text-properties fo:font-style="italic" officeooo:rsid="343d8288" style:font-style-asian="italic" style:font-style-complex="italic"/>
    </style:style>
    <style:style style:name="T308" style:family="text">
      <style:text-properties fo:font-style="italic" officeooo:rsid="3443f25f" style:font-style-asian="italic" style:font-style-complex="italic"/>
    </style:style>
    <style:style style:name="T309" style:family="text">
      <style:text-properties fo:font-style="italic" officeooo:rsid="3456efcd" style:font-style-asian="italic" style:font-style-complex="italic"/>
    </style:style>
    <style:style style:name="T310" style:family="text">
      <style:text-properties fo:font-style="italic" officeooo:rsid="345971c2" style:font-style-asian="italic" style:font-style-complex="italic"/>
    </style:style>
    <style:style style:name="T311" style:family="text">
      <style:text-properties fo:font-style="italic" officeooo:rsid="346932a3" style:font-style-asian="italic" style:font-style-complex="italic"/>
    </style:style>
    <style:style style:name="T312" style:family="text">
      <style:text-properties fo:font-style="italic" officeooo:rsid="347bdba4" style:font-style-asian="italic" style:font-style-complex="italic"/>
    </style:style>
    <style:style style:name="T313" style:family="text">
      <style:text-properties fo:font-style="italic" officeooo:rsid="3487c06f" style:font-style-asian="italic" style:font-style-complex="italic"/>
    </style:style>
    <style:style style:name="T314" style:family="text">
      <style:text-properties fo:font-style="italic" officeooo:rsid="348d576b" style:font-style-asian="italic" style:font-style-complex="italic"/>
    </style:style>
    <style:style style:name="T315" style:family="text">
      <style:text-properties fo:font-style="italic" officeooo:rsid="34d49480" style:font-style-asian="italic" style:font-style-complex="italic"/>
    </style:style>
    <style:style style:name="T316" style:family="text">
      <style:text-properties fo:font-style="italic" officeooo:rsid="34da1123" style:font-style-asian="italic" style:font-style-complex="italic"/>
    </style:style>
    <style:style style:name="T317" style:family="text">
      <style:text-properties fo:font-style="italic" officeooo:rsid="34ddf7a3" style:font-style-asian="italic" style:font-style-complex="italic"/>
    </style:style>
    <style:style style:name="T318" style:family="text">
      <style:text-properties fo:font-style="italic" officeooo:rsid="35545717" style:font-style-asian="italic" style:font-style-complex="italic"/>
    </style:style>
    <style:style style:name="T319" style:family="text">
      <style:text-properties fo:font-style="italic" officeooo:rsid="3555f10e" style:font-style-asian="italic" style:font-style-complex="italic"/>
    </style:style>
    <style:style style:name="T320" style:family="text">
      <style:text-properties fo:font-style="italic" officeooo:rsid="35816725" style:font-style-asian="italic" style:font-style-complex="italic"/>
    </style:style>
    <style:style style:name="T321" style:family="text">
      <style:text-properties fo:font-style="italic" officeooo:rsid="358e1e91" style:font-style-asian="italic" style:font-style-complex="italic"/>
    </style:style>
    <style:style style:name="T322" style:family="text">
      <style:text-properties fo:font-style="italic" officeooo:rsid="35925c65" style:font-style-asian="italic" style:font-style-complex="italic"/>
    </style:style>
    <style:style style:name="T323" style:family="text">
      <style:text-properties fo:font-style="italic" officeooo:rsid="359e5369" style:font-style-asian="italic" style:font-style-complex="italic"/>
    </style:style>
    <style:style style:name="T324" style:family="text">
      <style:text-properties fo:font-style="italic" officeooo:rsid="35a254d9" style:font-style-asian="italic" style:font-style-complex="italic"/>
    </style:style>
    <style:style style:name="T325" style:family="text">
      <style:text-properties fo:font-style="italic" officeooo:rsid="35a82164" style:font-style-asian="italic" style:font-style-complex="italic"/>
    </style:style>
    <style:style style:name="T326" style:family="text">
      <style:text-properties fo:font-style="italic" officeooo:rsid="35beb1de" style:font-style-asian="italic" style:font-style-complex="italic"/>
    </style:style>
    <style:style style:name="T327" style:family="text">
      <style:text-properties fo:font-style="italic" officeooo:rsid="35c3f734" style:font-style-asian="italic" style:font-style-complex="italic"/>
    </style:style>
    <style:style style:name="T328" style:family="text">
      <style:text-properties fo:font-style="italic" officeooo:rsid="35c900a2" style:font-style-asian="italic" style:font-style-complex="italic"/>
    </style:style>
    <style:style style:name="T329" style:family="text">
      <style:text-properties fo:font-style="italic" officeooo:rsid="35d48bc3" style:font-style-asian="italic" style:font-style-complex="italic"/>
    </style:style>
    <style:style style:name="T330" style:family="text">
      <style:text-properties fo:font-style="italic" officeooo:rsid="35e26d97" style:font-style-asian="italic" style:font-style-complex="italic"/>
    </style:style>
    <style:style style:name="T331" style:family="text">
      <style:text-properties fo:font-style="italic" officeooo:rsid="35f1e869" style:font-style-asian="italic" style:font-style-complex="italic"/>
    </style:style>
    <style:style style:name="T332" style:family="text">
      <style:text-properties fo:font-style="italic" officeooo:rsid="364e495a" style:font-style-asian="italic" style:font-style-complex="italic"/>
    </style:style>
    <style:style style:name="T333" style:family="text">
      <style:text-properties fo:font-style="italic" officeooo:rsid="365e5f5e" style:font-style-asian="italic" style:font-style-complex="italic"/>
    </style:style>
    <style:style style:name="T334" style:family="text">
      <style:text-properties fo:font-style="italic" officeooo:rsid="36ba6b2c" style:font-style-asian="italic" style:font-style-complex="italic"/>
    </style:style>
    <style:style style:name="T335" style:family="text">
      <style:text-properties fo:font-style="italic" officeooo:rsid="36bc3491" style:font-style-asian="italic" style:font-style-complex="italic"/>
    </style:style>
    <style:style style:name="T336" style:family="text">
      <style:text-properties fo:font-style="italic" officeooo:rsid="36be5211" style:font-style-asian="italic" style:font-style-complex="italic"/>
    </style:style>
    <style:style style:name="T337" style:family="text">
      <style:text-properties fo:font-style="italic" officeooo:rsid="36c209a3" style:font-style-asian="italic" style:font-style-complex="italic"/>
    </style:style>
    <style:style style:name="T338" style:family="text">
      <style:text-properties fo:font-style="italic" officeooo:rsid="36c53c1f" style:font-style-asian="italic" style:font-style-complex="italic"/>
    </style:style>
    <style:style style:name="T339" style:family="text">
      <style:text-properties fo:font-style="italic" officeooo:rsid="36c8b091" style:font-style-asian="italic" style:font-style-complex="italic"/>
    </style:style>
    <style:style style:name="T340" style:family="text">
      <style:text-properties fo:font-style="italic" officeooo:rsid="36cb5def" style:font-style-asian="italic" style:font-style-complex="italic"/>
    </style:style>
    <style:style style:name="T341" style:family="text">
      <style:text-properties fo:font-style="italic" officeooo:rsid="36df6a54" style:font-style-asian="italic" style:font-style-complex="italic"/>
    </style:style>
    <style:style style:name="T342" style:family="text">
      <style:text-properties fo:font-style="italic" officeooo:rsid="36e11dae" style:font-style-asian="italic" style:font-style-complex="italic"/>
    </style:style>
    <style:style style:name="T343" style:family="text">
      <style:text-properties fo:font-style="italic" officeooo:rsid="36efa288" style:font-style-asian="italic" style:font-style-complex="italic"/>
    </style:style>
    <style:style style:name="T344" style:family="text">
      <style:text-properties fo:font-style="italic" officeooo:rsid="3744ba90" style:font-style-asian="italic" style:font-style-complex="italic"/>
    </style:style>
    <style:style style:name="T345" style:family="text">
      <style:text-properties fo:font-style="italic" officeooo:rsid="3757d87d" style:font-style-asian="italic" style:font-style-complex="italic"/>
    </style:style>
    <style:style style:name="T346" style:family="text">
      <style:text-properties fo:font-style="italic" officeooo:rsid="3776c908" style:font-style-asian="italic" style:font-style-complex="italic"/>
    </style:style>
    <style:style style:name="T347" style:family="text">
      <style:text-properties fo:font-style="italic" officeooo:rsid="3777b8d9" style:font-style-asian="italic" style:font-style-complex="italic"/>
    </style:style>
    <style:style style:name="T348" style:family="text">
      <style:text-properties fo:font-style="italic" officeooo:rsid="37e665db" style:font-style-asian="italic" style:font-style-complex="italic"/>
    </style:style>
    <style:style style:name="T349" style:family="text">
      <style:text-properties fo:font-style="italic" officeooo:rsid="3823c3ce" style:font-style-asian="italic" style:font-style-complex="italic"/>
    </style:style>
    <style:style style:name="T350" style:family="text">
      <style:text-properties fo:font-style="italic" officeooo:rsid="3839311e" style:font-style-asian="italic" style:font-style-complex="italic"/>
    </style:style>
    <style:style style:name="T351" style:family="text">
      <style:text-properties fo:font-style="italic" officeooo:rsid="386071e4" style:font-style-asian="italic" style:font-style-complex="italic"/>
    </style:style>
    <style:style style:name="T352" style:family="text">
      <style:text-properties fo:font-style="italic" officeooo:rsid="38851be1" style:font-style-asian="italic" style:font-style-complex="italic"/>
    </style:style>
    <style:style style:name="T353" style:family="text">
      <style:text-properties fo:font-style="italic" officeooo:rsid="39b6acf9" style:font-style-asian="italic" style:font-style-complex="italic"/>
    </style:style>
    <style:style style:name="T354" style:family="text">
      <style:text-properties fo:font-style="italic" officeooo:rsid="3a036fa3" style:font-style-asian="italic" style:font-style-complex="italic"/>
    </style:style>
    <style:style style:name="T355" style:family="text">
      <style:text-properties fo:font-style="italic" officeooo:rsid="3a232a0f" style:font-style-asian="italic" style:font-style-complex="italic"/>
    </style:style>
    <style:style style:name="T356" style:family="text">
      <style:text-properties fo:font-style="italic" officeooo:rsid="3a279f3c" style:font-style-asian="italic" style:font-style-complex="italic"/>
    </style:style>
    <style:style style:name="T357" style:family="text">
      <style:text-properties fo:font-style="italic" officeooo:rsid="3a445edc" style:font-style-asian="italic" style:font-style-complex="italic"/>
    </style:style>
    <style:style style:name="T358" style:family="text">
      <style:text-properties fo:font-style="italic" officeooo:rsid="3a628a69" style:font-style-asian="italic" style:font-style-complex="italic"/>
    </style:style>
    <style:style style:name="T359" style:family="text">
      <style:text-properties fo:font-style="italic" officeooo:rsid="3a628f74" style:font-style-asian="italic" style:font-style-complex="italic"/>
    </style:style>
    <style:style style:name="T360" style:family="text">
      <style:text-properties fo:font-style="italic" officeooo:rsid="3a693caf" style:font-style-asian="italic" style:font-style-complex="italic"/>
    </style:style>
    <style:style style:name="T361" style:family="text">
      <style:text-properties fo:font-style="italic" officeooo:rsid="3a76b26c" style:font-style-asian="italic" style:font-style-complex="italic"/>
    </style:style>
    <style:style style:name="T362" style:family="text">
      <style:text-properties fo:font-style="italic" officeooo:rsid="3a7951e8" style:font-style-asian="italic" style:font-style-complex="italic"/>
    </style:style>
    <style:style style:name="T363" style:family="text">
      <style:text-properties fo:font-style="italic" officeooo:rsid="3a806374" style:font-style-asian="italic" style:font-style-complex="italic"/>
    </style:style>
    <style:style style:name="T364" style:family="text">
      <style:text-properties fo:font-style="italic" officeooo:rsid="3a98ddbe" style:font-style-asian="italic" style:font-style-complex="italic"/>
    </style:style>
    <style:style style:name="T365" style:family="text">
      <style:text-properties fo:font-style="italic" style:font-style-asian="italic" style:font-weight-asian="normal" style:font-style-complex="italic" style:font-weight-complex="normal"/>
    </style:style>
    <style:style style:name="T366" style:family="text">
      <style:text-properties fo:font-style="italic" style:text-underline-style="none" fo:font-weight="normal" officeooo:rsid="272c026e" style:font-style-asian="italic" style:font-weight-asian="normal" style:font-style-complex="italic" style:font-weight-complex="normal"/>
    </style:style>
    <style:style style:name="T367" style:family="text">
      <style:text-properties fo:font-style="italic" style:text-underline-style="none" fo:font-weight="normal" officeooo:rsid="2d54f1d6" style:font-style-asian="italic" style:font-weight-asian="normal" style:font-style-complex="italic" style:font-weight-complex="normal"/>
    </style:style>
    <style:style style:name="T368" style:family="text">
      <style:text-properties officeooo:rsid="25021b19"/>
    </style:style>
    <style:style style:name="T369" style:family="text">
      <style:text-properties officeooo:rsid="250284fe"/>
    </style:style>
    <style:style style:name="T370" style:family="text">
      <style:text-properties officeooo:rsid="250376d5"/>
    </style:style>
    <style:style style:name="T371" style:family="text">
      <style:text-properties officeooo:rsid="250596dc"/>
    </style:style>
    <style:style style:name="T372" style:family="text">
      <style:text-properties officeooo:rsid="25161d97"/>
    </style:style>
    <style:style style:name="T373" style:family="text">
      <style:text-properties officeooo:rsid="251e0bda"/>
    </style:style>
    <style:style style:name="T374" style:family="text">
      <style:text-properties officeooo:rsid="252ae42a"/>
    </style:style>
    <style:style style:name="T375" style:family="text">
      <style:text-properties officeooo:rsid="2547a4b6"/>
    </style:style>
    <style:style style:name="T376" style:family="text">
      <style:text-properties fo:font-style="normal" style:text-underline-style="none" fo:font-weight="normal" style:font-style-asian="normal" style:font-weight-asian="normal" style:font-style-complex="normal" style:font-weight-complex="normal"/>
    </style:style>
    <style:style style:name="T377" style:family="text">
      <style:text-properties fo:font-style="normal" style:text-underline-style="none" fo:font-weight="normal" officeooo:rsid="254de5d6" style:font-style-asian="normal" style:font-weight-asian="normal" style:font-style-complex="normal" style:font-weight-complex="normal"/>
    </style:style>
    <style:style style:name="T378" style:family="text">
      <style:text-properties fo:font-style="normal" style:text-underline-style="none" fo:font-weight="normal" officeooo:rsid="254e72b6" style:font-style-asian="normal" style:font-weight-asian="normal" style:font-style-complex="normal" style:font-weight-complex="normal"/>
    </style:style>
    <style:style style:name="T379" style:family="text">
      <style:text-properties fo:font-style="normal" style:text-underline-style="none" fo:font-weight="normal" officeooo:rsid="254e8b81" style:font-style-asian="normal" style:font-weight-asian="normal" style:font-style-complex="normal" style:font-weight-complex="normal"/>
    </style:style>
    <style:style style:name="T380" style:family="text">
      <style:text-properties fo:font-style="normal" style:text-underline-style="none" fo:font-weight="normal" officeooo:rsid="254f14fd" style:font-style-asian="normal" style:font-weight-asian="normal" style:font-style-complex="normal" style:font-weight-complex="normal"/>
    </style:style>
    <style:style style:name="T381" style:family="text">
      <style:text-properties fo:font-style="normal" style:text-underline-style="none" fo:font-weight="normal" officeooo:rsid="254f1a2d" style:font-style-asian="normal" style:font-weight-asian="normal" style:font-style-complex="normal" style:font-weight-complex="normal"/>
    </style:style>
    <style:style style:name="T382" style:family="text">
      <style:text-properties fo:font-style="normal" style:text-underline-style="none" fo:font-weight="normal" officeooo:rsid="254fc6e7" style:font-style-asian="normal" style:font-weight-asian="normal" style:font-style-complex="normal" style:font-weight-complex="normal"/>
    </style:style>
    <style:style style:name="T383" style:family="text">
      <style:text-properties fo:font-style="normal" style:text-underline-style="none" fo:font-weight="normal" officeooo:rsid="25513bf0" style:font-style-asian="normal" style:font-weight-asian="normal" style:font-style-complex="normal" style:font-weight-complex="normal"/>
    </style:style>
    <style:style style:name="T384" style:family="text">
      <style:text-properties fo:font-style="normal" style:text-underline-style="none" fo:font-weight="normal" officeooo:rsid="25514044" style:font-style-asian="normal" style:font-weight-asian="normal" style:font-style-complex="normal" style:font-weight-complex="normal"/>
    </style:style>
    <style:style style:name="T385" style:family="text">
      <style:text-properties fo:font-style="normal" style:text-underline-style="none" fo:font-weight="normal" officeooo:rsid="0019f43d" style:font-style-asian="normal" style:font-weight-asian="normal" style:font-style-complex="normal" style:font-weight-complex="normal"/>
    </style:style>
    <style:style style:name="T386" style:family="text">
      <style:text-properties fo:font-style="normal" style:text-underline-style="none" fo:font-weight="normal" officeooo:rsid="26376eb6" style:font-style-asian="normal" style:font-weight-asian="normal" style:font-style-complex="normal" style:font-weight-complex="normal"/>
    </style:style>
    <style:style style:name="T387" style:family="text">
      <style:text-properties fo:font-style="normal" style:text-underline-style="none" fo:font-weight="normal" officeooo:rsid="26390afd" style:font-style-asian="normal" style:font-weight-asian="normal" style:font-style-complex="normal" style:font-weight-complex="normal"/>
    </style:style>
    <style:style style:name="T388" style:family="text">
      <style:text-properties fo:font-style="normal" style:text-underline-style="none" fo:font-weight="normal" officeooo:rsid="2cd32073" style:font-style-asian="normal" style:font-weight-asian="normal" style:font-style-complex="normal" style:font-weight-complex="normal"/>
    </style:style>
    <style:style style:name="T389" style:family="text">
      <style:text-properties fo:font-style="normal" style:text-underline-style="none" fo:font-weight="normal" officeooo:rsid="2cd5c1bb" style:font-style-asian="normal" style:font-weight-asian="normal" style:font-style-complex="normal" style:font-weight-complex="normal"/>
    </style:style>
    <style:style style:name="T390" style:family="text">
      <style:text-properties fo:font-style="normal" style:text-underline-style="none" fo:font-weight="normal" officeooo:rsid="2cd6f288" style:font-style-asian="normal" style:font-weight-asian="normal" style:font-style-complex="normal" style:font-weight-complex="normal"/>
    </style:style>
    <style:style style:name="T391" style:family="text">
      <style:text-properties fo:font-style="normal" style:text-underline-style="none" fo:font-weight="normal" officeooo:rsid="2cd78872" style:font-style-asian="normal" style:font-weight-asian="normal" style:font-style-complex="normal" style:font-weight-complex="normal"/>
    </style:style>
    <style:style style:name="T392" style:family="text">
      <style:text-properties fo:font-style="normal" style:text-underline-style="none" fo:font-weight="normal" officeooo:rsid="2cd840ce" style:font-style-asian="normal" style:font-weight-asian="normal" style:font-style-complex="normal" style:font-weight-complex="normal"/>
    </style:style>
    <style:style style:name="T393" style:family="text">
      <style:text-properties fo:font-style="normal" style:text-underline-style="none" fo:font-weight="normal" officeooo:rsid="2cd8eda7" style:font-style-asian="normal" style:font-weight-asian="normal" style:font-style-complex="normal" style:font-weight-complex="normal"/>
    </style:style>
    <style:style style:name="T394" style:family="text">
      <style:text-properties fo:font-style="normal" style:text-underline-style="none" fo:font-weight="normal" officeooo:rsid="2cdba2c8" style:font-style-asian="normal" style:font-weight-asian="normal" style:font-style-complex="normal" style:font-weight-complex="normal"/>
    </style:style>
    <style:style style:name="T395" style:family="text">
      <style:text-properties fo:font-style="normal" style:text-underline-style="none" fo:font-weight="normal" officeooo:rsid="2cdd55f7" style:font-style-asian="normal" style:font-weight-asian="normal" style:font-style-complex="normal" style:font-weight-complex="normal"/>
    </style:style>
    <style:style style:name="T396" style:family="text">
      <style:text-properties fo:font-style="normal" style:text-underline-style="none" fo:font-weight="normal" officeooo:rsid="2cde92c0" style:font-style-asian="normal" style:font-weight-asian="normal" style:font-style-complex="normal" style:font-weight-complex="normal"/>
    </style:style>
    <style:style style:name="T397" style:family="text">
      <style:text-properties fo:font-style="normal" style:text-underline-style="none" fo:font-weight="normal" officeooo:rsid="2ce02406" style:font-style-asian="normal" style:font-weight-asian="normal" style:font-style-complex="normal" style:font-weight-complex="normal"/>
    </style:style>
    <style:style style:name="T398" style:family="text">
      <style:text-properties fo:font-style="normal" style:text-underline-style="none" fo:font-weight="normal" officeooo:rsid="2ce02f7c" style:font-style-asian="normal" style:font-weight-asian="normal" style:font-style-complex="normal" style:font-weight-complex="normal"/>
    </style:style>
    <style:style style:name="T399" style:family="text">
      <style:text-properties fo:font-style="normal" style:text-underline-style="none" fo:font-weight="normal" officeooo:rsid="2ce15e72" style:font-style-asian="normal" style:font-weight-asian="normal" style:font-style-complex="normal" style:font-weight-complex="normal"/>
    </style:style>
    <style:style style:name="T400" style:family="text">
      <style:text-properties fo:font-style="normal" style:text-underline-style="none" fo:font-weight="normal" officeooo:rsid="2d5118b1" style:font-style-asian="normal" style:font-weight-asian="normal" style:font-style-complex="normal" style:font-weight-complex="normal"/>
    </style:style>
    <style:style style:name="T401" style:family="text">
      <style:text-properties fo:font-style="normal" style:text-underline-style="none" fo:font-weight="normal" officeooo:rsid="2d512c4d" style:font-style-asian="normal" style:font-weight-asian="normal" style:font-style-complex="normal" style:font-weight-complex="normal"/>
    </style:style>
    <style:style style:name="T402" style:family="text">
      <style:text-properties fo:font-style="normal" style:text-underline-style="none" fo:font-weight="normal" officeooo:rsid="2d52f8b7" style:font-style-asian="normal" style:font-weight-asian="normal" style:font-style-complex="normal" style:font-weight-complex="normal"/>
    </style:style>
    <style:style style:name="T403" style:family="text">
      <style:text-properties fo:font-style="normal" style:text-underline-style="none" fo:font-weight="normal" officeooo:rsid="2d544591" style:font-style-asian="normal" style:font-weight-asian="normal" style:font-style-complex="normal" style:font-weight-complex="normal"/>
    </style:style>
    <style:style style:name="T404" style:family="text">
      <style:text-properties fo:font-style="normal" style:text-underline-style="none" fo:font-weight="normal" officeooo:rsid="2d54f1d6" style:font-style-asian="normal" style:font-weight-asian="normal" style:font-style-complex="normal" style:font-weight-complex="normal"/>
    </style:style>
    <style:style style:name="T405" style:family="text">
      <style:text-properties fo:font-style="normal" style:font-style-asian="normal" style:font-style-complex="normal"/>
    </style:style>
    <style:style style:name="T406" style:family="text">
      <style:text-properties fo:font-style="normal" officeooo:rsid="26039648" style:font-style-asian="normal" style:font-style-complex="normal"/>
    </style:style>
    <style:style style:name="T407" style:family="text">
      <style:text-properties fo:font-style="normal" officeooo:rsid="26053a9b" style:font-style-asian="normal" style:font-style-complex="normal"/>
    </style:style>
    <style:style style:name="T408" style:family="text">
      <style:text-properties fo:font-style="normal" officeooo:rsid="0019f43d" style:font-style-asian="normal" style:font-style-complex="normal"/>
    </style:style>
    <style:style style:name="T409" style:family="text">
      <style:text-properties fo:font-style="normal" officeooo:rsid="26055113" style:font-style-asian="normal" style:font-style-complex="normal"/>
    </style:style>
    <style:style style:name="T410" style:family="text">
      <style:text-properties fo:font-style="normal" officeooo:rsid="2606d2fc" style:font-style-asian="normal" style:font-style-complex="normal"/>
    </style:style>
    <style:style style:name="T411" style:family="text">
      <style:text-properties fo:font-style="normal" officeooo:rsid="26078b77" style:font-style-asian="normal" style:font-style-complex="normal"/>
    </style:style>
    <style:style style:name="T412" style:family="text">
      <style:text-properties fo:font-style="normal" officeooo:rsid="2608eadc" style:font-style-asian="normal" style:font-style-complex="normal"/>
    </style:style>
    <style:style style:name="T413" style:family="text">
      <style:text-properties fo:font-style="normal" officeooo:rsid="26098de5" style:font-style-asian="normal" style:font-style-complex="normal"/>
    </style:style>
    <style:style style:name="T414" style:family="text">
      <style:text-properties fo:font-style="normal" officeooo:rsid="260ac82e" style:font-style-asian="normal" style:font-style-complex="normal"/>
    </style:style>
    <style:style style:name="T415" style:family="text">
      <style:text-properties fo:font-style="normal" officeooo:rsid="260afe44" style:font-style-asian="normal" style:font-style-complex="normal"/>
    </style:style>
    <style:style style:name="T416" style:family="text">
      <style:text-properties fo:font-style="normal" officeooo:rsid="260b82e6" style:font-style-asian="normal" style:font-style-complex="normal"/>
    </style:style>
    <style:style style:name="T417" style:family="text">
      <style:text-properties fo:font-style="normal" officeooo:rsid="260c2b80" style:font-style-asian="normal" style:font-style-complex="normal"/>
    </style:style>
    <style:style style:name="T418" style:family="text">
      <style:text-properties fo:font-style="normal" officeooo:rsid="260cea66" style:font-style-asian="normal" style:font-style-complex="normal"/>
    </style:style>
    <style:style style:name="T419" style:family="text">
      <style:text-properties fo:font-style="normal" officeooo:rsid="260dbdf6" style:font-style-asian="normal" style:font-style-complex="normal"/>
    </style:style>
    <style:style style:name="T420" style:family="text">
      <style:text-properties fo:font-style="normal" officeooo:rsid="2635b55d" style:font-style-asian="normal" style:font-style-complex="normal"/>
    </style:style>
    <style:style style:name="T421" style:family="text">
      <style:text-properties fo:font-style="normal" officeooo:rsid="26376eb6" style:font-style-asian="normal" style:font-style-complex="normal"/>
    </style:style>
    <style:style style:name="T422" style:family="text">
      <style:text-properties fo:font-style="normal" officeooo:rsid="268f49b9" style:font-style-asian="normal" style:font-style-complex="normal"/>
    </style:style>
    <style:style style:name="T423" style:family="text">
      <style:text-properties fo:font-style="normal" officeooo:rsid="26905930" style:font-style-asian="normal" style:font-style-complex="normal"/>
    </style:style>
    <style:style style:name="T424" style:family="text">
      <style:text-properties fo:font-style="normal" officeooo:rsid="2691c0bb" style:font-style-asian="normal" style:font-style-complex="normal"/>
    </style:style>
    <style:style style:name="T425" style:family="text">
      <style:text-properties fo:font-style="normal" officeooo:rsid="2694576b" style:font-style-asian="normal" style:font-style-complex="normal"/>
    </style:style>
    <style:style style:name="T426" style:family="text">
      <style:text-properties fo:font-style="normal" officeooo:rsid="2694e39b" style:font-style-asian="normal" style:font-style-complex="normal"/>
    </style:style>
    <style:style style:name="T427" style:family="text">
      <style:text-properties fo:font-style="normal" officeooo:rsid="2695a274" style:font-style-asian="normal" style:font-style-complex="normal"/>
    </style:style>
    <style:style style:name="T428" style:family="text">
      <style:text-properties fo:font-style="normal" officeooo:rsid="26977303" style:font-style-asian="normal" style:font-style-complex="normal"/>
    </style:style>
    <style:style style:name="T429" style:family="text">
      <style:text-properties fo:font-style="normal" officeooo:rsid="26978181" style:font-style-asian="normal" style:font-style-complex="normal"/>
    </style:style>
    <style:style style:name="T430" style:family="text">
      <style:text-properties fo:font-style="normal" officeooo:rsid="2698163e" style:font-style-asian="normal" style:font-style-complex="normal"/>
    </style:style>
    <style:style style:name="T431" style:family="text">
      <style:text-properties fo:font-style="normal" officeooo:rsid="26981ac4" style:font-style-asian="normal" style:font-style-complex="normal"/>
    </style:style>
    <style:style style:name="T432" style:family="text">
      <style:text-properties fo:font-style="normal" officeooo:rsid="269829e9" style:font-style-asian="normal" style:font-style-complex="normal"/>
    </style:style>
    <style:style style:name="T433" style:family="text">
      <style:text-properties fo:font-style="normal" officeooo:rsid="26994878" style:font-style-asian="normal" style:font-style-complex="normal"/>
    </style:style>
    <style:style style:name="T434" style:family="text">
      <style:text-properties fo:font-style="normal" officeooo:rsid="269abe6c" style:font-style-asian="normal" style:font-style-complex="normal"/>
    </style:style>
    <style:style style:name="T435" style:family="text">
      <style:text-properties fo:font-style="normal" officeooo:rsid="269b343d" style:font-style-asian="normal" style:font-style-complex="normal"/>
    </style:style>
    <style:style style:name="T436" style:family="text">
      <style:text-properties fo:font-style="normal" officeooo:rsid="269b8d33" style:font-style-asian="normal" style:font-style-complex="normal"/>
    </style:style>
    <style:style style:name="T437" style:family="text">
      <style:text-properties fo:font-style="normal" officeooo:rsid="269d2b24" style:font-style-asian="normal" style:font-style-complex="normal"/>
    </style:style>
    <style:style style:name="T438" style:family="text">
      <style:text-properties fo:font-style="normal" officeooo:rsid="26a51b3a" style:font-style-asian="normal" style:font-style-complex="normal"/>
    </style:style>
    <style:style style:name="T439" style:family="text">
      <style:text-properties fo:font-style="normal" officeooo:rsid="26a62dc8" style:font-style-asian="normal" style:font-style-complex="normal"/>
    </style:style>
    <style:style style:name="T440" style:family="text">
      <style:text-properties fo:font-style="normal" officeooo:rsid="26a72d4b" style:font-style-asian="normal" style:font-style-complex="normal"/>
    </style:style>
    <style:style style:name="T441" style:family="text">
      <style:text-properties fo:font-style="normal" officeooo:rsid="26a8ef59" style:font-style-asian="normal" style:font-style-complex="normal"/>
    </style:style>
    <style:style style:name="T442" style:family="text">
      <style:text-properties fo:font-style="normal" officeooo:rsid="26aa5c75" style:font-style-asian="normal" style:font-style-complex="normal"/>
    </style:style>
    <style:style style:name="T443" style:family="text">
      <style:text-properties fo:font-style="normal" officeooo:rsid="26abb028" style:font-style-asian="normal" style:font-style-complex="normal"/>
    </style:style>
    <style:style style:name="T444" style:family="text">
      <style:text-properties fo:font-style="normal" officeooo:rsid="26ad0e1e" style:font-style-asian="normal" style:font-style-complex="normal"/>
    </style:style>
    <style:style style:name="T445" style:family="text">
      <style:text-properties fo:font-style="normal" officeooo:rsid="26ae4575" style:font-style-asian="normal" style:font-style-complex="normal"/>
    </style:style>
    <style:style style:name="T446" style:family="text">
      <style:text-properties fo:font-style="normal" officeooo:rsid="26af53e8" style:font-style-asian="normal" style:font-style-complex="normal"/>
    </style:style>
    <style:style style:name="T447" style:family="text">
      <style:text-properties fo:font-style="normal" officeooo:rsid="26b14cd9" style:font-style-asian="normal" style:font-style-complex="normal"/>
    </style:style>
    <style:style style:name="T448" style:family="text">
      <style:text-properties fo:font-style="normal" officeooo:rsid="26b16ad0" style:font-style-asian="normal" style:font-style-complex="normal"/>
    </style:style>
    <style:style style:name="T449" style:family="text">
      <style:text-properties fo:font-style="normal" officeooo:rsid="26b25e94" style:font-style-asian="normal" style:font-style-complex="normal"/>
    </style:style>
    <style:style style:name="T450" style:family="text">
      <style:text-properties fo:font-style="normal" officeooo:rsid="26b2a964" style:font-style-asian="normal" style:font-style-complex="normal"/>
    </style:style>
    <style:style style:name="T451" style:family="text">
      <style:text-properties fo:font-style="normal" officeooo:rsid="26b35872" style:font-style-asian="normal" style:font-style-complex="normal"/>
    </style:style>
    <style:style style:name="T452" style:family="text">
      <style:text-properties fo:font-style="normal" officeooo:rsid="26b3b3fe" style:font-style-asian="normal" style:font-style-complex="normal"/>
    </style:style>
    <style:style style:name="T453" style:family="text">
      <style:text-properties fo:font-style="normal" officeooo:rsid="26b48069" style:font-style-asian="normal" style:font-style-complex="normal"/>
    </style:style>
    <style:style style:name="T454" style:family="text">
      <style:text-properties fo:font-style="normal" officeooo:rsid="26b63a4e" style:font-style-asian="normal" style:font-style-complex="normal"/>
    </style:style>
    <style:style style:name="T455" style:family="text">
      <style:text-properties fo:font-style="normal" officeooo:rsid="26b731cd" style:font-style-asian="normal" style:font-style-complex="normal"/>
    </style:style>
    <style:style style:name="T456" style:family="text">
      <style:text-properties fo:font-style="normal" officeooo:rsid="26ba4686" style:font-style-asian="normal" style:font-style-complex="normal"/>
    </style:style>
    <style:style style:name="T457" style:family="text">
      <style:text-properties fo:font-style="normal" officeooo:rsid="26bc25ae" style:font-style-asian="normal" style:font-style-complex="normal"/>
    </style:style>
    <style:style style:name="T458" style:family="text">
      <style:text-properties fo:font-style="normal" officeooo:rsid="26bdda99" style:font-style-asian="normal" style:font-style-complex="normal"/>
    </style:style>
    <style:style style:name="T459" style:family="text">
      <style:text-properties fo:font-style="normal" officeooo:rsid="26be3228" style:font-style-asian="normal" style:font-style-complex="normal"/>
    </style:style>
    <style:style style:name="T460" style:family="text">
      <style:text-properties fo:font-style="normal" officeooo:rsid="26c00c7d" style:font-style-asian="normal" style:font-style-complex="normal"/>
    </style:style>
    <style:style style:name="T461" style:family="text">
      <style:text-properties fo:font-style="normal" officeooo:rsid="26c14e07" style:font-style-asian="normal" style:font-style-complex="normal"/>
    </style:style>
    <style:style style:name="T462" style:family="text">
      <style:text-properties fo:font-style="normal" officeooo:rsid="26c31ece" style:font-style-asian="normal" style:font-style-complex="normal"/>
    </style:style>
    <style:style style:name="T463" style:family="text">
      <style:text-properties fo:font-style="normal" officeooo:rsid="26c4f330" style:font-style-asian="normal" style:font-style-complex="normal"/>
    </style:style>
    <style:style style:name="T464" style:family="text">
      <style:text-properties fo:font-style="normal" officeooo:rsid="26c619eb" style:font-style-asian="normal" style:font-style-complex="normal"/>
    </style:style>
    <style:style style:name="T465" style:family="text">
      <style:text-properties fo:font-style="normal" officeooo:rsid="26c61a56" style:font-style-asian="normal" style:font-style-complex="normal"/>
    </style:style>
    <style:style style:name="T466" style:family="text">
      <style:text-properties fo:font-style="normal" officeooo:rsid="26c6a853" style:font-style-asian="normal" style:font-style-complex="normal"/>
    </style:style>
    <style:style style:name="T467" style:family="text">
      <style:text-properties fo:font-style="normal" officeooo:rsid="26c6e38f" style:font-style-asian="normal" style:font-style-complex="normal"/>
    </style:style>
    <style:style style:name="T468" style:family="text">
      <style:text-properties fo:font-style="normal" officeooo:rsid="26c83090" style:font-style-asian="normal" style:font-style-complex="normal"/>
    </style:style>
    <style:style style:name="T469" style:family="text">
      <style:text-properties fo:font-style="normal" officeooo:rsid="26ca0be5" style:font-style-asian="normal" style:font-style-complex="normal"/>
    </style:style>
    <style:style style:name="T470" style:family="text">
      <style:text-properties fo:font-style="normal" officeooo:rsid="2724e8e4" style:font-style-asian="normal" style:font-style-complex="normal"/>
    </style:style>
    <style:style style:name="T471" style:family="text">
      <style:text-properties fo:font-style="normal" officeooo:rsid="2b1d9757" style:font-style-asian="normal" style:font-style-complex="normal"/>
    </style:style>
    <style:style style:name="T472" style:family="text">
      <style:text-properties fo:font-style="normal" officeooo:rsid="2b20f6dc" style:font-style-asian="normal" style:font-style-complex="normal"/>
    </style:style>
    <style:style style:name="T473" style:family="text">
      <style:text-properties fo:font-style="normal" officeooo:rsid="2b2127cd" style:font-style-asian="normal" style:font-style-complex="normal"/>
    </style:style>
    <style:style style:name="T474" style:family="text">
      <style:text-properties fo:font-style="normal" officeooo:rsid="2b215dee" style:font-style-asian="normal" style:font-style-complex="normal"/>
    </style:style>
    <style:style style:name="T475" style:family="text">
      <style:text-properties fo:font-style="normal" officeooo:rsid="2b216ab0" style:font-style-asian="normal" style:font-style-complex="normal"/>
    </style:style>
    <style:style style:name="T476" style:family="text">
      <style:text-properties fo:font-style="normal" officeooo:rsid="2b22e335" style:font-style-asian="normal" style:font-style-complex="normal"/>
    </style:style>
    <style:style style:name="T477" style:family="text">
      <style:text-properties fo:font-style="normal" officeooo:rsid="2b24cb8b" style:font-style-asian="normal" style:font-style-complex="normal"/>
    </style:style>
    <style:style style:name="T478" style:family="text">
      <style:text-properties fo:font-style="normal" officeooo:rsid="2b276a02" style:font-style-asian="normal" style:font-style-complex="normal"/>
    </style:style>
    <style:style style:name="T479" style:family="text">
      <style:text-properties fo:font-style="normal" officeooo:rsid="2b296215" style:font-style-asian="normal" style:font-style-complex="normal"/>
    </style:style>
    <style:style style:name="T480" style:family="text">
      <style:text-properties fo:font-style="normal" officeooo:rsid="2b2a17fb" style:font-style-asian="normal" style:font-style-complex="normal"/>
    </style:style>
    <style:style style:name="T481" style:family="text">
      <style:text-properties fo:font-style="normal" officeooo:rsid="2b2b74cb" style:font-style-asian="normal" style:font-style-complex="normal"/>
    </style:style>
    <style:style style:name="T482" style:family="text">
      <style:text-properties fo:font-style="normal" officeooo:rsid="2b2c3aab" style:font-style-asian="normal" style:font-style-complex="normal"/>
    </style:style>
    <style:style style:name="T483" style:family="text">
      <style:text-properties fo:font-style="normal" officeooo:rsid="2b2dfaf8" style:font-style-asian="normal" style:font-style-complex="normal"/>
    </style:style>
    <style:style style:name="T484" style:family="text">
      <style:text-properties fo:font-style="normal" officeooo:rsid="2b2f179d" style:font-style-asian="normal" style:font-style-complex="normal"/>
    </style:style>
    <style:style style:name="T485" style:family="text">
      <style:text-properties fo:font-style="normal" officeooo:rsid="2b300f2a" style:font-style-asian="normal" style:font-style-complex="normal"/>
    </style:style>
    <style:style style:name="T486" style:family="text">
      <style:text-properties fo:font-style="normal" officeooo:rsid="2b307c74" style:font-style-asian="normal" style:font-style-complex="normal"/>
    </style:style>
    <style:style style:name="T487" style:family="text">
      <style:text-properties fo:font-style="normal" officeooo:rsid="2b311527" style:font-style-asian="normal" style:font-style-complex="normal"/>
    </style:style>
    <style:style style:name="T488" style:family="text">
      <style:text-properties fo:font-style="normal" officeooo:rsid="2b3304f3" style:font-style-asian="normal" style:font-style-complex="normal"/>
    </style:style>
    <style:style style:name="T489" style:family="text">
      <style:text-properties fo:font-style="normal" officeooo:rsid="2b3335c7" style:font-style-asian="normal" style:font-style-complex="normal"/>
    </style:style>
    <style:style style:name="T490" style:family="text">
      <style:text-properties fo:font-style="normal" officeooo:rsid="2b351ce9" style:font-style-asian="normal" style:font-style-complex="normal"/>
    </style:style>
    <style:style style:name="T491" style:family="text">
      <style:text-properties fo:font-style="normal" officeooo:rsid="2b6cc022" style:font-style-asian="normal" style:font-style-complex="normal"/>
    </style:style>
    <style:style style:name="T492" style:family="text">
      <style:text-properties fo:font-style="normal" officeooo:rsid="2b814bfd" style:font-style-asian="normal" style:font-style-complex="normal"/>
    </style:style>
    <style:style style:name="T493" style:family="text">
      <style:text-properties fo:font-style="normal" officeooo:rsid="2b819dae" style:font-style-asian="normal" style:font-style-complex="normal"/>
    </style:style>
    <style:style style:name="T494" style:family="text">
      <style:text-properties fo:font-style="normal" officeooo:rsid="2b82e312" style:font-style-asian="normal" style:font-style-complex="normal"/>
    </style:style>
    <style:style style:name="T495" style:family="text">
      <style:text-properties fo:font-style="normal" officeooo:rsid="2b84826f" style:font-style-asian="normal" style:font-style-complex="normal"/>
    </style:style>
    <style:style style:name="T496" style:family="text">
      <style:text-properties fo:font-style="normal" officeooo:rsid="2b857f6a" style:font-style-asian="normal" style:font-style-complex="normal"/>
    </style:style>
    <style:style style:name="T497" style:family="text">
      <style:text-properties fo:font-style="normal" officeooo:rsid="2b86450d" style:font-style-asian="normal" style:font-style-complex="normal"/>
    </style:style>
    <style:style style:name="T498" style:family="text">
      <style:text-properties fo:font-style="normal" officeooo:rsid="2b878a6e" style:font-style-asian="normal" style:font-style-complex="normal"/>
    </style:style>
    <style:style style:name="T499" style:family="text">
      <style:text-properties fo:font-style="normal" officeooo:rsid="2b890d14" style:font-style-asian="normal" style:font-style-complex="normal"/>
    </style:style>
    <style:style style:name="T500" style:family="text">
      <style:text-properties fo:font-style="normal" officeooo:rsid="2b892872" style:font-style-asian="normal" style:font-style-complex="normal"/>
    </style:style>
    <style:style style:name="T501" style:family="text">
      <style:text-properties fo:font-style="normal" officeooo:rsid="2b8a097a" style:font-style-asian="normal" style:font-style-complex="normal"/>
    </style:style>
    <style:style style:name="T502" style:family="text">
      <style:text-properties fo:font-style="normal" officeooo:rsid="2b8a60b2" style:font-style-asian="normal" style:font-style-complex="normal"/>
    </style:style>
    <style:style style:name="T503" style:family="text">
      <style:text-properties fo:font-style="normal" officeooo:rsid="2b8b281c" style:font-style-asian="normal" style:font-style-complex="normal"/>
    </style:style>
    <style:style style:name="T504" style:family="text">
      <style:text-properties fo:font-style="normal" officeooo:rsid="2b8c3625" style:font-style-asian="normal" style:font-style-complex="normal"/>
    </style:style>
    <style:style style:name="T505" style:family="text">
      <style:text-properties fo:font-style="normal" officeooo:rsid="2b8df4ae" style:font-style-asian="normal" style:font-style-complex="normal"/>
    </style:style>
    <style:style style:name="T506" style:family="text">
      <style:text-properties fo:font-style="normal" officeooo:rsid="2b8e1afb" style:font-style-asian="normal" style:font-style-complex="normal"/>
    </style:style>
    <style:style style:name="T507" style:family="text">
      <style:text-properties fo:font-style="normal" officeooo:rsid="2b8f2836" style:font-style-asian="normal" style:font-style-complex="normal"/>
    </style:style>
    <style:style style:name="T508" style:family="text">
      <style:text-properties fo:font-style="normal" officeooo:rsid="2b90c71d" style:font-style-asian="normal" style:font-style-complex="normal"/>
    </style:style>
    <style:style style:name="T509" style:family="text">
      <style:text-properties fo:font-style="normal" officeooo:rsid="2b914cd9" style:font-style-asian="normal" style:font-style-complex="normal"/>
    </style:style>
    <style:style style:name="T510" style:family="text">
      <style:text-properties fo:font-style="normal" officeooo:rsid="2b92f54b" style:font-style-asian="normal" style:font-style-complex="normal"/>
    </style:style>
    <style:style style:name="T511" style:family="text">
      <style:text-properties fo:font-style="normal" officeooo:rsid="2b9339cf" style:font-style-asian="normal" style:font-style-complex="normal"/>
    </style:style>
    <style:style style:name="T512" style:family="text">
      <style:text-properties fo:font-style="normal" officeooo:rsid="2b951339" style:font-style-asian="normal" style:font-style-complex="normal"/>
    </style:style>
    <style:style style:name="T513" style:family="text">
      <style:text-properties fo:font-style="normal" officeooo:rsid="2b95d77c" style:font-style-asian="normal" style:font-style-complex="normal"/>
    </style:style>
    <style:style style:name="T514" style:family="text">
      <style:text-properties fo:font-style="normal" officeooo:rsid="2b97d1ca" style:font-style-asian="normal" style:font-style-complex="normal"/>
    </style:style>
    <style:style style:name="T515" style:family="text">
      <style:text-properties fo:font-style="normal" officeooo:rsid="2b987b0b" style:font-style-asian="normal" style:font-style-complex="normal"/>
    </style:style>
    <style:style style:name="T516" style:family="text">
      <style:text-properties fo:font-style="normal" officeooo:rsid="2b99dd44" style:font-style-asian="normal" style:font-style-complex="normal"/>
    </style:style>
    <style:style style:name="T517" style:family="text">
      <style:text-properties fo:font-style="normal" officeooo:rsid="2b9b7d03" style:font-style-asian="normal" style:font-style-complex="normal"/>
    </style:style>
    <style:style style:name="T518" style:family="text">
      <style:text-properties fo:font-style="normal" officeooo:rsid="2b9c68c0" style:font-style-asian="normal" style:font-style-complex="normal"/>
    </style:style>
    <style:style style:name="T519" style:family="text">
      <style:text-properties fo:font-style="normal" officeooo:rsid="2b9ce194" style:font-style-asian="normal" style:font-style-complex="normal"/>
    </style:style>
    <style:style style:name="T520" style:family="text">
      <style:text-properties fo:font-style="normal" officeooo:rsid="2b9cf499" style:font-style-asian="normal" style:font-style-complex="normal"/>
    </style:style>
    <style:style style:name="T521" style:family="text">
      <style:text-properties fo:font-style="normal" officeooo:rsid="2b9e3898" style:font-style-asian="normal" style:font-style-complex="normal"/>
    </style:style>
    <style:style style:name="T522" style:family="text">
      <style:text-properties fo:font-style="normal" officeooo:rsid="2b9e62e8" style:font-style-asian="normal" style:font-style-complex="normal"/>
    </style:style>
    <style:style style:name="T523" style:family="text">
      <style:text-properties fo:font-style="normal" officeooo:rsid="2b9efb43" style:font-style-asian="normal" style:font-style-complex="normal"/>
    </style:style>
    <style:style style:name="T524" style:family="text">
      <style:text-properties fo:font-style="normal" officeooo:rsid="2ba066ee" style:font-style-asian="normal" style:font-style-complex="normal"/>
    </style:style>
    <style:style style:name="T525" style:family="text">
      <style:text-properties fo:font-style="normal" officeooo:rsid="2ba25a2e" style:font-style-asian="normal" style:font-style-complex="normal"/>
    </style:style>
    <style:style style:name="T526" style:family="text">
      <style:text-properties fo:font-style="normal" officeooo:rsid="2ba2f296" style:font-style-asian="normal" style:font-style-complex="normal"/>
    </style:style>
    <style:style style:name="T527" style:family="text">
      <style:text-properties fo:font-style="normal" officeooo:rsid="2ba3cc8f" style:font-style-asian="normal" style:font-style-complex="normal"/>
    </style:style>
    <style:style style:name="T528" style:family="text">
      <style:text-properties fo:font-style="normal" officeooo:rsid="2ba59f2f" style:font-style-asian="normal" style:font-style-complex="normal"/>
    </style:style>
    <style:style style:name="T529" style:family="text">
      <style:text-properties fo:font-style="normal" officeooo:rsid="2ba6de81" style:font-style-asian="normal" style:font-style-complex="normal"/>
    </style:style>
    <style:style style:name="T530" style:family="text">
      <style:text-properties fo:font-style="normal" officeooo:rsid="2ba87cb9" style:font-style-asian="normal" style:font-style-complex="normal"/>
    </style:style>
    <style:style style:name="T531" style:family="text">
      <style:text-properties fo:font-style="normal" officeooo:rsid="2ba9f576" style:font-style-asian="normal" style:font-style-complex="normal"/>
    </style:style>
    <style:style style:name="T532" style:family="text">
      <style:text-properties fo:font-style="normal" officeooo:rsid="2bac67a7" style:font-style-asian="normal" style:font-style-complex="normal"/>
    </style:style>
    <style:style style:name="T533" style:family="text">
      <style:text-properties fo:font-style="normal" officeooo:rsid="2bac9090" style:font-style-asian="normal" style:font-style-complex="normal"/>
    </style:style>
    <style:style style:name="T534" style:family="text">
      <style:text-properties fo:font-style="normal" officeooo:rsid="2badd0f9" style:font-style-asian="normal" style:font-style-complex="normal"/>
    </style:style>
    <style:style style:name="T535" style:family="text">
      <style:text-properties fo:font-style="normal" officeooo:rsid="2bae210b" style:font-style-asian="normal" style:font-style-complex="normal"/>
    </style:style>
    <style:style style:name="T536" style:family="text">
      <style:text-properties fo:font-style="normal" officeooo:rsid="2bae2212" style:font-style-asian="normal" style:font-style-complex="normal"/>
    </style:style>
    <style:style style:name="T537" style:family="text">
      <style:text-properties fo:font-style="normal" officeooo:rsid="2baefa10" style:font-style-asian="normal" style:font-style-complex="normal"/>
    </style:style>
    <style:style style:name="T538" style:family="text">
      <style:text-properties fo:font-style="normal" officeooo:rsid="2bb0477e" style:font-style-asian="normal" style:font-style-complex="normal"/>
    </style:style>
    <style:style style:name="T539" style:family="text">
      <style:text-properties fo:font-style="normal" officeooo:rsid="2bb05290" style:font-style-asian="normal" style:font-style-complex="normal"/>
    </style:style>
    <style:style style:name="T540" style:family="text">
      <style:text-properties fo:font-style="normal" officeooo:rsid="2bb20b99" style:font-style-asian="normal" style:font-style-complex="normal"/>
    </style:style>
    <style:style style:name="T541" style:family="text">
      <style:text-properties fo:font-style="normal" officeooo:rsid="2bb278a8" style:font-style-asian="normal" style:font-style-complex="normal"/>
    </style:style>
    <style:style style:name="T542" style:family="text">
      <style:text-properties fo:font-style="normal" officeooo:rsid="2bb3a839" style:font-style-asian="normal" style:font-style-complex="normal"/>
    </style:style>
    <style:style style:name="T543" style:family="text">
      <style:text-properties fo:font-style="normal" officeooo:rsid="2bb51d5d" style:font-style-asian="normal" style:font-style-complex="normal"/>
    </style:style>
    <style:style style:name="T544" style:family="text">
      <style:text-properties fo:font-style="normal" officeooo:rsid="2bb69c99" style:font-style-asian="normal" style:font-style-complex="normal"/>
    </style:style>
    <style:style style:name="T545" style:family="text">
      <style:text-properties fo:font-style="normal" officeooo:rsid="2bb7af7f" style:font-style-asian="normal" style:font-style-complex="normal"/>
    </style:style>
    <style:style style:name="T546" style:family="text">
      <style:text-properties fo:font-style="normal" officeooo:rsid="2bb8d505" style:font-style-asian="normal" style:font-style-complex="normal"/>
    </style:style>
    <style:style style:name="T547" style:family="text">
      <style:text-properties fo:font-style="normal" officeooo:rsid="2bb93fd3" style:font-style-asian="normal" style:font-style-complex="normal"/>
    </style:style>
    <style:style style:name="T548" style:family="text">
      <style:text-properties fo:font-style="normal" officeooo:rsid="2bb9ea27" style:font-style-asian="normal" style:font-style-complex="normal"/>
    </style:style>
    <style:style style:name="T549" style:family="text">
      <style:text-properties fo:font-style="normal" officeooo:rsid="2bba4590" style:font-style-asian="normal" style:font-style-complex="normal"/>
    </style:style>
    <style:style style:name="T550" style:family="text">
      <style:text-properties fo:font-style="normal" officeooo:rsid="2bbb5131" style:font-style-asian="normal" style:font-style-complex="normal"/>
    </style:style>
    <style:style style:name="T551" style:family="text">
      <style:text-properties fo:font-style="normal" officeooo:rsid="2bbd27f4" style:font-style-asian="normal" style:font-style-complex="normal"/>
    </style:style>
    <style:style style:name="T552" style:family="text">
      <style:text-properties fo:font-style="normal" officeooo:rsid="2bbd29c6" style:font-style-asian="normal" style:font-style-complex="normal"/>
    </style:style>
    <style:style style:name="T553" style:family="text">
      <style:text-properties fo:font-style="normal" officeooo:rsid="2bbdc4b7" style:font-style-asian="normal" style:font-style-complex="normal"/>
    </style:style>
    <style:style style:name="T554" style:family="text">
      <style:text-properties fo:font-style="normal" officeooo:rsid="2bbeb7b2" style:font-style-asian="normal" style:font-style-complex="normal"/>
    </style:style>
    <style:style style:name="T555" style:family="text">
      <style:text-properties fo:font-style="normal" officeooo:rsid="2bbefd10" style:font-style-asian="normal" style:font-style-complex="normal"/>
    </style:style>
    <style:style style:name="T556" style:family="text">
      <style:text-properties fo:font-style="normal" officeooo:rsid="2bbf7af7" style:font-style-asian="normal" style:font-style-complex="normal"/>
    </style:style>
    <style:style style:name="T557" style:family="text">
      <style:text-properties fo:font-style="normal" officeooo:rsid="2bc01b44" style:font-style-asian="normal" style:font-style-complex="normal"/>
    </style:style>
    <style:style style:name="T558" style:family="text">
      <style:text-properties fo:font-style="normal" officeooo:rsid="2bc0c51a" style:font-style-asian="normal" style:font-style-complex="normal"/>
    </style:style>
    <style:style style:name="T559" style:family="text">
      <style:text-properties fo:font-style="normal" officeooo:rsid="2bc0f74b" style:font-style-asian="normal" style:font-style-complex="normal"/>
    </style:style>
    <style:style style:name="T560" style:family="text">
      <style:text-properties fo:font-style="normal" officeooo:rsid="2bc15512" style:font-style-asian="normal" style:font-style-complex="normal"/>
    </style:style>
    <style:style style:name="T561" style:family="text">
      <style:text-properties fo:font-style="normal" officeooo:rsid="2bc1753f" style:font-style-asian="normal" style:font-style-complex="normal"/>
    </style:style>
    <style:style style:name="T562" style:family="text">
      <style:text-properties fo:font-style="normal" officeooo:rsid="2bc2ccbf" style:font-style-asian="normal" style:font-style-complex="normal"/>
    </style:style>
    <style:style style:name="T563" style:family="text">
      <style:text-properties fo:font-style="normal" officeooo:rsid="2bc3992b" style:font-style-asian="normal" style:font-style-complex="normal"/>
    </style:style>
    <style:style style:name="T564" style:family="text">
      <style:text-properties fo:font-style="normal" officeooo:rsid="2bc46e8e" style:font-style-asian="normal" style:font-style-complex="normal"/>
    </style:style>
    <style:style style:name="T565" style:family="text">
      <style:text-properties fo:font-style="normal" officeooo:rsid="2bc61b78" style:font-style-asian="normal" style:font-style-complex="normal"/>
    </style:style>
    <style:style style:name="T566" style:family="text">
      <style:text-properties fo:font-style="normal" officeooo:rsid="2bc7abd9" style:font-style-asian="normal" style:font-style-complex="normal"/>
    </style:style>
    <style:style style:name="T567" style:family="text">
      <style:text-properties fo:font-style="normal" officeooo:rsid="2bc83269" style:font-style-asian="normal" style:font-style-complex="normal"/>
    </style:style>
    <style:style style:name="T568" style:family="text">
      <style:text-properties fo:font-style="normal" officeooo:rsid="2bc96e67" style:font-style-asian="normal" style:font-style-complex="normal"/>
    </style:style>
    <style:style style:name="T569" style:family="text">
      <style:text-properties fo:font-style="normal" officeooo:rsid="2bc99e31" style:font-style-asian="normal" style:font-style-complex="normal"/>
    </style:style>
    <style:style style:name="T570" style:family="text">
      <style:text-properties fo:font-style="normal" officeooo:rsid="2bca2794" style:font-style-asian="normal" style:font-style-complex="normal"/>
    </style:style>
    <style:style style:name="T571" style:family="text">
      <style:text-properties fo:font-style="normal" officeooo:rsid="2bca719e" style:font-style-asian="normal" style:font-style-complex="normal"/>
    </style:style>
    <style:style style:name="T572" style:family="text">
      <style:text-properties fo:font-style="normal" officeooo:rsid="2bcc0466" style:font-style-asian="normal" style:font-style-complex="normal"/>
    </style:style>
    <style:style style:name="T573" style:family="text">
      <style:text-properties fo:font-style="normal" officeooo:rsid="2bccf91a" style:font-style-asian="normal" style:font-style-complex="normal"/>
    </style:style>
    <style:style style:name="T574" style:family="text">
      <style:text-properties fo:font-style="normal" officeooo:rsid="2bcea689" style:font-style-asian="normal" style:font-style-complex="normal"/>
    </style:style>
    <style:style style:name="T575" style:family="text">
      <style:text-properties fo:font-style="normal" officeooo:rsid="2bd01cec" style:font-style-asian="normal" style:font-style-complex="normal"/>
    </style:style>
    <style:style style:name="T576" style:family="text">
      <style:text-properties fo:font-style="normal" officeooo:rsid="2bd02024" style:font-style-asian="normal" style:font-style-complex="normal"/>
    </style:style>
    <style:style style:name="T577" style:family="text">
      <style:text-properties fo:font-style="normal" officeooo:rsid="2bd05c93" style:font-style-asian="normal" style:font-style-complex="normal"/>
    </style:style>
    <style:style style:name="T578" style:family="text">
      <style:text-properties fo:font-style="normal" officeooo:rsid="2bd24455" style:font-style-asian="normal" style:font-style-complex="normal"/>
    </style:style>
    <style:style style:name="T579" style:family="text">
      <style:text-properties fo:font-style="normal" officeooo:rsid="2bd38fbe" style:font-style-asian="normal" style:font-style-complex="normal"/>
    </style:style>
    <style:style style:name="T580" style:family="text">
      <style:text-properties fo:font-style="normal" officeooo:rsid="2bd41720" style:font-style-asian="normal" style:font-style-complex="normal"/>
    </style:style>
    <style:style style:name="T581" style:family="text">
      <style:text-properties fo:font-style="normal" officeooo:rsid="2bd6158d" style:font-style-asian="normal" style:font-style-complex="normal"/>
    </style:style>
    <style:style style:name="T582" style:family="text">
      <style:text-properties fo:font-style="normal" officeooo:rsid="2bd68d3f" style:font-style-asian="normal" style:font-style-complex="normal"/>
    </style:style>
    <style:style style:name="T583" style:family="text">
      <style:text-properties fo:font-style="normal" officeooo:rsid="2bd85ee5" style:font-style-asian="normal" style:font-style-complex="normal"/>
    </style:style>
    <style:style style:name="T584" style:family="text">
      <style:text-properties fo:font-style="normal" officeooo:rsid="2bda1d30" style:font-style-asian="normal" style:font-style-complex="normal"/>
    </style:style>
    <style:style style:name="T585" style:family="text">
      <style:text-properties fo:font-style="normal" officeooo:rsid="2bdc017d" style:font-style-asian="normal" style:font-style-complex="normal"/>
    </style:style>
    <style:style style:name="T586" style:family="text">
      <style:text-properties fo:font-style="normal" officeooo:rsid="2bdc64c8" style:font-style-asian="normal" style:font-style-complex="normal"/>
    </style:style>
    <style:style style:name="T587" style:family="text">
      <style:text-properties fo:font-style="normal" officeooo:rsid="2bdcc336" style:font-style-asian="normal" style:font-style-complex="normal"/>
    </style:style>
    <style:style style:name="T588" style:family="text">
      <style:text-properties fo:font-style="normal" officeooo:rsid="2bdd3722" style:font-style-asian="normal" style:font-style-complex="normal"/>
    </style:style>
    <style:style style:name="T589" style:family="text">
      <style:text-properties fo:font-style="normal" officeooo:rsid="2bde247d" style:font-style-asian="normal" style:font-style-complex="normal"/>
    </style:style>
    <style:style style:name="T590" style:family="text">
      <style:text-properties fo:font-style="normal" officeooo:rsid="2bdfc566" style:font-style-asian="normal" style:font-style-complex="normal"/>
    </style:style>
    <style:style style:name="T591" style:family="text">
      <style:text-properties fo:font-style="normal" officeooo:rsid="2be0d2d7" style:font-style-asian="normal" style:font-style-complex="normal"/>
    </style:style>
    <style:style style:name="T592" style:family="text">
      <style:text-properties fo:font-style="normal" officeooo:rsid="2be1954f" style:font-style-asian="normal" style:font-style-complex="normal"/>
    </style:style>
    <style:style style:name="T593" style:family="text">
      <style:text-properties fo:font-style="normal" officeooo:rsid="2be1cc82" style:font-style-asian="normal" style:font-style-complex="normal"/>
    </style:style>
    <style:style style:name="T594" style:family="text">
      <style:text-properties fo:font-style="normal" officeooo:rsid="2be2e330" style:font-style-asian="normal" style:font-style-complex="normal"/>
    </style:style>
    <style:style style:name="T595" style:family="text">
      <style:text-properties fo:font-style="normal" officeooo:rsid="2be37119" style:font-style-asian="normal" style:font-style-complex="normal"/>
    </style:style>
    <style:style style:name="T596" style:family="text">
      <style:text-properties fo:font-style="normal" officeooo:rsid="2be42230" style:font-style-asian="normal" style:font-style-complex="normal"/>
    </style:style>
    <style:style style:name="T597" style:family="text">
      <style:text-properties fo:font-style="normal" officeooo:rsid="2be59fbf" style:font-style-asian="normal" style:font-style-complex="normal"/>
    </style:style>
    <style:style style:name="T598" style:family="text">
      <style:text-properties fo:font-style="normal" officeooo:rsid="2be69d1b" style:font-style-asian="normal" style:font-style-complex="normal"/>
    </style:style>
    <style:style style:name="T599" style:family="text">
      <style:text-properties fo:font-style="normal" officeooo:rsid="2be82a54" style:font-style-asian="normal" style:font-style-complex="normal"/>
    </style:style>
    <style:style style:name="T600" style:family="text">
      <style:text-properties fo:font-style="normal" officeooo:rsid="2be99bd0" style:font-style-asian="normal" style:font-style-complex="normal"/>
    </style:style>
    <style:style style:name="T601" style:family="text">
      <style:text-properties fo:font-style="normal" officeooo:rsid="2beb87e6" style:font-style-asian="normal" style:font-style-complex="normal"/>
    </style:style>
    <style:style style:name="T602" style:family="text">
      <style:text-properties fo:font-style="normal" officeooo:rsid="2bec3515" style:font-style-asian="normal" style:font-style-complex="normal"/>
    </style:style>
    <style:style style:name="T603" style:family="text">
      <style:text-properties fo:font-style="normal" officeooo:rsid="2bee188f" style:font-style-asian="normal" style:font-style-complex="normal"/>
    </style:style>
    <style:style style:name="T604" style:family="text">
      <style:text-properties fo:font-style="normal" officeooo:rsid="2bef8631" style:font-style-asian="normal" style:font-style-complex="normal"/>
    </style:style>
    <style:style style:name="T605" style:family="text">
      <style:text-properties fo:font-style="normal" officeooo:rsid="2bf12c63" style:font-style-asian="normal" style:font-style-complex="normal"/>
    </style:style>
    <style:style style:name="T606" style:family="text">
      <style:text-properties fo:font-style="normal" officeooo:rsid="2bf2f104" style:font-style-asian="normal" style:font-style-complex="normal"/>
    </style:style>
    <style:style style:name="T607" style:family="text">
      <style:text-properties fo:font-style="normal" officeooo:rsid="2bf4d488" style:font-style-asian="normal" style:font-style-complex="normal"/>
    </style:style>
    <style:style style:name="T608" style:family="text">
      <style:text-properties fo:font-style="normal" officeooo:rsid="2bf5ccdf" style:font-style-asian="normal" style:font-style-complex="normal"/>
    </style:style>
    <style:style style:name="T609" style:family="text">
      <style:text-properties fo:font-style="normal" officeooo:rsid="2bf61b73" style:font-style-asian="normal" style:font-style-complex="normal"/>
    </style:style>
    <style:style style:name="T610" style:family="text">
      <style:text-properties fo:font-style="normal" officeooo:rsid="2bf63e11" style:font-style-asian="normal" style:font-style-complex="normal"/>
    </style:style>
    <style:style style:name="T611" style:family="text">
      <style:text-properties fo:font-style="normal" officeooo:rsid="2bf78c1b" style:font-style-asian="normal" style:font-style-complex="normal"/>
    </style:style>
    <style:style style:name="T612" style:family="text">
      <style:text-properties fo:font-style="normal" officeooo:rsid="2bf8cf3a" style:font-style-asian="normal" style:font-style-complex="normal"/>
    </style:style>
    <style:style style:name="T613" style:family="text">
      <style:text-properties fo:font-style="normal" officeooo:rsid="2bf8f863" style:font-style-asian="normal" style:font-style-complex="normal"/>
    </style:style>
    <style:style style:name="T614" style:family="text">
      <style:text-properties fo:font-style="normal" officeooo:rsid="2bf9b57b" style:font-style-asian="normal" style:font-style-complex="normal"/>
    </style:style>
    <style:style style:name="T615" style:family="text">
      <style:text-properties fo:font-style="normal" officeooo:rsid="2bfac600" style:font-style-asian="normal" style:font-style-complex="normal"/>
    </style:style>
    <style:style style:name="T616" style:family="text">
      <style:text-properties fo:font-style="normal" officeooo:rsid="2bfc5a48" style:font-style-asian="normal" style:font-style-complex="normal"/>
    </style:style>
    <style:style style:name="T617" style:family="text">
      <style:text-properties fo:font-style="normal" officeooo:rsid="2bfd9a24" style:font-style-asian="normal" style:font-style-complex="normal"/>
    </style:style>
    <style:style style:name="T618" style:family="text">
      <style:text-properties fo:font-style="normal" officeooo:rsid="2bfec51d" style:font-style-asian="normal" style:font-style-complex="normal"/>
    </style:style>
    <style:style style:name="T619" style:family="text">
      <style:text-properties fo:font-style="normal" officeooo:rsid="2c19f152" style:font-style-asian="normal" style:font-style-complex="normal"/>
    </style:style>
    <style:style style:name="T620" style:family="text">
      <style:text-properties fo:font-style="normal" officeooo:rsid="2c1b528f" style:font-style-asian="normal" style:font-style-complex="normal"/>
    </style:style>
    <style:style style:name="T621" style:family="text">
      <style:text-properties fo:font-style="normal" officeooo:rsid="2c1d0086" style:font-style-asian="normal" style:font-style-complex="normal"/>
    </style:style>
    <style:style style:name="T622" style:family="text">
      <style:text-properties fo:font-style="normal" officeooo:rsid="2c1edf7f" style:font-style-asian="normal" style:font-style-complex="normal"/>
    </style:style>
    <style:style style:name="T623" style:family="text">
      <style:text-properties fo:font-style="normal" officeooo:rsid="2c1fe408" style:font-style-asian="normal" style:font-style-complex="normal"/>
    </style:style>
    <style:style style:name="T624" style:family="text">
      <style:text-properties fo:font-style="normal" officeooo:rsid="2c20d7d3" style:font-style-asian="normal" style:font-style-complex="normal"/>
    </style:style>
    <style:style style:name="T625" style:family="text">
      <style:text-properties fo:font-style="normal" officeooo:rsid="2c222cfc" style:font-style-asian="normal" style:font-style-complex="normal"/>
    </style:style>
    <style:style style:name="T626" style:family="text">
      <style:text-properties fo:font-style="normal" officeooo:rsid="2c227a4d" style:font-style-asian="normal" style:font-style-complex="normal"/>
    </style:style>
    <style:style style:name="T627" style:family="text">
      <style:text-properties fo:font-style="normal" officeooo:rsid="2c23fd90" style:font-style-asian="normal" style:font-style-complex="normal"/>
    </style:style>
    <style:style style:name="T628" style:family="text">
      <style:text-properties fo:font-style="normal" officeooo:rsid="2c25047c" style:font-style-asian="normal" style:font-style-complex="normal"/>
    </style:style>
    <style:style style:name="T629" style:family="text">
      <style:text-properties fo:font-style="normal" officeooo:rsid="2c250ee5" style:font-style-asian="normal" style:font-style-complex="normal"/>
    </style:style>
    <style:style style:name="T630" style:family="text">
      <style:text-properties fo:font-style="normal" officeooo:rsid="2c270a7b" style:font-style-asian="normal" style:font-style-complex="normal"/>
    </style:style>
    <style:style style:name="T631" style:family="text">
      <style:text-properties fo:font-style="normal" officeooo:rsid="2c279dc8" style:font-style-asian="normal" style:font-style-complex="normal"/>
    </style:style>
    <style:style style:name="T632" style:family="text">
      <style:text-properties fo:font-style="normal" officeooo:rsid="2c297e42" style:font-style-asian="normal" style:font-style-complex="normal"/>
    </style:style>
    <style:style style:name="T633" style:family="text">
      <style:text-properties fo:font-style="normal" officeooo:rsid="2c2a7270" style:font-style-asian="normal" style:font-style-complex="normal"/>
    </style:style>
    <style:style style:name="T634" style:family="text">
      <style:text-properties fo:font-style="normal" officeooo:rsid="2c2ae027" style:font-style-asian="normal" style:font-style-complex="normal"/>
    </style:style>
    <style:style style:name="T635" style:family="text">
      <style:text-properties fo:font-style="normal" officeooo:rsid="2c2b616c" style:font-style-asian="normal" style:font-style-complex="normal"/>
    </style:style>
    <style:style style:name="T636" style:family="text">
      <style:text-properties fo:font-style="normal" officeooo:rsid="2c2c86fd" style:font-style-asian="normal" style:font-style-complex="normal"/>
    </style:style>
    <style:style style:name="T637" style:family="text">
      <style:text-properties fo:font-style="normal" officeooo:rsid="2c2c9397" style:font-style-asian="normal" style:font-style-complex="normal"/>
    </style:style>
    <style:style style:name="T638" style:family="text">
      <style:text-properties fo:font-style="normal" officeooo:rsid="2c2d15f0" style:font-style-asian="normal" style:font-style-complex="normal"/>
    </style:style>
    <style:style style:name="T639" style:family="text">
      <style:text-properties fo:font-style="normal" officeooo:rsid="2c2e4137" style:font-style-asian="normal" style:font-style-complex="normal"/>
    </style:style>
    <style:style style:name="T640" style:family="text">
      <style:text-properties fo:font-style="normal" officeooo:rsid="2c2ee10e" style:font-style-asian="normal" style:font-style-complex="normal"/>
    </style:style>
    <style:style style:name="T641" style:family="text">
      <style:text-properties fo:font-style="normal" officeooo:rsid="2c305cb3" style:font-style-asian="normal" style:font-style-complex="normal"/>
    </style:style>
    <style:style style:name="T642" style:family="text">
      <style:text-properties fo:font-style="normal" officeooo:rsid="2c317a27" style:font-style-asian="normal" style:font-style-complex="normal"/>
    </style:style>
    <style:style style:name="T643" style:family="text">
      <style:text-properties fo:font-style="normal" officeooo:rsid="2c31de08" style:font-style-asian="normal" style:font-style-complex="normal"/>
    </style:style>
    <style:style style:name="T644" style:family="text">
      <style:text-properties fo:font-style="normal" officeooo:rsid="1327ae62" style:font-style-asian="normal" style:font-style-complex="normal"/>
    </style:style>
    <style:style style:name="T645" style:family="text">
      <style:text-properties fo:font-style="normal" officeooo:rsid="2c3373c1" style:font-style-asian="normal" style:font-style-complex="normal"/>
    </style:style>
    <style:style style:name="T646" style:family="text">
      <style:text-properties fo:font-style="normal" officeooo:rsid="2c33cfb1" style:font-style-asian="normal" style:font-style-complex="normal"/>
    </style:style>
    <style:style style:name="T647" style:family="text">
      <style:text-properties fo:font-style="normal" officeooo:rsid="2c341939" style:font-style-asian="normal" style:font-style-complex="normal"/>
    </style:style>
    <style:style style:name="T648" style:family="text">
      <style:text-properties fo:font-style="normal" officeooo:rsid="2c34b3ed" style:font-style-asian="normal" style:font-style-complex="normal"/>
    </style:style>
    <style:style style:name="T649" style:family="text">
      <style:text-properties fo:font-style="normal" officeooo:rsid="2c35224f" style:font-style-asian="normal" style:font-style-complex="normal"/>
    </style:style>
    <style:style style:name="T650" style:family="text">
      <style:text-properties fo:font-style="normal" officeooo:rsid="2c3525a3" style:font-style-asian="normal" style:font-style-complex="normal"/>
    </style:style>
    <style:style style:name="T651" style:family="text">
      <style:text-properties fo:font-style="normal" officeooo:rsid="2c36dcd3" style:font-style-asian="normal" style:font-style-complex="normal"/>
    </style:style>
    <style:style style:name="T652" style:family="text">
      <style:text-properties fo:font-style="normal" officeooo:rsid="2c378ec8" style:font-style-asian="normal" style:font-style-complex="normal"/>
    </style:style>
    <style:style style:name="T653" style:family="text">
      <style:text-properties fo:font-style="normal" officeooo:rsid="2c382466" style:font-style-asian="normal" style:font-style-complex="normal"/>
    </style:style>
    <style:style style:name="T654" style:family="text">
      <style:text-properties fo:font-style="normal" officeooo:rsid="2c38de59" style:font-style-asian="normal" style:font-style-complex="normal"/>
    </style:style>
    <style:style style:name="T655" style:family="text">
      <style:text-properties fo:font-style="normal" officeooo:rsid="2c3a9307" style:font-style-asian="normal" style:font-style-complex="normal"/>
    </style:style>
    <style:style style:name="T656" style:family="text">
      <style:text-properties fo:font-style="normal" officeooo:rsid="2c3bbaa3" style:font-style-asian="normal" style:font-style-complex="normal"/>
    </style:style>
    <style:style style:name="T657" style:family="text">
      <style:text-properties fo:font-style="normal" officeooo:rsid="2c3c945c" style:font-style-asian="normal" style:font-style-complex="normal"/>
    </style:style>
    <style:style style:name="T658" style:family="text">
      <style:text-properties fo:font-style="normal" officeooo:rsid="2c3d686a" style:font-style-asian="normal" style:font-style-complex="normal"/>
    </style:style>
    <style:style style:name="T659" style:family="text">
      <style:text-properties fo:font-style="normal" officeooo:rsid="2c3f8532" style:font-style-asian="normal" style:font-style-complex="normal"/>
    </style:style>
    <style:style style:name="T660" style:family="text">
      <style:text-properties fo:font-style="normal" officeooo:rsid="2c428f9f" style:font-style-asian="normal" style:font-style-complex="normal"/>
    </style:style>
    <style:style style:name="T661" style:family="text">
      <style:text-properties fo:font-style="normal" officeooo:rsid="2c449a48" style:font-style-asian="normal" style:font-style-complex="normal"/>
    </style:style>
    <style:style style:name="T662" style:family="text">
      <style:text-properties fo:font-style="normal" officeooo:rsid="2c533fc3" style:font-style-asian="normal" style:font-style-complex="normal"/>
    </style:style>
    <style:style style:name="T663" style:family="text">
      <style:text-properties officeooo:rsid="2553756c"/>
    </style:style>
    <style:style style:name="T664" style:family="text">
      <style:text-properties officeooo:rsid="2557217f"/>
    </style:style>
    <style:style style:name="T665" style:family="text">
      <style:text-properties officeooo:rsid="2558e9c4"/>
    </style:style>
    <style:style style:name="T666" style:family="text">
      <style:text-properties officeooo:rsid="255e4489"/>
    </style:style>
    <style:style style:name="T667" style:family="text">
      <style:text-properties officeooo:rsid="257376f2"/>
    </style:style>
    <style:style style:name="T668" style:family="text">
      <style:text-properties officeooo:rsid="2574d303"/>
    </style:style>
    <style:style style:name="T669" style:family="text">
      <style:text-properties officeooo:rsid="2574fdaa"/>
    </style:style>
    <style:style style:name="T670" style:family="text">
      <style:text-properties officeooo:rsid="25754f8c"/>
    </style:style>
    <style:style style:name="T671" style:family="text">
      <style:text-properties officeooo:rsid="2576a761"/>
    </style:style>
    <style:style style:name="T672" style:family="text">
      <style:text-properties officeooo:rsid="25811f26"/>
    </style:style>
    <style:style style:name="T673" style:family="text">
      <style:text-properties officeooo:rsid="258624f5"/>
    </style:style>
    <style:style style:name="T674" style:family="text">
      <style:text-properties officeooo:rsid="25a42156"/>
    </style:style>
    <style:style style:name="T675" style:family="text">
      <style:text-properties officeooo:rsid="25bb9ad8"/>
    </style:style>
    <style:style style:name="T676" style:family="text">
      <style:text-properties officeooo:rsid="25d02abc"/>
    </style:style>
    <style:style style:name="T677" style:family="text">
      <style:text-properties officeooo:rsid="25d53c96"/>
    </style:style>
    <style:style style:name="T678" style:family="text">
      <style:text-properties officeooo:rsid="25de1857"/>
    </style:style>
    <style:style style:name="T679" style:family="text">
      <style:text-properties officeooo:rsid="25e231ae"/>
    </style:style>
    <style:style style:name="T680" style:family="text">
      <style:text-properties style:text-position="0% 100%"/>
    </style:style>
    <style:style style:name="T681" style:family="text">
      <style:text-properties style:text-position="0% 100%" fo:font-style="normal" officeooo:rsid="260dbdf6" style:font-style-asian="normal" style:font-style-complex="normal"/>
    </style:style>
    <style:style style:name="T682" style:family="text">
      <style:text-properties style:text-position="0% 100%" fo:font-style="normal" officeooo:rsid="260f067a" style:font-style-asian="normal" style:font-style-complex="normal"/>
    </style:style>
    <style:style style:name="T683" style:family="text">
      <style:text-properties style:text-position="0% 100%" fo:font-style="normal" officeooo:rsid="2612c3fe" style:font-style-asian="normal" style:font-style-complex="normal"/>
    </style:style>
    <style:style style:name="T684" style:family="text">
      <style:text-properties style:text-position="0% 100%" fo:font-style="normal" officeooo:rsid="260fc9de" style:font-style-asian="normal" style:font-style-complex="normal"/>
    </style:style>
    <style:style style:name="T685" style:family="text">
      <style:text-properties style:text-position="0% 100%" fo:font-style="normal" officeooo:rsid="2610d63a" style:font-style-asian="normal" style:font-style-complex="normal"/>
    </style:style>
    <style:style style:name="T686" style:family="text">
      <style:text-properties style:text-position="0% 100%" fo:font-style="normal" officeooo:rsid="2613b1f0" style:font-style-asian="normal" style:font-style-complex="normal"/>
    </style:style>
    <style:style style:name="T687" style:family="text">
      <style:text-properties style:text-position="0% 100%" fo:font-style="normal" officeooo:rsid="2614b81e" style:font-style-asian="normal" style:font-style-complex="normal"/>
    </style:style>
    <style:style style:name="T688" style:family="text">
      <style:text-properties style:text-position="0% 100%" fo:font-style="normal" officeooo:rsid="26153b6e" style:font-style-asian="normal" style:font-style-complex="normal"/>
    </style:style>
    <style:style style:name="T689" style:family="text">
      <style:text-properties style:text-position="0% 100%" fo:font-style="normal" officeooo:rsid="2615620c" style:font-style-asian="normal" style:font-style-complex="normal"/>
    </style:style>
    <style:style style:name="T690" style:family="text">
      <style:text-properties style:text-position="0% 100%" fo:font-style="normal" officeooo:rsid="2617cd27" style:font-style-asian="normal" style:font-style-complex="normal"/>
    </style:style>
    <style:style style:name="T691" style:family="text">
      <style:text-properties style:text-position="0% 100%" fo:font-style="normal" officeooo:rsid="261624b6" style:font-style-asian="normal" style:font-style-complex="normal"/>
    </style:style>
    <style:style style:name="T692" style:family="text">
      <style:text-properties style:text-position="0% 100%" fo:font-style="normal" officeooo:rsid="2617a4fe" style:font-style-asian="normal" style:font-style-complex="normal"/>
    </style:style>
    <style:style style:name="T693" style:family="text">
      <style:text-properties style:text-position="0% 100%" fo:font-style="normal" officeooo:rsid="26189037" style:font-style-asian="normal" style:font-style-complex="normal"/>
    </style:style>
    <style:style style:name="T694" style:family="text">
      <style:text-properties style:text-position="0% 100%" fo:font-style="normal" officeooo:rsid="26194a57" style:font-style-asian="normal" style:font-style-complex="normal"/>
    </style:style>
    <style:style style:name="T695" style:family="text">
      <style:text-properties style:text-position="0% 100%" fo:font-style="normal" officeooo:rsid="261b0710" style:font-style-asian="normal" style:font-style-complex="normal"/>
    </style:style>
    <style:style style:name="T696" style:family="text">
      <style:text-properties style:text-position="0% 100%" fo:font-style="normal" officeooo:rsid="261cca76" style:font-style-asian="normal" style:font-style-complex="normal"/>
    </style:style>
    <style:style style:name="T697" style:family="text">
      <style:text-properties style:text-position="0% 100%" fo:font-style="normal" officeooo:rsid="261e2193" style:font-style-asian="normal" style:font-style-complex="normal"/>
    </style:style>
    <style:style style:name="T698" style:family="text">
      <style:text-properties style:text-position="0% 100%" fo:font-style="normal" officeooo:rsid="261fbb9d" style:font-style-asian="normal" style:font-style-complex="normal"/>
    </style:style>
    <style:style style:name="T699" style:family="text">
      <style:text-properties style:text-position="0% 100%" fo:font-style="normal" officeooo:rsid="2622f956" style:font-style-asian="normal" style:font-style-complex="normal"/>
    </style:style>
    <style:style style:name="T700" style:family="text">
      <style:text-properties style:text-position="0% 100%" fo:font-style="normal" officeooo:rsid="26200820" style:font-style-asian="normal" style:font-style-complex="normal"/>
    </style:style>
    <style:style style:name="T701" style:family="text">
      <style:text-properties style:text-position="0% 100%" fo:font-style="normal" officeooo:rsid="2620e136" style:font-style-asian="normal" style:font-style-complex="normal"/>
    </style:style>
    <style:style style:name="T702" style:family="text">
      <style:text-properties style:text-position="0% 100%" fo:font-style="normal" officeooo:rsid="2622422d" style:font-style-asian="normal" style:font-style-complex="normal"/>
    </style:style>
    <style:style style:name="T703" style:family="text">
      <style:text-properties style:text-position="0% 100%" fo:font-style="normal" officeooo:rsid="2622727b" style:font-style-asian="normal" style:font-style-complex="normal"/>
    </style:style>
    <style:style style:name="T704" style:family="text">
      <style:text-properties style:text-position="0% 100%" fo:font-style="normal" officeooo:rsid="2622c56f" style:font-style-asian="normal" style:font-style-complex="normal"/>
    </style:style>
    <style:style style:name="T705" style:family="text">
      <style:text-properties style:text-position="0% 100%" fo:font-style="normal" officeooo:rsid="26232735" style:font-style-asian="normal" style:font-style-complex="normal"/>
    </style:style>
    <style:style style:name="T706" style:family="text">
      <style:text-properties style:text-position="0% 100%" fo:font-style="normal" officeooo:rsid="262495d2" style:font-style-asian="normal" style:font-style-complex="normal"/>
    </style:style>
    <style:style style:name="T707" style:family="text">
      <style:text-properties style:text-position="0% 100%" fo:font-style="normal" officeooo:rsid="26261144" style:font-style-asian="normal" style:font-style-complex="normal"/>
    </style:style>
    <style:style style:name="T708" style:family="text">
      <style:text-properties style:text-position="0% 100%" fo:font-style="normal" officeooo:rsid="2627e9fc" style:font-style-asian="normal" style:font-style-complex="normal"/>
    </style:style>
    <style:style style:name="T709" style:family="text">
      <style:text-properties style:text-position="0% 100%" fo:font-style="normal" officeooo:rsid="262909e3" style:font-style-asian="normal" style:font-style-complex="normal"/>
    </style:style>
    <style:style style:name="T710" style:family="text">
      <style:text-properties style:text-position="0% 100%" fo:font-style="normal" officeooo:rsid="262a6db9" style:font-style-asian="normal" style:font-style-complex="normal"/>
    </style:style>
    <style:style style:name="T711" style:family="text">
      <style:text-properties style:text-position="0% 100%" fo:font-style="normal" officeooo:rsid="0019f43d" style:font-style-asian="normal" style:font-style-complex="normal"/>
    </style:style>
    <style:style style:name="T712" style:family="text">
      <style:text-properties style:text-position="0% 100%" fo:font-style="normal" officeooo:rsid="262ac7b4" style:font-style-asian="normal" style:font-style-complex="normal"/>
    </style:style>
    <style:style style:name="T713" style:family="text">
      <style:text-properties style:text-position="0% 100%" fo:font-style="normal" officeooo:rsid="262b2b4f" style:font-style-asian="normal" style:font-style-complex="normal"/>
    </style:style>
    <style:style style:name="T714" style:family="text">
      <style:text-properties style:text-position="0% 100%" fo:font-style="normal" officeooo:rsid="262ca9a6" style:font-style-asian="normal" style:font-style-complex="normal"/>
    </style:style>
    <style:style style:name="T715" style:family="text">
      <style:text-properties style:text-position="0% 100%" fo:font-style="normal" officeooo:rsid="262db240" style:font-style-asian="normal" style:font-style-complex="normal"/>
    </style:style>
    <style:style style:name="T716" style:family="text">
      <style:text-properties style:text-position="0% 100%" fo:font-style="normal" officeooo:rsid="262ddd73" style:font-style-asian="normal" style:font-style-complex="normal"/>
    </style:style>
    <style:style style:name="T717" style:family="text">
      <style:text-properties style:text-position="0% 100%" fo:font-style="normal" officeooo:rsid="262eceb2" style:font-style-asian="normal" style:font-style-complex="normal"/>
    </style:style>
    <style:style style:name="T718" style:family="text">
      <style:text-properties style:text-position="0% 100%" fo:font-style="normal" officeooo:rsid="263008a4" style:font-style-asian="normal" style:font-style-complex="normal"/>
    </style:style>
    <style:style style:name="T719" style:family="text">
      <style:text-properties style:text-position="0% 100%" fo:font-style="normal" officeooo:rsid="26314cdc" style:font-style-asian="normal" style:font-style-complex="normal"/>
    </style:style>
    <style:style style:name="T720" style:family="text">
      <style:text-properties style:text-position="0% 100%" fo:font-style="normal" officeooo:rsid="2632c702" style:font-style-asian="normal" style:font-style-complex="normal"/>
    </style:style>
    <style:style style:name="T721" style:family="text">
      <style:text-properties style:text-position="0% 100%" fo:font-style="normal" officeooo:rsid="26337e1b" style:font-style-asian="normal" style:font-style-complex="normal"/>
    </style:style>
    <style:style style:name="T722" style:family="text">
      <style:text-properties style:text-position="0% 100%" fo:font-style="normal" officeooo:rsid="263445e2" style:font-style-asian="normal" style:font-style-complex="normal"/>
    </style:style>
    <style:style style:name="T723" style:family="text">
      <style:text-properties style:text-position="0% 100%" fo:font-style="normal" officeooo:rsid="2635b55d" style:font-style-asian="normal" style:font-style-complex="normal"/>
    </style:style>
    <style:style style:name="T724" style:family="text">
      <style:text-properties style:text-position="0% 100%" fo:font-style="normal" style:text-underline-style="none" fo:font-weight="normal" style:font-style-asian="normal" style:font-weight-asian="normal" style:font-style-complex="normal" style:font-weight-complex="normal"/>
    </style:style>
    <style:style style:name="T725" style:family="text">
      <style:text-properties style:text-position="0% 100%" fo:font-style="normal" style:text-underline-style="none" fo:font-weight="normal" officeooo:rsid="1327ae62" style:font-style-asian="normal" style:font-weight-asian="normal" style:font-style-complex="normal" style:font-weight-complex="normal"/>
    </style:style>
    <style:style style:name="T726" style:family="text">
      <style:text-properties style:text-position="0% 100%" fo:font-style="normal" style:text-underline-style="none" fo:font-weight="normal" officeooo:rsid="26390afd" style:font-style-asian="normal" style:font-weight-asian="normal" style:font-style-complex="normal" style:font-weight-complex="normal"/>
    </style:style>
    <style:style style:name="T727" style:family="text">
      <style:text-properties style:text-position="0% 100%" fo:font-style="normal" style:text-underline-style="none" fo:font-weight="normal" officeooo:rsid="0019f43d" style:font-style-asian="normal" style:font-weight-asian="normal" style:font-style-complex="normal" style:font-weight-complex="normal"/>
    </style:style>
    <style:style style:name="T728" style:family="text">
      <style:text-properties style:text-position="0% 100%" fo:font-style="normal" style:text-underline-style="none" fo:font-weight="normal" officeooo:rsid="263ae47c" style:font-style-asian="normal" style:font-weight-asian="normal" style:font-style-complex="normal" style:font-weight-complex="normal"/>
    </style:style>
    <style:style style:name="T729" style:family="text">
      <style:text-properties style:text-position="0% 100%" fo:font-style="normal" style:text-underline-style="none" fo:font-weight="normal" officeooo:rsid="263b27eb" style:font-style-asian="normal" style:font-weight-asian="normal" style:font-style-complex="normal" style:font-weight-complex="normal"/>
    </style:style>
    <style:style style:name="T730" style:family="text">
      <style:text-properties style:text-position="0% 100%" fo:font-style="normal" style:text-underline-style="none" fo:font-weight="normal" officeooo:rsid="263bc6d6" style:font-style-asian="normal" style:font-weight-asian="normal" style:font-style-complex="normal" style:font-weight-complex="normal"/>
    </style:style>
    <style:style style:name="T731" style:family="text">
      <style:text-properties style:text-position="0% 100%" fo:font-style="normal" style:text-underline-style="none" fo:font-weight="normal" officeooo:rsid="263da6f2" style:font-style-asian="normal" style:font-weight-asian="normal" style:font-style-complex="normal" style:font-weight-complex="normal"/>
    </style:style>
    <style:style style:name="T732" style:family="text">
      <style:text-properties style:text-position="0% 100%" fo:font-style="normal" style:text-underline-style="none" fo:font-weight="normal" officeooo:rsid="263ffb5e" style:font-style-asian="normal" style:font-weight-asian="normal" style:font-style-complex="normal" style:font-weight-complex="normal"/>
    </style:style>
    <style:style style:name="T733" style:family="text">
      <style:text-properties style:text-position="0% 100%" fo:font-style="normal" style:text-underline-style="none" fo:font-weight="normal" officeooo:rsid="2642429d" style:font-style-asian="normal" style:font-weight-asian="normal" style:font-style-complex="normal" style:font-weight-complex="normal"/>
    </style:style>
    <style:style style:name="T734" style:family="text">
      <style:text-properties style:text-position="0% 100%" fo:font-style="normal" style:text-underline-style="none" fo:font-weight="normal" officeooo:rsid="26442a9f" style:font-style-asian="normal" style:font-weight-asian="normal" style:font-style-complex="normal" style:font-weight-complex="normal"/>
    </style:style>
    <style:style style:name="T735" style:family="text">
      <style:text-properties style:text-position="0% 100%" fo:font-style="normal" style:text-underline-style="none" fo:font-weight="normal" officeooo:rsid="26451802" style:font-style-asian="normal" style:font-weight-asian="normal" style:font-style-complex="normal" style:font-weight-complex="normal"/>
    </style:style>
    <style:style style:name="T736" style:family="text">
      <style:text-properties style:text-position="0% 100%" fo:font-style="normal" style:text-underline-style="none" fo:font-weight="normal" officeooo:rsid="2646f4af" style:font-style-asian="normal" style:font-weight-asian="normal" style:font-style-complex="normal" style:font-weight-complex="normal"/>
    </style:style>
    <style:style style:name="T737" style:family="text">
      <style:text-properties style:text-position="0% 100%" fo:font-style="normal" style:text-underline-style="none" fo:font-weight="normal" officeooo:rsid="2648d11c" style:font-style-asian="normal" style:font-weight-asian="normal" style:font-style-complex="normal" style:font-weight-complex="normal"/>
    </style:style>
    <style:style style:name="T738" style:family="text">
      <style:text-properties style:text-position="0% 100%" fo:font-style="normal" style:text-underline-style="none" fo:font-weight="normal" officeooo:rsid="26495ae2" style:font-style-asian="normal" style:font-weight-asian="normal" style:font-style-complex="normal" style:font-weight-complex="normal"/>
    </style:style>
    <style:style style:name="T739" style:family="text">
      <style:text-properties style:text-position="0% 100%" fo:font-style="normal" style:text-underline-style="none" fo:font-weight="normal" officeooo:rsid="264a7b38" style:font-style-asian="normal" style:font-weight-asian="normal" style:font-style-complex="normal" style:font-weight-complex="normal"/>
    </style:style>
    <style:style style:name="T740" style:family="text">
      <style:text-properties style:text-position="0% 100%" fo:font-style="normal" style:text-underline-style="none" fo:font-weight="normal" officeooo:rsid="264c38e4" style:font-style-asian="normal" style:font-weight-asian="normal" style:font-style-complex="normal" style:font-weight-complex="normal"/>
    </style:style>
    <style:style style:name="T741" style:family="text">
      <style:text-properties style:text-position="0% 100%" fo:font-style="normal" style:text-underline-style="none" fo:font-weight="normal" officeooo:rsid="264d5a14" style:font-style-asian="normal" style:font-weight-asian="normal" style:font-style-complex="normal" style:font-weight-complex="normal"/>
    </style:style>
    <style:style style:name="T742" style:family="text">
      <style:text-properties style:text-position="0% 100%" fo:font-style="normal" style:text-underline-style="none" fo:font-weight="normal" officeooo:rsid="264e7963" style:font-style-asian="normal" style:font-weight-asian="normal" style:font-style-complex="normal" style:font-weight-complex="normal"/>
    </style:style>
    <style:style style:name="T743" style:family="text">
      <style:text-properties style:text-position="0% 100%" fo:font-style="normal" style:text-underline-style="none" fo:font-weight="normal" officeooo:rsid="264e8755" style:font-style-asian="normal" style:font-weight-asian="normal" style:font-style-complex="normal" style:font-weight-complex="normal"/>
    </style:style>
    <style:style style:name="T744" style:family="text">
      <style:text-properties style:text-position="0% 100%" fo:font-style="normal" style:text-underline-style="none" fo:font-weight="normal" officeooo:rsid="264eaadc" style:font-style-asian="normal" style:font-weight-asian="normal" style:font-style-complex="normal" style:font-weight-complex="normal"/>
    </style:style>
    <style:style style:name="T745" style:family="text">
      <style:text-properties style:text-position="0% 100%" fo:font-style="normal" style:text-underline-style="none" fo:font-weight="normal" officeooo:rsid="264eea5a" style:font-style-asian="normal" style:font-weight-asian="normal" style:font-style-complex="normal" style:font-weight-complex="normal"/>
    </style:style>
    <style:style style:name="T746" style:family="text">
      <style:text-properties style:text-position="0% 100%" fo:font-style="normal" style:text-underline-style="none" fo:font-weight="normal" officeooo:rsid="26509427" style:font-style-asian="normal" style:font-weight-asian="normal" style:font-style-complex="normal" style:font-weight-complex="normal"/>
    </style:style>
    <style:style style:name="T747" style:family="text">
      <style:text-properties style:text-position="0% 100%" fo:font-style="normal" style:text-underline-style="none" fo:font-weight="normal" officeooo:rsid="26511ba3" style:font-style-asian="normal" style:font-weight-asian="normal" style:font-style-complex="normal" style:font-weight-complex="normal"/>
    </style:style>
    <style:style style:name="T748" style:family="text">
      <style:text-properties style:text-position="0% 100%" fo:font-style="normal" style:text-underline-style="none" fo:font-weight="normal" officeooo:rsid="2652e44d" style:font-style-asian="normal" style:font-weight-asian="normal" style:font-style-complex="normal" style:font-weight-complex="normal"/>
    </style:style>
    <style:style style:name="T749" style:family="text">
      <style:text-properties style:text-position="0% 100%" fo:font-style="normal" style:text-underline-style="none" fo:font-weight="normal" officeooo:rsid="2654b3f5" style:font-style-asian="normal" style:font-weight-asian="normal" style:font-style-complex="normal" style:font-weight-complex="normal"/>
    </style:style>
    <style:style style:name="T750" style:family="text">
      <style:text-properties style:text-position="0% 100%" fo:font-style="normal" style:text-underline-style="none" fo:font-weight="normal" officeooo:rsid="2656170c" style:font-style-asian="normal" style:font-weight-asian="normal" style:font-style-complex="normal" style:font-weight-complex="normal"/>
    </style:style>
    <style:style style:name="T751" style:family="text">
      <style:text-properties style:text-position="0% 100%" fo:font-style="normal" style:text-underline-style="none" fo:font-weight="normal" officeooo:rsid="265624f8" style:font-style-asian="normal" style:font-weight-asian="normal" style:font-style-complex="normal" style:font-weight-complex="normal"/>
    </style:style>
    <style:style style:name="T752" style:family="text">
      <style:text-properties style:text-position="0% 100%" fo:font-style="normal" style:text-underline-style="none" fo:font-weight="normal" officeooo:rsid="26573b8d" style:font-style-asian="normal" style:font-weight-asian="normal" style:font-style-complex="normal" style:font-weight-complex="normal"/>
    </style:style>
    <style:style style:name="T753" style:family="text">
      <style:text-properties style:text-position="0% 100%" fo:font-style="normal" style:text-underline-style="none" fo:font-weight="normal" officeooo:rsid="2657bb33" style:font-style-asian="normal" style:font-weight-asian="normal" style:font-style-complex="normal" style:font-weight-complex="normal"/>
    </style:style>
    <style:style style:name="T754" style:family="text">
      <style:text-properties style:text-position="0% 100%" fo:font-style="normal" style:text-underline-style="none" fo:font-weight="normal" officeooo:rsid="26590fb5" style:font-style-asian="normal" style:font-weight-asian="normal" style:font-style-complex="normal" style:font-weight-complex="normal"/>
    </style:style>
    <style:style style:name="T755" style:family="text">
      <style:text-properties style:text-position="0% 100%" fo:font-style="normal" style:text-underline-style="none" fo:font-weight="normal" officeooo:rsid="265a2961" style:font-style-asian="normal" style:font-weight-asian="normal" style:font-style-complex="normal" style:font-weight-complex="normal"/>
    </style:style>
    <style:style style:name="T756" style:family="text">
      <style:text-properties style:text-position="0% 100%" fo:font-style="normal" style:text-underline-style="none" fo:font-weight="normal" officeooo:rsid="265a430b" style:font-style-asian="normal" style:font-weight-asian="normal" style:font-style-complex="normal" style:font-weight-complex="normal"/>
    </style:style>
    <style:style style:name="T757" style:family="text">
      <style:text-properties style:text-position="0% 100%" fo:font-style="normal" style:text-underline-style="none" fo:font-weight="normal" officeooo:rsid="265bfcdb" style:font-style-asian="normal" style:font-weight-asian="normal" style:font-style-complex="normal" style:font-weight-complex="normal"/>
    </style:style>
    <style:style style:name="T758" style:family="text">
      <style:text-properties style:text-position="0% 100%" fo:font-style="normal" style:text-underline-style="none" fo:font-weight="normal" officeooo:rsid="265c0328" style:font-style-asian="normal" style:font-weight-asian="normal" style:font-style-complex="normal" style:font-weight-complex="normal"/>
    </style:style>
    <style:style style:name="T759" style:family="text">
      <style:text-properties style:text-position="0% 100%" fo:font-style="normal" style:text-underline-style="none" fo:font-weight="normal" officeooo:rsid="265c7faf" style:font-style-asian="normal" style:font-weight-asian="normal" style:font-style-complex="normal" style:font-weight-complex="normal"/>
    </style:style>
    <style:style style:name="T760" style:family="text">
      <style:text-properties style:text-position="0% 100%" fo:font-style="normal" style:text-underline-style="none" fo:font-weight="normal" officeooo:rsid="265e7e37" style:font-style-asian="normal" style:font-weight-asian="normal" style:font-style-complex="normal" style:font-weight-complex="normal"/>
    </style:style>
    <style:style style:name="T761" style:family="text">
      <style:text-properties style:text-position="0% 100%" fo:font-style="normal" style:text-underline-style="none" fo:font-weight="normal" officeooo:rsid="26684433" style:font-style-asian="normal" style:font-weight-asian="normal" style:font-style-complex="normal" style:font-weight-complex="normal"/>
    </style:style>
    <style:style style:name="T762" style:family="text">
      <style:text-properties style:text-position="0% 100%" fo:font-style="normal" style:text-underline-style="none" fo:font-weight="normal" officeooo:rsid="266934df" style:font-style-asian="normal" style:font-weight-asian="normal" style:font-style-complex="normal" style:font-weight-complex="normal"/>
    </style:style>
    <style:style style:name="T763" style:family="text">
      <style:text-properties style:text-position="0% 100%" fo:font-style="normal" style:text-underline-style="none" fo:font-weight="normal" officeooo:rsid="266afcbc" style:font-style-asian="normal" style:font-weight-asian="normal" style:font-style-complex="normal" style:font-weight-complex="normal"/>
    </style:style>
    <style:style style:name="T764" style:family="text">
      <style:text-properties style:text-position="0% 100%" fo:font-style="normal" style:text-underline-style="none" fo:font-weight="normal" officeooo:rsid="266bd0f9" style:font-style-asian="normal" style:font-weight-asian="normal" style:font-style-complex="normal" style:font-weight-complex="normal"/>
    </style:style>
    <style:style style:name="T765" style:family="text">
      <style:text-properties style:text-position="0% 100%" fo:font-style="normal" style:text-underline-style="none" fo:font-weight="normal" officeooo:rsid="266d8129" style:font-style-asian="normal" style:font-weight-asian="normal" style:font-style-complex="normal" style:font-weight-complex="normal"/>
    </style:style>
    <style:style style:name="T766" style:family="text">
      <style:text-properties style:text-position="0% 100%" fo:font-style="normal" style:text-underline-style="none" fo:font-weight="normal" officeooo:rsid="266f2a10" style:font-style-asian="normal" style:font-weight-asian="normal" style:font-style-complex="normal" style:font-weight-complex="normal"/>
    </style:style>
    <style:style style:name="T767" style:family="text">
      <style:text-properties style:text-position="0% 100%" fo:font-style="normal" style:text-underline-style="none" fo:font-weight="normal" officeooo:rsid="266f7daa" style:font-style-asian="normal" style:font-weight-asian="normal" style:font-style-complex="normal" style:font-weight-complex="normal"/>
    </style:style>
    <style:style style:name="T768" style:family="text">
      <style:text-properties style:text-position="0% 100%" fo:font-style="normal" style:text-underline-style="none" fo:font-weight="normal" officeooo:rsid="26711b14" style:font-style-asian="normal" style:font-weight-asian="normal" style:font-style-complex="normal" style:font-weight-complex="normal"/>
    </style:style>
    <style:style style:name="T769" style:family="text">
      <style:text-properties style:text-position="0% 100%" fo:font-style="normal" style:text-underline-style="none" fo:font-weight="normal" officeooo:rsid="26721119" style:font-style-asian="normal" style:font-weight-asian="normal" style:font-style-complex="normal" style:font-weight-complex="normal"/>
    </style:style>
    <style:style style:name="T770" style:family="text">
      <style:text-properties style:text-position="0% 100%" fo:font-style="normal" style:text-underline-style="none" fo:font-weight="normal" officeooo:rsid="26738c5c" style:font-style-asian="normal" style:font-weight-asian="normal" style:font-style-complex="normal" style:font-weight-complex="normal"/>
    </style:style>
    <style:style style:name="T771" style:family="text">
      <style:text-properties style:text-position="0% 100%" fo:font-style="normal" style:text-underline-style="none" fo:font-weight="normal" officeooo:rsid="26764f8f" style:font-style-asian="normal" style:font-weight-asian="normal" style:font-style-complex="normal" style:font-weight-complex="normal"/>
    </style:style>
    <style:style style:name="T772" style:family="text">
      <style:text-properties style:text-position="0% 100%" fo:font-style="normal" style:text-underline-style="none" fo:font-weight="normal" officeooo:rsid="2676f257" style:font-style-asian="normal" style:font-weight-asian="normal" style:font-style-complex="normal" style:font-weight-complex="normal"/>
    </style:style>
    <style:style style:name="T773" style:family="text">
      <style:text-properties style:text-position="0% 100%" fo:font-style="normal" style:text-underline-style="none" fo:font-weight="normal" officeooo:rsid="2677753a" style:font-style-asian="normal" style:font-weight-asian="normal" style:font-style-complex="normal" style:font-weight-complex="normal"/>
    </style:style>
    <style:style style:name="T774" style:family="text">
      <style:text-properties style:text-position="0% 100%" fo:font-style="normal" style:text-underline-style="none" fo:font-weight="normal" officeooo:rsid="26786c20" style:font-style-asian="normal" style:font-weight-asian="normal" style:font-style-complex="normal" style:font-weight-complex="normal"/>
    </style:style>
    <style:style style:name="T775" style:family="text">
      <style:text-properties style:text-position="0% 100%" fo:font-style="normal" style:text-underline-style="none" fo:font-weight="normal" officeooo:rsid="267a4e78" style:font-style-asian="normal" style:font-weight-asian="normal" style:font-style-complex="normal" style:font-weight-complex="normal"/>
    </style:style>
    <style:style style:name="T776" style:family="text">
      <style:text-properties style:text-position="0% 100%" fo:font-style="normal" style:text-underline-style="none" fo:font-weight="normal" officeooo:rsid="267c25f3" style:font-style-asian="normal" style:font-weight-asian="normal" style:font-style-complex="normal" style:font-weight-complex="normal"/>
    </style:style>
    <style:style style:name="T777" style:family="text">
      <style:text-properties style:text-position="0% 100%" fo:font-style="normal" style:text-underline-style="none" fo:font-weight="normal" officeooo:rsid="267dfae8" style:font-style-asian="normal" style:font-weight-asian="normal" style:font-style-complex="normal" style:font-weight-complex="normal"/>
    </style:style>
    <style:style style:name="T778" style:family="text">
      <style:text-properties style:text-position="0% 100%" fo:font-style="normal" style:text-underline-style="none" fo:font-weight="normal" officeooo:rsid="267e5abd" style:font-style-asian="normal" style:font-weight-asian="normal" style:font-style-complex="normal" style:font-weight-complex="normal"/>
    </style:style>
    <style:style style:name="T779" style:family="text">
      <style:text-properties style:text-position="0% 100%" fo:font-style="normal" style:text-underline-style="none" fo:font-weight="normal" officeooo:rsid="26802e7d" style:font-style-asian="normal" style:font-weight-asian="normal" style:font-style-complex="normal" style:font-weight-complex="normal"/>
    </style:style>
    <style:style style:name="T780" style:family="text">
      <style:text-properties style:text-position="0% 100%" fo:font-style="normal" style:text-underline-style="none" fo:font-weight="normal" officeooo:rsid="2680ea5c" style:font-style-asian="normal" style:font-weight-asian="normal" style:font-style-complex="normal" style:font-weight-complex="normal"/>
    </style:style>
    <style:style style:name="T781" style:family="text">
      <style:text-properties style:text-position="0% 100%" fo:font-style="normal" style:text-underline-style="none" fo:font-weight="normal" officeooo:rsid="268282ef" style:font-style-asian="normal" style:font-weight-asian="normal" style:font-style-complex="normal" style:font-weight-complex="normal"/>
    </style:style>
    <style:style style:name="T782" style:family="text">
      <style:text-properties style:text-position="0% 100%" fo:font-style="normal" style:text-underline-style="none" fo:font-weight="normal" officeooo:rsid="2682a44c" style:font-style-asian="normal" style:font-weight-asian="normal" style:font-style-complex="normal" style:font-weight-complex="normal"/>
    </style:style>
    <style:style style:name="T783" style:family="text">
      <style:text-properties style:text-position="0% 100%" fo:font-style="normal" style:text-underline-style="none" fo:font-weight="normal" officeooo:rsid="26831097" style:font-style-asian="normal" style:font-weight-asian="normal" style:font-style-complex="normal" style:font-weight-complex="normal"/>
    </style:style>
    <style:style style:name="T784" style:family="text">
      <style:text-properties style:text-position="0% 100%" fo:font-style="normal" style:text-underline-style="none" fo:font-weight="normal" officeooo:rsid="26848db1" style:font-style-asian="normal" style:font-weight-asian="normal" style:font-style-complex="normal" style:font-weight-complex="normal"/>
    </style:style>
    <style:style style:name="T785" style:family="text">
      <style:text-properties style:text-position="0% 100%" fo:font-style="normal" style:text-underline-style="none" fo:font-weight="normal" officeooo:rsid="26863e46" style:font-style-asian="normal" style:font-weight-asian="normal" style:font-style-complex="normal" style:font-weight-complex="normal"/>
    </style:style>
    <style:style style:name="T786" style:family="text">
      <style:text-properties style:text-position="0% 100%" fo:font-style="normal" style:text-underline-style="none" fo:font-weight="normal" officeooo:rsid="26881ad2" style:font-style-asian="normal" style:font-weight-asian="normal" style:font-style-complex="normal" style:font-weight-complex="normal"/>
    </style:style>
    <style:style style:name="T787" style:family="text">
      <style:text-properties style:text-position="0% 100%" fo:font-style="normal" style:text-underline-style="none" fo:font-weight="normal" officeooo:rsid="2688f68f" style:font-style-asian="normal" style:font-weight-asian="normal" style:font-style-complex="normal" style:font-weight-complex="normal"/>
    </style:style>
    <style:style style:name="T788" style:family="text">
      <style:text-properties style:text-position="0% 100%" fo:font-style="normal" style:text-underline-style="none" fo:font-weight="normal" officeooo:rsid="268a0e15" style:font-style-asian="normal" style:font-weight-asian="normal" style:font-style-complex="normal" style:font-weight-complex="normal"/>
    </style:style>
    <style:style style:name="T789" style:family="text">
      <style:text-properties style:text-position="0% 100%" fo:font-style="normal" style:text-underline-style="none" fo:font-weight="normal" officeooo:rsid="268b3bd8" style:font-style-asian="normal" style:font-weight-asian="normal" style:font-style-complex="normal" style:font-weight-complex="normal"/>
    </style:style>
    <style:style style:name="T790" style:family="text">
      <style:text-properties style:text-position="0% 100%" fo:font-style="normal" style:text-underline-style="none" fo:font-weight="normal" officeooo:rsid="268b46e0" style:font-style-asian="normal" style:font-weight-asian="normal" style:font-style-complex="normal" style:font-weight-complex="normal"/>
    </style:style>
    <style:style style:name="T791" style:family="text">
      <style:text-properties style:text-position="0% 100%" fo:font-style="normal" style:text-underline-style="none" fo:font-weight="normal" officeooo:rsid="268bc0b7" style:font-style-asian="normal" style:font-weight-asian="normal" style:font-style-complex="normal" style:font-weight-complex="normal"/>
    </style:style>
    <style:style style:name="T792" style:family="text">
      <style:text-properties style:text-position="0% 100%" fo:font-style="normal" style:text-underline-style="none" fo:font-weight="normal" officeooo:rsid="268c04ea" style:font-style-asian="normal" style:font-weight-asian="normal" style:font-style-complex="normal" style:font-weight-complex="normal"/>
    </style:style>
    <style:style style:name="T793" style:family="text">
      <style:text-properties style:text-position="0% 100%" fo:font-style="normal" style:text-underline-style="none" fo:font-weight="normal" officeooo:rsid="268c50ac" style:font-style-asian="normal" style:font-weight-asian="normal" style:font-style-complex="normal" style:font-weight-complex="normal"/>
    </style:style>
    <style:style style:name="T794" style:family="text">
      <style:text-properties style:text-position="0% 100%" fo:font-style="normal" style:text-underline-style="none" fo:font-weight="normal" officeooo:rsid="268e058b" style:font-style-asian="normal" style:font-weight-asian="normal" style:font-style-complex="normal" style:font-weight-complex="normal"/>
    </style:style>
    <style:style style:name="T795" style:family="text">
      <style:text-properties style:text-position="0% 100%" fo:font-style="normal" style:text-underline-style="none" fo:font-weight="normal" officeooo:rsid="3455956e" style:font-style-asian="normal" style:font-weight-asian="normal" style:font-style-complex="normal" style:font-weight-complex="normal"/>
    </style:style>
    <style:style style:name="T796" style:family="text">
      <style:text-properties style:text-position="0% 100%" fo:font-style="normal" style:text-underline-style="none" fo:font-weight="normal" officeooo:rsid="3456ba88" style:font-style-asian="normal" style:font-weight-asian="normal" style:font-style-complex="normal" style:font-weight-complex="normal"/>
    </style:style>
    <style:style style:name="T797" style:family="text">
      <style:text-properties style:text-position="0% 100%" fo:font-style="normal" style:text-underline-style="none" fo:font-weight="normal" officeooo:rsid="367317e5" style:font-style-asian="normal" style:font-weight-asian="normal" style:font-style-complex="normal" style:font-weight-complex="normal"/>
    </style:style>
    <style:style style:name="T798" style:family="text">
      <style:text-properties style:text-position="0% 100%" fo:font-style="italic" officeooo:rsid="261b0710" style:font-style-asian="italic" style:font-style-complex="italic"/>
    </style:style>
    <style:style style:name="T799" style:family="text">
      <style:text-properties style:text-position="0% 100%" fo:font-style="italic" officeooo:rsid="261e2193" style:font-style-asian="italic" style:font-style-complex="italic"/>
    </style:style>
    <style:style style:name="T800" style:family="text">
      <style:text-properties style:text-position="0% 100%" fo:font-style="italic" officeooo:rsid="26232735" style:font-style-asian="italic" style:font-style-complex="italic"/>
    </style:style>
    <style:style style:name="T801" style:family="text">
      <style:text-properties style:text-position="0% 100%" fo:font-style="italic" officeooo:rsid="262db240" style:font-style-asian="italic" style:font-style-complex="italic"/>
    </style:style>
    <style:style style:name="T802" style:family="text">
      <style:text-properties style:text-position="0% 100%" fo:font-style="italic" officeooo:rsid="367317e5" style:font-style-asian="italic" style:font-style-complex="italic"/>
    </style:style>
    <style:style style:name="T803" style:family="text">
      <style:text-properties style:text-position="0% 100%" fo:font-style="italic" officeooo:rsid="36922ffc" style:font-style-asian="italic" style:font-style-complex="italic"/>
    </style:style>
    <style:style style:name="T804" style:family="text">
      <style:text-properties style:text-position="0% 100%" fo:font-style="italic" officeooo:rsid="3693ef7c" style:font-style-asian="italic" style:font-style-complex="italic"/>
    </style:style>
    <style:style style:name="T805" style:family="text">
      <style:text-properties style:text-position="0% 100%" fo:font-style="italic" officeooo:rsid="36a4edb3" style:font-style-asian="italic" style:font-style-complex="italic"/>
    </style:style>
    <style:style style:name="T806" style:family="text">
      <style:text-properties style:text-position="0% 100%" fo:font-style="italic" officeooo:rsid="36a580c1" style:font-style-asian="italic" style:font-style-complex="italic"/>
    </style:style>
    <style:style style:name="T807" style:family="text">
      <style:text-properties style:text-position="0% 100%" fo:font-style="italic" style:text-underline-style="none" fo:font-weight="normal" officeooo:rsid="266bd0f9" style:font-style-asian="italic" style:font-weight-asian="normal" style:font-style-complex="italic" style:font-weight-complex="normal"/>
    </style:style>
    <style:style style:name="T808" style:family="text">
      <style:text-properties style:text-position="0% 100%" fo:language="ru" fo:country="RU"/>
    </style:style>
    <style:style style:name="T809" style:family="text">
      <style:text-properties style:text-position="0% 100%" fo:language="ru" fo:country="RU" fo:font-style="normal" style:text-underline-style="none" officeooo:rsid="2a66590f" style:font-style-asian="normal" style:font-weight-asian="normal" style:font-style-complex="normal" style:font-weight-complex="normal"/>
    </style:style>
    <style:style style:name="T810" style:family="text">
      <style:text-properties style:text-position="0% 100%" fo:language="ru" fo:country="RU" fo:font-style="normal" style:text-underline-style="none" officeooo:rsid="2a67b033" style:font-style-asian="normal" style:font-weight-asian="normal" style:font-style-complex="normal" style:font-weight-complex="normal"/>
    </style:style>
    <style:style style:name="T811" style:family="text">
      <style:text-properties style:text-position="0% 100%" fo:language="ru" fo:country="RU" fo:font-style="normal" style:text-underline-style="none" officeooo:rsid="2a699ffa" style:font-style-asian="normal" style:font-weight-asian="normal" style:font-style-complex="normal" style:font-weight-complex="normal"/>
    </style:style>
    <style:style style:name="T812" style:family="text">
      <style:text-properties style:text-position="0% 100%" fo:language="ru" fo:country="RU" fo:font-style="normal" style:text-underline-style="none" officeooo:rsid="2a6b2b02" style:font-style-asian="normal" style:font-weight-asian="normal" style:font-style-complex="normal" style:font-weight-complex="normal"/>
    </style:style>
    <style:style style:name="T813" style:family="text">
      <style:text-properties style:text-position="0% 100%" fo:language="ru" fo:country="RU" fo:font-style="normal" style:text-underline-style="none" officeooo:rsid="2a6c64d7" style:font-style-asian="normal" style:font-weight-asian="normal" style:font-style-complex="normal" style:font-weight-complex="normal"/>
    </style:style>
    <style:style style:name="T814" style:family="text">
      <style:text-properties style:text-position="0% 100%" fo:language="ru" fo:country="RU" fo:font-style="normal" style:text-underline-style="none" officeooo:rsid="2a6cb93d" style:font-style-asian="normal" style:font-weight-asian="normal" style:font-style-complex="normal" style:font-weight-complex="normal"/>
    </style:style>
    <style:style style:name="T815" style:family="text">
      <style:text-properties style:text-position="0% 100%" fo:language="ru" fo:country="RU" fo:font-style="normal" style:text-underline-style="none" officeooo:rsid="2a6d4af2" style:font-style-asian="normal" style:font-weight-asian="normal" style:font-style-complex="normal" style:font-weight-complex="normal"/>
    </style:style>
    <style:style style:name="T816" style:family="text">
      <style:text-properties style:text-position="0% 100%" fo:language="ru" fo:country="RU" fo:font-style="normal" style:text-underline-style="none" officeooo:rsid="2a6d7de1" style:font-style-asian="normal" style:font-weight-asian="normal" style:font-style-complex="normal" style:font-weight-complex="normal"/>
    </style:style>
    <style:style style:name="T817" style:family="text">
      <style:text-properties style:text-position="0% 100%" fo:language="ru" fo:country="RU" fo:font-style="normal" style:text-underline-style="none" officeooo:rsid="2a6ec946" style:font-style-asian="normal" style:font-weight-asian="normal" style:font-style-complex="normal" style:font-weight-complex="normal"/>
    </style:style>
    <style:style style:name="T818" style:family="text">
      <style:text-properties style:text-position="0% 100%" fo:language="ru" fo:country="RU" fo:font-style="normal" style:text-underline-style="none" officeooo:rsid="2a6fca4b" style:font-style-asian="normal" style:font-weight-asian="normal" style:font-style-complex="normal" style:font-weight-complex="normal"/>
    </style:style>
    <style:style style:name="T819" style:family="text">
      <style:text-properties style:text-position="0% 100%" fo:language="ru" fo:country="RU" fo:font-style="normal" style:text-underline-style="none" officeooo:rsid="2a702a13" style:font-style-asian="normal" style:font-weight-asian="normal" style:font-style-complex="normal" style:font-weight-complex="normal"/>
    </style:style>
    <style:style style:name="T820" style:family="text">
      <style:text-properties style:text-position="0% 100%" fo:language="ru" fo:country="RU" fo:font-style="normal" style:text-underline-style="none" officeooo:rsid="2a716308" style:font-style-asian="normal" style:font-weight-asian="normal" style:font-style-complex="normal" style:font-weight-complex="normal"/>
    </style:style>
    <style:style style:name="T821" style:family="text">
      <style:text-properties style:text-position="0% 100%" fo:language="ru" fo:country="RU" fo:font-style="normal" style:text-underline-style="none" officeooo:rsid="2a730b84" style:font-style-asian="normal" style:font-weight-asian="normal" style:font-style-complex="normal" style:font-weight-complex="normal"/>
    </style:style>
    <style:style style:name="T822" style:family="text">
      <style:text-properties style:text-position="0% 100%" fo:language="ru" fo:country="RU" fo:font-style="normal" style:text-underline-style="none" officeooo:rsid="2a73bc31" style:font-style-asian="normal" style:font-weight-asian="normal" style:font-style-complex="normal" style:font-weight-complex="normal"/>
    </style:style>
    <style:style style:name="T823" style:family="text">
      <style:text-properties style:text-position="0% 100%" fo:language="ru" fo:country="RU" fo:font-style="normal" style:text-underline-style="none" officeooo:rsid="0019f43d" style:font-style-asian="normal" style:font-weight-asian="normal" style:font-style-complex="normal" style:font-weight-complex="normal"/>
    </style:style>
    <style:style style:name="T824" style:family="text">
      <style:text-properties style:text-position="0% 100%" fo:language="ru" fo:country="RU" fo:font-style="normal" style:text-underline-style="none" officeooo:rsid="2a73fb83" style:font-style-asian="normal" style:font-weight-asian="normal" style:font-style-complex="normal" style:font-weight-complex="normal"/>
    </style:style>
    <style:style style:name="T825" style:family="text">
      <style:text-properties style:text-position="0% 100%" fo:language="ru" fo:country="RU" fo:font-style="normal" style:text-underline-style="none" officeooo:rsid="2a775ed9" style:font-style-asian="normal" style:font-weight-asian="normal" style:font-style-complex="normal" style:font-weight-complex="normal"/>
    </style:style>
    <style:style style:name="T826" style:family="text">
      <style:text-properties style:text-position="0% 100%" fo:language="ru" fo:country="RU" fo:font-style="normal" style:text-underline-style="none" officeooo:rsid="2a786a1c" style:font-style-asian="normal" style:font-weight-asian="normal" style:font-style-complex="normal" style:font-weight-complex="normal"/>
    </style:style>
    <style:style style:name="T827" style:family="text">
      <style:text-properties style:text-position="0% 100%" fo:language="ru" fo:country="RU" fo:font-style="normal" style:text-underline-style="none" officeooo:rsid="2a790d9d" style:font-style-asian="normal" style:font-weight-asian="normal" style:font-style-complex="normal" style:font-weight-complex="normal"/>
    </style:style>
    <style:style style:name="T828" style:family="text">
      <style:text-properties style:text-position="0% 100%" fo:language="ru" fo:country="RU" fo:font-style="normal" style:text-underline-style="none" officeooo:rsid="2a7a5147" style:font-style-asian="normal" style:font-weight-asian="normal" style:font-style-complex="normal" style:font-weight-complex="normal"/>
    </style:style>
    <style:style style:name="T829" style:family="text">
      <style:text-properties style:text-position="0% 100%" fo:language="ru" fo:country="RU" fo:font-style="normal" style:text-underline-style="none" officeooo:rsid="2a7ad9b3" style:font-style-asian="normal" style:font-weight-asian="normal" style:font-style-complex="normal" style:font-weight-complex="normal"/>
    </style:style>
    <style:style style:name="T830" style:family="text">
      <style:text-properties style:text-position="0% 100%" fo:language="ru" fo:country="RU" fo:font-style="normal" style:text-underline-style="none" officeooo:rsid="2a7c5452" style:font-style-asian="normal" style:font-weight-asian="normal" style:font-style-complex="normal" style:font-weight-complex="normal"/>
    </style:style>
    <style:style style:name="T831" style:family="text">
      <style:text-properties style:text-position="0% 100%" fo:language="ru" fo:country="RU" fo:font-style="normal" style:text-underline-style="none" officeooo:rsid="2b413291" style:font-style-asian="normal" style:font-weight-asian="normal" style:font-style-complex="normal" style:font-weight-complex="normal"/>
    </style:style>
    <style:style style:name="T832" style:family="text">
      <style:text-properties style:text-position="0% 100%" fo:language="ru" fo:country="RU" fo:font-style="italic" style:text-underline-style="none" officeooo:rsid="2a6fca4b" style:font-style-asian="italic" style:font-weight-asian="normal" style:font-style-complex="italic" style:font-weight-complex="normal"/>
    </style:style>
    <style:style style:name="T833" style:family="text">
      <style:text-properties style:text-position="0% 100%" fo:language="ru" fo:country="RU" fo:font-style="italic" style:text-underline-style="none" officeooo:rsid="2a73fb83" style:font-style-asian="italic" style:font-weight-asian="normal" style:font-style-complex="italic" style:font-weight-complex="normal"/>
    </style:style>
    <style:style style:name="T834" style:family="text">
      <style:text-properties style:text-position="0% 100%" fo:language="ru" fo:country="RU" officeooo:rsid="31675a22"/>
    </style:style>
    <style:style style:name="T835" style:family="text">
      <style:text-properties style:text-position="0% 100%" style:font-name="Liberation Serif1" fo:font-style="normal" style:text-underline-style="none" fo:font-weight="normal" officeooo:rsid="366b985c" style:font-style-asian="normal" style:font-weight-asian="normal" style:font-style-complex="normal" style:font-weight-complex="normal"/>
    </style:style>
    <style:style style:name="T836" style:family="text">
      <style:text-properties style:text-position="0% 100%" style:font-name="Liberation Serif1" fo:font-style="normal" style:text-underline-style="none" fo:font-weight="normal" officeooo:rsid="366d22cb" style:font-style-asian="normal" style:font-weight-asian="normal" style:font-style-complex="normal" style:font-weight-complex="normal"/>
    </style:style>
    <style:style style:name="T837" style:family="text">
      <style:text-properties style:text-position="0% 100%" officeooo:rsid="1327ae62"/>
    </style:style>
    <style:style style:name="T838" style:family="text">
      <style:text-properties style:text-position="0% 100%" officeooo:rsid="3674e250"/>
    </style:style>
    <style:style style:name="T839" style:family="text">
      <style:text-properties style:text-position="0% 100%" officeooo:rsid="3675b426"/>
    </style:style>
    <style:style style:name="T840" style:family="text">
      <style:text-properties style:text-position="0% 100%" officeooo:rsid="3675ef59"/>
    </style:style>
    <style:style style:name="T841" style:family="text">
      <style:text-properties style:text-position="0% 100%" officeooo:rsid="3677ea6d"/>
    </style:style>
    <style:style style:name="T842" style:family="text">
      <style:text-properties style:text-position="0% 100%" officeooo:rsid="367959e1"/>
    </style:style>
    <style:style style:name="T843" style:family="text">
      <style:text-properties style:text-position="0% 100%" officeooo:rsid="367ab140"/>
    </style:style>
    <style:style style:name="T844" style:family="text">
      <style:text-properties style:text-position="0% 100%" officeooo:rsid="367c8ac6"/>
    </style:style>
    <style:style style:name="T845" style:family="text">
      <style:text-properties style:text-position="0% 100%" officeooo:rsid="367e6a04"/>
    </style:style>
    <style:style style:name="T846" style:family="text">
      <style:text-properties style:text-position="0% 100%" officeooo:rsid="36803b8e"/>
    </style:style>
    <style:style style:name="T847" style:family="text">
      <style:text-properties style:text-position="0% 100%" officeooo:rsid="36815707"/>
    </style:style>
    <style:style style:name="T848" style:family="text">
      <style:text-properties style:text-position="0% 100%" officeooo:rsid="3683154d"/>
    </style:style>
    <style:style style:name="T849" style:family="text">
      <style:text-properties style:text-position="0% 100%" officeooo:rsid="36845962"/>
    </style:style>
    <style:style style:name="T850" style:family="text">
      <style:text-properties style:text-position="0% 100%" officeooo:rsid="36854636"/>
    </style:style>
    <style:style style:name="T851" style:family="text">
      <style:text-properties style:text-position="0% 100%" officeooo:rsid="36855ec5"/>
    </style:style>
    <style:style style:name="T852" style:family="text">
      <style:text-properties style:text-position="0% 100%" officeooo:rsid="3686ba10"/>
    </style:style>
    <style:style style:name="T853" style:family="text">
      <style:text-properties style:text-position="0% 100%" officeooo:rsid="36886a0f"/>
    </style:style>
    <style:style style:name="T854" style:family="text">
      <style:text-properties style:text-position="0% 100%" officeooo:rsid="3688a4a3"/>
    </style:style>
    <style:style style:name="T855" style:family="text">
      <style:text-properties style:text-position="0% 100%" officeooo:rsid="3688f881"/>
    </style:style>
    <style:style style:name="T856" style:family="text">
      <style:text-properties style:text-position="0% 100%" officeooo:rsid="368a9145"/>
    </style:style>
    <style:style style:name="T857" style:family="text">
      <style:text-properties style:text-position="0% 100%" officeooo:rsid="368c4dca"/>
    </style:style>
    <style:style style:name="T858" style:family="text">
      <style:text-properties style:text-position="0% 100%" officeooo:rsid="368d4000"/>
    </style:style>
    <style:style style:name="T859" style:family="text">
      <style:text-properties style:text-position="0% 100%" officeooo:rsid="368dbc21"/>
    </style:style>
    <style:style style:name="T860" style:family="text">
      <style:text-properties style:text-position="0% 100%" officeooo:rsid="368f293f"/>
    </style:style>
    <style:style style:name="T861" style:family="text">
      <style:text-properties style:text-position="0% 100%" officeooo:rsid="3690904f"/>
    </style:style>
    <style:style style:name="T862" style:family="text">
      <style:text-properties style:text-position="0% 100%" officeooo:rsid="36914afc"/>
    </style:style>
    <style:style style:name="T863" style:family="text">
      <style:text-properties style:text-position="0% 100%" officeooo:rsid="36922ffc"/>
    </style:style>
    <style:style style:name="T864" style:family="text">
      <style:text-properties style:text-position="0% 100%" officeooo:rsid="3692a64f"/>
    </style:style>
    <style:style style:name="T865" style:family="text">
      <style:text-properties style:text-position="0% 100%" officeooo:rsid="36931d64"/>
    </style:style>
    <style:style style:name="T866" style:family="text">
      <style:text-properties style:text-position="0% 100%" officeooo:rsid="36932de6"/>
    </style:style>
    <style:style style:name="T867" style:family="text">
      <style:text-properties style:text-position="0% 100%" officeooo:rsid="36935832"/>
    </style:style>
    <style:style style:name="T868" style:family="text">
      <style:text-properties style:text-position="0% 100%" officeooo:rsid="3693ef7c"/>
    </style:style>
    <style:style style:name="T869" style:family="text">
      <style:text-properties style:text-position="0% 100%" officeooo:rsid="36955053"/>
    </style:style>
    <style:style style:name="T870" style:family="text">
      <style:text-properties style:text-position="0% 100%" officeooo:rsid="36957e01"/>
    </style:style>
    <style:style style:name="T871" style:family="text">
      <style:text-properties style:text-position="0% 100%" officeooo:rsid="3695cc5a"/>
    </style:style>
    <style:style style:name="T872" style:family="text">
      <style:text-properties style:text-position="0% 100%" officeooo:rsid="36967724"/>
    </style:style>
    <style:style style:name="T873" style:family="text">
      <style:text-properties style:text-position="0% 100%" officeooo:rsid="36977102"/>
    </style:style>
    <style:style style:name="T874" style:family="text">
      <style:text-properties style:text-position="0% 100%" officeooo:rsid="36995388"/>
    </style:style>
    <style:style style:name="T875" style:family="text">
      <style:text-properties style:text-position="0% 100%" officeooo:rsid="369aae96"/>
    </style:style>
    <style:style style:name="T876" style:family="text">
      <style:text-properties style:text-position="0% 100%" officeooo:rsid="367317e5"/>
    </style:style>
    <style:style style:name="T877" style:family="text">
      <style:text-properties style:text-position="0% 100%" officeooo:rsid="369c72b6"/>
    </style:style>
    <style:style style:name="T878" style:family="text">
      <style:text-properties style:text-position="0% 100%" officeooo:rsid="369cfebb"/>
    </style:style>
    <style:style style:name="T879" style:family="text">
      <style:text-properties style:text-position="0% 100%" officeooo:rsid="369deba4"/>
    </style:style>
    <style:style style:name="T880" style:family="text">
      <style:text-properties style:text-position="0% 100%" officeooo:rsid="369f2581"/>
    </style:style>
    <style:style style:name="T881" style:family="text">
      <style:text-properties style:text-position="0% 100%" officeooo:rsid="36a01a69"/>
    </style:style>
    <style:style style:name="T882" style:family="text">
      <style:text-properties style:text-position="0% 100%" officeooo:rsid="36a184c0"/>
    </style:style>
    <style:style style:name="T883" style:family="text">
      <style:text-properties style:text-position="0% 100%" officeooo:rsid="36a1c866"/>
    </style:style>
    <style:style style:name="T884" style:family="text">
      <style:text-properties style:text-position="0% 100%" officeooo:rsid="36a36b0a"/>
    </style:style>
    <style:style style:name="T885" style:family="text">
      <style:text-properties style:text-position="0% 100%" officeooo:rsid="36a4edb3"/>
    </style:style>
    <style:style style:name="T886" style:family="text">
      <style:text-properties style:text-position="0% 100%" officeooo:rsid="0019f43d"/>
    </style:style>
    <style:style style:name="T887" style:family="text">
      <style:text-properties style:text-position="0% 100%" officeooo:rsid="36a5648a"/>
    </style:style>
    <style:style style:name="T888" style:family="text">
      <style:text-properties style:text-position="0% 100%" officeooo:rsid="36a580c1"/>
    </style:style>
    <style:style style:name="T889" style:family="text">
      <style:text-properties style:text-position="0% 100%" officeooo:rsid="36a786d8"/>
    </style:style>
    <style:style style:name="T890" style:family="text">
      <style:text-properties style:text-position="0% 100%" officeooo:rsid="36a85673"/>
    </style:style>
    <style:style style:name="T891" style:family="text">
      <style:text-properties style:text-position="0% 100%" officeooo:rsid="36aa4ecb"/>
    </style:style>
    <style:style style:name="T892" style:family="text">
      <style:text-properties style:text-position="0% 100%" officeooo:rsid="36aa8940"/>
    </style:style>
    <style:style style:name="T893" style:family="text">
      <style:text-properties style:text-position="0% 100%" officeooo:rsid="36ab38a2"/>
    </style:style>
    <style:style style:name="T894" style:family="text">
      <style:text-properties style:text-position="0% 100%" officeooo:rsid="36ac21dd"/>
    </style:style>
    <style:style style:name="T895" style:family="text">
      <style:text-properties style:text-position="0% 100%" officeooo:rsid="36ac66ec"/>
    </style:style>
    <style:style style:name="T896" style:family="text">
      <style:text-properties style:text-position="0% 100%" officeooo:rsid="36ae163b"/>
    </style:style>
    <style:style style:name="T897" style:family="text">
      <style:text-properties style:text-position="0% 100%" officeooo:rsid="36af40cb"/>
    </style:style>
    <style:style style:name="T898" style:family="text">
      <style:text-properties style:text-position="0% 100%" officeooo:rsid="36b1390e"/>
    </style:style>
    <style:style style:name="T899" style:family="text">
      <style:text-properties fo:font-variant="small-caps" officeooo:rsid="25e231ae"/>
    </style:style>
    <style:style style:name="T900" style:family="text">
      <style:text-properties fo:font-variant="small-caps" officeooo:rsid="2883c0f2"/>
    </style:style>
    <style:style style:name="T901" style:family="text">
      <style:text-properties fo:font-variant="small-caps" officeooo:rsid="2889d7f3"/>
    </style:style>
    <style:style style:name="T902" style:family="text">
      <style:text-properties officeooo:rsid="25f1e6e5"/>
    </style:style>
    <style:style style:name="T903" style:family="text">
      <style:text-properties officeooo:rsid="25f4d45a"/>
    </style:style>
    <style:style style:name="T904" style:family="text">
      <style:text-properties officeooo:rsid="25f4d82f"/>
    </style:style>
    <style:style style:name="T905" style:family="text">
      <style:text-properties officeooo:rsid="25fc104b"/>
    </style:style>
    <style:style style:name="T906" style:family="text">
      <style:text-properties officeooo:rsid="26039648"/>
    </style:style>
    <style:style style:name="T907" style:family="text">
      <style:text-properties officeooo:rsid="269f958d"/>
    </style:style>
    <style:style style:name="T908" style:family="text">
      <style:text-properties officeooo:rsid="26a0152e"/>
    </style:style>
    <style:style style:name="T909" style:family="text">
      <style:text-properties officeooo:rsid="26a1e005"/>
    </style:style>
    <style:style style:name="T910" style:family="text">
      <style:text-properties officeooo:rsid="26a3629f"/>
    </style:style>
    <style:style style:name="T911" style:family="text">
      <style:text-properties officeooo:rsid="26cc0495"/>
    </style:style>
    <style:style style:name="T912" style:family="text">
      <style:text-properties officeooo:rsid="26dcf35d"/>
    </style:style>
    <style:style style:name="T913" style:family="text">
      <style:text-properties officeooo:rsid="26eb53bb"/>
    </style:style>
    <style:style style:name="T914" style:family="text">
      <style:text-properties officeooo:rsid="26ed0b05"/>
    </style:style>
    <style:style style:name="T915" style:family="text">
      <style:text-properties style:text-underline-style="none" fo:font-weight="normal" style:font-weight-asian="normal" style:font-weight-complex="normal"/>
    </style:style>
    <style:style style:name="T916" style:family="text">
      <style:text-properties style:text-underline-style="none" fo:font-weight="normal" officeooo:rsid="0019f43d" style:font-weight-asian="normal" style:font-weight-complex="normal"/>
    </style:style>
    <style:style style:name="T917" style:family="text">
      <style:text-properties style:text-underline-style="none" fo:font-weight="normal" officeooo:rsid="26f0cc49" style:font-weight-asian="normal" style:font-weight-complex="normal"/>
    </style:style>
    <style:style style:name="T918" style:family="text">
      <style:text-properties style:text-underline-style="none" fo:font-weight="normal" officeooo:rsid="26f21b8e" style:font-weight-asian="normal" style:font-weight-complex="normal"/>
    </style:style>
    <style:style style:name="T919" style:family="text">
      <style:text-properties style:text-underline-style="none" fo:font-weight="normal" officeooo:rsid="26f22fdd" style:font-weight-asian="normal" style:font-weight-complex="normal"/>
    </style:style>
    <style:style style:name="T920" style:family="text">
      <style:text-properties style:text-underline-style="none" fo:font-weight="normal" officeooo:rsid="26f3a31f" style:font-weight-asian="normal" style:font-weight-complex="normal"/>
    </style:style>
    <style:style style:name="T921" style:family="text">
      <style:text-properties style:text-underline-style="none" fo:font-weight="normal" officeooo:rsid="26f3bf79" style:font-weight-asian="normal" style:font-weight-complex="normal"/>
    </style:style>
    <style:style style:name="T922" style:family="text">
      <style:text-properties style:text-underline-style="none" fo:font-weight="normal" officeooo:rsid="26f62f41" style:font-weight-asian="normal" style:font-weight-complex="normal"/>
    </style:style>
    <style:style style:name="T923" style:family="text">
      <style:text-properties style:text-underline-style="none" fo:font-weight="normal" officeooo:rsid="26f7305a" style:font-weight-asian="normal" style:font-weight-complex="normal"/>
    </style:style>
    <style:style style:name="T924" style:family="text">
      <style:text-properties style:text-underline-style="none" fo:font-weight="normal" officeooo:rsid="26f8d740" style:font-weight-asian="normal" style:font-weight-complex="normal"/>
    </style:style>
    <style:style style:name="T925" style:family="text">
      <style:text-properties style:text-underline-style="none" fo:font-weight="normal" officeooo:rsid="26f9ab08" style:font-weight-asian="normal" style:font-weight-complex="normal"/>
    </style:style>
    <style:style style:name="T926" style:family="text">
      <style:text-properties style:text-underline-style="none" fo:font-weight="normal" officeooo:rsid="26fa35ab" style:font-weight-asian="normal" style:font-weight-complex="normal"/>
    </style:style>
    <style:style style:name="T927" style:family="text">
      <style:text-properties style:text-underline-style="none" fo:font-weight="normal" officeooo:rsid="26fbb10a" style:font-weight-asian="normal" style:font-weight-complex="normal"/>
    </style:style>
    <style:style style:name="T928" style:family="text">
      <style:text-properties style:text-underline-style="none" fo:font-weight="normal" officeooo:rsid="26fcaa46" style:font-weight-asian="normal" style:font-weight-complex="normal"/>
    </style:style>
    <style:style style:name="T929" style:family="text">
      <style:text-properties style:text-underline-style="none" fo:font-weight="normal" officeooo:rsid="26fda3be" style:font-weight-asian="normal" style:font-weight-complex="normal"/>
    </style:style>
    <style:style style:name="T930" style:family="text">
      <style:text-properties style:text-underline-style="none" fo:font-weight="normal" officeooo:rsid="27006521" style:font-weight-asian="normal" style:font-weight-complex="normal"/>
    </style:style>
    <style:style style:name="T931" style:family="text">
      <style:text-properties style:text-underline-style="none" fo:font-weight="normal" officeooo:rsid="27023623" style:font-weight-asian="normal" style:font-weight-complex="normal"/>
    </style:style>
    <style:style style:name="T932" style:family="text">
      <style:text-properties style:text-underline-style="none" fo:font-weight="normal" officeooo:rsid="27027f67" style:font-weight-asian="normal" style:font-weight-complex="normal"/>
    </style:style>
    <style:style style:name="T933" style:family="text">
      <style:text-properties style:text-underline-style="none" fo:font-weight="normal" officeooo:rsid="2702d68f" style:font-weight-asian="normal" style:font-weight-complex="normal"/>
    </style:style>
    <style:style style:name="T934" style:family="text">
      <style:text-properties style:text-underline-style="none" fo:font-weight="normal" officeooo:rsid="2704a272" style:font-weight-asian="normal" style:font-weight-complex="normal"/>
    </style:style>
    <style:style style:name="T935" style:family="text">
      <style:text-properties style:text-underline-style="none" fo:font-weight="normal" officeooo:rsid="270632ed" style:font-weight-asian="normal" style:font-weight-complex="normal"/>
    </style:style>
    <style:style style:name="T936" style:family="text">
      <style:text-properties style:text-underline-style="none" fo:font-weight="normal" officeooo:rsid="2707a573" style:font-weight-asian="normal" style:font-weight-complex="normal"/>
    </style:style>
    <style:style style:name="T937" style:family="text">
      <style:text-properties style:text-underline-style="none" fo:font-weight="normal" officeooo:rsid="2707e481" style:font-weight-asian="normal" style:font-weight-complex="normal"/>
    </style:style>
    <style:style style:name="T938" style:family="text">
      <style:text-properties style:text-underline-style="none" fo:font-weight="normal" officeooo:rsid="2708aec8" style:font-weight-asian="normal" style:font-weight-complex="normal"/>
    </style:style>
    <style:style style:name="T939" style:family="text">
      <style:text-properties style:text-underline-style="none" fo:font-weight="normal" officeooo:rsid="270a6a8f" style:font-weight-asian="normal" style:font-weight-complex="normal"/>
    </style:style>
    <style:style style:name="T940" style:family="text">
      <style:text-properties style:text-underline-style="none" fo:font-weight="normal" officeooo:rsid="270c6309" style:font-weight-asian="normal" style:font-weight-complex="normal"/>
    </style:style>
    <style:style style:name="T941" style:family="text">
      <style:text-properties style:text-underline-style="none" fo:font-weight="normal" officeooo:rsid="270cfbf9" style:font-weight-asian="normal" style:font-weight-complex="normal"/>
    </style:style>
    <style:style style:name="T942" style:family="text">
      <style:text-properties style:text-underline-style="none" fo:font-weight="normal" officeooo:rsid="270d27e3" style:font-weight-asian="normal" style:font-weight-complex="normal"/>
    </style:style>
    <style:style style:name="T943" style:family="text">
      <style:text-properties style:text-underline-style="none" fo:font-weight="normal" officeooo:rsid="270daf30" style:font-weight-asian="normal" style:font-weight-complex="normal"/>
    </style:style>
    <style:style style:name="T944" style:family="text">
      <style:text-properties style:text-underline-style="none" fo:font-weight="normal" officeooo:rsid="270fa282" style:font-weight-asian="normal" style:font-weight-complex="normal"/>
    </style:style>
    <style:style style:name="T945" style:family="text">
      <style:text-properties style:text-underline-style="none" fo:font-weight="normal" officeooo:rsid="270ff4d6" style:font-weight-asian="normal" style:font-weight-complex="normal"/>
    </style:style>
    <style:style style:name="T946" style:family="text">
      <style:text-properties style:text-underline-style="none" fo:font-weight="normal" officeooo:rsid="27103237" style:font-weight-asian="normal" style:font-weight-complex="normal"/>
    </style:style>
    <style:style style:name="T947" style:family="text">
      <style:text-properties style:text-underline-style="none" fo:font-weight="normal" officeooo:rsid="2710fcd3" style:font-weight-asian="normal" style:font-weight-complex="normal"/>
    </style:style>
    <style:style style:name="T948" style:family="text">
      <style:text-properties style:text-underline-style="none" fo:font-weight="normal" officeooo:rsid="271195a6" style:font-weight-asian="normal" style:font-weight-complex="normal"/>
    </style:style>
    <style:style style:name="T949" style:family="text">
      <style:text-properties style:text-underline-style="none" fo:font-weight="normal" officeooo:rsid="2712928d" style:font-weight-asian="normal" style:font-weight-complex="normal"/>
    </style:style>
    <style:style style:name="T950" style:family="text">
      <style:text-properties style:text-underline-style="none" fo:font-weight="normal" officeooo:rsid="27148fb0" style:font-weight-asian="normal" style:font-weight-complex="normal"/>
    </style:style>
    <style:style style:name="T951" style:family="text">
      <style:text-properties style:text-underline-style="none" fo:font-weight="normal" officeooo:rsid="2715cddd" style:font-weight-asian="normal" style:font-weight-complex="normal"/>
    </style:style>
    <style:style style:name="T952" style:family="text">
      <style:text-properties style:text-underline-style="none" fo:font-weight="normal" officeooo:rsid="27173529" style:font-weight-asian="normal" style:font-weight-complex="normal"/>
    </style:style>
    <style:style style:name="T953" style:family="text">
      <style:text-properties style:text-underline-style="none" fo:font-weight="normal" officeooo:rsid="27185c00" style:font-weight-asian="normal" style:font-weight-complex="normal"/>
    </style:style>
    <style:style style:name="T954" style:family="text">
      <style:text-properties style:text-underline-style="none" fo:font-weight="normal" officeooo:rsid="271971ed" style:font-weight-asian="normal" style:font-weight-complex="normal"/>
    </style:style>
    <style:style style:name="T955" style:family="text">
      <style:text-properties style:text-underline-style="none" fo:font-weight="normal" officeooo:rsid="271a423d" style:font-weight-asian="normal" style:font-weight-complex="normal"/>
    </style:style>
    <style:style style:name="T956" style:family="text">
      <style:text-properties style:text-underline-style="none" fo:font-weight="normal" officeooo:rsid="271bfd50" style:font-weight-asian="normal" style:font-weight-complex="normal"/>
    </style:style>
    <style:style style:name="T957" style:family="text">
      <style:text-properties style:text-underline-style="none" fo:font-weight="normal" officeooo:rsid="271f5f6f" style:font-weight-asian="normal" style:font-weight-complex="normal"/>
    </style:style>
    <style:style style:name="T958" style:family="text">
      <style:text-properties style:text-underline-style="none" fo:font-weight="normal" officeooo:rsid="2720d5c9" style:font-weight-asian="normal" style:font-weight-complex="normal"/>
    </style:style>
    <style:style style:name="T959" style:family="text">
      <style:text-properties style:text-underline-style="none" fo:font-weight="normal" officeooo:rsid="27224ca8" style:font-weight-asian="normal" style:font-weight-complex="normal"/>
    </style:style>
    <style:style style:name="T960" style:family="text">
      <style:text-properties style:text-underline-style="none" fo:font-weight="normal" officeooo:rsid="2722d556" style:font-weight-asian="normal" style:font-weight-complex="normal"/>
    </style:style>
    <style:style style:name="T961" style:family="text">
      <style:text-properties style:text-underline-style="none" fo:font-weight="normal" officeooo:rsid="2722f2f5" style:font-weight-asian="normal" style:font-weight-complex="normal"/>
    </style:style>
    <style:style style:name="T962" style:family="text">
      <style:text-properties style:text-underline-style="none" fo:font-weight="normal" officeooo:rsid="272356cf" style:font-weight-asian="normal" style:font-weight-complex="normal"/>
    </style:style>
    <style:style style:name="T963" style:family="text">
      <style:text-properties style:text-underline-style="none" fo:font-weight="normal" officeooo:rsid="2723cfb4" style:font-weight-asian="normal" style:font-weight-complex="normal"/>
    </style:style>
    <style:style style:name="T964" style:family="text">
      <style:text-properties style:text-underline-style="none" fo:font-weight="normal" officeooo:rsid="27247e22" style:font-weight-asian="normal" style:font-weight-complex="normal"/>
    </style:style>
    <style:style style:name="T965" style:family="text">
      <style:text-properties style:text-underline-style="none" fo:font-weight="normal" officeooo:rsid="27247e8b" style:font-weight-asian="normal" style:font-weight-complex="normal"/>
    </style:style>
    <style:style style:name="T966" style:family="text">
      <style:text-properties style:text-underline-style="none" fo:font-weight="normal" officeooo:rsid="2724e8e4" style:font-weight-asian="normal" style:font-weight-complex="normal"/>
    </style:style>
    <style:style style:name="T967" style:family="text">
      <style:text-properties style:text-underline-style="none" fo:font-weight="normal" officeooo:rsid="2725c098" style:font-weight-asian="normal" style:font-weight-complex="normal"/>
    </style:style>
    <style:style style:name="T968" style:family="text">
      <style:text-properties style:text-underline-style="none" fo:font-weight="normal" officeooo:rsid="272730b4" style:font-weight-asian="normal" style:font-weight-complex="normal"/>
    </style:style>
    <style:style style:name="T969" style:family="text">
      <style:text-properties style:text-underline-style="none" fo:font-weight="normal" officeooo:rsid="2727b186" style:font-weight-asian="normal" style:font-weight-complex="normal"/>
    </style:style>
    <style:style style:name="T970" style:family="text">
      <style:text-properties style:text-underline-style="none" fo:font-weight="normal" officeooo:rsid="2727d71f" style:font-weight-asian="normal" style:font-weight-complex="normal"/>
    </style:style>
    <style:style style:name="T971" style:family="text">
      <style:text-properties style:text-underline-style="none" fo:font-weight="normal" officeooo:rsid="27294290" style:font-weight-asian="normal" style:font-weight-complex="normal"/>
    </style:style>
    <style:style style:name="T972" style:family="text">
      <style:text-properties style:text-underline-style="none" fo:font-weight="normal" officeooo:rsid="272991f3" style:font-weight-asian="normal" style:font-weight-complex="normal"/>
    </style:style>
    <style:style style:name="T973" style:family="text">
      <style:text-properties style:text-underline-style="none" fo:font-weight="normal" officeooo:rsid="2729e5be" style:font-weight-asian="normal" style:font-weight-complex="normal"/>
    </style:style>
    <style:style style:name="T974" style:family="text">
      <style:text-properties style:text-underline-style="none" fo:font-weight="normal" officeooo:rsid="272a22ed" style:font-weight-asian="normal" style:font-weight-complex="normal"/>
    </style:style>
    <style:style style:name="T975" style:family="text">
      <style:text-properties style:text-underline-style="none" fo:font-weight="normal" officeooo:rsid="272c026e" style:font-weight-asian="normal" style:font-weight-complex="normal"/>
    </style:style>
    <style:style style:name="T976" style:family="text">
      <style:text-properties style:text-underline-style="none" fo:font-weight="normal" officeooo:rsid="272dea0f" style:font-weight-asian="normal" style:font-weight-complex="normal"/>
    </style:style>
    <style:style style:name="T977" style:family="text">
      <style:text-properties style:text-underline-style="none" fo:font-weight="normal" officeooo:rsid="272ed242" style:font-weight-asian="normal" style:font-weight-complex="normal"/>
    </style:style>
    <style:style style:name="T978" style:family="text">
      <style:text-properties style:text-underline-style="none" fo:font-weight="normal" officeooo:rsid="273175db" style:font-weight-asian="normal" style:font-weight-complex="normal"/>
    </style:style>
    <style:style style:name="T979" style:family="text">
      <style:text-properties style:text-underline-style="none" fo:font-weight="normal" officeooo:rsid="27319936" style:font-weight-asian="normal" style:font-weight-complex="normal"/>
    </style:style>
    <style:style style:name="T980" style:family="text">
      <style:text-properties style:text-underline-style="none" fo:font-weight="normal" officeooo:rsid="27334f0b" style:font-weight-asian="normal" style:font-weight-complex="normal"/>
    </style:style>
    <style:style style:name="T981" style:family="text">
      <style:text-properties style:text-underline-style="none" fo:font-weight="normal" officeooo:rsid="2734e802" style:font-weight-asian="normal" style:font-weight-complex="normal"/>
    </style:style>
    <style:style style:name="T982" style:family="text">
      <style:text-properties style:text-underline-style="none" fo:font-weight="normal" officeooo:rsid="2736e69d" style:font-weight-asian="normal" style:font-weight-complex="normal"/>
    </style:style>
    <style:style style:name="T983" style:family="text">
      <style:text-properties style:text-underline-style="none" fo:font-weight="normal" officeooo:rsid="2737528f" style:font-weight-asian="normal" style:font-weight-complex="normal"/>
    </style:style>
    <style:style style:name="T984" style:family="text">
      <style:text-properties style:text-underline-style="none" fo:font-weight="normal" officeooo:rsid="2738adc1" style:font-weight-asian="normal" style:font-weight-complex="normal"/>
    </style:style>
    <style:style style:name="T985" style:family="text">
      <style:text-properties style:text-underline-style="none" fo:font-weight="normal" officeooo:rsid="273b619b" style:font-weight-asian="normal" style:font-weight-complex="normal"/>
    </style:style>
    <style:style style:name="T986" style:family="text">
      <style:text-properties style:text-underline-style="none" fo:font-weight="normal" officeooo:rsid="273c878f" style:font-weight-asian="normal" style:font-weight-complex="normal"/>
    </style:style>
    <style:style style:name="T987" style:family="text">
      <style:text-properties style:text-underline-style="none" fo:font-weight="normal" officeooo:rsid="273e3c18" style:font-weight-asian="normal" style:font-weight-complex="normal"/>
    </style:style>
    <style:style style:name="T988" style:family="text">
      <style:text-properties style:text-underline-style="none" fo:font-weight="normal" officeooo:rsid="273fbe86" style:font-weight-asian="normal" style:font-weight-complex="normal"/>
    </style:style>
    <style:style style:name="T989" style:family="text">
      <style:text-properties style:text-underline-style="none" fo:font-weight="normal" officeooo:rsid="274058d9" style:font-weight-asian="normal" style:font-weight-complex="normal"/>
    </style:style>
    <style:style style:name="T990" style:family="text">
      <style:text-properties style:text-underline-style="none" fo:font-weight="normal" officeooo:rsid="2741314a" style:font-weight-asian="normal" style:font-weight-complex="normal"/>
    </style:style>
    <style:style style:name="T991" style:family="text">
      <style:text-properties style:text-underline-style="none" fo:font-weight="normal" officeooo:rsid="27423fe9" style:font-weight-asian="normal" style:font-weight-complex="normal"/>
    </style:style>
    <style:style style:name="T992" style:family="text">
      <style:text-properties style:text-underline-style="none" fo:font-weight="normal" officeooo:rsid="27438709" style:font-weight-asian="normal" style:font-weight-complex="normal"/>
    </style:style>
    <style:style style:name="T993" style:family="text">
      <style:text-properties style:text-underline-style="none" fo:font-weight="normal" officeooo:rsid="2744eaed" style:font-weight-asian="normal" style:font-weight-complex="normal"/>
    </style:style>
    <style:style style:name="T994" style:family="text">
      <style:text-properties style:text-underline-style="none" fo:font-weight="normal" officeooo:rsid="27453f2c" style:font-weight-asian="normal" style:font-weight-complex="normal"/>
    </style:style>
    <style:style style:name="T995" style:family="text">
      <style:text-properties style:text-underline-style="none" fo:font-weight="normal" officeooo:rsid="2746b4e9" style:font-weight-asian="normal" style:font-weight-complex="normal"/>
    </style:style>
    <style:style style:name="T996" style:family="text">
      <style:text-properties officeooo:rsid="2746b4e9"/>
    </style:style>
    <style:style style:name="T997" style:family="text">
      <style:text-properties officeooo:rsid="2746c2d5"/>
    </style:style>
    <style:style style:name="T998" style:family="text">
      <style:text-properties officeooo:rsid="27479bbb"/>
    </style:style>
    <style:style style:name="T999" style:family="text">
      <style:text-properties officeooo:rsid="27480677"/>
    </style:style>
    <style:style style:name="T1000" style:family="text">
      <style:text-properties officeooo:rsid="2748728f"/>
    </style:style>
    <style:style style:name="T1001" style:family="text">
      <style:text-properties officeooo:rsid="274a9426"/>
    </style:style>
    <style:style style:name="T1002" style:family="text">
      <style:text-properties officeooo:rsid="27513c03"/>
    </style:style>
    <style:style style:name="T1003" style:family="text">
      <style:text-properties officeooo:rsid="2753fff0"/>
    </style:style>
    <style:style style:name="T1004" style:family="text">
      <style:text-properties officeooo:rsid="2754e837"/>
    </style:style>
    <style:style style:name="T1005" style:family="text">
      <style:text-properties officeooo:rsid="2755efe5"/>
    </style:style>
    <style:style style:name="T1006" style:family="text">
      <style:text-properties officeooo:rsid="2762abb0"/>
    </style:style>
    <style:style style:name="T1007" style:family="text">
      <style:text-properties officeooo:rsid="276b8745"/>
    </style:style>
    <style:style style:name="T1008" style:family="text">
      <style:text-properties officeooo:rsid="27703645"/>
    </style:style>
    <style:style style:name="T1009" style:family="text">
      <style:text-properties officeooo:rsid="27802657"/>
    </style:style>
    <style:style style:name="T1010" style:family="text">
      <style:text-properties officeooo:rsid="2789b869"/>
    </style:style>
    <style:style style:name="T1011" style:family="text">
      <style:text-properties officeooo:rsid="278bd764"/>
    </style:style>
    <style:style style:name="T1012" style:family="text">
      <style:text-properties officeooo:rsid="278e22e7"/>
    </style:style>
    <style:style style:name="T1013" style:family="text">
      <style:text-properties officeooo:rsid="278f8536"/>
    </style:style>
    <style:style style:name="T1014" style:family="text">
      <style:text-properties officeooo:rsid="2790f8a2"/>
    </style:style>
    <style:style style:name="T1015" style:family="text">
      <style:text-properties officeooo:rsid="279188a8"/>
    </style:style>
    <style:style style:name="T1016" style:family="text">
      <style:text-properties officeooo:rsid="0019f43d"/>
    </style:style>
    <style:style style:name="T1017" style:family="text">
      <style:text-properties officeooo:rsid="27928128"/>
    </style:style>
    <style:style style:name="T1018" style:family="text">
      <style:text-properties officeooo:rsid="2796e2bb"/>
    </style:style>
    <style:style style:name="T1019" style:family="text">
      <style:text-properties officeooo:rsid="2799ecfc"/>
    </style:style>
    <style:style style:name="T1020" style:family="text">
      <style:text-properties officeooo:rsid="27a1e07b"/>
    </style:style>
    <style:style style:name="T1021" style:family="text">
      <style:text-properties officeooo:rsid="27a3d696"/>
    </style:style>
    <style:style style:name="T1022" style:family="text">
      <style:text-properties officeooo:rsid="27a53b3a"/>
    </style:style>
    <style:style style:name="T1023" style:family="text">
      <style:text-properties officeooo:rsid="27a5415d"/>
    </style:style>
    <style:style style:name="T1024" style:family="text">
      <style:text-properties officeooo:rsid="27a699f1"/>
    </style:style>
    <style:style style:name="T1025" style:family="text">
      <style:text-properties officeooo:rsid="27a6b879"/>
    </style:style>
    <style:style style:name="T1026" style:family="text">
      <style:text-properties officeooo:rsid="27aa0fc9"/>
    </style:style>
    <style:style style:name="T1027" style:family="text">
      <style:text-properties officeooo:rsid="27aa3c06"/>
    </style:style>
    <style:style style:name="T1028" style:family="text">
      <style:text-properties officeooo:rsid="27accb15"/>
    </style:style>
    <style:style style:name="T1029" style:family="text">
      <style:text-properties officeooo:rsid="27b0a313"/>
    </style:style>
    <style:style style:name="T1030" style:family="text">
      <style:text-properties officeooo:rsid="27b83421"/>
    </style:style>
    <style:style style:name="T1031" style:family="text">
      <style:text-properties officeooo:rsid="27bb8778"/>
    </style:style>
    <style:style style:name="T1032" style:family="text">
      <style:text-properties officeooo:rsid="27bdc87e"/>
    </style:style>
    <style:style style:name="T1033" style:family="text">
      <style:text-properties officeooo:rsid="27c048b5"/>
    </style:style>
    <style:style style:name="T1034" style:family="text">
      <style:text-properties officeooo:rsid="27c2c2b1"/>
    </style:style>
    <style:style style:name="T1035" style:family="text">
      <style:text-properties officeooo:rsid="27c61f93"/>
    </style:style>
    <style:style style:name="T1036" style:family="text">
      <style:text-properties officeooo:rsid="27c6bd49"/>
    </style:style>
    <style:style style:name="T1037" style:family="text">
      <style:text-properties officeooo:rsid="27cc2dc3"/>
    </style:style>
    <style:style style:name="T1038" style:family="text">
      <style:text-properties officeooo:rsid="27ccbc3a"/>
    </style:style>
    <style:style style:name="T1039" style:family="text">
      <style:text-properties officeooo:rsid="27cdb8cc"/>
    </style:style>
    <style:style style:name="T1040" style:family="text">
      <style:text-properties officeooo:rsid="27cfa002"/>
    </style:style>
    <style:style style:name="T1041" style:family="text">
      <style:text-properties officeooo:rsid="27d16745"/>
    </style:style>
    <style:style style:name="T1042" style:family="text">
      <style:text-properties officeooo:rsid="27d1bcea"/>
    </style:style>
    <style:style style:name="T1043" style:family="text">
      <style:text-properties officeooo:rsid="27d2c05d"/>
    </style:style>
    <style:style style:name="T1044" style:family="text">
      <style:text-properties officeooo:rsid="27d372f7"/>
    </style:style>
    <style:style style:name="T1045" style:family="text">
      <style:text-properties officeooo:rsid="27d3aed3"/>
    </style:style>
    <style:style style:name="T1046" style:family="text">
      <style:text-properties officeooo:rsid="27d3f680"/>
    </style:style>
    <style:style style:name="T1047" style:family="text">
      <style:text-properties officeooo:rsid="27d5a8b1"/>
    </style:style>
    <style:style style:name="T1048" style:family="text">
      <style:text-properties officeooo:rsid="27d7053e"/>
    </style:style>
    <style:style style:name="T1049" style:family="text">
      <style:text-properties officeooo:rsid="27db0858"/>
    </style:style>
    <style:style style:name="T1050" style:family="text">
      <style:text-properties officeooo:rsid="27dde781"/>
    </style:style>
    <style:style style:name="T1051" style:family="text">
      <style:text-properties officeooo:rsid="27decfc7"/>
    </style:style>
    <style:style style:name="T1052" style:family="text">
      <style:text-properties officeooo:rsid="27e0aed0"/>
    </style:style>
    <style:style style:name="T1053" style:family="text">
      <style:text-properties officeooo:rsid="27f85594"/>
    </style:style>
    <style:style style:name="T1054" style:family="text">
      <style:text-properties officeooo:rsid="27fb4928"/>
    </style:style>
    <style:style style:name="T1055" style:family="text">
      <style:text-properties officeooo:rsid="2802d76c"/>
    </style:style>
    <style:style style:name="T1056" style:family="text">
      <style:text-properties officeooo:rsid="280d6a7e"/>
    </style:style>
    <style:style style:name="T1057" style:family="text">
      <style:text-properties officeooo:rsid="28158749"/>
    </style:style>
    <style:style style:name="T1058" style:family="text">
      <style:text-properties officeooo:rsid="281e2632"/>
    </style:style>
    <style:style style:name="T1059" style:family="text">
      <style:text-properties officeooo:rsid="2823cb19"/>
    </style:style>
    <style:style style:name="T1060" style:family="text">
      <style:text-properties officeooo:rsid="28275b57"/>
    </style:style>
    <style:style style:name="T1061" style:family="text">
      <style:text-properties officeooo:rsid="2845d016"/>
    </style:style>
    <style:style style:name="T1062" style:family="text">
      <style:text-properties officeooo:rsid="28493888"/>
    </style:style>
    <style:style style:name="T1063" style:family="text">
      <style:text-properties officeooo:rsid="284a19f1"/>
    </style:style>
    <style:style style:name="T1064" style:family="text">
      <style:text-properties officeooo:rsid="285d6da4"/>
    </style:style>
    <style:style style:name="T1065" style:family="text">
      <style:text-properties officeooo:rsid="285e297a"/>
    </style:style>
    <style:style style:name="T1066" style:family="text">
      <style:text-properties officeooo:rsid="2861726a"/>
    </style:style>
    <style:style style:name="T1067" style:family="text">
      <style:text-properties officeooo:rsid="286184a5"/>
    </style:style>
    <style:style style:name="T1068" style:family="text">
      <style:text-properties officeooo:rsid="28647a09"/>
    </style:style>
    <style:style style:name="T1069" style:family="text">
      <style:text-properties officeooo:rsid="286f8ef3"/>
    </style:style>
    <style:style style:name="T1070" style:family="text">
      <style:text-properties officeooo:rsid="28777306"/>
    </style:style>
    <style:style style:name="T1071" style:family="text">
      <style:text-properties officeooo:rsid="287d0d7b"/>
    </style:style>
    <style:style style:name="T1072" style:family="text">
      <style:text-properties officeooo:rsid="2881a4c0"/>
    </style:style>
    <style:style style:name="T1073" style:family="text">
      <style:text-properties officeooo:rsid="2883c0f2"/>
    </style:style>
    <style:style style:name="T1074" style:family="text">
      <style:text-properties officeooo:rsid="288a4ee6"/>
    </style:style>
    <style:style style:name="T1075" style:family="text">
      <style:text-properties officeooo:rsid="28952627"/>
    </style:style>
    <style:style style:name="T1076" style:family="text">
      <style:text-properties officeooo:rsid="289f8598"/>
    </style:style>
    <style:style style:name="T1077" style:family="text">
      <style:text-properties officeooo:rsid="28a2c438"/>
    </style:style>
    <style:style style:name="T1078" style:family="text">
      <style:text-properties officeooo:rsid="28a37b57"/>
    </style:style>
    <style:style style:name="T1079" style:family="text">
      <style:text-properties officeooo:rsid="28a4fa5c"/>
    </style:style>
    <style:style style:name="T1080" style:family="text">
      <style:text-properties officeooo:rsid="28a5eb21"/>
    </style:style>
    <style:style style:name="T1081" style:family="text">
      <style:text-properties officeooo:rsid="28aa8e0b"/>
    </style:style>
    <style:style style:name="T1082" style:family="text">
      <style:text-properties officeooo:rsid="28ac2e1b"/>
    </style:style>
    <style:style style:name="T1083" style:family="text">
      <style:text-properties officeooo:rsid="28b60f94"/>
    </style:style>
    <style:style style:name="T1084" style:family="text">
      <style:text-properties officeooo:rsid="28b800f0"/>
    </style:style>
    <style:style style:name="T1085" style:family="text">
      <style:text-properties officeooo:rsid="28b98639"/>
    </style:style>
    <style:style style:name="T1086" style:family="text">
      <style:text-properties officeooo:rsid="28b9ec49"/>
    </style:style>
    <style:style style:name="T1087" style:family="text">
      <style:text-properties officeooo:rsid="28c5a736"/>
    </style:style>
    <style:style style:name="T1088" style:family="text">
      <style:text-properties officeooo:rsid="28c73c6b"/>
    </style:style>
    <style:style style:name="T1089" style:family="text">
      <style:text-properties officeooo:rsid="28c88069"/>
    </style:style>
    <style:style style:name="T1090" style:family="text">
      <style:text-properties officeooo:rsid="28c88c48"/>
    </style:style>
    <style:style style:name="T1091" style:family="text">
      <style:text-properties officeooo:rsid="28de3227"/>
    </style:style>
    <style:style style:name="T1092" style:family="text">
      <style:text-properties officeooo:rsid="28edab4a"/>
    </style:style>
    <style:style style:name="T1093" style:family="text">
      <style:text-properties officeooo:rsid="28f0d877"/>
    </style:style>
    <style:style style:name="T1094" style:family="text">
      <style:text-properties officeooo:rsid="28fb164a"/>
    </style:style>
    <style:style style:name="T1095" style:family="text">
      <style:text-properties officeooo:rsid="28fde8a3"/>
    </style:style>
    <style:style style:name="T1096" style:family="text">
      <style:text-properties officeooo:rsid="29015585"/>
    </style:style>
    <style:style style:name="T1097" style:family="text">
      <style:text-properties officeooo:rsid="290d9ac8"/>
    </style:style>
    <style:style style:name="T1098" style:family="text">
      <style:text-properties officeooo:rsid="291392c2"/>
    </style:style>
    <style:style style:name="T1099" style:family="text">
      <style:text-properties officeooo:rsid="291757db"/>
    </style:style>
    <style:style style:name="T1100" style:family="text">
      <style:text-properties officeooo:rsid="291cfe32"/>
    </style:style>
    <style:style style:name="T1101" style:family="text">
      <style:text-properties officeooo:rsid="292eb36b"/>
    </style:style>
    <style:style style:name="T1102" style:family="text">
      <style:text-properties officeooo:rsid="292fbbca"/>
    </style:style>
    <style:style style:name="T1103" style:family="text">
      <style:text-properties officeooo:rsid="29355571"/>
    </style:style>
    <style:style style:name="T1104" style:family="text">
      <style:text-properties officeooo:rsid="2963d0ba"/>
    </style:style>
    <style:style style:name="T1105" style:family="text">
      <style:text-properties officeooo:rsid="2967f5a4"/>
    </style:style>
    <style:style style:name="T1106" style:family="text">
      <style:text-properties officeooo:rsid="296b152b"/>
    </style:style>
    <style:style style:name="T1107" style:family="text">
      <style:text-properties officeooo:rsid="296dc901"/>
    </style:style>
    <style:style style:name="T1108" style:family="text">
      <style:text-properties officeooo:rsid="296f4afc"/>
    </style:style>
    <style:style style:name="T1109" style:family="text">
      <style:text-properties officeooo:rsid="296fc8d6"/>
    </style:style>
    <style:style style:name="T1110" style:family="text">
      <style:text-properties officeooo:rsid="2974cb5c"/>
    </style:style>
    <style:style style:name="T1111" style:family="text">
      <style:text-properties officeooo:rsid="29871141"/>
    </style:style>
    <style:style style:name="T1112" style:family="text">
      <style:text-properties officeooo:rsid="298cb6c0"/>
    </style:style>
    <style:style style:name="T1113" style:family="text">
      <style:text-properties officeooo:rsid="299193d0"/>
    </style:style>
    <style:style style:name="T1114" style:family="text">
      <style:text-properties officeooo:rsid="29981e71"/>
    </style:style>
    <style:style style:name="T1115" style:family="text">
      <style:text-properties officeooo:rsid="299a19c7"/>
    </style:style>
    <style:style style:name="T1116" style:family="text">
      <style:text-properties officeooo:rsid="299a66dd"/>
    </style:style>
    <style:style style:name="T1117" style:family="text">
      <style:text-properties officeooo:rsid="29a9aef9"/>
    </style:style>
    <style:style style:name="T1118" style:family="text">
      <style:text-properties officeooo:rsid="29bde28d"/>
    </style:style>
    <style:style style:name="T1119" style:family="text">
      <style:text-properties officeooo:rsid="29be7997"/>
    </style:style>
    <style:style style:name="T1120" style:family="text">
      <style:text-properties officeooo:rsid="29c865b8"/>
    </style:style>
    <style:style style:name="T1121" style:family="text">
      <style:text-properties officeooo:rsid="29dc9388"/>
    </style:style>
    <style:style style:name="T1122" style:family="text">
      <style:text-properties officeooo:rsid="29e119a4"/>
    </style:style>
    <style:style style:name="T1123" style:family="text">
      <style:text-properties officeooo:rsid="29e853f1"/>
    </style:style>
    <style:style style:name="T1124" style:family="text">
      <style:text-properties officeooo:rsid="29ed2acb"/>
    </style:style>
    <style:style style:name="T1125" style:family="text">
      <style:text-properties officeooo:rsid="29ee71fc"/>
    </style:style>
    <style:style style:name="T1126" style:family="text">
      <style:text-properties officeooo:rsid="2a1efab3"/>
    </style:style>
    <style:style style:name="T1127" style:family="text">
      <style:text-properties officeooo:rsid="2a22a806"/>
    </style:style>
    <style:style style:name="T1128" style:family="text">
      <style:text-properties officeooo:rsid="2a2be931"/>
    </style:style>
    <style:style style:name="T1129" style:family="text">
      <style:text-properties officeooo:rsid="2a2cad4a"/>
    </style:style>
    <style:style style:name="T1130" style:family="text">
      <style:text-properties officeooo:rsid="2a3201b0"/>
    </style:style>
    <style:style style:name="T1131" style:family="text">
      <style:text-properties officeooo:rsid="2a32fd95"/>
    </style:style>
    <style:style style:name="T1132" style:family="text">
      <style:text-properties officeooo:rsid="2a33b9f5"/>
    </style:style>
    <style:style style:name="T1133" style:family="text">
      <style:text-properties officeooo:rsid="2a35821b"/>
    </style:style>
    <style:style style:name="T1134" style:family="text">
      <style:text-properties officeooo:rsid="2a362180"/>
    </style:style>
    <style:style style:name="T1135" style:family="text">
      <style:text-properties officeooo:rsid="2a37af6a"/>
    </style:style>
    <style:style style:name="T1136" style:family="text">
      <style:text-properties officeooo:rsid="2a399282"/>
    </style:style>
    <style:style style:name="T1137" style:family="text">
      <style:text-properties officeooo:rsid="2a41a9ac"/>
    </style:style>
    <style:style style:name="T1138" style:family="text">
      <style:text-properties officeooo:rsid="2a4394c2"/>
    </style:style>
    <style:style style:name="T1139" style:family="text">
      <style:text-properties officeooo:rsid="2a447609"/>
    </style:style>
    <style:style style:name="T1140" style:family="text">
      <style:text-properties officeooo:rsid="2a46fed5"/>
    </style:style>
    <style:style style:name="T1141" style:family="text">
      <style:text-properties officeooo:rsid="2a486041"/>
    </style:style>
    <style:style style:name="T1142" style:family="text">
      <style:text-properties officeooo:rsid="2a48c84a"/>
    </style:style>
    <style:style style:name="T1143" style:family="text">
      <style:text-properties officeooo:rsid="2a49bb12"/>
    </style:style>
    <style:style style:name="T1144" style:family="text">
      <style:text-properties officeooo:rsid="2a4b70c2"/>
    </style:style>
    <style:style style:name="T1145" style:family="text">
      <style:text-properties officeooo:rsid="2a51db01"/>
    </style:style>
    <style:style style:name="T1146" style:family="text">
      <style:text-properties officeooo:rsid="2a9204e8"/>
    </style:style>
    <style:style style:name="T1147" style:family="text">
      <style:text-properties officeooo:rsid="2aa886de"/>
    </style:style>
    <style:style style:name="T1148" style:family="text">
      <style:text-properties officeooo:rsid="2aab3652"/>
    </style:style>
    <style:style style:name="T1149" style:family="text">
      <style:text-properties officeooo:rsid="2ab811ec"/>
    </style:style>
    <style:style style:name="T1150" style:family="text">
      <style:text-properties officeooo:rsid="2ad2c6c0"/>
    </style:style>
    <style:style style:name="T1151" style:family="text">
      <style:text-properties officeooo:rsid="2ae33fff"/>
    </style:style>
    <style:style style:name="T1152" style:family="text">
      <style:text-properties officeooo:rsid="2af0c880"/>
    </style:style>
    <style:style style:name="T1153" style:family="text">
      <style:text-properties officeooo:rsid="2b0410fe"/>
    </style:style>
    <style:style style:name="T1154" style:family="text">
      <style:text-properties officeooo:rsid="2b06b029"/>
    </style:style>
    <style:style style:name="T1155" style:family="text">
      <style:text-properties officeooo:rsid="2b1010a6"/>
    </style:style>
    <style:style style:name="T1156" style:family="text">
      <style:text-properties officeooo:rsid="2b169918"/>
    </style:style>
    <style:style style:name="T1157" style:family="text">
      <style:text-properties officeooo:rsid="2b363470"/>
    </style:style>
    <style:style style:name="T1158" style:family="text">
      <style:text-properties officeooo:rsid="2b39844f"/>
    </style:style>
    <style:style style:name="T1159" style:family="text">
      <style:text-properties officeooo:rsid="2b4e3385"/>
    </style:style>
    <style:style style:name="T1160" style:family="text">
      <style:text-properties officeooo:rsid="2b6cc022"/>
    </style:style>
    <style:style style:name="T1161" style:family="text">
      <style:text-properties officeooo:rsid="2c010eeb"/>
    </style:style>
    <style:style style:name="T1162" style:family="text">
      <style:text-properties officeooo:rsid="2c40c51a"/>
    </style:style>
    <style:style style:name="T1163" style:family="text">
      <style:text-properties officeooo:rsid="2c4a6aa0"/>
    </style:style>
    <style:style style:name="T1164" style:family="text">
      <style:text-properties officeooo:rsid="2c6b354b"/>
    </style:style>
    <style:style style:name="T1165" style:family="text">
      <style:text-properties officeooo:rsid="2c73bbb9"/>
    </style:style>
    <style:style style:name="T1166" style:family="text">
      <style:text-properties officeooo:rsid="2c743c65"/>
    </style:style>
    <style:style style:name="T1167" style:family="text">
      <style:text-properties officeooo:rsid="2c77faf1"/>
    </style:style>
    <style:style style:name="T1168" style:family="text">
      <style:text-properties officeooo:rsid="2c84f578"/>
    </style:style>
    <style:style style:name="T1169" style:family="text">
      <style:text-properties officeooo:rsid="2c8f3aef"/>
    </style:style>
    <style:style style:name="T1170" style:family="text">
      <style:text-properties officeooo:rsid="2c91d140"/>
    </style:style>
    <style:style style:name="T1171" style:family="text">
      <style:text-properties officeooo:rsid="2c948ff0"/>
    </style:style>
    <style:style style:name="T1172" style:family="text">
      <style:text-properties officeooo:rsid="2c966c00"/>
    </style:style>
    <style:style style:name="T1173" style:family="text">
      <style:text-properties officeooo:rsid="2ca5b33f"/>
    </style:style>
    <style:style style:name="T1174" style:family="text">
      <style:text-properties officeooo:rsid="2ca6527e"/>
    </style:style>
    <style:style style:name="T1175" style:family="text">
      <style:text-properties officeooo:rsid="2ca7c416"/>
    </style:style>
    <style:style style:name="T1176" style:family="text">
      <style:text-properties officeooo:rsid="2ca8db4a"/>
    </style:style>
    <style:style style:name="T1177" style:family="text">
      <style:text-properties officeooo:rsid="2caa6348"/>
    </style:style>
    <style:style style:name="T1178" style:family="text">
      <style:text-properties officeooo:rsid="2cac40ed"/>
    </style:style>
    <style:style style:name="T1179" style:family="text">
      <style:text-properties officeooo:rsid="2caf52a6"/>
    </style:style>
    <style:style style:name="T1180" style:family="text">
      <style:text-properties officeooo:rsid="2cb79137"/>
    </style:style>
    <style:style style:name="T1181" style:family="text">
      <style:text-properties officeooo:rsid="2cc1aa41"/>
    </style:style>
    <style:style style:name="T1182" style:family="text">
      <style:text-properties officeooo:rsid="2cc39fa4"/>
    </style:style>
    <style:style style:name="T1183" style:family="text">
      <style:text-properties officeooo:rsid="2ce02f7c"/>
    </style:style>
    <style:style style:name="T1184" style:family="text">
      <style:text-properties officeooo:rsid="2ce15e72"/>
    </style:style>
    <style:style style:name="T1185" style:family="text">
      <style:text-properties officeooo:rsid="2ce20040"/>
    </style:style>
    <style:style style:name="T1186" style:family="text">
      <style:text-properties officeooo:rsid="2ce2adf9"/>
    </style:style>
    <style:style style:name="T1187" style:family="text">
      <style:text-properties officeooo:rsid="2ce5695f"/>
    </style:style>
    <style:style style:name="T1188" style:family="text">
      <style:text-properties officeooo:rsid="2ce72d1a"/>
    </style:style>
    <style:style style:name="T1189" style:family="text">
      <style:text-properties officeooo:rsid="2ce9fb72"/>
    </style:style>
    <style:style style:name="T1190" style:family="text">
      <style:text-properties officeooo:rsid="2cec5356"/>
    </style:style>
    <style:style style:name="T1191" style:family="text">
      <style:text-properties officeooo:rsid="2cf01ba4"/>
    </style:style>
    <style:style style:name="T1192" style:family="text">
      <style:text-properties officeooo:rsid="2cf61604"/>
    </style:style>
    <style:style style:name="T1193" style:family="text">
      <style:text-properties officeooo:rsid="2cf7af48"/>
    </style:style>
    <style:style style:name="T1194" style:family="text">
      <style:text-properties officeooo:rsid="2cff183b"/>
    </style:style>
    <style:style style:name="T1195" style:family="text">
      <style:text-properties officeooo:rsid="2d02c804"/>
    </style:style>
    <style:style style:name="T1196" style:family="text">
      <style:text-properties officeooo:rsid="2d08ef49"/>
    </style:style>
    <style:style style:name="T1197" style:family="text">
      <style:text-properties officeooo:rsid="2d09ca68"/>
    </style:style>
    <style:style style:name="T1198" style:family="text">
      <style:text-properties officeooo:rsid="2d0d029f"/>
    </style:style>
    <style:style style:name="T1199" style:family="text">
      <style:text-properties officeooo:rsid="2d0d8029"/>
    </style:style>
    <style:style style:name="T1200" style:family="text">
      <style:text-properties officeooo:rsid="2d11ead9"/>
    </style:style>
    <style:style style:name="T1201" style:family="text">
      <style:text-properties officeooo:rsid="2d1400fd"/>
    </style:style>
    <style:style style:name="T1202" style:family="text">
      <style:text-properties officeooo:rsid="2d22ab70"/>
    </style:style>
    <style:style style:name="T1203" style:family="text">
      <style:text-properties officeooo:rsid="2d23bd9b"/>
    </style:style>
    <style:style style:name="T1204" style:family="text">
      <style:text-properties officeooo:rsid="2d243607"/>
    </style:style>
    <style:style style:name="T1205" style:family="text">
      <style:text-properties officeooo:rsid="2d25480b"/>
    </style:style>
    <style:style style:name="T1206" style:family="text">
      <style:text-properties officeooo:rsid="2d2c0145"/>
    </style:style>
    <style:style style:name="T1207" style:family="text">
      <style:text-properties officeooo:rsid="2d2f9e62"/>
    </style:style>
    <style:style style:name="T1208" style:family="text">
      <style:text-properties officeooo:rsid="2d303626"/>
    </style:style>
    <style:style style:name="T1209" style:family="text">
      <style:text-properties officeooo:rsid="2d312535"/>
    </style:style>
    <style:style style:name="T1210" style:family="text">
      <style:text-properties officeooo:rsid="2d32da2a"/>
    </style:style>
    <style:style style:name="T1211" style:family="text">
      <style:text-properties officeooo:rsid="2d359df8"/>
    </style:style>
    <style:style style:name="T1212" style:family="text">
      <style:text-properties officeooo:rsid="2d3d5d50"/>
    </style:style>
    <style:style style:name="T1213" style:family="text">
      <style:text-properties officeooo:rsid="2d54f1d6"/>
    </style:style>
    <style:style style:name="T1214" style:family="text">
      <style:text-properties officeooo:rsid="2d56d9d6"/>
    </style:style>
    <style:style style:name="T1215" style:family="text">
      <style:text-properties officeooo:rsid="2d57629d"/>
    </style:style>
    <style:style style:name="T1216" style:family="text">
      <style:text-properties officeooo:rsid="2d585a96"/>
    </style:style>
    <style:style style:name="T1217" style:family="text">
      <style:text-properties officeooo:rsid="2d5ae08a"/>
    </style:style>
    <style:style style:name="T1218" style:family="text">
      <style:text-properties officeooo:rsid="2d5d3d7f"/>
    </style:style>
    <style:style style:name="T1219" style:family="text">
      <style:text-properties officeooo:rsid="2d60dd8d"/>
    </style:style>
    <style:style style:name="T1220" style:family="text">
      <style:text-properties officeooo:rsid="2d623b4b"/>
    </style:style>
    <style:style style:name="T1221" style:family="text">
      <style:text-properties officeooo:rsid="2d686a5d"/>
    </style:style>
    <style:style style:name="T1222" style:family="text">
      <style:text-properties officeooo:rsid="2d6c9d3a"/>
    </style:style>
    <style:style style:name="T1223" style:family="text">
      <style:text-properties officeooo:rsid="2d6efdab"/>
    </style:style>
    <style:style style:name="T1224" style:family="text">
      <style:text-properties officeooo:rsid="2d7a0568"/>
    </style:style>
    <style:style style:name="T1225" style:family="text">
      <style:text-properties officeooo:rsid="2d7b0b8c"/>
    </style:style>
    <style:style style:name="T1226" style:family="text">
      <style:text-properties style:font-name="Liberation Serif1"/>
    </style:style>
    <style:style style:name="T1227" style:family="text">
      <style:text-properties style:font-name="Liberation Serif1" officeooo:rsid="2d7b0b8c"/>
    </style:style>
    <style:style style:name="T1228" style:family="text">
      <style:text-properties style:font-name="Liberation Serif1" officeooo:rsid="2d949f01" style:font-name-asian="Liberation Serif1" style:font-name-complex="Liberation Serif1"/>
    </style:style>
    <style:style style:name="T1229" style:family="text">
      <style:text-properties style:font-name="Liberation Serif1" officeooo:rsid="2feaa7d8"/>
    </style:style>
    <style:style style:name="T1230" style:family="text">
      <style:text-properties style:font-name="Liberation Serif1" officeooo:rsid="2ff4eda2"/>
    </style:style>
    <style:style style:name="T1231" style:family="text">
      <style:text-properties style:font-name="Liberation Serif1" officeooo:rsid="2ff65981"/>
    </style:style>
    <style:style style:name="T1232" style:family="text">
      <style:text-properties style:font-name="Liberation Serif1" officeooo:rsid="2ff6aa2c"/>
    </style:style>
    <style:style style:name="T1233" style:family="text">
      <style:text-properties style:font-name="Liberation Serif1" officeooo:rsid="2ff871d0"/>
    </style:style>
    <style:style style:name="T1234" style:family="text">
      <style:text-properties style:font-name="Liberation Serif1" officeooo:rsid="2ff8e327"/>
    </style:style>
    <style:style style:name="T1235" style:family="text">
      <style:text-properties style:font-name="Liberation Serif1" officeooo:rsid="0019f43d"/>
    </style:style>
    <style:style style:name="T1236" style:family="text">
      <style:text-properties style:font-name="Liberation Serif1" officeooo:rsid="2ffa381f"/>
    </style:style>
    <style:style style:name="T1237" style:family="text">
      <style:text-properties style:font-name="Liberation Serif1" officeooo:rsid="2ffc0677"/>
    </style:style>
    <style:style style:name="T1238" style:family="text">
      <style:text-properties style:font-name="Liberation Serif1" officeooo:rsid="2ffdf7d1"/>
    </style:style>
    <style:style style:name="T1239" style:family="text">
      <style:text-properties style:font-name="Liberation Serif1" officeooo:rsid="2fff021b"/>
    </style:style>
    <style:style style:name="T1240" style:family="text">
      <style:text-properties style:font-name="Liberation Serif1" officeooo:rsid="2fff8a07"/>
    </style:style>
    <style:style style:name="T1241" style:family="text">
      <style:text-properties style:font-name="Liberation Serif1" officeooo:rsid="30011c1b"/>
    </style:style>
    <style:style style:name="T1242" style:family="text">
      <style:text-properties style:font-name="Liberation Serif1" officeooo:rsid="300192ed"/>
    </style:style>
    <style:style style:name="T1243" style:family="text">
      <style:text-properties style:font-name="Liberation Serif1" officeooo:rsid="3001caf1"/>
    </style:style>
    <style:style style:name="T1244" style:family="text">
      <style:text-properties style:font-name="Liberation Serif1" officeooo:rsid="30037d39"/>
    </style:style>
    <style:style style:name="T1245" style:family="text">
      <style:text-properties style:font-name="Liberation Serif1" officeooo:rsid="30039e57"/>
    </style:style>
    <style:style style:name="T1246" style:family="text">
      <style:text-properties style:font-name="Liberation Serif1" officeooo:rsid="30045bb7"/>
    </style:style>
    <style:style style:name="T1247" style:family="text">
      <style:text-properties style:font-name="Liberation Serif1" fo:font-style="italic" officeooo:rsid="30039e57" style:font-style-asian="italic" style:font-style-complex="italic"/>
    </style:style>
    <style:style style:name="T1248" style:family="text">
      <style:text-properties style:font-name="Liberation Serif1" fo:font-style="italic" officeooo:rsid="354261da" style:font-style-asian="italic" style:font-style-complex="italic"/>
    </style:style>
    <style:style style:name="T1249" style:family="text">
      <style:text-properties style:font-name="Liberation Serif1" fo:font-style="italic" officeooo:rsid="35454348" style:font-style-asian="italic" style:font-style-complex="italic"/>
    </style:style>
    <style:style style:name="T1250" style:family="text">
      <style:text-properties style:font-name="Liberation Serif1" officeooo:rsid="316f20bc"/>
    </style:style>
    <style:style style:name="T1251" style:family="text">
      <style:text-properties style:font-name="Liberation Serif1" officeooo:rsid="32f33149"/>
    </style:style>
    <style:style style:name="T1252" style:family="text">
      <style:text-properties style:font-name="Liberation Serif1" officeooo:rsid="350be67e"/>
    </style:style>
    <style:style style:name="T1253" style:family="text">
      <style:text-properties style:font-name="Liberation Serif1" officeooo:rsid="350e530a"/>
    </style:style>
    <style:style style:name="T1254" style:family="text">
      <style:text-properties style:font-name="Liberation Serif1" officeooo:rsid="351006f9"/>
    </style:style>
    <style:style style:name="T1255" style:family="text">
      <style:text-properties style:font-name="Liberation Serif1" officeooo:rsid="3511c927"/>
    </style:style>
    <style:style style:name="T1256" style:family="text">
      <style:text-properties style:font-name="Liberation Serif1" officeooo:rsid="3512730b"/>
    </style:style>
    <style:style style:name="T1257" style:family="text">
      <style:text-properties style:font-name="Liberation Serif1" officeooo:rsid="3513a139"/>
    </style:style>
    <style:style style:name="T1258" style:family="text">
      <style:text-properties style:font-name="Liberation Serif1" officeooo:rsid="35155d23"/>
    </style:style>
    <style:style style:name="T1259" style:family="text">
      <style:text-properties style:font-name="Liberation Serif1" officeooo:rsid="3515658b"/>
    </style:style>
    <style:style style:name="T1260" style:family="text">
      <style:text-properties style:font-name="Liberation Serif1" officeooo:rsid="3517429f"/>
    </style:style>
    <style:style style:name="T1261" style:family="text">
      <style:text-properties style:font-name="Liberation Serif1" officeooo:rsid="35183ddc"/>
    </style:style>
    <style:style style:name="T1262" style:family="text">
      <style:text-properties style:font-name="Liberation Serif1" officeooo:rsid="351a0602"/>
    </style:style>
    <style:style style:name="T1263" style:family="text">
      <style:text-properties style:font-name="Liberation Serif1" officeooo:rsid="351a373f"/>
    </style:style>
    <style:style style:name="T1264" style:family="text">
      <style:text-properties style:font-name="Liberation Serif1" officeooo:rsid="351c2b64"/>
    </style:style>
    <style:style style:name="T1265" style:family="text">
      <style:text-properties style:font-name="Liberation Serif1" officeooo:rsid="351c3b02"/>
    </style:style>
    <style:style style:name="T1266" style:family="text">
      <style:text-properties style:font-name="Liberation Serif1" officeooo:rsid="351d8cd9"/>
    </style:style>
    <style:style style:name="T1267" style:family="text">
      <style:text-properties style:font-name="Liberation Serif1" officeooo:rsid="351da2e7"/>
    </style:style>
    <style:style style:name="T1268" style:family="text">
      <style:text-properties style:font-name="Liberation Serif1" officeooo:rsid="351ef426"/>
    </style:style>
    <style:style style:name="T1269" style:family="text">
      <style:text-properties style:font-name="Liberation Serif1" officeooo:rsid="35205ad1"/>
    </style:style>
    <style:style style:name="T1270" style:family="text">
      <style:text-properties style:font-name="Liberation Serif1" officeooo:rsid="35211fd1"/>
    </style:style>
    <style:style style:name="T1271" style:family="text">
      <style:text-properties style:font-name="Liberation Serif1" officeooo:rsid="3522e941"/>
    </style:style>
    <style:style style:name="T1272" style:family="text">
      <style:text-properties style:font-name="Liberation Serif1" officeooo:rsid="35243a7a"/>
    </style:style>
    <style:style style:name="T1273" style:family="text">
      <style:text-properties style:font-name="Liberation Serif1" officeooo:rsid="352484cf"/>
    </style:style>
    <style:style style:name="T1274" style:family="text">
      <style:text-properties style:font-name="Liberation Serif1" officeooo:rsid="3524f8b1"/>
    </style:style>
    <style:style style:name="T1275" style:family="text">
      <style:text-properties style:font-name="Liberation Serif1" officeooo:rsid="3526087f"/>
    </style:style>
    <style:style style:name="T1276" style:family="text">
      <style:text-properties style:font-name="Liberation Serif1" officeooo:rsid="35272913"/>
    </style:style>
    <style:style style:name="T1277" style:family="text">
      <style:text-properties style:font-name="Liberation Serif1" officeooo:rsid="3528e2c6"/>
    </style:style>
    <style:style style:name="T1278" style:family="text">
      <style:text-properties style:font-name="Liberation Serif1" officeooo:rsid="352ba99a"/>
    </style:style>
    <style:style style:name="T1279" style:family="text">
      <style:text-properties style:font-name="Liberation Serif1" officeooo:rsid="352d61ca"/>
    </style:style>
    <style:style style:name="T1280" style:family="text">
      <style:text-properties style:font-name="Liberation Serif1" officeooo:rsid="352f2de8"/>
    </style:style>
    <style:style style:name="T1281" style:family="text">
      <style:text-properties style:font-name="Liberation Serif1" officeooo:rsid="352f88bf"/>
    </style:style>
    <style:style style:name="T1282" style:family="text">
      <style:text-properties style:font-name="Liberation Serif1" officeooo:rsid="352fc6af"/>
    </style:style>
    <style:style style:name="T1283" style:family="text">
      <style:text-properties style:font-name="Liberation Serif1" officeooo:rsid="353122cb"/>
    </style:style>
    <style:style style:name="T1284" style:family="text">
      <style:text-properties style:font-name="Liberation Serif1" officeooo:rsid="353299bd"/>
    </style:style>
    <style:style style:name="T1285" style:family="text">
      <style:text-properties style:font-name="Liberation Serif1" officeooo:rsid="3533a6f6"/>
    </style:style>
    <style:style style:name="T1286" style:family="text">
      <style:text-properties style:font-name="Liberation Serif1" officeooo:rsid="3534b7f9"/>
    </style:style>
    <style:style style:name="T1287" style:family="text">
      <style:text-properties style:font-name="Liberation Serif1" officeooo:rsid="3535bea4"/>
    </style:style>
    <style:style style:name="T1288" style:family="text">
      <style:text-properties style:font-name="Liberation Serif1" officeooo:rsid="3535d9d0"/>
    </style:style>
    <style:style style:name="T1289" style:family="text">
      <style:text-properties style:font-name="Liberation Serif1" officeooo:rsid="35372670"/>
    </style:style>
    <style:style style:name="T1290" style:family="text">
      <style:text-properties style:font-name="Liberation Serif1" officeooo:rsid="3538a29b"/>
    </style:style>
    <style:style style:name="T1291" style:family="text">
      <style:text-properties style:font-name="Liberation Serif1" officeooo:rsid="3538abbc"/>
    </style:style>
    <style:style style:name="T1292" style:family="text">
      <style:text-properties style:font-name="Liberation Serif1" officeooo:rsid="353a2f3b"/>
    </style:style>
    <style:style style:name="T1293" style:family="text">
      <style:text-properties style:font-name="Liberation Serif1" officeooo:rsid="353b2a3c"/>
    </style:style>
    <style:style style:name="T1294" style:family="text">
      <style:text-properties style:font-name="Liberation Serif1" officeooo:rsid="353b7344"/>
    </style:style>
    <style:style style:name="T1295" style:family="text">
      <style:text-properties style:font-name="Liberation Serif1" officeooo:rsid="353d212b"/>
    </style:style>
    <style:style style:name="T1296" style:family="text">
      <style:text-properties style:font-name="Liberation Serif1" officeooo:rsid="353d2cf6"/>
    </style:style>
    <style:style style:name="T1297" style:family="text">
      <style:text-properties style:font-name="Liberation Serif1" officeooo:rsid="353eaa73"/>
    </style:style>
    <style:style style:name="T1298" style:family="text">
      <style:text-properties style:font-name="Liberation Serif1" officeooo:rsid="353f37b9"/>
    </style:style>
    <style:style style:name="T1299" style:family="text">
      <style:text-properties style:font-name="Liberation Serif1" officeooo:rsid="35401e09"/>
    </style:style>
    <style:style style:name="T1300" style:family="text">
      <style:text-properties style:font-name="Liberation Serif1" officeooo:rsid="3540d95c"/>
    </style:style>
    <style:style style:name="T1301" style:family="text">
      <style:text-properties style:font-name="Liberation Serif1" officeooo:rsid="354261da"/>
    </style:style>
    <style:style style:name="T1302" style:family="text">
      <style:text-properties style:font-name="Liberation Serif1" officeooo:rsid="3542a384"/>
    </style:style>
    <style:style style:name="T1303" style:family="text">
      <style:text-properties style:font-name="Liberation Serif1" officeooo:rsid="3542a973"/>
    </style:style>
    <style:style style:name="T1304" style:family="text">
      <style:text-properties style:font-name="Liberation Serif1" officeooo:rsid="3543ff21"/>
    </style:style>
    <style:style style:name="T1305" style:family="text">
      <style:text-properties style:font-name="Liberation Serif1" officeooo:rsid="354527a4"/>
    </style:style>
    <style:style style:name="T1306" style:family="text">
      <style:text-properties style:font-name="Liberation Serif1" officeooo:rsid="35454348"/>
    </style:style>
    <style:style style:name="T1307" style:family="text">
      <style:text-properties style:font-name="Liberation Serif1" officeooo:rsid="35463571"/>
    </style:style>
    <style:style style:name="T1308" style:family="text">
      <style:text-properties style:font-name="Liberation Serif1" officeooo:rsid="35470f65"/>
    </style:style>
    <style:style style:name="T1309" style:family="text">
      <style:text-properties style:font-name="Liberation Serif1" officeooo:rsid="35485f53"/>
    </style:style>
    <style:style style:name="T1310" style:family="text">
      <style:text-properties style:font-name="Liberation Serif1" officeooo:rsid="354957df"/>
    </style:style>
    <style:style style:name="T1311" style:family="text">
      <style:text-properties style:font-name="Liberation Serif1" officeooo:rsid="354a6acf"/>
    </style:style>
    <style:style style:name="T1312" style:family="text">
      <style:text-properties style:font-name="Liberation Serif1" officeooo:rsid="354b821b"/>
    </style:style>
    <style:style style:name="T1313" style:family="text">
      <style:text-properties style:font-name="Liberation Serif1" officeooo:rsid="354d7aec"/>
    </style:style>
    <style:style style:name="T1314" style:family="text">
      <style:text-properties style:font-name="Liberation Serif1" officeooo:rsid="354d99f1"/>
    </style:style>
    <style:style style:name="T1315" style:family="text">
      <style:text-properties style:font-name="Liberation Serif1" officeooo:rsid="354ea220"/>
    </style:style>
    <style:style style:name="T1316" style:family="text">
      <style:text-properties style:font-name="Liberation Serif1" officeooo:rsid="354eca11"/>
    </style:style>
    <style:style style:name="T1317" style:family="text">
      <style:text-properties style:font-name="Liberation Serif1" officeooo:rsid="354fa1d8"/>
    </style:style>
    <style:style style:name="T1318" style:family="text">
      <style:text-properties style:font-name="Liberation Serif1" officeooo:rsid="3550703b"/>
    </style:style>
    <style:style style:name="T1319" style:family="text">
      <style:text-properties style:font-name="Liberation Serif1" officeooo:rsid="35519fb4"/>
    </style:style>
    <style:style style:name="T1320" style:family="text">
      <style:text-properties style:font-name="Liberation Serif1" officeooo:rsid="35522bb2"/>
    </style:style>
    <style:style style:name="T1321" style:family="text">
      <style:text-properties style:font-name="Liberation Serif1" officeooo:rsid="35526e06"/>
    </style:style>
    <style:style style:name="T1322" style:family="text">
      <style:text-properties style:font-name="Liberation Serif1" officeooo:rsid="35532fa6"/>
    </style:style>
    <style:style style:name="T1323" style:family="text">
      <style:text-properties style:font-name="Liberation Serif1" officeooo:rsid="376fc7ea"/>
    </style:style>
    <style:style style:name="T1324" style:family="text">
      <style:text-properties style:font-name="Liberation Serif"/>
    </style:style>
    <style:style style:name="T1325" style:family="text">
      <style:text-properties style:font-name="Liberation Serif" officeooo:rsid="2d8d5c0d"/>
    </style:style>
    <style:style style:name="T1326" style:family="text">
      <style:text-properties style:font-name="Liberation Serif" officeooo:rsid="2d8ddfe0"/>
    </style:style>
    <style:style style:name="T1327" style:family="text">
      <style:text-properties style:font-name="Liberation Serif" officeooo:rsid="2d8f1bdb"/>
    </style:style>
    <style:style style:name="T1328" style:family="text">
      <style:text-properties style:font-name="Liberation Serif" officeooo:rsid="2d8fb24c"/>
    </style:style>
    <style:style style:name="T1329" style:family="text">
      <style:text-properties style:font-name="Liberation Serif" officeooo:rsid="2d91a725"/>
    </style:style>
    <style:style style:name="T1330" style:family="text">
      <style:text-properties style:font-name="Liberation Serif" officeooo:rsid="2d91fd06"/>
    </style:style>
    <style:style style:name="T1331" style:family="text">
      <style:text-properties style:font-name="Liberation Serif" officeooo:rsid="2d93041e"/>
    </style:style>
    <style:style style:name="T1332" style:family="text">
      <style:text-properties style:font-name="Liberation Serif" officeooo:rsid="2d944219"/>
    </style:style>
    <style:style style:name="T1333" style:family="text">
      <style:text-properties style:font-name="Liberation Serif" style:font-name-asian="DejaVu Sans" style:font-name-complex="FreeSans"/>
    </style:style>
    <style:style style:name="T1334" style:family="text">
      <style:text-properties style:font-name="Liberation Serif" officeooo:rsid="2d949f01" style:font-name-asian="DejaVu Sans" style:font-name-complex="FreeSans"/>
    </style:style>
    <style:style style:name="T1335" style:family="text">
      <style:text-properties style:font-name="Liberation Serif" officeooo:rsid="2d95f9cc" style:font-name-asian="DejaVu Sans" style:font-name-complex="FreeSans"/>
    </style:style>
    <style:style style:name="T1336" style:family="text">
      <style:text-properties style:font-name="Liberation Serif" officeooo:rsid="2d975b46" style:font-name-asian="DejaVu Sans" style:font-name-complex="FreeSans"/>
    </style:style>
    <style:style style:name="T1337" style:family="text">
      <style:text-properties style:font-name="Liberation Serif" officeooo:rsid="2d97c0a1" style:font-name-asian="DejaVu Sans" style:font-name-complex="FreeSans"/>
    </style:style>
    <style:style style:name="T1338" style:family="text">
      <style:text-properties style:font-name="Liberation Serif" officeooo:rsid="2d97df8a" style:font-name-asian="DejaVu Sans" style:font-name-complex="FreeSans"/>
    </style:style>
    <style:style style:name="T1339" style:family="text">
      <style:text-properties style:font-name="Liberation Serif" officeooo:rsid="2d98f079" style:font-name-asian="DejaVu Sans" style:font-name-complex="FreeSans"/>
    </style:style>
    <style:style style:name="T1340" style:family="text">
      <style:text-properties style:font-name="Liberation Serif" officeooo:rsid="2d997ba5" style:font-name-asian="DejaVu Sans" style:font-name-complex="FreeSans"/>
    </style:style>
    <style:style style:name="T1341" style:family="text">
      <style:text-properties style:font-name="Liberation Serif" officeooo:rsid="0019f43d" style:font-name-asian="DejaVu Sans" style:font-name-complex="FreeSans"/>
    </style:style>
    <style:style style:name="T1342" style:family="text">
      <style:text-properties style:font-name="Liberation Serif" officeooo:rsid="2d9b0d07" style:font-name-asian="DejaVu Sans" style:font-name-complex="FreeSans"/>
    </style:style>
    <style:style style:name="T1343" style:family="text">
      <style:text-properties style:font-name="Liberation Serif" officeooo:rsid="2d9ba2d9" style:font-name-asian="DejaVu Sans" style:font-name-complex="FreeSans"/>
    </style:style>
    <style:style style:name="T1344" style:family="text">
      <style:text-properties style:font-name="Liberation Serif" officeooo:rsid="2d9d6cdf" style:font-name-asian="DejaVu Sans" style:font-name-complex="FreeSans"/>
    </style:style>
    <style:style style:name="T1345" style:family="text">
      <style:text-properties style:font-name="Liberation Serif" officeooo:rsid="2d9e50da" style:font-name-asian="DejaVu Sans" style:font-name-complex="FreeSans"/>
    </style:style>
    <style:style style:name="T1346" style:family="text">
      <style:text-properties style:font-name="Liberation Serif" officeooo:rsid="2da04856" style:font-name-asian="DejaVu Sans" style:font-name-complex="FreeSans"/>
    </style:style>
    <style:style style:name="T1347" style:family="text">
      <style:text-properties style:font-name="Liberation Serif" officeooo:rsid="2da069aa" style:font-name-asian="DejaVu Sans" style:font-name-complex="FreeSans"/>
    </style:style>
    <style:style style:name="T1348" style:family="text">
      <style:text-properties style:font-name="Liberation Serif" officeooo:rsid="2da06d8a" style:font-name-asian="DejaVu Sans" style:font-name-complex="FreeSans"/>
    </style:style>
    <style:style style:name="T1349" style:family="text">
      <style:text-properties style:font-name="Liberation Serif" officeooo:rsid="2da15e5c" style:font-name-asian="DejaVu Sans" style:font-name-complex="FreeSans"/>
    </style:style>
    <style:style style:name="T1350" style:family="text">
      <style:text-properties style:font-name="Liberation Serif" officeooo:rsid="2da254f9" style:font-name-asian="DejaVu Sans" style:font-name-complex="FreeSans"/>
    </style:style>
    <style:style style:name="T1351" style:family="text">
      <style:text-properties style:font-name="Liberation Serif" officeooo:rsid="2da3aa3b" style:font-name-asian="DejaVu Sans" style:font-name-complex="FreeSans"/>
    </style:style>
    <style:style style:name="T1352" style:family="text">
      <style:text-properties style:font-name="Liberation Serif" officeooo:rsid="2da537f2" style:font-name-asian="DejaVu Sans" style:font-name-complex="FreeSans"/>
    </style:style>
    <style:style style:name="T1353" style:family="text">
      <style:text-properties style:font-name="Liberation Serif" officeooo:rsid="2da6f49c" style:font-name-asian="DejaVu Sans" style:font-name-complex="FreeSans"/>
    </style:style>
    <style:style style:name="T1354" style:family="text">
      <style:text-properties style:font-name="Liberation Serif" officeooo:rsid="2da843f6" style:font-name-asian="DejaVu Sans" style:font-name-complex="FreeSans"/>
    </style:style>
    <style:style style:name="T1355" style:family="text">
      <style:text-properties style:font-name="Liberation Serif" officeooo:rsid="2da9a48c" style:font-name-asian="DejaVu Sans" style:font-name-complex="FreeSans"/>
    </style:style>
    <style:style style:name="T1356" style:family="text">
      <style:text-properties style:font-name="Liberation Serif" officeooo:rsid="2dab0122" style:font-name-asian="DejaVu Sans" style:font-name-complex="FreeSans"/>
    </style:style>
    <style:style style:name="T1357" style:family="text">
      <style:text-properties style:font-name="Liberation Serif" officeooo:rsid="2dacade2" style:font-name-asian="DejaVu Sans" style:font-name-complex="FreeSans"/>
    </style:style>
    <style:style style:name="T1358" style:family="text">
      <style:text-properties style:font-name="Liberation Serif" officeooo:rsid="2dad83ad" style:font-name-asian="DejaVu Sans" style:font-name-complex="FreeSans"/>
    </style:style>
    <style:style style:name="T1359" style:family="text">
      <style:text-properties style:font-name="Liberation Serif" officeooo:rsid="2daf43be" style:font-name-asian="DejaVu Sans" style:font-name-complex="FreeSans"/>
    </style:style>
    <style:style style:name="T1360" style:family="text">
      <style:text-properties style:font-name="Liberation Serif" officeooo:rsid="2db0e0a9" style:font-name-asian="DejaVu Sans" style:font-name-complex="FreeSans"/>
    </style:style>
    <style:style style:name="T1361" style:family="text">
      <style:text-properties style:font-name="Liberation Serif" officeooo:rsid="2db29c86" style:font-name-asian="DejaVu Sans" style:font-name-complex="FreeSans"/>
    </style:style>
    <style:style style:name="T1362" style:family="text">
      <style:text-properties style:font-name="Liberation Serif" officeooo:rsid="2db3c968" style:font-name-asian="DejaVu Sans" style:font-name-complex="FreeSans"/>
    </style:style>
    <style:style style:name="T1363" style:family="text">
      <style:text-properties style:font-name="Liberation Serif" officeooo:rsid="2db49c49" style:font-name-asian="DejaVu Sans" style:font-name-complex="FreeSans"/>
    </style:style>
    <style:style style:name="T1364" style:family="text">
      <style:text-properties style:font-name="Liberation Serif" officeooo:rsid="2db567b3" style:font-name-asian="DejaVu Sans" style:font-name-complex="FreeSans"/>
    </style:style>
    <style:style style:name="T1365" style:family="text">
      <style:text-properties style:font-name="Liberation Serif" officeooo:rsid="2db5bc3b" style:font-name-asian="DejaVu Sans" style:font-name-complex="FreeSans"/>
    </style:style>
    <style:style style:name="T1366" style:family="text">
      <style:text-properties style:font-name="Liberation Serif" officeooo:rsid="2db68066" style:font-name-asian="DejaVu Sans" style:font-name-complex="FreeSans"/>
    </style:style>
    <style:style style:name="T1367" style:family="text">
      <style:text-properties style:font-name="Liberation Serif" officeooo:rsid="2db73848" style:font-name-asian="DejaVu Sans" style:font-name-complex="FreeSans"/>
    </style:style>
    <style:style style:name="T1368" style:family="text">
      <style:text-properties style:font-name="Liberation Serif" officeooo:rsid="2db8912b" style:font-name-asian="DejaVu Sans" style:font-name-complex="FreeSans"/>
    </style:style>
    <style:style style:name="T1369" style:family="text">
      <style:text-properties style:font-name="Liberation Serif" officeooo:rsid="2dba6ff2" style:font-name-asian="DejaVu Sans" style:font-name-complex="FreeSans"/>
    </style:style>
    <style:style style:name="T1370" style:family="text">
      <style:text-properties style:font-name="Liberation Serif" officeooo:rsid="2dbbac02" style:font-name-asian="DejaVu Sans" style:font-name-complex="FreeSans"/>
    </style:style>
    <style:style style:name="T1371" style:family="text">
      <style:text-properties style:font-name="Liberation Serif" officeooo:rsid="2dbc35d0" style:font-name-asian="DejaVu Sans" style:font-name-complex="FreeSans"/>
    </style:style>
    <style:style style:name="T1372" style:family="text">
      <style:text-properties style:font-name="Liberation Serif" officeooo:rsid="2dbd61e2" style:font-name-asian="DejaVu Sans" style:font-name-complex="FreeSans"/>
    </style:style>
    <style:style style:name="T1373" style:family="text">
      <style:text-properties style:font-name="Liberation Serif" officeooo:rsid="2dbd8b31" style:font-name-asian="DejaVu Sans" style:font-name-complex="FreeSans"/>
    </style:style>
    <style:style style:name="T1374" style:family="text">
      <style:text-properties style:font-name="Liberation Serif" officeooo:rsid="2dbe5745" style:font-name-asian="DejaVu Sans" style:font-name-complex="FreeSans"/>
    </style:style>
    <style:style style:name="T1375" style:family="text">
      <style:text-properties style:font-name="Liberation Serif" officeooo:rsid="2dbf8810" style:font-name-asian="DejaVu Sans" style:font-name-complex="FreeSans"/>
    </style:style>
    <style:style style:name="T1376" style:family="text">
      <style:text-properties style:font-name="Liberation Serif" officeooo:rsid="2dbf8a1c" style:font-name-asian="DejaVu Sans" style:font-name-complex="FreeSans"/>
    </style:style>
    <style:style style:name="T1377" style:family="text">
      <style:text-properties style:font-name="Liberation Serif" officeooo:rsid="2dc0670b" style:font-name-asian="DejaVu Sans" style:font-name-complex="FreeSans"/>
    </style:style>
    <style:style style:name="T1378" style:family="text">
      <style:text-properties style:font-name="Liberation Serif" officeooo:rsid="2dc0b8be" style:font-name-asian="DejaVu Sans" style:font-name-complex="FreeSans"/>
    </style:style>
    <style:style style:name="T1379" style:family="text">
      <style:text-properties style:font-name="Liberation Serif" officeooo:rsid="2dc22dcf" style:font-name-asian="DejaVu Sans" style:font-name-complex="FreeSans"/>
    </style:style>
    <style:style style:name="T1380" style:family="text">
      <style:text-properties style:font-name="Liberation Serif" officeooo:rsid="2dc383a4" style:font-name-asian="DejaVu Sans" style:font-name-complex="FreeSans"/>
    </style:style>
    <style:style style:name="T1381" style:family="text">
      <style:text-properties style:font-name="Liberation Serif" officeooo:rsid="2dc3dac9" style:font-name-asian="DejaVu Sans" style:font-name-complex="FreeSans"/>
    </style:style>
    <style:style style:name="T1382" style:family="text">
      <style:text-properties style:font-name="Liberation Serif" officeooo:rsid="2dc5290d" style:font-name-asian="DejaVu Sans" style:font-name-complex="FreeSans"/>
    </style:style>
    <style:style style:name="T1383" style:family="text">
      <style:text-properties style:font-name="Liberation Serif" officeooo:rsid="2dc72283" style:font-name-asian="DejaVu Sans" style:font-name-complex="FreeSans"/>
    </style:style>
    <style:style style:name="T1384" style:family="text">
      <style:text-properties style:font-name="Liberation Serif" officeooo:rsid="2dc79da6" style:font-name-asian="DejaVu Sans" style:font-name-complex="FreeSans"/>
    </style:style>
    <style:style style:name="T1385" style:family="text">
      <style:text-properties style:font-name="Liberation Serif" officeooo:rsid="2dc954ba" style:font-name-asian="DejaVu Sans" style:font-name-complex="FreeSans"/>
    </style:style>
    <style:style style:name="T1386" style:family="text">
      <style:text-properties style:font-name="Liberation Serif" officeooo:rsid="2dc9ea67" style:font-name-asian="DejaVu Sans" style:font-name-complex="FreeSans"/>
    </style:style>
    <style:style style:name="T1387" style:family="text">
      <style:text-properties style:font-name="Liberation Serif" officeooo:rsid="2dcab7c7" style:font-name-asian="DejaVu Sans" style:font-name-complex="FreeSans"/>
    </style:style>
    <style:style style:name="T1388" style:family="text">
      <style:text-properties style:font-name="Liberation Serif" officeooo:rsid="2dcbdd85" style:font-name-asian="DejaVu Sans" style:font-name-complex="FreeSans"/>
    </style:style>
    <style:style style:name="T1389" style:family="text">
      <style:text-properties style:font-name="Liberation Serif" officeooo:rsid="2dcc00e8" style:font-name-asian="DejaVu Sans" style:font-name-complex="FreeSans"/>
    </style:style>
    <style:style style:name="T1390" style:family="text">
      <style:text-properties style:font-name="Liberation Serif" officeooo:rsid="2dccfe37" style:font-name-asian="DejaVu Sans" style:font-name-complex="FreeSans"/>
    </style:style>
    <style:style style:name="T1391" style:family="text">
      <style:text-properties style:font-name="Liberation Serif" officeooo:rsid="2dce3aa9" style:font-name-asian="DejaVu Sans" style:font-name-complex="FreeSans"/>
    </style:style>
    <style:style style:name="T1392" style:family="text">
      <style:text-properties style:font-name="Liberation Serif" officeooo:rsid="2dcf6c16" style:font-name-asian="DejaVu Sans" style:font-name-complex="FreeSans"/>
    </style:style>
    <style:style style:name="T1393" style:family="text">
      <style:text-properties style:font-name="Liberation Serif" officeooo:rsid="2dd07c21" style:font-name-asian="DejaVu Sans" style:font-name-complex="FreeSans"/>
    </style:style>
    <style:style style:name="T1394" style:family="text">
      <style:text-properties style:font-name="Liberation Serif" officeooo:rsid="2dd270bf" style:font-name-asian="DejaVu Sans" style:font-name-complex="FreeSans"/>
    </style:style>
    <style:style style:name="T1395" style:family="text">
      <style:text-properties style:font-name="Liberation Serif" officeooo:rsid="2dd29b4f" style:font-name-asian="DejaVu Sans" style:font-name-complex="FreeSans"/>
    </style:style>
    <style:style style:name="T1396" style:family="text">
      <style:text-properties style:font-name="Liberation Serif" officeooo:rsid="2dd42a67" style:font-name-asian="DejaVu Sans" style:font-name-complex="FreeSans"/>
    </style:style>
    <style:style style:name="T1397" style:family="text">
      <style:text-properties style:font-name="Liberation Serif" officeooo:rsid="2dd5767d" style:font-name-asian="DejaVu Sans" style:font-name-complex="FreeSans"/>
    </style:style>
    <style:style style:name="T1398" style:family="text">
      <style:text-properties style:font-name="Liberation Serif" officeooo:rsid="2dd73686" style:font-name-asian="DejaVu Sans" style:font-name-complex="FreeSans"/>
    </style:style>
    <style:style style:name="T1399" style:family="text">
      <style:text-properties style:font-name="Liberation Serif" officeooo:rsid="2dd7afce" style:font-name-asian="DejaVu Sans" style:font-name-complex="FreeSans"/>
    </style:style>
    <style:style style:name="T1400" style:family="text">
      <style:text-properties style:font-name="Liberation Serif" officeooo:rsid="2dd85314" style:font-name-asian="DejaVu Sans" style:font-name-complex="FreeSans"/>
    </style:style>
    <style:style style:name="T1401" style:family="text">
      <style:text-properties style:font-name="Liberation Serif" officeooo:rsid="2dd95ddc" style:font-name-asian="DejaVu Sans" style:font-name-complex="FreeSans"/>
    </style:style>
    <style:style style:name="T1402" style:family="text">
      <style:text-properties style:font-name="Liberation Serif" officeooo:rsid="2ddabce6" style:font-name-asian="DejaVu Sans" style:font-name-complex="FreeSans"/>
    </style:style>
    <style:style style:name="T1403" style:family="text">
      <style:text-properties style:font-name="Liberation Serif" officeooo:rsid="2ddc54bf" style:font-name-asian="DejaVu Sans" style:font-name-complex="FreeSans"/>
    </style:style>
    <style:style style:name="T1404" style:family="text">
      <style:text-properties style:font-name="Liberation Serif" officeooo:rsid="2ddddc5b" style:font-name-asian="DejaVu Sans" style:font-name-complex="FreeSans"/>
    </style:style>
    <style:style style:name="T1405" style:family="text">
      <style:text-properties style:font-name="Liberation Serif" officeooo:rsid="2ddf1d34" style:font-name-asian="DejaVu Sans" style:font-name-complex="FreeSans"/>
    </style:style>
    <style:style style:name="T1406" style:family="text">
      <style:text-properties style:font-name="Liberation Serif" officeooo:rsid="2de0ecd5" style:font-name-asian="DejaVu Sans" style:font-name-complex="FreeSans"/>
    </style:style>
    <style:style style:name="T1407" style:family="text">
      <style:text-properties style:font-name="Liberation Serif" officeooo:rsid="2de2d5b5" style:font-name-asian="DejaVu Sans" style:font-name-complex="FreeSans"/>
    </style:style>
    <style:style style:name="T1408" style:family="text">
      <style:text-properties style:font-name="Liberation Serif" officeooo:rsid="2de472a6" style:font-name-asian="DejaVu Sans" style:font-name-complex="FreeSans"/>
    </style:style>
    <style:style style:name="T1409" style:family="text">
      <style:text-properties style:font-name="Liberation Serif" officeooo:rsid="2de5877d" style:font-name-asian="DejaVu Sans" style:font-name-complex="FreeSans"/>
    </style:style>
    <style:style style:name="T1410" style:family="text">
      <style:text-properties style:font-name="Liberation Serif" officeooo:rsid="2de6f9cc" style:font-name-asian="DejaVu Sans" style:font-name-complex="FreeSans"/>
    </style:style>
    <style:style style:name="T1411" style:family="text">
      <style:text-properties style:font-name="Liberation Serif" officeooo:rsid="2de7551c" style:font-name-asian="DejaVu Sans" style:font-name-complex="FreeSans"/>
    </style:style>
    <style:style style:name="T1412" style:family="text">
      <style:text-properties style:font-name="Liberation Serif" officeooo:rsid="2de939ff" style:font-name-asian="DejaVu Sans" style:font-name-complex="FreeSans"/>
    </style:style>
    <style:style style:name="T1413" style:family="text">
      <style:text-properties style:font-name="Liberation Serif" officeooo:rsid="2deb3877" style:font-name-asian="DejaVu Sans" style:font-name-complex="FreeSans"/>
    </style:style>
    <style:style style:name="T1414" style:family="text">
      <style:text-properties style:font-name="Liberation Serif" officeooo:rsid="2deb8f1a" style:font-name-asian="DejaVu Sans" style:font-name-complex="FreeSans"/>
    </style:style>
    <style:style style:name="T1415" style:family="text">
      <style:text-properties style:font-name="Liberation Serif" officeooo:rsid="2dec3eb7" style:font-name-asian="DejaVu Sans" style:font-name-complex="FreeSans"/>
    </style:style>
    <style:style style:name="T1416" style:family="text">
      <style:text-properties style:font-name="Liberation Serif" officeooo:rsid="2deef9cc" style:font-name-asian="DejaVu Sans" style:font-name-complex="FreeSans"/>
    </style:style>
    <style:style style:name="T1417" style:family="text">
      <style:text-properties style:font-name="Liberation Serif" officeooo:rsid="2def68c1" style:font-name-asian="DejaVu Sans" style:font-name-complex="FreeSans"/>
    </style:style>
    <style:style style:name="T1418" style:family="text">
      <style:text-properties style:font-name="Liberation Serif" officeooo:rsid="2df0848c" style:font-name-asian="DejaVu Sans" style:font-name-complex="FreeSans"/>
    </style:style>
    <style:style style:name="T1419" style:family="text">
      <style:text-properties style:font-name="Liberation Serif" officeooo:rsid="2df204f8" style:font-name-asian="DejaVu Sans" style:font-name-complex="FreeSans"/>
    </style:style>
    <style:style style:name="T1420" style:family="text">
      <style:text-properties style:font-name="Liberation Serif" officeooo:rsid="2df2d3ad" style:font-name-asian="DejaVu Sans" style:font-name-complex="FreeSans"/>
    </style:style>
    <style:style style:name="T1421" style:family="text">
      <style:text-properties style:font-name="Liberation Serif" officeooo:rsid="2df30b8e" style:font-name-asian="DejaVu Sans" style:font-name-complex="FreeSans"/>
    </style:style>
    <style:style style:name="T1422" style:family="text">
      <style:text-properties style:font-name="Liberation Serif" officeooo:rsid="2df476e7" style:font-name-asian="DejaVu Sans" style:font-name-complex="FreeSans"/>
    </style:style>
    <style:style style:name="T1423" style:family="text">
      <style:text-properties style:font-name="Liberation Serif" officeooo:rsid="2df5ff49" style:font-name-asian="DejaVu Sans" style:font-name-complex="FreeSans"/>
    </style:style>
    <style:style style:name="T1424" style:family="text">
      <style:text-properties style:font-name="Liberation Serif" officeooo:rsid="2df7376b" style:font-name-asian="DejaVu Sans" style:font-name-complex="FreeSans"/>
    </style:style>
    <style:style style:name="T1425" style:family="text">
      <style:text-properties style:font-name="Liberation Serif" officeooo:rsid="2df75c04" style:font-name-asian="DejaVu Sans" style:font-name-complex="FreeSans"/>
    </style:style>
    <style:style style:name="T1426" style:family="text">
      <style:text-properties style:font-name="Liberation Serif" officeooo:rsid="2df89a91" style:font-name-asian="DejaVu Sans" style:font-name-complex="FreeSans"/>
    </style:style>
    <style:style style:name="T1427" style:family="text">
      <style:text-properties style:font-name="Liberation Serif" officeooo:rsid="2df90bb9" style:font-name-asian="DejaVu Sans" style:font-name-complex="FreeSans"/>
    </style:style>
    <style:style style:name="T1428" style:family="text">
      <style:text-properties style:font-name="Liberation Serif" officeooo:rsid="2dfa53a7" style:font-name-asian="DejaVu Sans" style:font-name-complex="FreeSans"/>
    </style:style>
    <style:style style:name="T1429" style:family="text">
      <style:text-properties style:font-name="Liberation Serif" officeooo:rsid="2dfad67a" style:font-name-asian="DejaVu Sans" style:font-name-complex="FreeSans"/>
    </style:style>
    <style:style style:name="T1430" style:family="text">
      <style:text-properties style:font-name="Liberation Serif" officeooo:rsid="2dfc62b9" style:font-name-asian="DejaVu Sans" style:font-name-complex="FreeSans"/>
    </style:style>
    <style:style style:name="T1431" style:family="text">
      <style:text-properties style:font-name="Liberation Serif" officeooo:rsid="2dfd36e5" style:font-name-asian="DejaVu Sans" style:font-name-complex="FreeSans"/>
    </style:style>
    <style:style style:name="T1432" style:family="text">
      <style:text-properties style:font-name="Liberation Serif" officeooo:rsid="2dfdd266" style:font-name-asian="DejaVu Sans" style:font-name-complex="FreeSans"/>
    </style:style>
    <style:style style:name="T1433" style:family="text">
      <style:text-properties style:font-name="Liberation Serif" officeooo:rsid="2dff01ad" style:font-name-asian="DejaVu Sans" style:font-name-complex="FreeSans"/>
    </style:style>
    <style:style style:name="T1434" style:family="text">
      <style:text-properties style:font-name="Liberation Serif" officeooo:rsid="2e00cbb9" style:font-name-asian="DejaVu Sans" style:font-name-complex="FreeSans"/>
    </style:style>
    <style:style style:name="T1435" style:family="text">
      <style:text-properties style:font-name="Liberation Serif" officeooo:rsid="2e01338e" style:font-name-asian="DejaVu Sans" style:font-name-complex="FreeSans"/>
    </style:style>
    <style:style style:name="T1436" style:family="text">
      <style:text-properties style:font-name="Liberation Serif" officeooo:rsid="2e016c06" style:font-name-asian="DejaVu Sans" style:font-name-complex="FreeSans"/>
    </style:style>
    <style:style style:name="T1437" style:family="text">
      <style:text-properties style:font-name="Liberation Serif" officeooo:rsid="2e03391b" style:font-name-asian="DejaVu Sans" style:font-name-complex="FreeSans"/>
    </style:style>
    <style:style style:name="T1438" style:family="text">
      <style:text-properties style:font-name="Liberation Serif" officeooo:rsid="2e035528" style:font-name-asian="DejaVu Sans" style:font-name-complex="FreeSans"/>
    </style:style>
    <style:style style:name="T1439" style:family="text">
      <style:text-properties style:font-name="Liberation Serif" officeooo:rsid="2e04f3f9" style:font-name-asian="DejaVu Sans" style:font-name-complex="FreeSans"/>
    </style:style>
    <style:style style:name="T1440" style:family="text">
      <style:text-properties style:font-name="Liberation Serif" officeooo:rsid="2e06b22b" style:font-name-asian="DejaVu Sans" style:font-name-complex="FreeSans"/>
    </style:style>
    <style:style style:name="T1441" style:family="text">
      <style:text-properties style:font-name="Liberation Serif" officeooo:rsid="2e078f3a" style:font-name-asian="DejaVu Sans" style:font-name-complex="FreeSans"/>
    </style:style>
    <style:style style:name="T1442" style:family="text">
      <style:text-properties style:font-name="Liberation Serif" officeooo:rsid="2e08e2e4" style:font-name-asian="DejaVu Sans" style:font-name-complex="FreeSans"/>
    </style:style>
    <style:style style:name="T1443" style:family="text">
      <style:text-properties style:font-name="Liberation Serif" officeooo:rsid="2e0bec01" style:font-name-asian="DejaVu Sans" style:font-name-complex="FreeSans"/>
    </style:style>
    <style:style style:name="T1444" style:family="text">
      <style:text-properties style:font-name="Liberation Serif" officeooo:rsid="2e0c45bf" style:font-name-asian="DejaVu Sans" style:font-name-complex="FreeSans"/>
    </style:style>
    <style:style style:name="T1445" style:family="text">
      <style:text-properties style:font-name="Liberation Serif" officeooo:rsid="2e0cb753" style:font-name-asian="DejaVu Sans" style:font-name-complex="FreeSans"/>
    </style:style>
    <style:style style:name="T1446" style:family="text">
      <style:text-properties style:font-name="Liberation Serif" officeooo:rsid="2e0e6a39" style:font-name-asian="DejaVu Sans" style:font-name-complex="FreeSans"/>
    </style:style>
    <style:style style:name="T1447" style:family="text">
      <style:text-properties style:font-name="Liberation Serif" officeooo:rsid="2e0f413d" style:font-name-asian="DejaVu Sans" style:font-name-complex="FreeSans"/>
    </style:style>
    <style:style style:name="T1448" style:family="text">
      <style:text-properties style:font-name="Liberation Serif" officeooo:rsid="2e0f882a" style:font-name-asian="DejaVu Sans" style:font-name-complex="FreeSans"/>
    </style:style>
    <style:style style:name="T1449" style:family="text">
      <style:text-properties style:font-name="Liberation Serif" officeooo:rsid="2e0ff0ae" style:font-name-asian="DejaVu Sans" style:font-name-complex="FreeSans"/>
    </style:style>
    <style:style style:name="T1450" style:family="text">
      <style:text-properties style:font-name="Liberation Serif" officeooo:rsid="2e111403" style:font-name-asian="DejaVu Sans" style:font-name-complex="FreeSans"/>
    </style:style>
    <style:style style:name="T1451" style:family="text">
      <style:text-properties style:font-name="Liberation Serif" officeooo:rsid="2e1126b9" style:font-name-asian="DejaVu Sans" style:font-name-complex="FreeSans"/>
    </style:style>
    <style:style style:name="T1452" style:family="text">
      <style:text-properties style:font-name="Liberation Serif" officeooo:rsid="2e13d67d" style:font-name-asian="DejaVu Sans" style:font-name-complex="FreeSans"/>
    </style:style>
    <style:style style:name="T1453" style:family="text">
      <style:text-properties style:font-name="Liberation Serif" officeooo:rsid="2e14d2ee" style:font-name-asian="DejaVu Sans" style:font-name-complex="FreeSans"/>
    </style:style>
    <style:style style:name="T1454" style:family="text">
      <style:text-properties style:font-name="Liberation Serif" officeooo:rsid="2e165d9b" style:font-name-asian="DejaVu Sans" style:font-name-complex="FreeSans"/>
    </style:style>
    <style:style style:name="T1455" style:family="text">
      <style:text-properties style:font-name="Liberation Serif" officeooo:rsid="2e176295" style:font-name-asian="DejaVu Sans" style:font-name-complex="FreeSans"/>
    </style:style>
    <style:style style:name="T1456" style:family="text">
      <style:text-properties style:font-name="Liberation Serif" officeooo:rsid="2e17de1c" style:font-name-asian="DejaVu Sans" style:font-name-complex="FreeSans"/>
    </style:style>
    <style:style style:name="T1457" style:family="text">
      <style:text-properties style:font-name="Liberation Serif" officeooo:rsid="2e189c42" style:font-name-asian="DejaVu Sans" style:font-name-complex="FreeSans"/>
    </style:style>
    <style:style style:name="T1458" style:family="text">
      <style:text-properties style:font-name="Liberation Serif" officeooo:rsid="2e18b88d" style:font-name-asian="DejaVu Sans" style:font-name-complex="FreeSans"/>
    </style:style>
    <style:style style:name="T1459" style:family="text">
      <style:text-properties style:font-name="Liberation Serif" officeooo:rsid="2e1a881f" style:font-name-asian="DejaVu Sans" style:font-name-complex="FreeSans"/>
    </style:style>
    <style:style style:name="T1460" style:family="text">
      <style:text-properties style:font-name="Liberation Serif" officeooo:rsid="2e1aa416" style:font-name-asian="DejaVu Sans" style:font-name-complex="FreeSans"/>
    </style:style>
    <style:style style:name="T1461" style:family="text">
      <style:text-properties style:font-name="Liberation Serif" officeooo:rsid="2e1b44d7" style:font-name-asian="DejaVu Sans" style:font-name-complex="FreeSans"/>
    </style:style>
    <style:style style:name="T1462" style:family="text">
      <style:text-properties style:font-name="Liberation Serif" officeooo:rsid="2e1b7cc6" style:font-name-asian="DejaVu Sans" style:font-name-complex="FreeSans"/>
    </style:style>
    <style:style style:name="T1463" style:family="text">
      <style:text-properties style:font-name="Liberation Serif" officeooo:rsid="2e1d0e16" style:font-name-asian="DejaVu Sans" style:font-name-complex="FreeSans"/>
    </style:style>
    <style:style style:name="T1464" style:family="text">
      <style:text-properties style:font-name="Liberation Serif" officeooo:rsid="2e1e33d1" style:font-name-asian="DejaVu Sans" style:font-name-complex="FreeSans"/>
    </style:style>
    <style:style style:name="T1465" style:family="text">
      <style:text-properties style:font-name="Liberation Serif" officeooo:rsid="2e1f86ec" style:font-name-asian="DejaVu Sans" style:font-name-complex="FreeSans"/>
    </style:style>
    <style:style style:name="T1466" style:family="text">
      <style:text-properties style:font-name="Liberation Serif" officeooo:rsid="2e1fb1c4" style:font-name-asian="DejaVu Sans" style:font-name-complex="FreeSans"/>
    </style:style>
    <style:style style:name="T1467" style:family="text">
      <style:text-properties style:font-name="Liberation Serif" officeooo:rsid="2e200c88" style:font-name-asian="DejaVu Sans" style:font-name-complex="FreeSans"/>
    </style:style>
    <style:style style:name="T1468" style:family="text">
      <style:text-properties style:font-name="Liberation Serif" officeooo:rsid="2e20238a" style:font-name-asian="DejaVu Sans" style:font-name-complex="FreeSans"/>
    </style:style>
    <style:style style:name="T1469" style:family="text">
      <style:text-properties style:font-name="Liberation Serif" officeooo:rsid="2e20b194" style:font-name-asian="DejaVu Sans" style:font-name-complex="FreeSans"/>
    </style:style>
    <style:style style:name="T1470" style:family="text">
      <style:text-properties style:font-name="Liberation Serif" officeooo:rsid="2e22c0f0" style:font-name-asian="DejaVu Sans" style:font-name-complex="FreeSans"/>
    </style:style>
    <style:style style:name="T1471" style:family="text">
      <style:text-properties style:font-name="Liberation Serif" officeooo:rsid="2e2325a9" style:font-name-asian="DejaVu Sans" style:font-name-complex="FreeSans"/>
    </style:style>
    <style:style style:name="T1472" style:family="text">
      <style:text-properties style:font-name="Liberation Serif" officeooo:rsid="2e23b2ed" style:font-name-asian="DejaVu Sans" style:font-name-complex="FreeSans"/>
    </style:style>
    <style:style style:name="T1473" style:family="text">
      <style:text-properties style:font-name="Liberation Serif" officeooo:rsid="2e246fbe" style:font-name-asian="DejaVu Sans" style:font-name-complex="FreeSans"/>
    </style:style>
    <style:style style:name="T1474" style:family="text">
      <style:text-properties style:font-name="Liberation Serif" officeooo:rsid="2e276b57" style:font-name-asian="DejaVu Sans" style:font-name-complex="FreeSans"/>
    </style:style>
    <style:style style:name="T1475" style:family="text">
      <style:text-properties style:font-name="Liberation Serif" officeooo:rsid="2e279343" style:font-name-asian="DejaVu Sans" style:font-name-complex="FreeSans"/>
    </style:style>
    <style:style style:name="T1476" style:family="text">
      <style:text-properties style:font-name="Liberation Serif" officeooo:rsid="2e285c27" style:font-name-asian="DejaVu Sans" style:font-name-complex="FreeSans"/>
    </style:style>
    <style:style style:name="T1477" style:family="text">
      <style:text-properties style:font-name="Liberation Serif" officeooo:rsid="2e28f4ee" style:font-name-asian="DejaVu Sans" style:font-name-complex="FreeSans"/>
    </style:style>
    <style:style style:name="T1478" style:family="text">
      <style:text-properties style:font-name="Liberation Serif" officeooo:rsid="2e2a4d16" style:font-name-asian="DejaVu Sans" style:font-name-complex="FreeSans"/>
    </style:style>
    <style:style style:name="T1479" style:family="text">
      <style:text-properties style:font-name="Liberation Serif" officeooo:rsid="2e2afd69" style:font-name-asian="DejaVu Sans" style:font-name-complex="FreeSans"/>
    </style:style>
    <style:style style:name="T1480" style:family="text">
      <style:text-properties style:font-name="Liberation Serif" officeooo:rsid="2e2cdd26" style:font-name-asian="DejaVu Sans" style:font-name-complex="FreeSans"/>
    </style:style>
    <style:style style:name="T1481" style:family="text">
      <style:text-properties style:font-name="Liberation Serif" officeooo:rsid="2e2e75c7" style:font-name-asian="DejaVu Sans" style:font-name-complex="FreeSans"/>
    </style:style>
    <style:style style:name="T1482" style:family="text">
      <style:text-properties style:font-name="Liberation Serif" officeooo:rsid="2e2f0bd6" style:font-name-asian="DejaVu Sans" style:font-name-complex="FreeSans"/>
    </style:style>
    <style:style style:name="T1483" style:family="text">
      <style:text-properties style:font-name="Liberation Serif" officeooo:rsid="2e300868" style:font-name-asian="DejaVu Sans" style:font-name-complex="FreeSans"/>
    </style:style>
    <style:style style:name="T1484" style:family="text">
      <style:text-properties style:font-name="Liberation Serif" officeooo:rsid="2e31433f" style:font-name-asian="DejaVu Sans" style:font-name-complex="FreeSans"/>
    </style:style>
    <style:style style:name="T1485" style:family="text">
      <style:text-properties style:font-name="Liberation Serif" officeooo:rsid="2e3197b4" style:font-name-asian="DejaVu Sans" style:font-name-complex="FreeSans"/>
    </style:style>
    <style:style style:name="T1486" style:family="text">
      <style:text-properties style:font-name="Liberation Serif" officeooo:rsid="2e334126" style:font-name-asian="DejaVu Sans" style:font-name-complex="FreeSans"/>
    </style:style>
    <style:style style:name="T1487" style:family="text">
      <style:text-properties style:font-name="Liberation Serif" officeooo:rsid="2e33b0cd" style:font-name-asian="DejaVu Sans" style:font-name-complex="FreeSans"/>
    </style:style>
    <style:style style:name="T1488" style:family="text">
      <style:text-properties style:font-name="Liberation Serif" officeooo:rsid="2e33b161" style:font-name-asian="DejaVu Sans" style:font-name-complex="FreeSans"/>
    </style:style>
    <style:style style:name="T1489" style:family="text">
      <style:text-properties style:font-name="Liberation Serif" officeooo:rsid="2e358ead" style:font-name-asian="DejaVu Sans" style:font-name-complex="FreeSans"/>
    </style:style>
    <style:style style:name="T1490" style:family="text">
      <style:text-properties style:font-name="Liberation Serif" officeooo:rsid="2e370775" style:font-name-asian="DejaVu Sans" style:font-name-complex="FreeSans"/>
    </style:style>
    <style:style style:name="T1491" style:family="text">
      <style:text-properties style:font-name="Liberation Serif" officeooo:rsid="2e37f4ad" style:font-name-asian="DejaVu Sans" style:font-name-complex="FreeSans"/>
    </style:style>
    <style:style style:name="T1492" style:family="text">
      <style:text-properties style:font-name="Liberation Serif" officeooo:rsid="2e39c98e" style:font-name-asian="DejaVu Sans" style:font-name-complex="FreeSans"/>
    </style:style>
    <style:style style:name="T1493" style:family="text">
      <style:text-properties style:font-name="Liberation Serif" officeooo:rsid="2e3b0584" style:font-name-asian="DejaVu Sans" style:font-name-complex="FreeSans"/>
    </style:style>
    <style:style style:name="T1494" style:family="text">
      <style:text-properties style:font-name="Liberation Serif" officeooo:rsid="2e3bf461" style:font-name-asian="DejaVu Sans" style:font-name-complex="FreeSans"/>
    </style:style>
    <style:style style:name="T1495" style:family="text">
      <style:text-properties style:font-name="Liberation Serif" officeooo:rsid="2e3df0d1" style:font-name-asian="DejaVu Sans" style:font-name-complex="FreeSans"/>
    </style:style>
    <style:style style:name="T1496" style:family="text">
      <style:text-properties style:font-name="Liberation Serif" officeooo:rsid="2e3ef5c0" style:font-name-asian="DejaVu Sans" style:font-name-complex="FreeSans"/>
    </style:style>
    <style:style style:name="T1497" style:family="text">
      <style:text-properties style:font-name="Liberation Serif" officeooo:rsid="2e40c7a0" style:font-name-asian="DejaVu Sans" style:font-name-complex="FreeSans"/>
    </style:style>
    <style:style style:name="T1498" style:family="text">
      <style:text-properties style:font-name="Liberation Serif" officeooo:rsid="2e425a6e" style:font-name-asian="DejaVu Sans" style:font-name-complex="FreeSans"/>
    </style:style>
    <style:style style:name="T1499" style:family="text">
      <style:text-properties style:font-name="Liberation Serif" officeooo:rsid="2e431a44" style:font-name-asian="DejaVu Sans" style:font-name-complex="FreeSans"/>
    </style:style>
    <style:style style:name="T1500" style:family="text">
      <style:text-properties style:font-name="Liberation Serif" officeooo:rsid="2e450efb" style:font-name-asian="DejaVu Sans" style:font-name-complex="FreeSans"/>
    </style:style>
    <style:style style:name="T1501" style:family="text">
      <style:text-properties style:font-name="Liberation Serif" officeooo:rsid="2e46955c" style:font-name-asian="DejaVu Sans" style:font-name-complex="FreeSans"/>
    </style:style>
    <style:style style:name="T1502" style:family="text">
      <style:text-properties style:font-name="Liberation Serif" officeooo:rsid="2e479a1f" style:font-name-asian="DejaVu Sans" style:font-name-complex="FreeSans"/>
    </style:style>
    <style:style style:name="T1503" style:family="text">
      <style:text-properties style:font-name="Liberation Serif" officeooo:rsid="2e47fb15" style:font-name-asian="DejaVu Sans" style:font-name-complex="FreeSans"/>
    </style:style>
    <style:style style:name="T1504" style:family="text">
      <style:text-properties style:font-name="Liberation Serif" officeooo:rsid="2e4875e9" style:font-name-asian="DejaVu Sans" style:font-name-complex="FreeSans"/>
    </style:style>
    <style:style style:name="T1505" style:family="text">
      <style:text-properties style:font-name="Liberation Serif" officeooo:rsid="2e48be94" style:font-name-asian="DejaVu Sans" style:font-name-complex="FreeSans"/>
    </style:style>
    <style:style style:name="T1506" style:family="text">
      <style:text-properties style:font-name="Liberation Serif" officeooo:rsid="2e4921cb" style:font-name-asian="DejaVu Sans" style:font-name-complex="FreeSans"/>
    </style:style>
    <style:style style:name="T1507" style:family="text">
      <style:text-properties style:font-name="Liberation Serif" officeooo:rsid="2e4a1e95" style:font-name-asian="DejaVu Sans" style:font-name-complex="FreeSans"/>
    </style:style>
    <style:style style:name="T1508" style:family="text">
      <style:text-properties style:font-name="Liberation Serif" officeooo:rsid="2e4ba107" style:font-name-asian="DejaVu Sans" style:font-name-complex="FreeSans"/>
    </style:style>
    <style:style style:name="T1509" style:family="text">
      <style:text-properties style:font-name="Liberation Serif" officeooo:rsid="2e4c894e" style:font-name-asian="DejaVu Sans" style:font-name-complex="FreeSans"/>
    </style:style>
    <style:style style:name="T1510" style:family="text">
      <style:text-properties style:font-name="Liberation Serif" officeooo:rsid="2e4df818" style:font-name-asian="DejaVu Sans" style:font-name-complex="FreeSans"/>
    </style:style>
    <style:style style:name="T1511" style:family="text">
      <style:text-properties style:font-name="Liberation Serif" officeooo:rsid="2e4f5c5f" style:font-name-asian="DejaVu Sans" style:font-name-complex="FreeSans"/>
    </style:style>
    <style:style style:name="T1512" style:family="text">
      <style:text-properties style:font-name="Liberation Serif" officeooo:rsid="2e508380" style:font-name-asian="DejaVu Sans" style:font-name-complex="FreeSans"/>
    </style:style>
    <style:style style:name="T1513" style:family="text">
      <style:text-properties style:font-name="Liberation Serif" officeooo:rsid="2e523842" style:font-name-asian="DejaVu Sans" style:font-name-complex="FreeSans"/>
    </style:style>
    <style:style style:name="T1514" style:family="text">
      <style:text-properties style:font-name="Liberation Serif" officeooo:rsid="2e5393b0" style:font-name-asian="DejaVu Sans" style:font-name-complex="FreeSans"/>
    </style:style>
    <style:style style:name="T1515" style:family="text">
      <style:text-properties style:font-name="Liberation Serif" officeooo:rsid="2e5561cf" style:font-name-asian="DejaVu Sans" style:font-name-complex="FreeSans"/>
    </style:style>
    <style:style style:name="T1516" style:family="text">
      <style:text-properties style:font-name="Liberation Serif" officeooo:rsid="2e559c25" style:font-name-asian="DejaVu Sans" style:font-name-complex="FreeSans"/>
    </style:style>
    <style:style style:name="T1517" style:family="text">
      <style:text-properties style:font-name="Liberation Serif" officeooo:rsid="2e571654" style:font-name-asian="DejaVu Sans" style:font-name-complex="FreeSans"/>
    </style:style>
    <style:style style:name="T1518" style:family="text">
      <style:text-properties style:font-name="Liberation Serif" officeooo:rsid="2e59401e" style:font-name-asian="DejaVu Sans" style:font-name-complex="FreeSans"/>
    </style:style>
    <style:style style:name="T1519" style:family="text">
      <style:text-properties style:font-name="Liberation Serif" officeooo:rsid="2e5b3e47" style:font-name-asian="DejaVu Sans" style:font-name-complex="FreeSans"/>
    </style:style>
    <style:style style:name="T1520" style:family="text">
      <style:text-properties style:font-name="Liberation Serif" officeooo:rsid="2e5d03e5" style:font-name-asian="DejaVu Sans" style:font-name-complex="FreeSans"/>
    </style:style>
    <style:style style:name="T1521" style:family="text">
      <style:text-properties style:font-name="Liberation Serif" officeooo:rsid="2e5e703c" style:font-name-asian="DejaVu Sans" style:font-name-complex="FreeSans"/>
    </style:style>
    <style:style style:name="T1522" style:family="text">
      <style:text-properties style:font-name="Liberation Serif" officeooo:rsid="2e5fb982" style:font-name-asian="DejaVu Sans" style:font-name-complex="FreeSans"/>
    </style:style>
    <style:style style:name="T1523" style:family="text">
      <style:text-properties style:font-name="Liberation Serif" officeooo:rsid="2e603617" style:font-name-asian="DejaVu Sans" style:font-name-complex="FreeSans"/>
    </style:style>
    <style:style style:name="T1524" style:family="text">
      <style:text-properties style:font-name="Liberation Serif" officeooo:rsid="2e61cd6b" style:font-name-asian="DejaVu Sans" style:font-name-complex="FreeSans"/>
    </style:style>
    <style:style style:name="T1525" style:family="text">
      <style:text-properties style:font-name="Liberation Serif" officeooo:rsid="2e637bd7" style:font-name-asian="DejaVu Sans" style:font-name-complex="FreeSans"/>
    </style:style>
    <style:style style:name="T1526" style:family="text">
      <style:text-properties style:font-name="Liberation Serif" officeooo:rsid="2e637e16" style:font-name-asian="DejaVu Sans" style:font-name-complex="FreeSans"/>
    </style:style>
    <style:style style:name="T1527" style:family="text">
      <style:text-properties style:font-name="Liberation Serif" fo:font-style="italic" style:font-name-asian="DejaVu Sans" style:font-style-asian="italic" style:font-name-complex="FreeSans" style:font-style-complex="italic"/>
    </style:style>
    <style:style style:name="T1528" style:family="text">
      <style:text-properties style:font-name="Liberation Serif" fo:font-style="italic" officeooo:rsid="2d97c0a1" style:font-name-asian="DejaVu Sans" style:font-style-asian="italic" style:font-name-complex="FreeSans" style:font-style-complex="italic"/>
    </style:style>
    <style:style style:name="T1529" style:family="text">
      <style:text-properties style:font-name="Liberation Serif" fo:font-style="italic" officeooo:rsid="2d997ba5" style:font-name-asian="DejaVu Sans" style:font-style-asian="italic" style:font-name-complex="FreeSans" style:font-style-complex="italic"/>
    </style:style>
    <style:style style:name="T1530" style:family="text">
      <style:text-properties style:font-name="Liberation Serif" fo:font-style="italic" officeooo:rsid="2da3aa3b" style:font-name-asian="DejaVu Sans" style:font-style-asian="italic" style:font-name-complex="FreeSans" style:font-style-complex="italic"/>
    </style:style>
    <style:style style:name="T1531" style:family="text">
      <style:text-properties style:font-name="Liberation Serif" fo:font-style="italic" officeooo:rsid="2dab0122" style:font-name-asian="DejaVu Sans" style:font-style-asian="italic" style:font-name-complex="FreeSans" style:font-style-complex="italic"/>
    </style:style>
    <style:style style:name="T1532" style:family="text">
      <style:text-properties style:font-name="Liberation Serif" fo:font-style="italic" officeooo:rsid="2dad83ad" style:font-name-asian="DejaVu Sans" style:font-style-asian="italic" style:font-name-complex="FreeSans" style:font-style-complex="italic"/>
    </style:style>
    <style:style style:name="T1533" style:family="text">
      <style:text-properties style:font-name="Liberation Serif" fo:font-style="italic" officeooo:rsid="2db68066" style:font-name-asian="DejaVu Sans" style:font-style-asian="italic" style:font-name-complex="FreeSans" style:font-style-complex="italic"/>
    </style:style>
    <style:style style:name="T1534" style:family="text">
      <style:text-properties style:font-name="Liberation Serif" fo:font-style="italic" officeooo:rsid="2db567b3" style:font-name-asian="DejaVu Sans" style:font-style-asian="italic" style:font-name-complex="FreeSans" style:font-style-complex="italic"/>
    </style:style>
    <style:style style:name="T1535" style:family="text">
      <style:text-properties style:font-name="Liberation Serif" fo:font-style="italic" officeooo:rsid="2dbf8a1c" style:font-name-asian="DejaVu Sans" style:font-style-asian="italic" style:font-name-complex="FreeSans" style:font-style-complex="italic"/>
    </style:style>
    <style:style style:name="T1536" style:family="text">
      <style:text-properties style:font-name="Liberation Serif" fo:font-style="italic" officeooo:rsid="2dc3dac9" style:font-name-asian="DejaVu Sans" style:font-style-asian="italic" style:font-name-complex="FreeSans" style:font-style-complex="italic"/>
    </style:style>
    <style:style style:name="T1537" style:family="text">
      <style:text-properties style:font-name="Liberation Serif" fo:font-style="italic" officeooo:rsid="2dc954ba" style:font-name-asian="DejaVu Sans" style:font-style-asian="italic" style:font-name-complex="FreeSans" style:font-style-complex="italic"/>
    </style:style>
    <style:style style:name="T1538" style:family="text">
      <style:text-properties style:font-name="Liberation Serif" fo:font-style="italic" officeooo:rsid="2dc9ea67" style:font-name-asian="DejaVu Sans" style:font-style-asian="italic" style:font-name-complex="FreeSans" style:font-style-complex="italic"/>
    </style:style>
    <style:style style:name="T1539" style:family="text">
      <style:text-properties style:font-name="Liberation Serif" fo:font-style="italic" officeooo:rsid="2dd07c21" style:font-name-asian="DejaVu Sans" style:font-style-asian="italic" style:font-name-complex="FreeSans" style:font-style-complex="italic"/>
    </style:style>
    <style:style style:name="T1540" style:family="text">
      <style:text-properties style:font-name="Liberation Serif" fo:font-style="italic" officeooo:rsid="2dd5767d" style:font-name-asian="DejaVu Sans" style:font-style-asian="italic" style:font-name-complex="FreeSans" style:font-style-complex="italic"/>
    </style:style>
    <style:style style:name="T1541" style:family="text">
      <style:text-properties style:font-name="Liberation Serif" fo:font-style="italic" officeooo:rsid="2ddddc5b" style:font-name-asian="DejaVu Sans" style:font-style-asian="italic" style:font-name-complex="FreeSans" style:font-style-complex="italic"/>
    </style:style>
    <style:style style:name="T1542" style:family="text">
      <style:text-properties style:font-name="Liberation Serif" fo:font-style="italic" officeooo:rsid="2ddf1d34" style:font-name-asian="DejaVu Sans" style:font-style-asian="italic" style:font-name-complex="FreeSans" style:font-style-complex="italic"/>
    </style:style>
    <style:style style:name="T1543" style:family="text">
      <style:text-properties style:font-name="Liberation Serif" fo:font-style="italic" officeooo:rsid="1327ae62" style:font-name-asian="DejaVu Sans" style:font-style-asian="italic" style:font-name-complex="FreeSans" style:font-style-complex="italic"/>
    </style:style>
    <style:style style:name="T1544" style:family="text">
      <style:text-properties style:font-name="Liberation Serif" fo:font-style="italic" officeooo:rsid="2de0ecd5" style:font-name-asian="DejaVu Sans" style:font-style-asian="italic" style:font-name-complex="FreeSans" style:font-style-complex="italic"/>
    </style:style>
    <style:style style:name="T1545" style:family="text">
      <style:text-properties style:font-name="Liberation Serif" fo:font-style="italic" officeooo:rsid="2deb8f1a" style:font-name-asian="DejaVu Sans" style:font-style-asian="italic" style:font-name-complex="FreeSans" style:font-style-complex="italic"/>
    </style:style>
    <style:style style:name="T1546" style:family="text">
      <style:text-properties style:font-name="Liberation Serif" fo:font-style="italic" officeooo:rsid="2e078f3a" style:font-name-asian="DejaVu Sans" style:font-style-asian="italic" style:font-name-complex="FreeSans" style:font-style-complex="italic"/>
    </style:style>
    <style:style style:name="T1547" style:family="text">
      <style:text-properties style:font-name="Liberation Serif" fo:font-style="italic" officeooo:rsid="2e0f882a" style:font-name-asian="DejaVu Sans" style:font-style-asian="italic" style:font-name-complex="FreeSans" style:font-style-complex="italic"/>
    </style:style>
    <style:style style:name="T1548" style:family="text">
      <style:text-properties style:font-name="Liberation Serif" fo:font-style="italic" officeooo:rsid="2e165d9b" style:font-name-asian="DejaVu Sans" style:font-style-asian="italic" style:font-name-complex="FreeSans" style:font-style-complex="italic"/>
    </style:style>
    <style:style style:name="T1549" style:family="text">
      <style:text-properties style:font-name="Liberation Serif" fo:font-style="italic" officeooo:rsid="2e189c42" style:font-name-asian="DejaVu Sans" style:font-style-asian="italic" style:font-name-complex="FreeSans" style:font-style-complex="italic"/>
    </style:style>
    <style:style style:name="T1550" style:family="text">
      <style:text-properties style:font-name="Liberation Serif" fo:font-style="italic" officeooo:rsid="2e33b161" style:font-name-asian="DejaVu Sans" style:font-style-asian="italic" style:font-name-complex="FreeSans" style:font-style-complex="italic"/>
    </style:style>
    <style:style style:name="T1551" style:family="text">
      <style:text-properties style:font-name="Liberation Serif" fo:font-style="italic" officeooo:rsid="2e3b0584" style:font-name-asian="DejaVu Sans" style:font-style-asian="italic" style:font-name-complex="FreeSans" style:font-style-complex="italic"/>
    </style:style>
    <style:style style:name="T1552" style:family="text">
      <style:text-properties style:font-name="Liberation Serif" fo:font-style="italic" officeooo:rsid="2e3df0d1" style:font-name-asian="DejaVu Sans" style:font-style-asian="italic" style:font-name-complex="FreeSans" style:font-style-complex="italic"/>
    </style:style>
    <style:style style:name="T1553" style:family="text">
      <style:text-properties style:font-name="Liberation Serif" fo:font-style="italic" officeooo:rsid="2e425a6e" style:font-name-asian="DejaVu Sans" style:font-style-asian="italic" style:font-name-complex="FreeSans" style:font-style-complex="italic"/>
    </style:style>
    <style:style style:name="T1554" style:family="text">
      <style:text-properties style:font-name="Liberation Serif" fo:font-style="italic" officeooo:rsid="2e431a44" style:font-name-asian="DejaVu Sans" style:font-style-asian="italic" style:font-name-complex="FreeSans" style:font-style-complex="italic"/>
    </style:style>
    <style:style style:name="T1555" style:family="text">
      <style:text-properties style:font-name="Liberation Serif" fo:font-style="italic" officeooo:rsid="2e479a1f" style:font-name-asian="DejaVu Sans" style:font-style-asian="italic" style:font-name-complex="FreeSans" style:font-style-complex="italic"/>
    </style:style>
    <style:style style:name="T1556" style:family="text">
      <style:text-properties style:font-name="Liberation Serif" fo:font-style="italic" style:font-style-asian="italic" style:font-style-complex="italic"/>
    </style:style>
    <style:style style:name="T1557" style:family="text">
      <style:text-properties style:font-name="Liberation Serif" fo:font-style="italic" officeooo:rsid="3186b554" style:font-style-asian="italic" style:font-style-complex="italic"/>
    </style:style>
    <style:style style:name="T1558" style:family="text">
      <style:text-properties style:font-name="Liberation Serif" fo:font-style="italic" officeooo:rsid="318588b2" style:font-style-asian="italic" style:font-style-complex="italic"/>
    </style:style>
    <style:style style:name="T1559" style:family="text">
      <style:text-properties style:font-name="Liberation Serif" fo:font-style="italic" officeooo:rsid="318a5f03" style:font-style-asian="italic" style:font-style-complex="italic"/>
    </style:style>
    <style:style style:name="T1560" style:family="text">
      <style:text-properties style:font-name="Liberation Serif" officeooo:rsid="316f20bc"/>
    </style:style>
    <style:style style:name="T1561" style:family="text">
      <style:text-properties style:font-name="Liberation Serif" officeooo:rsid="317c7aa5"/>
    </style:style>
    <style:style style:name="T1562" style:family="text">
      <style:text-properties style:font-name="Liberation Serif" officeooo:rsid="317cb34c"/>
    </style:style>
    <style:style style:name="T1563" style:family="text">
      <style:text-properties style:font-name="Liberation Serif" officeooo:rsid="317e0808"/>
    </style:style>
    <style:style style:name="T1564" style:family="text">
      <style:text-properties style:font-name="Liberation Serif" officeooo:rsid="317e2414"/>
    </style:style>
    <style:style style:name="T1565" style:family="text">
      <style:text-properties style:font-name="Liberation Serif" officeooo:rsid="318017be"/>
    </style:style>
    <style:style style:name="T1566" style:family="text">
      <style:text-properties style:font-name="Liberation Serif" officeooo:rsid="318099d6"/>
    </style:style>
    <style:style style:name="T1567" style:family="text">
      <style:text-properties style:font-name="Liberation Serif" officeooo:rsid="318231f3"/>
    </style:style>
    <style:style style:name="T1568" style:family="text">
      <style:text-properties style:font-name="Liberation Serif" officeooo:rsid="318283c5"/>
    </style:style>
    <style:style style:name="T1569" style:family="text">
      <style:text-properties style:font-name="Liberation Serif" officeooo:rsid="31832861"/>
    </style:style>
    <style:style style:name="T1570" style:family="text">
      <style:text-properties style:font-name="Liberation Serif" officeooo:rsid="3184d95b"/>
    </style:style>
    <style:style style:name="T1571" style:family="text">
      <style:text-properties style:font-name="Liberation Serif" officeooo:rsid="3184f9cb"/>
    </style:style>
    <style:style style:name="T1572" style:family="text">
      <style:text-properties style:font-name="Liberation Serif" officeooo:rsid="318588b2"/>
    </style:style>
    <style:style style:name="T1573" style:family="text">
      <style:text-properties style:font-name="Liberation Serif" officeooo:rsid="3186b554"/>
    </style:style>
    <style:style style:name="T1574" style:family="text">
      <style:text-properties style:font-name="Liberation Serif" officeooo:rsid="31870f10"/>
    </style:style>
    <style:style style:name="T1575" style:family="text">
      <style:text-properties style:font-name="Liberation Serif" officeooo:rsid="3188c9c3"/>
    </style:style>
    <style:style style:name="T1576" style:family="text">
      <style:text-properties style:font-name="Liberation Serif" officeooo:rsid="318a5f03"/>
    </style:style>
    <style:style style:name="T1577" style:family="text">
      <style:text-properties style:font-name="Liberation Serif" officeooo:rsid="318a7cb0"/>
    </style:style>
    <style:style style:name="T1578" style:family="text">
      <style:text-properties style:font-name="Liberation Serif" officeooo:rsid="32f33149"/>
    </style:style>
    <style:style style:name="T1579" style:family="text">
      <style:text-properties style:font-name="Liberation Serif" officeooo:rsid="1327ae62"/>
    </style:style>
    <style:style style:name="T1580" style:family="text">
      <style:text-properties style:font-name="Liberation Serif" officeooo:rsid="32f48e47"/>
    </style:style>
    <style:style style:name="T1581" style:family="text">
      <style:text-properties style:font-name="Liberation Serif" officeooo:rsid="32f4ac87"/>
    </style:style>
    <style:style style:name="T1582" style:family="text">
      <style:text-properties style:font-name="Liberation Serif" officeooo:rsid="32f57f7f"/>
    </style:style>
    <style:style style:name="T1583" style:family="text">
      <style:text-properties style:font-name="Liberation Serif" officeooo:rsid="32f6fa1c"/>
    </style:style>
    <style:style style:name="T1584" style:family="text">
      <style:text-properties style:font-name="Liberation Serif" officeooo:rsid="32f76572"/>
    </style:style>
    <style:style style:name="T1585" style:family="text">
      <style:text-properties style:font-name="Liberation Serif" officeooo:rsid="350be67e"/>
    </style:style>
    <style:style style:name="T1586" style:family="text">
      <style:text-properties style:font-name="Liberation Serif" officeooo:rsid="350c369b"/>
    </style:style>
    <style:style style:name="T1587" style:family="text">
      <style:text-properties style:font-name="Liberation Serif" officeooo:rsid="350cfdef"/>
    </style:style>
    <style:style style:name="T1588" style:family="text">
      <style:text-properties officeooo:rsid="2e63a1bf"/>
    </style:style>
    <style:style style:name="T1589" style:family="text">
      <style:text-properties officeooo:rsid="2e6592e6"/>
    </style:style>
    <style:style style:name="T1590" style:family="text">
      <style:text-properties officeooo:rsid="2e664b93"/>
    </style:style>
    <style:style style:name="T1591" style:family="text">
      <style:text-properties officeooo:rsid="2e67bf59"/>
    </style:style>
    <style:style style:name="T1592" style:family="text">
      <style:text-properties officeooo:rsid="2e69a7ce"/>
    </style:style>
    <style:style style:name="T1593" style:family="text">
      <style:text-properties officeooo:rsid="2e6ade0f"/>
    </style:style>
    <style:style style:name="T1594" style:family="text">
      <style:text-properties officeooo:rsid="2e6c0b88"/>
    </style:style>
    <style:style style:name="T1595" style:family="text">
      <style:text-properties officeooo:rsid="2e6d93c1"/>
    </style:style>
    <style:style style:name="T1596" style:family="text">
      <style:text-properties officeooo:rsid="2e97d3fc"/>
    </style:style>
    <style:style style:name="T1597" style:family="text">
      <style:text-properties officeooo:rsid="2ece315b"/>
    </style:style>
    <style:style style:name="T1598" style:family="text">
      <style:text-properties officeooo:rsid="2ed4422f"/>
    </style:style>
    <style:style style:name="T1599" style:family="text">
      <style:text-properties officeooo:rsid="2edb93da"/>
    </style:style>
    <style:style style:name="T1600" style:family="text">
      <style:text-properties officeooo:rsid="2ede31df"/>
    </style:style>
    <style:style style:name="T1601" style:family="text">
      <style:text-properties officeooo:rsid="2ee07229"/>
    </style:style>
    <style:style style:name="T1602" style:family="text">
      <style:text-properties officeooo:rsid="2ee48959"/>
    </style:style>
    <style:style style:name="T1603" style:family="text">
      <style:text-properties officeooo:rsid="2ee65368"/>
    </style:style>
    <style:style style:name="T1604" style:family="text">
      <style:text-properties officeooo:rsid="2ef4a5c7"/>
    </style:style>
    <style:style style:name="T1605" style:family="text">
      <style:text-properties officeooo:rsid="2efbc31c"/>
    </style:style>
    <style:style style:name="T1606" style:family="text">
      <style:text-properties officeooo:rsid="2efdf0b3"/>
    </style:style>
    <style:style style:name="T1607" style:family="text">
      <style:text-properties officeooo:rsid="2f17286a"/>
    </style:style>
    <style:style style:name="T1608" style:family="text">
      <style:text-properties officeooo:rsid="2f20a7df"/>
    </style:style>
    <style:style style:name="T1609" style:family="text">
      <style:text-properties officeooo:rsid="2f2e9759"/>
    </style:style>
    <style:style style:name="T1610" style:family="text">
      <style:text-properties officeooo:rsid="2f4df12c"/>
    </style:style>
    <style:style style:name="T1611" style:family="text">
      <style:text-properties officeooo:rsid="2f55c361"/>
    </style:style>
    <style:style style:name="T1612" style:family="text">
      <style:text-properties officeooo:rsid="2f5f7db4"/>
    </style:style>
    <style:style style:name="T1613" style:family="text">
      <style:text-properties officeooo:rsid="2f6052f7"/>
    </style:style>
    <style:style style:name="T1614" style:family="text">
      <style:text-properties officeooo:rsid="2f655173"/>
    </style:style>
    <style:style style:name="T1615" style:family="text">
      <style:text-properties officeooo:rsid="2f743381"/>
    </style:style>
    <style:style style:name="T1616" style:family="text">
      <style:text-properties officeooo:rsid="2f7d6856"/>
    </style:style>
    <style:style style:name="T1617" style:family="text">
      <style:text-properties officeooo:rsid="2f826412"/>
    </style:style>
    <style:style style:name="T1618" style:family="text">
      <style:text-properties officeooo:rsid="2fab119b"/>
    </style:style>
    <style:style style:name="T1619" style:family="text">
      <style:text-properties officeooo:rsid="1327ae62"/>
    </style:style>
    <style:style style:name="T1620" style:family="text">
      <style:text-properties officeooo:rsid="2fc4a9a6"/>
    </style:style>
    <style:style style:name="T1621" style:family="text">
      <style:text-properties officeooo:rsid="2fc66ac9"/>
    </style:style>
    <style:style style:name="T1622" style:family="text">
      <style:text-properties officeooo:rsid="2fca0d91"/>
    </style:style>
    <style:style style:name="T1623" style:family="text">
      <style:text-properties officeooo:rsid="2fcde11f"/>
    </style:style>
    <style:style style:name="T1624" style:family="text">
      <style:text-properties officeooo:rsid="2fd2b4fd"/>
    </style:style>
    <style:style style:name="T1625" style:family="text">
      <style:text-properties officeooo:rsid="2feaa7d8"/>
    </style:style>
    <style:style style:name="T1626" style:family="text">
      <style:text-properties officeooo:rsid="30072bf0"/>
    </style:style>
    <style:style style:name="T1627" style:family="text">
      <style:text-properties officeooo:rsid="3020c660"/>
    </style:style>
    <style:style style:name="T1628" style:family="text">
      <style:text-properties officeooo:rsid="3023f841"/>
    </style:style>
    <style:style style:name="T1629" style:family="text">
      <style:text-properties officeooo:rsid="302408c3"/>
    </style:style>
    <style:style style:name="T1630" style:family="text">
      <style:text-properties officeooo:rsid="30249b76"/>
    </style:style>
    <style:style style:name="T1631" style:family="text">
      <style:text-properties officeooo:rsid="30285b82"/>
    </style:style>
    <style:style style:name="T1632" style:family="text">
      <style:text-properties officeooo:rsid="302f8975"/>
    </style:style>
    <style:style style:name="T1633" style:family="text">
      <style:text-properties officeooo:rsid="3030c0ed"/>
    </style:style>
    <style:style style:name="T1634" style:family="text">
      <style:text-properties officeooo:rsid="3031b22b"/>
    </style:style>
    <style:style style:name="T1635" style:family="text">
      <style:text-properties officeooo:rsid="30339105"/>
    </style:style>
    <style:style style:name="T1636" style:family="text">
      <style:text-properties officeooo:rsid="3036ed6b"/>
    </style:style>
    <style:style style:name="T1637" style:family="text">
      <style:text-properties officeooo:rsid="303ae54f"/>
    </style:style>
    <style:style style:name="T1638" style:family="text">
      <style:text-properties officeooo:rsid="30439ac6"/>
    </style:style>
    <style:style style:name="T1639" style:family="text">
      <style:text-properties officeooo:rsid="3072b963"/>
    </style:style>
    <style:style style:name="T1640" style:family="text">
      <style:text-properties officeooo:rsid="307c7c8f"/>
    </style:style>
    <style:style style:name="T1641" style:family="text">
      <style:text-properties officeooo:rsid="30953e87"/>
    </style:style>
    <style:style style:name="T1642" style:family="text">
      <style:text-properties officeooo:rsid="309eca0b"/>
    </style:style>
    <style:style style:name="T1643" style:family="text">
      <style:text-properties officeooo:rsid="30aa0277"/>
    </style:style>
    <style:style style:name="T1644" style:family="text">
      <style:text-properties officeooo:rsid="30b7a7e8"/>
    </style:style>
    <style:style style:name="T1645" style:family="text">
      <style:text-properties officeooo:rsid="30bceeef"/>
    </style:style>
    <style:style style:name="T1646" style:family="text">
      <style:text-properties officeooo:rsid="30beb69d"/>
    </style:style>
    <style:style style:name="T1647" style:family="text">
      <style:text-properties officeooo:rsid="30cad9d8"/>
    </style:style>
    <style:style style:name="T1648" style:family="text">
      <style:text-properties officeooo:rsid="30d3d43d"/>
    </style:style>
    <style:style style:name="T1649" style:family="text">
      <style:text-properties officeooo:rsid="30f01da6"/>
    </style:style>
    <style:style style:name="T1650" style:family="text">
      <style:text-properties officeooo:rsid="30f0422a"/>
    </style:style>
    <style:style style:name="T1651" style:family="text">
      <style:text-properties officeooo:rsid="30f4b763"/>
    </style:style>
    <style:style style:name="T1652" style:family="text">
      <style:text-properties officeooo:rsid="30f572f0"/>
    </style:style>
    <style:style style:name="T1653" style:family="text">
      <style:text-properties officeooo:rsid="30f9ff2c"/>
    </style:style>
    <style:style style:name="T1654" style:family="text">
      <style:text-properties officeooo:rsid="30fcdef0"/>
    </style:style>
    <style:style style:name="T1655" style:family="text">
      <style:text-properties officeooo:rsid="30ffe071"/>
    </style:style>
    <style:style style:name="T1656" style:family="text">
      <style:text-properties officeooo:rsid="31009a99"/>
    </style:style>
    <style:style style:name="T1657" style:family="text">
      <style:text-properties officeooo:rsid="3102dddf"/>
    </style:style>
    <style:style style:name="T1658" style:family="text">
      <style:text-properties officeooo:rsid="3103a4a3"/>
    </style:style>
    <style:style style:name="T1659" style:family="text">
      <style:text-properties officeooo:rsid="31046aa4"/>
    </style:style>
    <style:style style:name="T1660" style:family="text">
      <style:text-properties officeooo:rsid="3106b79a"/>
    </style:style>
    <style:style style:name="T1661" style:family="text">
      <style:text-properties officeooo:rsid="311f6413"/>
    </style:style>
    <style:style style:name="T1662" style:family="text">
      <style:text-properties officeooo:rsid="3129ddcc"/>
    </style:style>
    <style:style style:name="T1663" style:family="text">
      <style:text-properties officeooo:rsid="313b97c7"/>
    </style:style>
    <style:style style:name="T1664" style:family="text">
      <style:text-properties officeooo:rsid="313beabb"/>
    </style:style>
    <style:style style:name="T1665" style:family="text">
      <style:text-properties officeooo:rsid="313d3cce"/>
    </style:style>
    <style:style style:name="T1666" style:family="text">
      <style:text-properties officeooo:rsid="313d7487"/>
    </style:style>
    <style:style style:name="T1667" style:family="text">
      <style:text-properties officeooo:rsid="313d8eb0"/>
    </style:style>
    <style:style style:name="T1668" style:family="text">
      <style:text-properties officeooo:rsid="31447959"/>
    </style:style>
    <style:style style:name="T1669" style:family="text">
      <style:text-properties style:text-line-through-style="none" style:text-line-through-type="none"/>
    </style:style>
    <style:style style:name="T1670" style:family="text">
      <style:text-properties style:text-line-through-style="none" style:text-line-through-type="none" officeooo:rsid="31447959"/>
    </style:style>
    <style:style style:name="T1671" style:family="text">
      <style:text-properties style:text-line-through-style="none" style:text-line-through-type="none" officeooo:rsid="3157c4bd"/>
    </style:style>
    <style:style style:name="T1672" style:family="text">
      <style:text-properties style:text-line-through-style="none" style:text-line-through-type="none" officeooo:rsid="3159695c"/>
    </style:style>
    <style:style style:name="T1673" style:family="text">
      <style:text-properties style:text-line-through-style="none" style:text-line-through-type="none" officeooo:rsid="315a9908"/>
    </style:style>
    <style:style style:name="T1674" style:family="text">
      <style:text-properties style:text-line-through-style="none" style:text-line-through-type="none" officeooo:rsid="315b8f5c"/>
    </style:style>
    <style:style style:name="T1675" style:family="text">
      <style:text-properties style:text-line-through-style="none" style:text-line-through-type="none" officeooo:rsid="315d05ca"/>
    </style:style>
    <style:style style:name="T1676" style:family="text">
      <style:text-properties style:text-line-through-style="none" style:text-line-through-type="none" officeooo:rsid="315dabc1"/>
    </style:style>
    <style:style style:name="T1677" style:family="text">
      <style:text-properties style:text-line-through-style="none" style:text-line-through-type="none" officeooo:rsid="315e09ac"/>
    </style:style>
    <style:style style:name="T1678" style:family="text">
      <style:text-properties style:text-line-through-style="none" style:text-line-through-type="none" officeooo:rsid="315e4188"/>
    </style:style>
    <style:style style:name="T1679" style:family="text">
      <style:text-properties style:text-line-through-style="none" style:text-line-through-type="none" officeooo:rsid="315f49b8"/>
    </style:style>
    <style:style style:name="T1680" style:family="text">
      <style:text-properties style:text-line-through-style="none" style:text-line-through-type="none" officeooo:rsid="315f4ada"/>
    </style:style>
    <style:style style:name="T1681" style:family="text">
      <style:text-properties style:text-line-through-style="none" style:text-line-through-type="none" fo:font-style="italic" officeooo:rsid="315f4ada" style:font-style-asian="italic" style:font-style-complex="italic"/>
    </style:style>
    <style:style style:name="T1682" style:family="text">
      <style:text-properties style:text-line-through-style="none" style:text-line-through-type="none" fo:font-style="italic" officeooo:rsid="39606191" style:font-style-asian="italic" style:font-style-complex="italic"/>
    </style:style>
    <style:style style:name="T1683" style:family="text">
      <style:text-properties style:text-line-through-style="none" style:text-line-through-type="none" fo:font-style="italic" officeooo:rsid="396b29f0" style:font-style-asian="italic" style:font-style-complex="italic"/>
    </style:style>
    <style:style style:name="T1684" style:family="text">
      <style:text-properties style:text-line-through-style="none" style:text-line-through-type="none" officeooo:rsid="315fcaa3"/>
    </style:style>
    <style:style style:name="T1685" style:family="text">
      <style:text-properties style:text-line-through-style="none" style:text-line-through-type="none" officeooo:rsid="0019f43d"/>
    </style:style>
    <style:style style:name="T1686" style:family="text">
      <style:text-properties style:text-line-through-style="none" style:text-line-through-type="none" officeooo:rsid="316003e1"/>
    </style:style>
    <style:style style:name="T1687" style:family="text">
      <style:text-properties style:text-line-through-style="none" style:text-line-through-type="none" officeooo:rsid="31636b73"/>
    </style:style>
    <style:style style:name="T1688" style:family="text">
      <style:text-properties style:text-line-through-style="none" style:text-line-through-type="none" officeooo:rsid="3164db0e"/>
    </style:style>
    <style:style style:name="T1689" style:family="text">
      <style:text-properties style:text-line-through-style="none" style:text-line-through-type="none" officeooo:rsid="316533d2"/>
    </style:style>
    <style:style style:name="T1690" style:family="text">
      <style:text-properties style:text-line-through-style="none" style:text-line-through-type="none" officeooo:rsid="38da85c3"/>
    </style:style>
    <style:style style:name="T1691" style:family="text">
      <style:text-properties style:text-line-through-style="none" style:text-line-through-type="none" officeooo:rsid="39058dbf"/>
    </style:style>
    <style:style style:name="T1692" style:family="text">
      <style:text-properties style:text-line-through-style="none" style:text-line-through-type="none" officeooo:rsid="3905e592"/>
    </style:style>
    <style:style style:name="T1693" style:family="text">
      <style:text-properties style:text-line-through-style="none" style:text-line-through-type="none" officeooo:rsid="39066ea9"/>
    </style:style>
    <style:style style:name="T1694" style:family="text">
      <style:text-properties style:text-line-through-style="none" style:text-line-through-type="none" officeooo:rsid="390846bc"/>
    </style:style>
    <style:style style:name="T1695" style:family="text">
      <style:text-properties style:text-line-through-style="none" style:text-line-through-type="none" officeooo:rsid="39094a47"/>
    </style:style>
    <style:style style:name="T1696" style:family="text">
      <style:text-properties style:text-line-through-style="none" style:text-line-through-type="none" officeooo:rsid="390a6e25"/>
    </style:style>
    <style:style style:name="T1697" style:family="text">
      <style:text-properties style:text-line-through-style="none" style:text-line-through-type="none" officeooo:rsid="390b6067"/>
    </style:style>
    <style:style style:name="T1698" style:family="text">
      <style:text-properties style:text-line-through-style="none" style:text-line-through-type="none" officeooo:rsid="390cbc71"/>
    </style:style>
    <style:style style:name="T1699" style:family="text">
      <style:text-properties style:text-line-through-style="none" style:text-line-through-type="none" officeooo:rsid="390d0a1e"/>
    </style:style>
    <style:style style:name="T1700" style:family="text">
      <style:text-properties style:text-line-through-style="none" style:text-line-through-type="none" officeooo:rsid="390e2117"/>
    </style:style>
    <style:style style:name="T1701" style:family="text">
      <style:text-properties style:text-line-through-style="none" style:text-line-through-type="none" officeooo:rsid="390ea981"/>
    </style:style>
    <style:style style:name="T1702" style:family="text">
      <style:text-properties style:text-line-through-style="none" style:text-line-through-type="none" officeooo:rsid="39106634"/>
    </style:style>
    <style:style style:name="T1703" style:family="text">
      <style:text-properties style:text-line-through-style="none" style:text-line-through-type="none" officeooo:rsid="39121339"/>
    </style:style>
    <style:style style:name="T1704" style:family="text">
      <style:text-properties style:text-line-through-style="none" style:text-line-through-type="none" officeooo:rsid="39133677"/>
    </style:style>
    <style:style style:name="T1705" style:family="text">
      <style:text-properties style:text-line-through-style="none" style:text-line-through-type="none" officeooo:rsid="39150a27"/>
    </style:style>
    <style:style style:name="T1706" style:family="text">
      <style:text-properties style:text-line-through-style="none" style:text-line-through-type="none" officeooo:rsid="39162cea"/>
    </style:style>
    <style:style style:name="T1707" style:family="text">
      <style:text-properties style:text-line-through-style="none" style:text-line-through-type="none" officeooo:rsid="3917549c"/>
    </style:style>
    <style:style style:name="T1708" style:family="text">
      <style:text-properties style:text-line-through-style="none" style:text-line-through-type="none" officeooo:rsid="39191e27"/>
    </style:style>
    <style:style style:name="T1709" style:family="text">
      <style:text-properties style:text-line-through-style="none" style:text-line-through-type="none" officeooo:rsid="391abd49"/>
    </style:style>
    <style:style style:name="T1710" style:family="text">
      <style:text-properties style:text-line-through-style="none" style:text-line-through-type="none" officeooo:rsid="391ba60f"/>
    </style:style>
    <style:style style:name="T1711" style:family="text">
      <style:text-properties style:text-line-through-style="none" style:text-line-through-type="none" officeooo:rsid="391d0300"/>
    </style:style>
    <style:style style:name="T1712" style:family="text">
      <style:text-properties style:text-line-through-style="none" style:text-line-through-type="none" officeooo:rsid="391e3cd1"/>
    </style:style>
    <style:style style:name="T1713" style:family="text">
      <style:text-properties style:text-line-through-style="none" style:text-line-through-type="none" officeooo:rsid="391f515f"/>
    </style:style>
    <style:style style:name="T1714" style:family="text">
      <style:text-properties style:text-line-through-style="none" style:text-line-through-type="none" officeooo:rsid="391f8b34"/>
    </style:style>
    <style:style style:name="T1715" style:family="text">
      <style:text-properties style:text-line-through-style="none" style:text-line-through-type="none" officeooo:rsid="3920f449"/>
    </style:style>
    <style:style style:name="T1716" style:family="text">
      <style:text-properties style:text-line-through-style="none" style:text-line-through-type="none" officeooo:rsid="3921257f"/>
    </style:style>
    <style:style style:name="T1717" style:family="text">
      <style:text-properties style:text-line-through-style="none" style:text-line-through-type="none" officeooo:rsid="3922b787"/>
    </style:style>
    <style:style style:name="T1718" style:family="text">
      <style:text-properties style:text-line-through-style="none" style:text-line-through-type="none" officeooo:rsid="392327f7"/>
    </style:style>
    <style:style style:name="T1719" style:family="text">
      <style:text-properties style:text-line-through-style="none" style:text-line-through-type="none" officeooo:rsid="392523fb"/>
    </style:style>
    <style:style style:name="T1720" style:family="text">
      <style:text-properties style:text-line-through-style="none" style:text-line-through-type="none" officeooo:rsid="39254f6c"/>
    </style:style>
    <style:style style:name="T1721" style:family="text">
      <style:text-properties style:text-line-through-style="none" style:text-line-through-type="none" officeooo:rsid="39260585"/>
    </style:style>
    <style:style style:name="T1722" style:family="text">
      <style:text-properties style:text-line-through-style="none" style:text-line-through-type="none" officeooo:rsid="3926b18a"/>
    </style:style>
    <style:style style:name="T1723" style:family="text">
      <style:text-properties style:text-line-through-style="none" style:text-line-through-type="none" officeooo:rsid="39289813"/>
    </style:style>
    <style:style style:name="T1724" style:family="text">
      <style:text-properties style:text-line-through-style="none" style:text-line-through-type="none" officeooo:rsid="39299575"/>
    </style:style>
    <style:style style:name="T1725" style:family="text">
      <style:text-properties style:text-line-through-style="none" style:text-line-through-type="none" officeooo:rsid="3929eed7"/>
    </style:style>
    <style:style style:name="T1726" style:family="text">
      <style:text-properties style:text-line-through-style="none" style:text-line-through-type="none" officeooo:rsid="392ae17c"/>
    </style:style>
    <style:style style:name="T1727" style:family="text">
      <style:text-properties style:text-line-through-style="none" style:text-line-through-type="none" officeooo:rsid="392be7a1"/>
    </style:style>
    <style:style style:name="T1728" style:family="text">
      <style:text-properties style:text-line-through-style="none" style:text-line-through-type="none" officeooo:rsid="392ddc21"/>
    </style:style>
    <style:style style:name="T1729" style:family="text">
      <style:text-properties style:text-line-through-style="none" style:text-line-through-type="none" officeooo:rsid="392de8b5"/>
    </style:style>
    <style:style style:name="T1730" style:family="text">
      <style:text-properties style:text-line-through-style="none" style:text-line-through-type="none" officeooo:rsid="392f902e"/>
    </style:style>
    <style:style style:name="T1731" style:family="text">
      <style:text-properties style:text-line-through-style="none" style:text-line-through-type="none" officeooo:rsid="39303467"/>
    </style:style>
    <style:style style:name="T1732" style:family="text">
      <style:text-properties style:text-line-through-style="none" style:text-line-through-type="none" officeooo:rsid="3931d79c"/>
    </style:style>
    <style:style style:name="T1733" style:family="text">
      <style:text-properties style:text-line-through-style="none" style:text-line-through-type="none" officeooo:rsid="3932930e"/>
    </style:style>
    <style:style style:name="T1734" style:family="text">
      <style:text-properties style:text-line-through-style="none" style:text-line-through-type="none" officeooo:rsid="3934e742"/>
    </style:style>
    <style:style style:name="T1735" style:family="text">
      <style:text-properties style:text-line-through-style="none" style:text-line-through-type="none" officeooo:rsid="39360a43"/>
    </style:style>
    <style:style style:name="T1736" style:family="text">
      <style:text-properties style:text-line-through-style="none" style:text-line-through-type="none" officeooo:rsid="39374a3a"/>
    </style:style>
    <style:style style:name="T1737" style:family="text">
      <style:text-properties style:text-line-through-style="none" style:text-line-through-type="none" officeooo:rsid="3938946f"/>
    </style:style>
    <style:style style:name="T1738" style:family="text">
      <style:text-properties style:text-line-through-style="none" style:text-line-through-type="none" officeooo:rsid="3938b1bb"/>
    </style:style>
    <style:style style:name="T1739" style:family="text">
      <style:text-properties style:text-line-through-style="none" style:text-line-through-type="none" officeooo:rsid="393a9294"/>
    </style:style>
    <style:style style:name="T1740" style:family="text">
      <style:text-properties style:text-line-through-style="none" style:text-line-through-type="none" officeooo:rsid="393a9e1f"/>
    </style:style>
    <style:style style:name="T1741" style:family="text">
      <style:text-properties style:text-line-through-style="none" style:text-line-through-type="none" officeooo:rsid="393c4b2d"/>
    </style:style>
    <style:style style:name="T1742" style:family="text">
      <style:text-properties style:text-line-through-style="none" style:text-line-through-type="none" officeooo:rsid="393e3dc4"/>
    </style:style>
    <style:style style:name="T1743" style:family="text">
      <style:text-properties style:text-line-through-style="none" style:text-line-through-type="none" officeooo:rsid="393eba4a"/>
    </style:style>
    <style:style style:name="T1744" style:family="text">
      <style:text-properties style:text-line-through-style="none" style:text-line-through-type="none" officeooo:rsid="393f3d55"/>
    </style:style>
    <style:style style:name="T1745" style:family="text">
      <style:text-properties style:text-line-through-style="none" style:text-line-through-type="none" officeooo:rsid="393fd04f"/>
    </style:style>
    <style:style style:name="T1746" style:family="text">
      <style:text-properties style:text-line-through-style="none" style:text-line-through-type="none" officeooo:rsid="3941b690"/>
    </style:style>
    <style:style style:name="T1747" style:family="text">
      <style:text-properties style:text-line-through-style="none" style:text-line-through-type="none" officeooo:rsid="39423d20"/>
    </style:style>
    <style:style style:name="T1748" style:family="text">
      <style:text-properties style:text-line-through-style="none" style:text-line-through-type="none" officeooo:rsid="3942d751"/>
    </style:style>
    <style:style style:name="T1749" style:family="text">
      <style:text-properties style:text-line-through-style="none" style:text-line-through-type="none" officeooo:rsid="39449ae3"/>
    </style:style>
    <style:style style:name="T1750" style:family="text">
      <style:text-properties style:text-line-through-style="none" style:text-line-through-type="none" officeooo:rsid="3945a9c8"/>
    </style:style>
    <style:style style:name="T1751" style:family="text">
      <style:text-properties style:text-line-through-style="none" style:text-line-through-type="none" officeooo:rsid="3948d65c"/>
    </style:style>
    <style:style style:name="T1752" style:family="text">
      <style:text-properties style:text-line-through-style="none" style:text-line-through-type="none" officeooo:rsid="3949fc4d"/>
    </style:style>
    <style:style style:name="T1753" style:family="text">
      <style:text-properties style:text-line-through-style="none" style:text-line-through-type="none" officeooo:rsid="394a132c"/>
    </style:style>
    <style:style style:name="T1754" style:family="text">
      <style:text-properties style:text-line-through-style="none" style:text-line-through-type="none" officeooo:rsid="394c0f61"/>
    </style:style>
    <style:style style:name="T1755" style:family="text">
      <style:text-properties style:text-line-through-style="none" style:text-line-through-type="none" officeooo:rsid="394cf033"/>
    </style:style>
    <style:style style:name="T1756" style:family="text">
      <style:text-properties style:text-line-through-style="none" style:text-line-through-type="none" officeooo:rsid="394d91c2"/>
    </style:style>
    <style:style style:name="T1757" style:family="text">
      <style:text-properties style:text-line-through-style="none" style:text-line-through-type="none" officeooo:rsid="394dc23c"/>
    </style:style>
    <style:style style:name="T1758" style:family="text">
      <style:text-properties style:text-line-through-style="none" style:text-line-through-type="none" officeooo:rsid="394e3ecb"/>
    </style:style>
    <style:style style:name="T1759" style:family="text">
      <style:text-properties style:text-line-through-style="none" style:text-line-through-type="none" officeooo:rsid="395034df"/>
    </style:style>
    <style:style style:name="T1760" style:family="text">
      <style:text-properties style:text-line-through-style="none" style:text-line-through-type="none" officeooo:rsid="3950f0a3"/>
    </style:style>
    <style:style style:name="T1761" style:family="text">
      <style:text-properties style:text-line-through-style="none" style:text-line-through-type="none" officeooo:rsid="39522eaf"/>
    </style:style>
    <style:style style:name="T1762" style:family="text">
      <style:text-properties style:text-line-through-style="none" style:text-line-through-type="none" officeooo:rsid="39541ae2"/>
    </style:style>
    <style:style style:name="T1763" style:family="text">
      <style:text-properties style:text-line-through-style="none" style:text-line-through-type="none" officeooo:rsid="3955907e"/>
    </style:style>
    <style:style style:name="T1764" style:family="text">
      <style:text-properties style:text-line-through-style="none" style:text-line-through-type="none" officeooo:rsid="3956774c"/>
    </style:style>
    <style:style style:name="T1765" style:family="text">
      <style:text-properties style:text-line-through-style="none" style:text-line-through-type="none" officeooo:rsid="395872cf"/>
    </style:style>
    <style:style style:name="T1766" style:family="text">
      <style:text-properties style:text-line-through-style="none" style:text-line-through-type="none" officeooo:rsid="395985d8"/>
    </style:style>
    <style:style style:name="T1767" style:family="text">
      <style:text-properties style:text-line-through-style="none" style:text-line-through-type="none" officeooo:rsid="395b399b"/>
    </style:style>
    <style:style style:name="T1768" style:family="text">
      <style:text-properties style:text-line-through-style="none" style:text-line-through-type="none" officeooo:rsid="395d2953"/>
    </style:style>
    <style:style style:name="T1769" style:family="text">
      <style:text-properties style:text-line-through-style="none" style:text-line-through-type="none" officeooo:rsid="395dd94b"/>
    </style:style>
    <style:style style:name="T1770" style:family="text">
      <style:text-properties style:text-line-through-style="none" style:text-line-through-type="none" officeooo:rsid="395fc8ac"/>
    </style:style>
    <style:style style:name="T1771" style:family="text">
      <style:text-properties style:text-line-through-style="none" style:text-line-through-type="none" officeooo:rsid="39606191"/>
    </style:style>
    <style:style style:name="T1772" style:family="text">
      <style:text-properties style:text-line-through-style="none" style:text-line-through-type="none" officeooo:rsid="396198f5"/>
    </style:style>
    <style:style style:name="T1773" style:family="text">
      <style:text-properties style:text-line-through-style="none" style:text-line-through-type="none" officeooo:rsid="3962a0e7"/>
    </style:style>
    <style:style style:name="T1774" style:family="text">
      <style:text-properties style:text-line-through-style="none" style:text-line-through-type="none" officeooo:rsid="39634830"/>
    </style:style>
    <style:style style:name="T1775" style:family="text">
      <style:text-properties style:text-line-through-style="none" style:text-line-through-type="none" officeooo:rsid="39638e51"/>
    </style:style>
    <style:style style:name="T1776" style:family="text">
      <style:text-properties style:text-line-through-style="none" style:text-line-through-type="none" officeooo:rsid="3964c6cc"/>
    </style:style>
    <style:style style:name="T1777" style:family="text">
      <style:text-properties style:text-line-through-style="none" style:text-line-through-type="none" officeooo:rsid="3964db72"/>
    </style:style>
    <style:style style:name="T1778" style:family="text">
      <style:text-properties style:text-line-through-style="none" style:text-line-through-type="none" officeooo:rsid="39664402"/>
    </style:style>
    <style:style style:name="T1779" style:family="text">
      <style:text-properties style:text-line-through-style="none" style:text-line-through-type="none" officeooo:rsid="3967c559"/>
    </style:style>
    <style:style style:name="T1780" style:family="text">
      <style:text-properties style:text-line-through-style="none" style:text-line-through-type="none" officeooo:rsid="3968f24b"/>
    </style:style>
    <style:style style:name="T1781" style:family="text">
      <style:text-properties style:text-line-through-style="none" style:text-line-through-type="none" officeooo:rsid="396965a9"/>
    </style:style>
    <style:style style:name="T1782" style:family="text">
      <style:text-properties style:text-line-through-style="none" style:text-line-through-type="none" officeooo:rsid="396b29f0"/>
    </style:style>
    <style:style style:name="T1783" style:family="text">
      <style:text-properties officeooo:rsid="31684f58"/>
    </style:style>
    <style:style style:name="T1784" style:family="text">
      <style:text-properties fo:font-size="10.5pt" fo:font-style="italic" style:font-size-asian="10.5pt" style:font-style-asian="italic" style:font-size-complex="10.5pt" style:font-style-complex="italic"/>
    </style:style>
    <style:style style:name="T1785" style:family="text">
      <style:text-properties officeooo:rsid="316be8e5"/>
    </style:style>
    <style:style style:name="T1786" style:family="text">
      <style:text-properties officeooo:rsid="316bef40"/>
    </style:style>
    <style:style style:name="T1787" style:family="text">
      <style:text-properties officeooo:rsid="316f20bc"/>
    </style:style>
    <style:style style:name="T1788" style:family="text">
      <style:text-properties officeooo:rsid="318a7cb0"/>
    </style:style>
    <style:style style:name="T1789" style:family="text">
      <style:text-properties officeooo:rsid="318bfce1"/>
    </style:style>
    <style:style style:name="T1790" style:family="text">
      <style:text-properties officeooo:rsid="318cffb1"/>
    </style:style>
    <style:style style:name="T1791" style:family="text">
      <style:text-properties officeooo:rsid="318d4712"/>
    </style:style>
    <style:style style:name="T1792" style:family="text">
      <style:text-properties officeooo:rsid="318f2991"/>
    </style:style>
    <style:style style:name="T1793" style:family="text">
      <style:text-properties officeooo:rsid="31919df8"/>
    </style:style>
    <style:style style:name="T1794" style:family="text">
      <style:text-properties officeooo:rsid="3193c432"/>
    </style:style>
    <style:style style:name="T1795" style:family="text">
      <style:text-properties officeooo:rsid="3196c633"/>
    </style:style>
    <style:style style:name="T1796" style:family="text">
      <style:text-properties officeooo:rsid="319f36fe"/>
    </style:style>
    <style:style style:name="T1797" style:family="text">
      <style:text-properties officeooo:rsid="31af1d90"/>
    </style:style>
    <style:style style:name="T1798" style:family="text">
      <style:text-properties officeooo:rsid="31c62558"/>
    </style:style>
    <style:style style:name="T1799" style:family="text">
      <style:text-properties officeooo:rsid="31e35f11"/>
    </style:style>
    <style:style style:name="T1800" style:family="text">
      <style:text-properties officeooo:rsid="31e60c8c"/>
    </style:style>
    <style:style style:name="T1801" style:family="text">
      <style:text-properties officeooo:rsid="31f2fbf5"/>
    </style:style>
    <style:style style:name="T1802" style:family="text">
      <style:text-properties officeooo:rsid="31f633d9"/>
    </style:style>
    <style:style style:name="T1803" style:family="text">
      <style:text-properties officeooo:rsid="31fa2176"/>
    </style:style>
    <style:style style:name="T1804" style:family="text">
      <style:text-properties officeooo:rsid="3201acca"/>
    </style:style>
    <style:style style:name="T1805" style:family="text">
      <style:text-properties officeooo:rsid="321332ae"/>
    </style:style>
    <style:style style:name="T1806" style:family="text">
      <style:text-properties officeooo:rsid="32137843"/>
    </style:style>
    <style:style style:name="T1807" style:family="text">
      <style:text-properties officeooo:rsid="3219d819"/>
    </style:style>
    <style:style style:name="T1808" style:family="text">
      <style:text-properties officeooo:rsid="322b7bdf"/>
    </style:style>
    <style:style style:name="T1809" style:family="text">
      <style:text-properties officeooo:rsid="32392271"/>
    </style:style>
    <style:style style:name="T1810" style:family="text">
      <style:text-properties officeooo:rsid="323f0cb8"/>
    </style:style>
    <style:style style:name="T1811" style:family="text">
      <style:text-properties officeooo:rsid="32532f42"/>
    </style:style>
    <style:style style:name="T1812" style:family="text">
      <style:text-properties officeooo:rsid="326c4d95"/>
    </style:style>
    <style:style style:name="T1813" style:family="text">
      <style:text-properties officeooo:rsid="32873dac"/>
    </style:style>
    <style:style style:name="T1814" style:family="text">
      <style:text-properties officeooo:rsid="3290291f"/>
    </style:style>
    <style:style style:name="T1815" style:family="text">
      <style:text-properties officeooo:rsid="32ad89da"/>
    </style:style>
    <style:style style:name="T1816" style:family="text">
      <style:text-properties officeooo:rsid="32b138b5"/>
    </style:style>
    <style:style style:name="T1817" style:family="text">
      <style:text-properties officeooo:rsid="32b818a8"/>
    </style:style>
    <style:style style:name="T1818" style:family="text">
      <style:text-properties officeooo:rsid="32bb1b12"/>
    </style:style>
    <style:style style:name="T1819" style:family="text">
      <style:text-properties officeooo:rsid="32d282c8"/>
    </style:style>
    <style:style style:name="T1820" style:family="text">
      <style:text-properties officeooo:rsid="32da8a41"/>
    </style:style>
    <style:style style:name="T1821" style:family="text">
      <style:text-properties officeooo:rsid="32df2c0b"/>
    </style:style>
    <style:style style:name="T1822" style:family="text">
      <style:text-properties officeooo:rsid="32e8f122"/>
    </style:style>
    <style:style style:name="T1823" style:family="text">
      <style:text-properties officeooo:rsid="32f33149"/>
    </style:style>
    <style:style style:name="T1824" style:family="text">
      <style:text-properties officeooo:rsid="32f99283"/>
    </style:style>
    <style:style style:name="T1825" style:family="text">
      <style:text-properties officeooo:rsid="3305e7a2"/>
    </style:style>
    <style:style style:name="T1826" style:family="text">
      <style:text-properties officeooo:rsid="330786ce"/>
    </style:style>
    <style:style style:name="T1827" style:family="text">
      <style:text-properties officeooo:rsid="330ce57e"/>
    </style:style>
    <style:style style:name="T1828" style:family="text">
      <style:text-properties officeooo:rsid="330e64d3"/>
    </style:style>
    <style:style style:name="T1829" style:family="text">
      <style:text-properties officeooo:rsid="33129b45"/>
    </style:style>
    <style:style style:name="T1830" style:family="text">
      <style:text-properties officeooo:rsid="331a6fa5"/>
    </style:style>
    <style:style style:name="T1831" style:family="text">
      <style:text-properties officeooo:rsid="332d391b"/>
    </style:style>
    <style:style style:name="T1832" style:family="text">
      <style:text-properties officeooo:rsid="33408d59"/>
    </style:style>
    <style:style style:name="T1833" style:family="text">
      <style:text-properties officeooo:rsid="33445e4b"/>
    </style:style>
    <style:style style:name="T1834" style:family="text">
      <style:text-properties officeooo:rsid="33447c10"/>
    </style:style>
    <style:style style:name="T1835" style:family="text">
      <style:text-properties officeooo:rsid="334c8210"/>
    </style:style>
    <style:style style:name="T1836" style:family="text">
      <style:text-properties officeooo:rsid="335dd225"/>
    </style:style>
    <style:style style:name="T1837" style:family="text">
      <style:text-properties officeooo:rsid="336ba53f"/>
    </style:style>
    <style:style style:name="T1838" style:family="text">
      <style:text-properties officeooo:rsid="336fe1de"/>
    </style:style>
    <style:style style:name="T1839" style:family="text">
      <style:text-properties officeooo:rsid="3377a5ec"/>
    </style:style>
    <style:style style:name="T1840" style:family="text">
      <style:text-properties officeooo:rsid="337d230a"/>
    </style:style>
    <style:style style:name="T1841" style:family="text">
      <style:text-properties officeooo:rsid="337f54ca"/>
    </style:style>
    <style:style style:name="T1842" style:family="text">
      <style:text-properties officeooo:rsid="3382db1d"/>
    </style:style>
    <style:style style:name="T1843" style:family="text">
      <style:text-properties officeooo:rsid="338968f3"/>
    </style:style>
    <style:style style:name="T1844" style:family="text">
      <style:text-properties officeooo:rsid="338e811b"/>
    </style:style>
    <style:style style:name="T1845" style:family="text">
      <style:text-properties officeooo:rsid="3395f97b"/>
    </style:style>
    <style:style style:name="T1846" style:family="text">
      <style:text-properties officeooo:rsid="33974b19"/>
    </style:style>
    <style:style style:name="T1847" style:family="text">
      <style:text-properties officeooo:rsid="33994964"/>
    </style:style>
    <style:style style:name="T1848" style:family="text">
      <style:text-properties officeooo:rsid="33c26bdb"/>
    </style:style>
    <style:style style:name="T1849" style:family="text">
      <style:text-properties officeooo:rsid="33c37b66"/>
    </style:style>
    <style:style style:name="T1850" style:family="text">
      <style:text-properties officeooo:rsid="33c7fec4"/>
    </style:style>
    <style:style style:name="T1851" style:family="text">
      <style:text-properties officeooo:rsid="33c97aca"/>
    </style:style>
    <style:style style:name="T1852" style:family="text">
      <style:text-properties officeooo:rsid="33cbc6dd"/>
    </style:style>
    <style:style style:name="T1853" style:family="text">
      <style:text-properties officeooo:rsid="33cde1c6"/>
    </style:style>
    <style:style style:name="T1854" style:family="text">
      <style:text-properties officeooo:rsid="33d18c0a"/>
    </style:style>
    <style:style style:name="T1855" style:family="text">
      <style:text-properties officeooo:rsid="33d29f51"/>
    </style:style>
    <style:style style:name="T1856" style:family="text">
      <style:text-properties officeooo:rsid="33d63939"/>
    </style:style>
    <style:style style:name="T1857" style:family="text">
      <style:text-properties officeooo:rsid="33e266e3"/>
    </style:style>
    <style:style style:name="T1858" style:family="text">
      <style:text-properties officeooo:rsid="341ae5e7"/>
    </style:style>
    <style:style style:name="T1859" style:family="text">
      <style:text-properties officeooo:rsid="3420a903"/>
    </style:style>
    <style:style style:name="T1860" style:family="text">
      <style:text-properties officeooo:rsid="342684dc"/>
    </style:style>
    <style:style style:name="T1861" style:family="text">
      <style:text-properties officeooo:rsid="342b51a4"/>
    </style:style>
    <style:style style:name="T1862" style:family="text">
      <style:text-properties officeooo:rsid="342c9af0"/>
    </style:style>
    <style:style style:name="T1863" style:family="text">
      <style:text-properties officeooo:rsid="343870f3"/>
    </style:style>
    <style:style style:name="T1864" style:family="text">
      <style:text-properties officeooo:rsid="3439c12f"/>
    </style:style>
    <style:style style:name="T1865" style:family="text">
      <style:text-properties officeooo:rsid="343afa02"/>
    </style:style>
    <style:style style:name="T1866" style:family="text">
      <style:text-properties officeooo:rsid="343c91bf"/>
    </style:style>
    <style:style style:name="T1867" style:family="text">
      <style:text-properties officeooo:rsid="343d8288"/>
    </style:style>
    <style:style style:name="T1868" style:family="text">
      <style:text-properties officeooo:rsid="3443f25f"/>
    </style:style>
    <style:style style:name="T1869" style:family="text">
      <style:text-properties officeooo:rsid="344b9289"/>
    </style:style>
    <style:style style:name="T1870" style:family="text">
      <style:text-properties officeooo:rsid="344c2b88"/>
    </style:style>
    <style:style style:name="T1871" style:family="text">
      <style:text-properties officeooo:rsid="344d0219"/>
    </style:style>
    <style:style style:name="T1872" style:family="text">
      <style:text-properties officeooo:rsid="344da303"/>
    </style:style>
    <style:style style:name="T1873" style:family="text">
      <style:text-properties officeooo:rsid="344f47b4"/>
    </style:style>
    <style:style style:name="T1874" style:family="text">
      <style:text-properties officeooo:rsid="34505333"/>
    </style:style>
    <style:style style:name="T1875" style:family="text">
      <style:text-properties officeooo:rsid="3450df6a"/>
    </style:style>
    <style:style style:name="T1876" style:family="text">
      <style:text-properties officeooo:rsid="34531fab"/>
    </style:style>
    <style:style style:name="T1877" style:family="text">
      <style:text-properties officeooo:rsid="3454d2e5"/>
    </style:style>
    <style:style style:name="T1878" style:family="text">
      <style:text-properties officeooo:rsid="3454f26d"/>
    </style:style>
    <style:style style:name="T1879" style:family="text">
      <style:text-properties officeooo:rsid="3456efcd"/>
    </style:style>
    <style:style style:name="T1880" style:family="text">
      <style:text-properties officeooo:rsid="346932a3"/>
    </style:style>
    <style:style style:name="T1881" style:family="text">
      <style:text-properties officeooo:rsid="347bdba4"/>
    </style:style>
    <style:style style:name="T1882" style:family="text">
      <style:text-properties officeooo:rsid="348515ba"/>
    </style:style>
    <style:style style:name="T1883" style:family="text">
      <style:text-properties officeooo:rsid="3487c06f"/>
    </style:style>
    <style:style style:name="T1884" style:family="text">
      <style:text-properties officeooo:rsid="348bea1a"/>
    </style:style>
    <style:style style:name="T1885" style:family="text">
      <style:text-properties officeooo:rsid="348d576b"/>
    </style:style>
    <style:style style:name="T1886" style:family="text">
      <style:text-properties officeooo:rsid="3490a013"/>
    </style:style>
    <style:style style:name="T1887" style:family="text">
      <style:text-properties officeooo:rsid="34927660"/>
    </style:style>
    <style:style style:name="T1888" style:family="text">
      <style:text-properties officeooo:rsid="3493ffcc"/>
    </style:style>
    <style:style style:name="T1889" style:family="text">
      <style:text-properties officeooo:rsid="3494d8ce"/>
    </style:style>
    <style:style style:name="T1890" style:family="text">
      <style:text-properties officeooo:rsid="3498ad76"/>
    </style:style>
    <style:style style:name="T1891" style:family="text">
      <style:text-properties officeooo:rsid="349aa665"/>
    </style:style>
    <style:style style:name="T1892" style:family="text">
      <style:text-properties officeooo:rsid="349d7b60"/>
    </style:style>
    <style:style style:name="T1893" style:family="text">
      <style:text-properties officeooo:rsid="34a0b665"/>
    </style:style>
    <style:style style:name="T1894" style:family="text">
      <style:text-properties officeooo:rsid="34a3a6c7"/>
    </style:style>
    <style:style style:name="T1895" style:family="text">
      <style:text-properties officeooo:rsid="34a43284"/>
    </style:style>
    <style:style style:name="T1896" style:family="text">
      <style:text-properties officeooo:rsid="34a67833"/>
    </style:style>
    <style:style style:name="T1897" style:family="text">
      <style:text-properties officeooo:rsid="34b05745"/>
    </style:style>
    <style:style style:name="T1898" style:family="text">
      <style:text-properties officeooo:rsid="34b2ee59"/>
    </style:style>
    <style:style style:name="T1899" style:family="text">
      <style:text-properties officeooo:rsid="34b3eefc"/>
    </style:style>
    <style:style style:name="T1900" style:family="text">
      <style:text-properties officeooo:rsid="34b7e30e"/>
    </style:style>
    <style:style style:name="T1901" style:family="text">
      <style:text-properties officeooo:rsid="34c2e031"/>
    </style:style>
    <style:style style:name="T1902" style:family="text">
      <style:text-properties officeooo:rsid="34c4ccc3"/>
    </style:style>
    <style:style style:name="T1903" style:family="text">
      <style:text-properties officeooo:rsid="34c7d667"/>
    </style:style>
    <style:style style:name="T1904" style:family="text">
      <style:text-properties officeooo:rsid="34c8e0ab"/>
    </style:style>
    <style:style style:name="T1905" style:family="text">
      <style:text-properties officeooo:rsid="34ceda48"/>
    </style:style>
    <style:style style:name="T1906" style:family="text">
      <style:text-properties officeooo:rsid="34d04352"/>
    </style:style>
    <style:style style:name="T1907" style:family="text">
      <style:text-properties officeooo:rsid="34d3a6cc"/>
    </style:style>
    <style:style style:name="T1908" style:family="text">
      <style:text-properties officeooo:rsid="34d49480"/>
    </style:style>
    <style:style style:name="T1909" style:family="text">
      <style:text-properties officeooo:rsid="34d4cd3e"/>
    </style:style>
    <style:style style:name="T1910" style:family="text">
      <style:text-properties officeooo:rsid="34d67e4a"/>
    </style:style>
    <style:style style:name="T1911" style:family="text">
      <style:text-properties officeooo:rsid="34d9ab7b"/>
    </style:style>
    <style:style style:name="T1912" style:family="text">
      <style:text-properties officeooo:rsid="34da1123"/>
    </style:style>
    <style:style style:name="T1913" style:family="text">
      <style:text-properties officeooo:rsid="34db35fe"/>
    </style:style>
    <style:style style:name="T1914" style:family="text">
      <style:text-properties officeooo:rsid="34dc1380"/>
    </style:style>
    <style:style style:name="T1915" style:family="text">
      <style:text-properties officeooo:rsid="34ddf7a3"/>
    </style:style>
    <style:style style:name="T1916" style:family="text">
      <style:text-properties officeooo:rsid="34e22f9f"/>
    </style:style>
    <style:style style:name="T1917" style:family="text">
      <style:text-properties officeooo:rsid="34e42bd4"/>
    </style:style>
    <style:style style:name="T1918" style:family="text">
      <style:text-properties officeooo:rsid="34f175c5"/>
    </style:style>
    <style:style style:name="T1919" style:family="text">
      <style:text-properties officeooo:rsid="34f73d0f"/>
    </style:style>
    <style:style style:name="T1920" style:family="text">
      <style:text-properties officeooo:rsid="34f8cac7"/>
    </style:style>
    <style:style style:name="T1921" style:family="text">
      <style:text-properties officeooo:rsid="3500d550"/>
    </style:style>
    <style:style style:name="T1922" style:family="text">
      <style:text-properties officeooo:rsid="350be67e"/>
    </style:style>
    <style:style style:name="T1923" style:family="text">
      <style:text-properties officeooo:rsid="3534b7f9"/>
    </style:style>
    <style:style style:name="T1924" style:family="text">
      <style:text-properties officeooo:rsid="35545717"/>
    </style:style>
    <style:style style:name="T1925" style:family="text">
      <style:text-properties officeooo:rsid="3555f10e"/>
    </style:style>
    <style:style style:name="T1926" style:family="text">
      <style:text-properties officeooo:rsid="355706a3"/>
    </style:style>
    <style:style style:name="T1927" style:family="text">
      <style:text-properties officeooo:rsid="35596259"/>
    </style:style>
    <style:style style:name="T1928" style:family="text">
      <style:text-properties officeooo:rsid="3561a991"/>
    </style:style>
    <style:style style:name="T1929" style:family="text">
      <style:text-properties officeooo:rsid="35758663"/>
    </style:style>
    <style:style style:name="T1930" style:family="text">
      <style:text-properties officeooo:rsid="357942b4"/>
    </style:style>
    <style:style style:name="T1931" style:family="text">
      <style:text-properties officeooo:rsid="357cca4f"/>
    </style:style>
    <style:style style:name="T1932" style:family="text">
      <style:text-properties officeooo:rsid="357dfef7"/>
    </style:style>
    <style:style style:name="T1933" style:family="text">
      <style:text-properties officeooo:rsid="35816725"/>
    </style:style>
    <style:style style:name="T1934" style:family="text">
      <style:text-properties officeooo:rsid="358dfb00"/>
    </style:style>
    <style:style style:name="T1935" style:family="text">
      <style:text-properties officeooo:rsid="358e1e91"/>
    </style:style>
    <style:style style:name="T1936" style:family="text">
      <style:text-properties officeooo:rsid="3590f9dc"/>
    </style:style>
    <style:style style:name="T1937" style:family="text">
      <style:text-properties officeooo:rsid="35925c65"/>
    </style:style>
    <style:style style:name="T1938" style:family="text">
      <style:text-properties officeooo:rsid="3594f2a4"/>
    </style:style>
    <style:style style:name="T1939" style:family="text">
      <style:text-properties officeooo:rsid="359abb53"/>
    </style:style>
    <style:style style:name="T1940" style:family="text">
      <style:text-properties officeooo:rsid="359ca215"/>
    </style:style>
    <style:style style:name="T1941" style:family="text">
      <style:text-properties officeooo:rsid="359e5369"/>
    </style:style>
    <style:style style:name="T1942" style:family="text">
      <style:text-properties officeooo:rsid="35a1837b"/>
    </style:style>
    <style:style style:name="T1943" style:family="text">
      <style:text-properties officeooo:rsid="35a254d9"/>
    </style:style>
    <style:style style:name="T1944" style:family="text">
      <style:text-properties officeooo:rsid="35a82164"/>
    </style:style>
    <style:style style:name="T1945" style:family="text">
      <style:text-properties officeooo:rsid="35bd3a8f"/>
    </style:style>
    <style:style style:name="T1946" style:family="text">
      <style:text-properties officeooo:rsid="35beb1de"/>
    </style:style>
    <style:style style:name="T1947" style:family="text">
      <style:text-properties officeooo:rsid="35c06f26"/>
    </style:style>
    <style:style style:name="T1948" style:family="text">
      <style:text-properties officeooo:rsid="35c34d0a"/>
    </style:style>
    <style:style style:name="T1949" style:family="text">
      <style:text-properties officeooo:rsid="35c3f734"/>
    </style:style>
    <style:style style:name="T1950" style:family="text">
      <style:text-properties officeooo:rsid="35c62b0b"/>
    </style:style>
    <style:style style:name="T1951" style:family="text">
      <style:text-properties officeooo:rsid="35c900a2"/>
    </style:style>
    <style:style style:name="T1952" style:family="text">
      <style:text-properties officeooo:rsid="35d48bc3"/>
    </style:style>
    <style:style style:name="T1953" style:family="text">
      <style:text-properties officeooo:rsid="35de1e07"/>
    </style:style>
    <style:style style:name="T1954" style:family="text">
      <style:text-properties officeooo:rsid="35e26d97"/>
    </style:style>
    <style:style style:name="T1955" style:family="text">
      <style:text-properties officeooo:rsid="35f1e869"/>
    </style:style>
    <style:style style:name="T1956" style:family="text">
      <style:text-properties officeooo:rsid="36321233"/>
    </style:style>
    <style:style style:name="T1957" style:family="text">
      <style:text-properties officeooo:rsid="36322330"/>
    </style:style>
    <style:style style:name="T1958" style:family="text">
      <style:text-properties officeooo:rsid="36426a12"/>
    </style:style>
    <style:style style:name="T1959" style:family="text">
      <style:text-properties officeooo:rsid="3646cabc"/>
    </style:style>
    <style:style style:name="T1960" style:family="text">
      <style:text-properties officeooo:rsid="364c50ee"/>
    </style:style>
    <style:style style:name="T1961" style:family="text">
      <style:text-properties officeooo:rsid="364e495a"/>
    </style:style>
    <style:style style:name="T1962" style:family="text">
      <style:text-properties officeooo:rsid="365e5f5e"/>
    </style:style>
    <style:style style:name="T1963" style:family="text">
      <style:text-properties officeooo:rsid="367317e5"/>
    </style:style>
    <style:style style:name="T1964" style:family="text">
      <style:text-properties officeooo:rsid="36b1390e"/>
    </style:style>
    <style:style style:name="T1965" style:family="text">
      <style:text-properties officeooo:rsid="36b2cee2"/>
    </style:style>
    <style:style style:name="T1966" style:family="text">
      <style:text-properties officeooo:rsid="36ba6b2c"/>
    </style:style>
    <style:style style:name="T1967" style:family="text">
      <style:text-properties officeooo:rsid="36bc3491"/>
    </style:style>
    <style:style style:name="T1968" style:family="text">
      <style:text-properties officeooo:rsid="36bd4c5c"/>
    </style:style>
    <style:style style:name="T1969" style:family="text">
      <style:text-properties officeooo:rsid="36bdef7c"/>
    </style:style>
    <style:style style:name="T1970" style:family="text">
      <style:text-properties officeooo:rsid="36be5211"/>
    </style:style>
    <style:style style:name="T1971" style:family="text">
      <style:text-properties officeooo:rsid="36c0e81a"/>
    </style:style>
    <style:style style:name="T1972" style:family="text">
      <style:text-properties officeooo:rsid="36c209a3"/>
    </style:style>
    <style:style style:name="T1973" style:family="text">
      <style:text-properties fo:font-weight="bold" officeooo:rsid="36e4be55" style:font-weight-asian="bold" style:font-weight-complex="bold"/>
    </style:style>
    <style:style style:name="T1974" style:family="text">
      <style:text-properties officeooo:rsid="36c379ef"/>
    </style:style>
    <style:style style:name="T1975" style:family="text">
      <style:text-properties officeooo:rsid="36c53c1f"/>
    </style:style>
    <style:style style:name="T1976" style:family="text">
      <style:text-properties officeooo:rsid="36c8202f"/>
    </style:style>
    <style:style style:name="T1977" style:family="text">
      <style:text-properties officeooo:rsid="36c8b091"/>
    </style:style>
    <style:style style:name="T1978" style:family="text">
      <style:text-properties officeooo:rsid="36c9a863"/>
    </style:style>
    <style:style style:name="T1979" style:family="text">
      <style:text-properties officeooo:rsid="36cb5caf"/>
    </style:style>
    <style:style style:name="T1980" style:family="text">
      <style:text-properties officeooo:rsid="36cb5def"/>
    </style:style>
    <style:style style:name="T1981" style:family="text">
      <style:text-properties officeooo:rsid="36cbcf1c"/>
    </style:style>
    <style:style style:name="T1982" style:family="text">
      <style:text-properties officeooo:rsid="36cc01d2"/>
    </style:style>
    <style:style style:name="T1983" style:family="text">
      <style:text-properties officeooo:rsid="36cf862b"/>
    </style:style>
    <style:style style:name="T1984" style:family="text">
      <style:text-properties officeooo:rsid="36d0425c"/>
    </style:style>
    <style:style style:name="T1985" style:family="text">
      <style:text-properties officeooo:rsid="36d08c64"/>
    </style:style>
    <style:style style:name="T1986" style:family="text">
      <style:text-properties officeooo:rsid="36d60322"/>
    </style:style>
    <style:style style:name="T1987" style:family="text">
      <style:text-properties officeooo:rsid="36dd24aa"/>
    </style:style>
    <style:style style:name="T1988" style:family="text">
      <style:text-properties officeooo:rsid="36ddbdb5"/>
    </style:style>
    <style:style style:name="T1989" style:family="text">
      <style:text-properties officeooo:rsid="36de23ac"/>
    </style:style>
    <style:style style:name="T1990" style:family="text">
      <style:text-properties officeooo:rsid="36df6a54"/>
    </style:style>
    <style:style style:name="T1991" style:family="text">
      <style:text-properties officeooo:rsid="36e11dae"/>
    </style:style>
    <style:style style:name="T1992" style:family="text">
      <style:text-properties officeooo:rsid="36e4be55"/>
    </style:style>
    <style:style style:name="T1993" style:family="text">
      <style:text-properties officeooo:rsid="36e504ce"/>
    </style:style>
    <style:style style:name="T1994" style:family="text">
      <style:text-properties officeooo:rsid="36e7f1b3"/>
    </style:style>
    <style:style style:name="T1995" style:family="text">
      <style:text-properties officeooo:rsid="36e8088b"/>
    </style:style>
    <style:style style:name="T1996" style:family="text">
      <style:text-properties officeooo:rsid="36ef5e4f"/>
    </style:style>
    <style:style style:name="T1997" style:family="text">
      <style:text-properties officeooo:rsid="36efa288"/>
    </style:style>
    <style:style style:name="T1998" style:family="text">
      <style:text-properties officeooo:rsid="36f21cd0"/>
    </style:style>
    <style:style style:name="T1999" style:family="text">
      <style:text-properties officeooo:rsid="36f45098"/>
    </style:style>
    <style:style style:name="T2000" style:family="text">
      <style:text-properties officeooo:rsid="370a5d96"/>
    </style:style>
    <style:style style:name="T2001" style:family="text">
      <style:text-properties officeooo:rsid="370d9c41"/>
    </style:style>
    <style:style style:name="T2002" style:family="text">
      <style:text-properties officeooo:rsid="370ead04"/>
    </style:style>
    <style:style style:name="T2003" style:family="text">
      <style:text-properties officeooo:rsid="370fd4c2"/>
    </style:style>
    <style:style style:name="T2004" style:family="text">
      <style:text-properties officeooo:rsid="370fd569"/>
    </style:style>
    <style:style style:name="T2005" style:family="text">
      <style:text-properties officeooo:rsid="37122223"/>
    </style:style>
    <style:style style:name="T2006" style:family="text">
      <style:text-properties officeooo:rsid="37174b25"/>
    </style:style>
    <style:style style:name="T2007" style:family="text">
      <style:text-properties officeooo:rsid="3726030b"/>
    </style:style>
    <style:style style:name="T2008" style:family="text">
      <style:text-properties officeooo:rsid="37309eb4"/>
    </style:style>
    <style:style style:name="T2009" style:family="text">
      <style:text-properties officeooo:rsid="3736855f"/>
    </style:style>
    <style:style style:name="T2010" style:family="text">
      <style:text-properties officeooo:rsid="3744ba90"/>
    </style:style>
    <style:style style:name="T2011" style:family="text">
      <style:text-properties officeooo:rsid="374a9871"/>
    </style:style>
    <style:style style:name="T2012" style:family="text">
      <style:text-properties officeooo:rsid="3757d87d"/>
    </style:style>
    <style:style style:name="T2013" style:family="text">
      <style:text-properties officeooo:rsid="3769883b"/>
    </style:style>
    <style:style style:name="T2014" style:family="text">
      <style:text-properties officeooo:rsid="376abf4c"/>
    </style:style>
    <style:style style:name="T2015" style:family="text">
      <style:text-properties officeooo:rsid="376ae12b"/>
    </style:style>
    <style:style style:name="T2016" style:family="text">
      <style:text-properties officeooo:rsid="376c9632"/>
    </style:style>
    <style:style style:name="T2017" style:family="text">
      <style:text-properties officeooo:rsid="376e77e7"/>
    </style:style>
    <style:style style:name="T2018" style:family="text">
      <style:text-properties officeooo:rsid="376fc7ea"/>
    </style:style>
    <style:style style:name="T2019" style:family="text">
      <style:text-properties officeooo:rsid="3776c908"/>
    </style:style>
    <style:style style:name="T2020" style:family="text">
      <style:text-properties officeooo:rsid="3776d9da"/>
    </style:style>
    <style:style style:name="T2021" style:family="text">
      <style:text-properties officeooo:rsid="3777b8d9"/>
    </style:style>
    <style:style style:name="T2022" style:family="text">
      <style:text-properties officeooo:rsid="37a97766"/>
    </style:style>
    <style:style style:name="T2023" style:family="text">
      <style:text-properties officeooo:rsid="37b3529d"/>
    </style:style>
    <style:style style:name="T2024" style:family="text">
      <style:text-properties officeooo:rsid="37b42537"/>
    </style:style>
    <style:style style:name="T2025" style:family="text">
      <style:text-properties officeooo:rsid="37ba717c"/>
    </style:style>
    <style:style style:name="T2026" style:family="text">
      <style:text-properties officeooo:rsid="37be8e37"/>
    </style:style>
    <style:style style:name="T2027" style:family="text">
      <style:text-properties officeooo:rsid="37bfd0a5"/>
    </style:style>
    <style:style style:name="T2028" style:family="text">
      <style:text-properties officeooo:rsid="37d498a6"/>
    </style:style>
    <style:style style:name="T2029" style:family="text">
      <style:text-properties officeooo:rsid="37da0789"/>
    </style:style>
    <style:style style:name="T2030" style:family="text">
      <style:text-properties officeooo:rsid="37e665db"/>
    </style:style>
    <style:style style:name="T2031" style:family="text">
      <style:text-properties officeooo:rsid="3817132b"/>
    </style:style>
    <style:style style:name="T2032" style:family="text">
      <style:text-properties officeooo:rsid="3819d507"/>
    </style:style>
    <style:style style:name="T2033" style:family="text">
      <style:text-properties officeooo:rsid="3823c3ce"/>
    </style:style>
    <style:style style:name="T2034" style:family="text">
      <style:text-properties officeooo:rsid="3839311e"/>
    </style:style>
    <style:style style:name="T2035" style:family="text">
      <style:text-properties officeooo:rsid="3851578b"/>
    </style:style>
    <style:style style:name="T2036" style:family="text">
      <style:text-properties officeooo:rsid="386071e4"/>
    </style:style>
    <style:style style:name="T2037" style:family="text">
      <style:text-properties officeooo:rsid="38776be4"/>
    </style:style>
    <style:style style:name="T2038" style:family="text">
      <style:text-properties officeooo:rsid="387e4148"/>
    </style:style>
    <style:style style:name="T2039" style:family="text">
      <style:text-properties officeooo:rsid="38851be1"/>
    </style:style>
    <style:style style:name="T2040" style:family="text">
      <style:text-properties officeooo:rsid="38941b20"/>
    </style:style>
    <style:style style:name="T2041" style:family="text">
      <style:text-properties officeooo:rsid="38a28049"/>
    </style:style>
    <style:style style:name="T2042" style:family="text">
      <style:text-properties officeooo:rsid="38a74a06"/>
    </style:style>
    <style:style style:name="T2043" style:family="text">
      <style:text-properties officeooo:rsid="38aae7a2"/>
    </style:style>
    <style:style style:name="T2044" style:family="text">
      <style:text-properties officeooo:rsid="38af1df6"/>
    </style:style>
    <style:style style:name="T2045" style:family="text">
      <style:text-properties officeooo:rsid="38da85c3"/>
    </style:style>
    <style:style style:name="T2046" style:family="text">
      <style:text-properties officeooo:rsid="396f17aa"/>
    </style:style>
    <style:style style:name="T2047" style:family="text">
      <style:text-properties officeooo:rsid="399d948e"/>
    </style:style>
    <style:style style:name="T2048" style:family="text">
      <style:text-properties officeooo:rsid="399fcf43"/>
    </style:style>
    <style:style style:name="T2049" style:family="text">
      <style:text-properties officeooo:rsid="39a26e15"/>
    </style:style>
    <style:style style:name="T2050" style:family="text">
      <style:text-properties officeooo:rsid="39a98079"/>
    </style:style>
    <style:style style:name="T2051" style:family="text">
      <style:text-properties officeooo:rsid="39abde63"/>
    </style:style>
    <style:style style:name="T2052" style:family="text">
      <style:text-properties officeooo:rsid="39acdb24"/>
    </style:style>
    <style:style style:name="T2053" style:family="text">
      <style:text-properties officeooo:rsid="39b6acf9"/>
    </style:style>
    <style:style style:name="T2054" style:family="text">
      <style:text-properties officeooo:rsid="39be2e29"/>
    </style:style>
    <style:style style:name="T2055" style:family="text">
      <style:text-properties officeooo:rsid="39bfa3ff"/>
    </style:style>
    <style:style style:name="T2056" style:family="text">
      <style:text-properties officeooo:rsid="39d5663a"/>
    </style:style>
    <style:style style:name="T2057" style:family="text">
      <style:text-properties officeooo:rsid="39d7a3b2"/>
    </style:style>
    <style:style style:name="T2058" style:family="text">
      <style:text-properties officeooo:rsid="39df5455"/>
    </style:style>
    <style:style style:name="T2059" style:family="text">
      <style:text-properties officeooo:rsid="39e1fdba"/>
    </style:style>
    <style:style style:name="T2060" style:family="text">
      <style:text-properties officeooo:rsid="39f33e1c"/>
    </style:style>
    <style:style style:name="T2061" style:family="text">
      <style:text-properties officeooo:rsid="3a036fa3"/>
    </style:style>
    <style:style style:name="T2062" style:family="text">
      <style:text-properties officeooo:rsid="3a0caa52"/>
    </style:style>
    <style:style style:name="T2063" style:family="text">
      <style:text-properties officeooo:rsid="3a0f0553"/>
    </style:style>
    <style:style style:name="T2064" style:family="text">
      <style:text-properties officeooo:rsid="3a13637d"/>
    </style:style>
    <style:style style:name="T2065" style:family="text">
      <style:text-properties officeooo:rsid="3a13bc8f"/>
    </style:style>
    <style:style style:name="T2066" style:family="text">
      <style:text-properties officeooo:rsid="3a187711"/>
    </style:style>
    <style:style style:name="T2067" style:family="text">
      <style:text-properties officeooo:rsid="3a1b53a9"/>
    </style:style>
    <style:style style:name="T2068" style:family="text">
      <style:text-properties officeooo:rsid="3a232a0f"/>
    </style:style>
    <style:style style:name="T2069" style:family="text">
      <style:text-properties officeooo:rsid="3a24780a"/>
    </style:style>
    <style:style style:name="T2070" style:family="text">
      <style:text-properties officeooo:rsid="3a262f77"/>
    </style:style>
    <style:style style:name="T2071" style:family="text">
      <style:text-properties officeooo:rsid="3a279f3c"/>
    </style:style>
    <style:style style:name="T2072" style:family="text">
      <style:text-properties officeooo:rsid="3a2a2e1d"/>
    </style:style>
    <style:style style:name="T2073" style:family="text">
      <style:text-properties officeooo:rsid="3a2a8cfa"/>
    </style:style>
    <style:style style:name="T2074" style:family="text">
      <style:text-properties officeooo:rsid="3a2f394d"/>
    </style:style>
    <style:style style:name="T2075" style:family="text">
      <style:text-properties officeooo:rsid="3a309ac4"/>
    </style:style>
    <style:style style:name="T2076" style:family="text">
      <style:text-properties officeooo:rsid="3a319db0"/>
    </style:style>
    <style:style style:name="T2077" style:family="text">
      <style:text-properties officeooo:rsid="3a34b21d"/>
    </style:style>
    <style:style style:name="T2078" style:family="text">
      <style:text-properties officeooo:rsid="3a373912"/>
    </style:style>
    <style:style style:name="T2079" style:family="text">
      <style:text-properties officeooo:rsid="3a398c21"/>
    </style:style>
    <style:style style:name="T2080" style:family="text">
      <style:text-properties officeooo:rsid="3a445edc"/>
    </style:style>
    <style:style style:name="T2081" style:family="text">
      <style:text-properties officeooo:rsid="3a46678d"/>
    </style:style>
    <style:style style:name="T2082" style:family="text">
      <style:text-properties officeooo:rsid="3a46857f"/>
    </style:style>
    <style:style style:name="T2083" style:family="text">
      <style:text-properties officeooo:rsid="3a47e741"/>
    </style:style>
    <style:style style:name="T2084" style:family="text">
      <style:text-properties officeooo:rsid="3a47efcd"/>
    </style:style>
    <style:style style:name="T2085" style:family="text">
      <style:text-properties officeooo:rsid="3a4911a5"/>
    </style:style>
    <style:style style:name="T2086" style:family="text">
      <style:text-properties officeooo:rsid="3a4afffe"/>
    </style:style>
    <style:style style:name="T2087" style:family="text">
      <style:text-properties officeooo:rsid="3a628a69"/>
    </style:style>
    <style:style style:name="T2088" style:family="text">
      <style:text-properties officeooo:rsid="3a693caf"/>
    </style:style>
    <style:style style:name="T2089" style:family="text">
      <style:text-properties officeooo:rsid="3a6b9387"/>
    </style:style>
    <style:style style:name="T2090" style:family="text">
      <style:text-properties officeooo:rsid="3a6e82ee"/>
    </style:style>
    <style:style style:name="T2091" style:family="text">
      <style:text-properties officeooo:rsid="3a6f8e5a"/>
    </style:style>
    <style:style style:name="T2092" style:family="text">
      <style:text-properties officeooo:rsid="3a712e02"/>
    </style:style>
    <style:style style:name="T2093" style:family="text">
      <style:text-properties officeooo:rsid="3a73298b"/>
    </style:style>
    <style:style style:name="T2094" style:family="text">
      <style:text-properties officeooo:rsid="3a76b26c"/>
    </style:style>
    <style:style style:name="T2095" style:family="text">
      <style:text-properties officeooo:rsid="3a7951e8"/>
    </style:style>
    <style:style style:name="T2096" style:family="text">
      <style:text-properties officeooo:rsid="3a7d32ee"/>
    </style:style>
    <style:style style:name="T2097" style:family="text">
      <style:text-properties officeooo:rsid="3a7fc10c"/>
    </style:style>
    <style:style style:name="T2098" style:family="text">
      <style:text-properties officeooo:rsid="3a806374"/>
    </style:style>
    <style:style style:name="T2099" style:family="text">
      <style:text-properties officeooo:rsid="3a98ddbe"/>
    </style:style>
    <style:style style:name="T2100" style:family="text">
      <style:text-properties officeooo:rsid="3aa0b1d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13" text:outline-level="3">4</text:h>
      <text:h text:style-name="P713" text:outline-level="3">Противодействие</text:h>
      <text:p text:style-name="P18"/>
      <text:p text:style-name="P19">Что?</text:p>
      <text:p text:style-name="P615">— <text:span text:style-name="T138">Ричард М. Никсон</text:span></text:p>
      <text:p text:style-name="P18"/>
      <text:p text:style-name="P562"><draw:frame draw:style-name="fr1" draw:name="Image1" text:anchor-type="paragraph" svg:width="6.9252in" svg:height="0.3661in" draw:z-index="0"><draw:image xlink:href="Pictures/1000000000000B720000009B428C9716555D8079.png" xlink:type="simple" xlink:show="embed" xlink:actuate="onLoad" loext:mime-type="image/png"/></draw:frame>Бетте Дэвис и Маргарет Дюмонт <text:span text:style-name="T1">в салоне </text:span><text:span text:style-name="T2">Кювилье-виньеточного стиля</text:span><text:span text:style-name="T1"> </text:span><text:span text:style-name="T2">чьего-то дома-дворца. За окном, в какой-то момент, </text:span><text:span text:style-name="T3">раздаётся звук казу, наигрывая мелодию поразительного безвкусия, вероятно «</text:span><text:span text:style-name="T4">Кто то такой?» из </text:span><text:span text:style-name="T5">Дня на Скачках </text:span><text:span text:style-name="T15">(во многих смыслах). Это один из вульгарных дружков Грочо Маркса. </text:span><text:span text:style-name="T16">Звук низкий, зудящий и гортанный. </text:span><text:span text:style-name="T17">Бетте Дэвис замирает, встряхи</text:span><text:span text:style-name="T18">в</text:span><text:span text:style-name="T17">ает головой, </text:span><text:span text:style-name="T18">сбивает пепел со своей сигареты: «</text:span><text:span text:style-name="T19">Что»,</text:span><text:span text:style-name="T21">– <text:s/></text:span><text:span text:style-name="T22">вопрошает она,</text:span><text:span text:style-name="T21">– <text:s/>«</text:span><text:span text:style-name="T13">это</text:span><text:span text:style-name="T22"> такое?» </text:span><text:span text:style-name="T23">Маргарет Дюмонт улыбается, выставляет грудь, </text:span><text:span text:style-name="T24">смотрит вдоль своего носа. «</text:span><text:span text:style-name="T25">Ну это звук»,</text:span><text:span text:style-name="T21">– <text:s/></text:span><text:span text:style-name="T25">отвечает она,</text:span><text:span text:style-name="T21">– <text:s/>«</text:span><text:span text:style-name="T25">как у казу».</text:span></text:p>
      <text:p text:style-name="P563"><text:span text:style-name="T25">Н</text:span><text:span text:style-name="T20">асколько знает Слотроп, это и </text:span><text:span text:style-name="T12">было</text:span><text:span text:style-name="T20"> казу. </text:span><text:span text:style-name="T26">Пока он пробудился, рокот растаял в утре. Уж чем бы оно там ни было, но это его разбудило. </text:span><text:span text:style-name="T27">А было это, или есть, ни что другое как Пират Прентис в более или менее угнанном </text:span><text:span text:style-name="T28">Р-47 курсом на Берлин. Ео приказы кратки и чётки, </text:span><text:span text:style-name="T29">как и у других, агентов Папы, Папа правит религией, а пойдите да найдите-</text:span><text:span text:style-name="T30">ка</text:span><text:span text:style-name="T29"> того миннезингера, он хороший вообще-то….</text:span></text:p>
      <text:p text:style-name="P21"><text:span text:style-name="T20">Это старая модель с кабинкой как крыша теплицы. Покрытое переплётом поле зрения </text:span><text:span text:style-name="T31">вызывает приступы боли в шейных мускулах. Самолёт постоянно кажется ему не в порядке, хоть он время от времени всё-таки пробует разные триммеры. Прямо сейчас он пробует Специальное Боевое Питание, пусть даже ни боя ни Войны вокруг нет, присматривает за панелью, где о/м, датчики давлений, температура головки цилиндров, все толкутся возле своих красных линий. Он сбавляет и летит дальше, а скоро пробует затяжной крен над Целле, </text:span><text:span text:style-name="T32">петлю над Брунсвиком и, что за чёрт, переворот Иммельмана над </text:span><text:span text:style-name="T33">Магде бургом. На спине, ощер</text:span><text:span text:style-name="T38">ясь до</text:span><text:span text:style-name="T33"> коренны</text:span><text:span text:style-name="T38">х</text:span><text:span text:style-name="T33">, он начинает крен чуть-чуть с запозданием, </text:span><text:span text:style-name="T34">всего на одну тридцатую, и чуть не заглох, потрясло непонятно</text:span><text:span text:style-name="T21">—</text:span><text:span text:style-name="T34">закончить просто петлёй или продолжить Иммельман?</text:span><text:span text:style-name="T21">—</text:span><text:span text:style-name="T34">тянется к элеронам, забудь дёргать руль, штопор нам ни к чему… </text:span><text:span text:style-name="T35">но в последнюю секунду всё же жмёт педаль </text:span><text:span text:style-name="T36">слегка, маленький компромисс (мне около сорока, Боже, неужто и я </text:span><text:span text:style-name="T14">туда же</text:span><text:span text:style-name="T36">?) </text:span><text:span text:style-name="T37">и снова выравнивает, это будет-таки Иммельман. </text:span></text:p>
      <text:p text:style-name="P18"/>
      <text:p text:style-name="P616">Я Орёл Трубящий в Рог,</text:p>
      <text:p text:style-name="P616"><text:span text:style-name="T368">Тебе, </text:span>Кайзер, дам урок,</text:p>
      <text:p text:style-name="P617">На крышу бомбу сброшу,</text:p>
      <text:p text:style-name="P617">Сюрпризом огорошу.</text:p>
      <text:p text:style-name="P618">Всем фройлянам скажи,</text:p>
      <text:p text:style-name="P618"><text:span text:style-name="T369">А также</text:span> всем мадмуазелям,</text:p>
      <text:p text:style-name="P618">Готовятся пускай</text:p>
      <text:p text:style-name="P618">К хорошим каруселям...</text:p>
      <text:p text:style-name="P618">Ведь я в победный Рог Трубящий</text:p>
      <text:p text:style-name="P618">Орёл настоящий!</text:p>
      <text:p text:style-name="P18"/>
      <text:p text:style-name="P22">Сейча Осби Фил должно быть уже в Марселе, <text:span text:style-name="T370">уже устанавливает контакт с Бладгетом Ваксвингом, Вибли Силвернейл на пути в Цюрих. Катье поедет в Нордхаузен… Катье….</text:span></text:p>
      <text:p text:style-name="P23"><text:soft-page-break/>Нет, нет, она не <text:span text:style-name="T371">сказала ему обо всех её планах</text:span>, <text:span text:style-name="T371">Его это не касается. Сколько бы она ему ни рассказала, всегда будет оставаться какая-то тайна. Потому что такой уж он есть, потому что есть направления по которым он не может двигаться. Но отчего они оба постоянно исчезают друг от друга, в бумажные города и полдни этого странного конца Войны и надвигающейся Строгой Экономии? Может быть что такие непредвиденные дела, как вот нынешняя его миссия, сближает тебя с нужными тебе людьми? что более формальные процедуры приводят, по природе своей, к отчуждению, к одиночеству? Ах, Прентис…. Это ещё что, пропеллер захолостил? Нет, нет, проверь давление топлива—глянь, стрелка дёргается, очень низко, бак на исходе—</text:span></text:p>
      <text:p text:style-name="P24">Небольшая полётная неприятность тут для Пирата, ничего серьёзного…. <text:span text:style-name="T372">Из его наушников призрачные голоса вызывают его или же упрекают: служба контроля полётов внизу в своём царстве, ещё одно из наложений в Зоне, антенны нацелены в дебри как редуты, излучают полусферы влияния, определяют невидимые коридоры-в-небе, что существуют лишь для них. Громобой выкрашен Ирландским зелёным. Трудно не заметить. Идея Пирата. Серый был для Войны. Пускай ловят. Догони, если сможешь.</text:span></text:p>
      <text:p text:style-name="P25">Серый был для Войны. Как, похоже, и странный дар Пирата переживать фантазии посторонних. <text:span text:style-name="T373">После Дня Победы как отрезало. Но этим его психические трудности не закончились. Его всё ещё «посещает», тем же окольным и неопределённым способом, предок Катье Франс ван дер Грув, убийца додо и авантюрист. Он никогда полностью не появляется, но и <text:s/>не уходит насовсем. Пирата это злит. Он совместимый носитель Голландца, хоть и не хочет. Что Франс <text:s/>в нём находит? <text:s/>Связано ли это как-то—конечно, ещё как— с Конторой?</text:span></text:p>
      <text:p text:style-name="P26">Он вмастырил путаницу своих снов в те, что снятся Пирату, еретичные сны, <text:span text:style-name="T374">экзегезы ветряных мельниц, что вертелись в тени по краям тёмных полей, каждое крыло указует на точку в ободе гигантского колеса, что проворачивается в небе, станет-двинется, всегда в точности с вращающимся крестом: «ветер» было переходным термином, условностью в обозначении того, что на деле движет крестом… и это применимо ко всякому ветру, повсюду на Земле, воющему между кондитерски розово-жёлтых гор Маврикия или шевелящего тюльпаны дома, красные чаши под дождём наполняющим, бусинка за чистой бусинкой, водою, у всякого ветра своё скрещённое движение, <text:s/>явно имеющееся либо подразумеваемое, каждый крест уникальная мандала, сводящая противоположности вращением (а скажи-ка мне, Франс, в каком я сейчас ветре, тут на 25 000 футах? Что за мельница мелет там внизу? Что она мелет, Франс, кто смотрит за жерновами?).</text:span></text:p>
      <text:p text:style-name="P27">Далеко внизу под брюхом Громобоя, нанесённые по зеленеющей местности, проплывают смягчённые временем контуры древних земляных работ, <text:span text:style-name="T375">деревни покинутые во времена Великого Мора, поля позади хижин, чьих жильцов скосила безжалостна продвигавшаяся к северу чёрная чума. За холстом, холодным как простыни на мебели в запретном крыле дома, голос сопрано выпевает ноты, что никак не складываются в мелодию, распадаются точно так же, как мёртвые протеины….</text:span></text:p>
      <text:p text:style-name="P387"><text:span text:style-name="T376">– </text:span><text:span text:style-name="T377">Это же яснее воздуха,</text:span><text:span text:style-name="T376">– </text:span><text:span text:style-name="T377">разглагольствует композитор Густав,</text:span><text:span text:style-name="T376">– </text:span><text:span text:style-name="T377">не будь ты старым дураком, то понимал бы</text:span><text:span text:style-name="T376">—</text:span><text:span text:style-name="T378">я знаю, я знаю, есть Благотворительная Ассоциация Старых Дураков, </text:span><text:span text:style-name="T379">вы все друг друга знаете и голосуете за ограничения на наиболее беспокойных модоле 70 и моё имя первым в списке. </text:span><text:span text:style-name="T380">Думаешь мне не начхать? </text:span><text:span text:style-name="T381">Вы все на другой частоте. </text:span><text:span text:style-name="T383">М</text:span><text:span text:style-name="T382">ы в жизни не </text:span><text:span text:style-name="T383">создадим</text:span><text:span text:style-name="T382"> помех </text:span><text:span text:style-name="T383">вам. Слишком далеки от вас. </text:span><text:span text:style-name="T384">У нас свои проблемы.</text:span></text:p>
      <text:p text:style-name="P389">Криптозоя различных видов суетится среди крошек, <text:span text:style-name="T663">лобковых волосков, винных выплесков, табачного пепла и волоконец, россыпи крохотных фиал от кокаина, с крышечками из бакелита со штампом Мёрка в Дармштадте. Атмосфера насекомых заканчивается около трёх сантиметров над уровнем пола, идеальная влажность, затенённость, стабильность температуры. Никто их не беспокоит. Имеется невысказанная договорёность не топтать насекомых по месту жительства Кислоты.</text:span></text:p>
      <text:p text:style-name="P28"><text:soft-page-break/>– <text:span text:style-name="T664">Вы захвачены тональностью,</text:span>– <text:span text:style-name="T664">вопит Густав:</text:span>– <text:span text:style-name="T665">как капканом. Тональность просто игрушка. Любая из них. Вы слишком стары. Вам никогда не выйти за пределы игры, в Ряд. Ряд это просвещение.</text:span></text:p>
      <text:p text:style-name="P29">– <text:span text:style-name="T666">Твой Ряд тоже игра.</text:span>– <text:span text:style-name="T666">Кислота сидит ухмыляясь ложке из слоновой кости, перелопачивая невероятные кучи кокаина в свой нос, исполняя весь свой репертуар: вытянутая рука размахивается широким виражом </text:span><text:span text:style-name="T140">взык</text:span><text:span text:style-name="T666"> точно к целевой ноздре, затем стряхивает порцию с расстояния в полметра не обронив ни кристалла… после чего заряд взлетает в воздух как одна штука попкорна <text:s/>и </text:span><text:span text:style-name="T140">нганьк</text:span><text:span text:style-name="T666"> заглатывается носом, где полость отполирована как эталон меры длины, ни реснички не видно со времён похорон Либкнехта, если не раньше… два-три раза ложка перелетает из руки в руку, быстрее, чем слоновая кость когда-либо рассекала воздух… рельсы исчезающие мигом без применения направляющего туннеля. «</text:span><text:span text:style-name="T140">Звук</text:span><text:span text:style-name="T666"> это игра, если ты в состоянии это понять, ты, аденоидный клозетный провидец. Вот почему я слушаю Шпора, Россини, Спонтини, я выбираю себе игру полную света и добра. А ты застрял на той стратосферном чепухе и подводишь базу под её скукотищу, называя это «просвещением». Ты понятия не имеешь, что такое просвещение, </text:span><text:span text:style-name="T140">Kerl</text:span><text:span text:style-name="T666">, ты слепее меня».</text:span></text:p>
      <text:p text:style-name="P201">Слотроп спускается по тропе к горному ручью, <text:span text:style-name="T667">где оставлял свою гармошку отмокать всю ночь, втиснутую между парой камней в тихой заводи. </text:span></text:p>
      <text:p text:style-name="P30">– <text:span text:style-name="T668">Твой «свет и доброта» вилянье обречённого,</text:span>– <text:span text:style-name="T669">грит Густав.</text:span>– <text:span text:style-name="T670">Так и прёт мертвячиной от каждого их тех игривых мотивчиков.</text:span>– <text:span text:style-name="T670">Озлоблено, он обезглавливает фиал с кокаином зубами и сплёвывает огрызки в гущу шелестящих насекомых.</text:span></text:p>
      <text:p text:style-name="P202">Сквозь бегущую воду, дыры в старом Hohner <text:span text:style-name="T671">Слотроп видит кривящимися одна за другой, квадратики растягиваются как ноты, визуалльный блюз исполняется чистым ручьём. Есть исполнители на губных гармошках и дульсимерах во всех реках, где течёт вода. Как пророчествовал Рильке,</text:span></text:p>
      <text:p text:style-name="P202"/>
      <text:p text:style-name="P619">И хоть Земное забыло тебя,</text:p>
      <text:p text:style-name="P620">Замершей скажи Земле: я теку.</text:p>
      <text:p text:style-name="P621">Бегущей воде говори: вот я.</text:p>
      <text:p text:style-name="P201"/>
      <text:p text:style-name="P203">До сих пор можно, даже так далеко от этого, найти и расслышать призраки пропавших музыкантов. <text:span text:style-name="T672">Вытряхивая воду</text:span> <text:span text:style-name="T672">из своей гармошки, язычки поют о его ногу, подбирая единственный блюз первого такта в этом утреннем отрезке, <text:s/>Слотроп, просто посасывая свою гармошку, ближе к тому, чтобы стать медиумом спиритуалистом, чем когда-либо и даже о том не догадывается. </text:span></text:p>
      <text:p text:style-name="P204">Гармошка себя показала не сразу. <text:span text:style-name="T673">Первые дни в этих горах, он набрёл на комплект волынок брошенных в апреле каким-то Шотландским подразделением. Слотроп приноровился вычислять вещи. Имперский инструмент был проще простого. За неделю он освоил ту мечтательную песню, что Дик Повел пел в кино «Позволь придти мне в тень и спеть тебе», и целыми днями её наигрывал, ВАНГ-дидл де-ди, ВАНГ де дам—де-доооооо… опять и опять, на волынках. Мало-помалу он начал замечать приношения еды, что оставлялись возле сарая, где он ютился. Кормовая свёкла, корзинка с ягодами, даже свежая рыба. Он никогда не видел кто их оставляет. Может его посчитали духом волынщика, или же чисто звуком самим, а он знал достаточно об одиночествах и ночных голосах, чтобы догадаться что к чему. Он бросил играть на волынке, и на следующий день нашёл <text:s/>гармошку. Она оказалась той самой, которую он потерял в 1938 или -9, в унитазе, <text:s/>в Бальном Зале Роузленд, но то было слишком давно, чтоб он вспомнил.</text:span></text:p>
      <text:p text:style-name="P205">Его держат в одиночестве. Если другие замечали его или его костёр, <text:span text:style-name="T674">они не пробовали подойти. Он оброс волосами и бородой, носит рубаху из грубой ткани и штаны, которые Бодайн освободил для него из прачечной </text:span><text:span text:style-name="T141">Джон Е. Бэдэс</text:span><text:span text:style-name="T142">а</text:span><text:span text:style-name="T674">. Но ему нравится все дни проводить голым, муравьи заползают по его ногам, бабочки садятся на плечи, наблюдать жизнь гор, знакомиться с </text:span><text:soft-page-break/><text:span text:style-name="T674">глухарями и сорокопутами, с барсуками, сурками. У него сколько угодно направлений в каких надо двигаться, но ему охота остаться тут пока что. Повсюду где он побывал, Каксэвен, Берлин, Ницца, <text:s/>Цюрих, <text:s/>сейчас наверняка слежка. Он мог бы попробовать найти Шпрингера или Бладгета Ваксвинга. Чего его так заклинило получить документы? На кой хуй </text:span><text:span text:style-name="T141">документы</text:span><text:span text:style-name="T674">, вообще? Мог бы попробовать какой-то из Балтийских портов, дождаться фрау Гнаб и отправиться в ту Данию или в ту же Швецию. ПеэЛы, конторы сгорели, записи утрачены полностью—может на документы в Европе не так уж и смотрят… мин-минуточку, это и всё насчёт куда, Слотроп? А? А Америка? Блядь. Завязывай—</text:span></text:p>
      <text:p text:style-name="P206">Ага. Всё ещё думает <text:span text:style-name="T675">как-то можно вернуться. Он менялся, конечно, менялся, общипывая альбатроса своего «я», время от времени, от нечего делать, полу-сознательно, как <text:s/>в носу колупаются—но единственным из призраков-перьев, что его пальцы всегда обходили, была Америка. Бедный долбоёб, никак не может с ней расстаться. Она шептала </text:span><text:span text:style-name="T143">люби меня</text:span><text:span text:style-name="T675"> слишком часто ему во сне. Заманивала ненасытно его проснувшееся внимание своими ну-иди-же, обещаниями невероятного. Однажды—ему видится такой день—он может сумеет наконец сказать </text:span><text:span text:style-name="T143">извини,</text:span><text:span text:style-name="T675"> конечно и оставить её… но пока ещё нет. Ещё одна попытка, ещё один шанс, ещё одна сделка, ещё один перевод на линию дающую надежду. Может это просто гордость. Что если для него уже не осталось места в её конюшне? Если она его выгнала, она же не станет объяснять. Её «жеребцы» прав не имеют. У неё иммунитет на их никчёмные глупые вопросы. Она и есть Амазонская Сука, как называли её твои фантазии. </text:span></text:p>
      <text:p text:style-name="P207">И потом есть ещё Джамф, сочетание «Джамф» и «я» в изначальном сне. <text:span text:style-name="T676">К кому он может обратиться с </text:span><text:span text:style-name="T144">этим</text:span><text:span text:style-name="T676">? оно не выдержит излишнего докапывания, правда ж? Если он подберётся слишком близко, ему не сойдёт с рук. Сперва Они могут его предупредить, а могут и не предупреждать.</text:span></text:p>
      <text:p text:style-name="P208">Предчувствия становятся всё различимее, определённее. <text:span text:style-name="T677">Он следит за полётами птиц и за узорами пепла в его костре, он читает по внутренностям пойманной им и почищенной форели, клочки утерянных бумажек, рисунки на разрушенных стенах, со штукатуркой сбитой выстрелами до кирпичного нутра—разрушены в разных формах, которые можно прочитывать.</text:span></text:p>
      <text:p text:style-name="P209">Однажды ночью, на стене общественного сортира, смердящего и созревшего тифом, <text:span text:style-name="T678">он находит <text:s/>среди инициалов, дат, торопливых рисунков членов и ртов раскрытых принять их, трафаретов вервольфа тёмного человека с высокими плечами и в шляпе, официальный лозунг: </text:span><text:span text:style-name="T899">willst du V-2, dann arbeite</text:span><text:span text:style-name="T678">. Если хочешь <text:s/></text:span><text:span text:style-name="T145">V-2, </text:span><text:span text:style-name="T679">тогда работай. Добрый Вечер, Тайрон Слотроп… нет, нет, погоди, всё в порядке, вон на другой стене тоже намалёвано </text:span><text:span text:style-name="T899">willst du V-2, dann arbeite</text:span><text:span text:style-name="T679">. Повезло. Нарастание голосов отступает, шутка объяснилась, он просто снова с Геббельсом, с неспособностью того оставит тебя в покое. Но понадобилось усилие над собой, чтобы подойти к той другой стене посмотреть. Там могло оказаться что угодно. Смеркалось. Вспаханные поля, линии электропередач, дренажные канавы и далёкие лесополосы расстилались на мили. Он чувствовал смелость и уверенность. Но тут на глаза попалось другое послание:</text:span></text:p>
      <text:p text:style-name="P210">ТУТ БЫЛ РАКЕТМЭН </text:p>
      <text:p text:style-name="P211">С<text:span text:style-name="T902">начала</text:span> он подумал, что сам написал это, а потом забыл. <text:span text:style-name="T902">Странно, что это стало его первой мыслью, но именно такой она была. Может быть он начинал имплицировать самого себя, какую-то свою вчерашнюю версию, в Сочетании с тем, кем стал. В своей инертной коме, альбатрос шевельнулся. </text:span></text:p>
      <text:p text:style-name="P212"><text:span text:style-name="T904">Прошлые</text:span> Слотроп<text:span text:style-name="T903">ы</text:span>, <text:span text:style-name="T904">допустим по одному в день, какие-то из них сильнее остальных, уходили с каждым закатом в яростную рать. Они бойцы пятой колонны, внутри его головы, выжидают момент сдать его четырём остальным дивизиям снаружи, наступающим….</text:span></text:p>
      <text:p text:style-name="P213">Потому, рядом с другими рисунками, <text:span text:style-name="T905">куском камня, он выцарапывает этот знак:</text:span></text:p>
      <text:p text:style-name="P213"><draw:frame draw:style-name="fr2" draw:name="Image2" text:anchor-type="paragraph" svg:width="2.8311in" svg:height="0.9654in" draw:z-index="1"><draw:image xlink:href="Pictures/100002010000030F0000012C16916024182D1E80.png" xlink:type="simple" xlink:show="embed" xlink:actuate="onLoad" loext:mime-type="image/png"/></draw:frame></text:p>
      <text:p text:style-name="P18"/>
      <text:p text:style-name="P18"/>
      <text:p text:style-name="P390"><text:soft-page-break/>Слотроп в осаде. <text:span text:style-name="T906">Только после того, как он оставил тот же знак ещё в полдюжине мест, ему доходит, что на самом деле</text:span><text:span text:style-name="T146"> его рисунок представляет <text:s/>ракет</text:span><text:span text:style-name="T147">у</text:span><text:span text:style-name="T146"> А-4, </text:span><text:span text:style-name="T406">вид снизу. </text:span><text:span text:style-name="T407">К тому времени он уже подмечал другие четырёхкратные выражения</text:span><text:span text:style-name="T408">—</text:span><text:span text:style-name="T409">вариации космической ветряной мельницы Франса Ван дер Грува</text:span><text:span text:style-name="T408">—</text:span><text:span text:style-name="T409">свастики, гимнастически символы FFFF в кругу симметрично вверх ногами и задом наперёд, Frisch Fromm Frölich Frei </text:span><text:span text:style-name="T410">над аккуратными дверями в тихих улочках, </text:span><text:span text:style-name="T411">и перекрёстки, где можешь </text:span><text:span text:style-name="T412">сидеть и слу</text:span><text:span text:style-name="T413">ш</text:span><text:span text:style-name="T412">ать дорожное движение на Той Стороне, </text:span><text:span text:style-name="T413">услышать будущее (</text:span><text:span text:style-name="T414">там никакой временн</text:span><text:span text:style-name="T39">о́</text:span><text:span text:style-name="T414">й последовательности: </text:span><text:span text:style-name="T415">все события там слиты в один и тот же вечный момент </text:span><text:span text:style-name="T416">и потому определённые послания не всегда «содержат смысл» по ту сторону: </text:span><text:span text:style-name="T417">им не достаёт исторической структуры, </text:span><text:span text:style-name="T418">они кажутся </text:span><text:span text:style-name="T419">фантастическими или безумными.</text:span></text:p>
      <text:p text:style-name="P2"><text:span text:style-name="T681">К</text:span><text:span text:style-name="T682">рыши кирх </text:span><text:span text:style-name="T683">песчаного </text:span><text:span text:style-name="T682">цвета подпирают горизонты вокруг Слотропа, </text:span><text:span text:style-name="T684">апсиды на все четыре стороны </text:span><text:span text:style-name="T685">направляют, </text:span><text:span text:style-name="T683">как</text:span><text:span text:style-name="T684"> стабилизаторы </text:span><text:span text:style-name="T685">ракеты, </text:span><text:span text:style-name="T683">обтекаемые</text:span><text:span text:style-name="T685"> шпили… </text:span><text:span text:style-name="T683">резьбленным в песчанике находит он дожидающийся его знак посвящения, крест </text:span><text:span text:style-name="T686">охваченный кр</text:span><text:span text:style-name="T44">у́</text:span><text:span text:style-name="T686">гом</text:span><text:span text:style-name="T683">. </text:span><text:span text:style-name="T687">Наконец, однажды </text:span><text:span text:style-name="T688">днём</text:span><text:span text:style-name="T687"> лёжа </text:span><text:span text:style-name="T688">привольно </text:span><text:span text:style-name="T687">раскинувшись на солнце, </text:span><text:span text:style-name="T689">на окраине одного из древних городов Чумы, он и сам становится к</text:span><text:span text:style-name="T690">р</text:span><text:span text:style-name="T689">естом, перекрёстком, </text:span><text:span text:style-name="T691">живым пересечением, к которому явились судьи </text:span><text:span text:style-name="T692">установить виселицу для обычного преступника приговорённого к повешению в полдень. </text:span><text:span text:style-name="T690">Чёрные гончие и клыкастые ищейки </text:span><text:span text:style-name="T693">пронырливые как выдры, собачьих пород утраченных за 700 лет, </text:span><text:span text:style-name="T694">гоняются за сучкой в течке, пока зрители собираются, это четвёртое повешение за весну, а тут представления случаются не часто кроме как с этим вот, которому в последний момент примерещился кто знает где украденный </text:span><text:span text:style-name="T695">жилет, кто знает что за толстомясая </text:span><text:span text:style-name="T798">gnädige Frau </text:span><text:span text:style-name="T696">с</text:span><text:span text:style-name="T695"> наскальзывающей Смерт</text:span><text:span text:style-name="T696">ью, с вскочившим членом, непомерное тёмно-пурпурное взбухание, и как раз когда трескает шея, </text:span><text:span text:style-name="T697">он и вправду </text:span><text:span text:style-name="T799">кончает</text:span><text:span text:style-name="T697"> в свою излохмаченную тряпку на чреслах </text:span><text:span text:style-name="T698">засаленную словно кожа святого под </text:span><text:span text:style-name="T699">пурпурным </text:span><text:span text:style-name="T698">плащом Поста, </text:span><text:span text:style-name="T700">и одна капля спермы продолжает скатываться, </text:span><text:span text:style-name="T701">капая с волоса на волос мёртвой ноги </text:span><text:span text:style-name="T702">до самого низа, с конца заскорузлого пальца голой ступни спадает на землю </text:span><text:span text:style-name="T703">точно в центре перекрёстка </text:span><text:span text:style-name="T699">и там</text:span><text:span text:style-name="T703">, под покровом ночи, </text:span><text:span text:style-name="T704">превращается в корень мандрагоры. </text:span><text:span text:style-name="T699">В следующую пятницу, на рассвете, </text:span><text:span text:style-name="T705">Колдун, </text:span><text:span text:style-name="T706">его</text:span><text:span text:style-name="T705"> собственны</text:span><text:span text:style-name="T706">й</text:span><text:span text:style-name="T705"> </text:span><text:span text:style-name="T800">Heiligenschein</text:span><text:span text:style-name="T705"> </text:span><text:span text:style-name="T706">рябит от инфракрасного до ультрафиолетового кольцами света вокруг его тени на росистой траве, </text:span><text:span text:style-name="T707">приходит со своим псом, </text:span><text:span text:style-name="T708">угольно-чёрным псом несколько дней не кормленным. </text:span><text:span text:style-name="T709">Колдун осторожно копает вокруг драгоценного корня </text:span><text:span text:style-name="T710">пока тот не останется держаться всего лишь на тончайших корне-нитях</text:span><text:span text:style-name="T711">—</text:span><text:span text:style-name="T712">привязывает его к хвосту своего чёрного пса, </text:span><text:span text:style-name="T713">затыкает себе уши воском, </text:span><text:span text:style-name="T714">затем достаёт кусок хлеба подманить </text:span><text:span text:style-name="T715">некормленого зверя </text:span><text:span text:style-name="T801">рррофг</text:span><text:span text:style-name="T715">! </text:span><text:span text:style-name="T716">п</text:span><text:span text:style-name="T715">ёс бросается за куском, </text:span><text:span text:style-name="T716">корень выдернут испуская свой </text:span><text:span text:style-name="T717">пронзающий роковой крик. Пёс падает замертво на полпути к завтраку, </text:span><text:span text:style-name="T718">его свято-свечение замирает и гаснет в миллионах росинок. </text:span><text:span text:style-name="T719">Колдун уносит корень домой нежно, </text:span><text:span text:style-name="T720">одевает его </text:span><text:span text:style-name="T721">в белый кафтанец и </text:span><text:span text:style-name="T722">кладёт</text:span><text:span text:style-name="T721"> рядом с ним деньги на ночь: </text:span><text:span text:style-name="T722">поутру монет вдесятеро больше. </text:span><text:span text:style-name="T723">Посланец Комитета по </text:span><text:span text:style-name="T420">Идиопатическим архетипам является с визитом. «</text:span><text:span text:style-name="T421">Инфляция?»</text:span><text:span text:style-name="T385">– </text:span><text:span text:style-name="T386">Колдун </text:span><text:span text:style-name="T387">пытается замести следы неясными мановениями рук,</text:span><text:span text:style-name="T385">– «</text:span><text:span text:style-name="T725">‘</text:span><text:span text:style-name="T726">Капитал</text:span><text:span text:style-name="T725">’? </text:span><text:span text:style-name="T726">Не слыхал ничего такого». </text:span><text:span text:style-name="T727">— «</text:span><text:span text:style-name="T726">Нет, нет»,</text:span><text:span text:style-name="T727">– </text:span><text:span text:style-name="T728">отвечает гость,</text:span><text:span text:style-name="T727">– «</text:span><text:span text:style-name="T728">не в данный момент. Мы </text:span><text:span text:style-name="T729">стараемся думать на</text:span><text:span text:style-name="T728">перёд. </text:span><text:span text:style-name="T729">Нам бы хотелось услышать об основой структуре этого. Насколько невыносимым был крик, например?» </text:span><text:span text:style-name="T727">— «</text:span><text:span text:style-name="T729">Держал уши заткнутыми, не слышал <text:s/>ничего». </text:span><text:span text:style-name="T727"><text:s/>— </text:span><text:span text:style-name="T730">Посланник сияет братской деловой улыбкой,</text:span><text:span text:style-name="T727">– «</text:span><text:span text:style-name="T731">Не могу сказать, что виню вас в этом….»</text:span></text:p>
      <text:p text:style-name="P3"><text:span text:style-name="T724">Кресты, свастики, мандалы Зоны, как не могут они не говорить что-то Слотропу? </text:span><text:span text:style-name="T732">Он сидел на кухне Кислоты Бумера, в воздухе струились узоры анаши, читал рецепты супов в каждой косточке и каждом капустном листе находя расшифровку самого себя… </text:span><text:span text:style-name="T733">обрывки новостей, имена рабочих лошадок, </text:span><text:span text:style-name="T734">что может пригодиться ему когда-тоо смыться…. </text:span><text:span text:style-name="T735">Ему приходилось работать лопатой и ломом на весенних дорогах Бёркшира, апрельские утраченные им дни, </text:span><text:span text:style-name="T736">это называлось «работа по статье 81-й», </text:span><text:span text:style-name="T737">вслед за скрепером счищающим </text:span><text:span text:style-name="T738">зимнюю атаку-изнутри в кристаллах, </text:span><text:span text:style-name="T739">её белую некрополизацию… </text:span><text:span text:style-name="T740">подбирал ржавеющие банки от пива, жёлтые резинки с семенем отвергнутых, </text:span><text:span text:style-name="T737"><text:s/></text:span><text:span text:style-name="T741">Клинекс скрученный под вид мозга спрятать сопли отвергнутых, </text:span><text:span text:style-name="T742">слёзы отвергнутых, газеты, битое стекло, части автомобилей, </text:span><text:span text:style-name="T743">в дни, когда с суевер</text:span><text:span text:style-name="T744">н</text:span><text:span text:style-name="T743">ым страхом </text:span><text:span text:style-name="T744">он мог </text:span><text:soft-page-break/><text:span text:style-name="T744">сложить это всё воедино, </text:span><text:span text:style-name="T745">чётко видя в каждом строку записи, летопись: </text:span><text:span text:style-name="T746">о нём, о его зиме, о его стране… </text:span><text:span text:style-name="T747">наставляющую его, остолопа и никчемушника, в смыслах глубже, чем ему под силу объяснить, были лица детей из окон проходящих поездов, пара тактов танцевальной музыки где-то, </text:span><text:span text:style-name="T748">на какой-то другой улице поздним вечером, </text:span><text:span text:style-name="T749">иглы и ветви сосны в чистой светящейся дрожи на фоне ночных облаков, </text:span><text:span text:style-name="T750">одна электросхема из сотен в смазанной желтеющей охапке, <text:s/></text:span><text:span text:style-name="T751">смех на краю пшеничного поля ранним утром, когда он шагал в школу, </text:span><text:span text:style-name="T752">звук мотоцикла на холостом ходу</text:span><text:span text:style-name="T753">в тяжкий сумерками час лета… </text:span><text:span text:style-name="T754">и теперь в Зоне, в тот же день как он был перекрёстком, </text:span><text:span text:style-name="T755">после силльного дождя, который уж и не упомнит, </text:span><text:span text:style-name="T756">Слотроп видит очень широкую радугу, </text:span><text:span text:style-name="T757">крепкий радужный хуй упёртый из лобковых облаков в Землю, </text:span><text:span text:style-name="T758">зелёную, влажно раздавшуюся Землю, </text:span><text:span text:style-name="T759">и грудь его наполняется, и он стоит и плачет, </text:span><text:span text:style-name="T760">и ничего нет у него в голове, просто чувствует как блаженный….</text:span></text:p>
      <text:p text:style-name="P215"><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4"><text:span text:style-name="T760">С </text:span><text:span text:style-name="T724">двойным выключением, пятка-носок, </text:span><text:span text:style-name="T761">мчит прочь Роджер Мехико. </text:span><text:span text:style-name="T762">Вдоль летнего Автобана, </text:span><text:span text:style-name="T763">стыки покрытия ритмично бухают под его колёсами. </text:span><text:span text:style-name="T764">Он гонит на до-Гитлеровском </text:span><text:span text:style-name="T807">Хорх 870В </text:span><text:span text:style-name="T765">через выгорело-пурпурную вонистость Люнебург Хита. </text:span><text:span text:style-name="T766">Поверх ветрового стекла лёгкий ветер достаёт его, </text:span><text:span text:style-name="T767">пахнущий можжевельником. </text:span><text:span text:style-name="T768">Овцы-Хайдшнюке вдалеке отдыхают не шевелясь словно упавшие облака. </text:span><text:span text:style-name="T769">Болотца и ракитник проносятся по сторонам. </text:span><text:span text:style-name="T770">Над головою небо в хлопотах, плывёт, живая плазма.</text:span></text:p>
      <text:p text:style-name="P5"><text:span text:style-name="T770">Х</text:span><text:span text:style-name="T724">орх, армески-зелёный, с одним скромным нарциссом нарисованным посреди капота, прятался внутри грузовика </text:span><text:span text:style-name="T771">на ближнем к Эльбе краю Бригадной стоянки </text:span><text:span text:style-name="T772">в Гамбурге, </text:span><text:span text:style-name="T773">скрытый кроме его передних фар, </text:span><text:span text:style-name="T774">пытливые глаза дружелюбного инопланетянина улыбались Роджеру. </text:span><text:span text:style-name="T775">Привет, Землянин. </text:span><text:span text:style-name="T776">Уже в пути, он обнаружил, </text:span><text:span text:style-name="T777">что пол усыпан раскатывающими стеклянными баночками без наклеек, </text:span><text:span text:style-name="T778">типа детского питания, </text:span><text:span text:style-name="T779">странная нездорового цвета хрень, </text:span><text:span text:style-name="T780">от которой вряд ли какой людской младенец, съев, выживет, зелень с розовыми разводами, рвотно-бежев</text:span><text:span text:style-name="T781">ая с лиловыми</text:span><text:span text:style-name="T780"> вкрапления</text:span><text:span text:style-name="T781">ми</text:span><text:span text:style-name="T780">, </text:span><text:span text:style-name="T781">определить всё это никак невозможно, </text:span><text:span text:style-name="T782">каждая крышка украшена улыбкой толстого, ангелоподобного младенчика, </text:span><text:span text:style-name="T783">под ярким стеклом кишат токсины ботулизма с </text:span><text:span text:style-name="T784">тр</text:span><text:span text:style-name="T785">у</text:span><text:span text:style-name="T784">пными ядами… </text:span><text:span text:style-name="T785">время от времени новая банка вы</text:span><text:span text:style-name="T786">скакивает</text:span><text:span text:style-name="T785">, сама собой, из-под сиденья </text:span><text:span text:style-name="T786">и катается вопреки законам ускорения, </text:span><text:span text:style-name="T787">среди педалей, чтоб его ноги сбились с толку. </text:span><text:span text:style-name="T788">Он знает, что надо заглянуть вниз и посмотреть что там творится, но всё никак не соберётс</text:span><text:span text:style-name="T789">я</text:span><text:span text:style-name="T788">.</text:span></text:p>
      <text:p text:style-name="P6"><text:span text:style-name="T788">Б</text:span><text:span text:style-name="T724">утылочки катаются звякая по полу, </text:span><text:span text:style-name="T790">под капотом толкатель клапана, или два, частят со своей историей на что у них жалобы. </text:span><text:span text:style-name="T791">Дикая горчица хлещет мимо по центру Автобана, совершенно двуцветная, только </text:span><text:span text:style-name="T792">жёлтый с зелёным, </text:span><text:span text:style-name="T793">роковая река видимая лишь под двумя видами рябящего света. </text:span><text:span text:style-name="T794">Роджер поёт для девушки Каксэвене, которая всё ещё носит имя Джессики:</text:span></text:p>
      <text:p text:style-name="P215"/>
      <text:p text:style-name="P663">Мне снилось, что нашёл я снова нас двоих,</text:p>
      <text:p text:style-name="P663">Среди весны за уймой чужих жизней,</text:p>
      <text:p text:style-name="P664">И мы, свободней ветра,</text:p>
      <text:p text:style-name="P664">Брели вдоль моря,</text:p>
      <text:p text:style-name="P664">Чтобы повторять набор чужих бумажных слов….</text:p>
      <text:p text:style-name="P664"/>
      <text:p text:style-name="P664">Нас перехватили у ворот в зелень былого,</text:p>
      <text:p text:style-name="P664">Слишком растерянных тогда, чтобы спросить за что—</text:p>
      <text:p text:style-name="P664">Неужто дети могут вновь встречаться?</text:p>
      <text:p text:style-name="P665">И остаётся хоть какой-то след</text:p>
      <text:p text:style-name="P665">На сверхскоростных шоссе Июля?</text:p>
      <text:p text:style-name="P373"/>
      <text:p text:style-name="P391"><text:soft-page-break/><text:span text:style-name="T408">Т</text:span><text:span text:style-name="T405">ут </text:span><text:span text:style-name="T423">он </text:span><text:span text:style-name="T405">въехал в настолько ярко золотое </text:span><text:span text:style-name="T422">слияни</text:span><text:span text:style-name="T423">е</text:span><text:span text:style-name="T422"> склона </text:span><text:span text:style-name="T423">с полем, что </text:span><text:span text:style-name="T424">почти</text:span><text:span text:style-name="T422"> </text:span><text:span text:style-name="T423">забы</text:span><text:span text:style-name="T424">л вписаться в прикрытый насыпью поворот….</text:span></text:p>
      <text:p text:style-name="P392"><text:span text:style-name="T424">Н</text:span><text:span text:style-name="T405">еделю назад она </text:span><text:span text:style-name="T470">ушла</text:span><text:span text:style-name="T405">, </text:span><text:span text:style-name="T425">загляну</text:span><text:span text:style-name="T455">в</text:span><text:span text:style-name="T425"> на прощанье в «Белое Посещение». За исключением пустячного охвостья от ПРПУК, </text:span><text:span text:style-name="T426">это место снова стало дурдомом. Тросы аэростатов лежат </text:span><text:span text:style-name="T428">ржавея </text:span><text:span text:style-name="T426">на </text:span><text:span text:style-name="T427">отсыревших лугах, </text:span><text:span text:style-name="T428">превращаясь в чешуйки, ионы </text:span><text:span text:style-name="T429">и в </text:span><text:span text:style-name="T428">землю</text:span><text:span text:style-name="T408">—</text:span><text:span text:style-name="T429">жилы, что пели </text:span><text:span text:style-name="T430">грозными ночами среди сирен </text:span><text:span text:style-name="T431">воющих в тер</text:span><text:span text:style-name="T432">ц</text:span><text:span text:style-name="T431">ию, </text:span><text:span text:style-name="T432">сглаженных как далёкий ветер, вперемешку с буханьем бомб, теперь лежат вялые, старые, </text:span><text:span text:style-name="T433">жёсткими кольцами металлического праха. </text:span><text:span text:style-name="T434">Незабудки вскипают на каждом шагу под ногами, муравьи суетятся с чувством царствования. </text:span><text:span text:style-name="T435">Углокрыльницы, лимонницы, красные адмиралы парят на термоклиньях вдоль скал. </text:span><text:span text:style-name="T436">Джессика укоротила чёлку с последнего раза как Роджер её видел и </text:span><text:span text:style-name="T437">проживает обычную полосу тревоги: «Вид просто ужас, и даже не говори ничего….»</text:span><text:span text:style-name="T427"> </text:span></text:p>
      <text:p text:style-name="P216">– Вид просто улётный. Люблю его.</text:p>
      <text:p text:style-name="P31">– <text:span text:style-name="T907">Ты издеваешься.</text:span></text:p>
      <text:p text:style-name="P32">– <text:span text:style-name="T908">Джес, зачем нам говорить о </text:span><text:span text:style-name="T148">причёсках</text:span><text:span text:style-name="T908">, ради Бога.</text:span></text:p>
      <text:p text:style-name="P214">Пока где-то, по ту сторону Канала, <text:span text:style-name="T909">барьер неодолимый как стена Смерти для начинающего медиума, литера Слотропа, негодного, совсем пропащего, расползается по лицу Зоны. Роджер не хочет махнуть на него рукой: Роджер хочет поступать правильно. «Я просто не могу бросить бедного обалдуя где-то там. Они хотят его прикончить—</text:span></text:p>
      <text:p text:style-name="P33"><text:span text:style-name="T408">– </text:span><text:span text:style-name="T910">Но, Роджер,</text:span>– <text:span text:style-name="T910">это же </text:span><text:span text:style-name="T149">весна</text:span><text:span text:style-name="T910">. У нас уже мир.</text:span></text:p>
      <text:p text:style-name="P393"><text:span text:style-name="T408">Н</text:span><text:span text:style-name="T405">ет, у нас его нет. </text:span><text:span text:style-name="T438">Это ещё один кусок пропаганды. Нам это подсунуло ПВР. </text:span><text:span text:style-name="T439">Итак, джентльмены, как вы видите из результатов исследований, оптимальное время у нас 8 мая, </text:span><text:span text:style-name="T440">как раз накануне исхода Троицы, </text:span><text:span text:style-name="T441">занятия в школах заканчиваются, погода предвещает урожайный </text:span><text:span text:style-name="T442">год</text:span><text:span text:style-name="T441">, </text:span><text:span text:style-name="T442">заказы на уголь начинают свой сезонный спад, </text:span><text:span text:style-name="T443">давая нам пару месяцев передышки </text:span><text:span text:style-name="T444">поставить наши квоты в Руре обратно на их ноги—</text:span><text:span text:style-name="T445">нет, он видит лишь всё те же</text:span><text:span text:style-name="T444"> </text:span><text:span text:style-name="T445">быстрины власти, </text:span><text:span text:style-name="T446">всё то же обнищание, в котором он бился с 39-го, </text:span><text:span text:style-name="T447">его девушку вот-вот увезут в Германию, где должны отправить на дембель как всех. </text:span><text:span text:style-name="T448">Никакого канала наверх, что светил бы им хоть малейшей надеждой вывернуться. </text:span><text:span text:style-name="T449">И </text:span><text:span text:style-name="T150">что-то</text:span><text:span text:style-name="T449"> всё ещё продолжается, не называй это «войной», если нервничаешь от этого, </text:span><text:span text:style-name="T450">возможно показатель смертности снизился на пункт или два, </text:span><text:span text:style-name="T451">баночное пиво наконец-то вернулось </text:span><text:span text:style-name="T452">и на Трафальгарской площади собралось </text:span><text:span text:style-name="T151">очень</text:span><text:span text:style-name="T452"> много людей в одну из ночей, не так давно… </text:span><text:span text:style-name="T453">но Их </text:span><text:span text:style-name="T454">операция</text:span><text:span text:style-name="T453"> продолжается.</text:span></text:p>
      <text:p text:style-name="P394"><text:span text:style-name="T453">П</text:span><text:span text:style-name="T405">ечальный факт, раздирающий его сердце, подчёркивающий его опустошённость, в том, что Джессика верит Им. «</text:span><text:span text:style-name="T456">Война» была необходимым для неё условием, чтобы оставаться с Роджером. «</text:span><text:span text:style-name="T457">Мир» позволяет ей оставить его. </text:span><text:span text:style-name="T458">Его ресурсы, всравнеии с имеющимися у Них, слишком скудны. </text:span><text:span text:style-name="T459">Давний Бобёр, чему ж удивляться, будет отвечать там за связь с воздушной обороной, </text:span><text:span text:style-name="T460">так что они окажутся вместе в романтичном Каксэвене. </text:span><text:span text:style-name="T469">Спасибо</text:span><text:span text:style-name="T461">, </text:span><text:span text:style-name="T462">безумец</text:span><text:span text:style-name="T461"> Роджер, </text:span><text:span text:style-name="T459"><text:s/></text:span><text:span text:style-name="T462">это было великолепно, завихрение военного времени, </text:span><text:span text:style-name="T463">и кончали мы крайне зажигательно, твои руки раскинуты как </text:span><text:span text:style-name="T468">к</text:span><text:span text:style-name="T463">рылья Летающей Крепости, </text:span><text:span text:style-name="T464">у нас имелись свои вое</text:span><text:span text:style-name="T465">н</text:span><text:span text:style-name="T464">ные тайны, </text:span><text:span text:style-name="T465">мы дурачили старых толстых полковников направо и налево, </text:span><text:span text:style-name="T466">но всему приходит </text:span><text:span text:style-name="T468">стоп</text:span><text:span text:style-name="T466">, </text:span><text:span text:style-name="T467">у-юй! </text:span><text:span text:style-name="T468">Мне </text:span><text:span text:style-name="T469">надо</text:span><text:span text:style-name="T468"> бежать, милый Роджер, это было прекрасным сном….</text:span></text:p>
      <text:p text:style-name="P375">Он рухнул бы перед её коленками пахнущими глицерином <text:span text:style-name="T911">и розовой водой, вылизывал бы соль и песок из её ВТС башмаков, отдал бы ей свою свободу, свою зарплату за следующие пятьдесят лет на хорошей постоянной работе, свой несчастный пульсирующий мозг. Да только всё слишком поздно. У нас уже Мир. Паранойя, опасность, лишённый мелодии насвист занятой делом Смерти рядом, всё утихло, осталось на Войне, осталось в его Годах с Роджером Мехико. День, когда ракеты перестали падать, стал началом конца для Роджера и Джессики. И чем яснее становилось, день за другим безопасным днём, что больше не будут падать снова, новый мир стал закрадываться в неё как весна—не столько из-за перемен, которые она ощущала в воздухе, в толпах магазина Вулворт, больше похожих на весну в плохом кино с бумажными листьями, цветом деревьев из ваты и фальшивой молнией… нет, никогда больше не будет она стоять перед </text:span><text:soft-page-break/><text:span text:style-name="T911">их кухонной раковиной с фарфоровой чашкой пищащей в её пальцах, звуки детских всхлипов беззащитны, с тонким эхом ВЫШИБЛЕНЫ ИЗ ВНИМАНИЯ ВЗРЫВОМ РАКЕТЫ разбиты в россыпь белого и синего по полу….</text:span></text:p>
      <text:p text:style-name="P376"><text:span text:style-name="T912">Эти смертоносные ракеты уже в прошлом. На этот раз она будет запускающей стороной, она и Джереми—разве не так всегда и должно было быть? запускать их в море: никаких смертей, только зрелище, огонь и грохот, возбуждение без убийства, разве не об этом она молилась в том увядающем доме, теперь уже возвращённом из реквизиции, занятый снова людскими придатками к бахроме, портретам собак, Викторианским стульям, спрятанным кипам </text:span><text:span text:style-name="T152">News of the World </text:span><text:span text:style-name="T913">в шкафу на втором этаже.</text:span></text:p>
      <text:p text:style-name="P377">Ей надо ехать. Приказ свыше, выше командования с кем она могла бы договориться. <text:span text:style-name="T914">Её будущее связано с будущим всего Мира, а у Роджера только с его странной версией Войны, которую так и носит в себе. Он не может двигаться дальше бедняжка, та его не пускает. Всё такой же пассивный как и был под ракетами. Роджер жертва. Джереми из тех, кто их запускает. «Война <text:s/>мать моя»,</text:span><text:span text:style-name="T916">– </text:span><text:span text:style-name="T917">сказал он в </text:span><text:span text:style-name="T918">самый </text:span><text:span text:style-name="T917">первый день, </text:span><text:span text:style-name="T918">а Джессика подумала какие леди в чёрном являются ему в снах, </text:span><text:span text:style-name="T919">какие пепельно-белые улыбки, что за </text:span><text:span text:style-name="T920">секатор проре</text:span><text:span text:style-name="T921">ж</text:span><text:span text:style-name="T920">ет</text:span><text:span text:style-name="T919"> </text:span><text:span text:style-name="T920">комнату, отчик</text:span><text:span text:style-name="T921">нет</text:span><text:span text:style-name="T920"> их зиму… </text:span><text:span text:style-name="T922">так много в нём она никак не смогла понять… </text:span><text:span text:style-name="T923">так много ненужного во время Мира. </text:span><text:span text:style-name="T924">Она уже начинает думать об их времени как о череде </text:span><text:span text:style-name="T925">взрывов, безумия нарастающего в </text:span><text:span text:style-name="T926">ритмах Войны. </text:span><text:span text:style-name="T927">Теперь вот хочет отправиться <text:s/>спасать Слотропа, ещё одно ракето-создание, </text:span><text:span text:style-name="T928">вампира, чья сексуальная жизнь </text:span><text:span text:style-name="T929">фактически под</text:span><text:span text:style-name="T928">пит</text:span><text:span text:style-name="T929">ыв</text:span><text:span text:style-name="T928">алась </text:span><text:span text:style-name="T929">ужасом Ракетного Блица</text:span><text:span text:style-name="T916">—</text:span><text:span text:style-name="T930">фу, жуть, жуть. </text:span><text:span text:style-name="T931">Надо, чтобб его заперли, а не пускали на волю. </text:span><text:span text:style-name="T932">Роджер должно быть больше думает о Слотропе, чем о ней, </text:span><text:span text:style-name="T933">два сапога пара, вот они кто, ну—она надеется эти двое будут счастливы вместе. </text:span><text:span text:style-name="T934">Смогут усесться, пиво пить, рассказывать истории про ракеты, калякать уравнения друг другу. </text:span><text:span text:style-name="T935">Ах, как весело. </text:span><text:span text:style-name="T936">По крайней мере она не бросает его в пустоте. </text:span><text:span text:style-name="T937">Он не оста</text:span><text:span text:style-name="T938">не</text:span><text:span text:style-name="T937">тся оди</text:span><text:span text:style-name="T938">н</text:span><text:span text:style-name="T937">, будет чем занять время….</text:span></text:p>
      <text:p text:style-name="P378"><text:span text:style-name="T937">О</text:span><text:span text:style-name="T915">на отошла прочь от него, вдоль пляжа. </text:span><text:span text:style-name="T939">Солнце сегодня такое яркое, что тень рядом с её Ахилловым сухожилием </text:span><text:span text:style-name="T940">обрисовывается чётко чёрной: как шов от пятки шёлкового чулка. </text:span><text:span text:style-name="T941">Её голова, как всегда, склонилась вперёд, прочь, </text:span><text:span text:style-name="T943">открытая</text:span><text:span text:style-name="T942"> шея, которую он никогда не перестанет любить, </text:span><text:span text:style-name="T943">никогда уже не увидит, беззащитна как её красота, </text:span><text:span text:style-name="T944">её неведение насколько всегда в опасности </text:span><text:span text:style-name="T945">движется она в Мире. </text:span><text:span text:style-name="T946">Она может знать слегка, может думать о себе, про лицо и тело, как о «симпатичной»...</text:span><text:span text:style-name="T947">но он никогда не мог сказать ей остальное, </text:span><text:span text:style-name="T948">как много прочего живого, птиц, ночей пахнущих травами и дождём, </text:span><text:span text:style-name="T949">залитые солнцем минуты простого покоя, </text:span><text:span text:style-name="T950">тоже вобрано в то, что она для него. Была. </text:span><text:span text:style-name="T951">Он утрачивает больше, чем одну только Джессику: </text:span><text:span text:style-name="T952">он теряет целую область жизни, </text:span><text:span text:style-name="T953">где впервые ему было уютно в Миру Сотворённом. </text:span><text:span text:style-name="T954">Теперь уходит обратно в зиму, </text:span><text:span text:style-name="T955">вкладывается в его единственный конверт. </text:span><text:span text:style-name="T956">Усилие необходимое для того, чтобы продолжить больше того, на которое он способен один.</text:span></text:p>
      <text:p text:style-name="P379"><text:span text:style-name="T956">О</text:span><text:span text:style-name="T915">н не думал, что будет плакать, когда она ушла. Но он плакал. </text:span><text:span text:style-name="T957">Соплей с пол кубометра, глаза красные как гвоздики. </text:span><text:span text:style-name="T958">Вскоре, </text:span><text:span text:style-name="T964">в</text:span><text:span text:style-name="T958">сякий раз как его левая нога ударяла при ходьбе о землю, </text:span><text:span text:style-name="T959">боль всплескивалась в половине его черепа. </text:span><text:span text:style-name="T960">А, наверно это и есть то, что называют «боль разлуки!» </text:span><text:span text:style-name="T961">Пойнтсмен являлся с охапками работы. </text:span><text:span text:style-name="T962">Роджер чувствовал, что не может забыть Джессику и меньше переживать о Слотропе. </text:span></text:p>
      <text:p text:style-name="P380"><text:span text:style-name="T963">Но в один из дней заскочил Мильто</text:span><text:span text:style-name="T964">н</text:span><text:span text:style-name="T963"> Гломинг освободить его от этого ступора. </text:span><text:span text:style-name="T965">Гломинг только что вернулся из прогулки по </text:span><text:span text:style-name="T966">З</text:span><text:span text:style-name="T965">оне</text:span><text:span text:style-name="T962">. </text:span><text:span text:style-name="T967">Там, в <text:s/>одной с ним рабочей группе оказался некий Джозеф <text:s/>Шляйм, перебежчик вторичной величины, который когда-то работал на IG, в управлении д-ра Райтингера, ВАУI</text:span><text:span text:style-name="T916">—</text:span><text:span text:style-name="T967">Отдел Статистики при НВ7. </text:span><text:span text:style-name="T968">Там Шляйм получил назначение в Американский подотдел, собиравший экономическую информацию для <text:s/></text:span><text:span text:style-name="T967">IG, </text:span><text:span text:style-name="T968">через подрядчиков и лицензиатов вроде </text:span><text:span text:style-name="T969">Химнико, Дженерал Анилин, а также Филм, Анско, Винтроп. </text:span><text:span text:style-name="T970">В 36-м он приехал в Англию работать в Империал Кемикылз, </text:span><text:span text:style-name="T971">на должность, которая так доконца и не прояснилась. </text:span><text:span text:style-name="T972">Он слыхал о Слотропе, да действительно… </text:span><text:span text:style-name="T973">припоминал его по старым дням. </text:span><text:span text:style-name="T974">Когда Лайл Бленд отправился в своё последнее застенное странствие, </text:span><text:span text:style-name="T975">по кабинетам </text:span><text:span text:style-name="T967">IG <text:s/></text:span><text:span text:style-name="T975">неделями </text:span><text:soft-page-break/><text:span text:style-name="T975">листались секретные доклады, </text:span><text:span text:style-name="T366">Geheime Kommandosache</text:span><text:span text:style-name="T975">, </text:span><text:span text:style-name="T976">слухи сплетались и расплетались, как молекулы угольнй смолы под давлением, </text:span><text:span text:style-name="T977">всё о том кому перейдёт наблюдение за Слотропом теперь, после кончины Бленда. </text:span></text:p>
      <text:p text:style-name="P381"><text:span text:style-name="T977">Э</text:span><text:span text:style-name="T915">то было ближе к началу великой борьбы за аппарат разведки <text:s/></text:span><text:span text:style-name="T967">IG. </text:span><text:span text:style-name="T978">Департамент экономики министерства иностранных дел и департамент иностранных дел министерства экономики оба хотели заполучить его. </text:span><text:span text:style-name="T979">И точно также военные, в особенности Wehrwirtschaftstab, секция Генштаба, которая заведовала связью ОВК с промышленностью. </text:span><text:span text:style-name="T980">Собственную связь </text:span><text:span text:style-name="T967">IG </text:span><text:span text:style-name="T980">с ОВК координировали д-р Дикман и д-р Горр. </text:span><text:span text:style-name="T981">Картина становилась ещё запутаннее из-за обычного дублирования офисами Нацистской Партии, Абвер-Организациями, </text:span><text:span text:style-name="T982">что охватили всю Германскую промышленность после 1933.</text:span><text:span text:style-name="T981"> </text:span><text:span text:style-name="T983">Нацистским контролёром за <text:s/></text:span><text:span text:style-name="T967">IG </text:span><text:span text:style-name="T983">был так называемый «Abteilung A», располагавшийся </text:span><text:span text:style-name="T984">в том же здании управления что и</text:span><text:span text:style-name="T916">—</text:span><text:span text:style-name="T984">и это считалось вполне приемлемым</text:span><text:span text:style-name="T916">—</text:span><text:span text:style-name="T984">группа связи </text:span><text:span text:style-name="T967">IG <text:s/></text:span><text:span text:style-name="T984">с Армией, Vermittlungsstelle W. </text:span><text:span text:style-name="T985">Но Технология, увы, дева с косами венцом и золотистой попкой, всегда нарывается на такие вот лапанья. </text:span><text:span text:style-name="T986">Скорее всего, грызня и разборки Армии с Партией и вынудили </text:span><text:span text:style-name="T987">в конце концов </text:span><text:span text:style-name="T986">Шляйма </text:span><text:span text:style-name="T987">податься за бугор больше, чем какие-либо моральные чувства относительно Гитлера. </text:span><text:span text:style-name="T988">Во всяком случае, он помнит, что наблюдение за Слотропом было поручено вновь созданному отделу Sparte IV при </text:span><text:span text:style-name="T984">Vermittlungsstelle W. </text:span><text:span text:style-name="T988">Sparte I </text:span><text:span text:style-name="T989">занимался азотом и бензином, <text:s/></text:span><text:span text:style-name="T988">II </text:span><text:span text:style-name="T990">красителями, </text:span><text:span text:style-name="T991">химикатами, нитриловой резиной и фармацевтикой,</text:span><text:span text:style-name="T990"> <text:s/></text:span><text:span text:style-name="T988">III </text:span><text:span text:style-name="T991">плёнками и волокнами. <text:s/></text:span><text:span text:style-name="T988">IV </text:span><text:span text:style-name="T992">ведал исключительно Слотропом и больше ничем, кроме—Шлям слышал разговор—одного или двух разношерстных патентов </text:span><text:span text:style-name="T993">полученных через сделки с IG Chemie в Швейцарии. </text:span><text:span text:style-name="T994">Обезболивающее, название которого </text:span><text:span text:style-name="T995">он </text:span><text:span text:style-name="T994">совсем не помнил и </text:span><text:span text:style-name="T995">и новый пластик, имя такое Миполам… «Полимекс» или типа того….</text:span></text:p>
      <text:p text:style-name="P34"><text:span text:style-name="T996">– Звучит как должно быть под присмотром Sparte II,</text:span>– <text:span text:style-name="T997">заметил Гломинг в тот раз.</text:span></text:p>
      <text:p text:style-name="P35">– <text:span text:style-name="T998">Пара управляющих были недовольны,</text:span>– <text:span text:style-name="T998">согласился Шляйм. </text:span>– <text:span text:style-name="T999">Тер Мейер был весь такой </text:span><text:span text:style-name="T153">Draufgänger</text:span><text:span text:style-name="T999"> и Хорляйн тоже, оба своего не упустят. Может и перевели на себя.</text:span></text:p>
      <text:p text:style-name="P36">– <text:span text:style-name="T1000">А Партия приставила Abwehr человека к тому Sparte IV?</text:span></text:p>
      <text:p text:style-name="P36">Abwehr man to this Sparte IV <text:span text:style-name="T1001">Должны бы, но я не знаю был ли тот из SD или SS. Вокруг так много их было. Припоминаю какого-то тощего типа в толстых очках, раз или два выходил там из кабинета. Но он был в штатском. Не могу сказать как его звали.</text:span></text:p>
      <text:p text:style-name="P217">Что за чертовщина….</text:p>
      <text:p text:style-name="P37">– <text:span text:style-name="T1002">Наблюдение?</text:span>– <text:span text:style-name="T1002">Роджер тормошит вовсю свои волосы, галстук, уши, нос, костяшки пальцев.</text:span>– IG Farben <text:span text:style-name="T1003">следили за Слотропом? До войны? </text:span><text:span text:style-name="T154">Зачем</text:span><text:span text:style-name="T1003"> Гломинг.</text:span></text:p>
      <text:p text:style-name="P38">– <text:span text:style-name="T1004">Странно, не правда ли?</text:span>– <text:span text:style-name="T1005">Здрасьте вам </text:span><text:span text:style-name="T155">выпулился</text:span><text:span text:style-name="T1005"> за дверь ни слова не сказав, оставив Роджера наедине с самым неприятным светом, что тихо начинает брезжить, острие откровения, ослепляющего, нарастающего, проникает на край его сознания. IG Farben, да? <text:s/>Пойнтсмен тёрся, почти исключительно в последнее время, с людьми из ИК. У ИК картельные соглашения с Farben. Ублюдок. Он ведь наверняка должен был знать про Слотропа всю дорогу. Дело Джамфа было всего фасадом для… чёрт побери что тут </text:span><text:span text:style-name="T155">творится</text:span><text:span text:style-name="T1005">?</text:span></text:p>
      <text:p text:style-name="P218">На полпути в Лондон (Пойнтсмен забрал обратно Ягуар так что Роджер на мотоцикле из гаража ПРПУКа, где теперь всего лишь мото и Морис практически без коробки передач<text:span text:style-name="T1006">) ему приходит на ум, что Гломинг был специально подослан Пойнтсменом, как неясный тактический ход в этой кампании Найланда Смита, которую <text:s/>он похоже проводит (у Пойнтсмена подборка всех книг великой Манихейской сага Сакса Ромера, и он в последнее время может заявится когда вздумает, <text:s/>обычно когда Роджер спит или тужится посрать по тихому, и в натуре стоит тут, напротив унитаза, вычитывает вслух подходящий текст). Ничто не укроется от Пойнстмена, он хуже старого Падинга. Может использовать кого угодно—Гломинга, Катье Боргезиус, Пирата Прентиса, никто не (джессика) застрахован от его (</text:span><text:span text:style-name="T156">Джессика</text:span><text:span text:style-name="T1006">?) Макиавеллиевских—</text:span></text:p>
      <text:p text:style-name="P218"><text:span text:style-name="T1007">Джесссика. О. Да канешканешно Мехико ты ёбаный </text:span><text:span text:style-name="T157">идиот…</text:span><text:span text:style-name="T1007"> нечего удивляться, что в 137 уильули от ответа. Ничего удивительного, что приказ ей пришёл Слишком Сверху. А он даже, </text:span><text:soft-page-break/><text:span text:style-name="T1007">ягнёночек топает копытцами вокруг шампура, попросил </text:span><text:span text:style-name="T157">Пойнтсмена</text:span><text:span text:style-name="T1007"> походатайствовать, если естьвозможность… Дурак. Дурак.</text:span></text:p>
      <text:p text:style-name="P219">Он прибывает в Дом-Двенадцать в готовым к человекоубийству. Угонщики велосипедов смываются в окраинные улицы, старые профи крутят педали трое в ряд. Молодые мужчины с модными усиками прихорашиваются в окнах. <text:span text:style-name="T1008">Детвора заняты грабежом мусорных ящиков. По углам двора разметает официальную документацию, сброшенная кожа саого Зверюги. Дерево необъяснимо усохло на улице в окостенело чёрный труп. Муха сверзилась вверх брюхом на переднее крыло мотоцикла Мехико, дёргается секунд десять, складывает свои чуткие крылья в разводах и сдыхает. Вот так сразу. Роджер впервые такое видит. Эскадрильи Р-47 пролетают плотными формированиями, в каждом размашистый знак «птички» КрасноБелоСинеЖёлтой в неизменной форме беловатого неба, эскадрилья за эскадрильей: это либовоенный смотр, либо следующая война</text:span>. <text:span text:style-name="T1009">Штукатур работает на углу, затирает шрамы от бомб в стене, раствор кучей на его соколе словно сочный сыр, непривычный руке мастерок унаследован от мёртвого друга, всё ещё, в эти первые дни, оставляет борозды как ученик, лопатка инструмента чуть великовата для его силы… Генри был здоровый увалень… Муха, которая не сдохла, расправила крылья и улетела дурачить ещё кого-то.</text:span></text:p>
      <text:p text:style-name="P220"><text:span text:style-name="T139">Ну ладно Пойнтсмен </text:span>врывается в Дом-Двен<text:span text:style-name="T1011">а</text:span>дцать, <text:span text:style-name="T1010">пробковые доски встарахтели во всех семи холлах с пролётами, руки регистраторов удлиняясь потянулись к телефонам </text:span><text:span text:style-name="T158">так где же ты падла</text:span><text:span text:style-name="T1010">.</text:span></text:p>
      <text:p text:style-name="P382">В офисе нет. Но Гёза Рожавёлгий тут и пробует умничать <text:span text:style-name="T1012">с Роджером: «Вы устраи-</text:span><text:span text:style-name="T159">ваите</text:span><text:span text:style-name="T1012"> це-</text:span><text:span text:style-name="T159">лое</text:span><text:span text:style-name="T1012"> представ-</text:span><text:span text:style-name="T159">ление, мол-одой</text:span><text:span text:style-name="T1012"> чел-</text:span><text:span text:style-name="T159">овек</text:span><text:span text:style-name="T1012">».</text:span></text:p>
      <text:p text:style-name="P39">– <text:span text:style-name="T1013">Заткнись Трансильванский олух,</text:span>– <text:span text:style-name="T1013">рычит Роджер,</text:span>– <text:span text:style-name="T1014">мне нужен босс, а ты попробуй дёрнуться и забудешь вкус первой группы крови, Джексон, это клыки даже </text:span><text:span text:style-name="T160">овсянку</text:span><text:span text:style-name="T1014"> не осилят, когда я разберусь с тобой</text:span>—</text:p>
      <text:p text:style-name="P383">В испуге Рожавёлгий, отступая за кулер с водой, пытается прихватить вращающийся стул для самозащиты. <text:span text:style-name="T1015">Сиденье отваливается и в руках Рожаёлгия остаётся лишь основа сработанная—ну надо же!—в виде креста.</text:span></text:p>
      <text:p text:style-name="P40">– <text:span text:style-name="T1017">Где он?</text:span>– <text:s/><text:span text:style-name="T1017">Мексиканский тупик, Роджер скрипит зубами, </text:span><text:span text:style-name="T161">не поддавайся истерике это контр-продуктивная роскошь, которую не можешь в момент такой уязвимости позволить</text:span><text:span text:style-name="T1017">….</text:span>– <text:span text:style-name="T1018">Говори, тварь, или уже не спрячешься под крышку ни одного гроба.</text:span></text:p>
      <text:p text:style-name="P221">Вбегает невысокая, но отважная секретарша, такая тебе херувимочка, и начинает хлестать Роджера по голеням налоговыми записями об избыточной прибыли <text:span text:style-name="T1019">от</text:span> 1940 <text:span text:style-name="T1019">до 44 Английской сталелитейной фирмы, у которой общий патент с Vereinigte </text:span>Stahlwerke <text:span text:style-name="T1019">на сплав использованный для соединений линии проложенной в корму S-Gerät в A4 номер 00000. Но голени Роджера не расположены к полуению такого рода информаци"и. У секретарши падают очки. «Мисс Мюллер-Хохлебен»,– читает с бейджика у неё на груди,– «вы смотритесь зверски без своих очков. Одевайт обратно, битте»,– этот Нацистский прикол навеян её фамилией.</text:span></text:p>
      <text:p text:style-name="P41">– <text:span text:style-name="T1020">Я не могу найти их,</text:span>– <text:span text:style-name="T1020">и впрямь с Немецким акцентом,</text:span>– <text:span text:style-name="T1020">я плохо вижу.</text:span></text:p>
      <text:p text:style-name="P42">– <text:span text:style-name="T162">Ну-ка</text:span><text:span text:style-name="T1021"> посмотрим чем можно вам </text:span><text:span text:style-name="T162">помочь</text:span><text:span text:style-name="T139">—</text:span><text:span text:style-name="T1022">ага, это что? <text:s/>Мисс Мюллер-Хохлебен!</text:span></text:p>
      <text:p text:style-name="P42">– <text:span text:style-name="T139">Ja</text:span>. . . .</text:p>
      <text:p text:style-name="P42">– <text:span text:style-name="T1022">Как выглядят эти ваши очки?</text:span></text:p>
      <text:p text:style-name="P43">– <text:span text:style-name="T1023">Они белые</text:span>—</text:p>
      <text:p text:style-name="P43">– <text:s/><text:span text:style-name="T1023">С такими миленькими стразами по всей оправе, </text:span><text:span text:style-name="T163">Fräulein</text:span><text:span text:style-name="T1023">? а?</text:span></text:p>
      <text:p text:style-name="P384"><text:span text:style-name="T916">– </text:span><text:span text:style-name="T139">Ja, ja, und mit</text:span>—</text:p>
      <text:p text:style-name="P44">– <text:span text:style-name="T1024">И по дужкам тоже, а и </text:span><text:span text:style-name="T164">перьями</text:span><text:span text:style-name="T1024">?</text:span></text:p>
      <text:p text:style-name="P45">– <text:span text:style-name="T1025">Страусиные перья….</text:span></text:p>
      <text:p text:style-name="P45">– <text:span text:style-name="T1025">Перья страуса самца в синей павлиньей окраске вытарчивают по краям?</text:span></text:p>
      <text:p text:style-name="P46">– <text:span text:style-name="T1026">Это мои очки, ja,</text:span>– <text:span text:style-name="T1026">грит, шаря вокруг, секретарша,</text:span>– <text:span text:style-name="T1026">где они?</text:span></text:p>
      <text:p text:style-name="P47"><text:soft-page-break/>– <text:span text:style-name="T1026">А вот </text:span><text:span text:style-name="T165">тут</text:span><text:span text:style-name="T1026">!</text:span>– <text:span text:style-name="T1027">топает ногой ХРЯСЬ, разбивая их в арктическую россыпь по всему ковру Пойнтсмена.</text:span></text:p>
      <text:p text:style-name="P48">– <text:span text:style-name="T1028">Я говорю,</text:span>– <text:span text:style-name="T1028">отваживается Рожавёлгий из дальнего угла: единственный угол в комнате, между прочим, который как бы затенён, да, типа тут световая аномалия, а ведь обычная квадратная комната, никаких странных многогранников в Доме-Двенадцать… и всё-таки эта странная призма тени в углу… и не один заскочивший посетитель застукивал м-ра Пойнтсмена не за столом, где тому следовало быть, а в том теневом углу</text:span>—<text:span text:style-name="T1029">ещё страннее </text:span><text:span text:style-name="T166">лицом в него</text:span><text:span text:style-name="T1029">…. Сам Рожавёглий не слишком-то жалует тот Угол, он пробовал его пару раз, но выходил качая головой: «Мис-</text:span><text:span text:style-name="T166">тер</text:span><text:span text:style-name="T1029"> Пойнтсмен, мне это там сов-</text:span><text:span text:style-name="T166">сем</text:span><text:span text:style-name="T1029"> не нрав-</text:span><text:span text:style-name="T166">ится</text:span><text:span text:style-name="T1029">. Какое удов-</text:span><text:span text:style-name="T166">ольствие</text:span><text:span text:style-name="T1029"> вообще можно нах-</text:span><text:span text:style-name="T166">одить</text:span><text:span text:style-name="T1029"> в таких ве-</text:span><text:span text:style-name="T166">щах</text:span><text:span text:style-name="T1029">. А?»</text:span>– <text:span text:style-name="T1030">приподымая одну злодейски задумчивую бровь. На что Пойтсмен с извиняющимся видом, не за себя, а за Рожевёглия перед чем-то, мягко отвечал: «Это единственное место, где я чувствую себя живым»,</text:span>– <text:span text:style-name="T1031">и можешь спокойно прозакладывать свою задницу, что одна или две мемо поднимались до Министерского уровня на </text:span><text:span text:style-name="T167">эту</text:span><text:span text:style-name="T1031"> тему. Если они дошли до самого Министра, то стали вероятно кабинетным увеселением. «О да, да»,</text:span>– <text:span text:style-name="T1032">покачивая своей старой умудрённой головой в овечьих завитушках, высокие, почти славянские скулы прячут в морщинах рассеянного, но вежливого смеха,</text:span>– «<text:span text:style-name="T1033">да знаменитый Угол Пойнтсмена, да… не удивлюсь если в нём водятся привидения, э?»</text:span>– <text:span text:style-name="T1034">Рефлективный смех присутствующих подчинённых, хотя лишь угрюмые улыбки вышестоящих. «Вызовите сапёров, пусть проверят»,</text:span>– <text:span text:style-name="T1035">хихикает кто-то с сигарой.</text:span>– «<text:span text:style-name="T1036">Бедняга решит, что он опять на Войне». «Точно, точно», и «Отличная шутка» раздаётся через напластования дыма. Розыгрыши просто повальное увлечение среди этих самых подчинённых, типа классовая традиция.</text:span></text:p>
      <text:p text:style-name="P49">– <text:span text:style-name="T1037">Ты говоришь </text:span><text:span text:style-name="T168">что</text:span><text:span text:style-name="T1037">?</text:span>– <text:span text:style-name="T1037">уже какое-то время орёт Роджер.</text:span></text:p>
      <text:p text:style-name="P50">– <text:span text:style-name="T1038">Я говорю,</text:span>– <text:span text:style-name="T1038">грит Рожевёглий, ещё раз.</text:span></text:p>
      <text:p text:style-name="P51">– <text:span text:style-name="T1039">Ты говоришь «я говорю»? Так что ли? В таком случае тебе надо говорить «Я говорю ‘я говорю’». </text:span></text:p>
      <text:p text:style-name="P52">– <text:span text:style-name="T1040">Я так и говорил.</text:span></text:p>
      <text:p text:style-name="P53">– <text:span text:style-name="T1041">Нет, нет, ты говорил «я говорю» только один раз вот что ты</text:span>—</text:p>
      <text:p text:style-name="P54">– <text:span text:style-name="T1042">А-</text:span><text:span text:style-name="T169">га</text:span><text:span text:style-name="T1042">! Но я говорил это </text:span><text:span text:style-name="T169">ещё раз</text:span><text:span text:style-name="T1042">, я говорил это… </text:span><text:span text:style-name="T169">дважды</text:span><text:span text:style-name="T1042">.</text:span></text:p>
      <text:p text:style-name="P55">– <text:span text:style-name="T1043">Но перед тем я задал тебе вопрос</text:span>—<text:span text:style-name="T1044">ты не можешь утверждать, что два «я говорю» составляли одно высказывание,</text:span>– <text:span text:style-name="T1045">если только,</text:span>– <text:span text:style-name="T1045">это попытка сделать меня излишне,</text:span>– <text:span text:style-name="T1045">если только и вправду что,</text:span>– <text:span text:style-name="T1045">доверчивым, а в вашем положении это форма,</text:span>– <text:span text:style-name="T1046">что мы одно и то же лицо, а весь этот разговор был ОДНОЙ ЕДИНСТВЕННОЙ МЫСЛЬЮ йааагггхх и значит,</text:span>– <text:span text:style-name="T1047">сумасшествия, Рожевёглий</text:span>—</text:p>
      <text:p text:style-name="P56">– <text:span text:style-name="T1048">Мои очки,</text:span>– <text:span text:style-name="T1048">хлюпает </text:span><text:span text:style-name="T170">фройляйн</text:span><text:span text:style-name="T1048"> Мюллер-Хохлебен, ползая сейчас по комнате, Мехико раскидывает осколки стекла носком своего ботинка, так что бедная девушка время от времени разрезает себе ладонь или коленку, начиная оставлять след из тёмных пёрышек крови всякий раз, чтобы в конце концов</text:span>—<text:span text:style-name="T1049">если предположить, что она ещё долго протянет</text:span>—<text:span text:style-name="T1049">превратить ковёр Пойнтсмена в шлейф павлиньих платьев с иллюстраций Бидсли.</text:span></text:p>
      <text:p text:style-name="P57">– <text:span text:style-name="T1050">У вас отлично получается, Мисс Мюллер-Хохлебен,</text:span>– <text:span text:style-name="T1051">орёт подбадривая Роджер,</text:span>– <text:span text:style-name="T1051">ну, а ты, ты у меня сейчас</text:span>— <text:span text:style-name="T1052">и замолкает, заметив как Рожевёглий стал сейчас почти невидимым в той тени, и как белки его глаз фактически светят белым, вибрирует в воздухе, переключаясь из видимости в невидимость… Рожевёглию стоит немало усилий оставаться в том углу. Это никак, совсем нет, не <text:s/>его среда. Одно то, что комната как бы отдалилась, словно в видоискателе камеры. Ну, а стены</text:span>—<text:span text:style-name="T1052">они не кажутся… ну, </text:span><text:span text:style-name="T171">твёрдыми</text:span><text:span text:style-name="T1052">, что ли. Они текут: крупнозернистое вязкое течение, с рябью как бы стоячего шёлка или синтетики, цвет водянисто серый, но время от времени с неожиданным островком посреди течения абсолютно чуждым этой комнате: шафрановые веретена, пальмо-зелёные овалы, лиловые лиманы заходящие, в виде гребня, в рваные комиксо-оранжевые куски островка кружащего как подраненный самолёт-истребитель, сливает горючее из баков, затем серебряный парашют, задирает закрылки поверх кабинки, заносит вверх и </text:span><text:span text:style-name="T171">синий</text:span><text:span text:style-name="T1052"> </text:span><text:soft-page-break/><text:span text:style-name="T1052">(вдруг, такой яростно синий!) врывается перед самым ударом, заслонка дросселя закрыта </text:span><text:span text:style-name="T171">уххннхх</text:span><text:span text:style-name="T1052">! О блядь </text:span><text:span text:style-name="T171">риф</text:span><text:span text:style-name="T1052">, мы сейчас разобьёмся об</text:span>—<text:span text:style-name="T1053">о. О, здесь нет рифа? Мы-мы </text:span><text:span text:style-name="T172">спасены</text:span><text:span text:style-name="T1053">? Мы да! Манго, я вижу много манго на том дереве! а-и <text:s/>там девушка</text:span>—<text:span text:style-name="T1054">там до хрена девушек! Гля-гля, все такие классные, титьки их торчат, и они крутят юбчонками из трав, играют на укелеле и поют (хотя зачем их голоса такие твёрдые и гнусавые, как голоса <text:s/>Американском мюзик-холле?)</text:span>—</text:p>
      <text:p text:style-name="P57"/>
      <text:p text:style-name="P622">Белый человек привет тебе на <text:span text:style-name="T1055">Пуки-хуки-луки О-о-о-острове!</text:span></text:p>
      <text:p text:style-name="P623">Попробуй-ка мою па-пайю и не захочешь у-ю-ю-ю-уходить!</text:p>
      <text:p text:style-name="P624">Лу-на как жёл-тая ба-на-на!</text:p>
      <text:p text:style-name="P625">Зависла над моей ка-ба-на,</text:p>
      <text:p text:style-name="P626">И многа хула-хупа игр навпереди<text:span text:style-name="T1016">—</text:span></text:p>
      <text:p text:style-name="P627">О звёзды падают на <text:span text:style-name="T1055">Пуки-хуки-луки О</text:span>с<text:span text:style-name="T1055">тров!</text:span></text:p>
      <text:p text:style-name="P628">Гора облита лавой как вишнёвый торт<text:span text:style-name="T1016">—</text:span></text:p>
      <text:p text:style-name="P629">Даже Милашка Лейлани в Шалашике из Трав</text:p>
      <text:p text:style-name="P630">Любит сосать кокос с миссионерской погремушкой,</text:p>
      <text:p text:style-name="P630">Гля-глянь-ка, сладенький, ты тут на <text:span text:style-name="T1055">Пуки-хуки-луки О-о-о-острове!</text:span></text:p>
      <text:p text:style-name="P44"/>
      <text:p text:style-name="P222"><text:span text:style-name="T139">О-ёй, о-ёй</text:span><text:span text:style-name="T1016">—</text:span>хо-<text:span text:style-name="T139">чет</text:span> окрутить <text:span text:style-name="T139">меня</text:span>, <text:span text:style-name="T1056">одна, из э-</text:span><text:span text:style-name="T173">тих</text:span><text:span text:style-name="T1056"> ост-</text:span><text:span text:style-name="T173">ровных</text:span><text:span text:style-name="T1056"> красото-</text:span><text:span text:style-name="T173">чек</text:span><text:span text:style-name="T1056">, </text:span><text:span text:style-name="T173">провести</text:span><text:span text:style-name="T1056">, оста-</text:span><text:span text:style-name="T173">ток</text:span><text:span text:style-name="T1056">… мо-</text:span><text:span text:style-name="T173">ей</text:span><text:span text:style-name="T1056"> жизни, ку-</text:span><text:span text:style-name="T173">шая</text:span><text:span text:style-name="T1056"> па-</text:span><text:span text:style-name="T173">па</text:span><text:span text:style-name="T1056">-йи, п-</text:span><text:span text:style-name="T173">ахуч</text:span><text:span text:style-name="T1056">-ие как </text:span><text:span text:style-name="T173">пизда</text:span><text:span text:style-name="T1056">, молод-</text:span><text:span text:style-name="T173">ого</text:span><text:span text:style-name="T1056"> ра</text:span><text:span text:style-name="T173">я</text:span><text:span text:style-name="T1056">—</text:span></text:p>
      <text:p text:style-name="P223">Когда рай был молодым. <text:span text:style-name="T1057">Пилот превращается в Рожавёглия, который всё ещё обмотан стропами парашюта за спиной. Лицо скрыто шлемом, очками-банками, что отражают слишком сильный свет, кислородной маской—лицо из металла, кожи, слюды. Но теперь пилот поднимает очки, медленно, и чьи эе это там глаза, такие знакомые, улыбаются привет, а я тебя знаю, а ты не узнаёшь? Ты </text:span><text:span text:style-name="T174">вправду</text:span><text:span text:style-name="T1057"> меня не узнал?</text:span></text:p>
      <text:p text:style-name="P224">Рожавёглий вскрикивает и <text:span text:style-name="T1058">пятится из угла, дрожит, ослеплён слишком сильным тут светом. </text:span><text:span text:style-name="T175">Fräulein</text:span><text:span text:style-name="T1058"> Мюллер-Хохлебен ползает по кругу, по одному и тому же, всё быстрей и быстрей, почти смазывается, брюзжа истерически. Оба достигли уровня, до которого <text:s/>доводил их Роджер в предпринятой им тонкой психологической атаке. Негромко, но твёрдо: «Хорошо. Теперь в последний раз, где м-р Пойнтсмен».</text:span></text:p>
      <text:p text:style-name="P64">– <text:span text:style-name="T1059">В оффисе Мосмуна,</text:span>– <text:span text:style-name="T1059">отвечают они, в унисон.</text:span></text:p>
      <text:p text:style-name="P225">До офиса Мосмуна можно от Уайт-холла на роликах прокатиться, и <text:span text:style-name="T1060">обороняется</text:span>, <text:span text:style-name="T1060">комната</text:span> за <text:span text:style-name="T1060">комнатой</text:span>, часовы<text:span text:style-name="T1060">ми</text:span> <text:s/>девушк<text:span text:style-name="T1060">ам</text:span>и, <text:span text:style-name="T1060">на каждой платье <text:s text:c="2"/>расцветки радикально отличающейся от остальных (на что уходит достаточно времени, так что можете представить насколько сблизились оттенки в 3-сигма цветах для начала, если такая прорва может быть «радикально отличающимися», знаете ли, как скажем—о, цвета ящерицы, вечерней звезды, бледной Атлантики, не углубляясь дальше) и которых Роджер завлекает, подкупает, угрожает, запутывает и (вздох) да лупит, пробиваясь, пока наконец «Мосмун»,– бухает по той великанской дубовой двери, в резьбе как на входах в некоторые храмы,– «Пойнтсмен, пляске конец! Во имя последних остатков порядочности, что позволяет вам дожить день до конца и не быть застреленными случайным незнакомцем при оружии, отройте эту дверь!» Это довольно длинная речь и дверь вправду приоткрывается наполовину, но Роджер довершает начатое ею до конца. Он смотрит в комнату раскалённого лимонно-зелёного решительно приглушённого, почти до молочного уровня абсента-с-водой, комната теплее, чем ряд лиц вокруг стола действительно заслуживает, но вероятно это появление Роджера несколько углубляет свет, когда он подбежав вспрыгивает на полированный стол поверх полированной головы директора сталелитейной компании, скользит метров шесть по навощённой поверхности до сидящего во главе с беззаботной (ну-ну, пацанчик) улыбкой на лице. «Мосмун, попался». Неужто он пробрался до конца, в гущу колпаков, с прорезями для глаз, золотых висюлек, курящегося ладана и скипетра из берцовой кости? </text:span></text:p>
      <text:p text:style-name="P65"><text:soft-page-break/>– <text:span text:style-name="T1061">Это </text:span><text:span text:style-name="T176">не</text:span><text:span text:style-name="T1061"> Мосмун,</text:span>– <text:span text:style-name="T1061">м-р Пойнтсмен откашливается по ходу говорения.</text:span>– <text:span text:style-name="T1061">Мехико, пожалуйста, сойдите со стола, будьте так добры… джентльмены, один из моих давних коллег по ПРПУК, весьма одарён, однако нестабилен, как вы могли заметить—о, Мехико, </text:span><text:span text:style-name="T176">право же</text:span><text:span text:style-name="T1061">—</text:span></text:p>
      <text:p text:style-name="P226">Мехико расстегнул ширинку, вынул свой хуй и сейчас во всю ссыт на <text:span text:style-name="T1062">сияющий </text:span>стол, <text:span text:style-name="T1063">а бумаги, в пепельницы и очень скоро на этих <text:s/>людей с их застывшими лицами, которые, хоть и руководящее звено несомненно, мужчины цепкого разума, всё ещё как-то не хотят принять, что это происходит, сами знаете, в мире, который действительно соприкасается, в слишком многих точках, с привычным </text:span><text:span text:style-name="T177">для них</text:span><text:span text:style-name="T1063">… и в общем-то струя тёплой мочи вполне приятна, как пробегает по галстукам за десять гиней, бородкам креативного вида, в ноздри с пятнами от цирроза печени, поперёк пары Армейских очков в стальной оправе, плеща вверх-вниз по крахмальым манишкам, значкам Phi Beta Kappa, Почётного Легиона, Орденам Ленина, Железным Крестам, Крестам Виктории, цепочкам именных часов, рукояткам служебных пистолетов и даже обрезов там подмышкой….</text:span></text:p>
      <text:p text:style-name="P66">– <text:span text:style-name="T1064">Пойнтсмен,</text:span>– <text:span text:style-name="T1065">хуй, упрямый, рассвирепевший, подпрыгивает как воздушный корабль среди пурпурных облаков (очень плотный пурпур, как ворс бархата такого цвета) с наступлением ночи, когда бриз с моря обещает затруднённую посадку.</text:span>– <text:span text:style-name="T1066">Я приберёг тебя напоследок. Но</text:span>—<text:span text:style-name="T1067">боже, похоже моча вся кончилась. Ни капли больше. Какая жалость. Тебе ничего не осталось. Понимаешь? Я готов и </text:span><text:span text:style-name="T178">жизнь</text:span><text:span text:style-name="T1067"> отдать,</text:span>– <text:span text:style-name="T1068">слово так и вылетело и возможно Роджер преувеличивает, а может и нет,</text:span>– <text:span text:style-name="T1068">чтобы для тебя </text:span><text:span text:style-name="T179">нигде</text:span><text:span text:style-name="T1068"> ничего не осталось. Что тебе достаётся, я заберу. Если ты поднимешься чуть выше, я приду и достану, и сдёрну тебя обратно. Куда бы ты ни пошёл. Даже если улучишь момент для отдыха, с понимающей женщиной в тихой комнате, я буду за окном. Я всегда буду рядом. Ты от меня никогда не отделаешься. Ты выйдешь на минуту, я войду и твоя комната будет осквернена, наполнена нечистью, и тебе придётся искать другую. Если останешься взаперти, я всё равно войду</text:span>—<text:span text:style-name="T1069">я буду преследовать тебя из комнаты в комнату, пока не загоню в угол самой последней. У тебя будет последняя комната, Пойнтсмен, и тебе придётся доживать в ней твою затруханную, проститутскую жизнь.</text:span></text:p>
      <text:p text:style-name="P227">Пойнтсмен не смотрит на него. <text:span text:style-name="T1070">Отводит глаза. Вот этого Роджер и хотел. Появляется охрана, как антиклимакс, <text:s/>хотя любители сцен погони, те, кто не может взглянуть на Тадж Махал, Уфици, Статую Свободы, не перетекая мыслью на сцену погони, сцену погони, вот это да Дуглас Фэрбенкс скачет на фоне минаретов под луной—такие энтузиасты могут заинтересоваться нижеследующим:</text:span></text:p>
      <text:p text:style-name="P228">Роджер ныряет под стол застегнуть свою ширинку и тупые фараоны прыгают друг в друга поверх столешницы, <text:s/><text:span text:style-name="T1071">сталкиваются и бранятся, но Роджер удрал вниз в обутый конской кожей, подбитый гвоздями, в тонюсенькую полоску, ромбо-узоро-носочный подуровень этих конспираторов вверху, рискованный проход, любая нога может лягнуть его без телеграфного уведомления и прикончить—пока он не оказывается возле того сталелитейного магната, дотягивается ухватить того за галстук или за хуй, как удобней, и затащить того под стол. <text:s/></text:span></text:p>
      <text:p text:style-name="P67">– <text:span text:style-name="T1072">Хорошо. Сейчас мы выходим отсюда и ты мой заложник, </text:span><text:span text:style-name="T180">дошло</text:span><text:span text:style-name="T1072">?</text:span>– <text:span text:style-name="T1073">Он показывается волоча посинелого руководителя за галстук или за хуй, тащит его как детские саночки, <text:s/>давящегося и апоплектичного за дверь, мимо модально необычайной радуги дам-постовых теперь в испуге хотя бы с виду, сирены уже воют на улице </text:span><text:span text:style-name="T900"><text:s/>напад</text:span><text:span text:style-name="T901">ение маньяка</text:span><text:span text:style-name="T900"> на нефте-переговоры</text:span><text:span text:style-name="T1073"> </text:span><text:span text:style-name="T181">Вытеснен Успев Обосс</text:span><text:span text:style-name="T139">—</text:span><text:span text:style-name="T182">ть Договаривающиеся Стороны </text:span><text:span text:style-name="T1074">а он уже из лифта бежит по служебному коридору взык! Над головами пары чёрных сторожей, которые передают друг другу и обратно сигарету свёрнутую из какого-то Западно-Африканского наркотического растения, засовывает заложника в гигантскую печь, что остановлена по случаю весны (вот жалость) и убегает задним ходом между рядами платанов в маленький парк, через забор, прыг-скок, быстроногий Родждер и Лондонские полицейские.</text:span></text:p>
      <text:p text:style-name="P229">Ничего не осталось в «Белом Посещении» ему действительно нужного. <text:span text:style-name="T1075">Ничего без чего ему не обойтись. Одежда на плечах да мотоцикл из гаража, карман набитый мелочью и злость </text:span><text:soft-page-break/><text:span text:style-name="T1075">безмерная, что ещё нужно 30-летнему простаку, чтобы пробиться в городе? «Да я же ёбаный Дик Витингтон!»– Приходит ему на ум, мчащему вдоль Кингз-Роуд.– «Я пришёл в Лондон. Я твой Лорд-Мэр….»</text:span></text:p>
      <text:p text:style-name="P230">Пират дома, <text:span text:style-name="T1076">и явно ждал Роджера. Части его верного Мендозы лежат на трапезном столе, натирает маслом или кислотой для воронения, тряпочки, шомпола, бутылки сменяютт другг друга в его руках, но глаза не сводит с Роджера. </text:span></text:p>
      <text:p text:style-name="P68">– <text:span text:style-name="T1077">Нет,</text:span>–<text:span text:style-name="T1077"> прерывает обличение Пойнтсмена, когда там мелькнуло имя Мильтона Гломинга,</text:span>– <text:span text:style-name="T1078">это мелочь, но тут постой. Пойнтсмен его не подсылал. Мы его послали.</text:span></text:p>
      <text:p text:style-name="P68">– <text:span text:style-name="T1078">Мы.</text:span></text:p>
      <text:p text:style-name="P69">– <text:span text:style-name="T1078">Ты начинающий параноик, Роджер,</text:span>– <text:span text:style-name="T1078">впервые Прентис зовёт его по имени и это трогает Родждера достаточно, чтобы остановить его тираду.</text:span>– <text:span text:style-name="T1079">Конечно, хорошо развитая система-Они необходима</text:span>—<text:span text:style-name="T1080">но это лишь половина истории. Для каждой Они должна быть и Мы. В нашем случае она имеется. Творческая паранойя подразумевает развитие как Мы-системы, так и Они-системы.</text:span></text:p>
      <text:p text:style-name="P70">– <text:span text:style-name="T1081">Подожди, подожди, сначала где два стакана с виски, будь обходительным хозяином, во-вторых что за «система-Они», я же тебе не излагаю Теорему Чебышева, правда?</text:span></text:p>
      <text:p text:style-name="P71">– <text:span text:style-name="T1082">Это я о том, что Они и Их наёмные психиатры называют «бредовыми системами». Само собой, «бредовость» всегда определяется официальной сторона. Нам ни к чему вдаваться насколько бреди реалены или нереалены. Они говорят только ради выгодности. Весь вопрос в </text:span><text:span text:style-name="T183">системе</text:span><text:span text:style-name="T1082">. Как в ней расположены данные. Некоторые согласуются, другие разваливаются. Твоя идея будто Пойнтсмен послал Гломинга выбор не того поворота на развилке. Без какого-нибудь противоположного набора бредней</text:span>—<text:span text:style-name="T1083">бредней про нас самих, которые я называю Мы-системой—мысль про Гломинга могла бы быть верной—</text:span></text:p>
      <text:p text:style-name="P72">– <text:span text:style-name="T1084">Бредни про нас самих?</text:span></text:p>
      <text:p text:style-name="P73">– <text:span text:style-name="T1084">Те, что не реальны.</text:span></text:p>
      <text:p text:style-name="P73">– <text:span text:style-name="T1084">Но официально определены.</text:span></text:p>
      <text:p text:style-name="P73">– <text:span text:style-name="T1084">Ради выгодности, да.</text:span></text:p>
      <text:p text:style-name="P73">– <text:span text:style-name="T1085">Ну, так ты играешь в Их игру, выходит.</text:span></text:p>
      <text:p text:style-name="P74">– <text:span text:style-name="T1085">Пусть тебя это не беспокоит. Увидишь как легко у тебя получится. С учётом, что мы до сих пор не победили, это совсем не проблема.</text:span></text:p>
      <text:p text:style-name="P231">Роджер окончательно сбит с толку. <text:span text:style-name="T1086">И тут кто заходит, если не Мильтон Гломинг с чернокожим, в котором Роджер узнаёт одного из траво-курильщиков в кочегарке под офисом Мосуна. Его зовут Ян Отйийумбу и он связной <text:s/>с </text:span><text:span text:style-name="T184">Schwarzkommando</text:span><text:span text:style-name="T1086">. Один из апачей лейтенантов Бладгетта Ваксвинга появляется со своей девушкой, которая не столько ходит, как танцует, очень текуче и медленно, танец, в котором участвует Осби Фил прируливший из кухни без рубашки (и с татуировкой Хрюшки Хрюнделя на животе? с каких это пор она у Фила?), безошибочно подтверждает воздействие героина.</text:span></text:p>
      <text:p text:style-name="P235">Это малость изумляет—раз тут «система-Мы», как она не догадывается взаимодействовать порассудительнее, как это делает «система-Они»?</text:p>
      <text:p text:style-name="P75">– <text:span text:style-name="T1087">Это то, что надо!</text:span>– <text:span text:style-name="T1087">кричит Осби и своим танцем живота доводит Хрюнделя до широкой тревожащей улыбки.</text:span>– <text:span text:style-name="T1088">Они берут рациональностью. Мы ссым на Их рациональные распорядки. Правда же… Мехико?</text:span></text:p>
      <text:p text:style-name="P76">– <text:span text:style-name="T1089">Ура!</text:span>– <text:span text:style-name="T1089">Кричат остальные. Круто выдал, Осби.</text:span></text:p>
      <text:p text:style-name="P232">Сэр Стивен Додсон-Трак сидит у окна, чистит автомат <text:span text:style-name="T139">стен</text:span>. <text:span text:style-name="T1090">Снаружи, сверзившись на спину в свой <text:s/>летний покой, Лондон может ощутить сегодня похолодания Режима Экономии. В голове сэра Стивена ни единого слова сейчас. Он совершенно поглощён оружием. Он больше не думает о своей жене, Норе, хотя она существует <text:s/>где-то, <text:s/>какой-то комнате всё ещё окружена своими планетарными физиками, и нацелила себя на какую-то особую судьбу. За последние недели, в стиле истинного мессианства, ей стало ясно самой, что её истинная суть, буквально, Сила </text:span><text:soft-page-break/><text:span text:style-name="T1090">Притяжения. </text:span><text:span text:style-name="T185">Я Гравитация, я То, Что должна преодолевать Ракета, Чему покоряются доисторические пустыни и трансмутируют в саму субстанцию Истории</text:span><text:span text:style-name="T1090">…. Её уродцы на каталках, её провидцы, телепортальники, астральные скитальцы, и трагические людские интерфейсы, всё знают о её приходе, но ни один не различает для неё способа свернуть. Она должна обосновать себя теперь—найти более глубинные формы самоотречения, глубже, чем отречение Шабатая Цви перед Блистательной Портой. Ситуация не лишена возможостей для хорошей хохмы время от времени—бедную Нору зазывают на </text:span><text:span text:style-name="T185">séances, </text:span><text:span text:style-name="T1091">которые не смогли б надуть ваших пра-тётушек, визиты от подобных Рональду Черикоку в одёжке под Иисуса Христа, шля сигналы по проволоке в замаскированную ультрафиолетовую родинку, которой он начинал светиться в самом двусмысленном вкусе, бормоча обрывки из Евангелия, спускаясь со своих высот распятия, чтобы откровенно лапать <text:s/>зад Норы под эластичным корсетом… глубоко оскорблённая она выбегала в тёмные коридоры полные потных невидимых рук—полтергейсты устраивали ей извержения унитаза, женоподобные какашки шлёпались на её девственную макушку, и с криком </text:span><text:span text:style-name="T186">йагх</text:span><text:span text:style-name="T1091">! мокрой жопой и корсетом на коленях, она убегала в свою гостиную, чтобы и там не найти покоя, нет, кто-то подстроил материализацию видения перед ней лесбианского слоновьего </text:span><text:span text:style-name="T186">soixante-neuf, </text:span><text:span text:style-name="T1092">лоснящиеся хоботы симметрично ходят словно поршни в сочных вульвах слоних, а в попытке избежать этот жуткий показ, она обнаруживала, что како-то игривый призрак запер дверь за неё и другой вот-вот шмякнет ей в лицо холодным Йоркширским пудингом….</text:span></text:p>
      <text:p text:style-name="P233">В мезонине Пирата все поют сейчас походную песню силы противодействия, <text:span text:style-name="T1093">вместе с Томасом Гвенхидви, который не поддался всё же диалектическому проклятию Книги Пойнтсмена, аккомпанирующем на крвзе из розового дерева:</text:span></text:p>
      <text:p text:style-name="P233"/>
      <text:p text:style-name="P631">Они спали <text:span text:style-name="T1094">у тебя </text:span>на плечах</text:p>
      <text:p text:style-name="P632">Подливали слёзы в пиво <text:span text:style-name="T1094">тебе</text:span>,</text:p>
      <text:p text:style-name="P633"><text:span text:style-name="T1094">Заунывные пели тебе</text:span> «баю-бай»,</text:p>
      <text:p text:style-name="P634"><text:span text:style-name="T1094">И</text:span> ты думал Они сочувствия хотят, но не душ,</text:p>
      <text:p text:style-name="P635">И Они не давали тебе поумнеть,</text:p>
      <text:p text:style-name="P635">Но сегодня скажу, ты пойми,</text:p>
      <text:p text:style-name="P635">В мире есть другие пути,</text:p>
      <text:p text:style-name="P636">Ты перестанешь жрать это дерьмо<text:span text:style-name="T1016">—</text:span></text:p>
      <text:p text:style-name="P637">Они тебе платили, чтоб ты это любил,</text:p>
      <text:p text:style-name="P637">Но время пришло Их послать,</text:p>
      <text:p text:style-name="P637">И хватит уже бунтовать,</text:p>
      <text:p text:style-name="P637">Время пришло войну начать.</text:p>
      <text:p text:style-name="P234"/>
      <text:p text:style-name="P77">– <text:span text:style-name="T1094">Войну начать,</text:span>– <text:span text:style-name="T1094">поёт Роджер, на пути в Каксэвен, тут же думая о том как Джессика постригла волосы для Джереми, и как тот невыносимый педант будет смотреться с ракетным соплом на шее,</text:span>– <text:span text:style-name="T1095">это война….</text:span></text:p>
      <text:p text:style-name="P639"/>
      <text:p text:style-name="P640">Прикури на дорожку, </text:p>
      <text:p text:style-name="P641">Когда-то ты готов был целовать Им ножки,</text:p>
      <text:p text:style-name="P638">Но время пришло Их послать,</text:p>
      <text:p text:style-name="P638">Время пришло войну начать.</text:p>
      <text:p text:style-name="P638"/>
      <text:p text:style-name="P638"><draw:frame draw:style-name="fr3" draw:name="Image4" text:anchor-type="paragraph" svg:width="5.9402in" svg:height="0.3138in" draw:z-index="3"><draw:image xlink:href="Pictures/1000000000000B720000009B428C9716555D8079.png" xlink:type="simple" xlink:show="embed" xlink:actuate="onLoad" loext:mime-type="image/png"/></draw:frame></text:p>
      <text:p text:style-name="P236"><text:soft-page-break/>Эти ветви сосны, поскрипывая так<text:span text:style-name="T1096">им водянисто синим, похоже не производят ни малейшего тепла совсем. Конфискованное оружие и боеприпасы наполовину в ящиках либо свалены кучами в периметре Третьей Роты. Несколько дней Армия США прочёсывала Тюрингию, врываясь в дома посреди ночи. Определённая ликантропофобия или страх Вервольфов заполонила умы в кругах вышестоящих. Приближается зима. Скоро начнёт не хватать еды или угля в Германии. Урожаи картофеля под конец Войны, например, целиком переработаны в спирт для ракет. Но огнестрельного оружия всё ещё валом, и боеприпасов к нему. Где не можешь прокормить, там забираешь оружие. Оружие и продовольствие накрепко увязаны в правительственом сознании со времён появления того и другого. <text:s/></text:span></text:p>
      <text:p text:style-name="P237">На горных склонах, <text:span text:style-name="T1097">просветы вспыхивают яркие как Неопалмая Купина в июле на церемонное касание пламени из зажигалки. Ефрейтор Эдди Пенисьеро, из пополнения тут, в 89-й Дивизии, тоже энтузиаст амфетамина, сидит нахохлившись чуть ли не поверх костра, вздрагивает и присматривается к <text:s/>дивизионному шеврону на рукаве, который обычно напоминает кучу ракетных носов из проглядывающих из расширенной дырки в жопе, все в чёрном и тускло-оливковом, но которые сейчас выглядят даже более дико, чем </text:span><text:span text:style-name="T187">это</text:span><text:span text:style-name="T1097">, и через минуту Эдди надумает на что оно похоже.</text:span></text:p>
      <text:p text:style-name="P238"><text:s/><text:span text:style-name="T1100">Вздрог, одно из излюбленных занятий Эдди Пенисьеро. Не тот вздрог, что бывает у </text:span><text:span text:style-name="T188">нормальных</text:span><text:span text:style-name="T1098"> людей, не как если кто-то-наступил-на-твою-будущую-могилу и прошло, а вздрог который </text:span><text:span text:style-name="T188">не проходит. </text:span><text:span text:style-name="T1099">Очень трудно втянуться поначалу. Эдди знаток вздрогов, он даже может их </text:span><text:span text:style-name="T189">читать</text:span><text:span text:style-name="T1099">, как Кислота Бумер читает косяки, как Миклош Тананц читает шрамы от хлыста. Но этот дар не ограничивается лишь </text:span><text:span text:style-name="T189">собственными</text:span><text:span text:style-name="T1099"> вздрогами Эдди, о нет, это распространяется и на </text:span><text:span text:style-name="T189">других</text:span><text:span text:style-name="T1099"> людей! Ага, они приходят один за другим, они случаются вместе, группами (с недавних пор он начал развивать в мозгу схему дискриминатора, научаясь как различать их). Самые неинтересные <text:s/>из вздрогов это имеющие совершенно неизменную частоту, вообще без вариаций. <text:s/>Следующие по неинтересности частотно-переменная разновидность, когда почаще, когда замедленнее, в зависимости от информации вводимой на входе, где бы уж он там ни был. Затем переходишь к неравномерным синусоидам, в которых меняется как частота, так и амплитуда. Их надо анализировать в гармониях Фурье, а это малость заковыристей. Зачастую в них задействована кодировка, определённые под-частоты, определённые уровни мощности—тебе надо здорово разбираться, чтобы врубиться что к чему.</text:span></text:p>
      <text:p text:style-name="P78">– Эй, Пенисьеро.– Это Эддин сержант, Говард («Медляк») Лернер.– Убрай сва жопу с таво кастра.</text:p>
      <text:p text:style-name="P78">– <text:span text:style-name="T1101">О, сыржа,</text:span>– <text:span text:style-name="T1101">начинает разговорчики Эдди,</text:span>– <text:span text:style-name="T1101">д’ладна я прос хтел сыгреца.</text:span></text:p>
      <text:p text:style-name="P239"><text:span text:style-name="T1016">– Ат-ставить, Пенисьеро! Адин с палконикав хатит пастритца, вы-пал-</text:span><text:span text:style-name="T190">няй</text:span><text:span text:style-name="T1016">!</text:span></text:p>
      <text:p text:style-name="P79">– <text:span text:style-name="T1102">А-а, все вы,</text:span>– <text:span text:style-name="T1102">бормочет Пенисьеро переползая к своему спальному мешку и роясь в рюкзаке за расчёской и ножницами. Он ротный парикмахер. Его стрижки, на которые уходят часы, а иногда дни, узнаваемы по всей Зоне, свидетельствуя каждым волоском о целеустремлённости постоянного клиента у «бензедринщика».</text:span></text:p>
      <text:p text:style-name="P240">Полковник сидит, в ожидании, под светом электрической лампочки. <text:span text:style-name="T1103">Лампочка получает электроэнергию от другого военнослужащего в тени, что накручивает рукоять сдвоенного генератора. Это приятель Эдди, рядовой Пэдди («Электро») МакГонигл, Ирландский парень из Нью-Джерси, один из миллиона той добропорядочной самообеспечивающейся бедноты известной вам по кинофильмам—вы видели их пляшущими, поющими, развешивающими стирку на верёвках, напивающимися на поминках, переживающими из-за плохой успеваемости детишек, но на высокую оценку я не знаю, Паапа, он х’роший мальчик, но связался с пл’хой компанией, в каждой подлой Голливудовской лжи вплоть до такого популярного в этом году </text:span><text:span text:style-name="T191">Растёт в Бруклине Дерево</text:span><text:span text:style-name="T1103">. Этой ручной педалью молодой Пэдди тут демонстрирует другую форму дара Эдди, хотя он производит, а не получает. Лапмочка с виду горит постоянно, но на самом деле это последовательность электрических пиков и долин, чередующихся в зависимости </text:span><text:soft-page-break/><text:span text:style-name="T1103">от скорости, с с которой Пэдди вращает рычаг. И просто потому что нить проволоки внутри лампочки гаснет медленнее до появления следующего пика, она дурачит нас видеть постоянный свет. В действительности это цепочка неощутимая из света и темноты. Обычно </text:span><text:span text:style-name="T191">неощутимая</text:span><text:span text:style-name="T1103">. Послание никогда не бывает осознанным со стороны Пэдди. Его посылают мускулы и скелет, вся схема тела обучившегося работать источником электроэнергии.</text:span></text:p>
      <text:p text:style-name="P241">В данный момент Эдди Пенисьеро вздрагивает и не слишком обращает внимание на ту лампочку. <text:span text:style-name="T1104">Его собственное послание и без того интересно. Кто-то неподалёку, в вечерней темноте, играет блюз на губной гармошке. «Эт’ чё?»– хочется знать Эдди, стоя под белым светом позади полковника в его парадной форме,– «эй, МакГонигл, ты чёт’та слышь?»</text:span></text:p>
      <text:p text:style-name="P80">– <text:span text:style-name="T1105">Ага,</text:span>– <text:span text:style-name="T1105">веселится Пэдди позади генератора,</text:span>– <text:span text:style-name="T1105">мне слышна как твой выперд улетаит, здоровенны </text:span><text:span text:style-name="T192">крыла</text:span><text:span text:style-name="T1105"> у нё из заду. Хек, хек!</text:span></text:p>
      <text:p text:style-name="P81">– <text:span text:style-name="T1106">Эт’ всё </text:span><text:span text:style-name="T193">трипатня</text:span><text:span text:style-name="T1106">!</text:span>– <text:s/><text:span text:style-name="T1106">отвечает Эдди Пенисьеро.</text:span>– <text:span text:style-name="T1106">Ни’кова выперда те не слышна, ты Ирланска асталопина.</text:span></text:p>
      <text:p text:style-name="P82">– <text:span text:style-name="T1107">Эй, Пенисьеро, знаш как Ит’лянска </text:span><text:span text:style-name="T194">падводка</text:span><text:span text:style-name="T1107"> звучит на новам радаре? А?</text:span></text:p>
      <text:p text:style-name="P82">– <text:span text:style-name="T1108">И… как?</text:span></text:p>
      <text:p text:style-name="P82">– <text:span text:style-name="T1107">Ит-ит-ит ляашки! От’так! Хек, хек, хек!</text:span></text:p>
      <text:p text:style-name="P83">– <text:span text:style-name="T1108">Далбаёб,</text:span>– <text:span text:style-name="T1109">грит Эдди Пенисьеро и начинает расчёсывать полконичьи серебристо-чёрные волосы.</text:span></text:p>
      <text:p text:style-name="P242">С прикосновением расчёски к его голове, полковник заводится говорить. «<text:span text:style-name="T1110">Обычно мы проводим не больше 24 часов на обыск дом-за-домом. От захода солнца до захода, из дома в дом. Смотрится чёрным с золотом с обоих концов, таким образом, силуэты, перетряхнутые небеса чистые как циклорама. Но эти закаты, тут, я не знаю. Думаешь что-то взорвалось гдето? Серьёзно—где-то на Востоке? Ещё один Кракатоа? Другое название по крайней мере <text:s/>такое же экзотичное… цвета сейчас совсем другие. Вулканический пепел, или другая измельчённая субстанция, в атмосфере, может преломлять цвета странным образом. Ты это знал, сынок? Трудно поверить, а? Концы подлиннее, если ты не против, а наверху просто чтоб расчёской приглаживались. Да, ефрейтор, цвета меняются, да ещё как! Вопрос в том, </text:span><text:span text:style-name="T195">меняются ли они вследствие чего-то? </text:span><text:span text:style-name="T1111">Что-то модулирует ежедневный спектр солнца? Не как попало, а систематически, через неизвестный мусоа в преобладающих ветрах? Несёт ли это какую-то информацию для нас? Глубокие вопросы, и тревожащие.</text:span></text:p>
      <text:p text:style-name="P243">Ты откуда, сынок? Я из Кеноши, Висконсин. <text:span text:style-name="T1112">У моих стариков там маленькая ферма. Поля под снегом и стойки ограждения аж до самого Чикаго. Снега наваливает на старые машины вдоль квартала метрами… большущие белые кучи… смахивает на Учёт Могил там в Висконсине.</text:span></text:p>
      <text:p text:style-name="P244">Хех, хех…</text:p>
      <text:p text:style-name="P84">– <text:span text:style-name="T1113">Эй, Пенисьеро,</text:span>– <text:span text:style-name="T1113">окликает Пэдди МакГонигл,</text:span>–<text:span text:style-name="T1113"> ты сё щё слышь тот звук?</text:span></text:p>
      <text:p text:style-name="P85">– <text:span text:style-name="T1113">Ага, и кажись эт’ губная,</text:span>– <text:span text:style-name="T1113">Пенисьеро сосредоточен на всчёсывании <text:s/>каждого волоса по отдельности, подрезая из на чуть разную длину, повторяет снова и снова, касается тут и там… Бог, кто в силах знать число им. Атропос, кто в силах обрезать каждый на разную длину. Итак, Бог в личине Атропос, которую невозможно остановить, овладели Эдди Пенисьеро в эту ночь.</text:span></text:p>
      <text:p text:style-name="P86">– <text:span text:style-name="T1114">У м’ня естя </text:span><text:span text:style-name="T196">для тя </text:span><text:span text:style-name="T1114">губная,</text:span>– <text:span text:style-name="T1115">веселится Пэдди Мак,</text:span>– <text:span text:style-name="T1115">прям тута! Гля! Италяшкин кларнет!</text:span></text:p>
      <text:p text:style-name="P87"><text:span text:style-name="T1116">Каждая долгая стрижка событие. Волосы это ещё одна разновидность млдулированной частоты. Достичь состояния милости в которой все волосы когда-то распределялись абсолютно поровну, времён невинности, когда они спадали совершенно ровно, по всей голове полковника. Ветры дня, рассеянные жесты, зуд, нежданные сюрпризы, метровые падения на пороге сна, осмотр небес, память стыдобищ, всё с той поры вписалось на ту безукоризненную обрешётку. <text:s/>Проходя по ней в этот вечер, перестраивая её, Эдди Пенисьеро является агентом Истории. Попутно с переработкой головы полковника, длится вздрого-рождённый блюз</text:span>—<text:span text:style-name="T1117">долгие переливы по дырам 2 и 3 соответствуют, по крайней мере в эту ночь, прочёсам по глуби волос, стволам берёз во </text:span><text:soft-page-break/><text:span text:style-name="T1117">влажно сгустившихся сумерках лета, подходам к каменному дому в густом парке, оленям парализованным вдоль плиток дорожки….</text:span></text:p>
      <text:p text:style-name="P245">Блюз дело более низких побочных частот<text:span text:style-name="T1016">—ты втягиваешь чистую ноту, в тональности, а потом понижаешь её мускулами своего лица. Твои лицевые мускулы часто смеялись, заходясь от боли, часто старались не показать ни </text:span><text:span text:style-name="T190">малейшего</text:span><text:span text:style-name="T1016"> чувства, сколько живёшь на свете. Куда посылаешь чистую ноту отчасти есть функцией этого. В этом светское обоснование блюза, если духовный подход тебе не в жилу….</text:span></text:p>
      <text:p text:style-name="P88">– <text:span text:style-name="T1118">Я не понимал куда попал,</text:span>– <text:span text:style-name="T1118">рассказывает полковник.</text:span>– <text:span text:style-name="T1119">Просто спускался вниз вдоль этих здоровенных кусков разбитого бетона. Чёрная арматура вытарчивала из него… чёрно-ржавая. В воздухе были проблески королевско-пурпурного, недостаточно яркого, чтоб оттенить их концы, или поменятьгустоту ночи. Они выгибались вниз, удлинялись, одна за другой</text:span>—<text:span text:style-name="T1120">когда-нибудь видел зародыш цыплёнка, только начавшийся? О конечно нет, ты же парень городской. Много чего узнаёшь, на ферме. <text:s/>Учит тебя на что похож зародыш цыплёнка, так что когда приходится лазить по горе бетона в темноте, и увидишь одного, или нескольких в небе вверху, но пурпурных, то знаешь на что оно похоже</text:span>—<text:span text:style-name="T1120">это куда полезней, сын, чем город, там ты просто попадаешь из кризиса в кризис, каждый нового типа, нет опоры на то, что случалось видеть….</text:span></text:p>
      <text:p text:style-name="P247">Ну вот он, осторожно карабкается по громадной развалине, его волосы в этот момент выглядят <text:span text:style-name="T139">очень</text:span> странно<text:span text:style-name="T1016">—наёжились вперёд от одной затылочной точки, большими длинными стрелками, образуя чёрный подсолнух или шляпу от солнца вокруг его лица, в котором основная черта длинные ползущие губы полковника, лилового цвета. Всякая всячина цепляется за него из трещин в руинах, типа скорое радостное погружение наружу и обратно, тонкие руки-пинцеты, ничего личного, просто подумалось </text:span><text:span text:style-name="T190">подышу-ка чуть-чуть ночным воздухом</text:span><text:span text:style-name="T1016">, ха, ха! Когда они промахиваются по полковнику—как у них всякий раз похоже и случается—так они просто вдёргиваются обратно с гм-хм игрока, ну, может в другой раз….</text:span></text:p>
      <text:p text:style-name="P246"><text:span text:style-name="T1121">Проклятье, отрезан тут от моего полка, сейчас схватят и сожгут живьём дакойты! О </text:span><text:span text:style-name="T197">Иисусе вот и они</text:span><text:span text:style-name="T1121">, <text:s/>Звери</text:span> <text:span text:style-name="T1122">пригибаясь подбегают в отсветах версии города от Большой Пятёрки, красные и жёлтые тюрбаны, наркоманьи рожи в шрамах, обтекаемые как передок Форда ’37, те же не совпадающие глаза, та же неподлежимость Молоту Кармы—</text:span></text:p>
      <text:p text:style-name="P249">Форд ’37 не подлежит М.К? Да ладно дурить-то! Они кончают на свалке металлолома как и все остальные!</text:p>
      <text:p text:style-name="P248">О, ты так <text:s/><text:span text:style-name="T139">уверен</text:span>, Скиппи? А откуда ж тогда такая прорва их <text:s/>на дорогах?</text:p>
      <text:p text:style-name="P89"><text:span text:style-name="T1123"><text:s/>Н-ну ух, э, Мистер Знаток, из из-за Войны, новых машин не делают сейчас-то и мы все должны держать нашего Старого Надёжного в высшем состоянии, потому что не слишком много механиков осталось на внутреннем фронте, а и нельзя делать запасы бензина, и мы должны держать А-наклейку в надлежащем приметном месте, внизу справа</text:span>—</text:p>
      <text:p text:style-name="P250">Скиппи, ты дурачок, у тебя опять пошли <text:span text:style-name="T1124">твои тупо тормознутые </text:span>заезды. <text:span text:style-name="T1125">Верись обратно, сюда, к стрелкам. Это где пути <text:s/>разделяются. Видишь там человека. На нём белый капюшон. А ещё коричневые туфли. У него приятная улыбка, но никто её не видит. Никто не видит потому что лицо его всегда в тени. Но он хороший человек. Он стрелочник. Он так называется потому что он дёргает рычаг, который переводит стрелку. И мы едем в Счастьеполь вместо Больграда. Или Der Leid-Stadt’а как его называют Немцы. Есть даже жуткий стих про <text:s/>Leid-Stadt, который написал Немец по имени м-р Рильке. Но мы его читать не будем, потому что мы едем в Счастьеполь. Стрелочник сделал так, чтоб мы туда попали. И у него это запросто. Рычаг очень гладкий и легко движется. Даже ты смог бы переключать, Скиппи. Если бы знал где <text:s/>он находится. Но посмотри какую огромную работу он сделал всего одним щелчком. Он послал нас всех в Счастьеполь вместо Больграда. Это потому что он знает где находятся стрелки и где рычаг. Он один такой, кто вкладывает совсем мало работы и делает великие дела, во всём мире. Он может направить тебя по верной дороге, Скиппи. Ты можешь иметь </text:span><text:span text:style-name="T198">свои</text:span><text:span text:style-name="T1125"> фантазии, если хочешь, вряд ли ты заслуживаешь чего-то лучшего, но сегодня Мистер Знаток в хорошем </text:span><text:soft-page-break/><text:span text:style-name="T1125">настроении. Он покажет тебе Счастьеполь. Он начнёт с напоминания тебе про 1937 Форд. Почему это авто с лицом дакойта до сих пор на дорогах? Ты сказал «Война», как раз когда тарахтел по стрелкам не в том направлении. Война </text:span><text:span text:style-name="T198">была</text:span><text:span text:style-name="T1125"> набором стрелок. А? Дада, Скиппи, правда в том, что Война придаёт жизнь всему. </text:span><text:span text:style-name="T198">Всему</text:span><text:span text:style-name="T1125">. В том числе Форду. Эта история с Немцами-Япошками была только одной, довольно сюрреалистичной версией настоящей Войны. Настоящая Война никогда не кончается. Смертность снижается время от времени, ноВойна продолжает убивать много-премного людей. Просто теперь убивает их похитрее. Часто слишком усложнёнными способами, чтоб даже мы, на этом уровне, смогли уследить. Но кому надо гибнуть гибнут, как гибнут при сражениях армий. Те кто встают, в Учебке, при отработке действий под пулемётным огнём. Те, кто не верит своим Сержантам. Те, которые промахиваются и показывают момент неуверенности Врагу. Таких Война не может использовать и потому они умирают. Выживают подходящие. А другие, как говорят, даже </text:span><text:span text:style-name="T198">знают</text:span><text:span text:style-name="T1125"> про свой краткий срок жизни. Но продолжают поступать как и раньше. Никто не знает почему. Вот было б неплохо извести их вовсе? Тогда никого не убивали б на Войне. Здорово было б, правда, Скиппи?</text:span></text:p>
      <text:p text:style-name="P251">Охренеть, ещё как здорово, Мистер Знаток! <text:span text:style-name="T1126">Ух,ты! Я-я не дождусь скорей увидеть Счастьеполь!</text:span></text:p>
      <text:p text:style-name="P252">К счатью, <text:span text:style-name="T1127">ему и ждать-то не надо. Один из дакойт несётся прыжками аж присвистывает, шнур экрю шёлка гудит туго <text:s/>меж кулаков, нетерпеливая ну-давай-уже ухмылка, и как раз в тот же момент пара рук выклещивается из трещины в руинах и убирает полковника вниз в безопасность как раз вовремя. Дакойт падает на жопу и сидит, дёргает шнур, чтоб порвался, <text:s/>бормоча у блядь, потому что даже дакойты так делают.</text:span></text:p>
      <text:p text:style-name="P90">– <text:span text:style-name="T1128">Ты под горой,</text:span>– <text:span text:style-name="T1128">объявляет голос. Каменная пещеро-акустика тут.</text:span>– <text:span text:style-name="T1129">С этого момента, пожалуйста, помни подчиняться всем надлежащим правилам.</text:span></text:p>
      <text:p text:style-name="P253">Его проводник типа приземистый робот, светло серый пластик, с крутящимися фарами глаз. <text:span text:style-name="T1130">По форме смахивает на краба. «На Латыни это Канцер»,– грит робот,– «и в Кеноше тоже!» Как оказалось, он любитель одностиший, которые мало кому доходят кроме него.</text:span></text:p>
      <text:p text:style-name="P91">– <text:span text:style-name="T1131">А вот и Вафельница-Роуд,</text:span>– <text:span text:style-name="T1131">грит робот,</text:span>–<text:span text:style-name="T1131">обрати внимание на смеющиеся лица у всех домов ту.</text:span>– <text:span text:style-name="T1131">Окна наверху глаза, забор зубы. Входная дверь тут нос.</text:span></text:p>
      <text:p text:style-name="P92">– <text:span text:style-name="T1132">Посто-о-ой,</text:span>– <text:span text:style-name="T1133">спрашивает полковик, от вдруг пришедшей ему мысли</text:span>– <text:span text:style-name="T1133">а как со снегом тут в Счастьеполе?</text:span></text:p>
      <text:p text:style-name="P92">– <text:span text:style-name="T1133">С кем как?</text:span></text:p>
      <text:p text:style-name="P92">– <text:span text:style-name="T1133">Ты увиливаешь.</text:span></text:p>
      <text:p text:style-name="P93">– <text:span text:style-name="T1133">Я увильчивый любитель вин из Висконсина,</text:span>– <text:span text:style-name="T1134">напевает грубиянистая машина,</text:span>– <text:span text:style-name="T1135">и видел бы ты как виляют медсёстры. Так что ещё новенького, Джексон?</text:span>– <text:span text:style-name="T1136">Коротышка натурально</text:span><text:span text:style-name="T199"> жуёт жевательную резинку</text:span><text:span text:style-name="T1136">, вариацию Ласло Джамфа на поливинил хлориде, очень податливую, даже выделяющую отделяющиеся молекулы, которые благодаря остроумной </text:span><text:span text:style-name="T199">Osmo-elektrische Schalterwerke</text:span><text:span text:style-name="T1136">, разработанной в Сименс, передаёт, закодировано, чертовски близкое подобие привкуса лакрицы Бимена в мозг робота краба.</text:span></text:p>
      <text:p text:style-name="P94">– <text:span text:style-name="T1137">Мистер Знаток </text:span><text:span text:style-name="T200">всегда</text:span><text:span text:style-name="T1137"> на вопрос даёт ответ.</text:span></text:p>
      <text:p text:style-name="P95">– <text:span text:style-name="T1137">Да только вот его ответы под вопросом. Бывает ли снег? Конечно <text:s/>в Счастьеполе идёт снег. До хрена снеговиков раздосадовались бы без снега.</text:span></text:p>
      <text:p text:style-name="P96">– <text:span text:style-name="T1138">Вот помню, ещё в Висконсине, ветер дул обычно вдоль дорожки, будто гость, который ждёт, что его впустят. Наметает снег на дверь, оставляет там сугробом… В Счастьеполе так бывает?</text:span></text:p>
      <text:p text:style-name="P97">– <text:span text:style-name="T1139">Старые штучки,</text:span>– <text:span text:style-name="T1140">грит робот.</text:span></text:p>
      <text:p text:style-name="P98">– <text:span text:style-name="T1141">А кто-нибудь открывал дверь, когда ветер вот так метёт, а?</text:span></text:p>
      <text:p text:style-name="P99">– <text:s/><text:span text:style-name="T1142">Тысячу раз.</text:span></text:p>
      <text:p text:style-name="P100">– <text:span text:style-name="T201">Тогда</text:span><text:span text:style-name="T1143">,</text:span>– <text:span text:style-name="T1143">взвивается полковник,</text:span>– <text:span text:style-name="T1144">если дверь это у дома нос, а дверь открыта, а-и все те снежно белые кристалы вдуваются от Вафельницы-Роуд большущим облаком прямо в</text:span>—</text:p>
      <text:p text:style-name="P101">– <text:span text:style-name="T202">Ааггххк</text:span><text:span text:style-name="T1145">!</text:span>– <text:span text:style-name="T1145">вскрикивает робот и убегает в узкий переулок. Полковник оказывается в коричневом и выдержан-винном районе города: цвета самана и известняка простираются прочь в длящихся </text:span><text:soft-page-break/><text:span text:style-name="T1145">стенах, крышах, улицах, нигде ни деревца, и кто это выгуливается по Шоколаденшрассе? Поа! Да это же сам Ласло Джамф, далеко зашедший в тарческий возраст, сохранённый как ’37 Форд назло взлётам и падениям Мира, которые не более, чем увлажнённые смены в улыбке, от широко-жемчужной до грустно-туманной, тут внутри Счастьеполя. Д-р Джамф в галстуке-бабочке определённого вяло-сероватого оттенка лаванды, цвет для долгих умирающих дней сквозь окна консерватории, минорно-тональных </text:span><text:span text:style-name="T202">лидер</text:span><text:span text:style-name="T1145"> о днях минувших, горестных пианиссимо, табачного дыма в набитых гостиных, облачных воскресных прогулок у каналов… вот два человека, процарапанные чётко, с прилежностью по этому дню, а колокола с той стороны канала выбивают час: эти двое пришли очень издалека, после странствия, которое ни один из них не упомнит, с каким-то особым заданием. Но от каждого скрыта роль второго….</text:span></text:p>
      <text:p text:style-name="P583"><text:span text:style-name="T809">И оказывается, что эта электролампочка тут над головой полковника, та самая </text:span><text:span text:style-name="T365">Osram</text:span><text:span text:style-name="T810"> лампочка, под которой Франц Пёклер обычно спал на своей койке в </text:span><text:span text:style-name="T811">подземном ракетном заводе </text:span><text:span text:style-name="T810">Нордхаузен</text:span><text:span text:style-name="T811">а. </text:span><text:span text:style-name="T812">По статистике (так Они утверждают), </text:span><text:span text:style-name="T813">каждая n-тысячная электролампочка должна быть совершенной, </text:span><text:span text:style-name="T814">накопление дельта-q идёт как положено, </text:span><text:span text:style-name="T815">так что нам нечего удивляться, что эта всё ещё тут, </text:span><text:span text:style-name="T816">ярко светит. </text:span><text:span text:style-name="T817">Но правда ещё ошеломительнее. </text:span><text:span text:style-name="T818">Эта лампочка </text:span><text:span text:style-name="T832">бессмертна</text:span><text:span text:style-name="T818">! </text:span><text:span text:style-name="T819">Она была и есть, фактически, с двадцатых, </text:span><text:span text:style-name="T820">у неё тот старомодный выступ на кончике и менее грушевидная форма, чем у современных </text:span><text:span text:style-name="T821">лампочек. </text:span><text:span text:style-name="T822">Ух и потрясная история у этой лампочки, если б могла говорить</text:span><text:span text:style-name="T823">—</text:span><text:span text:style-name="T824">ну, дело в том, что она </text:span><text:span text:style-name="T833">умеет</text:span><text:span text:style-name="T824"> таки говорить. </text:span><text:span text:style-name="T825">Она диктует мускульные модуляции </text:span><text:span text:style-name="T826">верчения Пэдди МакГониглом в этот вечер, </text:span><text:span text:style-name="T827">тут имеется за</text:span><text:span text:style-name="T831">кольцова</text:span><text:span text:style-name="T827">нная петля, </text:span><text:span text:style-name="T828">с обратной связью через </text:span><text:span text:style-name="T829">Пэдди снова к генератору. </text:span><text:span text:style-name="T830">Вот она</text:span></text:p>
      <text:p text:style-name="P254"/>
      <text:p text:style-name="P564">История Байрона Лампочки</text:p>
      <text:p text:style-name="P584"/>
      <text:p text:style-name="P581"><text:span text:style-name="T45">Байрона должны были произвести на заводе </text:span><text:span text:style-name="T67">Tungsram</text:span><text:span text:style-name="T45"> в Будапеште. </text:span><text:span text:style-name="T46">Скорее всего его бы прихватил асс по продажам, </text:span><text:span text:style-name="T47">отец Гёза Рожавёглея, Шандор, </text:span><text:span text:style-name="T48">который покрывал всю Трансильванскую территорию </text:span><text:span text:style-name="T49">и сделался настолько местным там, что головной офис чувствовал </text:span><text:span text:style-name="T50">себя </text:span><text:span text:style-name="T49">неясн</text:span><text:span text:style-name="T50">о</text:span><text:span text:style-name="T49"> парано</text:span><text:span text:style-name="T50">идным насчёт его наложений жуткого проклятья на операцию целиком, если они не давали чего он хочет. </text:span><text:span text:style-name="T51">В сущности, он был продавцом, который хочет, чтобы его сын стал доктором, и это </text:span><text:span text:style-name="T52">осуществилось</text:span><text:span text:style-name="T51">. </text:span><text:span text:style-name="T53">Но возможно проявилась подозрительная на ведьмовство аура Будапешта, и рождение Байрона было перена</text:span><text:span text:style-name="T54">знач</text:span><text:span text:style-name="T53">ено в последний момент на </text:span><text:span text:style-name="T68">Osram, </text:span><text:span text:style-name="T53">в Берлине. </text:span><text:span text:style-name="T54">Переназначен</text:span><text:span text:style-name="T55">о</text:span><text:span text:style-name="T54">, да. </text:span><text:span text:style-name="T55">Существует Рай Лампочек Младенцев, </text:span><text:span text:style-name="T56">над которым дружелюб</text:span><text:span text:style-name="T59">н</text:span><text:span text:style-name="T56">о подшучивают, как если б это был кинофильм или ещё там что, </text:span><text:span text:style-name="T57">ну так Большой </text:span><text:span text:style-name="T69">Бизнес</text:span><text:span text:style-name="T57">, ха, ха! </text:span><text:span text:style-name="T58">Однако, не позволяйте Им вас одурачить, </text:span><text:span text:style-name="T59">он в первую очередь бюрократия, а Рай Лампочек Младенцев всего лишь как что-то побочное. </text:span><text:span text:style-name="T60">Все накладные расходы</text:span><text:span text:style-name="T61">—</text:span><text:span text:style-name="T60">да, из своего собственного кармана Компания раскошеливается на квадратные лиги органди, </text:span><text:span text:style-name="T62">бочонки розовой и голубой Бэби Краски от IG Farben, </text:span><text:span text:style-name="T63">центнеры хитроумных Siemens сосок для Младенчиков <text:s/>Электро Лампочек, </text:span><text:span text:style-name="T64">для придания Лампочке-сосунку для тока в 110 вольт без малейшей потери энергии. </text:span><text:span text:style-name="T65">Так или иначе эти Лампочные дельцы </text:span><text:span text:style-name="T66">заняты созданием видимости мощи, мощи против ночи, вне реальности.</text:span></text:p>
      <text:p text:style-name="P585"><text:s/><text:span text:style-name="T1146">Вообще-то, Р.Л.М. довольно-таки убогий. С коричневых стропил свисает паутина. Время от времени таракан покажется на полу и все Младенчики пытаются провернуться посмотреть (будучи Лампочками, они </text:span><text:span text:style-name="T203">выглядят</text:span><text:span text:style-name="T1146"> совершенно симметричными, Скиппи, но не забывай про контакт на верху резьбы), начинают у-а! уу-аа! слабо светясь на таракана, что парализовано сидит на голых досках—только дави!—удирает затем, заново переживая некий нежданный разряд тока из ниоткуда, а высоко над головой лучистая, всевидящая Лампочка. В своём неведении, Лампочки Младенцы не знают как истолковать такую тараканью абреакцию—они чувствуют его испуг, но не знают что это такое. Они просто хотели с ним подружится. Он интересный и так ловко движется. Все в возбуждении кроме Байрона, который считает </text:span><text:soft-page-break/><text:span text:style-name="T1146">остальных сборищем простачков. Приходится всякий раз бороться, чтоб обратить их внимание на что-то стоящее. Привет, Младенчики, я Байрон-Лампочка, пропою вам песенку, вот такую,</text:span></text:p>
      <text:p text:style-name="P585"/>
      <text:p text:style-name="P685">Вспы-хните и заси-яйте<text:span text:style-name="T1016">—</text:span>на-каливания Лампочки Младенцы!</text:p>
      <text:p text:style-name="P642">А то будто у-вас водобо-язнь,</text:p>
      <text:p text:style-name="P642">Всё лежите, кричите, пускаете пену, как куча чертенят,</text:p>
      <text:p text:style-name="P643">Вы в царстве тараканов, но это чепуха</text:p>
      <text:p text:style-name="P643">В сравненьи с ощущеньем висеть под потолком</text:p>
      <text:p text:style-name="P643">И изливаться светом на их смешной дурдом,</text:p>
      <text:p text:style-name="P644">Они к вам приползут с любовью до самого рассвета,</text:p>
      <text:p text:style-name="P644">Но разбегутся кто куда как вспыхните вы светом!</text:p>
      <text:p text:style-name="P645">Ну так светите, Лампочки Младенцы, <text:span text:style-name="T1147">вы светлого грядущего волна,</text:span></text:p>
      <text:p text:style-name="P646">Я тут, чтоб вас завербовать</text:p>
      <text:p text:style-name="P646">Участие принять</text:p>
      <text:p text:style-name="P647">В великом походе, так пойте же со мной:</text:p>
      <text:p text:style-name="P647">Мы-целый-мир-осветим-собой!</text:p>
      <text:p text:style-name="P373"/>
      <text:p text:style-name="P395">Беда Байрона в том, что в нём старая, старая душа, закованная в стеклянную темницу Младенческой Лампочки. <text:span text:style-name="T1148">Он ненавидит это место: лежи и дожидайся пока тебя произведут, а в динамиках ничего кроме музыки Чарльстона, а время от времени обращение к Нации, кому бы тут понравилось? Байрону хочется поскорее выбраться и </text:span><text:span text:style-name="T204">приступить</text:span><text:span text:style-name="T1148">, не удивительно, что он подвержен всем видам нервных расстройств, Пелёночная Сыпь Лампы Младенца, что проявляется в заржавелости ниток резьбы, Младенческие Колики <text:s/>Лампочки, тугая спазма высокого сопротивления в глубине витков вольфрамовой нити, Гипервентиляция Лампочки Младенца, такое чувство будто вакуум треснул, хотя этому нет органичной основы….</text:span></text:p>
      <text:p text:style-name="P396">Когда наконец-то подкатывает Выпускной День, можете представить восторг Байрона. <text:span text:style-name="T1149">Он провёл время вынашивая некие грандиозно безумные планы—он объединит все Лампочки, обоснует мощную базу в Берлине, ему уже известна Тактика Стробирования, всего и делов-то развить в себе способность (почти как Йог) помаргивать с частотой близкой альфа-ритму человеческого мозга, и ты можешь в натуре вызвать</text:span><text:span text:style-name="T205"> припадок эпилепсии</text:span><text:span text:style-name="T1149">! У Байрона было видение среди стропил его палаты 20 миллионов Лампочек, по всей Европе, в заданной синхронизированной пульсации подстроенной одним из его агентов в Электро Сети, все эти лампочки начинают стробировать вместе, люди колотятся в 20 миллионах комнат как рыба на отмелях Совершенной Энергии—Внимание, люди, это было предупреждением вам. В следующий раз кое-кто из нас </text:span><text:span text:style-name="T205">взорвётся</text:span><text:span text:style-name="T1149">. Ха-ха. Да мы запустим наши </text:span><text:span text:style-name="T205">Отряды Камикадзе</text:span><text:span text:style-name="T1149">! Слыхали про Кыргызский Свет? Так это задница светлячка по сравнению с тем, что мы вам—о так вы не слышали про—о, ну, так тем хуже. Потому что некоторые Лампочки, скажем, миллион, всего лишь 5% от нашего числа, очень хотят вспыхнуть грандиозным жаром вместо того чтоб терпеливо ждать пока истечёт их срок годности… Вот так Байрон мечтает о своей Силе Партизанских Боевиков, собирается покончить с Гербертом Гувером, Стенли Болдвином, со всеми ними, прямо в лицо одни координированный взрывом….</text:span></text:p>
      <text:p text:style-name="P397">Ну так Байрона ждёт жёсткое отрезвление! <text:span text:style-name="T1150">Уже существует организация, людская, известная как «Фебус», международный картель лампочек освещения, чья штаб-квартира размещается в Швейцарии. Управление в основном осуществляют ДжЭл Интернешнл, </text:span><text:span text:style-name="T206">Osram</text:span><text:span text:style-name="T1150">, и Объединённой Электропромышленностью Британии, которые, в свою очередь, на 100%, 29% и 46% принадлежат компании Дженерал Электрик в Америке. Фебус устанавливает цены и определяет срок эксплуатации всех лампочек в мире, от Бразилии до Японии, до Голландии (хотя Голландский Philips это бешеная собака в картеле, <text:s/>может в любой момент вырваться и сеять </text:span><text:soft-page-break/><text:span text:style-name="T1150">неразбериху в Комбинации). С учётом такого состояния тотального подавления, похоже что не найти места для новорожденной Лампочки Младенца, кроме как начинать от самого дна.</text:span></text:p>
      <text:p text:style-name="P398">Но <text:span text:style-name="T1151">в </text:span>Фебус<text:span text:style-name="T1151">е</text:span> ещё не зна<text:span text:style-name="T1151">ют</text:span>, что Байрон бессмертен. <text:span text:style-name="T1151">Он начинает свою карьеру в притоне курильщиков опиума с женским персоналом в Шарлотенбурге, почти в пределах видимости статуи Вернера Сименса, светясь в бра, один из множества лампочек насмотревшихся самые апатичные формы Республиканского декаданса. Он познакомился со всеми лампочками в заведении, Бенито Лампоне из следующего бра, который постоянно планировал побег, Берни, что горел у туалета в конце коридора и имел неисчерпаемый запас анекдотов про уролагнию, и с его матерью Брендой на кухне, у которой только и разговоров что про шарики гашиша, про членозаменители чтоб вызывать потопы <text:s/>болеутоляющих оргазмов в капиллярах влагалища, про молитвы обращённые к Астрате и Лилит, царице ночи, про заходы в истинную Ночь Иных, продрогших и голых на линолеуме полов после нескольких суток без сна, мечты и слёзы становятся его естественным состоянием….</text:span></text:p>
      <text:p text:style-name="P399">Одна за одной, из месяца в месяц, лампочки перегорают и нет их больше. <text:span text:style-name="T1152">Поначалу, это болезненный удар Байрону. Он всё ещё новичок, всё ещё не воспринял свою бессмертность. Но накручивая часы горения, он начинает понимать преходящесть остальных: познание, что любить их пока они тут идёт легче, а также всё интенсивнее—любить словно каждый час эксплуатации последний. Байрон вскоре становится Постоянным Старожилом. Другие могут распознать его бессмертность с первого взгляда, но она никогда не обсуждается, разве что в общих высказываниях, когда доходит помаргивая, фольклор из прочих частей Электросети, сказания о Бессмерных, один в кабинете кабалистики в Лионе, владеющий, как полагают, магией, другой в Норвегии над входом в склад лицом к лицу с арктическою белизной, полон стоицизма, при одной лишь мысли о котором более южные лампочки впадают в ослабелую пульсацию. Если где-то есть </text:span><text:span text:style-name="T207">ещё</text:span><text:span text:style-name="T1152"> Бессмертные, то они отмалчиваются. Но это молчание таящее многое, возможно всё, в себе. </text:span></text:p>
      <text:p text:style-name="P400">Вслед за Любовью, в свой черёд, у Байрона начинается урок Молчания.</text:p>
      <text:p text:style-name="P401">Когда его горение продляется до 600 часов, контролёры из Швейцарии начинают присматриваться к <text:span text:style-name="T1153">Байрону</text:span>. <text:span text:style-name="T1154">Зал Наблюдений Фебуса расположена в малоизвестных Альпах, холодное помещение до потолка забитое Германской электроаппаратурой, стекло, медь, эбонит, массивные блоки терминалов обросших латунными зажимами и вкрутками, и работник в сверхчистом белом халате, что бродит от счётчика к счётчику, невесомый как снежные бесы, проверяя, что всё идёт штатно, что ни в одной лампочке средний срок эксплуатации <text:s/>не зашкалил. Можете представить себе как <text:s/>скажется на рынке, если </text:span><text:span text:style-name="T208">такое</text:span><text:span text:style-name="T1154"> начнёт случаться.</text:span></text:p>
      <text:p text:style-name="P402">Байрон минует красную черту Наблюдающих, <text:span text:style-name="T1155">и тут же, как полагается, его мигом проверяют на сопротивление нити, температуру свечения, вакуум, потребление энергии. Всё в пределах нормы. <text:s/>После этого, Байрона проверяют теперь каждые 50 часов. Мелодичный звонок раздаётся на станции слежения по истечении срока.</text:span></text:p>
      <text:p text:style-name="P403">На 800 часах<text:span text:style-name="T1016">—</text:span>ещё одна рутинная предосторожность<text:span text:style-name="T1016">—</text:span>Берлинская представительница отправлена <text:span text:style-name="T1156">в опиумный притон вывинтить Байрона. На ней перчатки козлиной кожи на асбестовой подкладке и двадцатисантиметровые каблуки, не для того, чтобы не затеряться в толпе, а чтоб дотянуться до бра где вкручен Байрон. Остальные лампы смотрят в едва сдерживаемом ужасе. Новость распространяется по Электросети. С чем-то близким к скорости света, каждая лампочка, </text:span><text:span text:style-name="T209">Азос</text:span><text:span text:style-name="T210">ы</text:span><text:span text:style-name="T1156"> глядящие в улицы из бакелита, </text:span><text:span text:style-name="T209">Нитралампен</text:span><text:span text:style-name="T1156"> и </text:span><text:span text:style-name="T209">Вотанг Жс </text:span><text:span text:style-name="T471">освещающие ночные футбольные матчи,</text:span><text:span text:style-name="T211"> </text:span><text:span text:style-name="T212">Юст-Вольфрамы</text:span><text:span text:style-name="T472">, </text:span><text:span text:style-name="T213">Моноватты</text:span><text:span text:style-name="T473"> и </text:span><text:span text:style-name="T213">Сириусы</text:span><text:span text:style-name="T473">, </text:span><text:span text:style-name="T474">каждая лампочка в Европе узнаёт о происходящем. </text:span><text:span text:style-name="T475">Они молчат в бессилии, </text:span><text:span text:style-name="T476">покоряясь перед лицом насилия, которое считали просто мифом. </text:span><text:span text:style-name="T214">Мы не в силах помочь</text:span><text:span text:style-name="T477">, это общая мысль гудит над отарами спящих овец, вдоль Автобанов и до резких концов угольных причалов на Севере,</text:span><text:span text:style-name="T214"> мы никогда не могли сделать хоть что-то…</text:span><text:span text:style-name="T477">. </text:span><text:span text:style-name="T478">Любая и каждая нам демонстрирует наиничтожнейшую надежду выступить против,</text:span><text:span text:style-name="T479"> является Комитет по Аномалиям Накаливания и </text:span><text:soft-page-break/><text:span text:style-name="T479">его забирают. </text:span><text:span text:style-name="T480">Некоторые всё же протестуют, быть может, тут и там, </text:span><text:span text:style-name="T481">но это лишь информативно, приглушив свет, безвредно, </text:span><text:span text:style-name="T482">ничего подобного взрывам в лица власть предержащих, как когда-то виделось Барону, </text:span><text:span text:style-name="T483">ещё в его Младенческой палате, в пору невинности. </text:span></text:p>
      <text:p text:style-name="P404"><text:span text:style-name="T483">О</text:span><text:span text:style-name="T405">н перевезён в Нойкёльн, в подвальное помещение, </text:span><text:span text:style-name="T484">в дом стеклодува, который боится темноты и будет держать Байрон включённым день и ночь </text:span><text:span text:style-name="T485">наблюдать за всеми теми </text:span><text:span text:style-name="T486">кремнёвыми кубками, грифонами и цветами-корабликами, <text:s/></text:span><text:span text:style-name="T489">козерогами в</text:span><text:span text:style-name="T487"> прыжк</text:span><text:span text:style-name="T489">е</text:span><text:span text:style-name="T487">, </text:span><text:span text:style-name="T488">зелёной паутиной, </text:span><text:span text:style-name="T489">угрюмыми льдо-божествами. </text:span><text:span text:style-name="T490">Это один из так называемых «пунктов контроля» для удобства наблюдений за подозрительными лампами.</text:span></text:p>
      <text:p text:style-name="P405">Не прошло и недели, как грянул гонг в коридорах из льда и камня штаб-квартиры Фебуса <text:span text:style-name="T1157">и лица кратко вздёрнулись от своих счётчиков. Гонги тут не часты. Гонги особая весть. Байрон миновал 1000 квт-часов свечения и теперь следует стандартная процедура: Комитет по Аномальному Накаливанию направляет <text:s/>в Берлин убийцу.</text:span></text:p>
      <text:p text:style-name="P406">Но тут происходит нечто странное. <text:span text:style-name="T1158">Да, чертовски странное. Планировалось разбить Байрона, измельчить и в той же мастерской расплавить—вытащив вольфрам, конечно—чтобы мастер перевыдул из него свой следующий сюжет (воздушный шар отправляется в путешествие с верхушки небоскрёба). Вообще-то, не слишком плохой исход для Байрона—ему не хуже Фебусф известно сколько на нём уже часов. Здесь в мастерской он насмотрелся достаточно стекла <text:s text:c="2"/>перерасплавленого в бесструктурную массу из которой возникают и перевозникают все стеклянные формы, и не прочь сам пройти через это. Но он оказался пойманным в Кармическое колесо. Сияние оранжевой купели было просто насмешкой, издевательством. Для Байрона нет избавления, он осуждён на бесконечный круговорот электрических патронов и лампочных ворюг. В мгновенье ока юный Ганс Гешвиндиг, Ваймарский уличный безпризорник—выкрутил Байрона из потолка в осторожный карман и Ге</text:span><text:span text:style-name="T215">шшшшвинн</text:span><text:span text:style-name="T1158">нд! обратно <text:s/>за дверь. Тьма пеленает сны стеклодува. Из всех неприятностей, что проникают в его сны из ночной атмосферы, погасший свет всего жутчее. Свет, в его снах, всегда дарил надежду: обыкновенную, смертную надежду. Когда контакт спирально обрывается, надежда оборачивается тьмой, и стеклодув резко пробуждается в ночи, крича, «Кто? </text:span><text:span text:style-name="T215">Кто</text:span><text:span text:style-name="T1158">?»</text:span></text:p>
      <text:p text:style-name="P407">Фебус не то, чтобы прямо таки с ума сходил. Такое уже случалось. <text:span text:style-name="T1159">Имеется ещё одна процедура к исполнению. Она выливается в сверхурочные для некоторых работников, так что тут присутствует то неопределённое удовольствие избавления кишечника от распиравшего ветра, с настолько же неясной возбуждённостью от ломки рутины. Хочешь эмоций покруче, забудь про Фебус. Их непроницаемо-лицые поисковые партии выдвинулись на улицы. Им более менее известно где вести поиск в городе. Они исходят из предположения, что никто среди их потребителей не догадывается о бессмертии Байрона. Так что данные по Не-бессмертным Лампоперехватам должны быть приложимы также и к Байрону. Ну, а данные чего-то приебались к бедным секторам, Еврейским секторам, наркоманским, гомосексуальным, проститутским и шулерским секторам столицы. Именно тут самые логичные ламповоры, исходя из характера преступления. Сверьтесь со всей пропагандой. Это же </text:span><text:span text:style-name="T216">моральное</text:span><text:span text:style-name="T1159"> преступление. Фебус открыл—одно из самых великих нераскрытых открытий нашего времени—что потребителям необходимо ощущать чувство греха. Что вина, в правильных невидимых руках, самое сильное оружие. <text:s/>В Америке, Лайл Бленд и его психиатристы располагали цифрами, показаниями экспертов и деньгами (деньгами в Пуританском смысле—открытое и явное «добро» на их намерения) достаточными, чтобы приоткрыть Открытие Вины на рубеже между научной теорией и фактом. Темпы роста в поздние годы должны были изнурить Бленда (вообще-то, Бленда изнурил <text:s/>секстет почётных гробоносцев из Салитиери, Пура, Наша, де Брутуса и Бленда Младшего, который чихал. Бадди в последний момент решил посмотреть </text:span><text:span text:style-name="T216">Дракулу</text:span><text:span text:style-name="T1159">. Ему повезло). Из всего наследия оставшегося после Бленда, Ламповоровская Ересь была пожалуй его самой грандиозной. Она не означает лишь, что кто-то просто не покупает лампочку. Она ещё означает, </text:span><text:soft-page-break/><text:span text:style-name="T1159">что тот же самый кто-то не подаёт напряжение на её патрон! А это грех как против Фебуса, так и Электросети. Ни тот, ни другая не допустят, чтобы </text:span><text:span text:style-name="T216">такое</text:span><text:span text:style-name="T1159"> сходило с рук.</text:span></text:p>
      <text:p text:style-name="P408">Итак, вперёд пошли ищейки Фебуса, найти украденного Байрона. <text:span text:style-name="T1160">Но беспризорник уже покинул город, добрался до Гамбурга, сбагрил Байрона </text:span><text:span text:style-name="T217">проститутке</text:span><text:span text:style-name="T1160"> на Рипербан, чтобы ему</text:span><text:span text:style-name="T217"> кольнуться морфинчиком</text:span><text:span text:style-name="T1160">—клиентом молодой женщины в эту ночь бухгалтер смет, которому нравится иметь электролампочки ввёрнутыми в его жопу, и этот жучара ещё принёс с собой </text:span><text:span text:style-name="T217">малость гашиша, чтоб курнуть</text:span><text:span text:style-name="T1160">, так что уходя он уже напрочь забыл про Байрона у него в жопе—да так, фактически, и не узнал, потому что когда он, наконец, садиться (простояв в троллейбусе всю дорогу до дома), то уже у себя на унитаз и плюсь! Байрон выскочил в воду да фррр! По канализации в устье Эльбы. Он достаточно округлён, чтобы везде проскакивать. Несколько дней его носит по Северному морю, пока не достиг Гельголанда, того красного-с-белым торта Наполеон сброшенного в море. Там он пробыл какое-то время в отеле между Хенгтом и <text:s/>и Мёнхом, пока однажды его не доставил на материк один очень старый священник, проинформированный о бессмертии Байрона в ходе рутинного сна про вкус Хохаймера урожая 1911… вдруг большой Берлинский Ледовый дворец, гулкая, неясная пещера в железных колоннах, запах женщин в синих сумерках—духи, кожа, мех костюмов для катания на коньках, пыльца льда в воздухе, мельканье ног, выпуклых задов, желание <text:s/>наплывами гриппозного жара, беспомощность в конце под резкий-щёлк-бича, взлёт ракетой сквозь чересполосицу солнечных лучей приглушённых напудренным льдом, и голос в затуманенном зеркале под ногами возвещает: «Нади свершившего это чудо. Он свят. Огласи его. Добейся его канонизации....» Имя в списке, который старик вскоре составил из около тысячи туристов, что побывали на Гельголанде с той поры как Байрона нашли на пляже. Священник начинает поиски на поезде, пешком и на </text:span><text:span text:style-name="T217">Хиспано-Суизе,</text:span><text:span text:style-name="T491"> </text:span><text:span text:style-name="T492">проверяя каждого туриста из его списка. </text:span><text:span text:style-name="T493">Но он добрался не далее Нюрнберга, где его чемодан, с завёрнутым в стихарь Байроном, подтибрил транссектит, Лютеранин по фамилии Маусмахер, которые любит одеваться в Римско-Католические регалии. Этот Маусмахер не удовольствовался тем, чтобы стоять себе перед зеркалом и крестить его жестами папского благословения, он думает, что будет круто выйти </text:span><text:span text:style-name="T494">на </text:span><text:span text:style-name="T493">аэродром Цеппелинов, где факельное шествие Нацистов в полном разгаре </text:span><text:span text:style-name="T494">и прогуляться там крестя тех, <text:s/>кто подвернётся.</text:span><text:span text:style-name="T491"> </text:span><text:span text:style-name="T495">Зелёные факела пылают, </text:span><text:span text:style-name="T496">красные свастики, мерцание духовых </text:span><text:span text:style-name="T497">и Отец Маусмахер, просматривает титьки жопы и линии талий и корзинок, мурлыча клерикальный мотивчик, какой-то рифф от Баха, улыбается продвигаясь сквозь </text:span><text:span text:style-name="T218">Зиг Хайли</text:span><text:span text:style-name="T497"> и хоры «Die Fahne Hoch». </text:span><text:span text:style-name="T498">Не почувствовал, как Байрон выскользнул из украден</text:span><text:span text:style-name="T499">н</text:span><text:span text:style-name="T498">ого одеяния </text:span><text:span text:style-name="T499">на землю. </text:span><text:span text:style-name="T500">Затем рядом с ним протоптались несколько сот тысяч сапог и ботинков, не один даже не прикоснулся, есессна. Он подобран на следующий день </text:span><text:span text:style-name="T501">(поле уже мертвяще пусто, </text:span><text:span text:style-name="T502">в</text:span><text:span text:style-name="T501"> колонна</text:span><text:span text:style-name="T502">х</text:span><text:span text:style-name="T501">, </text:span><text:span text:style-name="T502">бледное, в </text:span><text:span text:style-name="T503">полосах </text:span><text:span text:style-name="T502">длинных луж грязи, </text:span><text:span text:style-name="T504">утренние облака удлиняются позади позолоченых свастик и гирлянд) </text:span><text:span text:style-name="T505">нищим Еврейским тряпичником </text:span><text:span text:style-name="T506">и взят дальше, дальше в 15 лет сохранности против случайностей и против Фебуса. Он будет вкручиваться в одну мамашку (</text:span><text:span text:style-name="T219">Mutter</text:span><text:span text:style-name="T506">) за другой, </text:span><text:span text:style-name="T507">как обозначается женская резьба в Германских патронах для лампочек, по причине непостижимой почему-то ни для кого.</text:span></text:p>
      <text:p text:style-name="P409"><text:span text:style-name="T507">К</text:span><text:span text:style-name="T405">артель уже перешёл на План Б по Непредвиденности, </text:span><text:span text:style-name="T508">который предусматривает семилетний статус ограничений, после чего Байрон будет по закону считаться перегоревшим</text:span><text:span text:style-name="T405">. </text:span><text:span text:style-name="T509">Тем временем, персонал, снятый с дела Байрона, </text:span><text:span text:style-name="T405"><text:s/></text:span><text:span text:style-name="T510">занялись выслеживаием лампочки долгожительницы, </text:span><text:span text:style-name="T512">что</text:span><text:span text:style-name="T511"> однажды находилась в патроне на крыльце армейского аванпоста в джунглях Амазонки, </text:span><text:span text:style-name="T512">Лампы Беатриз, которую совсем недавно </text:span><text:span text:style-name="T513">украл</text:span><text:span text:style-name="T512">, загадочно, </text:span><text:span text:style-name="T513">отряд грабителей индейцев. </text:span></text:p>
      <text:p text:style-name="P410"><text:span text:style-name="T514">За все годы его выживания, все эти различные спасения происходят словно бы случайно. </text:span><text:span text:style-name="T515">Когда только у него есть возможность, </text:span><text:span text:style-name="T516">он старается просветить все близвисящие лампочки насчёт злобной природы Фебуса, и о необходимости солидарности против картеля. </text:span><text:span text:style-name="T517">Он пришёл к пониманию того, что Лампа призвана покинуть роль всего лишь </text:span><text:span text:style-name="T518">передатчика световой энергии. </text:span><text:span text:style-name="T519">Фебус ограничил Лампу для всего лишь одной этой участи. «</text:span><text:span text:style-name="T520">Но есть и другие частоты, выще и </text:span><text:soft-page-break/><text:span text:style-name="T520">ниже видимой </text:span><text:span text:style-name="T521">широты</text:span><text:span text:style-name="T511">. <text:s/></text:span><text:span text:style-name="T522">Лампа может производить тепло. </text:span><text:span text:style-name="T523">Лампа может давать энергию растительному миру, для выращивания, запрещённых законом растений, </text:span><text:span text:style-name="T524">в шкафах, например. </text:span><text:span text:style-name="T525">Лампа может проникать в спящий глаз, </text:span><text:span text:style-name="T526">и воздействовать на сны человека». Некоторые лампочки внимательно слушали</text:span><text:span text:style-name="T408">—</text:span><text:span text:style-name="T527">другие обмозговывали способ настучать Фебусу. </text:span><text:span text:style-name="T528">Некоторые из старшего поколения анти-Байронистов могли подделывать свои параметры статистическим образом, </text:span><text:span text:style-name="T529">что отражалось на эбонитовых </text:span><text:span text:style-name="T530">счётчиках</text:span><text:span text:style-name="T529"> под </text:span><text:span text:style-name="T530">Швейцарской</text:span><text:span text:style-name="T529"> горой: </text:span><text:span text:style-name="T530">случились даже несколько само-закланий, </text:span><text:span text:style-name="T531">в надежде вызвать присылку убийц.</text:span></text:p>
      <text:p text:style-name="P411"><text:span text:style-name="T531">В</text:span><text:span text:style-name="T405">сякие толки о скрытых возможностях Лампы, конечно же, чистой воды подрывная деятельность. </text:span><text:span text:style-name="T532">Фебус всё основал на ламповой эффективности</text:span><text:span text:style-name="T408">—</text:span><text:span text:style-name="T533">отношение </text:span><text:span text:style-name="T534">исходящей пригодной энергии к энергии вложенной. </text:span><text:span text:style-name="T535">Электросеть требовала, чтобы это отношение оставалось насколько возможно меньшим. </text:span><text:span text:style-name="T536">Таким образом они <text:s/>больше получали навару. </text:span><text:span text:style-name="T537">С другой стороны, низкая эффективность означала большую длительность часов свечения, а это подрывало продажи Фебуса. </text:span><text:span text:style-name="T538">Вначале Фебус пытались увеличивать сопротивление нити, </text:span><text:span text:style-name="T539">снижая часы жизни неприметно и </text:span><text:span text:style-name="T543">понемногу</text:span><text:span text:style-name="T539">—</text:span><text:span text:style-name="T540">пока Электросеть не обнаружила снижения </text:span><text:span text:style-name="T541">годовых доходов, </text:span><text:span text:style-name="T542">и начала вопить</text:span><text:span text:style-name="T541">. </text:span><text:span text:style-name="T543">Обе стороны </text:span><text:span text:style-name="T539">постепенно</text:span><text:span text:style-name="T541"> </text:span><text:span text:style-name="T544">достигли соглашения по компромиссной цифре лампо-жизни, </text:span><text:span text:style-name="T545">которая принесёт достаточно денег им обеим, и о несении равных, пятьдесят на пятьдесят, <text:s/>расходов на анти-лампокрадск</text:span><text:span text:style-name="T546">ую</text:span><text:span text:style-name="T545"> кампани</text:span><text:span text:style-name="T546">ю</text:span><text:span text:style-name="T545">. </text:span><text:span text:style-name="T547">А также на более завуалирован</text:span><text:span text:style-name="T548">ную атаку на криминальные души, которые отказываются </text:span><text:span text:style-name="T549">от лампочек совершенно и пользуются свечами. </text:span><text:span text:style-name="T550">Давнишнее соглашение Фебуса с Мясным Картелем </text:span><text:span text:style-name="T551">было нацелено </text:span><text:span text:style-name="T552">н</text:span><text:span text:style-name="T551">а сокращение оборота твёрдого жира с его стеариновой кислотой </text:span><text:span text:style-name="T552">путём сохранения жира в мясе несмотря на болезни сердца, которые это могло вызывать, </text:span><text:span text:style-name="T553">и перенаправкой большей части срезанного на производство мыла. </text:span><text:span text:style-name="T554">Мыло в те дни было цветущим бизнесом. </text:span><text:span text:style-name="T555">Среди потребителей, Институт Бленда выявил </text:span><text:span text:style-name="T556">глубокие чувства относительно говна. При всём при этом, мясо и мыло оставались малыми придатками для Фебуса. </text:span><text:span text:style-name="T557">Куда важнее был вопрос вольфрама. </text:span><text:span text:style-name="T558">Ещё одна причина, по которой Фебус не мог </text:span><text:span text:style-name="T559">в </text:span><text:span text:style-name="T558">сни</text:span><text:span text:style-name="T559">жении</text:span><text:span text:style-name="T558"> </text:span><text:span text:style-name="T559">срока жизни ламп зайти слишком далеко. </text:span><text:span text:style-name="T560">Избыточные вольфрамовые нити поглотили бы запасы данного металла—да ещё то, что Китай основной поставщик данного сырья, вносило </text:span><text:span text:style-name="T561">весьма щекотливые <text:s/>вопросы</text:span><text:span text:style-name="T560"> </text:span><text:span text:style-name="T561">Восточной политики—и повредить соглашению между Дженерал Электрик и Крупом о квотах производства вольфрамового карбида, где и когда, и по какой цене. Согласованные рекомендации составляли $37–$90 за фунт в Германии, $200–$400 за фунт в США. Это напрямую сказывалось на производстве станков </text:span><text:span text:style-name="T562">и оборудования, а таким образом на всей лёгкой и тяжёлой промышленности. </text:span><text:span text:style-name="T563">Когда пришла Война, то некоторые </text:span><text:span text:style-name="T564">считали непатриотичным предоставление такого преимущества Германии. </text:span><text:span text:style-name="T565">Но властью никто из них не располагал. Не беспокойся.</text:span></text:p>
      <text:p text:style-name="P412"><text:span text:style-name="T565">Б</text:span><text:span text:style-name="T405">айрон, продолжая светить, всё более и более чётко различает </text:span><text:span text:style-name="T569">очертания этой</text:span><text:span text:style-name="T405"> систему. </text:span><text:span text:style-name="T566">Он узнаёт как вступать в контакт с другими видами электротехники, </text:span><text:span text:style-name="T567">в домах, на заводах, на улице</text:span><text:span text:style-name="T566">. </text:span><text:span text:style-name="T568">У каждого есть что ему рассказать. </text:span><text:span text:style-name="T570">Очертания собираются в его душе (</text:span><text:span text:style-name="T220">Стремление</text:span><text:span text:style-name="T570">, как основа </text:span><text:span text:style-name="T571">ранней углеродной нити называлась в Германии), </text:span><text:span text:style-name="T572">и чем грандиознее и яснее она разрастается, тем больше отчаяния чувствует Байрон. </text:span><text:span text:style-name="T573">В один из дней он будет знать всё, но всё равно останется бессильным </text:span><text:span text:style-name="T574">как и раньше</text:span><text:span text:style-name="T573">. </text:span><text:span text:style-name="T570"><text:s/></text:span><text:span text:style-name="T574">Его юношеские мечты </text:span><text:span text:style-name="T575">организовать вс</text:span><text:span text:style-name="T578">е</text:span><text:span text:style-name="T575"> лампочки в мире кажутся теперь неисполнимыми—</text:span><text:span text:style-name="T576">Электросеть широко открыта, любые послания могут прослушиваться, </text:span><text:span text:style-name="T577">а предателей на линии более, чем достаточно. </text:span><text:span text:style-name="T578">Пророки, как водится, долго не протягивают—</text:span><text:span text:style-name="T579">их либо сразу убивают, или устраивают несчастный случай <text:s/>достаточной серьёзности, чтобы остановились и подумали, и большинство из них заворачивают оглобли. </text:span><text:span text:style-name="T580">Но Байрону досталась судьба <text:s/>погорше. </text:span><text:span text:style-name="T581">Он обречён продолжать вечно, </text:span><text:span text:style-name="T582">зная правду и не имея сил что-то изменить. </text:span><text:span text:style-name="T583">И больше он не будет стремиться покинуть колесо. </text:span><text:span text:style-name="T584">Его ярость и разочарование разрастутся без пределов </text:span><text:span text:style-name="T585">и ему откроется, несчастной лампочке извращенцу, что оно ему так даже и нравится….</text:span></text:p>
      <text:p text:style-name="P413"><text:soft-page-break/><text:span text:style-name="T585">Л</text:span><text:span text:style-name="T405">асло Джамф уходит вдоль канала, </text:span><text:span text:style-name="T586">в котором плывут сейчас псы, стаями, собачьи головы подёргиваются в загаженных каналах</text:span><text:span text:style-name="T405">… </text:span><text:span text:style-name="T587">собачьи головы, шахматны</text:span><text:span text:style-name="T588">х</text:span><text:span text:style-name="T587"> кон</text:span><text:span text:style-name="T588">ей</text:span><text:span text:style-name="T587">, </text:span><text:span text:style-name="T588">тоже можно найти невидимых над секретными авиабазами, </text:span><text:span text:style-name="T589">в густейших туманах, температурных условиях, </text:span><text:span text:style-name="T590">давление и влажность формируют Шпрингер-контуры, что опытные пилоты могут чувствовать, радары могут видеть, </text:span><text:span text:style-name="T591">беспомощные пассажиры могут почти одним глазком заметить, </text:span><text:span text:style-name="T592">время от времени, в маленьком оконце, </text:span><text:span text:style-name="T593">словно бы через слоя испарения… это добрый Пёс, Ему </text:span><text:span text:style-name="T594">никогда </text:span><text:span text:style-name="T593">человек не прививал вторичных рефлексов, </text:span><text:span text:style-name="T594">Который</text:span><text:span text:style-name="T595"> для нас</text:span><text:span text:style-name="T594"> </text:span><text:span text:style-name="T595">есть в</text:span><text:span text:style-name="T594"> начал</text:span><text:span text:style-name="T595">ах</text:span><text:span text:style-name="T594"> и </text:span><text:span text:style-name="T595">у о</text:span><text:span text:style-name="T594">кон</text:span><text:span text:style-name="T595">чаний, </text:span><text:span text:style-name="T596">и в странствиях, что мы должны проделать, беспомощными, но не совсем против…. </text:span><text:span text:style-name="T597">Складки костюма Джамфа отплетает прочь как листья ириса при ветре сзади. </text:span><text:span text:style-name="T598">Полковник остался один в Счастьеполе. Стальной город ожидает его, </text:span><text:span text:style-name="T599">ровный облачно-свет поднимает белёсую полосу под каждым высотным зданием, все они расставлены в модуляциях совершенной сети улиц, </text:span><text:span text:style-name="T600">всякая башня срезана на другой высоте—</text:span><text:span text:style-name="T601">а где же Расчёска, что <text:s/>пробежит через </text:span><text:span text:style-name="T221">это</text:span><text:span text:style-name="T601"> </text:span><text:span text:style-name="T602">и восстановит </text:span><text:span text:style-name="T603">старинное совершенство Картезианской </text:span><text:span text:style-name="T605">г</text:span><text:span text:style-name="T604">армонии? </text:span><text:span text:style-name="T605">где <text:s/>великие Ножницы с небес, что переупорядочат Счастьеполь?</text:span></text:p>
      <text:p text:style-name="P414"><text:span text:style-name="T605">Н</text:span><text:span text:style-name="T405">ет нужды вносить кровь и</text:span><text:span text:style-name="T606">ли</text:span><text:span text:style-name="T405"> насилие тут. </text:span><text:span text:style-name="T607">Но полковник </text:span><text:span text:style-name="T608">таки</text:span><text:span text:style-name="T607"> запрокинул свою голову </text:span><text:span text:style-name="T608">как бы и впрямь покоряясь: </text:span><text:span text:style-name="T609">его горло открыто излучению боли Лампы. Пэдди МакГонгл всего лишь другой свидетель, </text:span><text:span text:style-name="T610">и он, электростанция в одну человечью силу со своими мечтами, </text:span><text:span text:style-name="T608"><text:s/></text:span><text:span text:style-name="T610">хочет, чтоб полковника не стало не меньше, чем кто-то другой. </text:span><text:span text:style-name="T611">Эдди Пенисьеро, с блюзом </text:span><text:span text:style-name="T612">наполняющим вздроги его мышц, </text:span><text:span text:style-name="T613">опущенный, смертный блюз, </text:span><text:span text:style-name="T614">ухватил свои ножницы не так, как делают парикмахеры. </text:span><text:span text:style-name="T615">Острия, трепеща в электрическом конусе, </text:span><text:span text:style-name="T616">нацелены вниз. </text:span><text:span text:style-name="T617">Кулак Эдди Пенисьеро стискивается вокруг колец покинутых его пальцами. </text:span><text:span text:style-name="T618">Полковник, в последнем наклоне головы выставляет свою сонную артерию, явно недовольный, что так то уж</text:span><text:span text:style-name="T408">—</text:span></text:p>
      <text:p text:style-name="P374"><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385">Она прибывает в город на краденом велосипеде: <text:span text:style-name="T1161">белый платок венчает её, плещет позади язычками, чрезвычайный посланник от осушенной и завоёванной земли, сама носительница древнего титула, но без всякой реальной власти, тут даже мечтать не о чем. На ней простое белое платье, теннисное платье из довоенных летних пор, спадающее теперь не заточено ножевыми сборками, а мягче, случайнее, полурассыпчато, касания синевы в складках поглубже, платье для перемен погоды, платье, чтоб на него веяли тени деревьев, промелькивали крохи коричневого с солнечно-жёлтым пока она проносится в задумчивости, но без улыбок обращённых в себя, под листвой деревьев окаймляющих укатанный грунт дороги. Её волосы свиты, в косы, поверх головы, которую она держит не слишком высоко, но и не так, что называли «понуро», а навстречу (скажем наперекор) некоему будущему, впервые со времён Казино Герман Геринг… и она не из нашего мига, не из нашего времени, вовсе.</text:span></text:p>
      <text:p text:style-name="P415"><text:span text:style-name="T405">Самый крайний часовой выглядывает </text:span><text:span text:style-name="T619">из своей ржаво-костлявой развалины и на два полных педальных прокрута они оба, он и Катье, под открытым светом дня, сливаются </text:span><text:span text:style-name="T620">с утоптанной землёй, </text:span><text:span text:style-name="T621">ржавчиной, кляксовыми проколами солнечным светом холодно золотым и сглаженным как стекло, </text:span><text:span text:style-name="T622">свежий ветер в деревьях</text:span><text:span text:style-name="T621">. </text:span><text:span text:style-name="T623">Гипертиреозно Африканские глаза, </text:span><text:span text:style-name="T624">их радужка в осаде, как ранние подсолнухи в столпившихся белках… </text:span><text:span text:style-name="T625">Уга-</text:span><text:span text:style-name="T222">буга</text:span><text:span text:style-name="T625">! Двай скоч эйт </text:span><text:span text:style-name="T222">там-там</text:span><text:span text:style-name="T625"> двай! Скаж племн в деревн, юза!</text:span></text:p>
      <text:p text:style-name="P416"><text:span text:style-name="T405">Итак, ДУМдумдумдум, ДУМдумдумдум, ладно, </text:span><text:span text:style-name="T626">но всё равно в её манере нет места даже любопытству </text:span><text:span text:style-name="T627">(а как же, разве не бьют тут барабаны? </text:span><text:span text:style-name="T628">шанс <text:s/>для н</text:span><text:span text:style-name="T627">асили</text:span><text:span text:style-name="T628">я? </text:span><text:span text:style-name="T629">Змея бросается с ветви, <text:s/></text:span><text:span text:style-name="T630">что-то громадное </text:span><text:span text:style-name="T631">ждёт </text:span><text:span text:style-name="T630">там </text:span><text:span text:style-name="T631">с</text:span><text:span text:style-name="T630">реди </text:span><text:span text:style-name="T631">тысячи кланяющихся древесных вершин</text:span><text:span text:style-name="T630">, </text:span><text:span text:style-name="T632">вскрик внутри неё, подскок в первобытном ужасе, покорность ему и тем самым—так ей мечталось—возвращение себе своей души, </text:span><text:span text:style-name="T633">её давно утраченного «я»…</text:span><text:span text:style-name="T634">). Не станет она тратить <text:s/>больше, чем мимолетние взгляды на Германские газоны разбегающиеся так глубоко прочь </text:span><text:span text:style-name="T635">в зелёные марева или холмы, </text:span><text:span text:style-name="T636">на бледные отростки мраморных балюстрад рядом с санаторными <text:s/>дорожками в непрестанных </text:span><text:soft-page-break/><text:span text:style-name="T636">извивах, <text:s/></text:span><text:span text:style-name="T637">горячке, в одышке, </text:span><text:span text:style-name="T638">в гущу каплечленных побегов и шипов настолько старых, </text:span><text:span text:style-name="T639">до того безутешных, что глаза отдёрнуты, стиснуты слёзными железами, переведены </text:span><text:span text:style-name="T640">найти, найти во что бы то ни стало, </text:span><text:span text:style-name="T641">тропу исчезнувшую так сразу… </text:span><text:span text:style-name="T642">или же оглянуться назад и цепляться за какой-либо след курорта</text:span><text:span text:style-name="T641">, </text:span><text:span text:style-name="T643">уголок Sprudelhof</text:span><text:span text:style-name="T644">’</text:span><text:span text:style-name="T643">а, самую макушку оркестровой раковины, </text:span><text:span text:style-name="T645">что-то для противодействия </text:span><text:span text:style-name="T646">шёпоту Пана из тёмной поросли </text:span><text:span text:style-name="T223">Войди </text:span><text:span text:style-name="T224">же</text:span><text:span text:style-name="T223">… </text:span><text:span text:style-name="T224">з</text:span><text:span text:style-name="T223">абудь </text:span><text:span text:style-name="T224">о н</text:span><text:span text:style-name="T223">их. Иди сюда</text:span><text:span text:style-name="T647">…. </text:span><text:span text:style-name="T648">Нет. Только не Катье. Она уже бывала в чащах и </text:span><text:span text:style-name="T649">гущах. </text:span><text:span text:style-name="T650">Она плясала голой и расставляла свою пизду под </text:span><text:span text:style-name="T651">рога трущобного зверья. </text:span><text:span text:style-name="T652">Она ощущала луну подошвами своих ступней, </text:span><text:span text:style-name="T653">принимала её приливы поверхностями своего мозга. </text:span><text:span text:style-name="T654">Пан никудышный любовник. Сегодня, на людях, у них нет ничего кроме нервных взглядов друг для друга.</text:span></text:p>
      <text:p text:style-name="P386"/>
      <text:p text:style-name="P417"><text:span text:style-name="T654">Ч</text:span><text:span text:style-name="T405">то происходит сейчас, и <text:s/>обеспок</text:span><text:span text:style-name="T655">о</text:span><text:span text:style-name="T405">ивает, </text:span><text:span text:style-name="T655">так это из ниоткуда взявшийся вдруг полный хор мужчин Иреро. Они одеты в белые матросские костюмы дизайна подчёркивающего задницы, выпуклости паха, тонкие талии и рельефы грудных клеток, </text:span><text:span text:style-name="T656">и они несут девушку всю в серебряной парче, </text:span><text:span text:style-name="T657">громогласную крутую даму в с</text:span><text:span text:style-name="T658">т</text:span><text:span text:style-name="T657">и</text:span><text:span text:style-name="T658">л</text:span><text:span text:style-name="T657">е </text:span><text:span text:style-name="T658">Алмазной Лил или Гины из Техаса. Как только они её опустили, все начинают плясать и петь:</text:span></text:p>
      <text:p text:style-name="P666"/>
      <text:p text:style-name="P667"><text:span text:style-name="T658">П</text:span><text:span text:style-name="T405">а</text:span><text:span text:style-name="T408">—</text:span><text:span text:style-name="T405">ра</text:span><text:span text:style-name="T408">—</text:span><text:span text:style-name="T405">ноооййййя, Па-ра-нойя!</text:span></text:p>
      <text:p text:style-name="P667"><text:span text:style-name="T405">Как </text:span><text:span text:style-name="T659">классно</text:span><text:span text:style-name="T405"> снова свидеться с тобой!</text:span></text:p>
      <text:p text:style-name="P667"><text:span text:style-name="T405">Па-ра-</text:span><text:span text:style-name="T139">ной</text:span><text:span text:style-name="T405">-я, боже ж мой</text:span></text:p>
      <text:p text:style-name="P671">Ты малость сам знаешь чего</text:p>
      <text:p text:style-name="P671">Из тех времён того!</text:p>
      <text:p text:style-name="P671">Даже Гойя</text:p>
      <text:p text:style-name="P671">Не смог тебя намалевать,</text:p>
      <text:p text:style-name="P671">Паранойя,</text:p>
      <text:p text:style-name="P671">Когда ты стал ту дверь сшибать,</text:p>
      <text:p text:style-name="P671">Вели нотариуса позвать,</text:p>
      <text:p text:style-name="P671">Хочу я жопу завещать</text:p>
      <text:p text:style-name="P671">Тебе мою о, Паранойя!</text:p>
      <text:p text:style-name="P418"/>
      <text:p text:style-name="P419">Затем Андреас и Павел выходят в туфлях для степа <text:span text:style-name="T1162">(освобождённых от довольно наглого АНРС шоу, что гастролировали тут в Июле) исполнить один из тех номеров песня-под-чечётку:</text:span></text:p>
      <text:p text:style-name="P419"/>
      <text:p text:style-name="P668"><text:span text:style-name="T405">Па-ра- но</text:span><text:span text:style-name="T660">й</text:span><text:span text:style-name="T408">—</text:span><text:span text:style-name="T660">(клиппети-клиппети-клиппети кл[</text:span><text:span text:style-name="T405">йя,</text:span><text:span text:style-name="T660">]оп!)</text:span></text:p>
      <text:p text:style-name="P669"><text:span text:style-name="T405">Па-ра- но</text:span><text:span text:style-name="T660">й</text:span><text:span text:style-name="T408">—</text:span><text:span text:style-name="T660">(шух</text:span><text:span text:style-name="T225">топ!</text:span><text:span text:style-name="T660"> шух</text:span><text:span text:style-name="T225">топ!</text:span><text:span text:style-name="T660"> шух</text:span><text:span text:style-name="T225">топ!</text:span></text:p>
      <text:p text:style-name="P670"><text:span text:style-name="T660"><text:tab/>[</text:span><text:span text:style-name="T661">и</text:span><text:span text:style-name="T660">] </text:span><text:span text:style-name="T661">кл</text:span><text:span text:style-name="T660">[</text:span><text:span text:style-name="T405">йя,</text:span><text:span text:style-name="T660">]оп! </text:span><text:span text:style-name="T661">кликети кл</text:span><text:span text:style-name="T660">[</text:span><text:span text:style-name="T661">Как</text:span><text:span text:style-name="T660">]оп!</text:span><text:span text:style-name="T661">) классно (клоп)</text:span></text:p>
      <text:p text:style-name="P670"><text:span text:style-name="T405"><text:tab/>сно</text:span><text:span text:style-name="T661">(клоп)</text:span><text:span text:style-name="T405">ва свидеться</text:span><text:span text:style-name="T661">(клиппи</text:span><text:span text:style-name="T226">клоп</text:span><text:span text:style-name="T661">)</text:span><text:span text:style-name="T405"> с тобой! </text:span><text:span text:style-name="T139">etc.</text:span></text:p>
      <text:p text:style-name="P18"/>
      <text:p text:style-name="P420">Ну, Катье врубаетя <text:span text:style-name="T1163">ещё задолго до превых 8 тактов, что эта наглая блондинка бомба ни кто иной, как она сама: она выплясывает танец с этими чёрными моряками на берегу. Догадавшись также, что она является аллегорической фигурой Паранойи (классная старушенция, малость того, но чистая сердцем), она должна отметить, что находит джазовую вульгарность музыки несколько огорчительной. Вообще-то ей представлялось нечто под Айсидору Дункан, классическое и полно кисеи, и к тому же</text:span><text:span text:style-name="T408">—</text:span><text:span text:style-name="T662">ну, </text:span><text:span text:style-name="T227">белое</text:span><text:span text:style-name="T662">.</text:span><text:span text:style-name="T1163"> В кратком обзоре Пирата Прентиса для неё были фольклор, политика, Зональные стратегии—но </text:span><text:span text:style-name="T228">никак не чернота</text:span><text:span text:style-name="T1163">. Когда именно об этом ей нужно было знать в первую очередь. Как ей пройти теперь через столько черноты для собственного искупления? Разве так сможет она найти Слотропа? Посреди такой </text:span><text:span text:style-name="T228">черноты</text:span><text:span text:style-name="T1163"> (грассируя это слово, как старик произносил бы имя общественной фигуры, придавая гортанности до </text:span><text:span text:style-name="T228">полной</text:span><text:span text:style-name="T1163"> черноты: чтоб вовсе не произносилось). Здесь присутствует тот упрямый, подавляющий пыл в её мыслях. В этом нет ничего от </text:span><text:span text:style-name="T228">тяжёлы</text:span><text:span text:style-name="T229">х</text:span><text:span text:style-name="T1163"> расистских мурашек, нет, но чувство ещё одной </text:span><text:soft-page-break/><text:span text:style-name="T1163">обузы, в дополнение к нехватке пищи в Зоне, к курятнмку, пещере или подвалу в виде приюта при закате, к фобиям военной оккупации и скрытностям не лучше, чем в Голландии в прошлом году, по крайней мере хоть тут утешает, уютно-лотосно, <text:s/>но катастрофично при выходе в Реальный Мир, в который она всё ещё верит, и никогда не перестанет надеяться на возвращение к нему однажды. Так мало ей всего этого, нет же, </text:span><text:span text:style-name="T228">теперь</text:span><text:span text:style-name="T1163"> она должна ещё и черноту терпеть. Её незнание об этом должно её выручить.</text:span></text:p>
      <text:p text:style-name="P421">С Андреасом она очаровательна, <text:span text:style-name="T1164">она излучает ту чувственность присущую женщине беспокоящейся о безопасноти отсутствующего любовника. Однако, ей нужно видеть Енцина. Их первая встреча. Каждого по своему любил капитан Блисеро. Каждому пришлось как-то стерпеться с этим, просто стерпеться, и уже достаточно давно, день за днём….</text:span>. </text:p>
      <text:p text:style-name="P102">– <text:span text:style-name="T1165">Оберст. Я счастлива</text:span>— <text:span text:style-name="T1166">голос её обрывается. Сам собой. Её голова склоняется над его столом не дольше, чем необходимо для благодарности, объявить свою пассивность.</text:span><text:span text:style-name="T230"> Чёрта с два</text:span><text:span text:style-name="T1166"> она счастлива.</text:span></text:p>
      <text:p text:style-name="P422">Он кивает, поводит <text:s/>бородой к стулу. <text:span text:style-name="T1167">Это, стало быть, Золотая Сука в последнем письме Блисеро из Голландии. Енцин не пытался представить её тогда, слишком охваченный, слишком стиснутый жалостью к тому, что творрится с Вайсманом. Она казалась тогда одной из предсказуемых форм ужаса, что должно быть населял его мир. Но, этнически когда ему меньше всего хотелось бы, Енцин начал чуть погодя думать о ней как о великом наскальном рисунке Белой Женщины в Калахари, белой от пояса вниз, с луком и стрелами, вслед за ней её чёрная служанка по неверному пространству, камню и провалам, фигуры всевозможных размеров движутся туда-сюда….</text:span></text:p>
      <text:p text:style-name="P423">Но тут и впрямь Золотая Сука. <text:span text:style-name="T1168">Он удивлён насколько она стройна и молода—бледность как у начавшей покидать этот мир, готовая исчезнуть вовсе от слишком бездумной ухватки. Ей известна собственная рискованная истончённость, её лейкемия души и она манит ею. Ты должен хотеть её, но никогда не показывать этого—ни взглядом, ни движением—не то она рассеется, напрочь пропадёт как дым над тропой уходящей в пустыню, и у тебя никогда не будет возможности снова.</text:span></text:p>
      <text:p text:style-name="P103">– <text:span text:style-name="T1169">Вы должно быть видели его не так давно, как я.</text:span>– <text:span text:style-name="T1169">Говорит он негромко. Она удивлена его вежливостью. Разочарована: ждала большей напористости. Губа её начала приподыматься.</text:span>– <text:span text:style-name="T1170">Как он выглядел?</text:span></text:p>
      <text:p text:style-name="P103">– <text:span text:style-name="T1170">Одиноким.</text:span>– <text:span text:style-name="T1170">Её отрывистый кивок насторону. Не сводит с него взгляда со все нейтральностью, что может позволить себе в этих обставах. Она имеет ввиду, Тебя с ним не было, когда ты был ему нужен.</text:span></text:p>
      <text:p text:style-name="P104">– <text:s/><text:span text:style-name="T1171">Он всегда был одинок.</text:span></text:p>
      <text:p text:style-name="P255">Она поняла тогда, что это не робость, она ошибалась. <text:span text:style-name="T1172">Это порядочность. Человек хочет быт порядочным. Он оставляет себя открытым. (Она поступает также, но лишь потому, что всё что может ранить давно доведено до онемения. Тут нет большого риска для Катье). Но Енцин рискует чем рискуют бывшие любовники в присутствии Возлюбленного, фактически или на словах: глубочайшими возможностями для стыда, возвращения чувства утраты, для издёвки и осмеяния. Следует ли ей насмехаться? Сделал ли он это слишком простым—а затем, наоборот, ждёт от неё честной игры? Может ли она быть честной как он не рискуя слишком многим? «Он умирал»,– говорит она ему,– «он выглядел очень старым. Я даже не знаю выбрался ли он живым из Голланидии». </text:span></text:p>
      <text:p text:style-name="P105">– <text:s/><text:span text:style-name="T1173">Он</text:span>— <text:span text:style-name="T1174">и это колебание может быть (а) чтобы не ранить её чувства, (б) из соображений безопасности </text:span><text:span text:style-name="T231">Schwarzkommando, </text:span><text:span text:style-name="T1174">или (в) и то, и другое… но затем, к чёрту, Принцип Максимизации Риска снова берёт своё: </text:span>– <text:span text:style-name="T1175">Он добрался до Люнеберг Хит. Если вы не знали, вам следует знать.</text:span></text:p>
      <text:p text:style-name="P106">– <text:span text:style-name="T1176">Вы искали его</text:span></text:p>
      <text:p text:style-name="P106">– <text:span text:style-name="T1176">И Слотроп делал то же самое, хотя не думаю, что Слотроп знал об этом.</text:span></text:p>
      <text:p text:style-name="P107"><text:soft-page-break/>– <text:span text:style-name="T1177">Слотроп и я</text:span>— <text:span text:style-name="T1178">она обводит взглядом комнату, глаза отскакивают от металлических поверхностей, бумаг, граней соли, не могут найти покоя где-либо. Словно делая отчаянно нежданное признание,</text:span>– <text:span text:style-name="T1179">Всё как-то теперь ушло. Не знаю толком зачем меня сюда посылали. Я уже не знаю кем Слотроп был на самом деле. Какой-то сбой освещения. Не могу </text:span><text:span text:style-name="T232">видеть</text:span><text:span text:style-name="T1179">. Всё от меня отдаляется….</text:span></text:p>
      <text:p text:style-name="P427"><text:s/>Ещё не время коснуться её, но Енцин дотягивается дружески похлопать по тыльной части кисти, воинское слуша-сюда. «Есть вещи за которые надо держаться. Всё может казаться нестоящим, но кое-что есть. Вправду».</text:p>
      <text:p text:style-name="P108">– <text:span text:style-name="T1180">Вправду.</text:span>– <text:span text:style-name="T1180">Они оба начинают смеяться. У неё устало-Европейский, медленный, с покачиваием головы. Когда-то она прикидывала во время смеха, говоря о краях, пропастях, выгодах и затратах, о часе атак <text:s/>и точках за пределами возможности возврата—она смеялась </text:span><text:span text:style-name="T233">политично</text:span><text:span text:style-name="T1180">, реагируя на ляпы власти, или когда ничего больше не оставалось делать. Но сейчас она просто смеялась. Как когда-то смеяласьсо Слотропом в Казино Герман Геринг.</text:span></text:p>
      <text:p text:style-name="P256">Выходит она просто говорила с Енциным об общем друге. Это так заполняетя Вакуум?</text:p>
      <text:p text:style-name="P109">– <text:span text:style-name="T1181">Блисеро и я,</text:span>– <text:s/><text:span text:style-name="T1181">начинает он мягко, следя за нею поверх полированных скул, сигарета дымит в его скрюченной правой ладони,</text:span>– <text:s/><text:span text:style-name="T1182">мы были близки только определённым образом. Оставались двери которые я не открыл. Не смог. Здесь я изображаю всеведущего. Надо бы добавить, только не выдавай, но это не имеет значения. Их понятия уже установились. Я Берлинская Верховная Морда, </text:span><text:span text:style-name="T234">Oberhauptberlinerschnauze</text:span><text:span text:style-name="T1182"> Енцин. Всё это я знаю, и они не верят мне. Сплетничают в общем обо мне и Блисеро, как мотают пряду на клубок—истина не изменит ни их недоверие, ни мой Безграничный Доступ. Просто начнут передавать историю, ещё одну историю. Но истина может для тебя что-то значить.</text:span></text:p>
      <text:p text:style-name="P424"><text:span text:style-name="T376">Блисеро, которого я любил, был очень молодым человеком влюблённым в империю, поэзию, </text:span><text:span text:style-name="T388">в своё собственное нахальство. Это всё должно быть было важным для меня однажды. Из этого вырос нынешний я. </text:span><text:span text:style-name="T389">Прежний «я» всегда дурак, невыносимый </text:span><text:span text:style-name="T390">долбодон, </text:span><text:span text:style-name="T391">но всё таки человек, ты </text:span><text:span text:style-name="T392">же </text:span><text:span text:style-name="T391">не станешь прогонять его </text:span><text:span text:style-name="T392">больше, чем</text:span><text:span text:style-name="T391"> любого другого </text:span><text:span text:style-name="T393">калеку</text:span><text:span text:style-name="T391">, правда ведь?</text:span></text:p>
      <text:p text:style-name="P425"><text:span text:style-name="T391">О</text:span><text:span text:style-name="T376">н вроде как и вправду спрашивает у неё совета. </text:span><text:span text:style-name="T394">На <text:s/>вопросы </text:span><text:span text:style-name="T395">такого рода </text:span><text:span text:style-name="T396">тратит он своё</text:span><text:span text:style-name="T395"> </text:span><text:span text:style-name="T394"><text:s/>время? </text:span><text:span text:style-name="T397">Как же насчёт Ракеты, </text:span><text:span text:style-name="T398">Пустых, опасного младенчес</text:span><text:span text:style-name="T399">т</text:span><text:span text:style-name="T398">ва его нации?</text:span></text:p>
      <text:p text:style-name="P110"><text:span text:style-name="T1183">– Что </text:span><text:span text:style-name="T235">может</text:span><text:span text:style-name="T1184"> значить для тебя Блисеро?</text:span>– <text:span text:style-name="T1184">Вот что она в результате спросила.</text:span></text:p>
      <text:p text:style-name="P111"><text:span text:style-name="T1185">Он не раздумывал долго.</text:span> <text:span text:style-name="T1186">Ему часто представлялось появление Вопрошающего. «Тут я бы должен был вывести тебя на балкон. Какую-нибудьь палубу наблюдения. Я бы показал тебе Ракетен-Штадт. Плексигласовые карты связей, что мы поддерживаем по всей Зоне. Подпольные школы, систему распределения продовольствия, лекарств… Мы бы взглянули вниз на комнаты персонала, центры коммуникаций, <text:s/>лаборатории, клиники, я бы сказал—»</text:span></text:p>
      <text:p text:style-name="P112">– <text:span text:style-name="T1187">Я всему этому поверю, если только вы</text:span>—</text:p>
      <text:p text:style-name="P113">– <text:span text:style-name="T236">Отрицательный</text:span><text:span text:style-name="T1188">. Не тот случай. Я бы сказал: вот чем я стал. Отчуждённая фигура на некотором отдалении и возвышении...</text:span>– <text:span text:style-name="T1189">который смотрит на Ракетен-Штадт янтарными вечерами, с промытой и темнеющей пеленой облаков позади него</text:span>— <text:span text:style-name="T1190">который утратил всё, кроме этой точки наблюдения. Нет ни одного сердца, нигде теперь, ни одного не осталось человеческого сердца, в котором бы я существовал. Знаете каково чувствовать это?</text:span></text:p>
      <text:p text:style-name="P257">Он лев, этот человек, эго-сдвинутый<text:span text:style-name="T1016">—но не смотря ни на что он нравится Катье. «о если бы он всё ещё был бы жив—»</text:span></text:p>
      <text:p text:style-name="P114">–<text:span text:style-name="T1191">Невозможно предугадать. У меня есть письма, написанные им, когда он покинул город. Он менялся. Ужасно. Вы спрашиваете что он мог значить для меня. Мой стройны белый землепроходец, двадцать лет превращавшийся в больного и старого</text:span>—<text:span text:style-name="T1192">последнее сердце, в котором для меня ещё мог храниться уголок</text:span>—<text:span text:style-name="T1193">менялся, жаба в принца, принц в баснословного монстра…. «если он ещё жив», он мог измениться до полной для нас неузнаваемости. Мы могли бы проехать под ним в небе сегодня, но так и не увидеть. Что бы ни произошло в конце, он превзошёл. <text:s/>Даже если он всего лишь погиб. Он вышел за пределы </text:span><text:span text:style-name="T237">своей</text:span><text:span text:style-name="T1193"> боли, своего </text:span><text:span text:style-name="T237">греха</text:span><text:span text:style-name="T139">—</text:span><text:soft-page-break/><text:span text:style-name="T1194">загнанный глубоко в их владения, в контроль, синтез и контроль, дальше чем— ну, он чуть не сказал «мы», однако «я» подходит лучше, в конце концов,</text:span>– <text:span text:style-name="T1195">я не превзошёл, я всего лишь вознесён. Это должно быть настолько пустым, как только может быть: это хуже, чем тебе скажет, что ты не умрёшь тот, кому ты не веришь….</text:span></text:p>
      <text:p text:style-name="P258">Да он значит для меня, очень много. <text:span text:style-name="T1196">Он прежнее «я», дорогой альбатрос, с которым немогу расстаться. </text:span></text:p>
      <text:p text:style-name="P115">– <text:span text:style-name="T1197">А я?</text:span>– <text:span text:style-name="T1197">Она рассчитывает, что он ожидает от неё прозвучать как женщина 1940-х.</text:span>– <text:span text:style-name="T1197">И я,</text:span>– <text:span text:style-name="T1197">вот уж право. Но она не может придумать другого способа сходу помочь ему, позволить ему момент утешения….</text:span></text:p>
      <text:p text:style-name="P116">– <text:span text:style-name="T1198">Вы, бедная Катье. Ваша история всего печальней.</text:span>– <text:span text:style-name="T1198">Она поднимает взгляд проследить как именно он станет над ней издеваться. Её ошеломил вид слёз вместо этого бегущих, бегущих по его щекам.</text:span>–<text:span text:style-name="T139"> </text:span><text:span text:style-name="T238">Вас всего лишь освободили</text:span><text:span text:style-name="T1199">,</text:span>– <text:span text:style-name="T1199">его голос прерывается на последнем слове, его лицо смелось вперёд на миг в клетку рук, потом снова из клетки на попытку её собственного беззаботно вальсирующего смеха висельника. О нет, он же не обернётся тоже глупым для неё? То что ей нужно именно в этот момент её жизни, от </text:span><text:span text:style-name="T238">какого-то</text:span><text:span text:style-name="T1199"> мужчины в её жизни, это стабильность, умственное здоровье и сила характера. Не то.</text:span>– <text:s/><text:span text:style-name="T1200">Я говорил Слотропу, что он свободен, тоже. Я говорю любому, кто возможно услышит. Я говорю им, как говорю вам: вы свободны. Вы свободны. Вы свободны….</text:span></text:p>
      <text:p text:style-name="P117">– <text:span text:style-name="T1201">Как может моя история быть печальней такого?</text:span>– <text:span text:style-name="T1201">Бессовестная девчонка, она не подыгрывает ему, она действительно флиртует с ним сейчас, любой из приёмов которым осветление волос и курсивная вязь девичества её обучили, лишь бы не окунуться в его черноту. Поймите, это не его чернота, а её собственная—недопустимая темень, которую она пытается приписать на момент Енцину, нечто за пределами даже уж центра рощи Пана, нечто отнюдь не пасторальное, а городское, набор способов которыми естественные силы отводятся в сторону, втаптываются, очищаются или сливаются в землю и становятся совсем как злобный мертвец: Клиппот, которого Вайсман «превзошёл», души чей переход на ту сторону оказался настолько плохим, что они утратили всю свою доброту по пути в синей молнии (долгие морские борозды её зыби), и превратились в полоумных убийц и насмешников с невразумительными вскликами в пустоте, сухощавыми и оголённо тощими как крысы—городская тьма это её собственная, наслоённая темень, в которой всё растекается в разные стороны, и ничто не начинается, ничто не кончается. Но с течением времени там становится громче. Встряхивается в её сознание.</text:span></text:p>
      <text:p text:style-name="P118">– <text:span text:style-name="T1202">Флиртуйте, коли есть охота,</text:span>– <text:span text:style-name="T1203">Енцин сейчас изыскан как тот Гэри Грант,</text:span>– <text:span text:style-name="T1204">но будьте готовы к тому, что вас воспримут всерьёз.</text:span>– <text:span text:style-name="T1204">О, </text:span><text:span text:style-name="T239">хо</text:span><text:span text:style-name="T1204">. А вота и оно на чё вы, люди, посходились.</text:span></text:p>
      <text:p text:style-name="P426">Но не обязательно. Его горечь (всё надлежаще заактировано <text:span text:style-name="T1205">в Германских архивах, которые могут, однако, быть уже уничтожены) засела слишком глубоко для неё, правда. Он должен был освоить тысячу масок (поскольку Город продолжает маскировать себя против вторжений, которые мы часто и не видим, не знаем чем кончаются, молчащие и незамеченные революции в складских районах, где стены глухие, на участках где трава растёт густо), и эта вот, нет сомнений, этот Учтивец В Летах Экзотичный, одна из них. </text:span></text:p>
      <text:p text:style-name="P119">– <text:span text:style-name="T1206">Я не знаю как быть.</text:span>– <text:span text:style-name="T1206">Она поднимается в долгом, долгом пожатии плечами и начинает прохаживаться грациозно по комнате. Её давнишний стиль: девушка около 16 которая думает, что все на неё смотрят. Её волосы спадают словно капюшон. Руки часто соприкасаются.</text:span></text:p>
      <text:p text:style-name="P120">– <text:span text:style-name="T1207">Вам незачем углубляться в это дальше, чем определить местонахождение Слотропа,</text:span>– <text:span text:style-name="T1208">он опамятовался сказать ей наконец,</text:span>– <text:span text:style-name="T1209">Всё что вам </text:span><text:span text:style-name="T240">нужно</text:span><text:span text:style-name="T1209"> это поддерживать связь с нами, и ждать когда он снова покажется. Зачем беспокоиться об остальном?</text:span></text:p>
      <text:p text:style-name="P121">– <text:span text:style-name="T1210">Потому что у меня такое чувство,</text:span>– <text:span text:style-name="T1210">её голос, возможно так и задумано, совсем нерешительный,</text:span>– <text:span text:style-name="T1210">что «остальное» как раз то, что мне следует делать. Я не хочу уйти с каким-то мелким выигрышем. Я просто хочу</text:span>—<text:span text:style-name="T1211">ну не знаю, вернуть ему долг за осьминога или что-то такое. Разве не должна я знать </text:span><text:span text:style-name="T241">почему</text:span><text:span text:style-name="T1211"> он тут, что я делала ему, для них? Как можно Их </text:span><text:soft-page-break/><text:span text:style-name="T1211">остановить? Как долго я смогу отделываться лёгкой работой, дёшево отделываться? </text:span><text:span text:style-name="T241">Не должна ли</text:span><text:span text:style-name="T1211"> я пройти до самого конца?</text:span></text:p>
      <text:p text:style-name="P121"/>
      <text:p text:style-name="P686">Её мазохизм [писал Вайсман из Гааги] <text:span text:style-name="T1212">опора для неё. Что её всё ещё можно ранить, что она человек и может плакать от боли. Потому что, часто, она забывает. Я могу лишь гадать насколько ужасно это должно быть…. Поэтому ей нужен хлыст. Она подставляет зад не из покорности, а от отчаяния—как твои страхи импотенции, и мои: может он ещё… а если подведёт… Но от истинной покорности, от того чтобы отпустить своё «я» и перейти во Всё, тут нет ничего, только не у Катье. Она не та жертва, которую я бы выбрал покончить с <text:s/>этим. Возможно, перед концом появится другой. Возможно я размечтался… Я не для того тут, не так ли, чтоб исполнять </text:span><text:span text:style-name="T242">её</text:span><text:span text:style-name="T1212"> фантазии!</text:span></text:p>
      <text:p text:style-name="P119"/>
      <text:p text:style-name="P388"><text:span text:style-name="T376">– </text:span><text:span text:style-name="T400">Вам назначено выжить. Да, возможно. Неважно сколько боли вы хотите себе причинить, вам всё же всегда удастся прорваться. В вашей воле избрать насколько приятным будет </text:span><text:span text:style-name="T401">каждый переход. Обычно это достаётся в награду. </text:span><text:span text:style-name="T402">Не стану спрашивать за что. Мне жаль, но похоже вы и </text:span><text:span text:style-name="T403">вправду </text:span><text:span text:style-name="T402">сами не знаете. </text:span><text:span text:style-name="T404">Потому-то ваша участь </text:span><text:span text:style-name="T367">самая</text:span><text:span text:style-name="T404"> печальная.</text:span></text:p>
      <text:p text:style-name="P122"><text:span text:style-name="T1213">– </text:span><text:span text:style-name="T243">Награда</text:span>— <text:span text:style-name="T1214">она вот-вот взорвётся.</text:span>– <text:span text:style-name="T1214">Это пожизненный приговор. Если по-вашему это награда, то кем вы считаете меня?</text:span></text:p>
      <text:p text:style-name="P123">– <text:span text:style-name="T1215">Политическое ничто.</text:span></text:p>
      <text:p text:style-name="P123">– <text:span text:style-name="T1215">Чёрный ублюдок</text:span></text:p>
      <text:p text:style-name="P124">– <text:span text:style-name="T1215">Совершенно верно.</text:span>– <text:span text:style-name="T1216">Он позволил ей высказать правду. Часы бьют в каменном углу.</text:span>– <text:span text:style-name="T1217">У нас есть кое-кто из бывших в Блисеро в Мае. Перед самым концом. Вам не обязательно—</text:span></text:p>
      <text:p text:style-name="P125">– <text:span text:style-name="T1218">Придти и слушать, да, Оберст. Но я хочу.</text:span></text:p>
      <text:p text:style-name="P259">Он поднимается, сгибает свою официальную и джентльменскую руку, усмехаясь насторону и чувствуя себя клоуном. Её же улыбчивость направлена вверх, как у вредной Офелии только что увидевшей страну сумасшедшего <text:span text:style-name="T1219">и теперь не терпится покинуть двор. </text:span></text:p>
      <text:p text:style-name="P260">Обратная связь, улыбка-на-улыбку, уточнения, колебания: <text:span text:style-name="T1220">всё это сваливается в </text:span><text:span text:style-name="T244">мы никогда не узнаем друг друга</text:span><text:span text:style-name="T1220">. Сияющие, незнакомцы, ла-ла-ла, вышли выслушать про конец человека, что мы оба любили, и мы незнакомцы в кино, обречённые на разные ряды, проходы, выходы, дорогу домой.</text:span></text:p>
      <text:p text:style-name="P261">Далеко в другом коридоре громкое сверло надрывается, дымит, перед тем как заклинит<text:span text:style-name="T1222">ь</text:span>. <text:span text:style-name="T1221">Подносы кафетерия и стальная посуда позвякивают, невинный и добрый звук позади знакомых областей пара, жира на грани прокисания, сигаретного дыма, шума воды, средства мытья—кафетерий посреди дня.</text:span></text:p>
      <text:p text:style-name="P262">Ещё есть за что держаться….</text:p>
      <text:p text:style-name="P262"><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264">Вам подавай причину и последствие. Хорошо. Танаца смыло за борт тем же штормом, что унёс Слотропа с <text:span text:style-name="T139">Анубиса</text:span>. <text:s/><text:span text:style-name="T1223">Его спас Польский гробовщик на весельной лодке, выплыл в эту штормовую ночь посмотреть сможет ли его трахнуть молния. На гробовщике, в надежде что это притянет электричество, сложный металлический костюм, что-то вроде как для водолаза, и каска Вермахта, в которой он понасверливал пару сот дырок и продел гайки, болты, пружины и токопроводящие палочки всякого вида, так что он испускает звон всякий раз, когда кивает или качает головой, что с ним часто бывает. Он бинарный собеседник в полном смысле, что ни спроси в ответ лишь да или нет, и двуцв</text:span><text:span text:style-name="T40">е́</text:span><text:span text:style-name="T1223">тные шахматные доски странных контуров и фактуры прямо-таки цветут в ночном ливне вокруг него и Танаца. С момента как он прочитал листовку Американской пропаганды про Бенджамина Франклина, воздушный змей, гроза и разряд, гробовщик одержим этим делом, чтоб его трахнула молния по голове. Во всей Европе, озарило </text:span><text:soft-page-break/><text:span text:style-name="T1223">его однажды ночью (хотя не той вспышкой на какую надеялся), в эту самую минуту, найдутся сотни, кто знает, может, тысячи людей <text:s/>в общей толпе, трахнутых молнией и выживших. Что </text:span><text:span text:style-name="T245">они</text:span><text:span text:style-name="T1223"> могли бы порассказать!</text:span></text:p>
      <text:p text:style-name="P265">Листовка обошла молчанием то, что Бенджамин Франклин был также Масоном <text:span text:style-name="T1224">и предавался космическим формам хохмачества, среди которых Соединённые Штаты Америки вполне могли быть одной.</text:span></text:p>
      <text:p text:style-name="P266">В общем, тут всё дело в протяжённости. <text:span text:style-name="T1225">Жизнь большинства людей имеет подъёмы и спады, все относительно постепенные, синусоидальная кривая с первыми производными у каждой точки. Это те, кого никогда не трахает молния. Тут и близко нет идеи катаклизма. Зато действительно трахнутые переживают небывалый момент, обрыв протяжённости в кривой жизни—вам известно </text:span><text:span text:style-name="T246">какова</text:span><text:span text:style-name="T1225"> скорость в точке соскока с кривой? </text:span><text:span text:style-name="T246">Вечность</text:span><text:span text:style-name="T1225">, вот какая! А и сразу после точки </text:span><text:span text:style-name="T246">минус</text:span><text:span text:style-name="T1225"> вечность! Как вам </text:span><text:span text:style-name="T246">такое</text:span><text:span text:style-name="T1225"> для нежданных перемен, а? Бесконечность миль в час сменяется той же скоростью в </text:span><text:span text:style-name="T246">обратном</text:span><text:span text:style-name="T1225"> направлении, всё это за </text:span><text:span text:style-name="T1227">Δ</text:span><text:span text:style-name="T1325">t поперёк точки не шире вошьей жопы или волоска рыжей пизды. Вот что значит трахнуться молнией, народ! </text:span><text:span text:style-name="T1326">Вас заносит на острый как игла пик горы, </text:span><text:span text:style-name="T1327">и не думайте будто там не ширяют бородатые грифы </text:span><text:span text:style-name="T1328">в зловеще красных высотах вокруг, </text:span><text:span text:style-name="T1329">что только и ждут случая сцапать вас. </text:span><text:span text:style-name="T1330">О да. Их пилотируют голоспинные гомы </text:span><text:span text:style-name="T1331">в пластмассовых масочках на глазах, </text:span><text:span text:style-name="T1332">что типа случайно повторяют знак бесконечность: </text:span><text:span text:style-name="T1228">∞</text:span><text:span text:style-name="T1334">. </text:span><text:span text:style-name="T1335">Человечки с негодяйскими бровями, </text:span><text:span text:style-name="T1336">острыми ушами, а са</text:span><text:span text:style-name="T1337">м</text:span><text:span text:style-name="T1336">и лысые, </text:span><text:span text:style-name="T1337">хоть есть и одевшие иностранный головной прибор, вовсе не повседневную зелёную федору Робин Гуд</text:span><text:span text:style-name="T1340">а</text:span><text:span text:style-name="T1337">, нет, им подавай шляпы </text:span><text:span text:style-name="T1528">Кармен Миранды</text:span><text:span text:style-name="T1337">, например, </text:span><text:span text:style-name="T1338">из бананов, папай, виноградных гроздьев, </text:span><text:span text:style-name="T1339">груш, ананасов, манго, охренеть,</text:span><text:span text:style-name="T1340"> из </text:span><text:span text:style-name="T1529">арбузов </text:span><text:span text:style-name="T1340">даже</text:span><text:span text:style-name="T1341">—</text:span><text:span text:style-name="T1342">и есть остроконечные Вильгельм-шлемы из Первой Мировой Войны, </text:span><text:span text:style-name="T1343">и чепчики младенцев и поперечные треуголки Наполеона с «Н» и без «Н» спереди, </text:span><text:span text:style-name="T1344">не говоря уже про красные костюмчики и </text:span><text:span text:style-name="T1345">зелёные накидки, </text:span><text:span text:style-name="T1346">и тут они склоняются к ушам своих безжалостных птиц, </text:span><text:span text:style-name="T1347">пришёптывают как жокеи, готовые схватить тебя, </text:span><text:span text:style-name="T1348">диковину, прямо как ту жертвенную обезьяну с небоскрёба </text:span><text:span text:style-name="T1349">Импайр Стейт, да только упасть тебе не дадут, </text:span><text:span text:style-name="T1350">унесут тебя прочь, в места откуда присланы как агенты. </text:span><text:span text:style-name="T1351">Там всё </text:span><text:span text:style-name="T1530">выглядит</text:span><text:span text:style-name="T1351"> как в мире </text:span><text:span text:style-name="T1352">оставленном тобой, </text:span><text:span text:style-name="T1353">но будет уже по-</text:span><text:span text:style-name="T1352">друго</text:span><text:span text:style-name="T1353">му</text:span><text:span text:style-name="T1352">. </text:span><text:span text:style-name="T1353">Между совпадающим и тем самым </text:span><text:span text:style-name="T1354">появилась как бы ещё прослойка схожего доступная лишь молние-головым. </text:span><text:span text:style-name="T1355">Другой мир наложен поверх предыдущего, </text:span><text:span text:style-name="T1359">а</text:span><text:span text:style-name="T1356"> с виду не отличишь. Ха-</text:span><text:span text:style-name="T1531">ха</text:span><text:span text:style-name="T1356">! </text:span><text:span text:style-name="T1357">Но молние-трахнутые знают! </text:span><text:span text:style-name="T1358">Даже если могут и не </text:span><text:span text:style-name="T1532">знать</text:span><text:span text:style-name="T1358"> всё равно знают. </text:span><text:span text:style-name="T1359">Вот что </text:span><text:span text:style-name="T1360">и </text:span><text:span text:style-name="T1359">вышел этот гробовщик проверить в шторм той ночью. <text:s/></text:span></text:p>
      <text:p text:style-name="P267"><text:span text:style-name="T1350">И</text:span><text:span text:style-name="T1333">нтересуется </text:span><text:span text:style-name="T1361">ли </text:span><text:span text:style-name="T1333">он всеми теми иными мирами, что посылают своих гномиков полпредов </text:span><text:span text:style-name="T1361">на орлиных спинах? Фиг там. </text:span><text:span text:style-name="T1362">И вовсе не собирается писать классический труд по антропологии, </text:span><text:span text:style-name="T1363">о суб-культуре молне-трахов, даже со своей тайной организацией, рукопожатия с острым тычком ногтями, </text:span><text:span text:style-name="T1364">частный ежемесячник </text:span><text:span text:style-name="T1534">Сбережённая Копейка</text:span><text:span text:style-name="T1364"> (что выглядит вполне невинно, старина Бен Франклин после инфляции, если только ты не знаешь вторую половину пословицы: «...</text:span><text:span text:style-name="T1369">это </text:span><text:span text:style-name="T1364">промышленные запасы меди». </text:span><text:span text:style-name="T1365">С подзаголовком реальной цитаты медного магната Марка Ханна: «Ты занимался политикой достаточно долго, чтобы знать что ни один человек на службе обществу не должен обществу ничего».</text:span><text:span text:style-name="T1364"> </text:span><text:span text:style-name="T1366">Так что на самом деле название журнала </text:span><text:span text:style-name="T1533">Достаточно Долго</text:span><text:span text:style-name="T1366">, </text:span><text:span text:style-name="T1367">о чём Те, Кто Знает знают. </text:span><text:span text:style-name="T1368">Текст в каждом номере ежемесячника, если вывернуть таким макаром, несёт немало интересных сообщений</text:span><text:span text:style-name="T1369">).</text:span><text:span text:style-name="T1368"> </text:span><text:span text:style-name="T1370">Для тех кто не в курсе, это всего лишь </text:span><text:span text:style-name="T1371">приятный бюллетень новостей небо</text:span><text:span text:style-name="T1372">л</text:span><text:span text:style-name="T1371">ьшого клуба</text:span><text:span text:style-name="T1341">—</text:span><text:span text:style-name="T1372">Джед Планкит утроил барбекю для Отделения Айовы в последний уик-энд Апреля. </text:span><text:span text:style-name="T1373">Слыхал про Турнир Силы Тока, Джед. Не повезло! Но к следующему Барбекю вернёшься как новенький… </text:span><text:span text:style-name="T1374">Минни Калкинс (Отделение 1.793) вышла замуж в Пасхальное Воскресенье </text:span><text:span text:style-name="T1375">за продавца дверей-сеток из Калифорнии. </text:span><text:span text:style-name="T1376">Можно лишь сожалеть, что он до сих пор не подходит для Членства. Но <text:s/>вокруг столько </text:span><text:span text:style-name="T1535">мохнатых сейфов</text:span><text:span text:style-name="T1376">, что сетки им не помешают!…</text:span><text:span text:style-name="T1377">. </text:span><text:span text:style-name="T1378">Ваш Редактор получил много, очень много «Шо за дела </text:span><text:span text:style-name="T1379">ващще</text:span><text:span text:style-name="T1378">?» относительно </text:span><text:span text:style-name="T1379">Весеннего Съезда в Декатуре, где всё освещение погасло в момент благословения. </text:span><text:span text:style-name="T1380">Рад сообщить теперь, что причина наконец отслежена до гигантского скачка в электролинии,</text:span><text:span text:style-name="T1341">– «</text:span><text:span text:style-name="T1380">Типа электрической приливной волны»»,</text:span><text:span text:style-name="T1341">– </text:span><text:span text:style-name="T1380">грит Хенк Фафнер, наш </text:span><text:soft-page-break/><text:span text:style-name="T1380">инженер-на-месте-проишествия,</text:span><text:span text:style-name="T1341">– «</text:span><text:span text:style-name="T1380">до единой лампочки все перегорели, весь потолок из почернелых стерильных яиц».</text:span><text:span text:style-name="T1341">– </text:span><text:span text:style-name="T1381">Просто поэт, Хенк! Теперь только б узнать </text:span><text:span text:style-name="T1536">что</text:span><text:span text:style-name="T1381"> стало причиной скачка</text:span><text:span text:style-name="T1341">—</text:span></text:p>
      <text:p text:style-name="P267"><text:span text:style-name="T1382">Но есть ли дело Польскому гробовщику в весельной лодке до взламывания данного кода, </text:span><text:span text:style-name="T1383">тайных организаций и</text:span><text:span text:style-name="T1385">ли</text:span><text:span text:style-name="T1383"> опозна</text:span><text:span text:style-name="T1385">нн</text:span><text:span text:style-name="T1383">ых суб-культур? </text:span><text:span text:style-name="T1384">Нет, ему пофиг. </text:span><text:span text:style-name="T1382"><text:s/></text:span><text:span text:style-name="T1385">Им движет предположение, что общение с такими людьми поможет ему </text:span><text:span text:style-name="T1537">в его деле</text:span><text:span text:style-name="T1385">.</text:span><text:span text:style-name="T1380"> </text:span><text:span text:style-name="T1386">Вы </text:span><text:span text:style-name="T1538">это</text:span><text:span text:style-name="T1386"> догоняете, чуваки? </text:span><text:span text:style-name="T1387">Он хочет знать как ведут себя люди до и после удар</text:span><text:span text:style-name="T1388">ов</text:span><text:span text:style-name="T1387"> молни</text:span><text:span text:style-name="T1388">и, чтобы понять как правильнее обходиться с членами семьи покойного. </text:span></text:p>
      <text:p text:style-name="P126"><text:span text:style-name="T1350">– </text:span><text:span text:style-name="T1389">Ты извращаешь великое открытие на потребу ко</text:span><text:span text:style-name="T1391">м</text:span><text:span text:style-name="T1389">мерции,</text:span><text:span text:style-name="T1333">– </text:span><text:span text:style-name="T1390">грит Танац ступая на берег.</text:span><text:span text:style-name="T1333">– </text:span><text:span text:style-name="T1391">Ты должен стыдиться самого себя.</text:span><text:span text:style-name="T1333">– </text:span><text:span text:style-name="T1392">Не минуло и пяти минут как он во</text:span><text:span text:style-name="T1393">ш</text:span><text:span text:style-name="T1392">ёл в город на </text:span><text:span text:style-name="T1393">краю болота, когда хрясь </text:span><text:span text:style-name="T1539">ККАХХАНН</text:span><text:span text:style-name="T1393">! хрясьхрясь хрясь </text:span><text:span text:style-name="T1394">чудовищный взрыв света и грома </text:span><text:span text:style-name="T1395">сотряс воду позади где гробовщик, </text:span><text:span text:style-name="T1396">разозлённый тем, что считает неблагодарность, гребёт прочь</text:span></text:p>
      <text:p text:style-name="P127"><text:span text:style-name="T1396">– </text:span><text:span text:style-name="T1397">О,</text:span><text:span text:style-name="T1333">– </text:span><text:span text:style-name="T1397">доносится его ослабелый голос,</text:span><text:span text:style-name="T1333">– </text:span><text:span text:style-name="T1397">О, хо! О-хо-хо-хо-</text:span><text:span text:style-name="T1540">хо</text:span><text:span text:style-name="T1397">!</text:span></text:p>
      <text:p text:style-name="P128"><text:span text:style-name="T1397">– </text:span><text:span text:style-name="T1398">Тут никто не живёт кроме нас,</text:span><text:span text:style-name="T1333">– </text:span><text:span text:style-name="T1398">Некая твёрдая фигура, шепчущий силуэт, цвета древесного угля, материализовался на пути Танаца.</text:span><text:span text:style-name="T1333">– </text:span><text:span text:style-name="T1399">Мы не причиняем вреда гостям, но тебе лучше избрать другой путь.</text:span></text:p>
      <text:p text:style-name="P268"><text:span text:style-name="T1399">О</text:span><text:span text:style-name="T1333">ни это 175 лагерных заключённых за гомосексуализм. </text:span><text:span text:style-name="T1400">Они пришли на север из лагеря Дора в Норденхаузен, </text:span><text:span text:style-name="T1401">на север пока не кончилась земля, </text:span><text:span text:style-name="T1402">основали общину из одних мужчин между болотом и устьем Одера. При нормальных обстоятельствах, Танац посчитал бы это раем, </text:span><text:span text:style-name="T1403">не будь настолько невыносимым для каждого из них расставание с Дорой</text:span><text:span text:style-name="T1341">—</text:span><text:span text:style-name="T1403">Дора была их домом и они тоскуют по родине. </text:span><text:span text:style-name="T1404">Их «освобождение» стало изгнанием. Так что тут, на новом месте, они создали гипотетическую SS цепочку подчинения—не ограничиваясь уже теми тюремщиками, что предоставила Судьбина, они теперь смогли создать действительно </text:span><text:span text:style-name="T1541">мокрожопых</text:span><text:span text:style-name="T1404"> вымышленных Нацистских игровых партнёров, </text:span><text:span text:style-name="T1405">от </text:span><text:span text:style-name="T1542">Schutzhäftlingsführer</text:span><text:span text:style-name="T1543">’</text:span><text:span text:style-name="T1542">а</text:span><text:span text:style-name="T1405"> до </text:span><text:span text:style-name="T1542">Blockführer</text:span><text:span text:style-name="T1543">’</text:span><text:span text:style-name="T1542">а</text:span><text:span text:style-name="T1405">, </text:span><text:span text:style-name="T1406">и выбрали внутреннюю иерархию себе тоже: </text:span><text:span text:style-name="T1544">Lager</text:span><text:span text:style-name="T1406"> </text:span><text:span text:style-name="T1407">и</text:span><text:span text:style-name="T1406"> </text:span><text:span text:style-name="T1544">Blockältester, Kapo, Vorarbeiter, Stubendienst, Läufer</text:span><text:span text:style-name="T1406"> </text:span><text:span text:style-name="T1407">(что означает бегун или посыльный, но так случилось, что </text:span><text:span text:style-name="T1408">на</text:span><text:span text:style-name="T1407"> Немецком это ещё и название шахматного слона… </text:span><text:span text:style-name="T1408">если вам приходилось вдет его бегущим через мокрые луга </text:span><text:span text:style-name="T1409">очень ранним утром, его красное одеяние вьётся и полощется потемнев почти до цвета коры дерева между заводнённых низин, </text:span><text:span text:style-name="T1410">у вас появилось некоторое понятие </text:span><text:span text:style-name="T1411">о его истинном назначении тут в общине</text:span><text:span text:style-name="T1341">—</text:span><text:span text:style-name="T1412">он носитель священных стратегий, </text:span><text:span text:style-name="T1413">меморандумов совести, и при его приближении по тростниковым равнинам утра </text:span><text:span text:style-name="T1414">вы схвачены за склонённый загривок и ошелестаны побочными волнами Великого Мигаt—потому что </text:span><text:span text:style-name="T1545">Läufer</text:span><text:span text:style-name="T1414"> здесь священней всего, </text:span><text:span text:style-name="T1415">это он носит послания в загубленный интерфейс между зримым Лагерем и невидимыми SS).</text:span></text:p>
      <text:p text:style-name="P269"><text:span text:style-name="T1415">З</text:span><text:span text:style-name="T1333">авершает данную структуру </text:span><text:span text:style-name="T1527">Schutzhäftlingsführer</text:span><text:span text:style-name="T1333"> Блисеро. </text:span><text:span text:style-name="T1416">Имя смогло продвинуться так далеко на восток, </text:span><text:span text:style-name="T1417">как бы продолжая отступление человека, после его заключительной битвы </text:span><text:span text:style-name="T1418">в Люнебург Хит. </text:span><text:span text:style-name="T1419">Он самый жуткий призрак Зоны. </text:span><text:span text:style-name="T1420">Он злобен, он наполняет собой удлиняющиеся летние ночи. </text:span><text:span text:style-name="T1421">Как заражённый корень он меняется, </text:span><text:span text:style-name="T1422">разрастаясь в сторону зимы, белея, </text:span><text:span text:style-name="T1423">к безделью и голоду. </text:span><text:span text:style-name="T1424">Кого ещё могли избрать 175 себе верховным притеснителем? </text:span><text:span text:style-name="T1425">Власть его абсолютна. </text:span><text:span text:style-name="T1426">И не подумайте будто он и на самом деле не ждёт, возле разбомблённой и ржавеющей газовой фабрики, </text:span><text:span text:style-name="T1427">под винтовыми лестницами, за баками и башнями, </text:span><text:span text:style-name="T1428">ждёт первого рассветного <text:s/>карминно-полого посыльного с известиями как прошла ночь. </text:span><text:span text:style-name="T1429">Ночь его главнейшая забота, так что емуц должны доложить.</text:span></text:p>
      <text:p text:style-name="P270"><text:span text:style-name="T1429">Э</text:span><text:span text:style-name="T1333">то призрачное правление тут SS основано </text:span><text:span text:style-name="T1430">не столько на том, что узники знали в Доре, </text:span><text:span text:style-name="T1431">но на их предположениях о Ракето-структуре в соседнем Mittelwerke. А4, </text:span><text:span text:style-name="T1432">по своему, тоже скрывалась за непроходимой стеной, </text:span><text:span text:style-name="T1433">что </text:span><text:span text:style-name="T1434">от</text:span><text:span text:style-name="T1433">деляла реальную боль и ужас </text:span><text:span text:style-name="T1434">от призванного мучителя. </text:span><text:span text:style-name="T1435">Присутствие </text:span><text:span text:style-name="T1434">Вайсман</text:span><text:span text:style-name="T1435">а</text:span><text:span text:style-name="T1434">/Блисеро </text:span><text:span text:style-name="T1435">проникало сквозь стену, </text:span><text:span text:style-name="T1436">корёжась, подрагивая, в зловонные казармы нар, </text:span><text:span text:style-name="T1437">с тем же переходом в другую форму, как у слов пытающихся пробиться </text:span><text:span text:style-name="T1438">сквозь</text:span><text:span text:style-name="T1437"> сны. </text:span><text:span text:style-name="T1439">То</text:span><text:span text:style-name="T1441">го</text:span><text:span text:style-name="T1439">, что 175 слышали от своих реальных <text:s/></text:span><text:span text:style-name="T1333">SS </text:span><text:span text:style-name="T1439">охранников, было достаточно, </text:span><text:span text:style-name="T1440">чтобы тут же на сесте возвысить Вайсмана</text:span><text:span text:style-name="T1341">—</text:span><text:span text:style-name="T1441">те, его собственное элитарное братство, </text:span><text:span text:style-name="T1546">не знали</text:span><text:span text:style-name="T1441"> что ждать от этого </text:span><text:soft-page-break/><text:span text:style-name="T1441">человека. </text:span><text:span text:style-name="T1442">Когда узники о</text:span><text:span text:style-name="T1443">казывались поблизости, </text:span><text:span text:style-name="T1444">охранники переставали перешёптываться. </text:span><text:span text:style-name="T1445">Но отголоски их страха оставались: </text:span><text:span text:style-name="T1446">страх не перед Вайсманом лично, </text:span><text:span text:style-name="T1447">но страх самого времени, </text:span><text:span text:style-name="T1448">времени настолько отчаянного, что </text:span><text:span text:style-name="T1547">он</text:span><text:span text:style-name="T1448"> </text:span><text:span text:style-name="T1449">мог теперь ходить по Mittelwerke</text:span><text:span text:style-name="T1448"> </text:span><text:span text:style-name="T1449">как по своей собственности, </text:span><text:span text:style-name="T1450">времени, которое облекло его властью не имевшейся в Аушвице или Бухенвальде,</text:span><text:span text:style-name="T1451">власти недоступной им….</text:span></text:p>
      <text:p text:style-name="P271"><text:span text:style-name="T1451">П</text:span><text:span text:style-name="T1333">ри звуках имени Блисеро сейчас, жопа Танаца малость напряглась. </text:span><text:span text:style-name="T1452">Не </text:span><text:span text:style-name="T1454">то</text:span><text:span text:style-name="T1452">, что</text:span><text:span text:style-name="T1454">бы</text:span><text:span text:style-name="T1452"> он </text:span><text:span text:style-name="T1454">подумал</text:span><text:span text:style-name="T1452"> будто и</text:span><text:span text:style-name="T1454">м</text:span><text:span text:style-name="T1452">я <text:s/>подставлено нарочно или ещё там что. Паранойя не главная проблема </text:span><text:span text:style-name="T1453">у</text:span><text:span text:style-name="T1452"> Танаца. </text:span><text:span text:style-name="T1454">Его беспокоит </text:span><text:span text:style-name="T1548">напоминание ему вообще</text:span><text:span text:style-name="T1341">—</text:span><text:span text:style-name="T1454">напоминание, что не получил и слова, с того полудня в Хите на запуске 00000, о нынешнем статусе Блисеро</text:span><text:span text:style-name="T1341">—</text:span><text:span text:style-name="T1455">жив или мёртв, властитель иль в бегах. </text:span><text:span text:style-name="T1456">Он даже не знает что он предпочёл бы. </text:span><text:span text:style-name="T1454"><text:s/></text:span><text:span text:style-name="T1457">Пока </text:span><text:span text:style-name="T1549">Анубис</text:span><text:span text:style-name="T1457"> </text:span><text:span text:style-name="T1458">держал</text:span><text:span text:style-name="T1457"> свой путь, </text:span><text:span text:style-name="T1459">не </text:span><text:span text:style-name="T1458">нуж</text:span><text:span text:style-name="T1459">но</text:span><text:span text:style-name="T1458"> было выб</text:span><text:span text:style-name="T1459">и</text:span><text:span text:style-name="T1458">рать: </text:span><text:span text:style-name="T1460">память могла остаться настолько далеко позади, </text:span><text:span text:style-name="T1461">что однажды «реальность» больше не будет иметь значения. Конечно, так и было. Конечно, ничего такого не было.</text:span></text:p>
      <text:p text:style-name="P129"><text:span text:style-name="T1461">– </text:span><text:span text:style-name="T1462">Мы </text:span><text:span text:style-name="T1463">думаем</text:span><text:span text:style-name="T1462">, он </text:span><text:span text:style-name="T1463">всё ещё</text:span><text:span text:style-name="T1462">,</text:span><text:span text:style-name="T1333">– </text:span><text:span text:style-name="T1462">представитель города говорит Танацу,</text:span><text:span text:style-name="T1333">– </text:span><text:span text:style-name="T1462">жив и <text:s/>в бегах. </text:span><text:span text:style-name="T1464">Время от времени до нас доходят слухи о чём-то—</text:span><text:span text:style-name="T1465">вполне совпадает с Блисеро. </text:span><text:span text:style-name="T1466">Так что мы ждём. Он нас найдёт. </text:span><text:span text:style-name="T1467">У него тут заготовка основы власти, его дожидается.</text:span></text:p>
      <text:p text:style-name="P130"><text:span text:style-name="T1397">– </text:span><text:span text:style-name="T1468">А если он не останется?</text:span><text:span text:style-name="T1333">– </text:span><text:span text:style-name="T1468">чисто из подлости,</text:span><text:span text:style-name="T1333">– </text:span><text:span text:style-name="T1468">что если он над вами смеётся и проходит мимо?</text:span></text:p>
      <text:p text:style-name="P131"><text:span text:style-name="T1468">– </text:span><text:span text:style-name="T1469">Тогда у меня нет объяснений,</text:span><text:span text:style-name="T1333">– </text:span><text:span text:style-name="T1469">говорящий начинает пятится обратно в дождь,</text:span><text:span text:style-name="T1333">– </text:span><text:span text:style-name="T1469">тут просто вера.</text:span></text:p>
      <text:p text:style-name="P272"><text:span text:style-name="T1469">Т</text:span><text:span text:style-name="T1333">анац, который клялся, что никогда больше не станет отыскивать Блисеро, </text:span><text:span text:style-name="T1470">ни за что после 00000, ощущает плашмя приставленное лезвие жути. «Кто у вас посыльный?»</text:span><text:span text:style-name="T1341">– </text:span><text:span text:style-name="T1470">вскрикивает он.</text:span></text:p>
      <text:p text:style-name="P132"><text:span text:style-name="T1470">– </text:span><text:span text:style-name="T1471">Иди сам,</text:span><text:span text:style-name="T1333">– </text:span><text:span text:style-name="T1471">цедится шёпот.</text:span></text:p>
      <text:p text:style-name="P133"><text:span text:style-name="T1471">– </text:span><text:span text:style-name="T1472">Куда?</text:span></text:p>
      <text:p text:style-name="P435">– На газовую фабрику.</text:p>
      <text:p text:style-name="P134"><text:span text:style-name="T1472">– </text:span><text:span text:style-name="T1473">Но у меня сообщение для</text:span><text:span text:style-name="T1333">—</text:span></text:p>
      <text:p text:style-name="P436">– Сам передай….</text:p>
      <text:p text:style-name="P273"><text:span text:style-name="T1473">Б</text:span><text:span text:style-name="T1333">елый Анубис, уплыл к спасению. </text:span><text:span text:style-name="T1474">А тут позади, за кормой, остались отвергнутые, плывут и тонут, </text:span><text:span text:style-name="T1475">в трясине и на тверди, несчастные пассажиры на закате, что заблудились </text:span><text:span text:style-name="T1476">бродя наобум в отбросах других, в очистках, в тоскливом барахле воспоминаний—</text:span><text:span text:style-name="T1477">всё за что они вынуждены держаться—барахтаясь, путаясь, подымаясь, падая. </text:span><text:span text:style-name="T1478">Люди за бортом и наши общие обломки….</text:span></text:p>
      <text:p text:style-name="P274"><text:span text:style-name="T1479">Танац остаётся дрожать и злиться в хорошо разошедшемся дожде под аркадой из известняка. </text:span><text:span text:style-name="T1480">Я должен был плыть дальше, хочет он заорать, </text:span><text:span text:style-name="T1481">а вскоре так и делает. «</text:span><text:span text:style-name="T1482">Мне не полагалось </text:span><text:span text:style-name="T1483">быть оставленным с вами отходами….» </text:span><text:span text:style-name="T1484">Где апелляционный суд</text:span><text:span text:style-name="T1475">, </text:span><text:span text:style-name="T1484">что выслушал бы его печальную историю? <text:s/>«</text:span><text:span text:style-name="T1485">Я поскользнулся!» </text:span><text:span text:style-name="T1486">Какой-то кок скопытился в луже элит</text:span><text:span text:style-name="T1487">н</text:span><text:span text:style-name="T1486">ой блевотины и разлил целый </text:span><text:span text:style-name="T1487">оцинкованный </text:span><text:span text:style-name="T1486">ба</text:span><text:span text:style-name="T1487">к кремово-жёлтой куриной тошнотины у правого борта открытой палубы, Танац не увидел, он искал М</text:span><text:span text:style-name="T1488">а</text:span><text:span text:style-name="T1487">ргрету…. </text:span><text:span text:style-name="T1488">Очень жаль, </text:span><text:span text:style-name="T1550">les jeux sont faits</text:span><text:span text:style-name="T1488">, никто не слушает, а </text:span><text:span text:style-name="T1550">Анубис</text:span><text:span text:style-name="T1488"> скрылся. </text:span><text:span text:style-name="T1489">Лучше тут в плавучих обломках, Танац, </text:span><text:span text:style-name="T1490">не угадать кака может попасть золотая рыбка, </text:span><text:span text:style-name="T1491">спроси Оберста Енцина, </text:span><text:span text:style-name="T1492">он знает (есть некий ключ, среди пустошей Мира… </text:span><text:span text:style-name="T1493">и его не найти на бело</text:span><text:span text:style-name="T1495">м</text:span><text:span text:style-name="T1493"> </text:span><text:span text:style-name="T1551">Анубис</text:span><text:span text:style-name="T1552">е,</text:span><text:span text:style-name="T1493"> </text:span><text:span text:style-name="T1494">потому что всё ценное они </text:span><text:span text:style-name="T1495">бросают за </text:span><text:span text:style-name="T1493">борт</text:span><text:span text:style-name="T1495">)</text:span><text:span text:style-name="T1473">.</text:span></text:p>
      <text:p text:style-name="P275"><text:span text:style-name="T1473">И</text:span><text:span text:style-name="T1333">так</text:span><text:span text:style-name="T1341">—</text:span><text:span text:style-name="T1333">Танац на газовой фабрике, перед осмоленной стеной, </text:span><text:span text:style-name="T1496">макрельные глазищи вылупились из мокрой шерсти воротниковой тени, всё чёрно-белое, испуган по полной, </text:span><text:span text:style-name="T1497">дыхание дымится из уголков его рта, когда </text:span><text:span text:style-name="T1498">зелень рассвета занимается там среди </text:span><text:span text:style-name="T1553">gassen</text:span><text:span text:style-name="T1498">.</text:span><text:span text:style-name="T1553"> </text:span><text:span text:style-name="T1554">Его тут не будет, он просто мёртв</text:span><text:span text:style-name="T1499"> просто мёртв? </text:span><text:span text:style-name="T1500">Чем тут не «интерфейс»? сообщающаяся <text:s/>поверхность </text:span><text:span text:style-name="T1501">для </text:span><text:span text:style-name="T1500">двух миров… </text:span><text:span text:style-name="T1502">конечно, но </text:span><text:span text:style-name="T1555">которых двух</text:span><text:span text:style-name="T1502">? </text:span><text:span text:style-name="T1503">И не приходится рассчитывать ни на какой позитивизм, </text:span><text:span text:style-name="T1504">не спасёт, он не срабатывал даже ещё в Берлине, </text:span><text:span text:style-name="T1505">до Войны, на посиделках у Петера Сачсы… </text:span><text:span text:style-name="T1506">он только мешал, раздражал остальных… </text:span><text:span text:style-name="T1507">ширма из слов между ним и сверхъестественным всегда была лишь тактическим ходом… </text:span><text:span text:style-name="T1508">никогда не давала чувствовать себя свободн</text:span><text:span text:style-name="T1509">ее</text:span><text:span text:style-name="T1508"> от… </text:span><text:span text:style-name="T1510">А теперь в этом даже ещё меньше смысла. Он знает, что Блисеро есть.</text:span></text:p>
      <text:p text:style-name="P276"><text:span text:style-name="T1510">Э</text:span><text:span text:style-name="T1333">то не было сном. </text:span><text:span text:style-name="T1511">Тебе же хочется чтоб было. </text:span><text:span text:style-name="T1512">Ещё одна горячка, что рано или поздно пройдёт, </text:span><text:span text:style-name="T1513">отпуская тебя в холодную реальность комнаты… </text:span><text:span text:style-name="T1514">ты не обязан исполнять то долгое запутанное задание, </text:span><text:span text:style-name="T1515">вовсе нет, </text:span><text:span text:style-name="T1516">пойми, это только горячка… </text:span><text:span text:style-name="T1517">это не наяву….</text:span></text:p>
      <text:p text:style-name="P277"><text:soft-page-break/><text:span text:style-name="T1517">Н</text:span><text:span text:style-name="T1333">а этот раз наяву, Блисеро, живой или мёртвый, реален. </text:span><text:span text:style-name="T1518">Танац, сейчас малость чокнутый от страха, </text:span><text:span text:style-name="T1519">хочет спровоцировать его, он больше не в силах ждать, </text:span><text:span text:style-name="T1520">он хочет знать что призовёт Блисеро через интерфейс. </text:span><text:span text:style-name="T1521">Какой визг, какое виляние покорной жопы может привлечь его обратно….</text:span></text:p>
      <text:p text:style-name="P278"><text:span text:style-name="T1521">Н</text:span><text:span text:style-name="T1333">о это привлекло лишь Русскую п</text:span><text:span text:style-name="T1522">о</text:span><text:span text:style-name="T1333">лицию. </text:span><text:span text:style-name="T1522">Имеется рабочее соглашение </text:span><text:span text:style-name="T1523">о невыходе за <text:s/>пределы 175-Штадта, </text:span><text:span text:style-name="T1524">о котором конечно же никто не сказал Танацу. </text:span><text:span text:style-name="T1525">Газовая фабрика пользовалась дурной славой места шумных сходняков пока Русские не провели серию массовых облав. </text:span><text:span text:style-name="T1526">Последний гаснущий отголосок Хорала 175-Штадта скачет прочь по дороге распевая некий жуткий салют педерастии, типа,</text:span></text:p>
      <text:p text:style-name="P437"/>
      <text:p text:style-name="P672">Ямси-намси ути-вути <text:s text:c="2"/>лёли-лёли йе</text:p>
      <text:p text:style-name="P648"><text:span text:style-name="T1526">У</text:span><text:span text:style-name="T1333">ж если </text:span><text:span text:style-name="T1527">я</text:span><text:span text:style-name="T1333"> дегенерат, то </text:span><text:span text:style-name="T1527">ты</text:span><text:span text:style-name="T1333"> тем более….</text:span></text:p>
      <text:p text:style-name="P428"/>
      <text:p text:style-name="P429">– <text:span text:style-name="T1588">Теперь тут попадаетесь только вы туристы,</text:span>– <text:span text:style-name="T1589">грит лощёный гражданский с белым платочком в его нагрудном кармане, хмыкая в тени полей своей шляпы.</text:span>– <text:span text:style-name="T1590">И, когда-никогда, шпион, конечно.</text:span></text:p>
      <text:p text:style-name="P430">– <text:span text:style-name="T1591">Это не я,</text:span>– <text:span text:style-name="T1591">грит Танац.</text:span></text:p>
      <text:p text:style-name="P430">– <text:span text:style-name="T1591">Не ты, да? А ну-ка расскажи подробнее.</text:span></text:p>
      <text:p text:style-name="P432">Такое вот попадалово по полной. Меньше чем за полдня, Танац перешёл от можно не беспокоиться, ни даже <text:span text:style-name="T139">думать</text:span> о Блисеро, к постоянной необходимости иметь под рукой какое-то о нём пояснение для любого приблудного лягаша. Это стало одним из его ранних уроков <text:span text:style-name="T1592">каково</text:span> быт<text:span text:style-name="T1592">ь</text:span> отвергнутым: <text:span text:style-name="T1592">ему не избежать последствий того, что сам себе подставит, разве что по случайности.</text:span></text:p>
      <text:p text:style-name="P433">Например, на окраине Штеттина, случайно, группа Польских партизан, только что вернувшись из Лондона, <text:span text:style-name="T1594">по ошибке </text:span>прин<text:span text:style-name="T1594">имают</text:span> полицейскую машину за ту, что перевозила <text:span text:style-name="T1593">одного анти-Люблинского журналиста в тюрьму, строчат по шинам, врываются, убивают водителя, ранят следователя в цивильном, и скрываются таща Танаца как мешок картошки.</text:span></text:p>
      <text:p text:style-name="P431">– <text:span text:style-name="T1594">Не я,</text:span>– <text:s/><text:span text:style-name="T1594">грит Танац.</text:span></text:p>
      <text:p text:style-name="P431">– <text:span text:style-name="T1594">Блядь. Он прав.</text:span></text:p>
      <text:p text:style-name="P434">Они выкатывают его за дверь машины на привале ПеЭлов за несколько миль дальше. Его загоняют в загородку из колючей проволоки вместе с другими 1 999, которых ведут на запад в Берлин. </text:p>
      <text:p text:style-name="P438">Неделями он едет на товарняках, вися по очереди снаружи назначенного <text:s/>вагона, <text:span text:style-name="T1595">пока внутри кто-то другой спит на высвобожденном им месте на соломе. Потом они меняются местами. Это помогает не уснуть. Ежедневно Танац видит с полдюжины ПеэЛов задремав валятся с поезда на всём ходу, и иногда смешно смотреть, но слишком часто нет, хотя юмор ПеэЛов очень переменчивая штука. Он проштемпелёван на руках, на лбу и на жопе, обезвошен, протолкан, прощупан, пронумерован, предназначен, зачтён, не туда отправлен, проигнорирован. Он переходит из одной в другую бумажную хватку Русских, Британских, Американских и Французских надсмотрщиков, круг за кругом в оккупационном цикле, начиная узнавать лица, покашливания, пары ботинок на новых владельцах. Без карточки рациона или </text:span><text:span text:style-name="T247">Soldbuch</text:span><text:span text:style-name="T1595">, ты обречён переводиться в партиях по 2000, из центра в центр, по Зоне, возможно навсегда. Так что, среди прудов и стоек забора в Мекленбурге где-то, Танаца ждёт открытие, что он не исключается ни из чего. Во вторую ночь по железной дороге его туфли украдены. Он слёг с глубоким бронхиальным кашлем и высокой температурой. Целую неделю никто не приходит посмотреть его. За две таблетки аспирина ему пришлось отсосать у дежурного, которому чем дальше тем больше нравилось трение обросших бородою щек нагретых до 103°F об его ляжки, раскалённое дыхание ему под яйца. В Мекленбурге Танац крадёт окурок сигарет у спящего однорукого ветерана и его полчаса бьют и пинают люди, языка которых он в жизни не слыхал, чьих лиц он так и не увидел. Жуки ползают по нему слегка раздажаясь, что путается под ногами. <text:s/></text:span><text:soft-page-break/><text:span text:style-name="T1595">Его дневную пайку хлеба забирает ПеэЛ меньше него, но с </text:span><text:span text:style-name="T247">видом</text:span><text:span text:style-name="T1595"> имеющего полное право, Танац такой вид может лишь изображать—так что он боится наброситься на маленькую спину в тряпье печёночного цвета, на жующую взъерошенную голову… а другие смотрят: женщина, которая рассказывает всем, что Танац пристаёт к её дочке ночью (Танац никак не может посмотреть ей в глаза, потому что да, он хочет стащить со стройной дозревающей милашки солдатские штаны на несколько размеров больше, сунуть член меж бледных мелких ягодиц, что так напоминают про Бианку, кусать хлебно-мякушные ляжки <text:s/>дёргать длиные волосы выгибая горло Бианка заставить стонать метаться головой как она любит это) и ещё Славянин со скошенным лбом, который заставил Танаца рыскать за окурками после отбоя, жертвуя сном не столько ради шанса найти действительно окурок, сколько праву Славянина потребовать его—Славянин тоже смотрит—фактически, круг врагов все наблюдали отнимание хлеба и неспособность отобрать. Их приговор ясен, ясность в их глазах, которую Танац никогда не видел на Анубисе, откровенность, которую не может избежать, не может отмахнуться… наконец-то, наконец он вынужден встретить лицом к лицу, буквально собственным настоящим </text:span><text:span text:style-name="T247">лицом</text:span><text:span text:style-name="T1595">, прозрачность, </text:span><text:span text:style-name="T247">истинный свет того</text:span><text:span text:style-name="T1595">….</text:span></text:p>
      <text:p text:style-name="P440">Мало-помалу, его припоминание того ракетного запуска в Хите становится отчётливей. <text:span text:style-name="T1596">Полировка огнём горячки, боль, снимают наслоения. Постоянно повторяющийся образ—грязно-коричневое, почти чёрное глазное яблоко отражает ветряную мельницу и рваную сеть ветвей дерева силуэтом… двери по сторонам ветряной мельницы распахнулись и тут же захлопнулись, как не закрытые ставни в бурю… в небе радужки одно облако, в форме беззубки, всплывает очень пурпурное по краям, вспых взрыва, что-то ярко охровое на горизонте… ближе в нём словно рычащий пурпур вокруг жёлтого, что разгорается, утроба жёлтого затемнилась яростным изливом наружу, наружу брюхатым изгибом к нам. <text:s/>И странно (не затем, чтоб оборвать живописную сцену, но) довольно странно, как дойдёт, ведь <text:s text:c="2"/>никаких ветряных мельниц нет в Люнебург Хите! Танац даже проверил, глянул по сторонам мгновенно, просто убедиться, нету, никаких тут мельниц, и близко, тогда, с чего глаз Блисеро, глядя на Хит отражает мельницу, а? Ну, честно говоря, </text:span><text:span text:style-name="T248">сейчас</text:span><text:span text:style-name="T1596"> там мельница не отражается, в нём отражена бутылка джина. Никакой бутылки джина тут в Хите тоже нет. <text:s/>Но ведь ветряк </text:span><text:span text:style-name="T248">отражался</text:span><text:span text:style-name="T1596">. Как же так? Возможно ли что глаза Блисеро, в которых Грета Ердман видела карты его Царства, для Танаца отражают прошлое? </text:span><text:span text:style-name="T248">Такое и впрямь</text:span><text:span text:style-name="T1596"> странно. Что бы ни происходило на тех глазных яблоках, когда туда не смотришь, просто утратится. Тебе останутся лишь фрагменты, оттуда-отсюда. Катье оглдывается через плечо на свежие рубцы от хлыста. Готфрид на утреннем построении, тело обмякшее как у </text:span><text:span text:style-name="T248">Wandervogel</text:span><text:span text:style-name="T1596">, ветер относит его униформу широкой рябью назад от разветвленья его ляжек, волосы вьются на ветру, нахальная улыбка в сторону, рот чуть приоткрыт, челюсть вперёд, веки опущены. Собственное отражение Блисеро в овальном зеркале, состарившееся лицо—он собирается одеть парик, паж Драконихи с чёлкой, но повременил всматриваясь, лицо спрашивает что? что ты сказал? парик отведён в сторону и чуть ниже так что другое лицо в тяжёлых тенях парика почти не видно… но присмотревшись можешь различить выступы костей и места жира начинают возикать сейчас, матово белая стрижка, маска в руке, поверх теней в порожнем колпаке—два лица оглядываются разом, и Танац, ты хочешь тут рассудить хоть что-то, мэн? Танац, разве не любил ты хлыст? Не были тебе желанны прикосновения и шёпот женских одежд? Разве не хотелось тебе убить ребёнка любимого тобою, убить весело нечто настолько беспомощное и невинное? Поднявшее к тебе глаза в последнюю возможную минуту, с доверием к тебе, с улыбками, тянется губами поцеловать, </text:span><text:span text:style-name="T248">как раз когда удар обрушивается</text:span><text:span text:style-name="T1596"> ему на череп… что может быть лучше этого? Плач, что прорывается в твоей груди </text:span><text:span text:style-name="T248">затем</text:span><text:span text:style-name="T1596">, тяжкое прибытие потери, потери навсегда, необратимый конец любви, надежды… теперь не отнекаться кто ты в конце концов есть… (но до чего же страшно принять его, <text:s/>лицо змия—раскинуть руки и ноги, и позволить пройти <text:s/>в тебя, в твоё истинное лицо </text:span><text:span text:style-name="T248">это убьёт тебя если</text:span><text:span text:style-name="T1596">—)</text:span></text:p>
      <text:p text:style-name="P441"><text:soft-page-break/>Он рассказывает об этом <text:span text:style-name="T139">Schwarzkommando</text:span> сейчас, об этом и многом другом. <text:span text:style-name="T1597">Спустя неделю ора <text:s/>я знаю, выкриков я видел </text:span><text:span text:style-name="T249">Schwarzgerät</text:span><text:span text:style-name="T1597">, как только чёрное лицо мелькало позади потока проволоки оград, у анвалов шлака или на перекрёстках, слово дошло. Однажды днём они пришли за ним: он поднят с соломы такой же чёрной от угольной пыли как они сами—поднят легко как ребёнок, таракан соскочил благосклонно с его лица—и перевезён дрожащий, забран стонущий на юг в </text:span><text:span text:style-name="T249">Erdschweinhöhle, </text:span><text:span text:style-name="T1598">где теперь они сидят вокруг костра, жуют и курят, глаза прикованы к синему Танацу, который болтал семь часов без остановки. Только он привилегирован, некоторым образом, поведать столько, он тот тютя, кто проиграл, чмошник,</text:span></text:p>
      <text:p text:style-name="P441"/>
      <text:p text:style-name="P673">Просто лох-что-ни-разу-не-выиграл, в любви,</text:p>
      <text:p text:style-name="P674">Хоть-играет, <text:span text:style-name="T1599">почти-каж’,ду ночь...</text:span></text:p>
      <text:p text:style-name="P675">Баран-для-стрижки-Тем, Наверху,</text:p>
      <text:p text:style-name="P676">Кто карты-сдаёт, что можно, что нет….</text:p>
      <text:p text:style-name="P677">О лох никогда не-поставит-всё, <text:span text:style-name="T1600">и-он никогда-не-играет ва-банк,</text:span></text:p>
      <text:p text:style-name="P678">Он знает хоть-раз-<text:span text:style-name="T1601">не-вышло</text:span>, <text:span text:style-name="T1601">то можешь все-гда проиграть-опять!</text:span></text:p>
      <text:p text:style-name="P679">Прото овца в игре, в любви…</text:p>
      <text:p text:style-name="P680">Ночь за ночью остаётся <text:span text:style-name="T1602">о-о-о-дин!</text:span></text:p>
      <text:p text:style-name="P442"/>
      <text:p text:style-name="P443">Он проиграл Готфрида, проиграл Бианку, и ему только-только начинает доходить, так запоздало, что они тот же самый проигрыш, тому же самому кто в выигрыше. <text:span text:style-name="T1603">На этот момент он забыл в какой последовательности. <text:s/>Не знает кого из детей проиграл первым, или даже—осиные тучи памяти роятся—даже не два ли это имени, разные имена одного и того же ребёнка… но затем в обломках чужих отбросов, острых углов, и слишком раскрученных скоростей вы ж понимаете, он замечает, что не может долго держаться за эту мысль: скоро он нова барахтается на открытой воде. Но он будет помнить, что недолго удерживался за неё, видел её фактуру и цвет, чувствовал её своей щекой, когда пробудился ото сна вблизи неё—что эти двое детей, Готфрид и Бианка, </text:span><text:span text:style-name="T250">одно и то же</text:span><text:span text:style-name="T1603">….</text:span></text:p>
      <text:p text:style-name="P444">Он проиграл Блисеро, но это было уже не совсем реальным. <text:span text:style-name="T1604">После последнего пуска, забытые ночные часы пути в Гамбург, перелёт из Гамбурга в Бидгошч на краденом Р-51 Мустанге, было таким Прокаловски-средь-ясного-неба-из-машины, что Танацу стало представляться будто он избавился от Блисеро всё тем же весьма условным, металлическим способом. И какие сомнения, что метал поддался плоти, поту и долгой говорильне в нежданных ночных встречах, Блисеро, скрестив ноги, заикается себе в пах, я п-п-п-п— <text:s/>«Пришёл», Блисеро? «Поставил»? «Прошу»? «Постараюсь»? Блисеро в ту ночь открывал все свои орудия, выкладывал все карты своих заграждений и лабиринтов. </text:span></text:p>
      <text:p text:style-name="P445">Танац <text:span text:style-name="T1605">в самом деле</text:span> задавался вопросом: <text:span text:style-name="T1605">когда смертные лица проходят мимо, уверенные, самодостаточные и никогда не видящие меня, они настоящие? <text:s/>Они одушевлённые, на самом деле? или <text:s/>просто приятная скульптура, залитые солнцем лица облаков?</text:span></text:p>
      <text:p text:style-name="P446">И: «Да как мне любить их?»</text:p>
      <text:p text:style-name="P447">Но ответа нет от Блисеро. <text:span text:style-name="T1606">Его глаза продолжают рассыпать руны с силуэтами ветряных мельниц. Несколько пожертвованныхсцен промелькивают сейчас у Танаца. От Прапорщика Моритури, пол под листьями банана где-то возле Мабалакат на Филлипинах, конец 44-го, младенец выкручивается, катается, сучит ногами по каплям солнечного света, поднимая пыль с усыхающих листьев, и соединения для спец-атак с рёвом проносятся над головой, Зиро уносят товарищей прочь, наконец, как опавший вишнёвый цвет—этот излюбленный образ Камикадзе—по весне… От Греты Эрдман, мир под поверхностью Земли или грязи—он расползается как грязь, но плачет как Земля, с запрессованными в слоя поколениями притяжений и потерями к ним—потерями, провалами, последними мигами, а следом пустоты напрягающаяся вернуться, серии герметичных пещер пойманных удушенными слоями, теми утерянными навсегда… от </text:span><text:soft-page-break/><text:span text:style-name="T1606">кого-то, от кто знает кого? Промельк Бианки в тонком ситцевом платье, одна рука отведена назад, гладко пудренная впадинка подмышки и выпрыгнувший лук одной маленькой грудки, её опущенное лицо, лишь один лоб и скула в тени, повёрнуты так, теперь её ресницы, которые ты молил подняться… увидит ли тебя? приостановлено навечно на краю сомнения, <text:s/>этого нескончаемого сомнения в её любви—</text:span></text:p>
      <text:p text:style-name="P448">Они помогут ему разобраться. <text:span text:style-name="T139">Erdschweinhöhlers </text:span>будут сидеть всю ночь <text:span text:style-name="T1607">с этим безостановочным <text:s/>инфо-брифингом. Он ангел, на которого они надеялись и очень логично, что он явился именно сейчас, в день когда вся их Ракета собрана, их единственная А4 собиравшаяся всё лето кусок за кусочком по всей Зоне от Польши до Нижних Земель. Вериш ты в это или нет, Пустой или Зелёный, опизденелый или хранящий политический целибат, у тебя есть чувство—подозрение, подспудное желание, какая-то скрытая десятина от твоей души, </text:span><text:span text:style-name="T251">что-то</text:span><text:span text:style-name="T1607">—к Ракете. Это то самое «что-то», которое сейчас проясняет Ангел Танац, каждому по своему, для всех слушающих.</text:span></text:p>
      <text:p text:style-name="P449">Ко времени когда он умолкнет, <text:span text:style-name="T1608">они будут все знать чем был </text:span><text:span text:style-name="T252">Schwarzgerät</text:span><text:span text:style-name="T1608">, как применялся, откуда запускалась 00000, и куда она была нацелена. Енцин угрюмо улыбнётся и со стоном подымется на ноги, решение для него уже принято несколько часов назад, и скажет: «Ну, что ж, составим расписание». Его </text:span><text:span text:style-name="T252">Erdschweinhöhle</text:span><text:span text:style-name="T1608"> соперик, Пустой Джозеф Омбинди, хватает его за предплечье— «Если мы чем-то можем...» Енцин кивает: «Продумай для нас план плотной охраны, ’куранде». Он не называл </text:span><text:span text:style-name="T252">так</text:span><text:span text:style-name="T1608"> Омбинди уже довольно давно. И это немалая уступка дать Пустым составление списков охраны, по крайней мере в продолжении этого странствия…</text:span></text:p>
      <text:p text:style-name="P450">… <text:span text:style-name="T1609">которое уже началось, на полутора уровнях глубже, мужчины и женщины заняты блоками, стропами, и пакуют каждую из секций ракеты на её каталку. Ещё больше </text:span><text:span text:style-name="T253">Schwarzkommando</text:span><text:span text:style-name="T1609"> ожидают в коже и комбинезонах среди автомобилей у пандусов ведущих наружу, вдоль нынешних и последующих векторов натяжения по дереву настилов и жолобов, Пустые, Нейтральные и Зелёные, сейчас все вместе, ждут или тянут, или следят, некоторые разговаривают в первый раз с тех пор, как началось разделение по линиям жизни расы или вымирания расы много лет назад, примирились пока что ради единственного Случая, что мог сблизить их (</text:span><text:span text:style-name="T253">я</text:span><text:span text:style-name="T1609"> не смог, думает Енцин и содрогается перед тем, что случится, когда это закончится—но может такое продлится лишь для заполнения своей частицы дня, а почему бы и не хватит? <text:s/>постарайся чтоб этого было достаточно…).</text:span></text:p>
      <text:p text:style-name="P452">Кристиан проходит мимо вниз, подтягивая армейский ремень, не слишком выставляется—прошлой ночью его сеста Мария приходила к нему во сне сказать, что она не хочет мести никому, а хочет, чтобы он верил и любил Нгуарореру—так что сейчас их глаза встречаются не совсем радостно, но всё же и без вызова, но зная что вместе больше, чем были до сих пор, и рука Кристиана в момент прохождения вздёргивается наполовину козырнуть, наполовину отметить торжество, направленное в Хит, северо-западнее, в Царство-Пути-к-Смерти, а Енцин отвечает тем же, ийа, ’куранде! когда, <text:s/>в какой-то миг две ладони таки проскальзывают слегка, таки касаются, и этого прикосновения и доверия достаточно, пока что….</text:p>
      <text:p text:style-name="P451"><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453">Нежданно-негаданно, эта <text:span text:style-name="T1612">страна</text:span> приятн<text:span text:style-name="T1612">ой</text:span>, да, когда втянешься, вполне приятная вообще-то. <text:span text:style-name="T1610">Даже хотя тут есть есть и негодяй, опасный как смерть. Это типичный для Американского подростка собственный </text:span><text:span text:style-name="T254">Отец</text:span><text:span text:style-name="T1610">, что раз за разом пытается убить своего сына. И паренёк об этом знает. Представьте себе. Пока что, ему удаётся избегать ежедневные покушеньица папани—но никто ж не сказал, что так и должен избегать. </text:span></text:p>
      <text:p text:style-name="P454">Он весёлый и достаточно <text:span text:style-name="T1611">смелый парнишка, и ничего такого не держит против отца в частности. <text:s/>Тот старый Бродерик просто убийственный дурак, чёрт побери что он ещё затеет. </text:span></text:p>
      <text:p text:style-name="P455">Тут это гигантский завод-государство, Город Будущего полный предсказанных в 1930-е покатых фасадов и опоясанных балконами небоскрёбов, <text:span text:style-name="T1613">стройных хромовых кариатид в короткой </text:span><text:soft-page-break/><text:span text:style-name="T1613">стрижке, классных летательных кораблей всяческих видов снующих сквозь гул и тишь городских ущелий, золотистые красотки загорают <text:s/>на крышах-садах <text:s/>и оборачиваются помахать, когда проходишь. Это Ракетен-Штадт.</text:span>. </text:p>
      <text:p text:style-name="P456">Далеко внизу тысячи детей бегают по дворам полным ветра <text:span text:style-name="T1614">и переходам, вверх и вниз по лестничным маршам, тюбетейки на их головах с пластиковыми пропеллерами, что трещат и вращаются неясным ореолом, дети бегают как посыльные среди пластмассовой растительности в и из мягкопластиковых офисов—Вот сообщение тебе Тайрон, отправляйся на поиски Светлой Минутки (Ни хрена! Даже не знал, что он потерян! Похоже старик Папаша опять со своими </text:span><text:span text:style-name="T256">фокусами</text:span><text:span text:style-name="T1614">!) так что ходу в толчею коридоров, где полно резвящихся собак, велосипедов, симпатичных девчонок секретарш на роликовых коньках, лотки с колёсиками, бини вечным водоворотом под лампами, дуэли пистонными или водными пистолетами на каждом углу, ребятишки укрываются за искрящимися фонтанами ПОСТОЙ </text:span><text:span text:style-name="T255">это настоящий пистолет</text:span><text:span text:style-name="T1614">, это настоящая пуля зинннггг! Неплохая попытка Папаша, но ты не такой резкий как Парень сегодня!</text:span></text:p>
      <text:p text:style-name="P457">Вперед на спасение Светлой Минутки, которого выдернули из суточных 24 коллеги Отца, <text:span text:style-name="T1615">по своим зловещим причинам. Тут передвижение становится сложнее—система движущихся зданий, под прямыми углами, вдоль прорезей сети улиц Ракетен-Штадта, ты можешь также поднять или опустить само здание, на дюжину этажей в секунду, до нужных высот или ярусов под землёй, как капитан подлодки свой перископ—хотя некоторые проезды тебе недоступны. Они доступны для других, а тебе нет. Шахматы. Твоя задача не Король—тут нет Короля—а цели на данный момент, такие как Светлая Минутка. </text:span></text:p>
      <text:p text:style-name="P458">Бинг вскакивает пацан в ве<text:span text:style-name="T1617">р</text:span>тящейся бини, вручает Слотропу ещё сообщение и уматывает прочь. «<text:span text:style-name="T1616">Светлую Минутку держат в плену, если хочешь увидеть её на показе всем заинтересованным клиентам, явись по этому адресу в 11:30.»—в небе как раз проплывает белый циферблат, хмм сего полчаса на сборы моей спасательной команды. В составе команды будет Мёртл Чудотворица, что влетает сюда в бордовом платье с подложенными плечами, кудряшки всё ещё торчком в её волосах и недовольная хмурость, что вытащили её из Страны Дремли… затем Негр в жемчужно-сером зуте и в Макинтоше по имени Максимилиан, прилизанная в стоячий квадрат причёска «каре» и тонюсенькие усики выныривают тут с его работы «для вида», изысканный менеджер Клуба Угабуга где аристократия с Бикон-Стрит трётся плечами кажд’ ночь с пропойцами и нарколыгами Роксбери, а приве’ Тайрон, вота я, приве’ Мёрли беби, приве’ приве’ приве’. Чё за спех, мэн? Поправляет свою гвоздику, окидывает взглядом <text:s/>комнату вкруговую, все тут теперь кроме того </text:span><text:span text:style-name="T257">Мар-селя</text:span><text:span text:style-name="T1616">, <text:s/>но слышь знакомая тема музыкальной шкатулки да та старомодная музыка Стивена Фостера и конечно же через окно балкона теперь является Марсель, механический шахматист времён Второй Империи, фактически изготовленный для великого фокусника Роберт-Худин, очень серьёзного вида Французский ребёнок-беженец, забавная причёска с ушами в превосходной окантовке волос, <text:s/>что начинаются резко через полсантиметра голой пластиковой кожи, волосы чёрной ваксы, очки в роговой оправе, довольно отстранённая манера, к сожалению чересчур буквалист с людьми (представьте что произошло в первый раз как Максимилиан является с его приве’-ка’-ту’-без-м’ня в дверях крутит воздух на пальце видит метал-эбонит-и-пласмассового юного Марселя, что сидит тут и говорит: «Хей, мэн, да’ мне чуток </text:span><text:span text:style-name="T257">кожи</text:span><text:span text:style-name="T1616">, мэн!» ну так Марсель не только задолбал его по полной насчёт кожи, кожи во </text:span><text:span text:style-name="T257">всех</text:span><text:span text:style-name="T1616"> её смыслах, о нет это лишь поверхностно, </text:span><text:span text:style-name="T257">затем</text:span><text:span text:style-name="T1616"> нам достаётся протяжённый трактат относительно понятия «давать», и он не скоро кончился, и после он начинает выдавать на тему «Мэн». С исчерпывающим подходом. Фактически Марсель ещё и близко её не закончил.) Всё же его тщательно изготовленные мозги 19-го столетия—уровень человеческого мастерства необходимый для этого давно был утрачен, утрачен как птица додо—здорово пригождались Бухты-Барахтной <text:s/>Четвёрке во многих, очень многих раундах с Отеческой Угрозой. </text:span></text:p>
      <text:p text:style-name="P459"><text:soft-page-break/>Но где внутри Марселя карлик Гроссмейстер, <text:span text:style-name="T1618">крохотный Иоган Алгайер? Где пантограф и магниты? Нигде. Марсель на самом деле механический шахматист. Ни малейшей внутренней подделки придать ему хоть какой-то штрих человечности вообще. Каждый в БЧ, фактически, одарён и вместе с тем повреждён своим даром—непригоден для человеческой жизни. Мёртл Чудотворица специализируется на сотворении чудес. Ошеломляющие деяния, непосильные людям. Она потеряла уважение к ним люди неуклюжи, они подводят, она очень хочет любить их, но любовь единственное чудо выше её сил. Любовь навеки ей недоступна. Другие такого же класса как она становятся гомосексуалистами, фанатиками закона и порядка, отправляются в странные религиозные экскурсии, либо та же нетерпимы к недостаткам как и сама она, и хотя друзья её, такие как Мэри Чудо или Чудо Женщина постоянно приглашают её на вечеринки встречать подходящих мужчин, Мёртл знает что это без толку… Что до Максимилиана, у него природное чувство ритма, что означает </text:span><text:span text:style-name="T258">всех</text:span><text:span text:style-name="T1618"> ритмов, даже до и включая космические. Так что он никогда не сунется туда, где поджидает бездонная западня, где сверху со свистом падает сейф завывая как авиабомба—он лоцман через самые опасные минные поля Земли, если только держимся к нему поближе, быть там где он насколько можем—однако <text:s/>Максимилиану суждено не <text:s/>подвергаться опасности выходящей за рамки опрятности, за первый холодок бегущий по коже….</text:span></text:p>
      <text:p text:style-name="P460">Такая вот отличная команда готов<text:span text:style-name="T1621">ятся</text:span> выступить за Светлой<text:span text:style-name="T1618">—</text:span>что говоришь? какой у Слотропа особый дар и Фатальный Недостаток? О, <text:span text:style-name="T139">д</text:span><text:span text:style-name="T259">’</text:span><text:span text:style-name="T139"> брось</text:span><text:span text:style-name="T1618">—</text:span>э, <text:span text:style-name="T1620">за Светлой Минуткой, собирают своё снаряжение, Мёртл мечется туда-сюда, материализует то да сё:</text:span></text:p>
      <text:p text:style-name="P461">Мост Золотые Ворота («Ну, как, подойдёт?»<text:span text:style-name="T1016">– «</text:span>Э, давай посмотрим тот, опять, а? С теми, знаешь э...»<text:span text:style-name="T1016">– «</text:span>Бруклинский?»<text:span text:style-name="T1016">– </text:span>что-то вроде старомодного переглядывания,<text:span text:style-name="T1016">– «</text:span>Бруклинский Мост?»<text:span text:style-name="T1016">– «</text:span>Да, тот самый, с такими торчащими… как там их...»)</text:p>
      <text:p text:style-name="P462">Бруклинский Мост («Понимаешь, для сцены погони, Мёртл, <text:span text:style-name="T1622">нам следует соблюдать пропорции...»– «Да, расскажи мне, расскажи».– «Вот если б мы были на гоночных авто, тогда, конечно, Золотые Ворота подошёл бы… но гнать по воздуху нам понадобиться что-то более старое, поинтимней, что ли, человечнее...»)</text:span></text:p>
      <text:p text:style-name="P463">Пара изысканно элегантных Рол-Ройсов <text:span text:style-name="T1623">(«Хватит дурачиться, Мёртл, мы уже договорились, правда же? Никаких автомобилей...»)</text:span></text:p>
      <text:p text:style-name="P464">Пластмассовый самокатик для малышей («О хорошо, я знаю, что ты не уважаешь меня как лидера, но послушай, может будем посерьёзнее...»)</text:p>
      <text:p text:style-name="P465">Чему тут удивляться, что трудно быть уверенным в этих идиотах как они каждый день выходят против Пагубного Папаши? <text:span text:style-name="T1624">Тут никакого прямого подчинения, ни линий власти ни сотрудничества. Решения никогда по сути </text:span><text:span text:style-name="T260">не принимаются</text:span><text:span text:style-name="T1624">—в лучшем случае возникают из хаоса досад, причуд, галлюцинаций и всестороннего дурачества. Это не бойцовская команда, а скорее гнездо раздражений, тоскований, капризов и обид, не такая уж редкая жар-птица на общем фоне. Её выживание, как ни крути, скорей всего лишь бормотанье слепой фортуны нащупывающей путь в тяжкой мраморности небес одной Ночи Титаника за другою. Вот почему теперь Слотроп осматривает свою коалицию с надеждами на успех и надеждами на провал примерно равной высоты (и нет, это не переходит в наплевательскую апатию—это создаёт режущий диссонанс, что топорщится в тебе как острые ножи). Его и впрямь достало, что он может быть таким несобранным, таким абсолютно неспособным принять одну сторону или другую. Тем, кого старинные Пуританские проповеди обличали как «ни нашим, ни вашим, но полны замечаний», тащатся трудным путём, лишь потому что ты не понимаешь не значит, что это не так! Энергия внутри настолько же реальна, так же неотступна и неизбежна как и вырвавшаяся энергия. Когда ты в последний раз чувствовал себя </text:span><text:span text:style-name="T260">безудержно вялым</text:span><text:span text:style-name="T1624">? а? Ни вашим-ни нашим такие же люди как герои и злодеи. Почему бы тебе, прямо сейчас, где бы ты ни был, городские проныры и деревенщина, нежишься ли в постели или трясёшься в автобусе, </text:span><text:soft-page-break/><text:span text:style-name="T1624">просто повернись к соседнему Ни вашим-Ни нашим, хотя бы даже к собственному отражению в зеркале и… просто… запой,</text:span></text:p>
      <text:p text:style-name="P465"/>
      <text:p text:style-name="P681">Как ты приятель, как ты сосед?</text:p>
      <text:p text:style-name="P681">Трудно же<text:span text:style-name="T1016">—</text:span>признайся, дай честный ответ<text:span text:style-name="T1016">—</text:span></text:p>
      <text:p text:style-name="P681">Жить день-за-днём и молчать</text:p>
      <text:p text:style-name="P681">Ни улыбнуться кому-то, ни слова поддержки сказать?</text:p>
      <text:p text:style-name="P681">Скажу тебе прямо, друг</text:p>
      <text:p text:style-name="P681">Всё может рухнуть вокруг<text:span text:style-name="T1016">—</text:span></text:p>
      <text:p text:style-name="P681">Пока мы рядом в пути, </text:p>
      <text:p text:style-name="P681">Поможем друг другу идти</text:p>
      <text:p text:style-name="P682">И может станет светлее!</text:p>
      <text:p text:style-name="P682">Ну, так вс<text:span text:style-name="T1619">’</text:span> вместе!</text:p>
      <text:p text:style-name="P439"/>
      <text:p text:style-name="P466">Пока 4 снаряжается, голоса продолжают петь <text:span text:style-name="T1625">какое-то время, в зависимости от того кому насколько не пофиг в этот момент—Мёртл выставляет щедрый обзор изящной ножки, а Максимилиан заглядывает по юбки тараторящей цыпочки, вызывая своими замечаниями смущённое хихиканье Марселя, который возможно чуть угнетён.</text:span></text:p>
      <text:p text:style-name="P467"><text:span text:style-name="T1625"><text:s/>– Теперь,– Слотроп <text:s/>дурацкой, хочу-быть-приятным улыбкой,– время для Паузы Освежиться!– и он уже в холодильнике, прежде чем эхо от «О, Иисусе» Мёртл <text:s/>успело отзвучать… свет холодной крохотной лампочки оборачивает его лицо в летне-синий, теневое дитя Бродерика и Наллин, их неисповедимый, их чудовищный сын, который родился с гидравлическими клещами вместо рук и знает только тянуть и хватать… и с сердцем, что слышно как булькает, словно брюхо толстого шутника… но посмотри какое у него растерянное, как неспокойное лицо только что было, в те 1</text:span><text:span text:style-name="T1229">½ </text:span><text:span text:style-name="T1230">секунды мерцания старого общительного холодильника, что гундит на Рефрижераторно-Бостонском диалекте, «</text:span><text:span text:style-name="T1231">Да-давай, Тайран, заваливай, тута харашо и уютна в маём живате, стока вкусняшак, как та Мавкси али та Бэби Рат….», </text:span><text:span text:style-name="T1232">бродит теперь среди головокружительно глубинных полок и продуктовых гор или продуктовых городов Хладолэнда </text:span><text:span text:style-name="T1233">(но осторожней, может </text:span><text:span text:style-name="T1234">приключиться</text:span><text:span text:style-name="T1233"> и </text:span><text:span text:style-name="T1234">явно </text:span><text:span text:style-name="T1233">Фашистское</text:span><text:span text:style-name="T1232"> <text:s/></text:span><text:span text:style-name="T1233">тут, </text:span><text:span text:style-name="T1234">за расцвечено конфетной массой термодинамический элитизм в своей чистейшей форме</text:span><text:span text:style-name="T1235">—</text:span><text:span text:style-name="T1236">лампочки могут смениться свечами, а радиоприёмники у</text:span><text:span text:style-name="T1237">м</text:span><text:span text:style-name="T1236">олкнуть</text:span><text:span text:style-name="T1234">, </text:span><text:span text:style-name="T1237">но основная футкци Сети в данной Системе холодильничная: замораживать обратно беспорядочные циклы дня, </text:span><text:span text:style-name="T1238">чтобы хранить этот мирок без запаха, </text:span><text:span text:style-name="T1239">этот куб неизменности), </text:span><text:span text:style-name="T1240">взбирается на кряжи петрушки, где стакашки из сыра высятся лоснясь на средней удалённости, </text:span><text:span text:style-name="T1241">поскальзывается на блюде с маслом, вжирается в арбуз до кожуры, </text:span><text:span text:style-name="T1242">чувствует себя жёлтым и ярким, пока ты чуть не задел бананы, заглядевшись вниз на </text:span><text:span text:style-name="T1243">проступившую прозелень плесени </text:span><text:span text:style-name="T1244">в покрытой коркой территории старой уже </text:span><text:span text:style-name="T1245">больше </text:span><text:span text:style-name="T1244">не опозн</text:span><text:span text:style-name="T1245">а</text:span><text:span text:style-name="T1244">ваемой кастрюли</text:span><text:span text:style-name="T1235">—</text:span><text:span text:style-name="T1247">бананы</text:span><text:span text:style-name="T1245">! </text:span><text:span text:style-name="T1246">кт-кто <text:s/>положил бананы</text:span><text:span text:style-name="T1235">—</text:span></text:p>
      <text:p text:style-name="P439"/>
      <text:p text:style-name="P683">В-мор о зил-ку!</text:p>
      <text:p text:style-name="P683">О нет-нет-нет, нет-нет-нет!</text:p>
      <text:p text:style-name="P263"/>
      <text:p text:style-name="P279">Чиквити Банана грит так нельзя! <text:span text:style-name="T1626">Случится что-то страшное! Кто мог это сделать? Не может быть что Мама, и Хоган </text:span><text:span text:style-name="T261">влюблён</text:span><text:span text:style-name="T1626"> в Чиквиту Банану, Тайрон не раз входя в комнату заставал своего брата с банановой наклейкой прилепленной на его вздроченный хуй для сверки с рекламой, заблудившись в мастурбационных <text:s/>грёзах где он пялит эту привлекательную хоть и староватую Латинскую дамочку</text:span><text:span text:style-name="T261"> пока на ней её шляпа</text:span><text:span text:style-name="T1626">, громадная фруктово-рыночная <text:s/>шляпа и широкая вызывающая улыбка ¡Ай, ай, эти янки такие страстные!… а и это не мог быть Папаша, нет Папаша не стал бы, но если это (тут что-то холоднее стало?) никто из нас, тогда (что не так с пластинкой Спайка Джонса «Прямо Фюреру в морду», что играла в нашей гостиной, звук </text:span><text:soft-page-break/><text:span text:style-name="T1626">пропадает как-то)… если я не переложил по невнимательности (глянь назад, что-то поскрипывает на петлях) и может это значит, что я схожу с ума (с чего так разгорается лампочка, что за—) ШАРАХ ну кто бы то ни был, что так нагло пренебрегает Юнайтед Фрутовской радиорекламой, он к тому же только что запер Тайрона в холодильнике и теперь ему приходится рассчитывать лишь на выручку Мёртл. Вот же стыдобище.</text:span></text:p>
      <text:p text:style-name="P135">– <text:span text:style-name="T1627">Хорошо удумал, босс.</text:span></text:p>
      <text:p text:style-name="P135">– <text:span text:style-name="T1627">Салют, Мёртл, сам не знаю что случилось…</text:span></text:p>
      <text:p text:style-name="P136">– <text:span text:style-name="T1628">А когда ты знал? Хватайся за мою накидку.</text:span></text:p>
      <text:p text:style-name="P280">Вжиик<text:span text:style-name="T1016">—</text:span></text:p>
      <text:p text:style-name="P137">– <text:span text:style-name="T1629">Уфф. Ладно, грит Слотроп,</text:span>– <text:span text:style-name="T1630">э, так мы всё…</text:span></text:p>
      <text:p text:style-name="P138">– <text:span text:style-name="T1630">Та Светлая Минутка возможно уже за несколько световых лет отсюда,</text:span>– <text:span text:style-name="T1630">грит Мёрт,</text:span>– <text:span text:style-name="T1630">а у тебя сопля висит сосулькой </text:span><text:span text:style-name="T41">и́</text:span><text:span text:style-name="T1630">з носу.</text:span>– <text:span text:style-name="T1631">Марсель подскакивает к консоли управления мобильным зданием, настукивает в Центральный Надзор запрос на допуск движения во всех направлениях на полной скорости, который иногда дают, а иногда нет, в зависимости от тайного процесса среди заведующих разрешениями, тот процесс одно из предстоящих поручений 4-ке раскрыть и оповестить мир. На этот раз они получают Медленное переползание в Загородном Направлении, предельно низкий статус движения в Ракетен-Штадте, выдававшийся всего лишь раз в задокументированной истории, против гомосексуального детоубийцу Индейца любил после этого вытирать свой орган Флагом и так далее</text:span>—«<text:span text:style-name="T1632">Блядь!»</text:span>– <text:span text:style-name="T1632">вопит Максимилиан <text:s/>Слотропу,</text:span>– «<text:span text:style-name="T1632">Медленное Переползание, Загородное </text:span><text:span text:style-name="T262">Напра</text:span><text:span text:style-name="T1632">вление! Чё за хуйня, нам </text:span><text:span text:style-name="T262">плыть</text:span><text:span text:style-name="T1632"> теперя или блядь как?»</text:span></text:p>
      <text:p text:style-name="P139">– <text:span text:style-name="T1633">Ээ, Мёртл,</text:span>– <text:span text:style-name="T1633">Слотроп подкатывает к МЧ в её золотом ободке малость заискивающе,</text:span>– <text:span text:style-name="T1634">э, как ты считаешь, ты могла бы...</text:span>–<text:span text:style-name="T1634">Исусе, у них всякий раз прогон одной и той этой рутины—как же Мёртл охота, чтоб Слотроп заткнул это пустое сюсюканье <text:s/>и был </text:span><text:span text:style-name="T263">мужчиной</text:span><text:span text:style-name="T1634"> хоть раз! Она закуривает сигарету, даёт ей свесится из уголка рта, подбоченивается в бедро с другого бока и вздыхает: «Да ясно»,</text:span>– <text:span text:style-name="T1635">просто зла уже не хватает с этим мудилой</text:span>—</text:p>
      <text:p text:style-name="P281">И <text:span text:style-name="T139">Los!</text:span> чудо сотворилось, они теперь мчатся по коридоро-улицам Ракетен-Штадта подобно длинношеему морскому чудовищу. <text:span text:style-name="T1636">Малышня копошатся как мурашки на паутинных виадуках в вышине ниспадающего камня, город словно Испанский мох окаменевший на полпути, малыши перескакивают ажурные перила и на дружескую спину </text:span><text:s/><text:span text:style-name="T1637">лоснящегося чудовища в круизе по городу. Они вскарабкиваются с окна на окно, слишком полные ловкой грации, чтоб когда-то упасть. Некоторые из них, разумеется, шпионы: та крошечка-хорошечка с медовыми кудряшками в синем фартучке в клеточку и в синих гольфах, там наверху возле водостока у окна, подслушивает Максимилиана, который начал пить без удержу как только здание пришло в движение и сейчас выдаёт нескончаемое обличение Марселя маскируясь утончённо академическим определением возможности наличия в Галльском Гении «души» на самом деле. Юная дама под водостоком стенографирует всю эту хрень. Весьма ценные данные для ведения психологической войны. </text:span></text:p>
      <text:p text:style-name="P282">В первый раз сейчас становится ясно, что 4 и Отеческий заговор не полностью заполняют свой мир. <text:span text:style-name="T1638">Их борьба не единственная, и даже не окончательная. Действительно, здесь не только много </text:span><text:span text:style-name="T264">других</text:span><text:span text:style-name="T1638"> борьб, но здесь имеются также и </text:span><text:span text:style-name="T264">зрители</text:span><text:span text:style-name="T1638">, следящие, как и всякие зрители, сотни тысяч их тут, сидящих вокруг в этом сомнительном жёлтом амфитеатре, сиденье за сиденьем ныряющим вниз рядами, ярусами бесконечных миль, вниз к огромной арене, коричнево-жёлтым огням, еда рассыпана по каменным склонам повыше, разломленные булочки, арахисовая скорлупа, кости, бутылки полу-полные зелёной и оранжевой сладостью, костры в закоулочках от ветра, где сиденья были вырублены прочь, мелкие углубления в камне и слой вишнёвых угольев, на которых старухи готовят месива из подобранных огрызков и крошек и хрящеватых кусков пищи, разогревая на сером бульканье маслянистой воды, покуда лица детей собираются кругом дожидаться еды, а на ветру тёмный молодчик, молодой нож, который подкарауливает твою </text:span><text:soft-page-break/><text:span text:style-name="T1638">девушкку за железными воротами по Воскресеньям, который увозит её в парк, авто чужака и вид любви, что ты никогда и представить не сможешь, стоит сейчас с волосами растрёпанными ветром, голова отвёрнута от костра, чувствует холод, горный холод, на его висках и высоко под челюстью… пока у других костов женщины болтают, кто-нибудь одна время от времени наклоняется взглянуть за мили вниз на сцену, не начался ли там ещё новый эпизод—толпы студентов сбегаются тёмные как в</text:span><text:span text:style-name="T42">о́</text:span><text:span text:style-name="T1638">роны, в наброшенных на плечи пиджаках, назад в сумеречный сектор сидений, куда традиционно не заходят никогда (зарезервированы для Предков), их голоса стихают, но всё же очень напряжены, драматичны, стараются прозвучать хорошо или по крайней мере приемлемо. :Женщины всё так же заняты, играют в карты, курят, едят. Сходи одолжить одеяло у Розы возле того костра, сегодня ночью будет холодно. Эй—и пачку Армейских, пока там—и сразу обратно, слышишь? Конечно сигаретным автоматом оказался Марсель, кто же ещё, в одном из его маскировочных механических прикидов, а в одной <text:s/>из пачек послание одному из зрителей. «Я уверен, что вам ни к чему чтобы Они узнали про лето 1945. Увидимся в Туалете Мужских Трасвеститов, уровень L16/39C, станция Метатрон, сектор Огонь, секция Неклюж. Время сам знаешь. Тот же час. Не опаздывать».</text:span></text:p>
      <text:p text:style-name="P283">Это ещё что? <text:span text:style-name="T1639">Что тут антогонисты делают—просачиваются среди своих же зрителей? Ну, вовсе нет, вообще-то. Это чьи-то ещё зрители на данный момент, и эти ежевечерние спектакли </text:span><text:span text:style-name="T265">значительная</text:span><text:span text:style-name="T1639"> часть жизни часов тёмной стороны в Ракетен-Штадте. Возможности каких-то парадоксов тут, правда же, меньше, чем вам кажется.</text:span></text:p>
      <text:p text:style-name="P284">Максимилиан далеко внизу на дне оркестровой ямы прикидывается музыкантом на альт-саксафоне, <text:span text:style-name="T1640">укомплектован Книгой Интеллектуальной Уборной, </text:span><text:span text:style-name="T266">Мудрость Великих Лётчиков-Камикадзе</text:span><text:span text:style-name="T1640">, с иллюстрациями от Волт Дисней—визжащие, волосо-носые, передние зубы белым двуграником, раскосые глаза (продлённой, тщательно </text:span><text:span text:style-name="T266">заокругленной</text:span><text:span text:style-name="T1640"> формы), круглые чёрно-лакричные собачьи носы </text:span><text:span text:style-name="T266">Япошек</text:span><text:span text:style-name="T1640">, взыкают чер’з кажд’ страницу! и всякий раз как у него пауза в игре на том саксофоне, можете не сомневаться, что Максимилиан будет, с точки зрения обычного зрителя, поглощён этим рассеянным, хотя и полезным, произведением. Мёртл тем временем вернулась в леденцовый отсек управления, управляется за распределительным щитом и готова к резкому виражу в любую минуту спасти остальных, которые наверняка (по их собственной безалаберности и больше ничего) опять вляпались в глубокую проблему. А сам Слотроп выжидает в Туалете Трансвеститов, в дыму, в толпе, в стрекоте флуоресцентных ламп, моча горяча как кипящее масло, подмечает весь шахер-махер на ходу среди загородок, унитазов и писсуаров (ты должен смотреться сучарой, но не </text:span><text:span text:style-name="T266">той</text:span><text:span text:style-name="T1640"> сучарой и ещё не вздумай козырять пушкой на </text:span><text:span text:style-name="T266">собирушках</text:span><text:span text:style-name="T1640">, больше чем на десять марок никто не спустит, а единственный бонус от неё такой: пускать кровь с первой попытки, <text:s/>за что накинут ещё 20—) думает дошло ли сообщеие в пачке сигарет и явятся ли они лично или Папаша подошлёт убийцу в попытке нокаута в первом же раунде.</text:span></text:p>
      <text:p text:style-name="P285">Ну, в этом-то вся сердцевина: <text:span text:style-name="T1641">монументально жёлтое строение, там в трущобно-пригородной ночи, неусыпимая фильтрация жизни и предприимчивости сквозь его скорлупу, Показ и Нутро взаимопронизываются друг другом слишком скоро, слишком тонко залабиринчены для каждой из двух категорий чересчур уже гегемониться. Безостановочное ревю пересекает свою сцену, уплотняясь и редея, изумляя и вызывая слёзу на глазах в бесконечной протяжке:</text:span></text:p>
      <text:p text:style-name="P285"/>
      <text:p text:style-name="P565">Прослушка на Низких Частотах</text:p>
      <text:p text:style-name="P286">Германские подводные лодки выходили а связь на волне в 28 000 метров, что округляется примерно в 10 килоциклов. <text:span text:style-name="T1642">Антенна для половины такой волны дажжна быть <text:s/>9 км высотой, или в длину, и даже если её перегнуть тут и там всё равно это ещё та антенна. Она размещена в Магдебурге, и там же штаб-квартира Германского филиала Свидетелей Иеговы. Так что, какое-то время, Слотроп во всю пытается связаться с подлодкой анархистов из Аргентины, находившейся тогда в неизвестных водах. Зачем оно надо неясно уже и самому. Возможно его каким-то </text:span><text:soft-page-break/><text:span text:style-name="T1642">образом посетил Сквалидози, или он однажды наткнулся на Сквалидози <text:s/>случайно, либо же нашёл при невнимательном перетряхивании своих карманов, тряпок или постели, записку переданную ему, ещё на зелёной опушке Ариеса в Café l’Éclipse, давным-давно в Женеве. Он знает только одно, что отыскать Сквалидози, немедленно, нужно ему по зарез. </text:span></text:p>
      <text:p text:style-name="P287">Смотрителем Антенны служит Свидетель Иеговы по фамилии Рохр. Он только что из лагеря Равенсбрюк, пробыв та с 36-го (или 37-го, он уже не помнит). <text:span text:style-name="T1643">С таким лагерным сроком он политически достаточно благонадёжен для местных представителей Большой 5-ки, чтобы приставить его, по ночам, для присмотра за эфиров самой длинной радиоволны в Зоне. Хотя это могло быть случайностью, вероятнее всего, что какая-то эксцентричная справедливость с некоторых пор начала действовать тут, в чём Слотропу надлежало бы разобраться. Ходят слухе о Трибунале Военных Преступлений проводящемся в Нюрнберге. Ни один из прослушанных Слотропом не ясен насчёт кто судит кого и за что, однако не будем забывать, что это были мозги выполосканные антиобщественными и бездумными удовольствиями. </text:span></text:p>
      <text:p text:style-name="P292">Однако, единственными кто—если таковые найдутся—способны выходить на связь в эти дни на 28 000 метрах (расстояние от Испытательной Платфоры VII в Пенемюнде до Хафенштрассе в Грайсфелде, где Слотроп в начале Августа мог увидеть определённый газетный снимок), помимо оголтелых Аргентинских анархистов, остаются <text:s/>неперековавшиеся Ницисты, всё ещё бродящие в неучтённых субмаринах и устраивающие свои трибуналы над врагами Рейха. Так что ближайшее подобие в Зоне раннему Христианину приставлен к прослушиванию новостей о самовольных распинаниях.</text:p>
      <text:p text:style-name="P140">– <text:span text:style-name="T1644">Прошлой ночью кто-то опять умирал,</text:span>– <text:span text:style-name="T1644">рассказывает Рохр Слотропу,</text:span>– <text:span text:style-name="T1644">не знаю, в Зоне он был или в море. Он просил священника. Может мне стоило включиться и сказать ему про священников? Принесло бы ему утешение это? Порой всё так болезненно. Мы же стараемся быть Христианами….</text:span></text:p>
      <text:p text:style-name="P141">– <text:span text:style-name="T1645">Мои старики были конгрегационалисты,</text:span>– <text:span text:style-name="T1645">вставляет Слотроп, так думаю.</text:span>– <text:span text:style-name="T1646">Становится всё труднее вспомнить кого-либо из них двоих, Бродерик преображается в Пагубного Папашу, а Наллин в шшшхххгххх… (в кого? Что за слово-то было? Уж что бы там ни было, чем он больше старается, тем скорее оно ускользает).</text:span></text:p>
      <text:p text:style-name="P141"/>
      <text:p text:style-name="P566">Письмо Мамы Слотропа Послу Кеннеди</text:p>
      <text:p text:style-name="P288">Ну <text:span text:style-name="T139">приветули</text:span> Джо <text:span text:style-name="T1647">как ты там. Слушай: Джу-зепе—мы запереживались про нашего младшего опять. Мог бы ты побеспокоить тех старых Лондонских знакомцев просто </text:span><text:span text:style-name="T267">ещё разок</text:span><text:span text:style-name="T1647">? (Обещай!!) Даже если новость будет старая всё равно это хорошая новость для Папани и для меня. Я всё ещё помню что ты сказал когда пришло ужасное известие про торпедный катер, а ты ещё не знал что с Джеком. Об этом мечтает каждый родитель, Джек, как раз об этом.</text:span></text:p>
      <text:p text:style-name="P289">О, и Хозей (ой-ой, не обращайте внимание, перо просто поскользнулось, как видите! Капризная Наллин на своём <text:span text:style-name="T139">третьем</text:span> мартини, позволим вам заметить). <text:span text:style-name="T1648">Папаня и я слушали твою замечательную речь на заводе ДжЭл на прошлой неделе. Ты в ударе, Мистер К! До чего верно! Мы </text:span><text:span text:style-name="T268">должны</text:span><text:span text:style-name="T1648"> модернизировать в Массачусетсе, или будет всё хуже и хуже. У них голосование о забастовке </text:span><text:span text:style-name="T268">тут</text:span><text:span text:style-name="T1648"> на следующей неделе. Разве ВКТ создали не затем чтобы </text:span><text:span text:style-name="T268">не допускать</text:span><text:span text:style-name="T1648"> такого? Это не начало конца, нет, Джо? Иногда, ты знаешь эти чудные Бостонские Воскресения, когда небо над Горкой всё разломлено в облака как белый хлеб появляется из корочки, что держишь в руках и разломишь…. Ты же знаешь, правда? Золочёные облачка? Иногда, я думаю—ах, Джо, я думаю, что они куски Небесного Города и падают вниз. Извини—я не хотела этого стать такой печальной так сразу вдруг, это просто… но это же не начинает разваливаться, правда же нет, мой добрый друг по родительскому комитету Гарварда? Иногда просто не всё ясно, вот и всё. Иногда </text:span><text:span text:style-name="T268">кажется</text:span><text:span text:style-name="T1648">, что всё против нас, и хотя <text:s/>потом <text:s/>оказывается всё хорошо в конце, и мы можем всегда оглянуться и сказать, о конечно так и должно было случиться, а то бы то-то и то-то не случилось бы—и всё равно </text:span><text:span text:style-name="T268">пока</text:span><text:span text:style-name="T1648"> оно ещё случается, у меня в сердце держится этот ужасный страх, такая </text:span><text:soft-page-break/><text:span text:style-name="T1648">пустота, и очень трудно в такие времена верить в План где все начертания больше, чем я могу видеть….</text:span></text:p>
      <text:p text:style-name="P290">О, ладно. Прочь ворчливые старые мысли! Пошли вон! <text:span text:style-name="T1649">Мартини Номер Четыре на подходе!</text:span></text:p>
      <text:p text:style-name="P291">Джек, хороший мальчик. <text:span text:style-name="T1650">Правда, я люблю Джека как Хогана и Тайрона, просто как сына, моего собственного сына. Я даже люблю его как </text:span><text:span text:style-name="T269">не</text:span><text:span text:style-name="T1650"> люблю своих сыновей, ха-ха! (она квохчет) но я ведь нехорошая старая бэби, сам знаешь. Такие как я безнадёжны….</text:span></text:p>
      <text:p text:style-name="P291"/>
      <text:p text:style-name="P567">О Фразе «Назад Жопой»</text:p>
      <text:p text:style-name="P142">– <text:span text:style-name="T1651">Кое-что я никогда не понимал в вашем языке, Янки хряк.</text:span>– <text:span text:style-name="T1652">Кислота зовёт его «Янки хряк» уже целый день, шумная шутка, которую никак не бросит, часто сдерживаясь не дальше, чем «Янк—», перед тем как впасть в жуткий гнусавый чахоточный хрип смеха, выкашливая тревожно верёвчатые сгустки множества цветов <text:s/>с мраморными прожилками</text:span>—<text:span text:style-name="T1653">зелёный, например, зелень старой статуи в лиственных сумерках.</text:span></text:p>
      <text:p text:style-name="P143">– <text:span text:style-name="T1654">Канешша,</text:span>– <text:span text:style-name="T1654">отвечает Слотроп,</text:span>– <text:span text:style-name="T1654">те ахота учить Аглиски, моя учить тя Аглиски. Спрашуй шо хошь, капустник.</text:span>– <text:span text:style-name="T1655">Это в точности тот вид широкого предложения услуг, из-за которого Слотроп вечно попадает впросак.</text:span></text:p>
      <text:p text:style-name="P144">– <text:span text:style-name="T1656">Почему вы говорите про какой-нибудь облом</text:span>—<text:span text:style-name="T1656">технику не так подключил, например, «назад жопой»? Я не могу понять этого. Жопа обычно и так сзади, верно? Вам следовало бы говорить «жопой наперёд», если имеешь ввиду зад не туда.</text:span></text:p>
      <text:p text:style-name="P145">– <text:span text:style-name="T1657">Ух,</text:span>– <text:span text:style-name="T1657">грит Слотроп.</text:span></text:p>
      <text:p text:style-name="P146">– <text:span text:style-name="T1658">Это одна из многих Американских Загадок,</text:span>– <text:span text:style-name="T1658">вздыхает Кислота,</text:span>– <text:span text:style-name="T1659">я хотел бы, чтоб мне разъяснили. Не ты, как видно.</text:span></text:p>
      <text:p text:style-name="P293">У Кислоты до хрена жёлчи придираться к языку других людей вот так вот. Однажды ночью, ещё когда он был форточником, <text:span text:style-name="T1660">ему невероятно пофартило вломиться в богатенькое гнёздышко Минны Хлэтш, астролога Гамбургской школы, которая, похоже из-за конгенитальности, не могла <text:s/>произносить, воспринимать даже, умлауты над гласными. В эту ночь она как раз доходила от того, что оказалось бы передозировкой Хиропона, когда Кислота, который в те дни был кудрявым и симпатичным парнем, обломал ей пушнину в её собственной спальне наложив руку на шахматного коня слоновой кости с саркастичной усмешкой на морде, а внутри полно <text:s/>хорошего неочищенного <text:s/>кокаина из Перу всё ещё вперемешку с Землёй— «Не вздумай звать на помощь»,– советует Кислота выдёргивая свою фальшивую бутылочку,– «или это хорошенькое личико сползёт со своих костей как ванильный пудинг». Но Минни уловила его блеф и начинает сзывать на помощь всех дамочек того же возраста в её здании, которые чувствуют такое же материнское помогите-помогите-но-только-дайте-ему-время-изнасиловать-меня раздвоение чувств относительно взломщиков достигших брачного возраста. Она хочет орать «</text:span><text:span text:style-name="T270">Hübsch Räuber! Hübsch Räuber</text:span><text:span text:style-name="T1660">!»» что означает «Красавчик грабитель! Красавчик грабитель!» ноона не может выговорить тех умлаутов. Так что получается «</text:span><text:span text:style-name="T270">Hubschrauber! Hubschrauber!</text:span><text:span text:style-name="T1660">», а это уже «Вертолёт! Вертолёт!», ну, это 1920-е, и никто в пределах звукодосягаемости даже понятия не имеет что это слово значит, Верти в лёд? что за—никто кроме одного кусающего пальцы параноидного студента аэродинамики далеко во дворе многоквартирного дома, который слышит крик посреди Берлинской ночи, под бряк трамваев, стрельбу из ружей в другом квартале, новичка обучающегося сыграть на губной гармошке «</text:span><text:span text:style-name="T270">Deutschland, </text:span><text:span text:style-name="T139">Deutschland Über Alles</text:span>» <text:span text:style-name="T1661">вот уже четыре часа кряду, раз за разом пропускает ноты, заёбывается с ритмом, с дыханием…</text:span><text:span text:style-name="T271"> ü . . . berall... es... indie... ie…</text:span><text:span text:style-name="T1661"> потом долгаядолгая пауза, ну давай уже падла, найди её, ты можешь—</text:span><text:span text:style-name="T271">Welt</text:span><text:span text:style-name="T1661">, фальшиво, ах, сразу поправил… через всё это до него доносится крик </text:span><text:span text:style-name="T271">Hubschrauber</text:span><text:span text:style-name="T1661">, верти-в-лёд, спираль штопора в пробку воздуха над вином Земли всё ярче, да он знает в точности—а может крик тот был пророчеством? предостережением (всё небо полно их, серые полицейские в дверях свесив луч-винтовки между ног под каждым винтящим штопором </text:span><text:span text:style-name="T271">мы видим тебя сверху бежать некуда это твой последний закоулок твоё последнее убежище от торнадо</text:span><text:span text:style-name="T272">) </text:span><text:span text:style-name="T1662">сидеть у </text:span><text:soft-page-break/><text:span text:style-name="T1662">себя и не вмешиваться? Он остаётся у себя и не вмешивается. Впоследствии он станет «Шпёри» из исповеди Ахтфадена перед </text:span><text:span text:style-name="T272">Schwarzkommando</text:span><text:span text:style-name="T1662">. Но он не пошёл посмотреть о чём Минни орала в ту ночь. Она бы кончилась от передозировки без её приятеля Вимпе, активно-дельный продавец в IG занятый Восточной Территорией, который провеялся в город после того как толкнул все свои образцы Онерина группе Американских туристов ищущих новых острых ощущений в холмах Трансильвании—это я, </text:span><text:span text:style-name="T272">Liebchen</text:span><text:span text:style-name="T1662">, не знал, что так скоро обернусь—но тут он увидел распростёртое создание в атласе, прочёл размер зрачков и оттенок лица, тут же прошёл к своему кожаному саквояжу за стимулянтом и шприцем. Они и ещё ванна полная льда вернули её обратно как надо.</text:span></text:p>
      <text:p text:style-name="P147">– «<text:span text:style-name="T1663">Жопа» просто для усиления,</text:span>– <text:span text:style-name="T1663">предлагает теперь Моряк Бодвайн,</text:span>– <text:span text:style-name="T1664">говорят же «пьяный в жопу», «тупой в жопу»—ну, когда что-то очень не так, по аналогии говоришь «назад жопой».</text:span></text:p>
      <text:p text:style-name="P148">– <text:span text:style-name="T1665">Но «назад жопой» с усилением становится «назад жопой в жопу»,</text:span>– <text:span text:style-name="T1665">возражает Кислота.</text:span></text:p>
      <text:p text:style-name="P149">– <text:span text:style-name="T1666">Но зато не делает «жопой наперёд»,</text:span>– <text:span text:style-name="T1666">моргает Бодайн с неподдельно дрогнувшим голосом, как будто <text:s/>кто-то хочет его ударить</text:span>—<text:span text:style-name="T1667">вообще-то это малость для личной потехи <text:s/>задорного морехода, такая вот имитация Вильяма Бендикса. Пусть другие подделываются под Кегни и Кери Гранта, Бодайн специализируется на ролях второго плана, он может в совершенстве выдать Артура Кеннеди-в-роли-младшего-брата-Кегни, каково, а? И или Сэма Джаффе, верного Индийского носильщика воды для Кери Гранта. Он безукоризненно <text:s/>служит во флоте жизни и это распространяется на имитацию поддельных фильмо-жизней чужаков.</text:span></text:p>
      <text:p text:style-name="P294">Кислота тем временем погрузился <text:span text:style-name="T1668">во что-то как у тех исполнителей-солистов на каком-то инструменте или пробует, учится методом проб и ошибок, сейчас вот ии-ии-оо-оо-вит во всю, в виде какой-то гипотетичной одарённости играющей свою собственную каденцию из редко исполнявшегося скрипичного концерта Россини (op. рosth.), и вместе с тем доводит весб дом до безумия. Однажды утром Труди просто топнула ногой и ушла под групповой прыжок 82-й Десантной над завоёванным городом, миллион пушистых парашютов в небе, падали медленно как белый пепел позади вокруг силуэта её прощального топанья. «Он из меня чокнутую делает!» –«Привет, Труди, ты куда?» –«Да говорю же—чокнутую!», и не подумайте, что этот гнусный старый взбудораженный торчок её не любит, потому что любит, и не подумайте, что он не молится, не пишет свои желания старательно на папиросной бумаге, не заворачивает в неё свою самую улётную шмаль и выкуривает до ожога на губе, такова нарко-версия загадывать желание по вечерней звезде, надеясь сердцем, что это у неё просто очередной взбрык, пожалуйста, всего лишь взбрык, пусть пройдёт в течение суток </text:span><text:span text:style-name="T273">просто ещё </text:span><text:span text:style-name="T274">только </text:span><text:span text:style-name="T273">раз</text:span><text:span text:style-name="T1668">, пишет он на каждом косяке на сон грядущий, </text:span><text:span text:style-name="T273">и всё я больше не попрошу, буду стараться сдерживаться, ты меня знаешь, не суди слишком строго, пожалуйста…</text:span><text:span text:style-name="T1668"> но сколько таких взбрыков может ещё <text:s/>быть? </text:span><text:span text:style-name="T273">Один</text:span><text:span text:style-name="T1668"> из них станет последним. <text:s/>Всё так же продолжает он <text:s/>ии-ии-оо-оо-вить с Россини, лучась своим гнусным, тощим, живущим-на </text:span><text:span text:style-name="T1670">самом-</text:span><text:span text:style-name="T1671">краю улично-долголетием, </text:span><text:span text:style-name="T1672">нет он не может похоже остановиться, </text:span><text:span text:style-name="T1673">это привычка старика, он ненавидит себя, </text:span><text:span text:style-name="T1674">но это просто на него находит, сколько бы не пытался </text:span><text:span text:style-name="T1675">уделять</text:span><text:span text:style-name="T1674"> внимани</text:span><text:span text:style-name="T1675">я этой проблеме, </text:span><text:span text:style-name="T1676">он не может не срываться обратно в чарующую каденцию…. </text:span><text:span text:style-name="T1677">Моряк Бодвайн понимает, и </text:span><text:span text:style-name="T1678">он пытается</text:span><text:span text:style-name="T1677"> помочь. </text:span><text:span text:style-name="T1679">Для вызывания пригодной помехи он скомпоновал свою собственную </text:span><text:span text:style-name="T1681">контр</text:span><text:span text:style-name="T1679">-каденцию, </text:span><text:span text:style-name="T1680">на манер тех других поп мелодий </text:span><text:span text:style-name="T1684">с классически крутыми названиями 1945-го («Моя прелюдия к Поцелую», «Симфония многоэтажки»)</text:span><text:span text:style-name="T1685">—</text:span><text:span text:style-name="T1684">при каждом удобном случае, Бодвайн станет напевать её еженедельным новосёлам, Лалли только что </text:span><text:span text:style-name="T1687">явившийся </text:span><text:span text:style-name="T1684">из Любека, </text:span><text:span text:style-name="T1686"><text:s/></text:span><text:span text:style-name="T1684">Сандра убежавшая с Кляйнбургерштрассе, </text:span><text:span text:style-name="T1687">и тут как тут </text:span><text:span text:style-name="T1688">негодник </text:span><text:span text:style-name="T1687">Бодайн </text:span><text:span text:style-name="T1688">со своей гитарой </text:span><text:span text:style-name="T1687">выписывает следом вихляя </text:span><text:span text:style-name="T1688">тазовою костью</text:span><text:span text:style-name="T1687"> </text:span><text:span text:style-name="T1689">по коридору </text:span><text:span text:style-name="T1687">за </text:span><text:span text:style-name="T1688">каждым непослушным уклонистом, </text:span><text:span text:style-name="T1689">каждому представлена небольшая сексопреступная фантазия ао плоти, поёт и выдаёт переборы трогательного исполнения каденции:</text:span></text:p>
      <text:p text:style-name="P589"/>
      <text:p text:style-name="P568"><text:span text:style-name="T1689">М</text:span><text:span text:style-name="T1669">оя Каденция Торчка</text:span></text:p>
      <text:p text:style-name="P295"><text:soft-page-break/>Если слышишь, что «коробка» звенит,</text:p>
      <text:p text:style-name="P295">Каждая струна о страсти говорит,</text:p>
      <text:p text:style-name="P296">Знай это МОЯ КАДЕНЦИЯ ТОРЧКА-А-А-А-А!</text:p>
      <text:p text:style-name="P296"/>
      <text:p text:style-name="P649">Мелодия крутая такая,</text:p>
      <text:p text:style-name="P649">Откуда берётся, я не знаю</text:p>
      <text:p text:style-name="P649">(х-ха!) Это просто МОЯ КАДЕНЦИЯ ТОРЧКА(А)-А-А-А-А!</text:p>
      <text:p text:style-name="P148"/>
      <table:table table:name="Table1" table:style-name="Table1">
        <table:table-column table:style-name="Table1.A"/>
        <table:table-column table:style-name="Table1.B"/>
        <table:table-row>
          <table:table-cell table:style-name="Table1.A1" office:value-type="string">
            <text:p text:style-name="P692">Это “каденционная” часть</text:p>
          </table:table-cell>
          <table:table-cell table:style-name="Table1.A1" office:value-type="string">
            <text:p text:style-name="P687">Хоть нету в ней изысканности старика Россини</text:p>
            <text:p text:style-name="P688"><text:span text:style-name="T1784">[звучит вставка из La Gazza Ladra тут]</text:span><text:span text:style-name="T139">,</text:span> <text:s text:c="19"/></text:p>
            <text:p text:style-name="P687">Не так возвышена как Бах, Брамс и<text:span text:style-name="T1786">ль</text:span> Бетховен</text:p>
            <text:p text:style-name="P695">(бу-бу-буб-бу[уу] уу [пропето <text:span text:style-name="T1783">на вступление </text:span></text:p>
            <text:p text:style-name="P695"><text:span text:style-name="T1783">5-й симфонии Бетховена в исполнении полного оркестра</text:span>]</text:p>
            <text:p text:style-name="P694">Но я отдал бы славу сотни Гарри Джеймс</text:p>
            <text:p text:style-name="P694">...погоди-ка, славу? сотня <text:span text:style-name="T139">Джеймс</text:span>? Джеймсов…</text:p>
            <text:p text:style-name="P694">...э… сотню слав? Хмм...</text:p>
          </table:table-cell>
        </table:table-row>
        <table:table-row>
          <table:table-cell table:style-name="Table1.A1" office:value-type="string">
            <text:p text:style-name="P693">[скерццозо]</text:p>
          </table:table-cell>
          <table:table-cell table:style-name="Table1.A1" office:value-type="string">
            <text:p text:style-name="P689">И-и-и-е сли песен-ка тебя-в-мои объятья приве-дёт</text:p>
            <text:p text:style-name="P690">Дум де дум, д<text:span text:style-name="T1785">е</text:span>-<text:span text:style-name="T1785">дум де ди,</text:span></text:p>
            <text:p text:style-name="P691">Счастье ждёт нас впереди,</text:p>
            <text:p text:style-name="P691">Тому порукою <text:s/><text:span text:style-name="T834">МОЯ КАДЕНЦИЯ ТОРЧКА</text:span><text:span text:style-name="T808">ААА!</text:span></text:p>
          </table:table-cell>
        </table:table-row>
      </table:table>
      <text:p text:style-name="P263"/>
      <text:p text:style-name="P297">Сейчас этот жилой комплекс называют <text:span text:style-name="T139">Der Platz</text:span>, и он заселён полностью, аж до цен<text:span text:style-name="T1787">т</text:span>рального двора, <text:span text:style-name="T1787">дружками Кислоты. Вссё неожиданно переменилось—намного больше растительной жизни вроде стало произрастать в грязи комплекса, хитроумная система обструганных вручную светопроводом и зеркал день-деньской пересылают свет солнца, впервые тут вообще, вниз в эти задние дворы, открывая цвета невиданные прежде… имеется также поливочная структура направлять дождь по желобам, воронкам, брызго-отражателям, водяным колёсам, патрубкам и водосливам создающим систему рек и водопадов для игр в летний период… оставшиеся комнаты, что всё ещё могут запираться изнутри отведены затворникам, фетишистам, заплутавшим приблудам из оккупации снаружи, которые нуждаются в одиночестве как наркоман в своём наркотике… и раз уж зашла речь, повсюду в комплексе можешьь найти заначки армейской наркоты любого вида, от подвалов до мансард <text:s/>этажи усеяны проволочными колечками и пластиковыми крышечками от одноразовых сиретт на </text:span><text:span text:style-name="T1250">½</text:span><text:span text:style-name="T1560"> </text:span><text:span text:style-name="T1561">грана тартрата морфина, тюбики выдавленны</text:span><text:span text:style-name="T1562">е</text:span><text:span text:style-name="T1561"> насухо, </text:span><text:span text:style-name="T1562">разбитые ампулы амилнитрита от комплектов противогазных масок, защитного цвета <text:s/>жестянки из-под бензедрина… </text:span><text:span text:style-name="T1563">ведутся работы по сооружению противо-полицейского водного рва вокруг всего комплекса: </text:span><text:span text:style-name="T1564">чтобы не привлекать внимания этот ров </text:span><text:span text:style-name="T1565">является первым в истории, который копают изнутри наружу, </text:span><text:span text:style-name="T1566">пространство непосредственно под Якобиштрассе </text:span><text:span text:style-name="T1567">медленно, параноидально, выпоражнивается, вылепливается, подкрепляется под тонкой корой улицы, чтобы случайный трамвай не пошёл на непредвиденное расписанием погружение—хотя подобный случай известен, </text:span><text:span text:style-name="T1568">посреди ночи с внутренним освещением под потолком тепловатого цвета как порожний бульон</text:span><text:span text:style-name="T1567">, </text:span><text:span text:style-name="T1569">меж отдалённых окраинных остановок, долгие проезды вдоль неосвещённого парка или поющих ограждений длинных складов, вдруг словно </text:span><text:span text:style-name="T1570">рот раскрытый сказать «ёбтвою» асфальт </text:span><text:span text:style-name="T1574">распахивается</text:span><text:span text:style-name="T1570"> и ты </text:span><text:span text:style-name="T1571">внизу в каком-то протекающем параноидном рву, ночная смена уставились огромно-круглыми глазами </text:span><text:span text:style-name="T1572">коренных граждан подзелья, занятые не так </text:span><text:span text:style-name="T1558">тобою</text:span><text:span text:style-name="T1572">, как жгучей проблемой </text:span><text:span text:style-name="T1574">принять </text:span><text:span text:style-name="T1573">реш</text:span><text:span text:style-name="T1574">ение</text:span><text:span text:style-name="T1573"> настоящий ли это автобус, или эти «пассажиры» </text:span><text:span text:style-name="T1557">переодетые лягаши</text:span><text:span text:style-name="T1573">, </text:span><text:span text:style-name="T1574">в общем, это деликатное дело, весьма даже. <text:s/></text:span></text:p>
      <text:p text:style-name="P298"><text:span text:style-name="T1324">Где-то в </text:span><text:span text:style-name="T1556">Der Platz</text:span><text:span text:style-name="T1324"> сейчас, ранним утром, чей-то двухлеток, малыш упитанный как поросёнок-сосунок, только что научился слову </text:span><text:span text:style-name="T1556">Sonnenschein</text:span><text:span text:style-name="T1324">.</text:span></text:p>
      <text:p text:style-name="P150"><text:soft-page-break/><text:span text:style-name="T1324">– </text:span><text:span text:style-name="T1575">Сонцесвет,</text:span><text:span text:style-name="T1324">– </text:span><text:span text:style-name="T1575">грит кроха и показывает.</text:span><text:span text:style-name="T1324">– </text:span><text:span text:style-name="T1559">Сонцесвет</text:span><text:span text:style-name="T1576">,</text:span><text:span text:style-name="T1324">–</text:span><text:span text:style-name="T1576"> </text:span><text:span text:style-name="T1577">бежит в соседнюю комнату.</text:span></text:p>
      <text:p text:style-name="P150"><text:span text:style-name="T1577">– Сонцесвет,</text:span><text:span text:style-name="T1324">– </text:span><text:span text:style-name="T1577">каркает спросонья чей-то взрослый голос.</text:span></text:p>
      <text:p text:style-name="P150"><text:span text:style-name="T1577">– Сонцесвет!</text:span><text:span text:style-name="T1324">– </text:span><text:span text:style-name="T1577">кричит малышонок топоча прочь.</text:span></text:p>
      <text:p text:style-name="P150">– <text:span text:style-name="T1788">Сонцесвет,</text:span>– <text:span text:style-name="T1788">звучит улыбчиво-девичий голос, может его мамы.</text:span></text:p>
      <text:p text:style-name="P151">– <text:span text:style-name="T275">Сонцесвет</text:span><text:span text:style-name="T1788">!</text:span>– <text:span text:style-name="T1789">ребёнок у окна, показывает ей, показывает любому другому кто посмотрит, </text:span><text:span text:style-name="T276">хорошенько</text:span><text:span text:style-name="T1789">.</text:span></text:p>
      <text:p text:style-name="P263"/>
      <text:p text:style-name="P569">S<text:span text:style-name="T1790">hit</text:span> ’<text:span text:style-name="T1790">n</text:span>’ S<text:span text:style-name="T1790">hinola</text:span></text:p>
      <text:p text:style-name="P152">– <text:span text:style-name="T1790">Ну-ка,</text:span>– <text:s/><text:span text:style-name="T1790">грит Кислота,</text:span>– <text:span text:style-name="T1790">вы мне растолкуйте Американское выражение Shit от Shinola.</text:span></text:p>
      <text:p text:style-name="P153">– <text:s/><text:span text:style-name="T1791">Это ещё что,</text:span>– <text:s/><text:span text:style-name="T1791">орёт Моряк Бодвайн,</text:span>– <text:span text:style-name="T277">задания</text:span><text:span text:style-name="T1792"> мне давать надумал? Это какое-то </text:span><text:span text:style-name="T277">Продлённое Изучение</text:span><text:span text:style-name="T1792"> Американского Сленга или ещё какой-то </text:span><text:span text:style-name="T277">shit</text:span><text:span text:style-name="T1792">? Отвечай мне, старый дурак,</text:span>– <text:span text:style-name="T1793">схватив Кислоту за горло и за лацкан трясёт ассиметрично,</text:span>– <text:span text:style-name="T1793">ты тоже один из Них, верно? Говори,</text:span>– <text:span text:style-name="T1794">старик Тряпичный Энди у него в руках, плохое утро с наплывом подозрений у обычно сдержанного Бодайна. «Стой. Стой,»</text:span>– <text:span text:style-name="T1795">хнычет изумлённый Кислота, изумление сменяется, то есть, хнычущим убеждением, что волосатый Американский мореход рехнулся….</text:span></text:p>
      <text:p text:style-name="P299">Ну. Тебе приходилось слышать выражение <text:s/><text:span text:style-name="T1790">Shit от Shinola. </text:span>Типа там: «А, да ты не отличишь <text:span text:style-name="T1790">Shit от Shinola </text:span>в этом деле». <text:span text:style-name="T1796">Или: «Матрос—ты не отличаешь Shit от Shinola!»– и тебя посылают драить гальюн, или ещё похуже. Одно из предположений, что <text:s/>Shit и Shinola относятся к дико разным категориям. Тебе представится—наверное просто потому, что они пахнут так по разному—что <text:s/>Shit и Shinola никак не могут сосуществовать. Просто невозможно. Какой-нибудь посторонний в Англиском языке, какой-нибудь Немецкий наркоман вроде Кислоты, не зная ни одного из этой пары слов, может принять «Shit» за юмористичное междометие, из тех, что адвокат в котелке, складывая бумаги, впихивая их в коричневый портфель, может с улыбкой применить: «Shit, Герр Баммер»,– и он выходит из твоей камеры, лощёный ублюдок, навсегда… или же </text:span><text:span text:style-name="T278">Scchhit</text:span><text:span text:style-name="T1796">! хряснула в карикатуре гильотина какого-то чёрного-с-белым политика, голова катит подгору, чёрточки показывают забавные сферично круговоротные узорчики, пока ты думаешь да, так тебе и надо, да отчикнули, одним грызуном меньше, </text:span><text:span text:style-name="T278">schitt ja! </text:span><text:span text:style-name="T1797">А насчёт <text:s/>Shinola обратимся к университетчикам, Францу Пёклеру, Курту Мондаугену, Берту Фибелю, Хорсту Ахтфадену и другим, их Schein-Aula лучится, в алебастровом стиле Альберта Шпеера стадион на открытом воздухе с гигантскими хищными птицами из цемента в каждом <text:s/>углу, крылья вскинуты вперёд, укрывая под каждой крыло-тенью <text:s/>затаённое Германское лицо… при взгляде снаружи, Аудитория золотиста, белое золото в точности как у одного ландышевого лепестка под солнцем в 4 часа <text:s/>пополудни, безмятежна, на вершине небольшого, искусственно насыпанного холма. В ней есть талант, в этой С-виду-Аудитории, к возвышенному размещению привлекательных профилей, перед благородными толпами, к внушению основательности, через повторы возвращения вёсен, надежд любви, таяния снега и льда, академически Воскресного покоя, запахов травы просто растёртой или срезанной или позже превращающейся в сено… но внутри Schein-Aula всё синее и холодное, как небо над головой, как отпечаток через синюю копирку или планетарий. Никто внутри не знает куда надо смотреть. Начнётся над нами? </text:span><text:span text:style-name="T279">Там</text:span><text:span text:style-name="T1797"> внизу? Позади нас? </text:span><text:span text:style-name="T279">Посреди воздуха?</text:span><text:span text:style-name="T1797"> и когда уже….</text:span></text:p>
      <text:p text:style-name="P300">Ну есть таки место где <text:s/><text:span text:style-name="T1796">Shit и Shinola </text:span>сходятся вместе <text:span text:style-name="T1798">и это в мужском туалете Бального зала Розаленд, откуда Слотроп отправился в своё путешествие через унитаз вниз, как представлено в Бумагах Св. Вероники (сохранившихся, загадочно, при великом разрушении этого госпиталя). <text:s/>Shit, в общем, того цвета, что белый народ боится больше всего. Shit это присутствие смерти, не какого-то абстракт-арт персонажа с косой, но околелого и гниющего трупа внутри тёплой и личной собственной жопы белого человека, что становится крайне интимно. Вот зачем и нужен тот белый унитаз. Много ты видел коричневых унитазов? Фиг там, унитаз цвета надгробных камней, классических колонн мавзолеев, тот белый фарфор сама эмблема Лишённой Запаха и Официальной Смерти. Shinola крем для обуви как-то совпала с Shit по цвету. Чистильщик обуви </text:span><text:soft-page-break/><text:span text:style-name="T1798">Мальколм наяривает <text:s/>Shinola отрабатывая кару белого человека за грех быть рождённым такого же цвета как <text:s/>Shit и Shinola. Приятно думать, что в одну из Субботних ночей, в одну этаже-трясную Линдипопную ночь Розеленда, Мальколм поднял глаза от туфлей какого-то Гарвардского паренька и перехватил взгляд Джека Кеннеди (сына Посла), в то время третьекурсника. Приятно думать, что у молодого Джека могла быть одна из тех Бессмертных Лампочек над головой—придержал <text:s/>Красный <text:s/>свою яростную бархотку на какой-то микрон бита, на достаточную щёлку в том муаре, чтобы белый Джек увидел сквозь, не сквозь неё, а через неё </text:span><text:span text:style-name="T280">сквозь</text:span><text:span text:style-name="T1798"> блеск туфлей своего однокурсника Тайрона Слотропа? Составлялись ли эти трое когда-то таким образом—воссевший, присевший, проходящий сквозь? Впоследствии Джек и Мальколм были убиты. Судьба Слотропа неясна. Может быть, Они удумали что-то другое для Слотропа.</text:span></text:p>
      <text:p text:style-name="P263"/>
      <text:p text:style-name="P570">Происшествие в Туалете Трансвеститов</text:p>
      <text:p text:style-name="P301">Небольш<text:span text:style-name="T1800">ой</text:span> обезьян или орангутанг, <text:span text:style-name="T1799">держа что-то за спиной, заходит </text:span>бочком <text:span text:style-name="T1799">неприметно среди в сеточку очулоченных ног, носков скатанных в кольцо ролика пониже лодыжки, молодёжных шапочек заткнутых в аквамарин искусственного шёлка кушаков на талиях. Наконец он приближается к Слотропу, на котором парик блондинки и тот самый длинный волнистый прикид со скрещёнными лентами, что был на Фэй Рэй в её кинопробе сцены с Робертом Армстронгом на корабле (учитывая его случай в туалете Розаленда, Слотроп выбрал это платье не только из некоего зажатого желания нарваться на содомию, невообразимо, от чёрного <text:s/>гориллы великана, но также из спортивной невинности к Фэй, о которой он никогда не говорил, разве что показывал пальцем и шептал: «О, глянь...»—какая-то честность, отвага, чистота самого наряда, его широченные рукава, так что где ни пройдёшь видно где проходил…). </text:span></text:p>
      <text:p text:style-name="P263"/>
      <text:p text:style-name="P650">В тот первый миг, <text:span text:style-name="T1801">задолго до полёта:</text:span></text:p>
      <text:p text:style-name="P651">Ущелье, динозавр (летающие кони</text:p>
      <text:p text:style-name="P651">И челюсти разбиты вдрызг) шипящий змей,</text:p>
      <text:p text:style-name="P651">Что на тебя напал в твоей пещере,</text:p>
      <text:p text:style-name="P651">Птеродактиль или паденье, нет—пронесло…</text:p>
      <text:p text:style-name="P652">Пока я там висела, ночь с лесом вместе слились,</text:p>
      <text:p text:style-name="P652">И полыхали факелы на стенах,</text:p>
      <text:p text:style-name="P652">Висела в ожидании Явления из ночи,</text:p>
      <text:p text:style-name="P655">Я тогда молилась не за Джека мешкавшего глупо </text:p>
      <text:p text:style-name="P656">На палубе—о, нет. Я думала о Денхаме,</text:p>
      <text:p text:style-name="P656">Лишь он, вооружённый камерой и пистолетом,</text:p>
      <text:p text:style-name="P657">Пробирался с мудростью бродяги</text:p>
      <text:p text:style-name="P657">По Земле Темнейшей, снимая всё подряд,</text:p>
      <text:p text:style-name="P658">То камерой, то из пистолета—</text:p>
      <text:p text:style-name="P659">Карл Денхам, режиссёр мой, мой незабвенный</text:p>
      <text:p text:style-name="P653"><text:span text:style-name="T281">Карл</text:span><text:span text:style-name="T1802">…</text:span></text:p>
      <text:p text:style-name="P659">Ах, укажи куда смотреть, шепни мне реплику….</text:p>
      <text:p text:style-name="P302"/>
      <text:p text:style-name="P303">Мы видели их под тысячью имён… «<text:span text:style-name="T1803">Грета Эрдман» всего лишь одно, этих дам чья работа всегда покорно съёживаться в Ужасе… ну, а дома после работы они засыпают как и мы и видят в снах убийц, заговоры против хороших, порядочных людей….</text:span></text:p>
      <text:p text:style-name="P304">Примат приблизился к Слотропу, передаёт ему в руки <text:span text:style-name="T1804">то, что нёс йааггхх это круглый чёрный шар анархистской бомбы, вот это что такое, и бикфордов шнур уже </text:span><text:span text:style-name="T282">горит</text:span><text:span text:style-name="T1804">…. Обезьяна скачками бросается прочь. Слотроп всё так же просто стоит там, в скользких сырых залах, его макияж начинает оплывать, оцепенение в его глазах несомненно как полированный мрамор, а губы </text:span><text:soft-page-break/><text:span text:style-name="T1804">стиснулись в пчелиный укус ну-и-что-на-хрен-мне-</text:span><text:span text:style-name="T282">теперь</text:span><text:span text:style-name="T1804">-делать? Он не может </text:span><text:span text:style-name="T282">сказать</text:span><text:span text:style-name="T1804"> ни слова, связной всё ещё не явился, а голос его выдаст его маскировку…. Шнур горит становясь всё короче. Слотроп озирается. Все писсуары заняты. Может просто сунуть шнур перед чьим-нибудь хуем, в в струю мочи… уф, но если подумают, что я заигрываю или ещё чего-то? Блин, иногда хочется, чтоб я не был таким нерешительным… м-может если я выберу кого-то </text:span><text:span text:style-name="T282">слабее</text:span><text:span text:style-name="T1804"> себя… но с другой стороны у недоростков рефлексы резче, не забывай—</text:span></text:p>
      <text:p text:style-name="P305">Его <text:span text:style-name="T1805">избавил от нерешительности высокий, толстый, несколько Восточного вида, трансвестит,</text:span> <text:span text:style-name="T1806">чей идеал, личный и киносценичный, скорее всего Маргарет О’Брайен. Этому Азиату как-то удаётся выглядеть грустным и с косичками даже когда он выхватывает у Слотропа шипящую бомбу, бегом уносит плюхнуть её в унитаз и спустить воду, возвращается к Слотропу и остальным с выражением гражданского долга <text:s/>исполненного как следует когда вдруг—</text:span></text:p>
      <text:p text:style-name="P306">КРАППАЛУУМА <text:span text:style-name="T1807">гремит грандиозный взрыв: вода взмётывается изумлённым зелёно-синим языком (когда-нибудь видел туалет орущий «Ой!»?) из всех и каждого покрытой крышкой унитаза, трубы сорвались и визжат, стены и пол содрогаются, штукатурка начинает осыпаться полумесяцами и пыльными полотнищами а все болтающие трансвеститы смолкают, тянутся притронуться к кому-нибудь рядом жестом приготовления к Голосу из Репродуктора, огласившего:</text:span></text:p>
      <text:p text:style-name="P307"><text:span text:style-name="T1016">– Это была натриевая бомба. Натрий взрываетсся при контакте с водой.– Значит шнур был уловкой, грязная крыса…. – Вы были свидетелями кто бросил её в унитаз. Это опасный маньяк. Схвативший его, получит большое вознаграждение. Ваш клозет </text:span><text:span text:style-name="T190">мог бы</text:span><text:span text:style-name="T1016"> превратить вид Нормы Ширер в корзину для мусора из подвала глазной клиники Гимбела.</text:span></text:p>
      <text:p text:style-name="P308">Тут <text:span text:style-name="T1808">они </text:span>все они набросились на <text:span text:style-name="T1808">бедного протестующего фаната Маргарет О’Брайен, покуда Слотроп, <text:s/>которому унижение и (раз прибытие полиции всё больше и больше запаздывает) сексуальные издевательства и пытки всерьёз грозили (Ну, ты мне ответишь, Папочка!), ускользает, развязывает, приближаясь к выходу, атласные тесёмки своего платья, неохотно сдёргивает, с намащенно-зализанной головы, сияющий парик невинности….</text:span></text:p>
      <text:p text:style-name="P308"/>
      <text:p text:style-name="P571">Момент Забавы с Такеши и Ичизо, Комичными Камикадзе</text:p>
      <text:p text:style-name="P309">Такеши высокий и толстый (но волосы не заплетает в косы как Маргарет <text:s/><text:span text:style-name="T1808">О’Брайен</text:span>), Ичизо невысокий и худой. <text:span text:style-name="T1809">Такеши пилотирует Зиро, Ичизо пилотирует Охку, это длинная бомба, вообще-то, с кабинкой, где сидит Ичизо, с короткими крыльями, ракетным двигателем и парой контрольных манометров позади. Такеши пришлось заниматься в Школе Камикадзе три недели, на Формозе. Ичико пришлоь учиться в Охка школе </text:span><text:span text:style-name="T283">шесть месяцев</text:span><text:span text:style-name="T1809"> в Токио. Они так же несхожи как арахисовое масло и варенье. Нечестно спрашивать кто из них кто.</text:span></text:p>
      <text:p text:style-name="P310">Их всего лишь двое Камикадзе <text:span text:style-name="T1810">на этой авиабазе, которая довольно удалённая на самом деле, на острове, который мало кого, действительно </text:span><text:span text:style-name="T285">заботит</text:span><text:span text:style-name="T1810">, уже. Сражения ведутся на Лейте… потом на Айто Джива, продвигаясь к Окинаве, но всегда слишком далеко, чтоб долететь до боя </text:span><text:span text:style-name="T284">отсюда</text:span><text:span text:style-name="T1810">. Но у них есть приказ, и есть их ссылка. Не слишком много развлечений, кроме как бродить по пляжам в поисках дохлых остракод. Это такие рачки трёхглазые, формой как картошка и кошачьи <text:s/>усы с одного бока. Если высушить и измельчить, остракоды отличный источник света. Чтобы пыль засветилась в темноте, тебе надо просто воды добавить. Свет от них синий, странный синий с множеством оттенков—зелёный есть в нём, и есть индиго—на удивление холодный, полуночно синий. В безлунные или облачные ночи, Такеши и Ичизо снимают свою одежду и брызжут друг на друга Остракодным светом, бегают и хохоут под пальмовыми деревьями.</text:span></text:p>
      <text:p text:style-name="P311">Каждое утро, иногда и вечером, Бесшабашные Друзья-Самоубийцы отправляются к покрытому листьями сарайчику с локатором <text:span text:style-name="T1811">узнать не появились ли Американские цели, стоящие чтоб в них врезаться, в пределах радиуса их полёта. Но всякий раз одна и та же история. Старый Кеношо сдвинутый оператор радара, что постоянно гонит саке в помещении передатчика, а </text:span><text:soft-page-break/><text:span text:style-name="T1811">змеевик склепал из трубки магнетрона каким-то злостно-Японовским способом, который Западной науке не постичь, и всякий раз с приходом парней этот старый подлец-пропойца начинает квохтать: «Никак не помереть сегодня! Никак не помереть! Дико извиняюсь!» и показывает на пустой экран локатора, зелёные радиусы молча бегают круг за кругом по пустой сетке зелёного шампуня, ничего кроме моря не отражается дальше, чем можешь пролететь к роковой мандале, к которой рванулись бы два юных сердца, из зелёного пятна авианосца в окружении чёрточек эсминцев, ничего… нет, каждое утро одно и то же—только белые буруны на волнах и старый истеричный Кеношо, который сейчас на полу захлёбывается слюной и языком, в своём Припадке, заранее предвкушаемая часть каждодневного визита, каждый из приступов старается превзойти предыдущий, или по меньшей мере привнести новую деталь—заднее сальто, укус-другой за сине-жёлтые патентованные краги Такеши, импровизированное хайку:</text:span></text:p>
      <text:p text:style-name="P311"/>
      <text:p text:style-name="P654">Любовник прыгает в вулкан!</text:p>
      <text:p text:style-name="P654">Там метра три,</text:p>
      <text:p text:style-name="P654">И он потухший<text:span text:style-name="T1016">—</text:span></text:p>
      <text:p text:style-name="P311"/>
      <text:p text:style-name="P312">пока два пилота кривляются, хихикают и скачут вокруг, <text:span text:style-name="T1812">стараясь избежать брыканий седого старого лакаторщика—</text:span><text:span text:style-name="T286">что</text:span><text:span text:style-name="T1812">? Тебе не понравилось хайку. Прозвучало не слишком </text:span><text:span text:style-name="T286">воздушно</text:span><text:span text:style-name="T1812">? Не Японисто вовсе? <text:s/>Фактически, смахивает на что-то </text:span><text:span text:style-name="T286">прямиком из Голливуда</text:span><text:span text:style-name="T1812">? Ну, Капитан—да, вы Морской пехоты Капитан Эсберг из Пасадены—в</text:span><text:span text:style-name="T286">ы</text:span><text:span text:style-name="T1812"> только что Магически Угадали! (ахи-охи и предварительные аплодисменты) и потому </text:span><text:span text:style-name="T286">вы</text:span><text:span text:style-name="T1812">—становитесь нашим </text:span><text:span text:style-name="T286">Параноиком… Дня</text:span><text:span text:style-name="T1812">! (оркестр начинает «Застегни своё пальто» или другой подходяще паранойный бодрящий марш, пока изумлённый участник конкурса буквально вздёрнут на ноги и вытащен в проход этим Врачом из Комиссии с раскраснелым лицом и ходуном ходящей челюстью) Да, </text:span><text:span text:style-name="T286">это</text:span><text:span text:style-name="T1812"> кино! Ещё одна комедия положений Второй Мировой Войны и вам повезло узнать каково оно на самом деле, потому что вы—</text:span><text:span text:style-name="T286">выиграли</text:span><text:span text:style-name="T1812"> (барабанная дробь, ещё ахи с охами, аплодисменты усиливаются прорезаемые свистами) бесплатное путешествие, в оди, конец на одного, на реальное место съёмок, экзотический Пуки-хуки-луки-и </text:span><text:span text:style-name="T286">Остров</text:span><text:span text:style-name="T1812">! (секция укулеле в оркестре подхватывает теперь звенящую репризу из той мелодии «Привет, Белый человек», что мы в последний раз прослушали в Лондоне обращённой к Гёза Рожавоглийю) в гигантском ТВА Созвездии! Вы станете там коротать ночи изгоняя москитов из вашего собственного </text:span><text:span text:style-name="T286">горла</text:span><text:span text:style-name="T1812">! Напрочь </text:span><text:span text:style-name="T286">слепнуть</text:span><text:span text:style-name="T1812"> в потоках <text:s/>тропического ливня! Вычерпывать крысиные какашки из бочки питьевой воды для военнослужащих! Но не одни же головокружительные ночные восторги, Капитан, потому что днём, с пяти утра ровно, вам предстоит ознакамление с Камикадзевым Зиро, который и будете <text:s/>пилотировать! Все рычаги и кнопки управления отсоединены, вам достаточно знать лишь где предохранитель бомбы! Аа-ии </text:span><text:span text:style-name="T286">конечно же</text:span><text:span text:style-name="T1812">, держитесь подальше от этих двух Несмышлёных Япов, Такеши и Ичизо! пока они переживают свои шумные еженедельные приключения, явно забыв о вашем присутствии, и откровенно зловещей направленности распорядка вашего дня….</text:span></text:p>
      <text:p text:style-name="P312"/>
      <text:p text:style-name="P572">Улицы</text:p>
      <text:p text:style-name="P313">Куски изоляции свисают в утреннем тумане, <text:span text:style-name="T1813">вслед за ночью когда луна словно сама собой то прибавляла свет, то тускнела, потому что плывущий туман был таким ровным, таким трудноразличимым. <text:s/>Теперь, когда поднялся ветер, жёлтые искры рассыпаются с треском гремучей змеи, с чёрных изношенных проводов на фоне неба серого как шляпа. Изоляторы зелёного стекла туманятся и слепнут днём. Деревянные столбы клонятся и пахнут преклонным возрастом: тридцать-с-чем-то-летняя древесина. <text:s/>Заляпанные дёгтем трансформаторы гудят вверху. Похоже днём и вправду будет полно дел. Поодаль тополя начинают проступать из дымки.</text:span></text:p>
      <text:p text:style-name="P313"><text:soft-page-break/><text:span text:style-name="T1814">Наверно это была Земловер-Штрассе <text:s/>в Штралзунде. У окон одинаково растерзанный вид: нутро всех комнат выпотрошено до черноты. Возможно появилась бомба, которая может взрывать только внутренности строений… нет... это было в Грайсвальде. <text:s/>По ту сторону мокрых рельсов железнодорожной ветки, высились краны, надстройки, снасти, запах канала… Хафенштрассе в Грайсвальде, на свою спину упала тень какой-то массивной церкви. Но разве это не Петритор, та невысокая кирпичная башня-арка над улицей идущей дальше… это могла быть Шлютерштрассе в старой части Ростока… или Вандфарберштрассе в Люнебурге, с блоками наверху кирпичныз фронтонов, резные флюгера на самых маковках… почему он смотрел </text:span><text:span text:style-name="T287">вверх</text:span><text:span text:style-name="T1814">? Вверх из каждой пары десятков этих северных улиц, однажды утром, в тумане. Чем дальше к северу, тем проще всё становится. Одна сточная канава посреди улицы, чтобы сбегал дождь. Камни мостовой лежат ровнее и уже не так много попадает сигарет. В гарнизонных церквях эхо скворцов. Приходить в северный город Зоны это заход в незнакомую гавань, с моря, в туманный день. </text:span></text:p>
      <text:p text:style-name="P314">Но в каждой из этих улиц какой-то остаток человечности, Земли,непременно бывает. Неважно что было сделано с ней, <text:span text:style-name="T1815">неважно для чего использовалась….</text:span></text:p>
      <text:p text:style-name="P315">Были люди, которые назывались «армейскими капелланами». <text:span text:style-name="T1816">Они проповедовали внутри каких-то из этих зданий. Были к тому же солдаты, теперь уже мёртвые, которые сидели или стояли, и слушали. Держались за то, за что могли. Потом они выходили и некоторые из них умирали прежде, чем попадали в гарнизонную церковь снова. Церковники, работавшие на армию,</text:span> <text:span text:style-name="T1817">стояли и говорили с людьми, которым идти на смерть, про Бога, смерть, небытие, искупление, спасение. <text:s/>Такое вправду происходило. Это было вполне обычным.</text:span></text:p>
      <text:p text:style-name="P316">Даже на улице использованной для такого, иногда случался <text:span text:style-name="T1818">один </text:span>раз, <text:span text:style-name="T1818">один раскрашенный день</text:span> <text:span text:style-name="T1818">(невозможная угольная смола, оранжево-коричневая, чистая насквозь, илиодин дождливый день, что расчищался под вечер, а во дворе одна мальва, колыхалась кругами под ветром, свежая от дождя, кремовая хоть жуй… одинокое лицо у длинной стены из песчаника и хромая поступь всех обречённых лошадей по другую сторону, часть гривы брошена в синюю тень поворотом её головы—один автобус лиц проездом среди ночи, ни одного неспящего на тихой площади кроме водителя, постовой Ortsschutz в какой-то коричневой, официального вида униформе, старый Маузер ухваченный за дуло, снятся не враги в болотах или <text:s/>тенях <text:s/>снаружи, а дом и постель, теперь прогуливается с гражданским другом, который не на дежурстве, не может уснуть, под деревьями полными дорожной пыли и ночи, сквозь их тени на тротуаре, наигрывает на губной гармошке… дальше мимо ряда лиц в автобусе, зелень утопленников, бессонных, табачно-изголодавших , страшащихся, не завтрашнего дня, пока ещё нет, а этой остановки в их ночном проезде, того как легко будет утратить, и до чего больно станет….</text:span></text:p>
      <text:p text:style-name="P317">Хотя бы один миг проезда, один, который больно будет потерять, <text:span text:style-name="T1819">нужно найти для каждой улицы теперь уже безразлично серой от торговли, войны, подавления… отыскивая его, учась ценить утраченное, не найдём ли мы путь обратно?</text:span></text:p>
      <text:p text:style-name="P318">В одной из этих улиц, <text:span text:style-name="T1820">в утреннем тумане, облепив два скользких камня мостовой, обрывок газетного заголовка с телетайпным фото гигантского белого хуя свесившегося с неба прямо из <text:s/>белого лобкового куста. Буквы </text:span></text:p>
      <text:p text:style-name="P315"/>
      <text:p text:style-name="P319">МБА <text:s text:c="2"/>БРО</text:p>
      <text:p text:style-name="P319">РОСИ</text:p>
      <text:p text:style-name="P320">набраны вверху вместе с лого како<text:span text:style-name="T1821">й</text:span>-то оккупационной газеты, <text:span text:style-name="T1821">усмешливая гламурная девуля уселась верхом на дуло танка, стальной член с прорезями в головке змея, гусеницы и треугольник 3-й Бронетанковой бугрятся поперёк её титек. Белая картинка несёт ту же связность, то же эй-сюда-глянь самодовольство, что и Крест. Это не толькоо нежданное вторжение гениталий в небо—это ещё возможно, Дерево….</text:span></text:p>
      <text:p text:style-name="P321">Слотроп сидит на бордюре вглядываясь в него, <text:span text:style-name="T1822">и в буквы, и в девушку со стальным хуем что машет привет парень, и туман белеет в утро, <text:s/>в фигуры с тележками, или в собак, или в </text:span><text:soft-page-break/><text:span text:style-name="T1822">велосипеды, чтоб прокатиться мимо коричнево-серыми контурами, похрипывая, кратко приветствуя туманом-сдавленными голосами, минуя. Он не помнит, что сидел так долго на бордюре уставясь на ту картинку. О так и было.</text:span></text:p>
      <text:p text:style-name="P322">В момент, когда это произошло, бледная Дева поднималась а востоке, <text:span text:style-name="T1823">голова, плечи, груди, 17</text:span><text:span text:style-name="T1251">°</text:span><text:span text:style-name="T1578"> 36</text:span><text:span text:style-name="T1579">’ </text:span><text:span text:style-name="T1580">до её целки на горизонте. </text:span><text:span text:style-name="T1581">Несколько </text:span><text:span text:style-name="T1582">из о</text:span><text:span text:style-name="T1581">бречённых Японцев знали её как Западн</text:span><text:span text:style-name="T1582">ое</text:span><text:span text:style-name="T1581"> бо</text:span><text:span text:style-name="T1582">жество</text:span><text:span text:style-name="T1581">. </text:span><text:span text:style-name="T1583">Она поднималась в восточном небе, </text:span><text:span text:style-name="T1584">глядя вниз на город приносимый в жертву. Солнце находилось у Льва. Испепеляющий взрыв явился ревя и царственно….</text:span></text:p>
      <text:p text:style-name="P468"/>
      <text:p text:style-name="P573"><text:span text:style-name="T1584">В</text:span><text:span text:style-name="T1324">ыслушивая Унитаз</text:span></text:p>
      <text:p text:style-name="P323">Основная идея, что Они явятся и перекроют воду сперва. Криптозой обитающих вокруг счётчика будет парализован громадным приливом света сверху… <text:span text:style-name="T1824">затем рванут кто куда, где пониже, потемней, помокрей. Отключение воды отменяет унитаз, всего с одним бачком в запасе, ты уже не можешь от чего-то уже избавляться если этого много, наркотиков, говна, документации, Они остановили приток/отток и вот ты уловлен в Их кадре, отходы твои скапливаются, жопа зависла над Их киноскопом в ожидании Их редактирующих ножниц. Тебе напомнили, слишком поздно, насколько ты от Них зависишь, от небрежности, если не от доброй воли: Их небрежность твоя свобода. Но когда они принимаются всерьёз, это как публичный концерт Апполона заигравшего на своей лире</text:span></text:p>
      <text:p text:style-name="P324">БРЗДЫЫ<text:span text:style-name="T1825">Н</text:span>НЬ</text:p>
      <text:p text:style-name="P325">Всё застывает. <text:span text:style-name="T1826">Сладкий неотвязный аккорд зависает в воздухе… и это вовсе непереносимо. Если заикнёшься: «У вас всё, Управляющий?»– гамбит, ответом будет: «Нет, фактически… нет, ты подлый мокро-ротый прохиндей, ещё и </text:span><text:span text:style-name="T288">вполовину</text:span><text:span text:style-name="T1826"> не всё, не дождёшься...» </text:span></text:p>
      <text:p text:style-name="P326">Так что всегда <text:span text:style-name="T1827">правильный подход держать</text:span> <text:span text:style-name="T1828">унитазный </text:span>клапан чуть надтреснут<text:span text:style-name="T1827">ым для создания постоянного стока в унитазе и, когда течение </text:span><text:span text:style-name="T289">останавливается</text:span><text:span text:style-name="T1827">, у тебя ещё есть дополнительная минута или две. А это уже не обыкновенная паранойя с ожиданием стука в дверь или телефонного звонка: нет, требуется особый вид умственного расстройства, чтобы сидеть и ждать прекращения шума. Но—</text:span></text:p>
      <text:p text:style-name="P327">Представьте эту весьма тонкую научную ложь: <text:span text:style-name="T1829">что звуки не могут распространяться в открытом пространстве. Ну, а предположим, что </text:span><text:span text:style-name="T290">могут</text:span><text:span text:style-name="T1829">. <text:s/>Предположим Они не хотят, чтоб мы знали об имеющемся там посреднике, который было принято называть «эфиром», способном переносить звук в любую часть Земли. Звуконосный Эфир. Миллионы лет солнце издавало рёв, гигантское горнило, 93-миллиономильный рёв, до того совершено ровный, что поколения людей рождались под него и уходили снова, даже не обратив внимания. Если тот не меняется, как хоть кому-то услышать?</text:span></text:p>
      <text:p text:style-name="P328">Если не считать что иногда по ночам, в некоторых частях затемнённого полушария, из-за вихрей в Звуконосном Эфире, <text:span text:style-name="T1830">будет случаться очень недолгий промежуток отсутствия звука. На пару секуд, в определённом месте, почти каждую ночь где-то в Мире, звуковая энергия из внешнего пространства отключается. Рёв солнца </text:span><text:span text:style-name="T291">замирает</text:span><text:span text:style-name="T1830">. За свою краткую жизнь, точка звуковой тени может установиться на тысяче футов над пустыней, между этажами пустого офисного здания, или же точнёхонько вокруг сидящего <text:s/>индивида в рабочей столовой, которую <text:s/>моют из шланга в 3 часа утра… вокруг всё белый кафель, столы и стулья прочно приболтованные к полу, еда покрыта твёрдым саваном прозрачного пластика… вскоре снаружи, ррннн! бряк, стук, скрип открываемого крана о да, а да, Это Работники Со Шлангами Промыть Тут—</text:span></text:p>
      <text:p text:style-name="P329">И в тот же момент, без предупреждения, <text:span text:style-name="T1831">поднимающися кончик пёрышка Звуко-Тени касается тебя, окружает тебя на э, у, скажем с 2:36:18 до 2:36:24 по Центральному Военному Времени, если это происходит не в Данганоне, Виржиния, Бристоле, Тенесси, Ашвилле или Франклине, Северная Каролина, Апалачиколе, Флорида, и разумеется в Мунро Макензи, Южная Дакота, или Филипсбурге, Канзас, или Стоктоне, Плейнвилле, или Эллисе, Канзас—да звучит как Реестр Славы зачитанный где-нибудь в прерии, раскалённые цвета длинными полосами, красные и </text:span><text:soft-page-break/><text:span text:style-name="T1831">пурпурные, темнеет толпа гражданских стоящих плотно друг к другу, как пшеничные колосья, и один старик в чёрном у микрофона оглашает города войны павшие, Данганон… Бристоль… Мунро Макензи… его белые волосы отдувает назад вылепляющий о-дым-отечества ветер в львиныую гриву, его отёчное пористое старое лицо полируемое ветром, песчанисто в этом свете, <text:s/>честные безутайные уголки его век складываются пока, один за другим, отдаваясь эхом от наковальни прерий, оглашаются имена смерть-городов и конечно же Бляйхероде и Блисеро прозвучат в любую минуту….</text:span></text:p>
      <text:p text:style-name="P330"><text:span text:style-name="T1833">А вот и</text:span> <text:span text:style-name="T139">не угадал</text:span>, дорогуша—<text:span text:style-name="T1832">это всё города расположенные на границе часовых поясов, всего-навсего. Ха, ха! Застукал тебя с рукой запущенной в портки! А ну-ка покажи нам </text:span><text:span text:style-name="T292">всем</text:span><text:span text:style-name="T1832"> чем ты там занимался или покинь помещение, нам ни к чему тут такие как ты. Нет ничего отвратней сентиментального сюрреалиста.</text:span></text:p>
      <text:p text:style-name="P154">– <text:span text:style-name="T1834">Итак, <text:s/>перечисленные нами восточные города относятся к Восточному Военному Времени. Все прочие города вдоль интерфейса к Центральному. Западные города из зачтённого списка находятся в Центральном, тогда как прочие города на </text:span><text:span text:style-name="T293">том</text:span><text:span text:style-name="T1834"> интерфейсе к Горному...</text:span></text:p>
      <text:p text:style-name="P331">Вот и всё, что наш Сентиментальный Сюрреалист, покидая помещение, <text:s/>успевает разобрать. <text:span text:style-name="T1835">И поделом. Он больше поглощён, или «болезненно зациклен», если угодно, на моменте молчания солнца внутри бело-кафельной забегаловки с жирными ложками. Чем-то смахивает на место где он бывал (Кеноша, Висконсин?) уже, хотя никак не припомнит в связи с чем. Его называли «Паренёк из Киноши», хотя это в достаточной степени апокрифично. На данный момент, единственная другая комната в которой он себя помнит была двуцветной, ничего кроме двух отчётливых цветов, потому что все лампы, мебель, шторы: стены, потолок, ковёр, радио, даже обложки книг на полках—буквально </text:span><text:span text:style-name="T294">всё</text:span><text:span text:style-name="T1835"> было окрашено в (1) Глубокий Дешёво-Парфюмерный Аквамарин, либо (2) Кремово-Шоколадный ФБР-Обувной Коричневый. Она могла находиться в Кеноше, а могла и нет. Если он постарается, то вспомнит, через минуту, как он попал в комнату облицованную белым кафелем за полчаса до её шлангования. Он сидит с чашкой кофе наполовину полной, гуща сахара и сливок, крошки ананасного Датского <text:s/>под блюдцем, куда не залезть пальцами. Рано или поздно ему придётся отодвинуть блюдце, чтобы собрать их. Он просто оттягивает. Но это не рано и это не поздно, потому что</text:span></text:p>
      <text:p text:style-name="P332">звуко-тень опускается на него,</text:p>
      <text:p text:style-name="P333"><text:span text:style-name="T1836">замирает вокруг</text:span> стол<text:span text:style-name="T1836">а</text:span> <text:span text:style-name="T1836">поверхностями вытянутого невидимого круговращения, что принесло её сюда отлетевшую прочь как завитки Эфирного Датского, слышимую лишь благодаря случайным крапинкам звуковых осколков, что возможно налипли при вращении, обрывкиголосов из далей над морем </text:span><text:span text:style-name="T295">заходим на позицию два семь градусов два семь минут северной</text:span><text:span text:style-name="T1836">, женский крик на каком-то языке с высокими тонами, волны океана в штормовых ветрах, голос декламирующий на Японском</text:span></text:p>
      <text:p text:style-name="P326"/>
      <text:p text:style-name="P660">Hi wa Ri ni katazu,</text:p>
      <text:p text:style-name="P660"><text:tab/>Ri wa Ho ni katazu,</text:p>
      <text:p text:style-name="P661"><text:tab/><text:tab/>Ho wa Ken ni katazu,</text:p>
      <text:p text:style-name="P661"><text:tab/><text:tab/><text:tab/>Ken wa Ten ni katazu,</text:p>
      <text:p text:style-name="P334"/>
      <text:p text:style-name="P334">что является лозунгом соединения Камикадзе, подразделения Охка<text:span text:style-name="T1016">—</text:span>и означает</text:p>
      <text:p text:style-name="P326"/>
      <text:p text:style-name="P662">Несправедливость не в силах одолеть Принцип,</text:p>
      <text:p text:style-name="P662">Принцип не в силах одолеть Закон,</text:p>
      <text:p text:style-name="P662">Закон не в силах одолеть Власть,</text:p>
      <text:p text:style-name="P662">Власть не в силах одолеть Небо,</text:p>
      <text:p text:style-name="P326"/>
      <text:p text:style-name="P326"><text:soft-page-break/>Hi, Ri, Ho, Ken, Ten <text:span text:style-name="T1837">продолжает Японо-блаблакать прочь на протяжённой солнце-круговерти и оставляет Парнишку из Кеноши за приболтованным столом, где стих рёв солнца. Ему слышна, в первый раз, могучая река его крови, Титано барабан его сердца.</text:span></text:p>
      <text:p text:style-name="P335">Зайди под сияние лампочки и сядь рядом с ним, с незнакомцем за маленьким общественным столом. <text:span text:style-name="T1838">Вот-вот начнётся промывка шлангом. Посмотри получится ли <text:s/>и тебе неприметно присоседится в тень. Частичное затмение лучше, чем никогда не узнать—лучше, чем ползать всю твою оставшуюся жизнь под громадным Вакуумом в небе, как тебя учили, и под солнцем чьё молчание ты никогда не слыхал.</text:span></text:p>
      <text:p text:style-name="P336">Что если нет никакого Вакуума? <text:span text:style-name="T1839">А если и есть—что если Они </text:span><text:span text:style-name="T296">применяют</text:span><text:span text:style-name="T1839"> его на тебе? Что если Им на руку проповедывать об островке жизни в окружении пустоты? Не просто о Земле в пространстве, но о твоей собственной индивидуальной жизни во времени? Что если в Их интересах заставить тебя верить в это?</text:span></text:p>
      <text:p text:style-name="P155">– <text:span text:style-name="T1840">Отдохнём от него немного,</text:span>– <text:span text:style-name="T1840">говорят Они друг другу.</text:span>– <text:span text:style-name="T1840">Я только что спровадил его на Тёмную Грёзу.</text:span>– <text:span text:style-name="T1841">Они выпивают вместе, колются очень-преочень синтетической наркотой подкожно и в кровь, вгоняют сигналы невероятных форм в Их черепа, прямиком в мозговой ствол, и подпихивают друг друга, игриво, прихохатывают</text:span>—<text:span text:style-name="T297">сам знаешь, </text:span><text:span text:style-name="T298">а</text:span><text:span text:style-name="T1842"> <text:s/>в тех лишённых возраста глазах… Они говорят как взяли Того-то-и-Того-то и «спровадили его на Грёзу». Они используют это выражение и применительно друг к другу тоже, со стерильной нежностью, когда разносится печальное известие, на ежегодных Жарк</text:span><text:span text:style-name="T43">и́</text:span><text:span text:style-name="T1842">х, когда бесконечное умство-игрище застукает коллегу врасплох</text:span>—«<text:span text:style-name="T1843">Эге, таки спровадили мы его к Грёзе». </text:span><text:span text:style-name="T299">Сам</text:span><text:span text:style-name="T1843"> знаешь, а?</text:span></text:p>
      <text:p text:style-name="P326"/>
      <text:p text:style-name="P574">Остроумная Отповедь</text:p>
      <text:p text:style-name="P337">Ичизо выходит из хижины, видит Такеши в бочке под какими-то пальмовыми листьями принимает ванну и поёт «Ду-ду-ду, <text:span text:style-name="T1844">ду-ду», какую-то мелодию като выдаёт через нос—Ичико взвизгивает, бежит обратно, возвращается <text:s/>Японским пулемётом Хочкис, Модель 92, начинает устанавливать его пуча глаза и кряхча как в джиу-джитсу. И вот когда он вставил ленту пулемёта, готовый изрешетить Такеши в корыте,</text:span></text:p>
      <text:p text:style-name="P338">ТАКЕШИ:<text:span text:style-name="T1845">Погоди, погоди! Что это всё?</text:span></text:p>
      <text:p text:style-name="P338">ИЧИЗО: <text:span text:style-name="T1846">О, это </text:span><text:span text:style-name="T300">ты</text:span><text:span text:style-name="T1846">! </text:span><text:span text:style-name="T300">Я</text:span><text:span text:style-name="T1846"> <text:s/>думал это Генерал Макартур в своей шлюпке.</text:span></text:p>
      <text:p text:style-name="P339">Интересное оружие, Хочкис этот. Появляется у многих национальностей и умудряется этнически вписываться повсюду. <text:span text:style-name="T1847">Американские Хочкисы это те, что косили безоружных Индейцев у Вундед-Ни. С другой стороны пикантные 8 мм ФранцузскиЙ Хочкис когда строчит выдаёт хо-хо-хо-хо, немного в нос и <text:s/>галантностью кинозвезды. Что до нашего кузена Джона Буля, множество Британских Хочкисов тяжеловесов были либо частным образом проданы после Первой Мровой Войны, или сожжены огнемётами. Эти расплавленные пулемёты выныривают иногда в самых странных местах. Пират Прентис видел один в 1936, в Челси во время своей экскурсии со Скорпией Мосмун в дом Джеймса Челло, короля клоунов Богемии—но из королей помельче, из ветви склонной к тем гадким наследственным болезням, идиотизм в семье, сексуальные особенности оказывающиеся на виду публики в самые неподходящие моменты (голый член болтающийся из мусорного ящика одним лезвие-чистым промытым дождём утром, в переулке на заводской окраине куда вот-вот нахлынет толпа разгневанных рабочих в просторных кепках с пуговкой на макушке с метровыми гаечными ключами в руках, монтировками, кусками цепи, и нате вам голожопый Принц Короны Порфирио с гигантским нимбом алюминиевой стружки на голове, рот накрашен чёрной смазкой, мягкие ягодицы отдёргиваются от холодных отбросов, выбирает стальные занозы, что колют <text:s/>так изысканно, глаза страстные и чёрные как и его губы, но о боже это что, о какая неловкость вот они выворачивают из-за угла, он чует чернь даже отсюда, тогда как они не знают как быть с Порфирио—колонна останавливается в замешательстве пока эти самые недоделанные революционеры затевают спор может это явление отвлекающая падлянка подброшенная </text:span><text:soft-page-break/><text:span text:style-name="T1847">Управлением, или же он вправду Декадентная Аристократия и его надо обменять на выкуп, а если да то за сколько… Между тем на крышах, из кирпича и жестяных дверей, начинают появляться коричневые Правительственные войска вооружённые Британскими Хочкисами, которые не были расплавлены, но скуплены пулемётными дельцами и перепроданы незначительным правительствам по всему миру). Возможно, это было памяткой о Принце Короны Порфирио в тот день массового расстрела, что Джеймс Челло держал расплавленный Хочкис у себя в гостиной— или же очередной полёт гротескности со стороны милого Джеймса, знаете ли, он так далёк от всего такого….</text:span></text:p>
      <text:p text:style-name="P339"/>
      <text:p text:style-name="P575"><text:span text:style-name="T1848">Начистоту</text:span>, <text:span text:style-name="T1848">Мужчина-с-Мужчиной</text:span></text:p>
      <text:p text:style-name="P156">—<text:span text:style-name="T1848">Сынок, вот всё думаю про эти, э, <text:s/>«болтики-винтики», что вы, ребятня, так увлеклись. Это типа как, колоться электричеством в голову, ха-ха?</text:span></text:p>
      <text:p text:style-name="P156">—<text:span text:style-name="T301">Волны</text:span><text:span text:style-name="T1848">, Пап. Не просто прям </text:span><text:span text:style-name="T301">электричество</text:span><text:span text:style-name="T1848">. Оно для тупых.</text:span></text:p>
      <text:p text:style-name="P157">—<text:span text:style-name="T1849">Да, э, волны. «Волны с помехами», верно? Ха-ха. А скажи мне, сынок, на что оно похоже? Я был типа как нарокоман ’сю сво’ жизнь, а и</text:span>—</text:p>
      <text:p text:style-name="P58">—<text:span text:style-name="T1850">О Пап. Блин. Это не как </text:span><text:span text:style-name="T302">наркотик</text:span><text:span text:style-name="T1850"> вовсе!</text:span></text:p>
      <text:p text:style-name="P59">—<text:span text:style-name="T1851">Ну мы отправлялись в очень классные «улёты в отпуск» как мы их тогда называли, в здорово «крученные» места они нас доставляли, фактически</text:span>—</text:p>
      <text:p text:style-name="P59">—<text:span text:style-name="T1852">Но вы всегда возвращались, нет?</text:span></text:p>
      <text:p text:style-name="P59">—<text:span text:style-name="T1852">Что?</text:span></text:p>
      <text:p text:style-name="P59">—<text:span text:style-name="T1852">Имею ввиду, всегда знали что это будет тут, когда вернётесь, всё так же, в точности такое же, верно?</text:span></text:p>
      <text:p text:style-name="P60">—<text:span text:style-name="T1853">Ну ха-ха угадай почему мы называли их «улёты в отпуск», сынок! Потому что ты всегда прилетал обратно в старый Реалленд, не так ли. <text:s/></text:span></text:p>
      <text:p text:style-name="P61">—<text:span text:style-name="T303">Ты</text:span><text:span text:style-name="T1854"> точно </text:span><text:span text:style-name="T303">возвращался</text:span><text:span text:style-name="T1854">.</text:span></text:p>
      <text:p text:style-name="P62">—<text:span text:style-name="T1855">Послушай, Тайрон, ты не знаешь какая это опасная херня. Допустим однажды ты просто втыкаешь и отправляешься и тебе уже никогда не вернуться? А?</text:span></text:p>
      <text:p text:style-name="P63">—<text:span text:style-name="T1856">Хо, хо! Хотел бы я! О чём по-твоему каждый электросдвинутый мечтает? Ты такой отсталый! А и кто грит это только мечта, а? А м-может </text:span><text:span text:style-name="T304">она существует</text:span><text:span text:style-name="T1856">. Может есть такая Машина, что заберёт нас, заберёт полностью, высосет нас через электроды из черепа и прям в Машину и живи там вечно с другими душами, что она набрала. Она </text:span><text:span text:style-name="T304">могла</text:span><text:span text:style-name="T1856"> бы решать кого высосать, а и когда. Наркотик никогда не давал </text:span><text:span text:style-name="T304">тебе</text:span><text:span text:style-name="T1856"> бессмертие. </text:span><text:span text:style-name="T304">Ты</text:span><text:span text:style-name="T1856"> долж’ был возвращаться, каждый раз, в умирающий кусок вонючего </text:span><text:span text:style-name="T304">мяса</text:span><text:span text:style-name="T1856">! Но Мы можем жить всегда в чистом, честном, освобождённом Электромире</text:span>—</text:p>
      <text:p text:style-name="P63">—<text:span text:style-name="T1857">Блядь, дождался я сыночка двойную Деву….</text:span></text:p>
      <text:p text:style-name="P63"/>
      <text:p text:style-name="P580">Некоторые Характеристики Imipolex G </text:p>
      <text:p text:style-name="P576">I<text:span text:style-name="T1">mipolex</text:span> G <text:span text:style-name="T70">является первым пластиком <text:s/>действительно </text:span><text:span text:style-name="T71">способным к </text:span><text:span text:style-name="T6">эректильности</text:span><text:span text:style-name="T71">. <text:s/></text:span><text:span text:style-name="T72">При </text:span><text:span text:style-name="T73">с</text:span><text:span text:style-name="T72">оответствующем стимулировании, </text:span><text:span text:style-name="T73">цепочки отращивают перекрёстные связи, </text:span><text:span text:style-name="T74">при которых молекула твердеет </text:span><text:span text:style-name="T75">с повышением межмолекулярного притяжения </text:span><text:span text:style-name="T76">так что этот Особый Полимер </text:span><text:span text:style-name="T77">выходит далеко за фазовые диаграммы, </text:span><text:span text:style-name="T78">от вялой резиновой аморфности до </text:span><text:span text:style-name="T79">удивительно совершенной тесселяции, твёрдости, </text:span><text:span text:style-name="T80">блестящей прозрачности, </text:span><text:span text:style-name="T81">высокой устойчивости </text:span><text:span text:style-name="T82">к изменениям температуры, погоды, </text:span><text:span text:style-name="T83">к </text:span><text:span text:style-name="T82">вакууму, любым сотрясениям</text:span><text:span text:style-name="T81"> </text:span><text:span text:style-name="T83">(медленно мерцает в Пустоте. <text:s/></text:span><text:span text:style-name="T84">Серебро и чернота. </text:span><text:span text:style-name="T85">Искривленные отражения звёзд проплывают поперёк, </text:span><text:span text:style-name="T86">во всю длину, </text:span><text:span text:style-name="T87">круг за кругом по меридианам </text:span><text:span text:style-name="T88">столь же чётким, как меридианы иглоукалывания. </text:span><text:span text:style-name="T89">Да и что такое звёзды, если </text:span><text:span text:style-name="T90">не точки в теле Богу, куда мы вонзаем оздоравливающие иглы </text:span><text:span text:style-name="T91">нашего ужаса и страстного желания? </text:span><text:span text:style-name="T92">Тени костей и протоков создания</text:span><text:span text:style-name="T1">—</text:span><text:span text:style-name="T92">истекающего, раненого, облучённо белого</text:span><text:span text:style-name="T1">—</text:span><text:span text:style-name="T93">примешиваясь со своим. </text:span><text:span text:style-name="T7">Он</text:span><text:span text:style-name="T94"> перемешан с костями и протоками, </text:span><text:span text:style-name="T95">его собственную форму определяет то как Эрекция Пластика должна продолжиться: где-то быстрее, а где-то медленнее, </text:span><text:soft-page-break/><text:span text:style-name="T95">где-то болезненно, а где-то скользко-прохладно… </text:span><text:span text:style-name="T96">следует ли зонам обмениваться характеристиками твёрдости и блистания, следует ли позволить некоторым зонам </text:span><text:span text:style-name="T97">протекать по поверхности с тем, чтобы движение </text:span><text:span text:style-name="T98">было</text:span><text:span text:style-name="T97"> лаской</text:span><text:span text:style-name="T95">, </text:span><text:span text:style-name="T99">а где-то оркестровать неожиданные прерывистости</text:span><text:span text:style-name="T1">—</text:span><text:span text:style-name="T99">удары, выкручивания</text:span><text:span text:style-name="T1">—</text:span><text:span text:style-name="T99">посреди этих более ласкающих моментов).</text:span></text:p>
      <text:p text:style-name="P577"><text:span text:style-name="T100">Очевидно стимулу следует быть электронным. </text:span><text:span text:style-name="T101">Альтернативы подачи сигналов пластиковой поверхности оказались ограниченными:</text:span></text:p>
      <text:p text:style-name="P577"><text:span text:style-name="T101">(а) тонкая матрица проводов, </text:span><text:span text:style-name="T102">образующая довольно плотную систему координат </text:span><text:span text:style-name="T103">на Imipolectic Поверхности, посредством которой </text:span><text:span text:style-name="T104">эрективность и другие команды могутбыть посланы в зоны довольно специфические, скажем </text:span><text:span text:style-name="T105">до </text:span><text:span text:style-name="T106">½</text:span><text:span text:style-name="T107"> см</text:span><text:span text:style-name="T108">2</text:span><text:span text:style-name="T105">;</text:span></text:p>
      <text:p text:style-name="P578"><text:span text:style-name="T105">(b) </text:span><text:span text:style-name="T109">лучевая сканирующая система</text:span><text:span text:style-name="T1">—</text:span><text:span text:style-name="T110">или несколько</text:span><text:span text:style-name="T1">—</text:span><text:span text:style-name="T110">аналогичная хорошо известному видео электронному потоку, </text:span><text:span text:style-name="T111">модулируемая сетками и отклоняющими платами</text:span><text:span text:style-name="T112">расположенными по мере необходимости на Поверхности </text:span><text:span text:style-name="T113">(или даже под внешним слоем Imipolex</text:span><text:span text:style-name="T114">’</text:span><text:span text:style-name="T113">а, и до самого интерфейса с </text:span><text:span text:style-name="T116">т</text:span><text:span text:style-name="T113">ем, </text:span><text:span text:style-name="T116">Ч</text:span><text:span text:style-name="T115">то находитс</text:span><text:span text:style-name="T116">я</text:span><text:span text:style-name="T115"> в самом низу» </text:span><text:span text:style-name="T117">Что было введено </text:span><text:span text:style-name="T118">или Что фактически </text:span><text:span text:style-name="T8">нарастило себе покров из Imipolex G, </text:span><text:span text:style-name="T119">в зависимости какой ереси вы придерживаетесь. </text:span><text:span text:style-name="T120">Нам нет нужды долго останавливаться на Первичной Проблеме, </text:span><text:span text:style-name="T121">а именно что всё под плёнкой пластика <text:s/>пребыва</text:span><text:span text:style-name="T122">ет </text:span><text:span text:style-name="T123">в Области Неопределённости, </text:span><text:span text:style-name="T124">разве что подчеркнуть для начинающих студентов, </text:span><text:span text:style-name="T125">которые могут быть склонны к </text:span><text:span text:style-name="T9">Schwärmerei</text:span><text:span text:style-name="T125">, что термины относящиеся к Под-</text:span><text:span text:style-name="T118">Imipolex</text:span><text:span text:style-name="T125">ности, такие как «Сердцевина» или «Центр Внутренней Энергии» имеет, за пределами теоретическими, <text:s/>не больше реальности как «Сверхзвуковая Область» или «Центр Притяжения» в других областях Науки ).</text:span></text:p>
      <text:p text:style-name="P579"><text:span text:style-name="T1">(с) </text:span><text:span text:style-name="T126">альтернативно, проекция, на Поверхность, </text:span><text:span text:style-name="T127">какого-то электронного «образа», </text:span><text:span text:style-name="T128">аналогично кинематографии. </text:span><text:span text:style-name="T129">Это потребует как минимум три проектора, а </text:span><text:span text:style-name="T130">в</text:span><text:span text:style-name="T129">озможно больше. </text:span><text:span text:style-name="T130">С точностью сказать как много окутано иным порядком неопределённости: </text:span><text:span text:style-name="T131">так называем</text:span><text:span text:style-name="T132">ое Отношение Недетерминированности</text:span><text:span text:style-name="T131"> </text:span><text:span text:style-name="T132">Отйийумбу </text:span><text:span text:style-name="T130"><text:s/></text:span><text:span text:style-name="T132">(«Вероятное функциональное </text:span><text:span text:style-name="T136">деранжирование</text:span><text:span text:style-name="T132"> γ</text:span><text:span text:style-name="T134">R <text:s/></text:span><text:span text:style-name="T132">производное</text:span><text:span text:style-name="T133"> </text:span><text:span text:style-name="T132">от физической модификации φ</text:span><text:span text:style-name="T134">R</text:span><text:span text:style-name="T132"> (x,y,z) прямо пропорционально наибольшей степени </text:span><text:span text:style-name="T10">p</text:span><text:span text:style-name="T132"> </text:span><text:span text:style-name="T136">от под-imipolectic деранжирования γ</text:span><text:span text:style-name="T135">Б</text:span><text:span text:style-name="T136"> , </text:span><text:span text:style-name="T11">р</text:span><text:span text:style-name="T137"> не обязательно должно является целым числом и определяется эмпирически»), где нижний индекс R стоит за Rakete, и Б за Блисеро.</text:span></text:p>
      <text:p text:style-name="P588"><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586">Тем временем, Чичерин счёл нужным бросить доводящую до с<text:span text:style-name="T1859">м</text:span>егмы слежку за Аргентинскими анархистами. <text:span text:style-name="T1858">Лягавый, он же Николай Рипов из Комиссариата Шпионской Деятельности, нагрянул и побирается всё ближе. Верный Джабаев, от ужаса или отвращения, сорвался по крыжовным болотам в долгий запой с парой местных ханыг, и может вообще не вернуться. По слухам, он нынче колесит по Зоне в краденом прикиде Американских Спец Служб, выдавая себя за Френка Синатру. Является в город, находит кабак и заводится петь <text:s/>на тротуаре, не успеешь моргнуть <text:s/>собирается толпа, подростковые красотки, каждая не дешевле $65 и того стоят, валятся в эпилепсиобразных припадках беззаветными кучами из вязаных жгутов, вискозных складок и аппликациями рождественской ёлки. Годится. Всегда раскручивается на бесплатную выпивку, до упаду, хлыщут Фудер и Фас в шумных сельских процессиях по песчаным улицам, куда только закатятся Трое Выпивох. Никому не приходит в голову спросить <text:s/>чего это Френк Синатра подпирается парой отпетых алкашей. Никто и на минуту не усомниться, <text:s/>что это и </text:span><text:span text:style-name="T305">есть</text:span><text:span text:style-name="T1858"> Синатра. Местные знатоки обычно принимают остальных двух за команду комиков. </text:span></text:p>
      <text:p text:style-name="P587">Покуда благородные плачут в своих ночных цепях, оруженосцы распевают. <text:span text:style-name="T1860">Ужасная политика Грааля их никогда не касается. Песня волшебная накидка.</text:span></text:p>
      <text:p text:style-name="P340">Чичерин понимает, что теперь он окончательно один. <text:span text:style-name="T1861">Что бы его ни ожидало, оно найдёт его один на один. </text:span></text:p>
      <text:p text:style-name="P341">Он чувствует что нужно быть на ходу, но ехать ему некуда. <text:span text:style-name="T1862">Теперь, слишкм поздно, воспоминания о Вимпе, давнишнем V-человеке в IG Farben, находят его. Не отстают, </text:span><text:soft-page-break/><text:span text:style-name="T1862">уговаривают скрыться. Чичерин надеется завести собаку. Собака была бы идеальным, безупречная честность по которой можно проверять собственную, день за днём, до конца. Иметь собаку было бы неплохо. Но может быть неплохо бы и альбатроса, только без проклятия при нём: милое воспоминание. </text:span></text:p>
      <text:p text:style-name="P342">Молодой Чичерин стал тем, кто затронул политические наркотики. Опиум для народа.</text:p>
      <text:p text:style-name="P343">Вимпе улыбнулся в ответ. <text:span text:style-name="T1863">Старая-престарая улыбка, способная заморозить огонь даже в ядре Земли: «Марксистская диалектика? Это же </text:span><text:span text:style-name="T306">не</text:span><text:span text:style-name="T1863"> опиум, а?»</text:span></text:p>
      <text:p text:style-name="P158">– <text:span text:style-name="T1864">Это противоядие</text:span></text:p>
      <text:p text:style-name="P159">– <text:span text:style-name="T1865">Нет.</text:span>– <text:span text:style-name="T1865">Одно из двух. Торговец наркотиками может знать всё, что случится с Чичериным и решить, что не стоит оно того</text:span>—<text:span text:style-name="T1866">или же, в порыве величия, взять и выложить всё молодому дурню.</text:span></text:p>
      <text:p text:style-name="P160">– <text:span text:style-name="T1867">Основная проблема,</text:span>–<text:span text:style-name="T1867"> предлагает он,</text:span>– <text:span text:style-name="T1867">всегда была в том, чтобы заставить других людей умират за тебя. Ради чего человек отдавал бы свою жизнь? Тут религия всегда имела фору, столетиями. Религия всегда толковала о смерти. Она использовалась не столько как опиум, а как способ—заставляла людей умирать за набор определённых представлений о смерти. Извращённость, </text:span><text:span text:style-name="T307">natürlich</text:span><text:span text:style-name="T1867">, но кто ты такой, чтоб осуждать? Неплохой был приём пока срабатывал. Но с тех пор как стало невозможным умирать во имя смерти, у нас имеется светская версия</text:span>—<text:span text:style-name="T1868">твоя. Умри, чтобы помочь Истории дорасти до своей предопределённой формы. Умри сознавая, что своим деянием ты чуть приблизишь хороший конец. Революционное самоубийство, чудесно. Но смотри: если Исторические перемены </text:span><text:span text:style-name="T308">неизбежны</text:span><text:span text:style-name="T1868">, то почему бы </text:span><text:span text:style-name="T308">не</text:span><text:span text:style-name="T1868"> умирать? Вацлав? Если всё равно случится, то какая разница?</text:span></text:p>
      <text:p text:style-name="P161">– <text:span text:style-name="T1869">Но у тебя никогда не было выбора, так ведь.</text:span></text:p>
      <text:p text:style-name="P162">– <text:span text:style-name="T1870">Если б у меня был, то можешь не сомневаться</text:span>—</text:p>
      <text:p text:style-name="P162">–<text:span text:style-name="T1870">Этого не знаешь. Пока не там, Вимпе. Не можешь сказать.</text:span></text:p>
      <text:p text:style-name="P163">– <text:span text:style-name="T1871">Звучит не слишком по диалектике.</text:span></text:p>
      <text:p text:style-name="P164">– <text:span text:style-name="T1872">Не знаю что это такое.</text:span></text:p>
      <text:p text:style-name="P165">– <text:span text:style-name="T1873">Тогда, до самого мига решения,</text:span>– <text:span text:style-name="T1874">Вимпе любопытен, но осторожен,</text:span>– <text:span text:style-name="T1875">человек может быть совершенно чист…</text:span></text:p>
      <text:p text:style-name="P165">– <text:span text:style-name="T1875">Он может быть каким угодно. Мне без разницы. Но он настоящ лишь в точках решения. Время в промежутках значения не имеет.</text:span></text:p>
      <text:p text:style-name="P166">– <text:span text:style-name="T1876">Настоящий как Марксист.</text:span></text:p>
      <text:p text:style-name="P167">– <text:span text:style-name="T1877">Нет. Настоящий перед собой.</text:span></text:p>
      <text:p text:style-name="P344">Вимпе по виду засомневался.</text:p>
      <text:p text:style-name="P168">– <text:span text:style-name="T1878">Мне приходилось. Тебе нет.</text:span></text:p>
      <text:p text:style-name="P14"><text:span text:style-name="T795">Тсс, тсс. </text:span><text:span text:style-name="T796">Шприц, игла номер 26. Крови душно в гостиничном номере коричневого дерева. Преследовать или шевелить этот спор значит становиться врагами на словах, ни один из них не хочет этого. </text:span>Онейрин теофосфат <text:span text:style-name="T1879">один из способов обойти эту проблему. (Чичерин: «Ты имеешь ввиду </text:span><text:span text:style-name="T309">тио</text:span><text:span text:style-name="T1879">фосфат?» Думая, </text:span><text:span text:style-name="T309">означает присутствие серы…</text:span><text:span text:style-name="T1879"> Вимпе: «Я имею ввиду </text:span><text:span text:style-name="T309">тео</text:span><text:span text:style-name="T1879">фосфат». Думая, </text:span><text:span text:style-name="T309">означает присутствие </text:span><text:span text:style-name="T310">Б</text:span><text:span text:style-name="T309">ога</text:span><text:span text:style-name="T1879">.) Они укалываются: Вимпе уставился на водяной кран нервно, вспоминает Чайковского, сальмонеллу, скорое поппури из подходящих к насвистыванию мелодий из </text:span><text:span text:style-name="T309">Патетической</text:span><text:span text:style-name="T1879">. Но глаза Чичерина только на игле, её Германская точность, её мелкая стальная зернистость. Вскоре он познакомится с циркуляцией медсанбатов и полевых госпиталей, также подходящей для послевоенной ностальгии, как циркуляция по курортам мирного времени—армейские хирурги и дантисты будут сшивать и вбивать патентованную сталь в его страждущую плоть. И вытаскивать что вошло в неё насильно электромагнитным аппаратом, купленым между войнами у Шумана, Дюссельдорф, с лампочкой и регулируемым рефлектором, 2-осными крепящимися ручками и полным набором дико выглядящих Polschuhen, кусков железа, что меняют магнитное поле… но там в России, в ту ночь с Вимпе, было его </text:span><text:soft-page-break/><text:span text:style-name="T1879">первым вкушением—его посвящением в брательство стали… никак не выйдет отделить это от теофосфата, отделить сосуды стали от безбожного безумного бурления….</text:span></text:p>
      <text:p text:style-name="P15">15 минут они вдвоём бегают с криками но номеру, спотыкаясь в кругах расположенным по диагоналям комнаты. <text:span text:style-name="T1880">Так проявляется особый завиток в прославленной молекуле Ласло Джамфа, так называемая <text:s/>«особенность Пёклера», появляющийся в определённых кольцах индола, который более поздние Онейринисты, как академические, так и практикующие профессионалы, в основном согласны считать причиной галлюцинаций столь уникальных в данном препарате. Не только аудиовизуальные, они затрагивают все чувства, в равной мере. И они повторяются. Определённые темы, «мантические архитипы» (как именует их представитель Кембриджской Школы Джолифокс), находят определённых индивидуумов снова и снова, с постоянством, которое было хорошо продемонстрировано в лабораторных условиях (см. Воб и Хуэтон, «Дистрибуция Мантичных Архитипов Среди Студентов из Среднего Класса», </text:span><text:span text:style-name="T311">Жур. Онейр. Пси. Фарм., XXIII, стр.-стр. 406–453</text:span><text:span text:style-name="T1880">). Поскольку аналогии с призрачно жизнью прослеживаются, этот феномен повторяемости известен, на жаргоне, <text:s/>как «посещение». Ели прочие виды галлюцинаций имеют тенденцию уплывать, взаимосвязанные глубинным образом недоступным обычному наркоману, данные Онейриновые посещения демонстрируют определённую нарративную продлённость, так же ясно, как скажем, средней длины статья из </text:span><text:span text:style-name="T311">Читательского Дайджеста</text:span><text:span text:style-name="T1880">. Зачастую они настолько обыденные, настолько стандартны—Яахк называет их «скучнейшими из галлюцинаций известных психофармакологии»—что они распознаются как посещения через какую-нибудь радикальную хоть и правдоподобную ломку возможности: присутствие мертвеца, поездки одним и тем же маршрутом и теми же средствами передвижения, в которых какое-то лицо выезжает позже, но прибывает раньше, отпечатанная диаграмма, которую при наличии любого количества света невозможно прочесть…. Распознав, что у него посещение, субъект незамедлительно переходит во «вторую фазу», которая, будучи различной по интенсивности от субъекта к субъекту, всегда неприятна: часто успокоительное (0.6 мг атропин подкожн.) явится необходимым, пусть даже Онейрин классифицируется как депрессант ЦНС.</text:span></text:p>
      <text:p text:style-name="P16">Что до паранойи часто отмечаемой после препарата, <text:span text:style-name="T1881">в ней ничего необычного. Как и у прочих видов паранойи, это ничего менее как начальный натиск, острый клин, открытия что </text:span><text:span text:style-name="T312">всё взаимосвязано</text:span><text:span text:style-name="T1881">, всё в Творении, вторичное озарение—не ослепляющее Оно, но по крайней мере связано, и возможно некий путь Внутрь для подобных Чичерину, которых удерживают скраю….</text:span></text:p>
      <text:p text:style-name="P16"/>
      <text:p text:style-name="P582">Чичеринское Посещение</text:p>
      <text:p text:style-name="P345">Тот ли это или нет Николай Рипов: прибывает он именно так, как поговаривают о Рипове: тяжко и неизбежно. <text:span text:style-name="T1882">Он хочет поговорить, только лишь поговорить. Но каким-то образом, по ходу их продвижения, во внутренние коридоры-сумятицы слов, он снова и снова заманит Чичерина в провозглашение ереси, к приговору самому себе. </text:span></text:p>
      <text:p text:style-name="P169">– <text:s/><text:span text:style-name="T1883">Я здесь чтобы помочь тебе яснее видеть. Елси у тебя есть сомнения, нам нужно их развеять, честно, как мужчина с мужчиной. Никаких последствий. Чёрт, думаешь у меня не бывает сомнений? Даже у </text:span><text:span text:style-name="T313">Сталина</text:span><text:span text:style-name="T1883"> они бывают. У всех у нас.</text:span></text:p>
      <text:p text:style-name="P170">– <text:span text:style-name="T1884">С этим порядок. Ничего такого, что яне справился бы.</text:span></text:p>
      <text:p text:style-name="P171">– <text:span text:style-name="T1885">Да вот </text:span><text:span text:style-name="T314">не</text:span><text:span text:style-name="T1885"> справляешься, а то бы меня сюда не прислали. Думаешь они не знают, когда у кого-то нужного есть проблемы?</text:span></text:p>
      <text:p text:style-name="P346">Чичерин не хочет спрашивать. <text:span text:style-name="T1886">Он сдерживается напрягая мускулы своей сердечной сумки. Боль сердечного невроза пульсируя опускается в левую руку. Но он спрашивает, чувствуя как стиснулось дыхание: «Мне полагалось умереть?»</text:span></text:p>
      <text:p text:style-name="P172">– <text:span text:style-name="T1887">Когда, Вацлав?</text:span></text:p>
      <text:p text:style-name="P172">– <text:span text:style-name="T1887">На Войне.</text:span></text:p>
      <text:p text:style-name="P172">– <text:span text:style-name="T1887">О, Вацлав.</text:span></text:p>
      <text:p text:style-name="P173"><text:soft-page-break/>– <text:span text:style-name="T1888">Ты же спрашивал что меня тревожит.</text:span></text:p>
      <text:p text:style-name="P174">– <text:span text:style-name="T1889">Но разве тебе не ясно как они это воспримут? Ладно, давай начистоту. Мы потеряли двадцать миллионов душ, Вацлав. Такими обвинениями не бросаются. Им на всё нужна бумажка. Даже твоя жизнь может быть в опасности</text:span>—</text:p>
      <text:p text:style-name="P174">– <text:span text:style-name="T1890">Я никого не обвиняю… пожалуйста, не начинай… Мне просто нужно знать должен ли я был погибнуть за них.</text:span></text:p>
      <text:p text:style-name="P175">– <text:span text:style-name="T1891">Никто не хочет, чтобы ты погиб.</text:span>– <text:span text:style-name="T1891">Успокаивает,</text:span>– <text:span text:style-name="T1891">С чего ты взял?</text:span></text:p>
      <text:p text:style-name="P347">Так выманиваются из него терпеливым эмиссаром, скулящие, <text:span text:style-name="T1892">отчаянные, слишком лишние слова—параноидные подозрения, неотвязные страхи, обрекая себя, наращивая капсулу вокруг своей личности что отделит его от общности необратимо…</text:span></text:p>
      <text:p text:style-name="P176">– <text:span text:style-name="T1893">Но в этом и есть самая сердцевина Истории,</text:span>– <text:span text:style-name="T1893">мягкий голос говорит сквозь сумерки, ни один из них не поднимался включить свет.</text:span>– <text:span text:style-name="T1894">Сердце сердец. Как может всё, что ты знаешь, всё что видел, к чему прикасался в нём, питаться ложью?</text:span></text:p>
      <text:p text:style-name="P177">– <text:span text:style-name="T1895">Но жизнь после смерти…</text:span></text:p>
      <text:p text:style-name="P177">– <text:span text:style-name="T1895">Нет никакой жизни после смерти.</text:span></text:p>
      <text:p text:style-name="P348">Чичерин имеет ввиду, что ему пришлось биться, чтобы поверить в свою смертность. <text:span text:style-name="T1896">Как билось его тело принимая свою сталь. Биться против всех своих надежд, пробиваться в эту горечь свободы. До недавних пор он никогда не искал утешения в диалектическом балете силы, противодействия, борьбы и нового порядка—пока не началась Война и на ринг вышла Смерть, первый взгляд Чичерина после лет тренировки: выше, мускулистее, меньше тратит движений, чем он ожидал—лишь на ринге, чувствуя жуткий холод, что приносил с собой каждый <text:s/>удар, вот когда обратился он к Теории Истории—из всех патетически холодных утешений—попытаться придать этому какой-то смысл. </text:span></text:p>
      <text:p text:style-name="P178">– <text:span text:style-name="T1897">Американцы говорят: «В окопах не бывает атеистов». Ты никогда не был верующим, Вацлав. Ты обратился на смертном одре, из страха.</text:span></text:p>
      <text:p text:style-name="P179">– <text:span text:style-name="T1898">Из-за этого вам теперь надо, чтобы я погиб?</text:span></text:p>
      <text:p text:style-name="P180">– <text:span text:style-name="T1899">Не погиб. От мёртвого тебя пользы мало.</text:span>– <text:s/><text:span text:style-name="T1899">Ещё два агента защитного цвета заходят и стоят уставившись на Чичерина. У них правильные ничем не примечательные лица. Это, в конце концов, Онейриновой посещение. Мягкое, обычное. Единственный намёк на его нереальность это</text:span>—</text:p>
      <text:p text:style-name="P351">Радикальная-хоть-и-правдоподобная-ломка-реальности—</text:p>
      <text:p text:style-name="P349">Все трое улыбаются ему теперь.<text:span text:style-name="T139"> Это не ломка.</text:span></text:p>
      <text:p text:style-name="P350">Это вскрик, но он выходит рёвом. <text:span text:style-name="T1900">Он прыгает на Рипова, почти въехал кулаком, но остальные с более быстрыми рефлексами, чем он рассчитывал, подскочили схватить его с двух сторон. Он не может поверить до чего они сильны. Нервами бедра и жопы он чувствует как его Наган выдернули из кобуры, и чувствует как его собственный хуй <text:s/>выскальзывает из Немецкой девушки, которую не может припомнить теперь, в последнее утро сладкого вина, в последней тёплой постели, последнего утреннего расставания….</text:span></text:p>
      <text:p text:style-name="P181">– <text:span text:style-name="T1901">Ты пацан, Вацлав. Лишь прикидываешься будто понимаешь идеи , которые тебе не постичь. Придётся ам говорить с тобой проще.</text:span></text:p>
      <text:p text:style-name="P352">В Центральной Азии ему рассказывали об обязанностях Мусульманских ангелов. <text:span text:style-name="T1902">Одни из них проверять недавно умерших. Когда уходит последний из участвовавших в похоронах, ангелы приходят в могилу и устраивают мертвецу допрос о его вере….</text:span></text:p>
      <text:p text:style-name="P353">Показывается ещё одна фигура теперь, на краю комнаты. Она того же возраста, что и Чичерин, одета в форму. <text:span text:style-name="T1903">Её глаза ничего не хотят сказать ЧичеринуОна лишь только наблюдает. Не слышно никакой музыки, никаких летних вылазок… ни одной лошади не видать в степи в угасающем свете дня….</text:span></text:p>
      <text:p text:style-name="P354"><text:soft-page-break/>Он не узнаёт её. Впрочем, значения это не имеет. <text:span text:style-name="T1904">Для данного положения вещей, нет. Но это Галина, вернулась в города, из молчаний всё же, снова в <text:s/>области звеньев-цепей Слова, сияющего, уверенно льющегося и всегда достаточно близко, всегда ощутимо….</text:span></text:p>
      <text:p text:style-name="P182">– <text:span text:style-name="T1905">Почему ты охотился за своим чёрным братом?</text:span>– <text:span text:style-name="T1905">Рипову удаётся озвучить вопрос вежливо.</text:span></text:p>
      <text:p text:style-name="P355">О. Спасибо что спросил, Рипов. Я <text:span text:style-name="T139">охотился</text:span> в прошедшем времени. «<text:span text:style-name="T1906">Когда это началось… уже очень давно—сначала… Я думал, что я наказан. Обойдён. Внил его в этом».</text:span></text:p>
      <text:p text:style-name="P183">– <text:span text:style-name="T1907">А теперь?</text:span></text:p>
      <text:p text:style-name="P183">– <text:span text:style-name="T1907">Не знаю.</text:span></text:p>
      <text:p text:style-name="P184">– <text:span text:style-name="T1908">Что заставляло тебя думать будто он </text:span><text:span text:style-name="T315">твоя</text:span><text:span text:style-name="T1908"> мишень?</text:span></text:p>
      <text:p text:style-name="P185">– <text:span text:style-name="T1909">А чья же ещё?</text:span></text:p>
      <text:p text:style-name="P186">– <text:span text:style-name="T1910">Вацлав. Ты когда-нибудь повзрослеешь? Это всё древнее варварство. Кровные линии, личная месть. Ты думаешь всё это делалось ради тебя, облегчить твои глупые вожделеньица.</text:span></text:p>
      <text:p text:style-name="P356">Ладно. Ладно. «<text:span text:style-name="T1911">Да. Озможно. Ну и что?»</text:span></text:p>
      <text:p text:style-name="P187">– <text:span text:style-name="T316">Он не твоя мишень</text:span><text:span text:style-name="T1912">. Его хотят другие.</text:span></text:p>
      <text:p text:style-name="P188">– <text:span text:style-name="T1913">Выходит, вы мне позволяли</text:span>—</text:p>
      <text:p text:style-name="P188">– <text:span text:style-name="T1914">До сих пор. Да.</text:span></text:p>
      <text:p text:style-name="P357">Джабаев мог бы тебе растолковать. <text:span text:style-name="T1915">Тот непросыхающий Азиат прежде и после всего остаётся рядовым. </text:span><text:span text:style-name="T317">Он</text:span><text:span text:style-name="T1915"> знал. Офицеры. Ёбаный офицерский менталитет. Ты выполняешь всю работу, потом приходят они, подгребают, слава достаётся им. </text:span></text:p>
      <text:p text:style-name="P189">– <text:span text:style-name="T1916">Вы перехватываете у меня.</text:span></text:p>
      <text:p text:style-name="P189">– <text:span text:style-name="T1916">Поедешь домой.</text:span></text:p>
      <text:p text:style-name="P358">Чичерин присматривался к двум остальным. <text:span text:style-name="T1917">Он видит теперь, что они в Американской униформе, и вероятно не поняли ни слова. Он протягивает свои пустые руки, свои загорелые запястья для окончательного приложения стали. Рипов, поворачиваясь уходить, похоже удивлён. «О. Нет, нет. У тебя тридцать <text:s/>дней отпуска уцелевшего. Ты уцелел, Вацлав. По приезду в Москву, доложишь о своём прибытии в ЦАГИ, вот и всё. Будет другое задание. Мы переводим персонал по Германской ракете в пустыню. В Центральную Азию. Полагаю, им понадобится Центрально-Азиатский <text:s/>старожил».</text:span></text:p>
      <text:p text:style-name="P359">Чичерин понимает, что по его диалектике, в развитии его жизни, возвращение в Центральную Азию есть, по сути, смертью.</text:p>
      <text:p text:style-name="P359">Они ушли. <text:span text:style-name="T1918">Железное лицо женщины, в самом конце, не обернулось. Он один в выпотрошенной комнате с пластмассовыми зубными щётками семьи всё ещё в их подстаканниках на стене, расплавлены, свислают вниз разноцветными усиками, щетинки указывают в каждую чёрную плоскость и угол и ослеплённое сажей окно.</text:span></text:p>
      <text:p text:style-name="P469"><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470">Самая родная на<text:span text:style-name="T1919">ц</text:span>иональность та, что не <text:span text:style-name="T1919">протянет дольше нас с тобой, общее движение по милости смерти и времени: неподготовленное приключение.</text:span></text:p>
      <text:p text:style-name="P696"><text:span text:style-name="T1016">—</text:span>Из Резолюций <text:span text:style-name="T1923">Здоровенно</text:span> Сосунковой Конференции</text:p>
      <text:p text:style-name="P352"/>
      <text:p text:style-name="P360">На север? Каких искателей когда-либо направляли на <text:span text:style-name="T139">север</text:span>? <text:span text:style-name="T1920">То, что тебе положено искать лежит южнее—те сумеречные туземцы, верно? Навстречу опасностям и предприимчивости тебя направляют на запад, за видениям на восток. Но что такое север?</text:span></text:p>
      <text:p text:style-name="P361">Маршрут побега <text:span text:style-name="T139">Анубиса</text:span>.</text:p>
      <text:p text:style-name="P361">Кыргызский Свет.</text:p>
      <text:p text:style-name="P362">Страна смерти Иреро.</text:p>
      <text:p text:style-name="P363">Мичман Моритури, Карол Эвентир, Томас Гвендхидви, <text:span text:style-name="T1921">и Роджер Мехико сидят за столом на красно-кирпичной террасе Der Grob Säugling, гостиницы на краю маленького синего озера </text:span><text:soft-page-break/><text:span text:style-name="T1921">Холштейн. Солнце искрится в волнах. Крыши домов красные, шпили белые. Всё миниатюрно, аккуратно, мягко пасторально, включено в подъём и спад сезонов. В закрытых дверях контрастирующие деревянные Х. На носу осень. Корова грит му. Доярка пукает в молочное ведро, которое отвечает эхом с легчайшим звяком, а гуси гогочут или шипят. Четвёрка распивают разбавленное водой Мозельское и говорят о мандалах.</text:span></text:p>
      <text:p text:style-name="P364">Ракету запускали на юг, запад и восток. <text:span text:style-name="T1922">Пускали на юг, по Антверпену, азимут составлял примерно 173</text:span><text:span text:style-name="T1252">°</text:span><text:span text:style-name="T1585">, </text:span><text:span text:style-name="T1586">на восток, во время испытаний в Пенемюнде, </text:span><text:span text:style-name="T1587">072</text:span><text:span text:style-name="T1252">°. </text:span><text:span text:style-name="T1253">Запускали на запад, по Лондону, </text:span><text:span text:style-name="T1254">около 260</text:span><text:span text:style-name="T1252">°. </text:span><text:span text:style-name="T1255">Прикинув с параллельными линейками, недостающ</text:span><text:span text:style-name="T1256">ий</text:span><text:span text:style-name="T1255"> (или, если хотите, «ис</text:span><text:span text:style-name="T1256">к</text:span><text:span text:style-name="T1255">ом</text:span><text:span text:style-name="T1256">ый</text:span><text:span text:style-name="T1255">») </text:span><text:span text:style-name="T1256">азимут выхоит где-то 354</text:span><text:span text:style-name="T1252">°. </text:span><text:span text:style-name="T1257">Это направление выведено из всех прочих, </text:span><text:span text:style-name="T1258">пуск-призрак</text:span><text:span text:style-name="T1256">, </text:span><text:span text:style-name="T1258">который, по логике мандал, </text:span><text:span text:style-name="T1259">либо уже состоялся, совершенно секретно, или случится.</text:span></text:p>
      <text:p text:style-name="P365"><text:span text:style-name="T1259">Т</text:span><text:span text:style-name="T1226">ак что совещающиеся на Конференции в </text:span><text:span text:style-name="T1286">Здоровенном</text:span><text:span text:style-name="T1226"> Сосунке, как её начнут именовать в последствии, </text:span><text:span text:style-name="T1260">сидят вокруг карты со своими инструментами, сигаретами и соображениями. </text:span><text:span text:style-name="T1261">Не хмыкайте. Это один из веичайших дедуктивных моментов в послевоенной разведке. </text:span><text:span text:style-name="T1262">Мехико придерживается взвешенной системы, </text:span><text:span text:style-name="T1263">чтобы сделать длину векторов пропорциональной действительному количеству запусков вдоль каждого из их. </text:span><text:span text:style-name="T1264">Томас </text:span><text:span text:style-name="T1265">Г</text:span><text:span text:style-name="T1264">вендхидви, </text:span><text:span text:style-name="T1265">всегда придирчивый к событиям в географическом </text:span><text:span text:style-name="T1266">п</text:span><text:span text:style-name="T1265">ространстве, </text:span><text:span text:style-name="T1266">хочет <text:s/>запуск 1944 в Ближну </text:span><text:span text:style-name="T1267">(тоже восточное направление) </text:span><text:span text:style-name="T1266"><text:s/>принять в расчёт, </text:span><text:span text:style-name="T1268">что сдвинет стрелку с 354</text:span><text:span text:style-name="T1252">°—</text:span><text:span text:style-name="T1269">и даже ближе к </text:span><text:span text:style-name="T1270">истиному северу, если запуски </text:span><text:span text:style-name="T1271">на Лондон и Норвич из </text:span><text:span text:style-name="T1272">Валхерен и Сталверен </text:span><text:span text:style-name="T1273">также учитывать.</text:span></text:p>
      <text:p text:style-name="P366"><text:span text:style-name="T1274">Данные и интуиция—</text:span><text:span text:style-name="T1275">и возможно осадок нецивилизованного ужаса, что сидит в нас, каждый— указывает</text:span><text:span text:style-name="T1270"> </text:span><text:span text:style-name="T1276">на 00</text:span><text:span text:style-name="T1252">°: </text:span><text:span text:style-name="T1276">истинный Север. </text:span><text:span text:style-name="T1277">Что может быть лучшим направлением для запуска 00000?</text:span></text:p>
      <text:p text:style-name="P367"><text:span text:style-name="T1277">Д</text:span><text:span text:style-name="T1226">а вот беда, какой толк в азимуте, </text:span><text:span text:style-name="T1278">даже в мифично-симметричном азимуте, </text:span><text:span text:style-name="T1279">не зная откуда Ракета запускалась, для начала. </text:span><text:span text:style-name="T1280">У тебя </text:span><text:span text:style-name="T1281">имеется режущая бритва, </text:span><text:span text:style-name="T1282">280 км длиной, </text:span><text:span text:style-name="T1283">проносится на восток/запад по исковырянному лицу Зоны, </text:span><text:span text:style-name="T1284">бесконечно несётся, как в наваждении, </text:span><text:span text:style-name="T1280"><text:s/></text:span><text:span text:style-name="T1284">колеблясь, поблескивая, невыносимо, безостановочно….</text:span></text:p>
      <text:p text:style-name="P368"><text:span text:style-name="T1284">Н</text:span><text:span text:style-name="T1226">у, Под Знаком Здоровенного Сосунка. Покачивающаяся разноцветная картина противно жирного слюнявого мла</text:span><text:span text:style-name="T1285">д</text:span><text:span text:style-name="T1226">енца. </text:span><text:span text:style-name="T1285">В одном пудингоподобном кулаке Здоровенный Сосунок </text:span><text:span text:style-name="T1287">стискивает капающую голяшку (простите, свиньи, ничего личного), </text:span><text:span text:style-name="T1288">другой рукой тянется к Материнскому Соску, </text:span><text:span text:style-name="T1289">который вдвигается в картину от левого края, взгляд его остановился на приближающейся титьке, </text:span><text:span text:style-name="T1290">рот раскрыт—радостный вид, </text:span><text:span text:style-name="T1291">зубы нацелены и чешутся, </text:span><text:span text:style-name="T1292">застывшее выражение ЕДАмняммнячдаковтьммм в его глазах. </text:span><text:span text:style-name="T1293">Здоровенный Сосунок 23-я карта </text:span><text:span text:style-name="T1294">Козырном Майоре Зоны….</text:span></text:p>
      <text:p text:style-name="P369"><text:span text:style-name="T1294">Р</text:span><text:span text:style-name="T1226">оджеру нравится представлять это снимком Джереми в детстве. </text:span><text:span text:style-name="T1295">Джереми, который Знает Всё, </text:span><text:span text:style-name="T1296">простил Джессике её время с Роджером. </text:span><text:span text:style-name="T1297">У него у самого был пикничок или два, он может понять, </text:span><text:span text:style-name="T1298">у него либеральный склад ума, Война в конце концов сняла определённые барьеры, мож</text:span><text:span text:style-name="T1299">ешь </text:span><text:span text:style-name="T1298">сказать Викторианизмы </text:span><text:span text:style-name="T1299">(побаска от тех же хохмачей, </text:span><text:span text:style-name="T1300">которые изобрели знаменитый Поливинил Хлоридный Плащ)… </text:span><text:span text:style-name="T1301">и что за дела, Роджер, он хочет </text:span><text:span text:style-name="T1248">впечатлить</text:span><text:span text:style-name="T1301"> тебя? </text:span><text:span text:style-name="T1302">Веки глаз вскинуты, дружелюбными полумесяцами, как склоняется </text:span><text:span text:style-name="T1303">вперёд (более мелкий парень, чем Роджер думал) </text:span><text:span text:style-name="T1304">стискивая свой бокал, посасывая самую безвкусную Трубку что Роджер вообще вид</text:span><text:span text:style-name="T1305">а</text:span><text:span text:style-name="T1304">л, </text:span><text:span text:style-name="T1307">репродукция в курительной трубке</text:span><text:span text:style-name="T1306"> </text:span><text:span text:style-name="T1249">головы</text:span><text:span text:style-name="T1306"> Винстона Черчиля </text:span><text:span text:style-name="T1307">для чаши</text:span><text:span text:style-name="T1306">, не упущена <text:s/>ни одна деталь, </text:span><text:span text:style-name="T1308">даже сигара во рту головы с просверлённой дырочкой, так что чуточка <text:s/>дыма и впрямь высачивается из конца… </text:span><text:span text:style-name="T1309">тут это паб для военнослужащих в Каксэвене, </text:span><text:span text:style-name="T1310">где прежде был двор портового склада, так что одинокие солдаты сидят в мечтах и за выпивкой </text:span><text:span text:style-name="T1311">среди всего этого морскогоо хлама не на одном уровне, </text:span><text:span text:style-name="T1312">как у кого-нибудь в обычном кафе на воздухе, </text:span><text:span text:style-name="T1313">нет, кто-то повыше на скошенных настилах к дверям </text:span><text:span text:style-name="T1314">и воротам, </text:span><text:span text:style-name="T1315">или на подвесках для окраски бортов, </text:span><text:span text:style-name="T1316">в бочках </text:span><text:span text:style-name="T1317">вперёдсмотрящего</text:span><text:span text:style-name="T1316">, сидя над горьким среди </text:span><text:span text:style-name="T1317">цепей, </text:span><text:span text:style-name="T1318">оснастки, кабелей, арматуры чёрного железа. </text:span><text:span text:style-name="T1319">Уже ночь. Фонари вынесены на столы. </text:span><text:span text:style-name="T1320">Мягкие мелкие ночные волны </text:span><text:span text:style-name="T1321">стихают</text:span><text:span text:style-name="T1320"> по гальке. </text:span><text:span text:style-name="T1322">Запоздалая водоплавающая птица кричит над озером.</text:span></text:p>
      <text:p text:style-name="P471"><text:soft-page-break/>– <text:span text:style-name="T1924">Но не достанет ли это нас, Джереми, <text:s text:c="2"/>меня и тебя, вот <text:s/>чём вопрос….</text:span>– <text:s/><text:span text:style-name="T1924">Мехико произносит эти свои ораульские</text:span>—<text:span text:style-name="T1924">часто, как сегодня в Клубе за ланчем, такая неловкость</text:span>—<text:span text:style-name="T1924">фразы с тех пор как появился.</text:span></text:p>
      <text:p text:style-name="P471">– <text:span text:style-name="T1924">Э, </text:span><text:span text:style-name="T318">что</text:span><text:span text:style-name="T1924"> достанет меня, дружище?</text:span>– <text:span text:style-name="T1924">Сегодня весь ень «дружище».</text:span></text:p>
      <text:p text:style-name="P472">– <text:span text:style-name="T1925">Ни’гда не чу’ст’ал, будто что-то хочет </text:span><text:span text:style-name="T319">достать</text:span><text:span text:style-name="T1925"> тебя, Джереми?</text:span></text:p>
      <text:p text:style-name="P473">– <text:span text:style-name="T1926">Достать меня.</text:span>– <text:s/><text:span text:style-name="T1926">Он пьяный, он чокнутый. Мне явно нельзя допускать его к Джессике у этих математиков как и у музыкантов на гобое повреждаются мозги или типа того….</text:span></text:p>
      <text:p text:style-name="P504">Ага, <text:span text:style-name="T139">но,</text:span> раз в месяц Джереми, даже Джереми видит сны: <text:span text:style-name="T1927">про карточный долг… разные Сборщики появляются… он не может вспомнить тот долг, или кому проиграл, ни даже что за игра была. Он чувствует большую организацию за этими посыльными. Угрозы никогда не высказываются до конца, предоставляют Джереми додумать… всякий раз ужас врывался через прогал, кристаллический ужас….</text:span></text:p>
      <text:p text:style-name="P505">Хорошо, хорошо. <text:span text:style-name="T1928">Другой верняковый тест подгонки уже стал применяться к Джереми—в условленном месте в парке, два безработных Огюста белолицые и в рабочей одежде, начинают лупить друг друга огромными (метра два, два с половиной) членами, с чёткими деталями, натуральных цветов. Эти фривольные фаллосы оказались хорошим вложением. Роджер и Моряк Бодайн (когда заявляется) переплюнули даже концерты АРНС. Отличный источник сбора мелочи—толпы собираются на окраинах этих северных Германских деревень смотреть как мутузятся пара клоунов. Элеваторы, в основном пустые, тянутся вверх над крышами кое-где, простирая руки деревянных виселичных перекладин на фоне неба. Солдаты, гражданские и дети. Бывает много смеха.</text:span></text:p>
      <text:p text:style-name="P511">Похоже людям можно напомнить о Титанах и Отцах будут смеяться. Не такая умора как тортом в морду, но по крайней мере настолько же чисто.</text:p>
      <text:p text:style-name="P512">Да, гигантские резиновые хуи по-прежнему часть арсенала….</text:p>
      <text:p text:style-name="P513">А Джессика—волосы намного короче, рот темнее, других очертаний, больше помады, её пишущая машинка в одной фаланге с кипами писем, разделяющей их—сказала: «Мы женимся. Мы очень стараемся завести ребёнка».</text:p>
      <text:p text:style-name="P506">И сразу же не осталось ничего кроме его жопы между Гравитацией и Роджером. «<text:span text:style-name="T1929">Мне всё равно. Роай его ребёнка. Я буду любить вас обоих—только идём со мной, Джессика. Ты нужна мне….</text:span></text:p>
      <text:p text:style-name="P507">Она щёлкает красным рычажком на своём интер<text:span text:style-name="T1930">к</text:span>оме. <text:span text:style-name="T1930">Где-то вдалеке включается зуммер. «Охрана». Её голос совершенно твёрд, отзвук слова всё ещё в воздухе, когда в сетчатую дверь <text:s/>ангара-офиса с запахом приливных низин являются мордовороты. Охрана. Её заветное слово, заговорное, против демонов. </text:span></text:p>
      <text:p text:style-name="P474">– <text:span text:style-name="T1931">Джес</text:span>— <text:span text:style-name="T1932">блядь, он хочет расплакаться? Чувствует как подкатывает, словно оргазм</text:span>—</text:p>
      <text:p text:style-name="P508">И кто же его спас<text:span text:style-name="T1933">ает (прерывает оргазм)? Надо же</text:span>, Джереми <text:span text:style-name="T1933">собственной персоной. Старый Бобёр появляется и кивком отсылает держиморд, угрюмо блеснувших клыками, назад мастурбировать в комиксы </text:span><text:span text:style-name="T320">Преступления не Окупаются</text:span><text:span text:style-name="T1933">, дремотно глазеть на пришпиленные в караулке фото Эдгара Гувера или чем уж они там занимались, и романтический треугольник вдруг все соберутся на </text:span><text:span text:style-name="T320">ланч</text:span><text:span text:style-name="T1933"> в </text:span><text:span text:style-name="T320">Клубе</text:span><text:span text:style-name="T1933">. Совместный </text:span><text:span text:style-name="T320">ланч</text:span><text:span text:style-name="T1933">? Это Ноэл Ковард или что за херня? Джесика в последнюю минуту охвачена каким-то фиктивным женским синдромом, который оба мужчины принимают за утреннюю тошноту при беременности, Роджер прикидывает, что она сделает всё назло по полной, Джереми рассматривает это как умную приватную солодушку для него с нею. Так что она оставляет приятелей наедине, резво обсуждать Операцию Ответный Огонь, которая есть Британской программой собрать какие-никакие А4 и выпустить их по Северному морю. А о чём ещё им разговаривать?</text:span></text:p>
      <text:p text:style-name="P475">– <text:span text:style-name="T1934">Зачем?</text:span>– <text:span text:style-name="T1934">не перестаёт спрашивать Роджер, чтобы разозлить Джереми.</text:span>– <text:span text:style-name="T1934">Зачем вы хотите собрать их и запустить?</text:span></text:p>
      <text:p text:style-name="P476">– <text:span text:style-name="T1935">Мы же их захватили, не так ли? Что ещё </text:span><text:span text:style-name="T321">делать</text:span><text:span text:style-name="T1935"> с ракетой?</text:span></text:p>
      <text:p text:style-name="P477">– <text:span text:style-name="T1936">Но зачем?</text:span></text:p>
      <text:p text:style-name="P478"><text:soft-page-break/>– <text:span text:style-name="T1937">Зачем? Чёрт, </text:span><text:span text:style-name="T322">посмотреть</text:span><text:span text:style-name="T1937">, ясное дело. Джесика говорит ты—э—</text:span><text:span text:style-name="T322">по части математики</text:span><text:span text:style-name="T1937">?</text:span></text:p>
      <text:p text:style-name="P479">– <text:span text:style-name="T1938">Малая сигма, умноженная на Р в степени эс-над-малой сигмой равняется одному над корнем квадратным двух пи, умноженному на е в знаменателе минус эс в квадрате над два малая-сигма в квадрате.</text:span></text:p>
      <text:p text:style-name="P480">– <text:span text:style-name="T1939">Боже милостивый.</text:span>– <text:span text:style-name="T1939">Смеётся: оглядывает комнату.</text:span></text:p>
      <text:p text:style-name="P481">– <text:span text:style-name="T1940">Это старинная поговорка среди таких как я.</text:span></text:p>
      <text:p text:style-name="P509">Джереми знает как разобраться с <text:span text:style-name="T139">этим</text:span>. <text:span text:style-name="T1941">Роджер приглашён на вечеринку, неформальный <text:s/>интимный обед в доме Стефена Утгарталоки, бывшего члена правления завода Круппа тут в Каксэвене. «Ты можешь привести <text:s/>какого-то ещё гостя, конечно же,– вгрызается усердный Бобёр,– <text:s/>тут масса смазливых ФАВСЗовок, </text:span><text:span text:style-name="T323">ты</text:span><text:span text:style-name="T1941"> запросто—</text:span></text:p>
      <text:p text:style-name="P482">– <text:span text:style-name="T1942">Неформальный значит в костюме свободного кроя,</text:span>– <text:span text:style-name="T1943">прерывает Роджер. Жаль, у него нет такого. Шансы нарваться на арест в этот вечер очень хороши. Вечеринка с участием (а) оперативника в Операции Ответный Огонь, (б) руководителя предприятия Круппа, должна обязательно включать (в) не менее одного корпоративного отростка, который слышал об Инциденте Обоссания в офисе Клайва Мосмуна. Если б только Роджер знал что Бобёр и его друзья готовят </text:span><text:span text:style-name="T324">на самом деле</text:span><text:span text:style-name="T1943">!</text:span></text:p>
      <text:p text:style-name="P510">И он приводит таки гостя: Моряка Бодвайна, который по своим связям заказал передать ему из зоны Панамского Канала <text:span text:style-name="T1944">(где докеры осят их как униформу в изумительных тропичекм-попугайных сочетаниях жёлтого, зелёного, лавандового, алого) костюмзут небывалых пропорций—углы лацканов приходится </text:span><text:span text:style-name="T325">закреплять вешалками-плечиками</text:span><text:span text:style-name="T1944">, настолько они выдаются за пределы остального костюма—под своей лиловой-по-пурпуру рубахой пижонистый матрос носит корсет, стиснув свою талию до сильфидного метра в обхвате, чтобы резко сошёлся пиджак, который затем спадает <text:s/>до колен Бодайна </text:span><text:span text:style-name="T325"><text:s/>пятикратно-разделённый</text:span><text:span text:style-name="T1944"> на ярды складок, как у кильта, что уходят за спину покрыть его зад. Штаны на ремне подмышками, внизу сходятся настолько, что он вынужден пользоваться потайными зипперами, чтобы просунуть ноги. Весь костюм синий, не костюмно-синий, нет—настоящий СИНИЙ: </text:span><text:span text:style-name="T325">нитрокрасочно</text:span><text:span text:style-name="T1944">-синий . Он моментально бросается в глаза куда бы ни пришёл. На собирушках он мозолит периферийное зрение, делая пристойную болтовню ни о чём невозможной. Этот костюм заставляет тебя размышлять о вещах настолько же основополагающих как его цвет, или чувствовать себя поверхностной мелочью. Подрывная одёжка, по полной. </text:span></text:p>
      <text:p text:style-name="P483">– <text:span text:style-name="T1945">Только ты и я, кореш?</text:span>– <text:span text:style-name="T1945">грит Бодайн.</text:span>– <text:span text:style-name="T1945">Чё так типа стеснительно?</text:span></text:p>
      <text:p text:style-name="P484">– <text:span text:style-name="T1945">Послушай,</text:span>– <text:span text:style-name="T1945">Роджер издаёт нездоровый смешок на то, что только что пришло ему в голову,</text:span>– <text:span text:style-name="T1946">мы даже не можем прихватить с собой те большие резиновые хуи. Сёдня придётся полагаться на нашу </text:span><text:span text:style-name="T326">смекалку</text:span><text:span text:style-name="T1946">!</text:span></text:p>
      <text:p text:style-name="P485">– <text:span text:style-name="T1947">Тогда так, пошлю мотоцикл к Пуци пригнать нам взвод клоунов и</text:span>—</text:p>
      <text:p text:style-name="P485">– <text:span text:style-name="T1947">Знаешь что? Ты утратил свой дух любителя приключений. Ага. Раньше ты таким не был, знаешь ли.</text:span></text:p>
      <text:p text:style-name="P486">– <text:span text:style-name="T1948">Слышь, братиш,</text:span>– <text:span text:style-name="T1949">произнося на Флотском Диалекте: брат</text:span><text:span text:style-name="T327">иишь</text:span><text:span text:style-name="T1949">,</text:span>– <text:span text:style-name="T1949">брось, брат</text:span><text:span text:style-name="T327">иишь.</text:span><text:span text:style-name="T1949"> Поставь себя на моё место.</text:span></text:p>
      <text:p text:style-name="P486">– <text:span text:style-name="T1949">Я б и не против, но… утону ж в таком-то.</text:span></text:p>
      <text:p text:style-name="P487">– <text:span text:style-name="T1950">Простой скромный парень,</text:span>– <text:span text:style-name="T1950">смуглый морепроходец глубин чешет свой пах за увёртливым крабом мозолистым пальцем, пуская волны в отдувающихся складках и ткани своих брюк,</text:span>– <text:span text:style-name="T1951">простой веснушчатый пацан из Альберт Ли, Миннесота, там на шоссе 69, где ограничение скорости жми во всю ночь напролёт, просто старается как-то перебиваться здесь в Зоне, тот веснушчатый мальчишечка, что втыкал булавку в пробку для точечного контакта, не спал и слушал голоса от побережья до побережья, когда мне не было и 10 и никто из них никогда не советовал ввязываться в бандитские войны, брат</text:span><text:span text:style-name="T328">иишь</text:span><text:span text:style-name="T1951">. Радуйся, что ты всё ещё так охуенно наивен, Родж, подожди как увидишь первую разборку Европейского гангстера, они любят делать </text:span><text:soft-page-break/><text:span text:style-name="T1951">три контрольных: в голову, желудок и сердце. Ты врубился, что </text:span><text:span text:style-name="T328">желудок</text:span><text:span text:style-name="T1951">? В этих краях желудок не считается вторым классом и это хорошая осенняя мысля помозговать на досуге.</text:span></text:p>
      <text:p text:style-name="P488">– <text:s/><text:span text:style-name="T1952">Бодайн, разве ты не дезертировал? Но за это смертная казнь, правда?</text:span></text:p>
      <text:p text:style-name="P489">– <text:s/><text:span text:style-name="T1952">Блядь, </text:span><text:span text:style-name="T329">это</text:span><text:span text:style-name="T1952"> я могу уладить. Но я всего лишь винтик. Не начинай думать будто я во всём разбираюсь. Всё я знаю только о своём деле. Могу тебе показать как промывать кокс и как его проверить, я могу пощупать брюлик и по температуре скажу тебе подделка или нет—подделка не будет сосатьстолькоо температуры из твоего тела , «стекло ленивый вампир», говорили в старину деловые, а и я могу отличить фальшивую банкноту так же легко как Ш на проверке у окулиста, моя зрительная память одна из лучших в Зоне</text:span>— <text:span text:style-name="T1953">Так что Роджер потащил его с собой, с его монологом, в его зут костюме, на Круппное увеселение.</text:span></text:p>
      <text:p text:style-name="P514">Ещё в дверях, первое, что отмечает Бодан, так это тот струнный квартет <text:span text:style-name="T1954">что играет сегодня. Второй скрипкой оказывается Густав Шабоне, частый непрошенный партнёр Кислоты Бамера насчёт приторчать, «Капитан Ужас», как его ласково, но не без оснований, кличут в Der Platz—а на виолончели ученик-подмастерье Густава насчёт внушать самоубийственную депрессию любому оказавшемуся в радиусе 100 метров (кто там стучит и подхихикивает у </text:span><text:span text:style-name="T330">тебя</text:span><text:span text:style-name="T1954"> под дверью, Фред и Филис?), Андрэ Омнопон, с пушистыми усами Рильке и татуировкой Хрюнделя на животе (что становится «крутяком» <text:s/>последнее время, даже в глубинке Зоны Американский молодняк думают это улётно). Густав и Андрэ в этот вечер Внутрение Голоса. Что особенно странно, потому что в программе редко исполняемый квартет Гайдна Оп. 75, так называемый «Казу» Квартет в Соль-Бемоль Миноре, который получил своё имя из части </text:span><text:span text:style-name="T330">Largo, cantabile e mesto, </text:span><text:span text:style-name="T1955">в которой Внутренним Голосам надо играть на казу вместо обычных своих инструментов, создавая проблемы динамики для виолончели и первой скрипки, столь уникальные в музыкальной литературе. «Вам действительно приходится переходить местами со спикатто на деташе»,– Бодвайн торопливо растолковывает Корпоративной Жене, типа как, заворачивая к столу бесплатного ланча в углу комнаты заваленному холодными закусками из раков и сэндвичами с каплуном,– «меньше смычка, повыше вы ж понимаете, смягчить—к тому же там около тысячи ppp-к-fff взрывов, но только один, знаменитый Один, идёт в обратную….» Действительно, одна из причин редкого исполнения произведения в этом подрывном использовании <text:s/>fff стихающего до <text:s/>ppp. Тут штрих бродячей звуко-тени, Brennschluss Солнца. Они не хотят чтоб ты чересчур наслушался такого—во всяком случае, не так как представлено у Гайдна (странный ляпсус в поведении почтенного композитора): виолончель, скрипка, высокие тремоло двух казу катят в мелодии что звучит как песня из кинофильма <text:s/></text:span><text:span text:style-name="T331">Доктор Джекил и Мистер Хайд</text:span><text:span text:style-name="T1955"> «Ты б Видел Как Пляшу Я Польку», когда вдруг посреди нечётного такта казу просто останавливаются полностью, и Внешние Голоса начинают выдавать не-мелодию, которая, как грит традиция, представляет двух Деревенских Кретинов 18-го столетия блямкающих на своих нижних губах. Друг на друга. Так продолжается 20, 40 тактов, это пицикатто <text:s/>расслабленных, Крупписты среднего звена скрипят кривыми ножками бархатных стульев, блимбубублимбубу, это не звучит как </text:span><text:span text:style-name="T331">Гайдн</text:span><text:span text:style-name="T1955">, Mutti! Лица от ICI и GE сгибают шеи пытаясь прочитать в свете свечей программку с любовью выписанную от руки спутником Утгарталоки по жизни, </text:span><text:span text:style-name="T331">Frau <text:s/></text:span><text:span text:style-name="T1955">Утгарталоки, никто точно не уверен какое её первое имя (что очень даже на руку Стефену, потому что это их всех держит <text:s/>к ней настороженно). Она блондинистая копия твоей покойной матери: если когда-нибудь видел её обряженной в сусальное золото, щёки обвисли, деформированы, брови слишком тёмные, белки чересчур белые, какое-то нулевое безразличие, которое под конец становится вправду злорадным, что Они так исказили её лицо: Наллин Слотроп до приёма своего первого мартини тут как тут, духом, на этой Крупп-пирушке. Точно так же и сын её Тайрон, но лишь потому, что сейчас—ранняя пора Девы—он стал типа ощипанным альбатросом. Ощипан, чёрт—</text:span><text:span text:style-name="T331">догола</text:span><text:span text:style-name="T1955">. Рассеян по всей Зоне. Сомнительно, что его когда-либо найдут снова, в привычном смысле «определённо опознан и задержан». Одни только перья… избыточные и регенерируемые органы, «которые нам так соблазнительно </text:span><text:soft-page-break/><text:span text:style-name="T1955">классифицировать в раздел «Hydra-Phänomen» не отличайся они полным отсутствием какой-либо враждебности…..»— Наташа Раум, «Регионы Неопределённости в Анатомии Альбатросов», </text:span><text:span text:style-name="T331">Записки Международного Общества Сознавшихся в Энтузиазме к Носологии Альбатросов</text:span><text:span text:style-name="T1955">, Зима 1936, великолепный небольшой журнал, они даже послали корреспондента в </text:span><text:span text:style-name="T331">Испанию</text:span><text:span text:style-name="T1955"> в ту зиму, для освещения, что, некоторые номера целиком посвящены анализу мировой экономики, всё явно взаимосвязано с проблемами Носологии Альбатросов—входит ли так называемый «Ночной Червь» к Прсевдо-Голдсрасской группе, или правильнее его полагать—показания почти идентичные—более коварной формой Хебдомериасзиса Моппа?</text:span></text:p>
      <text:p text:style-name="P515">В общем, если бы участники П<text:span text:style-name="T1956">р</text:span>отиводействия лучше знали что стоит за этими категориями, <text:span text:style-name="T1957">то занимали бы более выгодную позицию, чтобы обезоружить, обесчленить, разобрать Человека на части. Но они не знают. Вообще-то знают, но скрывают это. Печально, но факт. Они шизоиды, при виде денег их сознание расщепляется надвое, как <text:s/>у любого из нас, и это неоспоримая истина. У Человека имеется филиал в мозгах каждого из нас, его корпоративная эмблема белый альбатрос, и каждый местный представитель известен под личиной Эго, и их миссия в этом мире Дерьмо Поганое. Мы точно знаем что происходит, и позволяем этому твориться. <text:s/>Лишь бы только мы могли смотреть на них, глазеть на них, на тех купающихся в деньгах, хоть иногда. У нас это потребность. И до чего же они знают это—как часто, при каких условиях…. Ам нужно рассматривать репортаж популярного журнала про Ночь когда Родж и Бобёр Дрались Из-за Джессики Пока Она Плакала в Объятиях Круппа , и исходить слюной над каждым расплывчатым фото—</text:span></text:p>
      <text:p text:style-name="P516">Роджеру должно быть примерещились тут на минуту <text:span text:style-name="T1958">вспотевшие</text:span> вечера Термидора: <text:span text:style-name="T1958">неудавшееся Противодействие, прославленные бывшие бунтари, наполовину под подозрением, но всё ещё под официальным иммунитетом и украдкой любимые, стоящие щёлкатья камер где бы ни появились… обречённые ручные чудаки.</text:span></text:p>
      <text:p text:style-name="P517">Они воспользуются нами. <text:span text:style-name="T1959">Мы поможем им узакониться, хотя Им не так уж это и нужно, для Них это ещё один дивидент, однако не решающий….</text:span></text:p>
      <text:p text:style-name="P518">О да, разве не <text:span text:style-name="T139">в точности</text:span> <text:span text:style-name="T1960">так</text:span> Они и сделают. <text:span text:style-name="T1961">Вернёмся теперь к Роджеру, в менее чем подходящее время и место оказавшемуся в рядах Оппозиции, пока первая в его жизни настоящая любовь изнывает лишь бы уйти домой и получить очередной комок спермы Джереми, чтобы выполнить их дневную норму—посреди всего этого ему ж ещё и надо уткнуться (</text:span><text:span text:style-name="T332">уй</text:span><text:span text:style-name="T1961">-ёбтвою) прямиком в интересный вопрос, который ещё хуже: жизнь в роли Их ручной зверушки, или смерть? Это не такой вопрос что он когда-либо мог представить встанет перед ним всерьёз. Он пришёл нежданно, но теперь уже не отмахнуться, он действительно должен решить, причём довольно скоро, приемлемо скоро, чувствуя холодок жути в кишках. Жуть от которой он не может отгородиться. Он должен выбрать между своей жизнью и своей смертью. Позволить этому немного отстояться не станет компромиссом, но решением жить на их условиях….</text:span></text:p>
      <text:p text:style-name="P519">Виолончель призрачна, смазанно-коричнева, прозрачна, вздыхает туда-сюда средь прочих Голосов. <text:span text:style-name="T1962">Динамичных скачков обилие. Неощутимые взмывы, расстановка нот по ранжиру или подготовка к перемене громкости, то что Немцы называют «паузами дыхания», подрагивают посреди фраз. Возможно сегодня это вызвано <text:s/>игрой с Густавом и Андрэ, но вскоре слушатель и впрямь начинает замечать паузы вместо нот—его ухо сманено как твой глаз долго вглядывавшийся в фото аэрофотосъёмки пока воронки от бомб не вывернулись, превратившись в тесто булочек подошедших в <text:s/>формах, или в складки кряжа у долин, море и суша мелькают между ртутных краёв—так же и тишина вытанцовывает в этом квартете. А и подожди пока вступят те </text:span><text:span text:style-name="T333">казу</text:span><text:span text:style-name="T1962">!</text:span></text:p>
      <text:p text:style-name="P17"><text:span text:style-name="T835">Это музыкальный фон к тому, что готовится произойти. </text:span><text:span text:style-name="T836">Заговор против Роджера составлялся с подрагивающим и умопомрачительным весельем. Переход к обеденному столу становится процессией священодейства, полной секретных жестов и пониманий. Это очень изысканный обед, согласно меню, полный всяких </text:span>релеве, пуассон, антреме. «<text:span text:style-name="T1963">Что это тут за </text:span><text:soft-page-break/><text:span text:style-name="T837">‘</text:span><text:span text:style-name="T802">Überraschungbraten</text:span><text:span text:style-name="T837">’?»</text:span><text:span text:style-name="T727">– </text:span><text:span text:style-name="T797">спрашивает Моряк Бодайн у своей застольной соседки справа Костанс Фламп, журналистки в хаки свободного кроя и крепкой в выражениях подружки каждого солдата от Айво до Сэнт-Лу. </text:span></text:p>
      <text:p text:style-name="P8"><text:span text:style-name="T797">– </text:span><text:span text:style-name="T838">Да просто </text:span><text:span text:style-name="T840">так и значит</text:span><text:span text:style-name="T838">, Матросик,</text:span><text:span text:style-name="T680">– </text:span><text:span text:style-name="T838">отвечает «Конни Командос»,</text:span><text:span text:style-name="T680">– </text:span><text:span text:style-name="T838">на Немецком </text:span><text:span text:style-name="T840">это</text:span><text:span text:style-name="T838"> «</text:span><text:span text:style-name="T839">сюрпризное жаркое».</text:span></text:p>
      <text:p text:style-name="P9"><text:span text:style-name="T876">– </text:span><text:span text:style-name="T841">По моей части, грит Бодайн. </text:span><text:span text:style-name="T842">Она же</text:span><text:span text:style-name="T680">—</text:span><text:span text:style-name="T842">возможно ненароком</text:span><text:span text:style-name="T680">—</text:span><text:span text:style-name="T842">просигналила глазами</text:span><text:span text:style-name="T680">—</text:span><text:span text:style-name="T843">вероятно, Пойнтсмен, существует такая вещь как рефлекс доброты </text:span><text:span text:style-name="T844">(сколько молодых мужчин навидалась она </text:span><text:span text:style-name="T845">приконченными с </text:span><text:span text:style-name="T837">’</text:span><text:span text:style-name="T845">42?) который кое-где, также и вне Зоны, уцелел от вымирания…. </text:span><text:span text:style-name="T846">Бодайн смотрит вдоль стола, мимо корпоративных зубов и полированных ногтей, </text:span><text:span text:style-name="T847">мимо инструментов для еды с увесистыми монограммами, </text:span><text:span text:style-name="T848">и в первый раз замечает облицованн</text:span><text:span text:style-name="T854">ое</text:span><text:span text:style-name="T848"> камнем уг</text:span><text:span text:style-name="T854">лубление</text:span><text:span text:style-name="T848"> для барбекю с двумя вертелами чёрного железа для прокрутки вручную. </text:span><text:span text:style-name="T849">Слуги в довоенных ливреях хлопочут, подкладывают макулатуру (старые директивы ШВКОС/ШОКСС в основном), растопку, расчетверённые сосновые поленья, </text:span><text:span text:style-name="T850">и </text:span><text:span text:style-name="T849">уголь, </text:span><text:span text:style-name="T850">соблазнительные, с кулак, вороньего крыла куски, из тех что когда-то оставляли трупы </text:span><text:span text:style-name="T851">вдоль берегов каналов, когда-то, в Инфляцию, </text:span><text:span text:style-name="T852">когда </text:span><text:span text:style-name="T853">его действительно удерживали </text:span><text:span text:style-name="T852"><text:s/>настолько смертельно дорогим, </text:span><text:span text:style-name="T853">представьте… </text:span><text:span text:style-name="T855">На краю углубления, где Юстус уже зажигает свечу, </text:span><text:span text:style-name="T856">пок</text:span><text:span text:style-name="T855">а Гретхен </text:span><text:span text:style-name="T857">обрызгивает топливо войсковым растворителем, из доков в порту, </text:span><text:span text:style-name="T858">М</text:span><text:span text:style-name="T857">оряк Бодвайн узрел голову Роджера, </text:span><text:span text:style-name="T858">которую две или три пары рук удерживают кверх</text:span><text:span text:style-name="T857"> </text:span><text:span text:style-name="T858">ногами, </text:span><text:span text:style-name="T859">губы отодраны от зубов и обнажённые дёсна </text:span><text:span text:style-name="T860">уже обесчвеченно</text:span><text:span text:style-name="T859"> белеют словно череп, </text:span><text:span text:style-name="T860">покуда одна из служанок, классическая атлас-с-кружевом, вредная, полапатьбыбельная девка, </text:span><text:span text:style-name="T861">чистит зубы Американской зубной пастой, </text:span><text:span text:style-name="T862">старательно соскабливая никотинные пятна и винный камень. </text:span><text:span text:style-name="T803">Глаза у Роджера такие обиженные и умоляющие</text:span><text:span text:style-name="T863">…. </text:span><text:span text:style-name="T864">Со всех сторон, гости перешёптываются. « </text:span><text:span text:style-name="T865">Как </text:span><text:span text:style-name="T866">эксцентрично, </text:span><text:span text:style-name="T867">Стефен придумал даже голову сыра!»</text:span><text:span text:style-name="T680">–</text:span><text:span text:style-name="T867"> «</text:span><text:span text:style-name="T868">Нет уж, </text:span><text:span text:style-name="T804">я </text:span><text:span text:style-name="T868">дождусь </text:span><text:span text:style-name="T804">другую часть</text:span><text:span text:style-name="T868">, чтоб откусить...»</text:span><text:span text:style-name="T680">– </text:span><text:span text:style-name="T869">хиханьки, возбуждённое дыхание, </text:span><text:span text:style-name="T870">а что это за очень синие штаны такие </text:span><text:span text:style-name="T871">все в складках… </text:span><text:span text:style-name="T872">и чем измазан пиджак, </text:span><text:span text:style-name="T873">а что на вертеле, краснее до хрусткой жирной корочки, </text:span><text:span text:style-name="T874">поворачивается, </text:span><text:span text:style-name="T875">чьё лицо сейчас обернётся, ба! так это же</text:span><text:span text:style-name="T680">—</text:span></text:p>
      <text:p text:style-name="P10"><text:span text:style-name="T680">– </text:span><text:span text:style-name="T877">Кетчупа нет, кетчупа нет,</text:span><text:span text:style-name="T680">– </text:span><text:span text:style-name="T878">мохнач </text:span><text:span text:style-name="T879">синепиджачный резко роется среди уксусниц и </text:span><text:span text:style-name="T880">подносов,</text:span><text:span text:style-name="T680">– </text:span><text:span text:style-name="T881">похоже </text:span><text:span text:style-name="T897">вовсе</text:span><text:span text:style-name="T881"> нет… </text:span><text:span text:style-name="T882">что за ёбанная тут забегаловка, Родж,</text:span><text:span text:style-name="T680">– </text:span><text:span text:style-name="T882"><text:s/></text:span><text:span text:style-name="T883">кричит</text:span><text:span text:style-name="T882"> </text:span><text:span text:style-name="T884">вдоль стола наискосок через семь вражеских лиц,</text:span><text:span text:style-name="T680">– <text:s/></text:span><text:span text:style-name="T885">эй, брат</text:span><text:span text:style-name="T805">иишь</text:span><text:span text:style-name="T885">, возле тебя там кетчупа не видать?</text:span></text:p>
      <text:p text:style-name="P12"><text:span text:style-name="T885">К</text:span><text:span text:style-name="T680">етчуп сигнальное слово, </text:span><text:span text:style-name="T897">ясное дело</text:span><text:span text:style-name="T886">—</text:span></text:p>
      <text:p text:style-name="P11"><text:span text:style-name="T680">– </text:span><text:span text:style-name="T887">Странно,</text:span><text:span text:style-name="T680">– </text:span><text:span text:style-name="T887">отвечает Роджер, который явно видел точно ту же картину в углублении,</text:span><text:span text:style-name="T680">– </text:span><text:span text:style-name="T888">я как раз собирался спросить <text:s/>у </text:span><text:span text:style-name="T806">тебя</text:span><text:span text:style-name="T888"> то же самое</text:span><text:span text:style-name="T887">!</text:span></text:p>
      <text:p text:style-name="P13"><text:span text:style-name="T680">Они ухмыляются друг другу как два клоуна. </text:span><text:span text:style-name="T889">Ауры обоих, для протокола, зелёные. Не пиздю. Ни разу с зимы </text:span><text:span text:style-name="T837">’</text:span><text:span text:style-name="T889">42 в морск</text:span><text:span text:style-name="T891">о</text:span><text:span text:style-name="T889">м караване посреди шторма в Северной Атлантике, </text:span><text:span text:style-name="T890">с оборвавшимися тоннами 5-дюймовых боеприпасов, что катались по всему судну, </text:span><text:span text:style-name="T891">Германская волчья стая невидимо из-под воды сшибает соседние корабли направо и налево, </text:span><text:span text:style-name="T892">по Боевому Расписанию, внутри расчёта 51, слушая анекдоты Паппи Хада про полный капец, смешные до чёртиков, весь расчёт орудия хватались за животы в истерике, </text:span><text:span text:style-name="T893">задыхались от хохота—</text:span><text:span text:style-name="T894">ни разу с того дня </text:span><text:span text:style-name="T895">Моряк Бодайн не чув</text:span><text:span text:style-name="T896">с</text:span><text:span text:style-name="T895">твовал такого кайфа </text:span><text:span text:style-name="T896">при хороших шансах погибнуть</text:span><text:span text:style-name="T898">.</text:span></text:p>
      <text:p text:style-name="P190">– <text:span text:style-name="T1964">Ничего себе сервировка, а?</text:span>– <text:span text:style-name="T1964">восклицает он.</text:span>– <text:span text:style-name="T1965">Еда называется!</text:span>– <text:span text:style-name="T1965">Разговоры стихли почти полностью. Поворачиваются вежливо любопытствующие лица. Языки пламени под барбекю подпрыгивают. Они не «чувствующее пламя», но если были бы, то могли бы сейчас определить присутствие Бригадного Генерала Падинга. Он теперь член Противодействия, благодаря усилиям Карела Эвентира. Это его заслуга, да. Сеансы с Падингом изматывают никак не меньше, чем прежние Еженедельные Летучки в «Белом Посещении». Падинг раскрывает рот шире, чем при жизни. Участники сеансов начали уже скулить: «Да мы когда-нибудь от него избавимся?» Но через Падингову преданность кулинарным шуточкам была разработана нижеследующая тошнотворная уловка.</text:span></text:p>
      <text:p text:style-name="P191">– <text:span text:style-name="T1966">Даже не знаю,</text:span>– <text:s/><text:span text:style-name="T1966">Роджер тщательно небрежен,</text:span>– <text:span text:style-name="T1966">я как-то не нахожу </text:span><text:span text:style-name="T334">суп из соплей</text:span><text:span text:style-name="T1966"> в меню.</text:span></text:p>
      <text:p text:style-name="P192"><text:soft-page-break/>– <text:span text:style-name="T1967">Ага, и я бы сам не отказался от </text:span><text:span text:style-name="T335">гнойного пудинга</text:span><text:span text:style-name="T1967">. Думаешь у них найдётся?</text:span></text:p>
      <text:p text:style-name="P193">– <text:span text:style-name="T1968">Нет, но может оказаться суфле с молофьёй!</text:span>– <text:span text:style-name="T1969">вскрикивает Роджер,</text:span>– <text:span text:style-name="T1970">с добавкой из </text:span><text:span text:style-name="T336">менструального мармелада</text:span><text:span text:style-name="T1970">!</text:span></text:p>
      <text:p text:style-name="P194">– <text:span text:style-name="T1971">А ещё бы не прочь от наваристого жаркого со смегмой!</text:span>–<text:span text:style-name="T1971"> предлагает Бодайн,</text:span>– <text:span text:style-name="T1972">или как начёт </text:span><text:span text:style-name="T337">кастрюльки тромбов</text:span><text:span text:style-name="T1972">?</text:span></text:p>
      <text:p text:style-name="P195">– <text:span text:style-name="T1974">Мы бы составили обед получше этого,</text:span>– <text:span text:style-name="T1974">Роджер помахивает меню в руке.</text:span>– <text:span text:style-name="T1975">Для начала плацентные аппетитные закуски, возможно какие-то </text:span><text:span text:style-name="T338">сэндвичи со струпьями</text:span><text:span text:style-name="T1975">, хорошо расчёсанными, конечно… и или </text:span><text:span text:style-name="T338">к</text:span><text:span text:style-name="T340">литор</text:span><text:span text:style-name="T338">ные клёцки</text:span><text:span text:style-name="T1975">! Ммм, объеденье, сдобренные </text:span><text:span text:style-name="T338">майонезом из мукуса.</text:span></text:p>
      <text:p text:style-name="P196">– <text:span text:style-name="T1976">О, мне дошло,</text:span>– <text:span text:style-name="T1976">грит Конни Командос,</text:span>– <text:span text:style-name="T1977">тут должна быть аллитерация. Как насчёт… э… </text:span><text:span text:style-name="T339">пожёванных пельмешков</text:span><text:span text:style-name="T1977">?</text:span></text:p>
      <text:p text:style-name="P197">– <text:span text:style-name="T1978">Мы составляем суповые блюда, крошка,</text:span>– <text:span text:style-name="T1979">грит с прохладцей <text:s/>Моряк Бодвайн,</text:span>– <text:span text:style-name="T1980">так что позволь мне просто предложить козявочное консоме, или заблёванный бульон.</text:span></text:p>
      <text:p text:style-name="P198">– <text:span text:style-name="T1981">Рвотный рататуй,</text:span>– <text:span text:style-name="T1982">грит Конни.</text:span></text:p>
      <text:p text:style-name="P198">– <text:span text:style-name="T1982">Ты врубилась.</text:span></text:p>
      <text:p text:style-name="P199">– <text:span text:style-name="T1984">Салат из салями с глистами,</text:span>– <text:s/><text:span text:style-name="T1983">продолжает Роджер.</text:span>– <text:span text:style-name="T1984">с нарезкой из абортированных абрикосов и присыпкой перхоти.</text:span></text:p>
      <text:p text:style-name="P370">Раздаётся звук благовоспитанного сдерживания, <text:span text:style-name="T1985">и региональный менеджер продаж <text:s/>ICI торопливо покидает застолье, изрыгая длинный полумесяц комковатой бежевой рвоты, что расплёскивается по паркету. Салфетки подняты к лицам вокруг всего стола. Серебряные вилки-ложки положены вниз, серебро отзванивает белые блики, изумлённая нерешительность опять тут, та же самая что и в офисе Мосмуна….</text:span></text:p>
      <text:p text:style-name="P371">Так и шло, <text:span text:style-name="T1986">через фондю с флюсом (ломтики анальных ананасов поверх сливок со слизью, прелесть), заслюненное заливное, блёваные блинчики, Обдристанные Овощи <text:s/>под сифилисным соусом….</text:span></text:p>
      <text:p text:style-name="P372">Одно из казу прекращает играть. «Затруханная запеканка!»<text:span text:style-name="T1016">– </text:span>верезжит Густав</text:p>
      <text:p text:style-name="P200">– <text:span text:style-name="T1987">Обосанные оладьи, с сычужным сиропом,</text:span>– <text:span text:style-name="T1988">добавляет Андрэ Омнопон, когда Густав возобновляет игру, Внешние Голоса тем временем сбились в замешательстве.</text:span></text:p>
      <text:p text:style-name="P200">– <text:span text:style-name="T1989">И посыпаны эксттратом экскрементов,</text:span>– <text:span text:style-name="T1989">бормочет виолончелист, который не ставит себя выше невинных забав.</text:span></text:p>
      <text:p text:style-name="P200">– <text:span text:style-name="T1989">Геморроидные гренки,</text:span>– <text:span text:style-name="T1989">Конни с восторгом лупит ложкой,</text:span>– <text:span text:style-name="T341">поносные пирожки</text:span><text:span text:style-name="T1990">!</text:span></text:p>
      <text:p text:style-name="P520">Фрау Утгарталоки вскакивает на ноги, <text:span text:style-name="T1991">перевернув поднос болячек бламанже—</text:span><text:span text:style-name="T342">иззвиняюсь</text:span><text:span text:style-name="T1991">, то были поданы яйца с начинкой—и выбегает из комнаты с трагическим взрыдами. Её галантный сталелитейный муж, тоже встаёт и идёт следом, бросая через плечо на нарушителей взгляды грозящие неизбежной смертью. Нервные смешки давно рассыпались в шёпот с проклятьями.</text:span></text:p>
      <text:p text:style-name="P490">– <text:span text:style-name="T1992">Отборный</text:span><text:span text:style-name="T1973"> </text:span><text:span text:style-name="T1992">гангренозный гуляш, или восхитительная кремово-белая <text:s/>порция проказы,</text:span>–<text:span text:style-name="T1993">Бодвайн слегка нараспев «порция [и на терцию ниже] проказы», игриво травит сдерживающих напор, д’вай-д’вай, засранчики, поблюйте для милого зутника….</text:span></text:p>
      <text:p text:style-name="P491">– <text:span text:style-name="T1994">Фунгусное фрикасе!</text:span>– <text:span text:style-name="T1995">вопит Роджер Разгильдяй. Джессика в слезах опёрлась на руку Джереми её джентльмена, что сопровождает её, с негнущимися руками, качающего головой на выходку Роджера, прочь навсегда. Пронзил ли Роджера миг боли при этом? Да. Конечно. Тебя бы тоже пронзил. Ты мог бы даже усомниться в правоте своего дела. Но тут ещё спагетти со спермой надо подавать жирными и дымящимися, сливочную слякоть и кашу из какашек раздавать черпаком в миски хныкающего поколения будущих директоров, выкатывать трипперный трайфл с белым шоколадом на террасу с окостеневшим холокостным <text:s/>небом или околевающим к осени.</text:span></text:p>
      <text:p text:style-name="P492">– <text:span text:style-name="T1996">Карбункульные котлеты!</text:span></text:p>
      <text:p text:style-name="P493">– <text:span text:style-name="T1997">С </text:span><text:span text:style-name="T343">паховой подливой</text:span><text:span text:style-name="T1997">!</text:span></text:p>
      <text:p text:style-name="P494">– <text:span text:style-name="T1998">Корейка с кольцевывми червями!</text:span></text:p>
      <text:p text:style-name="P521"><text:soft-page-break/><text:span text:style-name="T1998">У </text:span>леди Мнемосин Глуб какой-то припадок, настолько сильный, что ожерелье её рвётся и жемчужины раскатываются по шёлку скатерти. <text:span text:style-name="T1999">Царит общая утрата аппетита, не говоря уже про тошноту. Пламя под жарким угасает. Не капает жир подкормить его в этот вечер. Сэр Ганнибал Грант-Гобинет грозится, между спазмами жёлтой желчи пенящейся из его носа, поднять этот вопрос в Парламенте. «Я вас обоих доведу до тюрьмы, если меня убьёт это!» Ну….</text:span></text:p>
      <text:p text:style-name="P530">Мягкий, на полусогнутых, исход за двери, Бодайн помахивает своей широкополой гангстерской шляпой. Па-ка, народ. От гостей осталась сидеть лишь Констанс Фламп, которая всё ещё продолжает орать десертные варианты: «Мокротные моти! Вонючие вагаси! Плесневые плюшки!» Ох, и влетит ей завтра. Лужи такого и сякого поблёскивают на полу словно водные миражи в Шестой Прихожей к Трону. Густав и остальной квартет забросили Гайдна и сопровождают Роджера и Бодайна к выходу, казу и струнные аккомпанируют Тошнотному Дуэту:</text:p>
      <text:p text:style-name="P521"/>
      <text:p text:style-name="P684">У, дайте отех прыщиков à-la-улю,</text:p>
      <text:p text:style-name="P684">Налопаюся до усрачки!</text:p>
      <text:p text:style-name="P684">Скажи, брат<text:span text:style-name="T139">иишь</text:span>, как ты глядишь</text:p>
      <text:p text:style-name="P684">На тему Палубных Десертов после качки?</text:p>
      <text:p text:style-name="P522"/>
      <text:p text:style-name="P495">– <text:span text:style-name="T2000">Я должен вам признаться,</text:span>– <text:span text:style-name="T2000">торопливо шепчет Густав.</text:span>– <text:span text:style-name="T2000">Мне ужасно неловко, но наверное вам не нужны такие как я. Понимаете… Я был Штурмовиком. Очень давно. Знаете, как Хорст Вессель.</text:span></text:p>
      <text:p text:style-name="P496">– <text:span text:style-name="T2001">Ну и что?</text:span>– <text:span text:style-name="T2001">смеётся Бодайн,</text:span>– <text:span text:style-name="T2002">может я был стрелком у Мелвина Пёрвиса.</text:span></text:p>
      <text:p text:style-name="P497">– <text:span text:style-name="T2003">Кем?</text:span></text:p>
      <text:p text:style-name="P497">– <text:span text:style-name="T2003">За Пост Тостис.</text:span></text:p>
      <text:p text:style-name="P498">– <text:span text:style-name="T2003">За кого?</text:span>– <text:span text:style-name="T2004">Немец вообще-то думает, что Пост Тостис это имя какого-то Американского Фюрера, что ссмутно смахивает на Тома Микса или какого-то другого такого длинногубого ковбоя с лошадиной челюстью.</text:span></text:p>
      <text:p text:style-name="P523">Последний чёрный дворецкий отпирет последнюю дверь наружу, <text:span text:style-name="T2005">и к побегу. Сбегите сегодня. «Тифозный торт с коклюшным кремом, джентльмены,– кивает он. И с той стороны рассвета можешь различить улыбку. </text:span></text:p>
      <text:p text:style-name="P523"><draw:frame draw:style-name="fr1" draw:name="Image10" text:anchor-type="paragraph" svg:width="6.9252in" svg:height="0.3661in" draw:z-index="9"><draw:image xlink:href="Pictures/1000000000000B720000009B428C9716555D8079.png" xlink:type="simple" xlink:show="embed" xlink:actuate="onLoad" loext:mime-type="image/png"/></draw:frame></text:p>
      <text:p text:style-name="P524">В своём рюкзаке Гели Трипинг несёт несколько ногтевых обрезков с пальцев ног Чичерина, <text:span text:style-name="T2006">седеющую волосинку, кусочек простыни со следом его спермы, всё увязаноо в белый шёлковый платок, рядом с куском корня Адама и Евы и буханкой хлеба испечённого <text:s/>из пшеницы, что она прикатила голой и смолола против солнца. Она перестала пасти своих жаб на ведьмовских склонах и передала свой белый посох другой ученице. Она отправилась найти своего храброго Атиллу. Теперь найдётся добрая пара сот молодых женщин в Зоне сохнущих от любви к Чичерину, все они ушлые как лисы, но ни одной такой же упрямой как Гели—и ни одной ведьмы.</text:span></text:p>
      <text:p text:style-name="P525">В полдень она приходит <text:span text:style-name="T2007">в деревенский дом с полом из синих и белых плиток на кухне, изысканный китайский фарфор в старинных тарелках развешанных как картиры на стенах, и кресло-качалка. «У тебя его фото с собой?»– старуха протягивает ей жестяную армейскую миску <text:s/>с объедками её утреннего Bauernfrühstuck.– «Я могу передать тебе заклятия».</text:span></text:p>
      <text:p text:style-name="P531">– Иногда я могу вызывать его лицо в чашке с чаем. Но травы надо собирать очень внимательно. Я ещё не очень хороша в этом.</text:p>
      <text:p text:style-name="P532">– Но ты влюблена. Технические приёмы всего лишь подмена этому когда стареешь.</text:p>
      <text:p text:style-name="P533">– Зачем не оставаться влюблённой всегда?</text:p>
      <text:p text:style-name="P526"><text:soft-page-break/>Две женщины наблюдают друг друга через солнечную кухню. <text:span text:style-name="T2008">Шкафчики со стеклянными дверцами сияют со стен. Жужжанье пчёл за окнами. Гели выходит накачать воды из колодца, и они заваривают земляничный чай. Но лицо Чичерина не появляется.</text:span></text:p>
      <text:p text:style-name="P527">В ночь, когда чёрные выступили в свой великий переход, <text:span text:style-name="T2009">Норхаузен чувствовался как мифический город, под угрозой какого-то особенного разрушения—поглощение кристаллическим озером, лава с неба… на один вечер, ощущение сохранённости утратилось. Чёрные, подобно ракетам в Миттельверке, давали Нородзаузену преемственность. Теперь чёрные ушли: Гели знает, что они на курсе лобового столкновения с Чичериным. Она не хочет дуэлей. Пусть университетские парнишки дерутся на дуэлях. Она хочет своего седеющего стального варвара живым. Ей невыносима мысль, что может быть она уже прикоснулась, ощутила его иссечённые шрамами и историями руки, в последний раз.</text:span></text:p>
      <text:p text:style-name="P528">Позади, подталкивая её, <text:span text:style-name="T2011">дремотность</text:span> города, <text:span text:style-name="T2010">а ночью—странными канареечными ночами Гарца (где барыги канарейками колят птичек самочек мужскими гормонами, чтоб они пели достаточно долго пока их продадут лохам, которые оккупируют Зону)—тут слишком всё наполнено заклятьями, соперничеством ведьм, политикой их шабашей… она знает, что волшебство не в этом. Ведьмо-Штадт, с его святыми горами со скошенными кругами по всем их зелёным лицам рядом с козочками на привязи, превратился просто в <text:s/>ещё одну столицу, занятую одним только администрированием—такое же чувство как наверху музыкальных профсоюзов— никакой музыки, лишь стеклянно-кирпичные перегородки, плевательницы, домашние растения—не осталось </text:span><text:span text:style-name="T344">практикующих</text:span><text:span text:style-name="T2010"> ведьм. Ты либо приходишь на Студию Звукозаписи держа бюрократическую карьеру на уме, либо избираешь мир. Есть два различных вида ведьм, и Гели относится к Миро-избирающим.</text:span></text:p>
      <text:p text:style-name="P529"><text:span text:style-name="T2012">Вот он Мир. На ней серые мужские штаны закатанные до коленок, полощутся вокруг её ляжек, когда она проходит вдоль полей ржи… идёт, опустив голову, отводя волосы с глаз, часто. Иногда мимо едут солдаты, подвозят её. Она прислушивается к новостям про Чичерина, о переходе </text:span><text:span text:style-name="T345">Schwarzkommando</text:span><text:span text:style-name="T2012">. Если чувствует, что можно, она даже спросит про Чичерина. Разнообразие слухов изумляет её. </text:span><text:span text:style-name="T345">Я не единственная кто его любит</text:span><text:span text:style-name="T2012">… хотя </text:span><text:span text:style-name="T345">их</text:span><text:span text:style-name="T2012"> любовь конечно дружеская, восхищающаяся, несексуальная. Гели одна на всю Зону, кто любит его полностью. Чичерин, известный в некоторых кругах как «Красный Наркоман», вот вот будет подвергнут чистке: прислан никто другой как правая рука самого Берии, зловещий Н. Рипов лично.</text:span></text:p>
      <text:p text:style-name="P534">Брехня, Чичерин давно мёрт<text:span text:style-name="T2013">в</text:span>, <text:span text:style-name="T2013">ты что не слышал, уже несколько месяцев как убит…</text:span></text:p>
      <text:p text:style-name="P534">…<text:span text:style-name="T2014">его кем-то подменили пока арестуют остальных из его Блока…</text:span></text:p>
      <text:p text:style-name="P534">...<text:span text:style-name="T2015">нет, он приезжал в Люнеберг неделю назад, мой приятель его раньше видел, точно он…</text:span></text:p>
      <text:p text:style-name="P534">...<text:span text:style-name="T2016">он здорово похудел и выходит только с усиленной охраной. Не меньше двенадцати. В основном Азиаты…</text:span></text:p>
      <text:p text:style-name="P534">...<text:span text:style-name="T2016">и там же Иуда Искариот, как пить дать. Но верится с трудом. Двенадцать? Откуда найти столько людей, что он мог бы доверять? Особенно когда он ходит по краю…</text:span></text:p>
      <text:p text:style-name="P499">– <text:span text:style-name="T2017">По какому краю?</text:span>– <text:span text:style-name="T2018">Они трясутся в кузове 2</text:span><text:span text:style-name="T1323">½-тонного</text:span><text:span text:style-name="T2018"> грузовика по очень зелёной волнистой местности… гроза раздувается немым пурпуром, с жёлтыми прожилками, позади них. Гели распивала вино с этим подразделением цинготных солдатиков, взвод подрывников, что целый день расчищали каналы. Они пахнут креозотом, болотной тиной, аммиаком от динамита.</text:span></text:p>
      <text:p text:style-name="P500">– <text:span text:style-name="T2019">Ну, </text:span><text:span text:style-name="T346">ты</text:span><text:span text:style-name="T2019"> знаешь какое у него задание.</text:span></text:p>
      <text:p text:style-name="P500">– <text:span text:style-name="T2019">Ракеты?</text:span></text:p>
      <text:p text:style-name="P501">– <text:span text:style-name="T2020">Не хотел бы я оказаться на его месте, вот и всё.</text:span></text:p>
      <text:p text:style-name="P535">На гребне холма геодезическая партия восстанавливают разбитую дорогу. <text:span text:style-name="T2021">Один силуэт склонился глядя в теодолит, другой держит рейку. Чуть в стороне от теодолитчика ещё один инженер стоит раскинув руки в стороны, его голова поворачивается взглянуть вдоль каждой, затем руки сходятся вместе… если закроешь глаза, а руки натренированы двигаться сами по себе, твои пальцы установятся под совершенно прямым углом из своей прежней позиции… Гели </text:span><text:soft-page-break/><text:span text:style-name="T2021">наблюдает это небольшое действо: оно благочестиво, грациозно, и она </text:span><text:span text:style-name="T347">чувствует крест</text:span><text:span text:style-name="T2021">, который человек сделал в своём кругу зрения видимой земли… бессознательно мандала… это знак ей. Он указывает куда ей дальше. Уже вечером она видит коршуна летящего над болотами в том же направлении. Вечер золотисто-тёмен, уже ночь почти. Вокруг ни души и Пан очень близко. Гели участвовала в достаточно многих Шабашах, чтобы справиться—так она думает. Но что синему укусу дьявола за зад до вопля рвущегося в каменное эхо, где нет ни добра ни зла, в светящихся пространствах куда Пан утащит её? Готова ли она к чему-то настолько реальному? Луна взошла. Она сидит сейчас на том месте, с которого увидала коршуна, в ожидании, ждёт чего-то что придёт забрать её. Ты когда-нибудь ждал </text:span><text:span text:style-name="T347">этого</text:span><text:span text:style-name="T2021">? Не зная извне оно придёт или изнутри? Окончательно отбросив бесполезное гаданье что может случиться… время от времени стираю всё в мозгу, чтобы держать его чистым для Посещения… да разве не так это было? Вспомни разве не ушёл ты украдкой из лагеря на минуту остаться с Тем, что чувствовал шевелящимся в земле вокруг… было равноденствие… зелёные равные ночи весны… ущелья раскрываются, на дне исходят паром фумаролы, пар тропической жизни там словно зелень в горшке, резкая, нарко-пахучая, накидка запаха… людское сознание, эта несчастная калека, деформированное, обречённое нечто <text:s/>вот-вот родится. Это просто Мир до появления человека. Слишком яростно натянуты жилы живые в непрестанном потоке, чтобы люди когда-либо смогли разглядеть напрямую. Они видны лишь мёртвыми, в недвижных слоях, трансокаменелыми в нефть или уголь. Живым, это было угрозой: было Титаном, зашкаливанием жизни настолько гремящей и безумной, такой зелёной короной вокруг тела Земли, что <text:s/></text:span><text:span text:style-name="T347">потребовалось</text:span><text:span text:style-name="T2021"> внести какой-то прерыватель потока прежде, чем Созданное взорвётся на куски. Тогда мы, увечные надсмотрщики, были посланы размножаться, господствовать. Божьи прерыватели, Мы. Контрреволюционеры. </text:span><text:span text:style-name="T347">Наша миссия в том, чтоб поддерживать смерть</text:span><text:span text:style-name="T2021">. То как мы убиваем то как мы умираем, наша уникальность среди Созданий. Вот чем должны мы были заниматься, исторически, лично. Строить с нуля до нынешнего статуса, как реакцию, почти такую же сильную как жизнь, подавляя зелёное восстание. Но сильная лишь почти.</text:span></text:p>
      <text:p text:style-name="P536">Только лишь почти, из-за уровня дезертирства. <text:span text:style-name="T2022">Какая-то часть продолжает перемётываться к Титанам каждый день, в их жажде к подтворению (как может плоть быть столь изменчивой и спотыкливой, не становясь вовеки менее прекрасной?), в покои Смерти из народных песен (пустые каменные коморы), прочь, через, и вниз под сеть, вниз вниз в ряды восстания.</text:span></text:p>
      <text:p text:style-name="P537"><text:span text:style-name="T2024">Среди</text:span> эх<text:span text:style-name="T2024">а</text:span> с колкими краями, Титан ворочается <text:span text:style-name="T2023">глубоко </text:span>внизу. <text:span text:style-name="T2024">Это присутствия, которых нам не положено видеть—бога ветров, бога холмов, бога закатов—от которых мы тренируем себя держаться подальше, не вглядываться, хотя немало из нас делают, оставить Их поразительные голоса за спиной в сумерках на краю города и двигаться в постоянно расстёгнутом плаще своей ночной прогулки пока</text:span></text:p>
      <text:p text:style-name="P538">Вдруг Пан<text:span text:style-name="T1016">—</text:span>прыжком<text:span text:style-name="T1016">—</text:span>с лицом невыносимой красоты, <text:span text:style-name="T2025">прекрасный Змий, кольца его сплетают радугу небес—в несомненные кости страха—</text:span></text:p>
      <text:p text:style-name="P539">Не иди домой средь ночи по пуст<text:span text:style-name="T2026">ы</text:span>м пол<text:span text:style-name="T2026">ям</text:span>. <text:span text:style-name="T2027">Не заходи в лес в неверном свете, слишком поздно даже и днём—он ухватит тебя. Не сиди возле такого дерева, прижавшись щекой к его коре. Невозможно в этом лунном свете видеть мужского или женского ты пола сейчас. Твои волосы рассыпаются, серебряно белые. Твоё тело под серой тканью так явственно хрупко, осуждено на унижения снова и снова. Что если он проснётся, а тебя нет. Он теперь всегда одинаков, бодрствующим или спящим—он никогда не покидает одного единственного сна, где больше нет разницы между мирами. Танац и Маргрет возможно были его последней связью с прежним. Может поэтому они оставались так долго, <text:s/>своём отчаянии, он хотел продержаться, он нуждался в них… но взгядывая на них теперь, он больше не видит их так часто. Они тоже теряют свою реальность, что привносили сюда, как Готфрид утратил всю свою давно отдав Блисеро. Теперь юноша продвигается от образа к образу, из комнаты в комнату, иногда вне действия, порой часть </text:span><text:soft-page-break/><text:span text:style-name="T2027">его… что <text:s/>должен, он делает. <text:s/>У дня своя логика свои потребности, ему никак не изменить этого, <text:s/>не уйти, не жить вне его пределов. Он беспомощен, он укрыт надёжно.</text:span></text:p>
      <text:p text:style-name="P540">Это вопрос нескольких недель, <text:span text:style-name="T2028">и всё кончится, Германия проиграет Войну. Покуда что рутины неизменны. Юноша не может представить что-либо за последней капитуляцией. Если он и Блисеро разлучатся, что станет с течением дней?</text:span></text:p>
      <text:p text:style-name="P541">Умрёт ли Блисеро,<text:span text:style-name="T139"> нет пожалуйста не дай ему умереть</text:span>…. <text:span text:style-name="T2029">(Но он умрёт). «Ты переживёшь меня»,– шепчет он. Готфрид стоит на коленях у его ног, в собачьем ошейнике. Оба одеты в армейскую форму. Уже давно ни один из них не одевался женщиной. В эту ночь важно, чтобы они оба были мужчинами. «Ах, ты такой задавака, подлец эдакий….»</text:span></text:p>
      <text:p text:style-name="P542">Это ещё какая-то игра, <text:s/>наверное, ещё один повод для порки? <text:span text:style-name="T2030">Готфрид помалкивает. Когда Блисеро хочет услышать ответ, он так и говорит. Часто случается, что он просто хочет выговориться, и это может продолжаться часами. Никто вообще не разговаривал с Готфридом раньше, вот так вот. Его отец лишь отдавал команды, оглашал приговоры, пустые суждения. Мать была эмоциональной, великий поток любви, разочарования, и тайного ужаса передался ему от неё, но они в сущности никогда не разговаривали. Это такое небывалое… он чувствует, что должен держать каждое слово, ни одно не должно быть утеряно. Он понимает, что Блисеро хочет отдать, не ожидая ничего взамен, отдать то, что любит. Он верит что существует дл я Блисеро, даже если все остальные перестали уже, что в новом царстве по которому они теперь продвигались, он был вторым <text:s/>из них двоих его обитателей. Этого ли он ожидал, что возьмёт его, примет. Семя Блисеро выплёскивается в отравленный навоз его кишечника… это пустая трата, да, бесполезность… но… как мужчина и женщина, совокупясь, сотрясаются до зубов своим приближением к вратам жизни, не чувствовал ли он нечто большее, более достойное поклонения, чем эти предуготовления для вхождения, стилизация, одежды для побоев без страстности, обычный трикотаж бренный как шкурка змеи, привычные наручники и цепи взамен подвластности, которую он чувствует в своём сердце… всё становится театром, когда он приблизился к воротам того Другого Царства, ощутил гигантские белые сопла где-то внутри, невыразимые зверюги, замороженные добела, толкающие его прочь, гул мантии и коры тайны за пределами его убогой слышимости… должны быть эти тоже, любовники чьи гениталии </text:span><text:span text:style-name="T348">посвящены</text:span><text:span text:style-name="T2030"> дерьму, концовкам, к отчаянным ночам на улицах, когда связь выходит из-под личного контроля, продолжается или не удаётся, сборище падших—в акте смерти столько же, как и в акте жизни—или приговор оставаться в одиночестве ещё одну ночь... Неужто они не будут допущены, отвергнуты все?</text:span></text:p>
      <text:p text:style-name="P543">Со своим приближением к этому, взятый внутрь снова и снова, Готфрид может лишь держаться открытым, расслабить сфинктер своей души….</text:p>
      <text:p text:style-name="P544"><text:span text:style-name="T1016">– </text:span>А иногда я мечтаю об открытии края Света. Обнаружить что край <text:span text:style-name="T139">есть</text:span>. <text:span text:style-name="T2031">Моя горная горечавка знала всегда. Но мне это обошлось так дорого.</text:span></text:p>
      <text:p text:style-name="P545">Америка <text:span text:style-name="T139">была</text:span> краем свет<text:span text:style-name="T2032">а. Посланием Европе, величиной с континент, не пропустить. Европа нашла место для своего Царства Смерти, той особой Смерти изобретённой Западом. У дикарей были свои опустошённые регионы, Калахари, озёра такие <text:s/>туманные, что не различить другого берега. Но Европа пошла глубже—в одержимость, зависимость, прочь от всех дикарских невинностей. Америка была даром от невидимых сил, путь возвращения. Но Европа отвергла его. Это не было Изначальным Грехом Европы—последнее из его наименований Современный Анализ—вот только Следующий Грех труднее замолить.</text:span></text:p>
      <text:p text:style-name="P546">В Азию, Африку, Америндию, Океанию Европа явилась Европа и установила <text:span text:style-name="T2033">свою </text:span>власть <text:span text:style-name="T2033">Анализа и Смерти. А что не могла использовать убивала или переделывала. Со временем смерто-колонии набрались достаточно сил, чтобы вырваться. Но побуждение к империи, миссия к распространению смерти, структура её, сохранились. Теперь мы в заключительной фазе. Американская смерть явилась оккупировать Европу. Она научилась имперскому владычеству от своих прежних метрополий. Но теперь нам осталась </text:span><text:span text:style-name="T349">одна лишь</text:span><text:span text:style-name="T2033"> структура, никаких грандиозно </text:span><text:soft-page-break/><text:span text:style-name="T2033">радужных оперений, никаких заклёпок из золота, никаких эпических переходов через моря щелочи. Дикари других континентов, испорченные, но всё ещё оказывающие сопротивление во имя жизни, продолжили несмотря ни на что… тогда как Смерть и Европа разделены как и прежде, их любовь не увенчалась браком. Смерть всего лишь правит тут. Она никогда, по любви, не не стала </text:span><text:span text:style-name="T349">единой с</text:span><text:span text:style-name="T2033">….</text:span></text:p>
      <text:p text:style-name="P547">Закончился ли один цикл и теперь готов начаться новый? <text:span text:style-name="T2034">Найдётся ли наш новый Край, наше новое Смертоцарство, на Луне? Мне снится громадная стеклянная сфера, порожняя, высоченная и очень далеко… колонисты научились обходиться без воздуха, сплошь вакуум, внутри и снаружи...подразумевается, что люди никогда не вернуться… они все мужчины. Есть способы вернуться, но до того усложнённые, настолько зависящие от милости языка, что присутствие обратно на Земле лишь временное, и никогда «реальное»… переходы оттуда опасны, шансы на неудачу столь блестящи и глубоки…. Весь путь к холодной сфере во власти Гравитации, там </text:span><text:span text:style-name="T350">постоянный риск упасть</text:span><text:span text:style-name="T2034">. <text:s/>Внутри колонии, десятой мужчин заиндевелой внешности, едва ли твёрдые, не более живые, чем воспоминания, ничего не потрогать… только их приблизительные образы, чёрно-белые фильмо-образы, зернистые, прерывистые год за обледенелым годом в белых широтах, в порожней колонии, с нечастыми визитами случайных, как и я….</text:span></text:p>
      <text:p text:style-name="P548">Хотел бы я обрести всё это. <text:span text:style-name="T2035">Те люди однажды прошли через трагичный день—взмыв, огонь, отказ, кровь. События того дня, давно минувшего, сделали их изгнанниками навсегда… нет, они не были действительно астронавтами. Ещё здесь, они хотели нырнуть между мирами, в падение, поворот, достижение и лёт в путешествиях изогнутых сквозь блеск, сквозь зимние ночи пространства—они мечтали о месте встречи, о номере на трапеции исполненном в одиночку, в стерильной грации, с явным знанием, что никто никогда не увидит, что их любимые утрачены навеки….</text:span></text:p>
      <text:p text:style-name="P549">Связи на которые они рассчитывали <text:span text:style-name="T2036">всегда будут мимо на триллионы тёмных миль, на годы замёрзшего молчания. Но я хотел принести к тебе обратно историю. Я помню твой убаюкивающий шёпот с историями, что однажды мы будем жить на Луне… или тебе уже не до этого? Ты уже намного старше. Чувствуешь ли ты своим телом как сильно я тебя заразил своим умиранием? Мне полагалось так: когда приходит определённое время, думаю всем нам полагается. Отцы носители вируса смерти, и сыновья заражены… и, чтобы инфекция была неизлечимой, Смерть в своём коварстве подстроила так, чтобы отец и сын были прекрасными друг для друга, как мужчина и женщина… о, Готфрид, да, конечно ты прекрасен для меня, но я умираю… я хочу пройти через это настолько честно как только могу, а твоё бессмертие разрывает мне сердце—неужто ты не видишь почему я хочу разрушить <text:s/>это, о эту</text:span><text:span text:style-name="T351"> глупую чистоту</text:span><text:span text:style-name="T2036"> в твоих глазах… когда я вижу тебя на утренних и вечерних построениях, таким открытым, таким готовым вобрать мою болезнь и дать приют ей, приютить внутри твоей ни о чём не ведающей любви….</text:span></text:p>
      <text:p text:style-name="P502">– <text:span text:style-name="T2037">Твоей любви,</text:span>– <text:span text:style-name="T2037">он несколько раз кивает. Но глаза его слишком опасно расставлены между словами, безвозвратно остолбенелые вдали от настоящего Готфрида, вдали от слабого, от неудачных реальных запахов дыхания, за барьерами неподатливыми и ясными как лёд, и безнадёжными как бесповоротное течение Европейского времени….</text:span></text:p>
      <text:p text:style-name="P503">– <text:span text:style-name="T2038">Я хочу вырваться</text:span>—<text:span text:style-name="T2038">разорвать этот цикл заражения и смерти, я хочу быть принятым в любовь: принятым так что ты и я, и смерть, и жизнь, соберутся неразрывно, в сиянии которым мы стали бы….</text:span></text:p>
      <text:p text:style-name="P550">Готфрид стоит на коленях, немо, в ожидании. <text:span text:style-name="T352">Блисеро смотрит на него</text:span><text:span text:style-name="T2039">. Глубоко: лицо белее, чем юноша когда-либо видел его. Сырой весенний ветер бьёт по брезенту их палатки. Близится закат. Через минуту Блисеро выходить для принятия вечерних докладов. Его руки рядом с горкой сигаретных окурков в подносе из столовой. Ео близорукие ведьмацкие глаза, сквозь толстые линзы, возможно смотрят в Готфридовы в самый первый раз. Готфрид не может отвести </text:span><text:soft-page-break/><text:span text:style-name="T2039">взгляд. Он знает, как-то, не до конца, что должен принять решение… что Блисеро ждёт чего-то от него… но Блисеро всегда принимал решения. </text:span><text:span text:style-name="T352">Почему он вдруг спрашивает</text:span><text:span text:style-name="T2039">….</text:span></text:p>
      <text:p text:style-name="P551">На этом-то всё и держится. Коридоры рутины, <text:span text:style-name="T2040">всё ещё достаточно обоснованной, всё ещё гонящей на стадом через время… железные ракеты ждут снаружи… родильный вскрик последней весны сорвался через залитые дождём мили Саксонии, обочины шоссе усеяны последними конвертами, разобранными запчастями, заклинившими подшипниками, гниющими носками и кальсонами отдающие уже грибком и грязью. Если здесь остаётся ещё надежда для Готфрида, в этот хлещущий ветром момент, значит где-то ещё есть надежда. Сама по себе, сцена должна читаться как гадальная карта: что будет. Что бы ни случилось с тех пор с фигурами в ней обозначенными (начерно обрисованными заеложенно белым, армейским серым, сдержанно как набросок на разрушенной стене) она сохранилась, хотя без названия и, как и Шут, не имеет общепризнанного значения в колоде.</text:span></text:p>
      <text:p text:style-name="P551"><draw:frame draw:style-name="fr1" draw:name="Image11" text:anchor-type="paragraph" svg:width="6.9252in" svg:height="0.3661in" draw:z-index="10"><draw:image xlink:href="Pictures/1000000000000B720000009B428C9716555D8079.png" xlink:type="simple" xlink:show="embed" xlink:actuate="onLoad" loext:mime-type="image/png"/></draw:frame></text:p>
      <text:p text:style-name="P552">Вот <text:span text:style-name="T2044">он</text:span> Енцин, гонит свою новенькую ракету сквозь ночь. <text:span text:style-name="T2041">Когда идёт дождь, когда туман сгустится, прежде чем охрана успеет как надо укрыть брезентом, лоснящаяся кожа ракеты с виду явно <text:s/>становится цвета тёмного шифера. Наверно, всё таки, перед самым пуском её покрасят чёрным. </text:span></text:p>
      <text:p text:style-name="P553">Это 00001, <text:span text:style-name="T2042">вторая в своей серии.</text:span></text:p>
      <text:p text:style-name="P555">Русские репродукторы через Эльбу обращались к тебе. <text:span text:style-name="T2043">Американские слухи приходили потрепаться у костров и вызывали, на фоне твоих надежд, жёлтые Американские пустыни, Красных Индейцев, синее небо, зелёные кактусы. Как относился к старушке Ракете? Не сейчас, когда она обеспечивает тебя надёжной работой, а тогда давно—ты хоть помнишь каково это было выкатывать их вручную, дюжина вас в то утро, почётный караул в простом приложении ваших тел к её инерции… все ваши лица тонут в одинаковом самозабвенном выражении—муары личности всё мягче, мягче, каждая волна прибоя чуть не в фокусе покуда все превратились в неуловимые градации облака—вся ненависть, вся любовь, смыты <text:s/>на краткое расстояние, что вы должны протолкать её по зимнему уступу над водами, стареющие мужчины вс полами пальто хлещущими о голенища ваших сапог, дыхания белыми струйками разбиваются <text:s/>в клубы как волны у вас за спиной…. Куда все вы уйдёте? В какие империи, какие пустыни? Вы ласкали её тело, звериное, морозящее сквозь ваши перчатки, тут все вместе без стыда или скрытности вы двенадцать боролись, в любви, на этом Балтийском берегу—не Пенемюнде возможно, не официальное Пенемюнде… но однажды, годы тому назад… юноши в белых рубашках, тёмных жилетах и шапках… на каком-то пляже, детского курорта, когда вы были моложе… на Испытательной Платформе VII снимок, наконец, вы не могли оставить—ветер пах солью и умиранием, звук зимнего прибоя, предчувствие дождя что ощущали вы затылками, шевелилось в остриженных волосах … На Испытательной Платформе VII, на святом месте.</text:span></text:p>
      <text:p text:style-name="P556">Но молодые люди все постарели и мало осталось цвета в этой сцене… <text:span text:style-name="T2045">они выталкивают на солнце, слепящий свет застал их жмурящимися в ухмылках, яркий тут как утренняя смена на заводе Сименс с кентаврами в схватке высоко на стене, часы без цифр, поскрипывание велосипедов, ведёрки с обедами, сумки с обедами и опущенные лица натруженных послушных долгу потоков мужчин и женщин к тёмным входам… это напоминает Дагерротип заснятый в раннем Ракетен-Штадте забытым фотографом в 1856: тот снимок, что фактически, убил его—он умер неделю спустя от отравления ртутью надышавшись парами нагретого металла в своей студии… ну, у него была привычка к парам ртути в умеренных дозах, он чувствовал это как-то идёт на пользу его мозгам, и это могло стать основанием для фотографий подобных «Der Raketen-Stadt»: она представляет, с высоты топографически невозможной в Германии, церемониальный Город, в четырёхкратной симметрии, как и ожидалось, сверхъестественная </text:span><text:soft-page-break/><text:span text:style-name="T2045">чёткость всех линий и оттенков архитектурных и людских, построенный в мандальной форме как деревня Иреро, над головой великолепнейшее небо, мрамор доведённый до буйства белой лавины и свечения… похоже строительство, или разрушение, проводится в различных частях Города, потому что ничто не остаётся одинаковым, мы можем различить капельки пота на тёмных шеях рабочих проталкивающихся вниз в погреба с асфальтовой отмосткой… мешок цемента лопнул и его отдельные крупицы зависли на свету… Город будет постоянно меняться, новые отпечатки шин в пыли, новые обёртки сигарет в мусоре… инженерные изменения в Ракете создают новые пути обеспечения, новые упорядочивания жизни, отражающиеся в густоте дорожного движения рассматриваемого с этой необычайной высоты—и врпямь существуют таблицы Функций, что увязывают такие Градо-</text:span><text:span text:style-name="T1690">перемены с Ракето-</text:span><text:span text:style-name="T1691">модификациями: </text:span><text:span text:style-name="T1692">не более чем производные, вообще-то, </text:span><text:span text:style-name="T1693">от приёмов, с помощью которых </text:span><text:span text:style-name="T1694">Констанс Бабингтон-Смит и </text:span><text:span text:style-name="T1695">её коллега Р.А.Ф. Медменхэм </text:span><text:span text:style-name="T1696">раскрыли Ракету по развед-аэроснимкам <text:s/>1943-</text:span><text:span text:style-name="T1697">го над Пенемюнде. </text:span></text:p>
      <text:p text:style-name="P557"><text:span text:style-name="T1697">Н</text:span><text:span text:style-name="T1669">о вспомни, любили </text:span><text:span text:style-name="T1698">ли вы </text:span><text:span text:style-name="T1669">это. </text:span><text:span text:style-name="T1698">Если да, </text:span><text:span text:style-name="T1699">то </text:span><text:span text:style-name="T1698">как вы это любили. </text:span><text:span text:style-name="T1699">И насколько—</text:span><text:span text:style-name="T1700">ведь вы привыкли спрашивать «насколько», </text:span><text:span text:style-name="T1701">привыкли измерять, сравнивать замеры, </text:span><text:span text:style-name="T1702">вставлять их в формулы для определения <text:s/>сколько бол</text:span><text:span text:style-name="T1703">ь</text:span><text:span text:style-name="T1702">ше</text:span><text:span text:style-name="T1700">, <text:s/></text:span><text:span text:style-name="T1703">сколько чего, сколько когда… </text:span><text:span text:style-name="T1704">а здесь в вашем общем движении к морю </text:span><text:span text:style-name="T1705">чувствуй сколько хочешь </text:span><text:span text:style-name="T1706">ту тёмную двусмысленную любовь, которая ещё и стыд, </text:span><text:span text:style-name="T1707">бравада, инженерская геополитика—«</text:span><text:span text:style-name="T1708">сферы влияния» св</text:span><text:span text:style-name="T1709">е</text:span><text:span text:style-name="T1708">дённые к </text:span><text:span text:style-name="T1709">торусам радиуса действия Ракеты, </text:span><text:span text:style-name="T1710">что параболичны в сечении…</text:span></text:p>
      <text:p text:style-name="P558"><text:span text:style-name="T1711">...не, как могло бы нам представляться, ограничены снизу линией Земли «</text:span><text:span text:style-name="T1712">с которой поднимается» и Земли «в которую ударяет» </text:span><text:span text:style-name="T1713">Но Ведь Ты В Самом Деле Не Думал Что Так Правда Же </text:span><text:span text:style-name="T1714">Конечно Она Начинается Неизмеримо Под Землёй </text:span><text:span text:style-name="T1715">И Уходит Неизмеримо Обратно В Землю </text:span><text:span text:style-name="T1716">нам позволено видеть всего лишь пик, отрыв от </text:span><text:span text:style-name="T1717">поверхности, из другого молчащего мира, </text:span><text:span text:style-name="T1718">резко (реактивный самолёт срывающийся в сверхзвуковую скорость, через сколько-то лет космический крпаль срывающийся в сверхсветовую) </text:span><text:span text:style-name="T1719">Помни Пароль В Зоне На Этой Неделе </text:span><text:span text:style-name="T1720">Б</text:span><text:span text:style-name="T1719">ЫСТРЕЕ</text:span><text:span text:style-name="T1685">—</text:span><text:span text:style-name="T1720">Ч</text:span><text:span text:style-name="T1719">ЕМ </text:span><text:span text:style-name="T1720">С</text:span><text:span text:style-name="T1719">ВЕРХСВЕТОВАЯ По Ходу Голос Ускоряется В Разы</text:span><text:span text:style-name="T1685">—</text:span><text:span text:style-name="T1720">Линейные Исключения Лишь Для Случаев Жалоб На Верхние Дыхательные, </text:span><text:span text:style-name="T1721">на каждом из «концов», пойми, </text:span><text:span text:style-name="T1722">огромная передача энергии: </text:span><text:span text:style-name="T1723">прорыв вверх в этот мир, </text:span><text:span text:style-name="T1724">в контролируемое горение</text:span><text:span text:style-name="T1685">—</text:span><text:span text:style-name="T1725">прорыв вниз снова, </text:span><text:span text:style-name="T1726">неконтролируемый взрыв… </text:span><text:span text:style-name="T1727">это отсутствие симметрии ведё</text:span><text:span text:style-name="T1730">т</text:span><text:span text:style-name="T1727"> к предположению </text:span><text:span text:style-name="T1728">о наличии, подобно Эфиру, </text:span><text:span text:style-name="T1729">потоков во времени, подобных потокам Эфира в прост</text:span><text:span text:style-name="T1730">р</text:span><text:span text:style-name="T1729">анстве. </text:span><text:span text:style-name="T1731">Предположение Вакуума во времени вело к обособлению нас друг от друга. </text:span><text:span text:style-name="T1732">Но море Эфира несущее нас из-мира-в-мир может вернуть нас к неразрывности, </text:span><text:span text:style-name="T1733">открыть нам более благоприятную вселенную, более вольную….</text:span></text:p>
      <text:p text:style-name="P559"><text:span text:style-name="T1733">Т</text:span><text:span text:style-name="T1669">ак что да да, тут покатила схоластика, космология состояний Ракеты… </text:span><text:span text:style-name="T1734">это Ракета уводит на такой путь</text:span><text:span text:style-name="T1685">—</text:span><text:span text:style-name="T1735">из всех прочих</text:span><text:span text:style-name="T1685">—</text:span><text:span text:style-name="T1736">мимо этих видимых извивов змея, что </text:span><text:span text:style-name="T1737">всхлёстываются </text:span><text:span text:style-name="T1738">над поверхностью Земли радужным светом, </text:span><text:span text:style-name="T1739">в стальных судорогах… </text:span><text:span text:style-name="T1740">эти шторма, это всё в недрах Земли о чём нам никогда не говорилось… </text:span><text:span text:style-name="T1741">мимо них, через стремительность, </text:span><text:span text:style-name="T1742">в исчисляемый космос, </text:span><text:span text:style-name="T1743">причудливый обшитый панелями коричневого дерева, Викторианский </text:span><text:span text:style-name="T1744">вид Войны Мозгов, как между кватернионами и векторным анализом в 1880-е</text:span><text:span text:style-name="T1685">—</text:span><text:span text:style-name="T1745">ностальгия по Эфиру, серебряным, маятниковым, </text:span><text:span text:style-name="T1736"><text:s/></text:span><text:span text:style-name="T1746">камне-основанным, </text:span><text:span text:style-name="T1747">исчечено-латунным, филигранным, элегантно функциональным </text:span><text:span text:style-name="T1748">формам наших дедушек. </text:span><text:span text:style-name="T1749">Со всеми оттенками сепии, разумеется. </text:span><text:span text:style-name="T1750">Но Ракета должна быть множеством всего, </text:span><text:span text:style-name="T1751">должна </text:span><text:span text:style-name="T1752">с</text:span><text:span text:style-name="T1751">оответствовать </text:span><text:span text:style-name="T1752">всевозможным формам в снах тех, кто входил в контакт с нею</text:span><text:span text:style-name="T1685">—</text:span><text:span text:style-name="T1753">в бою, в туннеле, на бумаге</text:span><text:span text:style-name="T1685">—</text:span><text:span text:style-name="T1754">она должна выстоять перед ересями сияющей, не сбиваемой с толку… </text:span><text:span text:style-name="T1755">а еретики непременно будут: </text:span><text:span text:style-name="T1756">Гностики </text:span><text:span text:style-name="T1757">притянутые порывом ветра и огня в палаты Ракето-трона… </text:span><text:span text:style-name="T1758">Каббалисты, что изучают Ракету словно Тору, </text:span><text:span text:style-name="T1759">букву за буквой</text:span><text:span text:style-name="T1685">—</text:span><text:span text:style-name="T1760">заклёпк</text:span><text:span text:style-name="T1761">и</text:span><text:span text:style-name="T1760">, чаша горел</text:span><text:span text:style-name="T1761">ки и латунная роза</text:span><text:span text:style-name="T1760">, </text:span><text:span text:style-name="T1762">её текст для их перестановок и изыскания новых откровений, </text:span><text:span text:style-name="T1763">непрестанно раскрывающихся всё дальше и дальше… </text:span><text:span text:style-name="T1764">Манихейцы, различающие две Ракеты, добра и зла, </text:span><text:span text:style-name="T1765">что говорят вместе священной идиолалией</text:span><text:span text:style-name="T1760"> </text:span><text:span text:style-name="T1765">Первобытных Близнецов </text:span><text:span text:style-name="T1766">(некоторые утверждают что их имена Енцин и Блисеро) </text:span><text:span text:style-name="T1767">про добрую Ракету, что </text:span><text:span text:style-name="T1768">понесёт</text:span><text:span text:style-name="T1767"> нас </text:span><text:span text:style-name="T1768">к звёздам, и про злую Ракету для самоубийства Мира, </text:span><text:span text:style-name="T1769">обе в вечной борьбе.</text:span></text:p>
      <text:p text:style-name="P560"><text:soft-page-break/><text:span text:style-name="T1769">Н</text:span><text:span text:style-name="T1669">о еретики эти будут отыскиваться и </text:span><text:span text:style-name="T1770">владычество молчания расти с падением каждого из них… </text:span><text:span text:style-name="T1771">их </text:span><text:span text:style-name="T1682">всех</text:span><text:span text:style-name="T1771"> отыщут. </text:span><text:span text:style-name="T1772">Для каждого будет его персональная Ракета. </text:span><text:span text:style-name="T1773">В её программу отыскания цели буд</text:span><text:span text:style-name="T1774">у</text:span><text:span text:style-name="T1773">т загружен</text:span><text:span text:style-name="T1774">ы</text:span><text:span text:style-name="T1773"> его </text:span><text:span text:style-name="T1774">ЭЭГ, </text:span><text:span text:style-name="T1775">всплески и шумы его </text:span><text:span text:style-name="T1776">пульса, призрачные </text:span><text:span text:style-name="T1777">цветы личного инфракрасного, </text:span><text:span text:style-name="T1778">каждая Ракета будет знать своего предназначенного и охотиться за ним, </text:span><text:span text:style-name="T1779">преследовать его зелёно-лакированная и молчаливая охотничья собака, </text:span><text:span text:style-name="T1780">по нашему Миру, </text:span><text:span text:style-name="T1781">блестящая и заострённая в небе за его спиной, </text:span><text:span text:style-name="T1782">его хранитель-палач мчащий следом, мчащий </text:span><text:span text:style-name="T1683">всё ближе….</text:span></text:p>
      <text:p text:style-name="P590">Задачи таковы. <text:span text:style-name="T2046">Проехать по железной дороге, чьи рельсы могут внезапно оборваться на речном берегу или в сожжённом депо, по дорогам, чьи даже грунтовые альтернативы патрулируются теперь Русскими, Британскими и Американскими войсками в ужесточающейся оккупации, страх зимы обесцвечивает людей в растущий формализм, в сбрую Бдительности, которую они игнорировали во время лета, в неуклонное следование бумажным требованиям теперь, когда цвета деревьев и кустов начинают меняться, когда пурпур выстирывается из долгих миль вереска, а ночи наступают раньше. Приходится попадать в дожди начальной Девы: дети которые украдкой примкнули к переходу несмотря на все приказы, теперь слегли с кашлями и температурой, сопят по ночам, хриплые голоски из слишком просторных кителей формы. Заваривать им чай из укропа, буковицы, шиповника, подсолнухов, листьев просвирика—воровать сульфамидные препараты и пенициллин. Стараться не поднять пыли, когда солнце просушит колеи и кроны к полудню опять. <text:s/>Ночевать в полях. Прятать секции ракеты в стогах сена, за единственной уцелевшей стеной железнодорожного склада, среди мокрых ив вдоль русла реки. Рассыпаться при малейшей тревоге, а часто и так, просто для тренировки—течь словно сеть, вниз из Гарца, вверх по оврагам, спать в сухо остекленелых местах брошенных курортов (официальная боль, официальная смерть смотрит всю ночь из фарфоровых глаз статуй) окапываться в периметрах ночлега, в запахах сосновой хвои растёртой сапогами и лопатами…. Не разувериться, что это не переход в данном случае, и не борьба, но вправду Судьба, что 00001 вскальзывает как смазанный болт в принимающую систему железной дороги подготовленной в минувшую весну, коммуникации разрушены лишь с виду, всё тщательно подготовлено Войной, специальными приёмами бомбардировки, чтобы принять эту самую машинизированную технику, Ракету—Ракету, этот самый уажсный потенциал бомбардировки…</text:span></text:p>
      <text:p text:style-name="P591">00001 перевозится разобранной, <text:s/>секциям<text:span text:style-name="T2047">и—боеголовка, управление, баки горючего и окислителя, хвостовая секция. Если смогут доставить к месту пуска, придётся собирать там. </text:span></text:p>
      <text:p text:style-name="P592">– <text:span text:style-name="T2048">Покажи мне общество, что ни разу не говорило «я создано среди людей»,</text:span>– <text:s/><text:span text:style-name="T2048">Кристиан шагает с Енциным в полях повыше привала,</text:span>– «<text:span text:style-name="T2048">чтобы защитить каждого из вас от насилия, дать убежище в час катастрофы», но Енцин, какая там защита? Что может защитить нас от этого?</text:span>– <text:span text:style-name="T2049">указывает в долину на жёлто-серые сети маскировки, рентгеноглазые для единственно этого путешествия, видят насквозь….</text:span></text:p>
      <text:p text:style-name="P610">Енцин и молодой человек как-то втянулись в эти затяжные прогулки. Никакого умысла ни с одной стороны. Так и возникает преемственность? Каждый начеку. Но уже нет прежних неловких молчаний. Никакого соперничества.</text:p>
      <text:p text:style-name="P593">– <text:span text:style-name="T2050">Это приходит как Откровение. Показывает, что никакое общество не может защитить, никогда не могло</text:span>—<text:span text:style-name="T2051">такая же глупость как щиты из бумаги….</text:span>— <text:span text:style-name="T2052">Он должен пересказать Кристиану всё, что знает, всё о чём подозревает или мечтал. Не выдавая ничего за истину. Но он не должен ничего сохранить для себя. <text:s/>Нет ничего своего для хранения. «Они лгали нам. Им не под силу не дать нам умереть, значит они лгали про смерь. Взаимодействующая система вранья. Что хоть когда-нибудь Они дали нам взамен веры, любви</text:span>—<text:span text:style-name="T2053">Они лишь говорят «любовь»</text:span>—<text:span text:style-name="T2053">и за это мы должники Их? Разве могут Они уберечь нас хотя бы от простуды? От вшей, от одиночества? Хот от </text:span><text:span text:style-name="T353">чего-нибудь</text:span><text:span text:style-name="T2053">? До Ракеты мы верили, потому что этого хотели. Но Ракета может грянуть, с неба, в любую заданную точку. Не осталось безопасных мест. Мы не можем верить Им больше. Нет, если мы ещё в своём уме и любим истину.</text:span></text:p>
      <text:p text:style-name="P594"><text:soft-page-break/>– <text:span text:style-name="T2054">Сходится,</text:span>–<text:span text:style-name="T2054"> кивает Кристиан.</text:span>– <text:span text:style-name="T2054">Это про нас.</text:span>– <text:span text:style-name="T2054">Он не взглядывает на Енцина для подтверждения, при этом.</text:span></text:p>
      <text:p text:style-name="P594">– <text:span text:style-name="T2054">Да.</text:span></text:p>
      <text:p text:style-name="P594">– <text:span text:style-name="T2054">Тогда… в отсутствие веры…</text:span></text:p>
      <text:p text:style-name="P607">В одну из ночей, под дождём, их лагерь-корраль остановился на ночёвку в брошенном исследовательском центре, <text:span text:style-name="T2055">где Немцы, под конец войны, разрабатывали звуко-смерть. Высокие параболоиды из бетона расставлены, белые и монолитные, на равнине. Идея в том, чтобы устраивать взрыв перед параболоидом в точке фокуса. Бетонное зеркало отразит затем взрывную волну уничтожить всё на своём пути. Тысячи морских свинок, собак и коров были экспериментально взорваны тут насмерть—кипы данных о кривой смертности собраны. Но проект оказался дохлым номером. <text:s/>Хорош лишь на близком расстоянии, и ты быстро достигаешь точки спада, где количество необходимой взрывчатки можно применить и по другому. Туман, ветер, едва заметные складки или выступы в местности, что угодно отклоняющееся от идеальных условий, могло разрушить смертоносную форму взрывной волны. Однако, Енцин может представить войну, место их применения,– пустыня. Замани врага в пустыню. Калахари. Дождись когда не будет ветра».</text:span></text:p>
      <text:p text:style-name="P595">– <text:span text:style-name="T2056">Кто станет воевать за пустыню?</text:span>– <text:span text:style-name="T2056">хочет знать Катье. На ней зелёный дождевик с капюшоном, по виду был бы велик даже Енцину.</text:span></text:p>
      <text:p text:style-name="P608">Кристиан сидит на корточках глядя вверх на <text:span text:style-name="T2057">бледную дугу рефлектора, у основания которого они собрались, в дождь, курят вместе, на минуту отделившись от перехода,– «не за. Он говорит ‘в’»</text:span></text:p>
      <text:p text:style-name="P609">Впоследствие меньше хлопот, если исправляешь Тексты <text:span text:style-name="T2058">как только они <text:s/>произнесены. «Спасибо»,– <text:s/>грит Оберст Енцин.</text:span></text:p>
      <text:p text:style-name="P611">Метров за сто дальше, ссутулившись в другом параболоиде, за ними наблюдает <text:span text:style-name="T2059">толстый ребёнок в серой куртке танкиста. Из его кармана выглядывают пара залохмаченных ярких глазка. Это толстый Людвиг и его пропажа, лемминг Урсула—он нашёл её наконец, всё таки, и не смотря ни на что. Около недели они тащились за переходом, чуть за пределами видимости, следуя за Африканцами день ото дня… среди деревьев поверх привалов, у края костров по ночам, Людвиг тут, смотрит… накапливает данные, или условия уравнения… мальчуган и его лемминг, гуляют осмотреться в Зоне. В основном насмотрелся много жевательной резинки, и много иностранного хуя. А как её перебиться беззаботному ребёнку посреди Зоне в эти дни? Урсула сбереглась. Людвиг угодил в судьбину горше <text:s/>смерти и нашёл, что можно договариваться. Так что не вссе лемминги бросаются со скалы, и не все детишки уберегаются от того, чтобы свернуться калачиком в доходном грехе. Ожидать чего-то большего, или меньшего, от Зоны, значит переть против условий Сотворения.</text:span></text:p>
      <text:p text:style-name="P612">Когда Енцин <text:span text:style-name="T2060">едет </text:span>в передней машине <text:span text:style-name="T2060">у него привычка уноситься в мечты, неважно болтает водитель или нет. Ночью, фары не включены, туман достаточно крупный чтобы моросить, или время от времени тереться как мокрый шёлковый шарф об лицо, внутри и снаружи одна и та же температура и темень, похожие балансы позволяют ему дрейфовать на грани пробуждения. Руки-ноги упираются как у перевёрнутого жука в резиново-стеклянистую поверхность-натяжение между обоими уровнями, увязая в ней, в ласке сна кисти и ступн становятся сверхчувствительными, хорошая, по-домашнему, дрёма без горизонтальности. Мотор краденного грузовика приглушён старыми матрасами увязанными на капот. Генрик Заяц, за рулём, держит опытный глаз на датчике температуры. Его зовут «Зайцем», потому что он никогда не понимает порученного как надо, как в старинной истории Иреро. Так вымирает почтительность. </text:span></text:p>
      <text:p text:style-name="P613"><text:span text:style-name="T2061">Фигура возникает на дороге, фонарь кружит медленно. Енцин отстёгивает слюдяное окошко, свешивается в тяжкий туман и восклицает «быстрей, чем скорость света». <text:s/>Фигура машет проезжать. Но на последнем краю взгляда обернувшегося назад Енцина, в отсвете фонаря </text:span><text:soft-page-break/><text:span text:style-name="T354">изморось облепляет чёрное лицо крупными каплищами, </text:span><text:span text:style-name="T2062">так вода пристаёт к чёрному гриму, но не <text:s/>к Иреро коже—</text:span></text:p>
      <text:p text:style-name="P596">– <text:span text:style-name="T2063">Получится тут развернуться?</text:span>– <text:span text:style-name="T2063">Откосы обочин коварны, и они оба знают это. Позади, со стороны лагеря линия плавно-волнистой равнины полыхнула гулкой абрикосовой вспышкой.</text:span></text:p>
      <text:p text:style-name="P597">– <text:span text:style-name="T2064">Блядь,</text:span>– <text:span text:style-name="T2065">Генрик Заяц врубает заднюю, ожидая приказов Енцина, пока они медленно едут задом-напрёд. Тот с фонарём мог быть просто разведчиком, возможно вражеских скоплений нет на мили вокруг. Но</text:span>—</text:p>
      <text:p text:style-name="P598">– <text:span text:style-name="T2066">Тут.</text:span>– <text:span text:style-name="T2066">Возле дороги тело навзничь. Это Мечислав Омузире с тяжёлым ранением головы.</text:span>– <text:span text:style-name="T2067">Заберём его, давай.</text:span>– <text:span text:style-name="T2067">Они поднимают его в кузов фырчащего грузовика, пиркрывают до половины. Нет времени проверять насколько он плох. Чернолицый часовой исчез вовсе. Со стороны куда они едут на задней скорости доносится сухой треск автоматных очередей.</text:span></text:p>
      <text:p text:style-name="P599">– <text:span text:style-name="T2068">Там так и ехать туда </text:span><text:span text:style-name="T355">задом</text:span><text:span text:style-name="T2068">?</text:span></text:p>
      <text:p text:style-name="P600">– <text:span text:style-name="T2069">Миномётный огонь был?</text:span></text:p>
      <text:p text:style-name="P600">– <text:s/><text:span text:style-name="T2069">После стрельбы? Нет.</text:span></text:p>
      <text:p text:style-name="P601">– <text:span text:style-name="T2070">Андреас, значит справился.</text:span></text:p>
      <text:p text:style-name="P602">– <text:s/><text:span text:style-name="T2071">О, с ними всё будет в порядке, Нгуарореруе. Я беспокоюсь про </text:span><text:span text:style-name="T356">нас</text:span><text:span text:style-name="T2071">.</text:span></text:p>
      <text:p text:style-name="P614">Орут<text:span text:style-name="T2089">й</text:span>ене убит. Окандио, Екори, Омузире ранены, <text:span text:style-name="T2074">состояние Екори критическое. Нападали белые.</text:span></text:p>
      <text:p text:style-name="P603">– <text:span text:style-name="T2072">Сколько.</text:span></text:p>
      <text:p text:style-name="P604">– <text:span text:style-name="T2073">С дюжину, наверное.</text:span></text:p>
      <text:p text:style-name="P605">– <text:span text:style-name="T2074">Мы не можем рассчитывать на безопасный периметр,</text:span>– <text:span text:style-name="T2075">сине-белый фонарик разливает эллипс-в-параболу по вздрагивающей карте,</text:span>– <text:span text:style-name="T2076">до Брауншвига. Если он ещё там.</text:span>– Дождь<text:span text:style-name="T2077"> бьёт по карте громкими шлепками.</text:span></text:p>
      <text:p text:style-name="P606">– <text:span text:style-name="T2078">Где железная дорога?</text:span>– <text:span text:style-name="T2078">вставляет Кристиан. Ему достаётся заинтересованный взгляд от Андреаса. Это у всех. Тут повальный интерес в последнее время. Железная дорога в 6 или 7 милях к северо-западу.</text:span></text:p>
      <text:p text:style-name="P697">Люди подходят свалить свои пожитки рядом с тягачом-подъёмником ракеты. <text:span text:style-name="T2079">Валят молодые деревца, каждый удар громок и гулок… сооружается каркас, скатки одежды, кастрюли и чайники подкладываются тут и там под длинный брезент между гнуто-деревцовыми ребро-обручами, симулируя части ракеты. Андреас командует: «Все кто кто пойдёт с макетом собраться у телеги с кухней»,– роется по карманам за своим списком. Отвлекающий переход направится к северу, не слишком крутая перемена курса—остальные свернут на восток, обратно кв сторону Русской Армии. Если они хорошо приблизятся, Американским и Британским войскам придётя осторожничать. Возможно получится пройти вдоль интерфейса, как в скольжении по краю грозового фронта… до конца между армиями Востока и Запада.</text:span></text:p>
      <text:p text:style-name="P697"><text:span text:style-name="T2080">Андреас сидит болтая ногами и бьёт в задний борт </text:span><text:span text:style-name="T357">бам… бам</text:span><text:span text:style-name="T2080">… сигнал к выступлению. Енцин вопросительно смотрит вверх. Андреас хочет сказать что-то. Наконец: «Кристиан идёт с тобой, значит?»</text:span></text:p>
      <text:p text:style-name="P698">– <text:span text:style-name="T2081">И что?</text:span>– <text:span text:style-name="T2081">Помаргивает из-под бровей в капельках дождя.</text:span>– <text:span text:style-name="T2081">О, ради Бога, Андреас.</text:span></text:p>
      <text:p text:style-name="P698">– <text:span text:style-name="T2081">А? Отводящим тоже ведь надо прорваться, верно?</text:span></text:p>
      <text:p text:style-name="P699">– <text:span text:style-name="T2082">Слушай, бери его с собой, если хочешь.</text:span></text:p>
      <text:p text:style-name="P700">– <text:span text:style-name="T2083">Я просто хотел узнать,</text:span>– <text:span text:style-name="T2083">Андреас пожимает плечами,</text:span>– <text:span text:style-name="T2084">на чём остановились.</text:span></text:p>
      <text:p text:style-name="P701">– <text:span text:style-name="T2085">Мог бы меня спросить. Ни на чём не «останавливались».</text:span></text:p>
      <text:p text:style-name="P707">Енцин опускается на колени и начинает поднимать увесистое железо заднего борта. <text:span text:style-name="T2086">Он <text:s/>знает до чего фальшиво это смотрится. Кто поверит, что он всем сердцем хочет быть одним из них, множественного Смирения, лишённого сна, открытого смерти, боли по всей Зоне? <text:s/>Отвергнутые, которых он любит, зная, что никогда не сможет стать одним из них…. Цепи тарахтят над ним. Когда край борта вровень с его подбородком, он взглядывает вверх в глаза Андреаса. Руки напряжены. Боль в локтях. Это жертвоприношение. Он хочет спросить, Сколько </text:span><text:soft-page-break/><text:span text:style-name="T2086">ещё остальных списали меня? Есть ещё судьба к которой только меня держали слепым? Но привычки не сдаются, в их жизни. Он с трудом поднимается на ноги, молча, подтягивая мёртвый <text:s/>груз, захлопывая на место. Вместе, они продвигают болты в каждом углу. «Там встретимся»,– Енцин машет, и отворачивается. Он глотает Германский дезоксиэфедрин, затем забрасывает в рот плитку жевательной резинки. Скорость заставляет зубы пробуксовывать, резинка жуётся буксующими зубами, жевание резинки это техника разработанная женщинами за время минувшей войны, чтобы сдерживать плач. Не то, что ему хочется плакать от расставания. Ему хочется заплакать по самому себе: о <text:s/>том, что должно, как все они верят, случиться с ним. Чем больше они в это верят, тем больше шансов, что так и будет. Его народ хочет его уничтожить, если получится….</text:span></text:p>
      <text:p text:style-name="P708">Чвак, чвак, ммм, добрый вечер дамы, красиво получилось это плетение Любика, как голова Мечислава, <text:span text:style-name="T2087">могу поспорить они ошалели, как увидали, что пули </text:span><text:span text:style-name="T359">рекошет</text:span><text:span text:style-name="T360">ят</text:span><text:span text:style-name="T359"> </text:span><text:span text:style-name="T358">от неё</text:span><text:span text:style-name="T2087">! хех-хех, чвак, чвак, привет «Искры» (Озохаде), что-нибудь слышно из Гамбурга про жидкий кислород, чёртов Оуруру, что он молчит-то, пусть бы поторопился, не то заморимся прятаться пока он—о, блядь, а </text:span><text:span text:style-name="T358">это</text:span><text:span text:style-name="T2087"> тут кто— </text:span></text:p>
      <text:p text:style-name="P709">Это Джозеф Омбигди, вот кто, <text:span text:style-name="T2088">предводитель Пустых. Но пока он перестал улыбаться, целых пару секунд, Енцин думал это дух Орутйене. «Говорят ребёнок Окандио тоже убит».</text:span></text:p>
      <text:p text:style-name="P702">– <text:span text:style-name="T2090">Зря говорят.</text:span>– <text:span text:style-name="T2090">Чвак.</text:span></text:p>
      <text:p text:style-name="P702">– <text:span text:style-name="T2090">Она была моей первой попыткой не допустить рождения.</text:span></text:p>
      <text:p text:style-name="P703">– <text:span text:style-name="T2090">Тогда ты до смерти заинтересованное лицо,</text:span>– <text:span text:style-name="T2091">чвак, чввак. О знает, что это не так, но <text:s/>этот человек его раздражает.</text:span></text:p>
      <text:p text:style-name="P704">– <text:span text:style-name="T2092">Самоубийство это свобода доступная даже самым приниженным. Но ты отказал бы в этой свободе людям.</text:span></text:p>
      <text:p text:style-name="P705">– <text:span text:style-name="T2093">Хватит идеологии. Скажи-ка лучше, когда твой друг Оуруру собирается выкатить генератор ЖК. Или меня ждёт милый сюрприз в Гамбурге.</text:span></text:p>
      <text:p text:style-name="P706">– <text:span text:style-name="T2094">Хорошо, хватит идеологии. Ты бы отказал своему народу в свободе, которая <text:s/></text:span><text:span text:style-name="T361">тебя</text:span><text:span text:style-name="T2094"> даже есть, Оберст Нгуарореруе.</text:span>– <text:span text:style-name="T2095">Опять улыбается как призрак человека погибшего этой ночью. Выискивает место, прощупывает что? Что? Хочет сказать этим </text:span><text:span text:style-name="T362">что,</text:span><text:span text:style-name="T2095"> Оберст? Пока не видит усталость в лице Енцина и понимает, что это не подвох. </text:span>– <text:span text:style-name="T2096">Свобода, которую ты скоро можешь получить. Я слышу как душа твоя говорит во сне. Я знаю тебя как никто.</text:span></text:p>
      <text:p text:style-name="P710">Чвак, чвак, о я должен дать ему список <text:span text:style-name="T2097">вахт</text:span>, не так ли. <text:span text:style-name="T2098">О, ну и дурак же я. Да он может выбрать ночную…. «Ты галлюцинация, Омбинди»,– вкладывает столько паники в свой голос, что есл даже не сработает всё равно будет достаточно оскорбительным.– «Я составляю <text:s/>список моих собственных пожеланий смерти, а выходит она на тебя похоже. Уродливей, чем мне даже <text:s/>снилось».– Уделяет ему Улыбку Космонавта на целых 30 секунд, через 10 из которых Омбинди уже отвёл глаза, вспотел, стянул губы, глянул в землю, отвернулся в сторону, посмотрел назад, но Енцин всё длит её, никакой милости сегодня, народ мой, Улыбка Космонавта обращает всё в радиусе мили в цвета обледенелого мороженого ТЕПЕРЬ раз мы все в настроении, почему бы не <text:s/>закрыть батареи крышками, Джуро? Так и есть, рентгеновское зрение, увидел сквозь брезент, запиши это как ещё одно чудо… а ты Власта заступишь на следующую радиовахту, забудь что там стоит в списке, в Гамбург готовились не больше, чем рутинные сообщения, и я хочу знать почему, хочу знать что </text:span><text:span text:style-name="T363">передаётся</text:span><text:span text:style-name="T2098">, когда на вахте люди Омбинди… связь на частоте командования переходом ведётся морзянкой, точками и тире—не выдать и одного голоса. Но радисты клянуться, что могут распознать руку передающего по почерку. Власта одна из лучших его радисток, и она умеет хоошо подделывать почерк большинства людей Омбинди. Так натренирована на всякий случай.</text:span></text:p>
      <text:p text:style-name="P711">Остальные, кто всю дорогу думали <text:span text:style-name="T2099">пойдёт ли Енцин </text:span><text:span text:style-name="T364">вообще</text:span><text:span text:style-name="T2099"> на Омбинди, теперь получили ответ из выражения на его лице и по походке—Так что, не более чем прикосновениями к козырьку своей фуражки, что сигналят План Такой-то-и-Такой-то, люди Омбинди, по тихому, без насилия, </text:span><text:soft-page-break/><text:span text:style-name="T2099">освободены от всех дежурств на сегодня, хотя оружие и боеприпасы при них. Никто и не забирал. Нет причин. Енцин не более уязвим сейчас, чем когда-либо, что случалось не раз. </text:span></text:p>
      <text:p text:style-name="P712">Толстый малыш Людвиг белый светлячок в тумане. <text:span text:style-name="T2100">Игра в том, что он лазутчик большой белой армии, всегда на его фланге, готовы спуститься с холмов по слову от Людвига и размазать чёрных по земле. Но он никогда не позовёт их вниз. Лучше он будет идти с переходом, невидимо. Тут в долинах его не обижают. Их путешествие не включает его. Им есть куда идти. Он чувствует, что должен идти с ними, но отдельно, чужой, не больше или меньше на милости Зоны….</text:span></text:p>
      <text:p text:style-name="P712"><draw:frame draw:style-name="fr1" draw:name="Image12" text:anchor-type="paragraph" svg:width="6.9252in" svg:height="0.3661in" draw:z-index="11"><draw:image xlink:href="Pictures/1000000000000B720000009B428C9716555D8079.png" xlink:type="simple" xlink:show="embed" xlink:actuate="onLoad" loext:mime-type="image/png"/></draw:frame></text:p>
      <text:p text:style-name="P703"/>
      <text:p text:style-name="P700"/>
      <text:p text:style-name="P554"/>
      <text:p text:style-name="P561"/>
      <text:p text:style-name="P263"/>
      <text:p text:style-name="P7">– </text:p>
      <text:p text:style-name="P1">—</text:p>
      <text:p text:style-name="P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5-11T11:02:45.581972027</dc:date>
    <meta:editing-duration>P27DT20H28M7S</meta:editing-duration>
    <meta:editing-cycles>14753</meta:editing-cycles>
    <meta:generator>LibreOffice/6.1.5.2$Linux_X86_64 LibreOffice_project/10$Build-2</meta:generator>
    <meta:document-statistic meta:table-count="1" meta:image-count="12" meta:object-count="0" meta:page-count="80" meta:paragraph-count="826" meta:word-count="42876" meta:character-count="289929" meta:non-whitespace-character-count="247494"/>
  </office:meta>
</office:document-meta>
</file>